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lor_5f_coding_5f_of_5f_notes_5f_in_5f_a_5f_scale" style:display-name="Color_coding_of_notes_in_a_scale" style:family="table">
      <style:table-properties style:width="2.4354in" table:align="left"/>
    </style:style>
    <style:style style:name="Color_5f_coding_5f_of_5f_notes_5f_in_5f_a_5f_scale.A" style:display-name="Color_coding_of_notes_in_a_scale.A" style:family="table-column">
      <style:table-column-properties style:column-width="1.1222in"/>
    </style:style>
    <style:style style:name="Color_5f_coding_5f_of_5f_notes_5f_in_5f_a_5f_scale.B" style:display-name="Color_coding_of_notes_in_a_scale.B" style:family="table-column">
      <style:table-column-properties style:column-width="1.3132in"/>
    </style:style>
    <style:style style:name="Color_5f_coding_5f_of_5f_notes_5f_in_5f_a_5f_scale.A1" style:display-name="Color_coding_of_notes_in_a_scale.A1" style:family="table-cell">
      <style:table-cell-properties fo:padding="0.0382in" fo:border-left="0.05pt solid #000000" fo:border-right="none" fo:border-top="0.05pt solid #000000" fo:border-bottom="0.05pt solid #000000"/>
    </style:style>
    <style:style style:name="Color_5f_coding_5f_of_5f_notes_5f_in_5f_a_5f_scale.B1" style:display-name="Color_coding_of_notes_in_a_scale.B1" style:family="table-cell">
      <style:table-cell-properties fo:padding="0.0382in" fo:border="0.05pt solid #000000"/>
    </style:style>
    <style:style style:name="Color_5f_coding_5f_of_5f_notes_5f_in_5f_a_5f_scale.A2" style:display-name="Color_coding_of_notes_in_a_scale.A2" style:family="table-cell">
      <style:table-cell-properties fo:padding="0.0382in" fo:border-left="0.05pt solid #000000" fo:border-right="none" fo:border-top="none" fo:border-bottom="0.05pt solid #000000"/>
    </style:style>
    <style:style style:name="Color_5f_coding_5f_of_5f_notes_5f_in_5f_a_5f_scale.B2" style:display-name="Color_coding_of_notes_in_a_scale.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b846" officeooo:paragraph-rsid="000ab846"/>
    </style:style>
    <style:style style:name="P2" style:family="paragraph" style:parent-style-name="Standard">
      <style:text-properties officeooo:rsid="000ab846" officeooo:paragraph-rsid="002de032"/>
    </style:style>
    <style:style style:name="P3" style:family="paragraph" style:parent-style-name="Standard">
      <style:text-properties officeooo:rsid="000ab846" officeooo:paragraph-rsid="002e9c9a"/>
    </style:style>
    <style:style style:name="P4" style:family="paragraph" style:parent-style-name="Standard">
      <style:text-properties officeooo:rsid="000ab846" officeooo:paragraph-rsid="00314b5c"/>
    </style:style>
    <style:style style:name="P5" style:family="paragraph" style:parent-style-name="Standard">
      <style:text-properties officeooo:rsid="000ab846" officeooo:paragraph-rsid="0035d123"/>
    </style:style>
    <style:style style:name="P6" style:family="paragraph" style:parent-style-name="Standard">
      <style:text-properties officeooo:rsid="000ab846" officeooo:paragraph-rsid="003ba8b7"/>
    </style:style>
    <style:style style:name="P7" style:family="paragraph" style:parent-style-name="Standard">
      <style:text-properties officeooo:rsid="000ab846" officeooo:paragraph-rsid="008263ca"/>
    </style:style>
    <style:style style:name="P8" style:family="paragraph" style:parent-style-name="Standard">
      <style:text-properties officeooo:rsid="0015eaea" officeooo:paragraph-rsid="000ab846"/>
    </style:style>
    <style:style style:name="P9" style:family="paragraph" style:parent-style-name="Standard">
      <style:text-properties officeooo:rsid="0015eaea" officeooo:paragraph-rsid="002de032"/>
    </style:style>
    <style:style style:name="P10" style:family="paragraph" style:parent-style-name="Standard">
      <style:text-properties officeooo:rsid="0015eaea" officeooo:paragraph-rsid="002e9c9a"/>
    </style:style>
    <style:style style:name="P11" style:family="paragraph" style:parent-style-name="Standard">
      <style:text-properties officeooo:rsid="0015eaea" officeooo:paragraph-rsid="00314b5c"/>
    </style:style>
    <style:style style:name="P12" style:family="paragraph" style:parent-style-name="Standard">
      <style:text-properties officeooo:rsid="0015eaea" officeooo:paragraph-rsid="0035d123"/>
    </style:style>
    <style:style style:name="P13" style:family="paragraph" style:parent-style-name="Standard">
      <style:text-properties officeooo:rsid="0015eaea" officeooo:paragraph-rsid="003ba8b7"/>
    </style:style>
    <style:style style:name="P14" style:family="paragraph" style:parent-style-name="Standard">
      <style:text-properties officeooo:rsid="0015eaea" officeooo:paragraph-rsid="008263ca"/>
    </style:style>
    <style:style style:name="P15" style:family="paragraph" style:parent-style-name="Standard">
      <style:text-properties officeooo:rsid="0092f0c3" officeooo:paragraph-rsid="0092f0c3"/>
    </style:style>
    <style:style style:name="P16" style:family="paragraph" style:parent-style-name="Standard">
      <style:text-properties officeooo:rsid="0092f0c3" officeooo:paragraph-rsid="0096cf6d"/>
    </style:style>
    <style:style style:name="P17" style:family="paragraph" style:parent-style-name="Standard">
      <style:text-properties officeooo:rsid="0092f0c3" officeooo:paragraph-rsid="00a56685"/>
    </style:style>
    <style:style style:name="P18" style:family="paragraph" style:parent-style-name="Standard">
      <style:text-properties officeooo:paragraph-rsid="0096cf6d"/>
    </style:style>
    <style:style style:name="P19" style:family="paragraph" style:parent-style-name="Standard">
      <style:text-properties officeooo:paragraph-rsid="00a56685"/>
    </style:style>
    <style:style style:name="P20" style:family="paragraph" style:parent-style-name="Text_20_body">
      <style:text-properties officeooo:paragraph-rsid="0015eaea"/>
    </style:style>
    <style:style style:name="P21" style:family="paragraph" style:parent-style-name="Text_20_body">
      <style:text-properties officeooo:rsid="001765e8" officeooo:paragraph-rsid="001765e8"/>
    </style:style>
    <style:style style:name="P22" style:family="paragraph" style:parent-style-name="Text_20_body">
      <style:text-properties officeooo:rsid="001765e8" officeooo:paragraph-rsid="002de032"/>
    </style:style>
    <style:style style:name="P23" style:family="paragraph" style:parent-style-name="Text_20_body">
      <style:text-properties officeooo:rsid="001765e8" officeooo:paragraph-rsid="002e9c9a"/>
    </style:style>
    <style:style style:name="P24" style:family="paragraph" style:parent-style-name="Text_20_body">
      <style:text-properties officeooo:rsid="001765e8" officeooo:paragraph-rsid="00314b5c"/>
    </style:style>
    <style:style style:name="P25" style:family="paragraph" style:parent-style-name="Text_20_body">
      <style:text-properties officeooo:rsid="001765e8" officeooo:paragraph-rsid="0035d123"/>
    </style:style>
    <style:style style:name="P26" style:family="paragraph" style:parent-style-name="Text_20_body">
      <style:text-properties officeooo:rsid="001765e8" officeooo:paragraph-rsid="003ba8b7"/>
    </style:style>
    <style:style style:name="P27" style:family="paragraph" style:parent-style-name="Text_20_body">
      <style:text-properties officeooo:rsid="001765e8" officeooo:paragraph-rsid="0043d761"/>
    </style:style>
    <style:style style:name="P28" style:family="paragraph" style:parent-style-name="Text_20_body">
      <style:text-properties officeooo:rsid="001765e8" officeooo:paragraph-rsid="0044ff1e"/>
    </style:style>
    <style:style style:name="P29" style:family="paragraph" style:parent-style-name="Text_20_body">
      <style:text-properties officeooo:rsid="001765e8" officeooo:paragraph-rsid="00497cf8"/>
    </style:style>
    <style:style style:name="P30" style:family="paragraph" style:parent-style-name="Text_20_body">
      <style:text-properties officeooo:rsid="001765e8" officeooo:paragraph-rsid="004af454"/>
    </style:style>
    <style:style style:name="P31" style:family="paragraph" style:parent-style-name="Text_20_body">
      <style:text-properties officeooo:rsid="001765e8" officeooo:paragraph-rsid="0051e051"/>
    </style:style>
    <style:style style:name="P32" style:family="paragraph" style:parent-style-name="Text_20_body">
      <style:text-properties officeooo:rsid="001765e8" officeooo:paragraph-rsid="00613b08"/>
    </style:style>
    <style:style style:name="P33" style:family="paragraph" style:parent-style-name="Text_20_body">
      <style:text-properties officeooo:rsid="001765e8" officeooo:paragraph-rsid="0072e0ec"/>
    </style:style>
    <style:style style:name="P34" style:family="paragraph" style:parent-style-name="Text_20_body">
      <style:text-properties officeooo:rsid="001765e8" officeooo:paragraph-rsid="008263ca"/>
    </style:style>
    <style:style style:name="P35" style:family="paragraph" style:parent-style-name="Text_20_body">
      <style:text-properties officeooo:paragraph-rsid="002de032"/>
    </style:style>
    <style:style style:name="P36" style:family="paragraph" style:parent-style-name="Text_20_body">
      <style:text-properties officeooo:paragraph-rsid="002e9c9a"/>
    </style:style>
    <style:style style:name="P37" style:family="paragraph" style:parent-style-name="Text_20_body">
      <style:text-properties officeooo:paragraph-rsid="00314b5c"/>
    </style:style>
    <style:style style:name="P38" style:family="paragraph" style:parent-style-name="Text_20_body">
      <style:text-properties officeooo:paragraph-rsid="0035d123"/>
    </style:style>
    <style:style style:name="P39" style:family="paragraph" style:parent-style-name="Text_20_body">
      <style:text-properties officeooo:paragraph-rsid="003ba8b7"/>
    </style:style>
    <style:style style:name="P40" style:family="paragraph" style:parent-style-name="Text_20_body">
      <style:text-properties officeooo:paragraph-rsid="0043d761"/>
    </style:style>
    <style:style style:name="P41" style:family="paragraph" style:parent-style-name="Text_20_body">
      <style:text-properties officeooo:paragraph-rsid="0044ff1e"/>
    </style:style>
    <style:style style:name="P42" style:family="paragraph" style:parent-style-name="Text_20_body">
      <style:text-properties officeooo:paragraph-rsid="00497cf8"/>
    </style:style>
    <style:style style:name="P43" style:family="paragraph" style:parent-style-name="Text_20_body">
      <style:text-properties officeooo:paragraph-rsid="0049aea5"/>
    </style:style>
    <style:style style:name="P44" style:family="paragraph" style:parent-style-name="Text_20_body">
      <style:text-properties officeooo:paragraph-rsid="004af454"/>
    </style:style>
    <style:style style:name="P45" style:family="paragraph" style:parent-style-name="Text_20_body">
      <style:text-properties officeooo:paragraph-rsid="0051e051"/>
    </style:style>
    <style:style style:name="P46" style:family="paragraph" style:parent-style-name="Text_20_body">
      <style:text-properties officeooo:paragraph-rsid="00613b08"/>
    </style:style>
    <style:style style:name="P47" style:family="paragraph" style:parent-style-name="Text_20_body">
      <style:text-properties officeooo:paragraph-rsid="0072e0ec"/>
    </style:style>
    <style:style style:name="P48" style:family="paragraph" style:parent-style-name="Text_20_body">
      <style:text-properties officeooo:rsid="0092f0c3" officeooo:paragraph-rsid="0096cf6d"/>
    </style:style>
    <style:style style:name="P49" style:family="paragraph" style:parent-style-name="Text_20_body">
      <style:text-properties officeooo:rsid="0092f0c3" officeooo:paragraph-rsid="00a56685"/>
    </style:style>
    <style:style style:name="P50" style:family="paragraph" style:parent-style-name="Text_20_body">
      <style:text-properties officeooo:paragraph-rsid="008263ca"/>
    </style:style>
    <style:style style:name="P51" style:family="paragraph" style:parent-style-name="Text_20_body">
      <style:text-properties officeooo:paragraph-rsid="00b83d3b"/>
    </style:style>
    <style:style style:name="P52" style:family="paragraph" style:parent-style-name="Text_20_body">
      <style:text-properties officeooo:rsid="00bd375a" officeooo:paragraph-rsid="00bd375a"/>
    </style:style>
    <style:style style:name="P53" style:family="paragraph" style:parent-style-name="Text_20_body">
      <style:paragraph-properties fo:text-align="justify" style:justify-single-word="false"/>
      <style:text-properties officeooo:rsid="00bef820" officeooo:paragraph-rsid="00bef820"/>
    </style:style>
    <style:style style:name="P54" style:family="paragraph" style:parent-style-name="Text_20_body">
      <style:paragraph-properties fo:text-align="justify" style:justify-single-word="false"/>
      <style:text-properties officeooo:rsid="00bf6376" officeooo:paragraph-rsid="00bf6376"/>
    </style:style>
    <style:style style:name="P55" style:family="paragraph" style:parent-style-name="Text_20_body">
      <style:paragraph-properties fo:text-align="justify" style:justify-single-word="false"/>
      <style:text-properties officeooo:rsid="00c3cd47" officeooo:paragraph-rsid="00c3cd47"/>
    </style:style>
    <style:style style:name="P56" style:family="paragraph" style:parent-style-name="Text_20_body">
      <style:paragraph-properties fo:text-align="justify" style:justify-single-word="false"/>
      <style:text-properties officeooo:rsid="00c8b181" officeooo:paragraph-rsid="00c8b181"/>
    </style:style>
    <style:style style:name="P57" style:family="paragraph" style:parent-style-name="Text_20_body">
      <style:paragraph-properties fo:text-align="justify" style:justify-single-word="false"/>
      <style:text-properties officeooo:rsid="00c986fe" officeooo:paragraph-rsid="00c986fe"/>
    </style:style>
    <style:style style:name="P58" style:family="paragraph" style:parent-style-name="Text_20_body">
      <style:paragraph-properties fo:text-align="justify" style:justify-single-word="false"/>
      <style:text-properties officeooo:rsid="00cad1c8" officeooo:paragraph-rsid="00cad1c8"/>
    </style:style>
    <style:style style:name="P59" style:family="paragraph" style:parent-style-name="Title">
      <style:paragraph-properties fo:break-before="page"/>
      <style:text-properties officeooo:paragraph-rsid="00b83d3b"/>
    </style:style>
    <style:style style:name="P60" style:family="paragraph" style:parent-style-name="Contents_20_Heading">
      <style:paragraph-properties fo:break-before="page"/>
    </style:style>
    <style:style style:name="P61" style:family="paragraph" style:parent-style-name="Title">
      <style:text-properties officeooo:paragraph-rsid="00b83d3b"/>
    </style:style>
    <style:style style:name="P62" style:family="paragraph" style:parent-style-name="Title">
      <style:text-properties officeooo:paragraph-rsid="00ba06ea"/>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Table_20_Heading">
      <style:text-properties officeooo:rsid="00cad1c8" officeooo:paragraph-rsid="00cad1c8"/>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officeooo:rsid="00cad1c8" officeooo:paragraph-rsid="00cad1c8"/>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Text_20_body" style:list-style-name="L1">
      <style:paragraph-properties fo:text-align="justify" style:justify-single-word="false"/>
      <style:text-properties officeooo:rsid="00c3d5da" officeooo:paragraph-rsid="00c690c6"/>
    </style:style>
    <style:style style:name="P69" style:family="paragraph" style:parent-style-name="Text_20_body" style:list-style-name="L1">
      <style:paragraph-properties fo:text-align="justify" style:justify-single-word="false"/>
      <style:text-properties officeooo:rsid="00c3cd47" officeooo:paragraph-rsid="00c7f43b"/>
    </style:style>
    <style:style style:name="P70" style:family="paragraph" style:parent-style-name="Text_20_body" style:list-style-name="L1">
      <style:paragraph-properties fo:text-align="justify" style:justify-single-word="false"/>
      <style:text-properties officeooo:rsid="00c690c6" officeooo:paragraph-rsid="00c690c6"/>
    </style:style>
    <style:style style:name="P71" style:family="paragraph" style:parent-style-name="Text_20_body" style:list-style-name="L1">
      <style:paragraph-properties fo:text-align="justify" style:justify-single-word="false"/>
      <style:text-properties fo:font-style="normal" officeooo:rsid="00c3d5da" officeooo:paragraph-rsid="00c3d5da" style:font-style-asian="normal" style:font-style-complex="normal"/>
    </style:style>
    <style:style style:name="P72" style:family="paragraph" style:parent-style-name="Text_20_body" style:list-style-name="L1">
      <style:paragraph-properties fo:text-align="justify" style:justify-single-word="false"/>
      <style:text-properties fo:font-style="normal" officeooo:rsid="00c7aa06" officeooo:paragraph-rsid="00c7aa06" style:font-style-asian="normal" style:font-style-complex="normal"/>
    </style:style>
    <style:style style:name="P73" style:family="paragraph" style:parent-style-name="Text_20_body">
      <style:paragraph-properties fo:text-align="justify" style:justify-single-word="false"/>
      <style:text-properties fo:font-style="normal" officeooo:rsid="00cad1c8" officeooo:paragraph-rsid="00c986fe" style:font-style-asian="normal" style:font-style-complex="normal"/>
    </style:style>
    <style:style style:name="P7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c8b181" officeooo:paragraph-rsid="00c8b181" style:font-style-asian="normal" style:font-weight-asian="bold" style:font-style-complex="normal" style:font-weight-complex="bold"/>
    </style:style>
    <style:style style:name="P75" style:family="paragraph" style:parent-style-name="Text_20_body" style:list-style-name="L1">
      <style:paragraph-properties fo:text-align="justify" style:justify-single-word="false"/>
      <style:text-properties officeooo:rsid="00c47238" officeooo:paragraph-rsid="00c47238"/>
    </style:style>
    <style:style style:name="P76" style:family="paragraph" style:parent-style-name="Text_20_body" style:list-style-name="L1">
      <style:paragraph-properties fo:text-align="justify" style:justify-single-word="false"/>
      <style:text-properties officeooo:rsid="00c5f131" officeooo:paragraph-rsid="00c7aa06"/>
    </style:style>
    <style:style style:name="P77" style:family="paragraph" style:parent-style-name="Text_20_body" style:list-style-name="">
      <style:text-properties officeooo:paragraph-rsid="002de032"/>
    </style:style>
    <style:style style:name="P78" style:family="paragraph" style:parent-style-name="Heading_20_1" style:list-style-name="">
      <style:paragraph-properties>
        <style:tab-stops>
          <style:tab-stop style:position="3.8146in"/>
        </style:tab-stops>
      </style:paragraph-properties>
      <style:text-properties officeooo:rsid="00be3e1d" officeooo:paragraph-rsid="00be3e1d"/>
    </style:style>
    <style:style style:name="P79" style:family="paragraph" style:parent-style-name="Heading_20_1">
      <style:text-properties officeooo:paragraph-rsid="002e9c9a"/>
    </style:style>
    <style:style style:name="P80" style:family="paragraph" style:parent-style-name="Heading_20_1">
      <style:text-properties officeooo:paragraph-rsid="00314b5c"/>
    </style:style>
    <style:style style:name="P81" style:family="paragraph" style:parent-style-name="Heading_20_1">
      <style:text-properties officeooo:paragraph-rsid="0035d123"/>
    </style:style>
    <style:style style:name="P82" style:family="paragraph" style:parent-style-name="Heading_20_1">
      <style:text-properties officeooo:paragraph-rsid="003ba8b7"/>
    </style:style>
    <style:style style:name="P83" style:family="paragraph" style:parent-style-name="Heading_20_1">
      <style:text-properties officeooo:rsid="0043d761" officeooo:paragraph-rsid="0043d761"/>
    </style:style>
    <style:style style:name="P84" style:family="paragraph" style:parent-style-name="Heading_20_1">
      <style:text-properties officeooo:rsid="0043d761" officeooo:paragraph-rsid="004af454"/>
    </style:style>
    <style:style style:name="P85" style:family="paragraph" style:parent-style-name="Heading_20_1">
      <style:text-properties officeooo:rsid="0043d761" officeooo:paragraph-rsid="0051e051"/>
    </style:style>
    <style:style style:name="P86" style:family="paragraph" style:parent-style-name="Heading_20_1">
      <style:text-properties officeooo:rsid="0043d761" officeooo:paragraph-rsid="00613b08"/>
    </style:style>
    <style:style style:name="P87" style:family="paragraph" style:parent-style-name="Heading_20_1">
      <style:text-properties officeooo:rsid="0043d761" officeooo:paragraph-rsid="0072e0ec"/>
    </style:style>
    <style:style style:name="P88" style:family="paragraph" style:parent-style-name="Heading_20_1" style:list-style-name="">
      <style:text-properties officeooo:rsid="0043d761" officeooo:paragraph-rsid="008263ca"/>
    </style:style>
    <style:style style:name="P89" style:family="paragraph" style:parent-style-name="Heading_20_1">
      <style:text-properties officeooo:rsid="008263ca" officeooo:paragraph-rsid="008263ca"/>
    </style:style>
    <style:style style:name="P90" style:family="paragraph" style:parent-style-name="Heading_20_1">
      <style:paragraph-properties fo:break-before="page"/>
    </style:style>
    <style:style style:name="P91" style:family="paragraph" style:parent-style-name="Heading_20_1">
      <style:paragraph-properties fo:break-before="page">
        <style:tab-stops>
          <style:tab-stop style:position="3.8146in"/>
        </style:tab-stops>
      </style:paragraph-properties>
      <style:text-properties officeooo:rsid="002de032" officeooo:paragraph-rsid="002de032"/>
    </style:style>
    <style:style style:name="P92" style:family="paragraph" style:parent-style-name="Heading_20_1">
      <style:paragraph-properties fo:break-before="page"/>
      <style:text-properties officeooo:paragraph-rsid="002e9c9a"/>
    </style:style>
    <style:style style:name="P93" style:family="paragraph" style:parent-style-name="Heading_20_1">
      <style:paragraph-properties fo:break-before="page"/>
      <style:text-properties officeooo:rsid="0043d761" officeooo:paragraph-rsid="0051e051"/>
    </style:style>
    <style:style style:name="P94" style:family="paragraph" style:parent-style-name="Heading_20_1">
      <style:paragraph-properties fo:break-before="page"/>
      <style:text-properties officeooo:rsid="0043d761" officeooo:paragraph-rsid="00613b08"/>
    </style:style>
    <style:style style:name="P95" style:family="paragraph" style:parent-style-name="Heading_20_1">
      <style:paragraph-properties fo:break-before="page"/>
      <style:text-properties officeooo:rsid="0043d761" officeooo:paragraph-rsid="0072e0ec"/>
    </style:style>
    <style:style style:name="P96" style:family="paragraph" style:parent-style-name="Heading_20_1">
      <style:paragraph-properties fo:break-before="page"/>
      <style:text-properties officeooo:rsid="008263ca" officeooo:paragraph-rsid="008263ca"/>
    </style:style>
    <style:style style:name="P97" style:family="paragraph" style:parent-style-name="Heading_20_1">
      <style:paragraph-properties fo:break-before="page"/>
      <style:text-properties officeooo:rsid="008263ca" officeooo:paragraph-rsid="008e3bb7"/>
    </style:style>
    <style:style style:name="P98" style:family="paragraph" style:parent-style-name="Heading_20_1">
      <style:paragraph-properties fo:break-before="page"/>
      <style:text-properties officeooo:rsid="008263ca" officeooo:paragraph-rsid="00a56685"/>
    </style:style>
    <style:style style:name="P99" style:family="paragraph" style:parent-style-name="Heading_20_2">
      <style:text-properties officeooo:paragraph-rsid="002de032"/>
    </style:style>
    <style:style style:name="P100" style:family="paragraph" style:parent-style-name="Heading_20_2">
      <style:text-properties officeooo:paragraph-rsid="002e9c9a"/>
    </style:style>
    <style:style style:name="P101" style:family="paragraph" style:parent-style-name="Heading_20_2">
      <style:text-properties officeooo:paragraph-rsid="00228b36"/>
    </style:style>
    <style:style style:name="P102" style:family="paragraph" style:parent-style-name="Heading_20_2">
      <style:text-properties officeooo:paragraph-rsid="0015eaea"/>
    </style:style>
    <style:style style:name="P103" style:family="paragraph" style:parent-style-name="Heading_20_2">
      <style:text-properties officeooo:paragraph-rsid="00314b5c"/>
    </style:style>
    <style:style style:name="P104" style:family="paragraph" style:parent-style-name="Heading_20_2">
      <style:text-properties officeooo:paragraph-rsid="0035d123"/>
    </style:style>
    <style:style style:name="P105" style:family="paragraph" style:parent-style-name="Heading_20_2">
      <style:text-properties officeooo:paragraph-rsid="003ba8b7"/>
    </style:style>
    <style:style style:name="P106" style:family="paragraph" style:parent-style-name="Heading_20_2">
      <style:text-properties officeooo:paragraph-rsid="0043d761"/>
    </style:style>
    <style:style style:name="P107" style:family="paragraph" style:parent-style-name="Heading_20_2">
      <style:text-properties officeooo:rsid="0044ff1e" officeooo:paragraph-rsid="0044ff1e"/>
    </style:style>
    <style:style style:name="P108" style:family="paragraph" style:parent-style-name="Heading_20_2">
      <style:text-properties officeooo:rsid="0044ff1e" officeooo:paragraph-rsid="00497cf8"/>
    </style:style>
    <style:style style:name="P109" style:family="paragraph" style:parent-style-name="Heading_20_2">
      <style:text-properties officeooo:rsid="0044ff1e" officeooo:paragraph-rsid="0049aea5"/>
    </style:style>
    <style:style style:name="P110" style:family="paragraph" style:parent-style-name="Heading_20_2">
      <style:text-properties officeooo:rsid="0044ff1e" officeooo:paragraph-rsid="004af454"/>
    </style:style>
    <style:style style:name="P111" style:family="paragraph" style:parent-style-name="Heading_20_2">
      <style:text-properties officeooo:rsid="0044ff1e" officeooo:paragraph-rsid="0051e051"/>
    </style:style>
    <style:style style:name="P112" style:family="paragraph" style:parent-style-name="Heading_20_2">
      <style:text-properties officeooo:rsid="0044ff1e" officeooo:paragraph-rsid="00613b08"/>
    </style:style>
    <style:style style:name="P113" style:family="paragraph" style:parent-style-name="Heading_20_2">
      <style:text-properties officeooo:rsid="0044ff1e" officeooo:paragraph-rsid="0072e0ec"/>
    </style:style>
    <style:style style:name="P114" style:family="paragraph" style:parent-style-name="Heading_20_2">
      <style:text-properties officeooo:paragraph-rsid="004af454"/>
    </style:style>
    <style:style style:name="P115" style:family="paragraph" style:parent-style-name="Heading_20_2">
      <style:text-properties officeooo:paragraph-rsid="0051e051"/>
    </style:style>
    <style:style style:name="P116" style:family="paragraph" style:parent-style-name="Heading_20_2">
      <style:text-properties officeooo:paragraph-rsid="00613b08"/>
    </style:style>
    <style:style style:name="P117" style:family="paragraph" style:parent-style-name="Heading_20_2">
      <style:text-properties officeooo:paragraph-rsid="0072e0ec"/>
    </style:style>
    <style:style style:name="P118" style:family="paragraph" style:parent-style-name="Heading_20_2">
      <style:text-properties officeooo:paragraph-rsid="008263ca"/>
    </style:style>
    <style:style style:name="P119" style:family="paragraph" style:parent-style-name="Heading_20_2">
      <style:text-properties officeooo:rsid="0092f0c3" officeooo:paragraph-rsid="008e3bb7"/>
    </style:style>
    <style:style style:name="P120" style:family="paragraph" style:parent-style-name="Heading_20_2">
      <style:text-properties officeooo:rsid="0092f0c3" officeooo:paragraph-rsid="00a56685"/>
    </style:style>
    <style:style style:name="P121" style:family="paragraph" style:parent-style-name="Heading_20_2">
      <style:text-properties officeooo:rsid="00930f39" officeooo:paragraph-rsid="0092f0c3"/>
    </style:style>
    <style:style style:name="P122" style:family="paragraph" style:parent-style-name="Heading_20_2">
      <style:text-properties officeooo:rsid="00930f39" officeooo:paragraph-rsid="00a56685"/>
    </style:style>
    <style:style style:name="P123" style:family="paragraph" style:parent-style-name="Heading_20_2">
      <style:text-properties officeooo:rsid="009503f6" officeooo:paragraph-rsid="0092f0c3"/>
    </style:style>
    <style:style style:name="P124" style:family="paragraph" style:parent-style-name="Heading_20_2">
      <style:text-properties officeooo:rsid="009503f6" officeooo:paragraph-rsid="00a56685"/>
    </style:style>
    <style:style style:name="P125" style:family="paragraph" style:parent-style-name="Heading_20_2">
      <style:text-properties officeooo:rsid="0096cf6d" officeooo:paragraph-rsid="0096cf6d"/>
    </style:style>
    <style:style style:name="P126" style:family="paragraph" style:parent-style-name="Heading_20_2">
      <style:text-properties officeooo:rsid="0096cf6d" officeooo:paragraph-rsid="00a56685"/>
    </style:style>
    <style:style style:name="P127" style:family="paragraph" style:parent-style-name="Title">
      <style:text-properties officeooo:rsid="00b83d3b" officeooo:paragraph-rsid="00b83d3b"/>
    </style:style>
    <style:style style:name="P128" style:family="paragraph">
      <style:paragraph-properties fo:text-align="center"/>
      <style:text-properties fo:font-size="12pt"/>
    </style:style>
    <style:style style:name="P129" style:family="paragraph">
      <style:paragraph-properties fo:text-align="center"/>
    </style:style>
    <style:style style:name="P130" style:family="paragraph">
      <loext:graphic-properties draw:fill-color="#000000"/>
      <style:paragraph-properties fo:text-align="center"/>
    </style:style>
    <style:style style:name="P131" style:family="paragraph">
      <loext:graphic-properties draw:fill-color="#801900"/>
      <style:paragraph-properties fo:text-align="center"/>
    </style:style>
    <style:style style:name="P132" style:family="paragraph">
      <loext:graphic-properties draw:fill-color="#ff6600"/>
      <style:paragraph-properties fo:text-align="center"/>
    </style:style>
    <style:style style:name="P133" style:family="paragraph">
      <loext:graphic-properties draw:fill-color="#99ff66"/>
      <style:paragraph-properties fo:text-align="center"/>
      <style:text-properties fo:font-size="12pt"/>
    </style:style>
    <style:style style:name="P134" style:family="paragraph">
      <loext:graphic-properties draw:fill-color="#99ff66"/>
      <style:paragraph-properties fo:text-align="center"/>
    </style:style>
    <style:style style:name="P135" style:family="paragraph">
      <loext:graphic-properties draw:fill-color="#ff6600" draw:opacity="50%"/>
      <style:paragraph-properties fo:text-align="center"/>
    </style:style>
    <style:style style:name="P136" style:family="paragraph">
      <loext:graphic-properties draw:fill-color="#801900" draw:opacity="50%"/>
      <style:paragraph-properties fo:text-align="center"/>
    </style:style>
    <style:style style:name="P137" style:family="paragraph">
      <loext:graphic-properties draw:fill-color="#99ff66" draw:opacity="50%"/>
      <style:paragraph-properties fo:text-align="center"/>
      <style:text-properties fo:font-size="12pt"/>
    </style:style>
    <style:style style:name="P138" style:family="paragraph">
      <loext:graphic-properties draw:fill-color="#801900"/>
      <style:paragraph-properties fo:text-align="center"/>
      <style:text-properties fo:font-size="12pt"/>
    </style:style>
    <style:style style:name="P139" style:family="paragraph">
      <loext:graphic-properties draw:fill-color="#ff6600"/>
      <style:paragraph-properties fo:text-align="center"/>
      <style:text-properties fo:font-size="12pt"/>
    </style:style>
    <style:style style:name="P140" style:family="paragraph">
      <loext:graphic-properties draw:fill-color="#ff6600" draw:opacity="50%"/>
      <style:paragraph-properties fo:text-align="center"/>
      <style:text-properties fo:font-size="12pt"/>
    </style:style>
    <style:style style:name="P141" style:family="paragraph">
      <loext:graphic-properties draw:fill-color="#ff3333"/>
      <style:paragraph-properties fo:text-align="center"/>
    </style:style>
    <style:style style:name="P142" style:family="paragraph">
      <loext:graphic-properties draw:fill-color="#6666ff"/>
      <style:paragraph-properties fo:text-align="center"/>
    </style:style>
    <style:style style:name="P143" style:family="paragraph">
      <loext:graphic-properties draw:fill-color="#6666ff"/>
      <style:paragraph-properties fo:text-align="center"/>
      <style:text-properties fo:font-size="12pt"/>
    </style:style>
    <style:style style:name="P144" style:family="paragraph">
      <loext:graphic-properties draw:fill-color="#ffff00"/>
      <style:paragraph-properties fo:text-align="center"/>
    </style:style>
    <style:style style:name="P145" style:family="paragraph">
      <loext:graphic-properties draw:fill-color="#9999ff"/>
      <style:paragraph-properties fo:text-align="center"/>
    </style:style>
    <style:style style:name="P146" style:family="paragraph">
      <loext:graphic-properties draw:fill-color="#ffff00"/>
      <style:paragraph-properties fo:text-align="center"/>
      <style:text-properties fo:font-size="12pt"/>
    </style:style>
    <style:style style:name="P147" style:family="paragraph">
      <loext:graphic-properties draw:fill-color="#9999ff"/>
      <style:paragraph-properties fo:text-align="center"/>
      <style:text-properties fo:font-size="12pt"/>
    </style:style>
    <style:style style:name="P148" style:family="paragraph">
      <loext:graphic-properties draw:fill-color="#9999ff" draw:opacity="100%"/>
      <style:paragraph-properties fo:text-align="center"/>
    </style:style>
    <style:style style:name="P149" style:family="paragraph">
      <loext:graphic-properties draw:fill-color="#9999ff" draw:opacity="100%"/>
      <style:paragraph-properties fo:text-align="center"/>
      <style:text-properties fo:font-size="12pt"/>
    </style:style>
    <style:style style:name="T1" style:family="text">
      <style:text-properties officeooo:rsid="0016aab4"/>
    </style:style>
    <style:style style:name="T2" style:family="text">
      <style:text-properties officeooo:rsid="001765e8"/>
    </style:style>
    <style:style style:name="T3" style:family="text">
      <style:text-properties officeooo:rsid="002de032"/>
    </style:style>
    <style:style style:name="T4" style:family="text">
      <style:text-properties officeooo:rsid="002e9c9a"/>
    </style:style>
    <style:style style:name="T5" style:family="text">
      <style:text-properties officeooo:rsid="00314b5c"/>
    </style:style>
    <style:style style:name="T6" style:family="text">
      <style:text-properties officeooo:rsid="0035d123"/>
    </style:style>
    <style:style style:name="T7" style:family="text">
      <style:text-properties officeooo:rsid="003ba8b7"/>
    </style:style>
    <style:style style:name="T8" style:family="text">
      <style:text-properties officeooo:rsid="00497cf8"/>
    </style:style>
    <style:style style:name="T9" style:family="text">
      <style:text-properties officeooo:rsid="0049aea5"/>
    </style:style>
    <style:style style:name="T10" style:family="text">
      <style:text-properties officeooo:rsid="004a0a39"/>
    </style:style>
    <style:style style:name="T11" style:family="text">
      <style:text-properties officeooo:rsid="004af454"/>
    </style:style>
    <style:style style:name="T12" style:family="text">
      <style:text-properties officeooo:rsid="005024b4"/>
    </style:style>
    <style:style style:name="T13" style:family="text">
      <style:text-properties officeooo:rsid="0051e051"/>
    </style:style>
    <style:style style:name="T14" style:family="text">
      <style:text-properties officeooo:rsid="00530913"/>
    </style:style>
    <style:style style:name="T15" style:family="text">
      <style:text-properties officeooo:rsid="0053d3e5"/>
    </style:style>
    <style:style style:name="T16" style:family="text">
      <style:text-properties officeooo:rsid="0054fd38"/>
    </style:style>
    <style:style style:name="T17" style:family="text">
      <style:text-properties officeooo:rsid="00595473"/>
    </style:style>
    <style:style style:name="T18" style:family="text">
      <style:text-properties officeooo:rsid="00597a55"/>
    </style:style>
    <style:style style:name="T19" style:family="text">
      <style:text-properties officeooo:rsid="005b5d0e"/>
    </style:style>
    <style:style style:name="T20" style:family="text">
      <style:text-properties officeooo:rsid="005bdbd4"/>
    </style:style>
    <style:style style:name="T21" style:family="text">
      <style:text-properties officeooo:rsid="005ce3f2"/>
    </style:style>
    <style:style style:name="T22" style:family="text">
      <style:text-properties officeooo:rsid="005e5578"/>
    </style:style>
    <style:style style:name="T23" style:family="text">
      <style:text-properties officeooo:rsid="00613b08"/>
    </style:style>
    <style:style style:name="T24" style:family="text">
      <style:text-properties officeooo:rsid="00618c29"/>
    </style:style>
    <style:style style:name="T25" style:family="text">
      <style:text-properties officeooo:rsid="00638dc6"/>
    </style:style>
    <style:style style:name="T26" style:family="text">
      <style:text-properties officeooo:rsid="0063c1f1"/>
    </style:style>
    <style:style style:name="T27" style:family="text">
      <style:text-properties officeooo:rsid="0064ee25"/>
    </style:style>
    <style:style style:name="T28" style:family="text">
      <style:text-properties officeooo:rsid="006573ae"/>
    </style:style>
    <style:style style:name="T29" style:family="text">
      <style:text-properties officeooo:rsid="00693d74"/>
    </style:style>
    <style:style style:name="T30" style:family="text">
      <style:text-properties officeooo:rsid="006a3cf6"/>
    </style:style>
    <style:style style:name="T31" style:family="text">
      <style:text-properties officeooo:rsid="006faadd"/>
    </style:style>
    <style:style style:name="T32" style:family="text">
      <style:text-properties officeooo:rsid="006fd048"/>
    </style:style>
    <style:style style:name="T33" style:family="text">
      <style:text-properties officeooo:rsid="0072e0ec"/>
    </style:style>
    <style:style style:name="T34" style:family="text">
      <style:text-properties officeooo:rsid="0073b40d"/>
    </style:style>
    <style:style style:name="T35" style:family="text">
      <style:text-properties officeooo:rsid="00756f45"/>
    </style:style>
    <style:style style:name="T36" style:family="text">
      <style:text-properties officeooo:rsid="0076e774"/>
    </style:style>
    <style:style style:name="T37" style:family="text">
      <style:text-properties officeooo:rsid="007744b1"/>
    </style:style>
    <style:style style:name="T38" style:family="text">
      <style:text-properties officeooo:rsid="00794d31"/>
    </style:style>
    <style:style style:name="T39" style:family="text">
      <style:text-properties officeooo:rsid="00798589"/>
    </style:style>
    <style:style style:name="T40" style:family="text">
      <style:text-properties officeooo:rsid="007b0436"/>
    </style:style>
    <style:style style:name="T41" style:family="text">
      <style:text-properties officeooo:rsid="007c4c4d"/>
    </style:style>
    <style:style style:name="T42" style:family="text">
      <style:text-properties officeooo:rsid="00b1ccd7"/>
    </style:style>
    <style:style style:name="T43" style:family="text">
      <style:text-properties officeooo:rsid="00b83d3b"/>
    </style:style>
    <style:style style:name="T44" style:family="text">
      <style:text-properties officeooo:rsid="00ba06ea"/>
    </style:style>
    <style:style style:name="T45" style:family="text">
      <style:text-properties officeooo:rsid="00bb44bc"/>
    </style:style>
    <style:style style:name="T46" style:family="text">
      <style:text-properties officeooo:rsid="00bb7c09"/>
    </style:style>
    <style:style style:name="T47" style:family="text">
      <style:text-properties officeooo:rsid="00bbfbcb"/>
    </style:style>
    <style:style style:name="T48" style:family="text">
      <style:text-properties fo:font-style="italic" style:font-style-asian="italic" style:font-style-complex="italic"/>
    </style:style>
    <style:style style:name="T49" style:family="text">
      <style:text-properties fo:font-style="italic" officeooo:rsid="00c1408e" style:font-style-asian="italic" style:font-style-complex="italic"/>
    </style:style>
    <style:style style:name="T50" style:family="text">
      <style:text-properties fo:font-style="italic" officeooo:rsid="00c24b15" style:font-style-asian="italic" style:font-style-complex="italic"/>
    </style:style>
    <style:style style:name="T51" style:family="text">
      <style:text-properties fo:font-style="italic" officeooo:rsid="00c3cd47" style:font-style-asian="italic" style:font-style-complex="italic"/>
    </style:style>
    <style:style style:name="T52" style:family="text">
      <style:text-properties fo:font-style="italic" officeooo:rsid="00c690c6" style:font-style-asian="italic" style:font-style-complex="italic"/>
    </style:style>
    <style:style style:name="T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officeooo:rsid="00c1408e"/>
    </style:style>
    <style:style style:name="T55" style:family="text">
      <style:text-properties fo:font-style="normal" style:font-style-asian="normal" style:font-style-complex="normal"/>
    </style:style>
    <style:style style:name="T56" style:family="text">
      <style:text-properties fo:font-style="normal" officeooo:rsid="00c1408e" style:font-style-asian="normal" style:font-style-complex="normal"/>
    </style:style>
    <style:style style:name="T57" style:family="text">
      <style:text-properties fo:font-style="normal" officeooo:rsid="00c24b15" style:font-style-asian="normal" style:font-style-complex="normal"/>
    </style:style>
    <style:style style:name="T58" style:family="text">
      <style:text-properties fo:font-style="normal" officeooo:rsid="00c3d5da" style:font-style-asian="normal" style:font-style-complex="normal"/>
    </style:style>
    <style:style style:name="T59" style:family="text">
      <style:text-properties fo:font-style="normal" officeooo:rsid="00c47238" style:font-style-asian="normal" style:font-style-complex="normal"/>
    </style:style>
    <style:style style:name="T60" style:family="text">
      <style:text-properties fo:font-style="normal" officeooo:rsid="00c5f131" style:font-style-asian="normal" style:font-style-complex="normal"/>
    </style:style>
    <style:style style:name="T61" style:family="text">
      <style:text-properties fo:font-style="normal" officeooo:rsid="00c690c6" style:font-style-asian="normal" style:font-style-complex="normal"/>
    </style:style>
    <style:style style:name="T62" style:family="text">
      <style:text-properties fo:font-style="normal" officeooo:rsid="00c3cd47" style:font-style-asian="normal" style:font-style-complex="normal"/>
    </style:style>
    <style:style style:name="T63" style:family="text">
      <style:text-properties fo:font-style="normal" officeooo:rsid="00c7aa06" style:font-style-asian="normal" style:font-style-complex="normal"/>
    </style:style>
    <style:style style:name="T64" style:family="text">
      <style:text-properties fo:font-style="normal" officeooo:rsid="00c7f43b" style:font-style-asian="normal" style:font-style-complex="normal"/>
    </style:style>
    <style:style style:name="T65" style:family="text">
      <style:text-properties fo:font-style="normal" officeooo:rsid="00c986fe" style:font-style-asian="normal" style:font-style-complex="normal"/>
    </style:style>
    <style:style style:name="T66" style:family="text">
      <style:text-properties fo:font-style="normal" officeooo:rsid="00cad1c8" style:font-style-asian="normal" style:font-style-complex="normal"/>
    </style:style>
    <style:style style:name="T67" style:family="text">
      <style:text-properties fo:font-style="normal" officeooo:rsid="00cce027" style:font-style-asian="normal" style:font-style-complex="normal"/>
    </style:style>
    <style:style style:name="T68" style:family="text">
      <style:text-properties fo:font-style="normal" officeooo:rsid="00cdfcc0" style:font-style-asian="normal" style:font-style-complex="normal"/>
    </style:style>
    <style:style style:name="T69" style:family="text">
      <style:text-properties fo:font-style="normal" officeooo:rsid="00d1a544" style:font-style-asian="normal" style:font-style-complex="normal"/>
    </style:style>
    <style:style style:name="T70" style:family="text">
      <style:text-properties officeooo:rsid="00c24b15"/>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svg:stroke-color="#000000" draw:marker-start-width="0.1402in" draw:marker-end-width="0.1402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801900"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6600"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99ff66"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99ff66"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6600" draw:opacity="50%" draw:textarea-horizontal-align="justify" draw:textarea-vertical-align="middle" draw:auto-grow-height="false" fo:min-height="0.0563in" fo:min-width="0.056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801900" draw:opacity="50%" draw:textarea-horizontal-align="justify" draw:textarea-vertical-align="middle" draw:auto-grow-height="false" fo:min-height="0.0563in" fo:min-width="0.056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99ff66" draw:opacity="50%" draw:textarea-horizontal-align="justify" draw:textarea-vertical-align="middle" draw:auto-grow-height="false" fo:min-height="0.0571in" fo:min-width="0.057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801900"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6600"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6600" draw:opacity="50%" draw:textarea-horizontal-align="justify" draw:textarea-vertical-align="middle" draw:auto-grow-height="false" fo:min-height="0.0783in" fo:min-width="0.078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801900" draw:textarea-horizontal-align="justify" draw:textarea-vertical-align="middle" draw:auto-grow-height="false" fo:min-height="0.0508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6600" draw:textarea-horizontal-align="justify" draw:textarea-vertical-align="middle" draw:auto-grow-height="false" fo:min-height="0.0783in" fo:min-width="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99ff66" draw:textarea-horizontal-align="justify" draw:textarea-vertical-align="middle" draw:auto-grow-height="false" fo:min-height="0.0575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6600" draw:opacity="50%" draw:textarea-horizontal-align="justify" draw:textarea-vertical-align="middle" draw:auto-grow-height="false" fo:min-height="0.0571in" fo:min-width="0.057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801900" draw:textarea-horizontal-align="justify" draw:textarea-vertical-align="middle" draw:auto-grow-height="false" fo:min-height="0.0701in" fo:min-width="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99ff66" draw:textarea-horizontal-align="justify" draw:textarea-vertical-align="middle" draw:auto-grow-height="false" fo:min-height="0.0598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ff3333"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6666ff"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6666ff"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00"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9999ff" draw:textarea-horizontal-align="justify" draw:textarea-vertical-align="middle" draw:auto-grow-height="false" fo:min-height="0.0563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color="#ffff00"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9999ff" draw:textarea-horizontal-align="justify" draw:textarea-vertical-align="middle" draw:auto-grow-height="false" fo:min-height="0.0571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9999ff" draw:opacity="100%" draw:textarea-horizontal-align="justify" draw:textarea-vertical-align="middle" draw:auto-grow-height="false" fo:min-height="0.0563in" fo:min-width="0.0563in"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6666ff" draw:textarea-horizontal-align="justify" draw:textarea-vertical-align="middle" draw:auto-grow-height="false" fo:min-height="0.0783in" fo:min-width="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fill-color="#801900"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ff6600"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99ff66" draw:textarea-horizontal-align="justify" draw:textarea-vertical-align="middle" draw:auto-grow-height="false" fo:min-height="0.0571in" fo:min-width="0.0571in" style:run-through="back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fill-color="#99ff66"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ff3333"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6666ff"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fill-color="#ffff00" draw:textarea-horizontal-align="justify" draw:textarea-vertical-align="middle" draw:auto-grow-height="false" fo:min-height="0.0563in" fo:min-width="0.0563in" style:run-through="background" style:vertical-pos="from-top" style:vertical-rel="paragraph" style:horizontal-pos="from-left" style:horizontal-rel="paragraph" draw:wrap-influence-on-position="once-concurrent" style:flow-with-text="false"/>
    </style:style>
    <style:style style:name="gr36" style:family="graphic">
      <style:graphic-properties svg:stroke-color="#000000" draw:fill-color="#9999ff" draw:opacity="100%" draw:textarea-horizontal-align="justify" draw:textarea-vertical-align="middle" draw:auto-grow-height="false" fo:min-height="0.0563in" fo:min-width="0.0563in" draw:shadow-opacity="100%" style:run-through="back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801900" draw:textarea-horizontal-align="justify" draw:textarea-vertical-align="middle" draw:auto-grow-height="false" fo:min-height="0.0783in" fo:min-width="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9999ff" draw:opacity="100%" draw:textarea-horizontal-align="justify" draw:textarea-vertical-align="middle" draw:auto-grow-height="false" fo:min-height="0.0783in" fo:min-width="0.0783in"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9999ff" draw:opacity="100%" draw:textarea-horizontal-align="justify" draw:textarea-vertical-align="middle" draw:auto-grow-height="false" fo:min-height="0.0571in" fo:min-width="0.0571in"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color="#801900" draw:textarea-horizontal-align="justify" draw:textarea-vertical-align="middle" draw:auto-grow-height="false" fo:min-height="0.0638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000000" draw:fill-color="#801900"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color="#99ff66"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fill-color="#ff3333"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ff6600" draw:textarea-horizontal-align="justify" draw:textarea-vertical-align="middle" draw:auto-grow-height="false" fo:min-height="0.1075in" fo:min-width="0.1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color="#6666ff"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color="#ffff00"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color="#9999ff"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Guitar Scales, Arpeggios and Chords</text:p>
      <text:p text:style-name="P61">Part I</text:p>
      <text:p text:style-name="P61">Diatonic Scale<text:span text:style-name="T44">,</text:span></text:p>
      <text:p text:style-name="P62"><text:span text:style-name="T43">Dyad/</text:span>Triad Arpeggios<text:span text:style-name="T44">,</text:span></text:p>
      <text:p text:style-name="P62">Pentatonic Scales<text:span text:style-name="T44">,</text:span></text:p>
      <text:p text:style-name="P62">Ionian and Aeolian Modes</text:p>
      <text:p text:style-name="P61"/>
      <text:p text:style-name="P127">in</text:p>
      <text:p text:style-name="P127">CAGED, 3nps and MiniBox</text:p>
      <text:p text:style-name="P127">Systems</text:p>
      <text:p text:style-name="P51"/>
      <text:p text:style-name="P51"/>
      <text:p text:style-name="P52">Jan de Jongh</text:p>
      <text:p text:style-name="P52">GitHub Repository: <text:span text:style-name="T53">https://github.com/jandejongh/guitar</text:span></text:p>
      <text:p text:style-name="P52">2017 - 2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63"><text:a xlink:type="simple" xlink:href="#__RefHeading___Toc11226_1024750181" text:style-name="Index_20_Link" text:visited-style-name="Index_20_Link">Introduction<text:tab/>5</text:a></text:p>
          <text:p text:style-name="P63"><text:a xlink:type="simple" xlink:href="#__RefHeading___Toc11228_1024750181" text:style-name="Index_20_Link" text:visited-style-name="Index_20_Link">CAGED root notes [major/minor/dim/aug]<text:tab/>6</text:a></text:p>
          <text:p text:style-name="P67"><text:a xlink:type="simple" xlink:href="#__RefHeading___Toc11230_1024750181" text:style-name="Index_20_Link" text:visited-style-name="Index_20_Link">C-shape<text:tab/>6</text:a></text:p>
          <text:p text:style-name="P67"><text:a xlink:type="simple" xlink:href="#__RefHeading___Toc11232_1024750181" text:style-name="Index_20_Link" text:visited-style-name="Index_20_Link">A-shape<text:tab/>6</text:a></text:p>
          <text:p text:style-name="P67"><text:a xlink:type="simple" xlink:href="#__RefHeading___Toc11234_1024750181" text:style-name="Index_20_Link" text:visited-style-name="Index_20_Link">G-shape<text:tab/>6</text:a></text:p>
          <text:p text:style-name="P67"><text:a xlink:type="simple" xlink:href="#__RefHeading___Toc11236_1024750181" text:style-name="Index_20_Link" text:visited-style-name="Index_20_Link">E-shape<text:tab/>6</text:a></text:p>
          <text:p text:style-name="P67"><text:a xlink:type="simple" xlink:href="#__RefHeading___Toc11238_1024750181" text:style-name="Index_20_Link" text:visited-style-name="Index_20_Link">D-shape<text:tab/>6</text:a></text:p>
          <text:p text:style-name="P63"><text:a xlink:type="simple" xlink:href="#__RefHeading___Toc11240_1024750181" text:style-name="Index_20_Link" text:visited-style-name="Index_20_Link">CAGED 1-5 dyad "arpeggios" [major/minor]<text:tab/>7</text:a></text:p>
          <text:p text:style-name="P67"><text:a xlink:type="simple" xlink:href="#__RefHeading___Toc11242_1024750181" text:style-name="Index_20_Link" text:visited-style-name="Index_20_Link">C-shape<text:tab/>7</text:a></text:p>
          <text:p text:style-name="P67"><text:a xlink:type="simple" xlink:href="#__RefHeading___Toc11244_1024750181" text:style-name="Index_20_Link" text:visited-style-name="Index_20_Link">A-shape<text:tab/>7</text:a></text:p>
          <text:p text:style-name="P67"><text:a xlink:type="simple" xlink:href="#__RefHeading___Toc11246_1024750181" text:style-name="Index_20_Link" text:visited-style-name="Index_20_Link">G-shape<text:tab/>7</text:a></text:p>
          <text:p text:style-name="P67"><text:a xlink:type="simple" xlink:href="#__RefHeading___Toc11248_1024750181" text:style-name="Index_20_Link" text:visited-style-name="Index_20_Link">E-shape<text:tab/>7</text:a></text:p>
          <text:p text:style-name="P67"><text:a xlink:type="simple" xlink:href="#__RefHeading___Toc11250_1024750181" text:style-name="Index_20_Link" text:visited-style-name="Index_20_Link">D-shape<text:tab/>7</text:a></text:p>
          <text:p text:style-name="P63"><text:a xlink:type="simple" xlink:href="#__RefHeading___Toc11252_1024750181" text:style-name="Index_20_Link" text:visited-style-name="Index_20_Link">CAGED 1-3-5 arpeggios [major]<text:tab/>8</text:a></text:p>
          <text:p text:style-name="P67"><text:a xlink:type="simple" xlink:href="#__RefHeading___Toc11254_1024750181" text:style-name="Index_20_Link" text:visited-style-name="Index_20_Link">C-shape<text:tab/>8</text:a></text:p>
          <text:p text:style-name="P67"><text:a xlink:type="simple" xlink:href="#__RefHeading___Toc11256_1024750181" text:style-name="Index_20_Link" text:visited-style-name="Index_20_Link">A-shape<text:tab/>8</text:a></text:p>
          <text:p text:style-name="P67"><text:a xlink:type="simple" xlink:href="#__RefHeading___Toc11258_1024750181" text:style-name="Index_20_Link" text:visited-style-name="Index_20_Link">G-shape<text:tab/>8</text:a></text:p>
          <text:p text:style-name="P67"><text:a xlink:type="simple" xlink:href="#__RefHeading___Toc11260_1024750181" text:style-name="Index_20_Link" text:visited-style-name="Index_20_Link">E-shape<text:tab/>8</text:a></text:p>
          <text:p text:style-name="P67"><text:a xlink:type="simple" xlink:href="#__RefHeading___Toc11262_1024750181" text:style-name="Index_20_Link" text:visited-style-name="Index_20_Link">D-shape<text:tab/>8</text:a></text:p>
          <text:p text:style-name="P63"><text:a xlink:type="simple" xlink:href="#__RefHeading___Toc11264_1024750181" text:style-name="Index_20_Link" text:visited-style-name="Index_20_Link">CAGED 1-b3-5 arpeggios [minor]<text:tab/>9</text:a></text:p>
          <text:p text:style-name="P67"><text:a xlink:type="simple" xlink:href="#__RefHeading___Toc11266_1024750181" text:style-name="Index_20_Link" text:visited-style-name="Index_20_Link">C-shape<text:tab/>9</text:a></text:p>
          <text:p text:style-name="P67"><text:a xlink:type="simple" xlink:href="#__RefHeading___Toc11268_1024750181" text:style-name="Index_20_Link" text:visited-style-name="Index_20_Link">A-shape<text:tab/>9</text:a></text:p>
          <text:p text:style-name="P67"><text:a xlink:type="simple" xlink:href="#__RefHeading___Toc11270_1024750181" text:style-name="Index_20_Link" text:visited-style-name="Index_20_Link">G-shape<text:tab/>9</text:a></text:p>
          <text:p text:style-name="P67"><text:a xlink:type="simple" xlink:href="#__RefHeading___Toc11272_1024750181" text:style-name="Index_20_Link" text:visited-style-name="Index_20_Link">E-shape<text:tab/>9</text:a></text:p>
          <text:p text:style-name="P67"><text:a xlink:type="simple" xlink:href="#__RefHeading___Toc11274_1024750181" text:style-name="Index_20_Link" text:visited-style-name="Index_20_Link">D-shape<text:tab/>9</text:a></text:p>
          <text:p text:style-name="P63"><text:a xlink:type="simple" xlink:href="#__RefHeading___Toc11276_1024750181" text:style-name="Index_20_Link" text:visited-style-name="Index_20_Link">CAGED 1-2-3-5-6 "major pentatonic" scale [major]<text:tab/>10</text:a></text:p>
          <text:p text:style-name="P67"><text:a xlink:type="simple" xlink:href="#__RefHeading___Toc11278_1024750181" text:style-name="Index_20_Link" text:visited-style-name="Index_20_Link">C-shape<text:tab/>10</text:a></text:p>
          <text:p text:style-name="P67"><text:a xlink:type="simple" xlink:href="#__RefHeading___Toc11280_1024750181" text:style-name="Index_20_Link" text:visited-style-name="Index_20_Link">A-shape<text:tab/>10</text:a></text:p>
          <text:p text:style-name="P67"><text:a xlink:type="simple" xlink:href="#__RefHeading___Toc11282_1024750181" text:style-name="Index_20_Link" text:visited-style-name="Index_20_Link">G-shape<text:tab/>10</text:a></text:p>
          <text:p text:style-name="P67"><text:a xlink:type="simple" xlink:href="#__RefHeading___Toc11284_1024750181" text:style-name="Index_20_Link" text:visited-style-name="Index_20_Link">E-shape<text:tab/>10</text:a></text:p>
          <text:p text:style-name="P67"><text:a xlink:type="simple" xlink:href="#__RefHeading___Toc11286_1024750181" text:style-name="Index_20_Link" text:visited-style-name="Index_20_Link">D-shape<text:tab/>10</text:a></text:p>
          <text:p text:style-name="P63"><text:a xlink:type="simple" xlink:href="#__RefHeading___Toc11288_1024750181" text:style-name="Index_20_Link" text:visited-style-name="Index_20_Link">CAGED 1-b3-4-5-b7 "minor pentatonic" scale [minor]<text:tab/>11</text:a></text:p>
          <text:p text:style-name="P67"><text:a xlink:type="simple" xlink:href="#__RefHeading___Toc11290_1024750181" text:style-name="Index_20_Link" text:visited-style-name="Index_20_Link">C-shape<text:tab/>11</text:a></text:p>
          <text:p text:style-name="P67"><text:a xlink:type="simple" xlink:href="#__RefHeading___Toc11292_1024750181" text:style-name="Index_20_Link" text:visited-style-name="Index_20_Link">A-shape<text:tab/>11</text:a></text:p>
          <text:p text:style-name="P67"><text:a xlink:type="simple" xlink:href="#__RefHeading___Toc11294_1024750181" text:style-name="Index_20_Link" text:visited-style-name="Index_20_Link">G-shape<text:tab/>11</text:a></text:p>
          <text:p text:style-name="P67"><text:a xlink:type="simple" xlink:href="#__RefHeading___Toc11296_1024750181" text:style-name="Index_20_Link" text:visited-style-name="Index_20_Link">E-shape<text:tab/>11</text:a></text:p>
          <text:p text:style-name="P67"><text:a xlink:type="simple" xlink:href="#__RefHeading___Toc11298_1024750181" text:style-name="Index_20_Link" text:visited-style-name="Index_20_Link">D-shape<text:tab/>11</text:a></text:p>
          <text:p text:style-name="P63"><text:a xlink:type="simple" xlink:href="#__RefHeading___Toc11300_1024750181" text:style-name="Index_20_Link" text:visited-style-name="Index_20_Link">Ionian mini-boxes on lower-E string<text:tab/>12</text:a></text:p>
          <text:p text:style-name="P67"><text:a xlink:type="simple" xlink:href="#__RefHeading___Toc11302_1024750181" text:style-name="Index_20_Link" text:visited-style-name="Index_20_Link">G-shape<text:tab/>12</text:a></text:p>
          <text:p text:style-name="P67"><text:a xlink:type="simple" xlink:href="#__RefHeading___Toc11304_1024750181" text:style-name="Index_20_Link" text:visited-style-name="Index_20_Link">E-shape<text:tab/>12</text:a></text:p>
          <text:p text:style-name="P67"><text:a xlink:type="simple" xlink:href="#__RefHeading___Toc11306_1024750181" text:style-name="Index_20_Link" text:visited-style-name="Index_20_Link">3nps "Ionian shape"<text:tab/>12</text:a></text:p>
          <text:p text:style-name="P67"><text:a xlink:type="simple" xlink:href="#__RefHeading___Toc11308_1024750181" text:style-name="Index_20_Link" text:visited-style-name="Index_20_Link">3nps "Locrian shape"<text:tab/>12</text:a></text:p>
          <text:p text:style-name="P67"><text:a xlink:type="simple" xlink:href="#__RefHeading___Toc11310_1024750181" text:style-name="Index_20_Link" text:visited-style-name="Index_20_Link">3nps "Aeolian shape"<text:tab/>12</text:a></text:p>
          <text:p text:style-name="P63"><text:a xlink:type="simple" xlink:href="#__RefHeading___Toc11312_1024750181" text:style-name="Index_20_Link" text:visited-style-name="Index_20_Link">Aeolian mini-boxes on lower-E string<text:tab/>13</text:a></text:p>
          <text:p text:style-name="P67"><text:a xlink:type="simple" xlink:href="#__RefHeading___Toc11314_1024750181" text:style-name="Index_20_Link" text:visited-style-name="Index_20_Link">G-shape<text:tab/>13</text:a></text:p>
          <text:p text:style-name="P67"><text:a xlink:type="simple" xlink:href="#__RefHeading___Toc11316_1024750181" text:style-name="Index_20_Link" text:visited-style-name="Index_20_Link">E-shape<text:tab/>13</text:a></text:p>
          <text:p text:style-name="P67"><text:soft-page-break/><text:a xlink:type="simple" xlink:href="#__RefHeading___Toc11318_1024750181" text:style-name="Index_20_Link" text:visited-style-name="Index_20_Link">3nps "Aeolian shape"<text:tab/>13</text:a></text:p>
          <text:p text:style-name="P67"><text:a xlink:type="simple" xlink:href="#__RefHeading___Toc11320_1024750181" text:style-name="Index_20_Link" text:visited-style-name="Index_20_Link">3nps "Mixolydian shape"<text:tab/>13</text:a></text:p>
          <text:p text:style-name="P67"><text:a xlink:type="simple" xlink:href="#__RefHeading___Toc11322_1024750181" text:style-name="Index_20_Link" text:visited-style-name="Index_20_Link">3nps "Lydian shape"<text:tab/>13</text:a></text:p>
          <text:p text:style-name="P63"><text:a xlink:type="simple" xlink:href="#__RefHeading___Toc11324_1024750181" text:style-name="Index_20_Link" text:visited-style-name="Index_20_Link">Ionian mini-boxes on A string<text:tab/>14</text:a></text:p>
          <text:p text:style-name="P67"><text:a xlink:type="simple" xlink:href="#__RefHeading___Toc11326_1024750181" text:style-name="Index_20_Link" text:visited-style-name="Index_20_Link">C-shape<text:tab/>14</text:a></text:p>
          <text:p text:style-name="P67"><text:a xlink:type="simple" xlink:href="#__RefHeading___Toc11328_1024750181" text:style-name="Index_20_Link" text:visited-style-name="Index_20_Link">A-shape<text:tab/>14</text:a></text:p>
          <text:p text:style-name="P67"><text:a xlink:type="simple" xlink:href="#__RefHeading___Toc11330_1024750181" text:style-name="Index_20_Link" text:visited-style-name="Index_20_Link">3nps "Mixolydian shape"<text:tab/>14</text:a></text:p>
          <text:p text:style-name="P67"><text:a xlink:type="simple" xlink:href="#__RefHeading___Toc11332_1024750181" text:style-name="Index_20_Link" text:visited-style-name="Index_20_Link">3nps "Lydian shape"<text:tab/>14</text:a></text:p>
          <text:p text:style-name="P67"><text:a xlink:type="simple" xlink:href="#__RefHeading___Toc11334_1024750181" text:style-name="Index_20_Link" text:visited-style-name="Index_20_Link">3nps "Phrygian shape"<text:tab/>14</text:a></text:p>
          <text:p text:style-name="P63"><text:a xlink:type="simple" xlink:href="#__RefHeading___Toc11336_1024750181" text:style-name="Index_20_Link" text:visited-style-name="Index_20_Link">Aeolian mini-boxes on A string<text:tab/>15</text:a></text:p>
          <text:p text:style-name="P67"><text:a xlink:type="simple" xlink:href="#__RefHeading___Toc11338_1024750181" text:style-name="Index_20_Link" text:visited-style-name="Index_20_Link">C-shape<text:tab/>15</text:a></text:p>
          <text:p text:style-name="P67"><text:a xlink:type="simple" xlink:href="#__RefHeading___Toc11340_1024750181" text:style-name="Index_20_Link" text:visited-style-name="Index_20_Link">A-shape<text:tab/>15</text:a></text:p>
          <text:p text:style-name="P67"><text:a xlink:type="simple" xlink:href="#__RefHeading___Toc11342_1024750181" text:style-name="Index_20_Link" text:visited-style-name="Index_20_Link">3nps "Phrygian shape"<text:tab/>15</text:a></text:p>
          <text:p text:style-name="P67"><text:a xlink:type="simple" xlink:href="#__RefHeading___Toc11344_1024750181" text:style-name="Index_20_Link" text:visited-style-name="Index_20_Link">3nps "Dorian shape"<text:tab/>15</text:a></text:p>
          <text:p text:style-name="P67"><text:a xlink:type="simple" xlink:href="#__RefHeading___Toc11346_1024750181" text:style-name="Index_20_Link" text:visited-style-name="Index_20_Link">3nps "Ionian shape"<text:tab/>15</text:a></text:p>
          <text:p text:style-name="P63"><text:a xlink:type="simple" xlink:href="#__RefHeading___Toc11348_1024750181" text:style-name="Index_20_Link" text:visited-style-name="Index_20_Link">Ionian mini-boxes on D string<text:tab/>16</text:a></text:p>
          <text:p text:style-name="P67"><text:a xlink:type="simple" xlink:href="#__RefHeading___Toc11350_1024750181" text:style-name="Index_20_Link" text:visited-style-name="Index_20_Link">E-shape<text:tab/>16</text:a></text:p>
          <text:p text:style-name="P67"><text:a xlink:type="simple" xlink:href="#__RefHeading___Toc11352_1024750181" text:style-name="Index_20_Link" text:visited-style-name="Index_20_Link">D-shape<text:tab/>16</text:a></text:p>
          <text:p text:style-name="P67"><text:a xlink:type="simple" xlink:href="#__RefHeading___Toc11354_1024750181" text:style-name="Index_20_Link" text:visited-style-name="Index_20_Link">3nps "Dorian shape"<text:tab/>16</text:a></text:p>
          <text:p text:style-name="P67"><text:a xlink:type="simple" xlink:href="#__RefHeading___Toc11356_1024750181" text:style-name="Index_20_Link" text:visited-style-name="Index_20_Link">3nps "Ionian shape"<text:tab/>16</text:a></text:p>
          <text:p text:style-name="P67"><text:a xlink:type="simple" xlink:href="#__RefHeading___Toc11358_1024750181" text:style-name="Index_20_Link" text:visited-style-name="Index_20_Link">3nps "Locrian shape"<text:tab/>16</text:a></text:p>
          <text:p text:style-name="P63"><text:a xlink:type="simple" xlink:href="#__RefHeading___Toc11360_1024750181" text:style-name="Index_20_Link" text:visited-style-name="Index_20_Link">Aeolian mini-boxes on D string<text:tab/>17</text:a></text:p>
          <text:p text:style-name="P67"><text:a xlink:type="simple" xlink:href="#__RefHeading___Toc11362_1024750181" text:style-name="Index_20_Link" text:visited-style-name="Index_20_Link">E-shape<text:tab/>17</text:a></text:p>
          <text:p text:style-name="P67"><text:a xlink:type="simple" xlink:href="#__RefHeading___Toc11364_1024750181" text:style-name="Index_20_Link" text:visited-style-name="Index_20_Link">D-shape<text:tab/>17</text:a></text:p>
          <text:p text:style-name="P67"><text:a xlink:type="simple" xlink:href="#__RefHeading___Toc11366_1024750181" text:style-name="Index_20_Link" text:visited-style-name="Index_20_Link">3nps "Locrian shape"<text:tab/>17</text:a></text:p>
          <text:p text:style-name="P67"><text:a xlink:type="simple" xlink:href="#__RefHeading___Toc11368_1024750181" text:style-name="Index_20_Link" text:visited-style-name="Index_20_Link">3nps "Aeolian shape"<text:tab/>17</text:a></text:p>
          <text:p text:style-name="P67"><text:a xlink:type="simple" xlink:href="#__RefHeading___Toc11370_1024750181" text:style-name="Index_20_Link" text:visited-style-name="Index_20_Link">3nps "Ionian shape"<text:tab/>17</text:a></text:p>
          <text:p text:style-name="P63"><text:a xlink:type="simple" xlink:href="#__RefHeading___Toc11372_1024750181" text:style-name="Index_20_Link" text:visited-style-name="Index_20_Link">Ionian mini-boxes on G string<text:tab/>18</text:a></text:p>
          <text:p text:style-name="P67"><text:a xlink:type="simple" xlink:href="#__RefHeading___Toc11374_1024750181" text:style-name="Index_20_Link" text:visited-style-name="Index_20_Link">A-shape<text:tab/>18</text:a></text:p>
          <text:p text:style-name="P67"><text:a xlink:type="simple" xlink:href="#__RefHeading___Toc11376_1024750181" text:style-name="Index_20_Link" text:visited-style-name="Index_20_Link">G-shape<text:tab/>18</text:a></text:p>
          <text:p text:style-name="P67"><text:a xlink:type="simple" xlink:href="#__RefHeading___Toc11378_1024750181" text:style-name="Index_20_Link" text:visited-style-name="Index_20_Link">3nps "Aeolian shape"<text:tab/>18</text:a></text:p>
          <text:p text:style-name="P67"><text:a xlink:type="simple" xlink:href="#__RefHeading___Toc11380_1024750181" text:style-name="Index_20_Link" text:visited-style-name="Index_20_Link">3nps "Mixolydian shape"<text:tab/>18</text:a></text:p>
          <text:p text:style-name="P67"><text:a xlink:type="simple" xlink:href="#__RefHeading___Toc11382_1024750181" text:style-name="Index_20_Link" text:visited-style-name="Index_20_Link">3nps "Lydian shape"<text:tab/>18</text:a></text:p>
          <text:p text:style-name="P63"><text:a xlink:type="simple" xlink:href="#__RefHeading___Toc11384_1024750181" text:style-name="Index_20_Link" text:visited-style-name="Index_20_Link">Aeolian mini-boxes on G string<text:tab/>19</text:a></text:p>
          <text:p text:style-name="P67"><text:a xlink:type="simple" xlink:href="#__RefHeading___Toc11386_1024750181" text:style-name="Index_20_Link" text:visited-style-name="Index_20_Link">A-shape<text:tab/>19</text:a></text:p>
          <text:p text:style-name="P67"><text:a xlink:type="simple" xlink:href="#__RefHeading___Toc11388_1024750181" text:style-name="Index_20_Link" text:visited-style-name="Index_20_Link">G-shape<text:tab/>19</text:a></text:p>
          <text:p text:style-name="P67"><text:a xlink:type="simple" xlink:href="#__RefHeading___Toc11390_1024750181" text:style-name="Index_20_Link" text:visited-style-name="Index_20_Link">3nps "Lydian shape"<text:tab/>19</text:a></text:p>
          <text:p text:style-name="P67"><text:a xlink:type="simple" xlink:href="#__RefHeading___Toc11392_1024750181" text:style-name="Index_20_Link" text:visited-style-name="Index_20_Link">3nps "Phrygian shape"<text:tab/>19</text:a></text:p>
          <text:p text:style-name="P67"><text:a xlink:type="simple" xlink:href="#__RefHeading___Toc11394_1024750181" text:style-name="Index_20_Link" text:visited-style-name="Index_20_Link">3nps "Dorian shape"<text:tab/>19</text:a></text:p>
          <text:p text:style-name="P63"><text:a xlink:type="simple" xlink:href="#__RefHeading___Toc11396_1024750181" text:style-name="Index_20_Link" text:visited-style-name="Index_20_Link">CAGED Ionian 6-string shapes<text:tab/>20</text:a></text:p>
          <text:p text:style-name="P67"><text:a xlink:type="simple" xlink:href="#__RefHeading___Toc11398_1024750181" text:style-name="Index_20_Link" text:visited-style-name="Index_20_Link">C-shape<text:tab/>20</text:a></text:p>
          <text:p text:style-name="P67"><text:a xlink:type="simple" xlink:href="#__RefHeading___Toc11400_1024750181" text:style-name="Index_20_Link" text:visited-style-name="Index_20_Link">A-shape<text:tab/>20</text:a></text:p>
          <text:p text:style-name="P67"><text:a xlink:type="simple" xlink:href="#__RefHeading___Toc11402_1024750181" text:style-name="Index_20_Link" text:visited-style-name="Index_20_Link">G-shape<text:tab/>20</text:a></text:p>
          <text:p text:style-name="P67"><text:a xlink:type="simple" xlink:href="#__RefHeading___Toc11404_1024750181" text:style-name="Index_20_Link" text:visited-style-name="Index_20_Link">E-shape<text:tab/>20</text:a></text:p>
          <text:p text:style-name="P67"><text:a xlink:type="simple" xlink:href="#__RefHeading___Toc11406_1024750181" text:style-name="Index_20_Link" text:visited-style-name="Index_20_Link">D-shape<text:tab/>20</text:a></text:p>
          <text:p text:style-name="P63"><text:a xlink:type="simple" xlink:href="#__RefHeading___Toc11408_1024750181" text:style-name="Index_20_Link" text:visited-style-name="Index_20_Link">CAGED Aeolian 6-string shapes<text:tab/>21</text:a></text:p>
          <text:p text:style-name="P67"><text:a xlink:type="simple" xlink:href="#__RefHeading___Toc11410_1024750181" text:style-name="Index_20_Link" text:visited-style-name="Index_20_Link">C-shape<text:tab/>21</text:a></text:p>
          <text:p text:style-name="P67"><text:a xlink:type="simple" xlink:href="#__RefHeading___Toc11412_1024750181" text:style-name="Index_20_Link" text:visited-style-name="Index_20_Link">A-shape<text:tab/>21</text:a></text:p>
          <text:p text:style-name="P67"><text:a xlink:type="simple" xlink:href="#__RefHeading___Toc11414_1024750181" text:style-name="Index_20_Link" text:visited-style-name="Index_20_Link">G-shape<text:tab/>21</text:a></text:p>
          <text:p text:style-name="P67"><text:soft-page-break/><text:a xlink:type="simple" xlink:href="#__RefHeading___Toc11416_1024750181" text:style-name="Index_20_Link" text:visited-style-name="Index_20_Link">E-shape<text:tab/>21</text:a></text:p>
          <text:p text:style-name="P67"><text:a xlink:type="simple" xlink:href="#__RefHeading___Toc11418_1024750181" text:style-name="Index_20_Link" text:visited-style-name="Index_20_Link">D-shape<text:tab/>21</text:a></text:p>
          <text:p text:style-name="P63"><text:a xlink:type="simple" xlink:href="#__RefHeading___Toc11420_1024750181" text:style-name="Index_20_Link" text:visited-style-name="Index_20_Link">3nps Ionian 6-string shapes<text:tab/>22</text:a></text:p>
          <text:p text:style-name="P67"><text:a xlink:type="simple" xlink:href="#__RefHeading___Toc11422_1024750181" text:style-name="Index_20_Link" text:visited-style-name="Index_20_Link">Mixolydian shape<text:tab/>22</text:a></text:p>
          <text:p text:style-name="P67"><text:a xlink:type="simple" xlink:href="#__RefHeading___Toc11424_1024750181" text:style-name="Index_20_Link" text:visited-style-name="Index_20_Link">Ionian shape<text:tab/>22</text:a></text:p>
          <text:p text:style-name="P67"><text:a xlink:type="simple" xlink:href="#__RefHeading___Toc11426_1024750181" text:style-name="Index_20_Link" text:visited-style-name="Index_20_Link">Lydian shape<text:tab/>22</text:a></text:p>
          <text:p text:style-name="P67"><text:a xlink:type="simple" xlink:href="#__RefHeading___Toc11428_1024750181" text:style-name="Index_20_Link" text:visited-style-name="Index_20_Link">Locrian shape<text:tab/>22</text:a></text:p>
          <text:p text:style-name="P67"><text:a xlink:type="simple" xlink:href="#__RefHeading___Toc11430_1024750181" text:style-name="Index_20_Link" text:visited-style-name="Index_20_Link">Phrygian shape<text:tab/>22</text:a></text:p>
          <text:p text:style-name="P67"><text:a xlink:type="simple" xlink:href="#__RefHeading___Toc11432_1024750181" text:style-name="Index_20_Link" text:visited-style-name="Index_20_Link">Aeolian shape<text:tab/>22</text:a></text:p>
          <text:p text:style-name="P67"><text:a xlink:type="simple" xlink:href="#__RefHeading___Toc11434_1024750181" text:style-name="Index_20_Link" text:visited-style-name="Index_20_Link">Dorian shape<text:tab/>22</text:a></text:p>
          <text:p text:style-name="P63"><text:a xlink:type="simple" xlink:href="#__RefHeading___Toc11436_1024750181" text:style-name="Index_20_Link" text:visited-style-name="Index_20_Link">3nps Aeolian 6-string shapes<text:tab/>23</text:a></text:p>
          <text:p text:style-name="P67"><text:a xlink:type="simple" xlink:href="#__RefHeading___Toc11438_1024750181" text:style-name="Index_20_Link" text:visited-style-name="Index_20_Link">Mixolydian shape<text:tab/>23</text:a></text:p>
          <text:p text:style-name="P67"><text:a xlink:type="simple" xlink:href="#__RefHeading___Toc11440_1024750181" text:style-name="Index_20_Link" text:visited-style-name="Index_20_Link">Ionian shape<text:tab/>23</text:a></text:p>
          <text:p text:style-name="P67"><text:a xlink:type="simple" xlink:href="#__RefHeading___Toc11442_1024750181" text:style-name="Index_20_Link" text:visited-style-name="Index_20_Link">Lydian shape<text:tab/>23</text:a></text:p>
          <text:p text:style-name="P67"><text:a xlink:type="simple" xlink:href="#__RefHeading___Toc11444_1024750181" text:style-name="Index_20_Link" text:visited-style-name="Index_20_Link">Locrian shape<text:tab/>23</text:a></text:p>
          <text:p text:style-name="P67"><text:a xlink:type="simple" xlink:href="#__RefHeading___Toc11446_1024750181" text:style-name="Index_20_Link" text:visited-style-name="Index_20_Link">Phrygian shape<text:tab/>23</text:a></text:p>
          <text:p text:style-name="P67"><text:a xlink:type="simple" xlink:href="#__RefHeading___Toc11448_1024750181" text:style-name="Index_20_Link" text:visited-style-name="Index_20_Link">Aeolian shape<text:tab/>23</text:a></text:p>
          <text:p text:style-name="P67"><text:a xlink:type="simple" xlink:href="#__RefHeading___Toc11450_1024750181" text:style-name="Index_20_Link" text:visited-style-name="Index_20_Link">Dorian shape<text:tab/>23</text:a></text:p>
        </text:index-body>
      </text:table-of-content>
      <text:h text:style-name="P78" text:outline-level="1"/>
      <text:h text:style-name="P90" text:outline-level="1"><text:bookmark-start text:name="__RefHeading___Toc11226_1024750181"/>Introduction<text:bookmark-end text:name="__RefHeading___Toc11226_1024750181"/></text:h>
      <text:p text:style-name="P53">This document series contains scales, patterns, chords, etc. for guitar mostly for my own personal use (practice). I've released this material (XXX license) in public to hopefully the benefit of others.</text:p>
      <text:p text:style-name="P54">In the document series, I focus on pattern shapes on the guitar fretboard exclusively, and do not provide <text:span text:style-name="T48">any </text:span>further details on the musical semantics, left-hand fingering, right-hand picking or tapping techniques, <text:span text:style-name="T54">pick slanting, </text:span>timing, phrasing, bending, <text:span text:style-name="T54">vibrating, </text:span>hammer-on-ing, pull-off-ing, <text:span text:style-name="T54">pinch-harmonicking, </text:span>interval practicing, hand position<text:span text:style-name="T70">ing</text:span>, muting, sweep-arpeggiating, <text:span text:style-name="T70">your breathing, your pick thickness, your effects order, </text:span>etc., etc.<text:span text:style-name="T54">, all of the latter aspects are probably equally if not more important for studying guitar from a </text:span><text:span text:style-name="T49">musician</text:span><text:span text:style-name="T50">'s</text:span><text:span text:style-name="T49"> </text:span><text:span text:style-name="T56">point of view than the mere shapes of the patterns on the fretboard.</text:span><text:span text:style-name="T57"> Instead, the only objective of this series is to provide a complete reference to CAGED, 3nps and MiniBox systems (for now, restricted to the Ionian and Aeolian modes of the diatonic scale) such that you can navigate seamlessly on the fretboard, switching from one system to the other, as well as switching between different ("adjacent") positions.</text:span></text:p>
      <text:p text:style-name="P55"><text:span text:style-name="T57">I</text:span><text:span text:style-name="T55">n order for these series (well, at least for part I) to be useful to you, </text:span><text:span text:style-name="T58">I think </text:span><text:span text:style-name="T55">you need the following luggage:</text:span></text:p>
      <text:list xml:id="list4778160385253253016" text:style-name="L1">
        <text:list-item>
          <text:p text:style-name="P68">The structure of your fretboard in terms of tones in standard tuning, inter-string intervals, and blindly name/find any CDEFGAB note on any string.</text:p>
        </text:list-item>
        <text:list-item>
          <text:p text:style-name="P68"><text:span text:style-name="T62">An understanding of the meaning and structure of </text:span><text:span text:style-name="T51">chords, dyads, </text:span><text:span text:style-name="T62">and </text:span><text:span text:style-name="T51">triads</text:span><text:span text:style-name="T62">. Of major, minor, diminished and augmented triads.</text:span><text:span text:style-name="T59"> Power (1-5 or 1-5-1) chords.</text:span></text:p>
        </text:list-item>
        <text:list-item>
          <text:p text:style-name="P69"><text:span text:style-name="T55">An understanding of the diatonic scale, the numbering of its notes, the intervals between these notes and their naming</text:span><text:span text:style-name="T64">.</text:span></text:p>
        </text:list-item>
        <text:list-item>
          <text:p text:style-name="P69"><text:span text:style-name="T64">The </text:span><text:span text:style-name="T55">seven modes of the </text:span><text:span text:style-name="T64">diatonic </text:span><text:span text:style-name="T55">scale: their names and their relative starting position (Ionian, Dorian, Phrygian, Lydian, Mixolydian, Aeolian, Locrian).</text:span><text:span text:style-name="T59"> The notion that the Aeolian mode/chord is the "relative minor" to the Ionian.</text:span></text:p>
        </text:list-item>
        <text:list-item>
          <text:p text:style-name="P70"><text:span text:style-name="T59">I</text:span><text:span text:style-name="T55">mmediate comprehension of what chords connect to a diatonic scale in 1-3-5 (I, IIm, IIIm, IV, V, VIIm, VIIImb5) and in 1-3-5-7 (IM7, IIm7, IIIm7, IVM7, V7, VIm7, VIIm7b5).</text:span></text:p>
        </text:list-item>
        <text:list-item>
          <text:p text:style-name="P69"><text:span text:style-name="T58">Knowledge of major 7th and dominant 7th chords</text:span><text:span text:style-name="T64">.</text:span></text:p>
        </text:list-item>
        <text:list-item>
          <text:p text:style-name="P69"><text:span text:style-name="T64">Knowledge of </text:span><text:span text:style-name="T58">sus2 and sus4 chords.</text:span></text:p>
        </text:list-item>
        <text:list-item>
          <text:p text:style-name="P71">Familiarity with the three types of diminished chords (half diminished or mb5, m7b5, full diminished).</text:p>
        </text:list-item>
        <text:list-item>
          <text:p text:style-name="P75"><text:span text:style-name="T55">The open-string chords C, A, G, E, D, Am, Em, Dm, as well as C7, A7, AM7, G7, E7, D7, DM7, Am7, Em7, Dm7.</text:span><text:span text:style-name="T63"> Know the positions of their root, 3rd, 5th and 7th notes in the chords.</text:span></text:p>
        </text:list-item>
        <text:list-item>
          <text:p text:style-name="P75"><text:span text:style-name="T55">Barred versions of E, A, Em, Am, C/D, E7, A7, Em7, Am7, C7/D7</text:span><text:span text:style-name="T63"> chords</text:span><text:span text:style-name="T55">.</text:span></text:p>
        </text:list-item>
        <text:list-item>
          <text:p text:style-name="P75"><text:soft-page-break/><text:span text:style-name="T55">The framework outlined by the CAGED system and its (diatonic) Ionian and Aeolian </text:span><text:span text:style-name="T60">mode shapes in all (CAGED) positions.</text:span></text:p>
        </text:list-item>
        <text:list-item>
          <text:p text:style-name="P72">Fully mastering the the pentatonic scale in major (Ionian) and minor (Aeolian) modes in all five positions.</text:p>
        </text:list-item>
        <text:list-item>
          <text:p text:style-name="P76"><text:span text:style-name="T55">The 3nps systems with its seven distinct shapes, each named after the diatonic mode at its starting position on the lower-E string. The fact that in 3nps, the pattern (3x</text:span><text:span text:style-name="T61">p</text:span><text:span text:style-name="T55">I, 2x</text:span><text:span text:style-name="T61">p</text:span><text:span text:style-name="T55">II, 2x</text:span><text:span text:style-name="T61">p</text:span><text:span text:style-name="T55">III) repeats itself 7 (virtual) strings from our starting position. The fact that the deviating interval between the G and B strings (maj3 versus 4) is dealt with by a simple shift in position.</text:span></text:p>
        </text:list-item>
        <text:list-item>
          <text:p text:style-name="P76"><text:span text:style-name="T61">The all-fourth</text:span><text:span text:style-name="T63">s</text:span><text:span text:style-name="T61"> tuning and its relevance to 3nps </text:span><text:span text:style-name="T63">and 4nps </text:span><text:span text:style-name="T61">(</text:span><text:span text:style-name="T63">both </text:span><text:span text:style-name="T52">not</text:span><text:span text:style-name="T61"> relevant in part I).</text:span></text:p>
        </text:list-item>
      </text:list>
      <text:p text:style-name="P56"><text:span text:style-name="T61">P</text:span><text:span text:style-name="T55">lease make sure you master (at least to some extent) these theoretical and practical prerequisites before using this document.</text:span></text:p>
      <text:p text:style-name="P74">Notation</text:p>
      <text:p text:style-name="P56"><text:span text:style-name="T55">In this series, patterns are represented on the six string of a guitar in standard tuning, unless otherwise noted. In each figure</text:span><text:span text:style-name="T68">s used</text:span><text:span text:style-name="T55">, the six horizontal lines represent the strings </text:span><text:span text:style-name="T66">of the guitar </text:span><text:span text:style-name="T55">with the high-E (first string) on top and the low-E (sixth string) </text:span><text:span text:style-name="T66">at</text:span><text:span text:style-name="T55"> the bottom of the figure. </text:span><text:span text:style-name="T65">Vertical lines represent frets on the fretboard. </text:span><text:span text:style-name="T55">All shapes shown </text:span><text:span text:style-name="T65">are at an arbitrary position on the fretboard (between top </text:span><text:span text:style-name="T69">on the left </text:span><text:span text:style-name="T65">and neck</text:span><text:span text:style-name="T69"> on the right</text:span><text:span text:style-name="T65">), and ignore the possible effects of the top and the end of the neck (think of it as a six-string guitar of infinite length with standard tuning).</text:span></text:p>
      <text:p text:style-name="P57"><text:span text:style-name="T55">The notes in the shapes in a scale are color-coded </text:span><text:span text:style-name="T66">as a function of their position in the scale according to the following (almost obsolete by now) color code for resistor values: </text:span></text:p>
      <table:table table:name="Color_coding_of_notes_in_a_scale" table:style-name="Color_5f_coding_5f_of_5f_notes_5f_in_5f_a_5f_scale">
        <table:table-column table:style-name="Color_5f_coding_5f_of_5f_notes_5f_in_5f_a_5f_scale.A"/>
        <table:table-column table:style-name="Color_5f_coding_5f_of_5f_notes_5f_in_5f_a_5f_scale.B"/>
        <table:table-header-rows>
          <table:table-row>
            <table:table-cell table:style-name="Color_5f_coding_5f_of_5f_notes_5f_in_5f_a_5f_scale.A1" office:value-type="string">
              <text:p text:style-name="P64">Note number</text:p>
            </table:table-cell>
            <table:table-cell table:style-name="Color_5f_coding_5f_of_5f_notes_5f_in_5f_a_5f_scale.B1" office:value-type="string">
              <text:p text:style-name="P64">Notation</text:p>
            </table:table-cell>
          </table:table-row>
        </table:table-header-rows>
        <table:table-row>
          <table:table-cell table:style-name="Color_5f_coding_5f_of_5f_notes_5f_in_5f_a_5f_scale.A2" office:value-type="string">
            <text:p text:style-name="P66">1</text:p>
          </table:table-cell>
          <table:table-cell table:style-name="Color_5f_coding_5f_of_5f_notes_5f_in_5f_a_5f_scale.B2" office:value-type="string">
            <text:p text:style-name="P65"><draw:custom-shape text:anchor-type="paragraph" draw:z-index="4809" draw:name="Shape3" draw:style-name="gr41" draw:text-style-name="P131" svg:width="0.1504in" svg:height="0.1504in" svg:x="0.5437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2</text:p>
          </table:table-cell>
          <table:table-cell table:style-name="Color_5f_coding_5f_of_5f_notes_5f_in_5f_a_5f_scale.B2" office:value-type="string">
            <text:p text:style-name="P65"><draw:custom-shape text:anchor-type="paragraph" draw:z-index="4811" draw:name="Shape3" draw:style-name="gr43" draw:text-style-name="P141" svg:width="0.1504in" svg:height="0.1504in" svg:x="0.5382in" svg:y="0.0138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3</text:p>
          </table:table-cell>
          <table:table-cell table:style-name="Color_5f_coding_5f_of_5f_notes_5f_in_5f_a_5f_scale.B2" office:value-type="string">
            <text:p text:style-name="P65"><draw:custom-shape text:anchor-type="paragraph" draw:z-index="4812" draw:name="Shape3" draw:style-name="gr44" draw:text-style-name="P139" svg:width="0.1512in" svg:height="0.1512in" svg:x="0.5429in" svg:y="0.025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4</text:p>
          </table:table-cell>
          <table:table-cell table:style-name="Color_5f_coding_5f_of_5f_notes_5f_in_5f_a_5f_scale.B2" office:value-type="string">
            <text:p text:style-name="P65"><draw:custom-shape text:anchor-type="paragraph" draw:z-index="4814" draw:name="Shape3" draw:style-name="gr46" draw:text-style-name="P144" svg:width="0.1504in" svg:height="0.1504in" svg:x="0.5453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5</text:p>
          </table:table-cell>
          <table:table-cell table:style-name="Color_5f_coding_5f_of_5f_notes_5f_in_5f_a_5f_scale.B2" office:value-type="string">
            <text:p text:style-name="P65"><draw:custom-shape text:anchor-type="paragraph" draw:z-index="4810" draw:name="Shape3" draw:style-name="gr42" draw:text-style-name="P134" svg:width="0.1504in" svg:height="0.1504in" svg:x="0.5472in" svg:y="0.0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6</text:p>
          </table:table-cell>
          <table:table-cell table:style-name="Color_5f_coding_5f_of_5f_notes_5f_in_5f_a_5f_scale.B2" office:value-type="string">
            <text:p text:style-name="P65"><draw:custom-shape text:anchor-type="paragraph" draw:z-index="4813" draw:name="Shape3" draw:style-name="gr45" draw:text-style-name="P142" svg:width="0.1504in" svg:height="0.1504in" svg:x="0.5453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Color_5f_coding_5f_of_5f_notes_5f_in_5f_a_5f_scale.A2" office:value-type="string">
            <text:p text:style-name="P66">7</text:p>
          </table:table-cell>
          <table:table-cell table:style-name="Color_5f_coding_5f_of_5f_notes_5f_in_5f_a_5f_scale.B2" office:value-type="string">
            <text:p text:style-name="P65"><draw:custom-shape text:anchor-type="paragraph" draw:z-index="4815" draw:name="Shape3" draw:style-name="gr47" draw:text-style-name="P145" svg:width="0.1504in" svg:height="0.1504in" svg:x="0.5492in" svg:y="0.028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
      <text:p text:style-name="P73"/>
      <text:p text:style-name="P58"><text:span text:style-name="T66">A</text:span><text:span text:style-name="T55">dmittedly, </text:span><text:span text:style-name="T67">on my printer, </text:span><text:span text:style-name="T55">the color nuances between notes 2 and 3 (red and orange, respectively), and between notes 6 and 7 (blue and violet, respectively) are quite low. We hope to improve this in a future release.</text:span></text:p>
      <text:h text:style-name="P91" text:outline-level="1"><text:bookmark-start text:name="__RefHeading___Toc11228_1024750181"/><text:span text:style-name="T45">CAGED </text:span>root notes<text:span text:style-name="T4"> [major/minor/dim/aug]</text:span><text:bookmark-end text:name="__RefHeading___Toc11228_1024750181"/></text:h>
      <text:h text:style-name="P99" text:outline-level="2"><text:bookmark-start text:name="__RefHeading___Toc11230_1024750181"/>C-<text:span text:style-name="T1">shape</text:span><text:bookmark-end text:name="__RefHeading___Toc11230_1024750181"/></text:h>
      <text:p text:style-name="P2"><draw:frame draw:style-name="fr1" draw:name="Frame6" text:anchor-type="paragraph" svg:x="0.5228in" svg:y="0.0398in" svg:width="3.6937in" draw:z-index="118"><draw:text-box fo:min-height="1.0575in"><text:p text:style-name="Frame_20_contents"><draw:line text:anchor-type="paragraph" draw:z-index="119" draw:name="Shape2" draw:style-name="gr1" draw:text-style-name="P128" svg:x1="0.6984in" svg:y1="0.2953in" svg:x2="3.4547in" svg:y2="0.2791in"><text:p/></draw:line><draw:line text:anchor-type="paragraph" draw:z-index="120" draw:name="Shape2" draw:style-name="gr1" draw:text-style-name="P129" svg:x1="0.6929in" svg:y1="0.3906in" svg:x2="3.4547in" svg:y2="0.378in"><text:p/></draw:line><draw:line text:anchor-type="paragraph" draw:z-index="121" draw:name="Shape2" draw:style-name="gr1" draw:text-style-name="P129" svg:x1="0.698in" svg:y1="0.4839in" svg:x2="3.4551in" svg:y2="0.4819in"><text:p/></draw:line><draw:line text:anchor-type="paragraph" draw:z-index="122" draw:name="Shape2" draw:style-name="gr1" draw:text-style-name="P129" svg:x1="0.6984in" svg:y1="0.5882in" svg:x2="3.4547in" svg:y2="0.5811in"><text:p/></draw:line><draw:line text:anchor-type="paragraph" draw:z-index="123" draw:name="Shape2" draw:style-name="gr2" draw:text-style-name="P130" svg:x1="0.6984in" svg:y1="0.1811in" svg:x2="3.4547in" svg:y2="0.1811in"><text:p/></draw:line><draw:line text:anchor-type="paragraph" draw:z-index="124" draw:name="Shape2" draw:style-name="gr1" draw:text-style-name="P129" svg:x1="0.6984in" svg:y1="0.6898in" svg:x2="3.4547in" svg:y2="0.6898in"><text:p/></draw:line><draw:line text:anchor-type="paragraph" draw:z-index="125" draw:name="Shape1" draw:style-name="gr3" draw:text-style-name="P129" svg:x1="0.6984in" svg:y1="0.1811in" svg:x2="0.6984in" svg:y2="0.6894in"><text:p/></draw:line><draw:line text:anchor-type="paragraph" draw:z-index="126" draw:name="Shape1" draw:style-name="gr1" draw:text-style-name="P129" svg:x1="1.0925in" svg:y1="0.1811in" svg:x2="1.0925in" svg:y2="0.6894in"><text:p/></draw:line><draw:line text:anchor-type="paragraph" draw:z-index="127" draw:name="Shape1" draw:style-name="gr1" draw:text-style-name="P129" svg:x1="1.4862in" svg:y1="0.1811in" svg:x2="1.4862in" svg:y2="0.6894in"><text:p/></draw:line><draw:line text:anchor-type="paragraph" draw:z-index="128" draw:name="Shape1" draw:style-name="gr1" draw:text-style-name="P129" svg:x1="1.8799in" svg:y1="0.1811in" svg:x2="1.8799in" svg:y2="0.6894in"><text:p/></draw:line><draw:line text:anchor-type="paragraph" draw:z-index="129" draw:name="Shape1" draw:style-name="gr1" draw:text-style-name="P129" svg:x1="2.2736in" svg:y1="0.1811in" svg:x2="2.2736in" svg:y2="0.6894in"><text:p/></draw:line><draw:line text:anchor-type="paragraph" draw:z-index="130" draw:name="Shape1" draw:style-name="gr1" draw:text-style-name="P129" svg:x1="2.6673in" svg:y1="0.1811in" svg:x2="2.6673in" svg:y2="0.6894in"><text:p/></draw:line><draw:line text:anchor-type="paragraph" draw:z-index="131" draw:name="Shape1" draw:style-name="gr1" draw:text-style-name="P129" svg:x1="3.061in" svg:y1="0.1811in" svg:x2="3.061in" svg:y2="0.6894in"><text:p/></draw:line><draw:line text:anchor-type="paragraph" draw:z-index="134" draw:name="Shape1" draw:style-name="gr1" draw:text-style-name="P129" svg:x1="3.4547in" svg:y1="0.1811in" svg:x2="3.4547in" svg:y2="0.6894in"><text:p/></draw:line><draw:custom-shape text:anchor-type="paragraph" draw:z-index="132"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2"/>
      <text:p text:style-name="P2"/>
      <text:p text:style-name="P2"/>
      <text:p text:style-name="P9"/>
      <text:h text:style-name="P99" text:outline-level="2"/>
      <text:h text:style-name="P99" text:outline-level="2"><text:bookmark-start text:name="__RefHeading___Toc11232_1024750181"/>A-<text:span text:style-name="T1">shape</text:span><text:bookmark-end text:name="__RefHeading___Toc11232_1024750181"/></text:h>
      <text:p text:style-name="P35"><draw:frame draw:style-name="fr1" draw:name="Frame7" text:anchor-type="paragraph" svg:x="0.5228in" svg:y="0.0307in" svg:width="3.7425in" draw:z-index="135"><draw:text-box fo:min-height="1.0575in"><text:p text:style-name="Frame_20_contents"><draw:line text:anchor-type="paragraph" draw:z-index="136" draw:name="Shape2" draw:style-name="gr1" draw:text-style-name="P128" svg:x1="0.6984in" svg:y1="0.2949in" svg:x2="3.4547in" svg:y2="0.2839in"><text:p/></draw:line><draw:line text:anchor-type="paragraph" draw:z-index="137" draw:name="Shape2" draw:style-name="gr1" draw:text-style-name="P129" svg:x1="0.6929in" svg:y1="0.3906in" svg:x2="3.4547in" svg:y2="0.378in"><text:p/></draw:line><draw:line text:anchor-type="paragraph" draw:z-index="138" draw:name="Shape2" draw:style-name="gr1" draw:text-style-name="P129" svg:x1="0.698in" svg:y1="0.4839in" svg:x2="3.4551in" svg:y2="0.4819in"><text:p/></draw:line><draw:line text:anchor-type="paragraph" draw:z-index="139" draw:name="Shape2" draw:style-name="gr1" draw:text-style-name="P129" svg:x1="0.6984in" svg:y1="0.5882in" svg:x2="3.4547in" svg:y2="0.5807in"><text:p/></draw:line><draw:line text:anchor-type="paragraph" draw:z-index="140" draw:name="Shape2" draw:style-name="gr2" draw:text-style-name="P130" svg:x1="0.6984in" svg:y1="0.1811in" svg:x2="3.4547in" svg:y2="0.1811in"><text:p/></draw:line><draw:line text:anchor-type="paragraph" draw:z-index="141" draw:name="Shape2" draw:style-name="gr1" draw:text-style-name="P129" svg:x1="0.6984in" svg:y1="0.6898in" svg:x2="3.4547in" svg:y2="0.6898in"><text:p/></draw:line><draw:line text:anchor-type="paragraph" draw:z-index="142" draw:name="Shape1" draw:style-name="gr3" draw:text-style-name="P129" svg:x1="0.6984in" svg:y1="0.1811in" svg:x2="0.6984in" svg:y2="0.6894in"><text:p/></draw:line><draw:line text:anchor-type="paragraph" draw:z-index="143" draw:name="Shape1" draw:style-name="gr1" draw:text-style-name="P129" svg:x1="1.0925in" svg:y1="0.1811in" svg:x2="1.0925in" svg:y2="0.6894in"><text:p/></draw:line><draw:line text:anchor-type="paragraph" draw:z-index="144" draw:name="Shape1" draw:style-name="gr1" draw:text-style-name="P129" svg:x1="1.4862in" svg:y1="0.1811in" svg:x2="1.4862in" svg:y2="0.6894in"><text:p/></draw:line><draw:line text:anchor-type="paragraph" draw:z-index="145" draw:name="Shape1" draw:style-name="gr1" draw:text-style-name="P129" svg:x1="1.8799in" svg:y1="0.1811in" svg:x2="1.8799in" svg:y2="0.6894in"><text:p/></draw:line><draw:line text:anchor-type="paragraph" draw:z-index="146" draw:name="Shape1" draw:style-name="gr1" draw:text-style-name="P129" svg:x1="2.2736in" svg:y1="0.1811in" svg:x2="2.2736in" svg:y2="0.6894in"><text:p/></draw:line><draw:line text:anchor-type="paragraph" draw:z-index="147" draw:name="Shape1" draw:style-name="gr1" draw:text-style-name="P129" svg:x1="2.6673in" svg:y1="0.1811in" svg:x2="2.6673in" svg:y2="0.6894in"><text:p/></draw:line><draw:line text:anchor-type="paragraph" draw:z-index="148" draw:name="Shape1" draw:style-name="gr1" draw:text-style-name="P129" svg:x1="3.061in" svg:y1="0.1811in" svg:x2="3.061in" svg:y2="0.6894in"><text:p/></draw:line><draw:line text:anchor-type="paragraph" draw:z-index="149" draw:name="Shape1" draw:style-name="gr1" draw:text-style-name="P129" svg:x1="3.4547in" svg:y1="0.1811in" svg:x2="3.4547in" svg:y2="0.6894in"><text:p/></draw:line><draw:custom-shape text:anchor-type="paragraph" draw:z-index="151"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5"/>
      <text:p text:style-name="P35"/>
      <text:p text:style-name="P35"/>
      <text:h text:style-name="P99" text:outline-level="2"><text:bookmark-start text:name="__RefHeading___Toc11234_1024750181"/>G-<text:span text:style-name="T2">shape</text:span><text:bookmark-end text:name="__RefHeading___Toc11234_1024750181"/></text:h>
      <text:p text:style-name="P35"><draw:frame draw:style-name="fr1" draw:name="Frame8" text:anchor-type="paragraph" svg:x="0.5228in" svg:y="0.0307in" svg:width="3.7425in" draw:z-index="153"><draw:text-box fo:min-height="1.0575in"><text:p text:style-name="Frame_20_contents"><draw:line text:anchor-type="paragraph" draw:z-index="154" draw:name="Shape2" draw:style-name="gr1" draw:text-style-name="P128" svg:x1="0.6984in" svg:y1="0.2949in" svg:x2="3.4547in" svg:y2="0.2839in"><text:p/></draw:line><draw:line text:anchor-type="paragraph" draw:z-index="155" draw:name="Shape2" draw:style-name="gr1" draw:text-style-name="P129" svg:x1="0.6929in" svg:y1="0.3906in" svg:x2="3.4547in" svg:y2="0.378in"><text:p/></draw:line><draw:line text:anchor-type="paragraph" draw:z-index="156" draw:name="Shape2" draw:style-name="gr1" draw:text-style-name="P129" svg:x1="0.698in" svg:y1="0.4839in" svg:x2="3.4551in" svg:y2="0.4819in"><text:p/></draw:line><draw:line text:anchor-type="paragraph" draw:z-index="157" draw:name="Shape2" draw:style-name="gr1" draw:text-style-name="P129" svg:x1="0.6984in" svg:y1="0.5882in" svg:x2="3.4547in" svg:y2="0.5807in"><text:p/></draw:line><draw:line text:anchor-type="paragraph" draw:z-index="158" draw:name="Shape2" draw:style-name="gr2" draw:text-style-name="P130" svg:x1="0.6984in" svg:y1="0.1811in" svg:x2="3.4547in" svg:y2="0.1811in"><text:p/></draw:line><draw:line text:anchor-type="paragraph" draw:z-index="159" draw:name="Shape2" draw:style-name="gr1" draw:text-style-name="P129" svg:x1="0.6984in" svg:y1="0.6898in" svg:x2="3.4547in" svg:y2="0.6898in"><text:p/></draw:line><draw:line text:anchor-type="paragraph" draw:z-index="160" draw:name="Shape1" draw:style-name="gr3" draw:text-style-name="P129" svg:x1="0.6984in" svg:y1="0.1811in" svg:x2="0.6984in" svg:y2="0.6894in"><text:p/></draw:line><draw:line text:anchor-type="paragraph" draw:z-index="161" draw:name="Shape1" draw:style-name="gr1" draw:text-style-name="P129" svg:x1="1.0925in" svg:y1="0.1811in" svg:x2="1.0925in" svg:y2="0.6894in"><text:p/></draw:line><draw:line text:anchor-type="paragraph" draw:z-index="162" draw:name="Shape1" draw:style-name="gr1" draw:text-style-name="P129" svg:x1="1.4862in" svg:y1="0.1811in" svg:x2="1.4862in" svg:y2="0.6894in"><text:p/></draw:line><draw:line text:anchor-type="paragraph" draw:z-index="163" draw:name="Shape1" draw:style-name="gr1" draw:text-style-name="P129" svg:x1="1.8799in" svg:y1="0.1811in" svg:x2="1.8799in" svg:y2="0.6894in"><text:p/></draw:line><draw:line text:anchor-type="paragraph" draw:z-index="164" draw:name="Shape1" draw:style-name="gr1" draw:text-style-name="P129" svg:x1="2.2736in" svg:y1="0.1811in" svg:x2="2.2736in" svg:y2="0.6894in"><text:p/></draw:line><draw:line text:anchor-type="paragraph" draw:z-index="165" draw:name="Shape1" draw:style-name="gr1" draw:text-style-name="P129" svg:x1="2.6673in" svg:y1="0.1811in" svg:x2="2.6673in" svg:y2="0.6894in"><text:p/></draw:line><draw:line text:anchor-type="paragraph" draw:z-index="166" draw:name="Shape1" draw:style-name="gr1" draw:text-style-name="P129" svg:x1="3.061in" svg:y1="0.1811in" svg:x2="3.061in" svg:y2="0.6894in"><text:p/></draw:line><draw:line text:anchor-type="paragraph" draw:z-index="167" draw:name="Shape1" draw:style-name="gr1" draw:text-style-name="P129" svg:x1="3.4547in" svg:y1="0.1811in" svg:x2="3.4547in" svg:y2="0.6894in"><text:p/></draw:line><draw:custom-shape text:anchor-type="paragraph" draw:z-index="168"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5"/>
      <text:p text:style-name="P35"/>
      <text:p text:style-name="P35"/>
      <text:h text:style-name="P99" text:outline-level="2"><text:bookmark-start text:name="__RefHeading___Toc11236_1024750181"/>E-shape<text:bookmark-end text:name="__RefHeading___Toc11236_1024750181"/></text:h>
      <text:p text:style-name="P35"><draw:frame draw:style-name="fr1" draw:name="Frame9" text:anchor-type="paragraph" svg:x="0.5228in" svg:y="0.0307in" svg:width="3.7425in" draw:z-index="171"><draw:text-box fo:min-height="1.0575in"><text:p text:style-name="Frame_20_contents"><draw:line text:anchor-type="paragraph" draw:z-index="172" draw:name="Shape2" draw:style-name="gr1" draw:text-style-name="P128" svg:x1="0.6984in" svg:y1="0.2949in" svg:x2="3.4547in" svg:y2="0.2839in"><text:p/></draw:line><draw:line text:anchor-type="paragraph" draw:z-index="173" draw:name="Shape2" draw:style-name="gr1" draw:text-style-name="P129" svg:x1="0.6929in" svg:y1="0.3906in" svg:x2="3.4547in" svg:y2="0.378in"><text:p/></draw:line><draw:line text:anchor-type="paragraph" draw:z-index="174" draw:name="Shape2" draw:style-name="gr1" draw:text-style-name="P129" svg:x1="0.698in" svg:y1="0.4839in" svg:x2="3.4551in" svg:y2="0.4819in"><text:p/></draw:line><draw:line text:anchor-type="paragraph" draw:z-index="175" draw:name="Shape2" draw:style-name="gr1" draw:text-style-name="P129" svg:x1="0.6984in" svg:y1="0.5882in" svg:x2="3.4547in" svg:y2="0.5807in"><text:p/></draw:line><draw:line text:anchor-type="paragraph" draw:z-index="176" draw:name="Shape2" draw:style-name="gr2" draw:text-style-name="P130" svg:x1="0.6984in" svg:y1="0.1811in" svg:x2="3.4547in" svg:y2="0.1811in"><text:p/></draw:line><draw:line text:anchor-type="paragraph" draw:z-index="177" draw:name="Shape2" draw:style-name="gr1" draw:text-style-name="P129" svg:x1="0.6984in" svg:y1="0.6898in" svg:x2="3.4547in" svg:y2="0.6898in"><text:p/></draw:line><draw:line text:anchor-type="paragraph" draw:z-index="178" draw:name="Shape1" draw:style-name="gr3" draw:text-style-name="P129" svg:x1="0.6984in" svg:y1="0.1811in" svg:x2="0.6984in" svg:y2="0.6894in"><text:p/></draw:line><draw:line text:anchor-type="paragraph" draw:z-index="179" draw:name="Shape1" draw:style-name="gr1" draw:text-style-name="P129" svg:x1="1.0925in" svg:y1="0.1811in" svg:x2="1.0925in" svg:y2="0.6894in"><text:p/></draw:line><draw:line text:anchor-type="paragraph" draw:z-index="180" draw:name="Shape1" draw:style-name="gr1" draw:text-style-name="P129" svg:x1="1.4862in" svg:y1="0.1811in" svg:x2="1.4862in" svg:y2="0.6894in"><text:p/></draw:line><draw:line text:anchor-type="paragraph" draw:z-index="181" draw:name="Shape1" draw:style-name="gr1" draw:text-style-name="P129" svg:x1="1.8799in" svg:y1="0.1811in" svg:x2="1.8799in" svg:y2="0.6894in"><text:p/></draw:line><draw:line text:anchor-type="paragraph" draw:z-index="182" draw:name="Shape1" draw:style-name="gr1" draw:text-style-name="P129" svg:x1="2.2736in" svg:y1="0.1811in" svg:x2="2.2736in" svg:y2="0.6894in"><text:p/></draw:line><draw:line text:anchor-type="paragraph" draw:z-index="183" draw:name="Shape1" draw:style-name="gr1" draw:text-style-name="P129" svg:x1="2.6673in" svg:y1="0.1811in" svg:x2="2.6673in" svg:y2="0.6894in"><text:p/></draw:line><draw:line text:anchor-type="paragraph" draw:z-index="184" draw:name="Shape1" draw:style-name="gr1" draw:text-style-name="P129" svg:x1="3.061in" svg:y1="0.1811in" svg:x2="3.061in" svg:y2="0.6894in"><text:p/></draw:line><draw:line text:anchor-type="paragraph" draw:z-index="185" draw:name="Shape1" draw:style-name="gr1" draw:text-style-name="P129" svg:x1="3.4547in" svg:y1="0.1811in" svg:x2="3.4547in" svg:y2="0.6894in"><text:p/></draw:line><draw:custom-shape text:anchor-type="paragraph" draw:z-index="186"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5"/>
      <text:p text:style-name="P35"/>
      <text:p text:style-name="P22"/>
      <text:h text:style-name="P99" text:outline-level="2"><text:bookmark-start text:name="__RefHeading___Toc11238_1024750181"/>D-shape<text:bookmark-end text:name="__RefHeading___Toc11238_1024750181"/></text:h>
      <text:p text:style-name="P35"><draw:frame draw:style-name="fr1" draw:name="Frame10" text:anchor-type="paragraph" svg:x="0.5228in" svg:y="0.0307in" svg:width="3.7425in" draw:z-index="189"><draw:text-box fo:min-height="1.0575in"><text:p text:style-name="Frame_20_contents"><draw:line text:anchor-type="paragraph" draw:z-index="190" draw:name="Shape2" draw:style-name="gr1" draw:text-style-name="P128" svg:x1="0.6984in" svg:y1="0.2949in" svg:x2="3.4547in" svg:y2="0.2839in"><text:p/></draw:line><draw:line text:anchor-type="paragraph" draw:z-index="191" draw:name="Shape2" draw:style-name="gr1" draw:text-style-name="P129" svg:x1="0.6929in" svg:y1="0.3906in" svg:x2="3.4547in" svg:y2="0.378in"><text:p/></draw:line><draw:line text:anchor-type="paragraph" draw:z-index="192" draw:name="Shape2" draw:style-name="gr1" draw:text-style-name="P129" svg:x1="0.698in" svg:y1="0.4839in" svg:x2="3.4551in" svg:y2="0.4819in"><text:p/></draw:line><draw:line text:anchor-type="paragraph" draw:z-index="193" draw:name="Shape2" draw:style-name="gr1" draw:text-style-name="P129" svg:x1="0.6984in" svg:y1="0.5882in" svg:x2="3.4547in" svg:y2="0.5807in"><text:p/></draw:line><draw:line text:anchor-type="paragraph" draw:z-index="194" draw:name="Shape2" draw:style-name="gr2" draw:text-style-name="P130" svg:x1="0.6984in" svg:y1="0.1811in" svg:x2="3.4547in" svg:y2="0.1811in"><text:p/></draw:line><draw:line text:anchor-type="paragraph" draw:z-index="195" draw:name="Shape2" draw:style-name="gr1" draw:text-style-name="P129" svg:x1="0.6984in" svg:y1="0.6898in" svg:x2="3.4547in" svg:y2="0.6898in"><text:p/></draw:line><draw:line text:anchor-type="paragraph" draw:z-index="196" draw:name="Shape1" draw:style-name="gr3" draw:text-style-name="P129" svg:x1="0.6984in" svg:y1="0.1811in" svg:x2="0.6984in" svg:y2="0.6894in"><text:p/></draw:line><draw:line text:anchor-type="paragraph" draw:z-index="197" draw:name="Shape1" draw:style-name="gr1" draw:text-style-name="P129" svg:x1="1.0925in" svg:y1="0.1811in" svg:x2="1.0925in" svg:y2="0.6894in"><text:p/></draw:line><draw:line text:anchor-type="paragraph" draw:z-index="198" draw:name="Shape1" draw:style-name="gr1" draw:text-style-name="P129" svg:x1="1.4862in" svg:y1="0.1811in" svg:x2="1.4862in" svg:y2="0.6894in"><text:p/></draw:line><draw:line text:anchor-type="paragraph" draw:z-index="199" draw:name="Shape1" draw:style-name="gr1" draw:text-style-name="P129" svg:x1="1.8799in" svg:y1="0.1811in" svg:x2="1.8799in" svg:y2="0.6894in"><text:p/></draw:line><draw:line text:anchor-type="paragraph" draw:z-index="200" draw:name="Shape1" draw:style-name="gr1" draw:text-style-name="P129" svg:x1="2.2736in" svg:y1="0.1811in" svg:x2="2.2736in" svg:y2="0.6894in"><text:p/></draw:line><draw:line text:anchor-type="paragraph" draw:z-index="201" draw:name="Shape1" draw:style-name="gr1" draw:text-style-name="P129" svg:x1="2.6673in" svg:y1="0.1811in" svg:x2="2.6673in" svg:y2="0.6894in"><text:p/></draw:line><draw:line text:anchor-type="paragraph" draw:z-index="202" draw:name="Shape1" draw:style-name="gr1" draw:text-style-name="P129" svg:x1="3.061in" svg:y1="0.1811in" svg:x2="3.061in" svg:y2="0.6894in"><text:p/></draw:line><draw:line text:anchor-type="paragraph" draw:z-index="203" draw:name="Shape1" draw:style-name="gr1" draw:text-style-name="P129" svg:x1="3.4547in" svg:y1="0.1811in" svg:x2="3.4547in" svg:y2="0.6894in"><text:p/></draw:line><draw:custom-shape text:anchor-type="paragraph" draw:z-index="204"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h text:style-name="P77" text:outline-level="1"/>
      <text:h text:style-name="P92" text:outline-level="1"><text:bookmark-start text:name="__RefHeading___Toc11240_1024750181"/><text:span text:style-name="T46">CAGED </text:span>1-5 <text:span text:style-name="T44">dyad "</text:span>arpeggios<text:span text:style-name="T44">" [</text:span>major<text:span text:style-name="T4">/minor]</text:span><text:bookmark-end text:name="__RefHeading___Toc11240_1024750181"/></text:h>
      <text:h text:style-name="P100" text:outline-level="2"><text:bookmark-start text:name="__RefHeading___Toc11242_1024750181"/>C-<text:span text:style-name="T1">shape</text:span><text:bookmark-end text:name="__RefHeading___Toc11242_1024750181"/></text:h>
      <text:p text:style-name="P3"><draw:frame draw:style-name="fr1" draw:name="Frame11" text:anchor-type="paragraph" svg:x="0.5228in" svg:y="0.0398in" svg:width="3.6937in" draw:z-index="206"><draw:text-box fo:min-height="1.0575in"><text:p text:style-name="Frame_20_contents"><draw:line text:anchor-type="paragraph" draw:z-index="207" draw:name="Shape2" draw:style-name="gr1" draw:text-style-name="P128" svg:x1="0.6984in" svg:y1="0.2953in" svg:x2="3.4547in" svg:y2="0.2791in"><text:p/></draw:line><draw:line text:anchor-type="paragraph" draw:z-index="208" draw:name="Shape2" draw:style-name="gr1" draw:text-style-name="P129" svg:x1="0.6929in" svg:y1="0.3906in" svg:x2="3.4547in" svg:y2="0.378in"><text:p/></draw:line><draw:line text:anchor-type="paragraph" draw:z-index="209" draw:name="Shape2" draw:style-name="gr1" draw:text-style-name="P129" svg:x1="0.698in" svg:y1="0.4839in" svg:x2="3.4551in" svg:y2="0.4819in"><text:p/></draw:line><draw:line text:anchor-type="paragraph" draw:z-index="210" draw:name="Shape2" draw:style-name="gr1" draw:text-style-name="P129" svg:x1="0.6984in" svg:y1="0.5882in" svg:x2="3.4547in" svg:y2="0.5811in"><text:p/></draw:line><draw:line text:anchor-type="paragraph" draw:z-index="211" draw:name="Shape2" draw:style-name="gr2" draw:text-style-name="P130" svg:x1="0.6984in" svg:y1="0.1811in" svg:x2="3.4547in" svg:y2="0.1811in"><text:p/></draw:line><draw:line text:anchor-type="paragraph" draw:z-index="212" draw:name="Shape2" draw:style-name="gr1" draw:text-style-name="P129" svg:x1="0.6984in" svg:y1="0.6898in" svg:x2="3.4547in" svg:y2="0.6898in"><text:p/></draw:line><draw:line text:anchor-type="paragraph" draw:z-index="213" draw:name="Shape1" draw:style-name="gr3" draw:text-style-name="P129" svg:x1="0.6984in" svg:y1="0.1811in" svg:x2="0.6984in" svg:y2="0.6894in"><text:p/></draw:line><draw:line text:anchor-type="paragraph" draw:z-index="214" draw:name="Shape1" draw:style-name="gr1" draw:text-style-name="P129" svg:x1="1.0925in" svg:y1="0.1811in" svg:x2="1.0925in" svg:y2="0.6894in"><text:p/></draw:line><draw:line text:anchor-type="paragraph" draw:z-index="215" draw:name="Shape1" draw:style-name="gr1" draw:text-style-name="P129" svg:x1="1.4862in" svg:y1="0.1811in" svg:x2="1.4862in" svg:y2="0.6894in"><text:p/></draw:line><draw:line text:anchor-type="paragraph" draw:z-index="216" draw:name="Shape1" draw:style-name="gr1" draw:text-style-name="P129" svg:x1="1.8799in" svg:y1="0.1811in" svg:x2="1.8799in" svg:y2="0.6894in"><text:p/></draw:line><draw:line text:anchor-type="paragraph" draw:z-index="217" draw:name="Shape1" draw:style-name="gr1" draw:text-style-name="P129" svg:x1="2.2736in" svg:y1="0.1811in" svg:x2="2.2736in" svg:y2="0.6894in"><text:p/></draw:line><draw:line text:anchor-type="paragraph" draw:z-index="218" draw:name="Shape1" draw:style-name="gr1" draw:text-style-name="P129" svg:x1="2.6673in" svg:y1="0.1811in" svg:x2="2.6673in" svg:y2="0.6894in"><text:p/></draw:line><draw:line text:anchor-type="paragraph" draw:z-index="219" draw:name="Shape1" draw:style-name="gr1" draw:text-style-name="P129" svg:x1="3.061in" svg:y1="0.1811in" svg:x2="3.061in" svg:y2="0.6894in"><text:p/></draw:line><draw:custom-shape text:anchor-type="paragraph" draw:z-index="220"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5" draw:name="Shape1" draw:style-name="gr1" draw:text-style-name="P129" svg:x1="3.4547in" svg:y1="0.1811in" svg:x2="3.4547in" svg:y2="0.6894in"><text:p/></draw:line></text:p></draw:text-box></draw:frame></text:p>
      <text:p text:style-name="P3"/>
      <text:p text:style-name="P3"/>
      <text:p text:style-name="P3"/>
      <text:p text:style-name="P10"/>
      <text:h text:style-name="P100" text:outline-level="2"/>
      <text:h text:style-name="P100" text:outline-level="2"><text:bookmark-start text:name="__RefHeading___Toc11244_1024750181"/>A-<text:span text:style-name="T1">shape</text:span><text:bookmark-end text:name="__RefHeading___Toc11244_1024750181"/></text:h>
      <text:p text:style-name="P36"><draw:frame draw:style-name="fr1" draw:name="Frame12" text:anchor-type="paragraph" svg:x="0.5228in" svg:y="0.0307in" svg:width="3.7425in" draw:z-index="226"><draw:text-box fo:min-height="1.0575in"><text:p text:style-name="Frame_20_contents"><draw:line text:anchor-type="paragraph" draw:z-index="227" draw:name="Shape2" draw:style-name="gr1" draw:text-style-name="P128" svg:x1="0.6984in" svg:y1="0.2949in" svg:x2="3.4547in" svg:y2="0.2839in"><text:p/></draw:line><draw:line text:anchor-type="paragraph" draw:z-index="228" draw:name="Shape2" draw:style-name="gr1" draw:text-style-name="P129" svg:x1="0.6929in" svg:y1="0.3906in" svg:x2="3.4547in" svg:y2="0.378in"><text:p/></draw:line><draw:line text:anchor-type="paragraph" draw:z-index="229" draw:name="Shape2" draw:style-name="gr1" draw:text-style-name="P129" svg:x1="0.698in" svg:y1="0.4839in" svg:x2="3.4551in" svg:y2="0.4819in"><text:p/></draw:line><draw:line text:anchor-type="paragraph" draw:z-index="230" draw:name="Shape2" draw:style-name="gr1" draw:text-style-name="P129" svg:x1="0.6984in" svg:y1="0.5882in" svg:x2="3.4547in" svg:y2="0.5807in"><text:p/></draw:line><draw:line text:anchor-type="paragraph" draw:z-index="231" draw:name="Shape2" draw:style-name="gr2" draw:text-style-name="P130" svg:x1="0.6984in" svg:y1="0.1811in" svg:x2="3.4547in" svg:y2="0.1811in"><text:p/></draw:line><draw:line text:anchor-type="paragraph" draw:z-index="232" draw:name="Shape2" draw:style-name="gr1" draw:text-style-name="P129" svg:x1="0.6984in" svg:y1="0.6898in" svg:x2="3.4547in" svg:y2="0.6898in"><text:p/></draw:line><draw:line text:anchor-type="paragraph" draw:z-index="233" draw:name="Shape1" draw:style-name="gr3" draw:text-style-name="P129" svg:x1="0.6984in" svg:y1="0.1811in" svg:x2="0.6984in" svg:y2="0.6894in"><text:p/></draw:line><draw:line text:anchor-type="paragraph" draw:z-index="234" draw:name="Shape1" draw:style-name="gr1" draw:text-style-name="P129" svg:x1="1.0925in" svg:y1="0.1811in" svg:x2="1.0925in" svg:y2="0.6894in"><text:p/></draw:line><draw:line text:anchor-type="paragraph" draw:z-index="235" draw:name="Shape1" draw:style-name="gr1" draw:text-style-name="P129" svg:x1="1.4862in" svg:y1="0.1811in" svg:x2="1.4862in" svg:y2="0.6894in"><text:p/></draw:line><draw:line text:anchor-type="paragraph" draw:z-index="236" draw:name="Shape1" draw:style-name="gr1" draw:text-style-name="P129" svg:x1="1.8799in" svg:y1="0.1811in" svg:x2="1.8799in" svg:y2="0.6894in"><text:p/></draw:line><draw:line text:anchor-type="paragraph" draw:z-index="237" draw:name="Shape1" draw:style-name="gr1" draw:text-style-name="P129" svg:x1="2.2736in" svg:y1="0.1811in" svg:x2="2.2736in" svg:y2="0.6894in"><text:p/></draw:line><draw:line text:anchor-type="paragraph" draw:z-index="238" draw:name="Shape1" draw:style-name="gr1" draw:text-style-name="P129" svg:x1="2.6673in" svg:y1="0.1811in" svg:x2="2.6673in" svg:y2="0.6894in"><text:p/></draw:line><draw:line text:anchor-type="paragraph" draw:z-index="239" draw:name="Shape1" draw:style-name="gr1" draw:text-style-name="P129" svg:x1="3.061in" svg:y1="0.1811in" svg:x2="3.061in" svg:y2="0.6894in"><text:p/></draw:line><draw:line text:anchor-type="paragraph" draw:z-index="240" draw:name="Shape1" draw:style-name="gr1" draw:text-style-name="P129" svg:x1="3.4547in" svg:y1="0.1811in" svg:x2="3.4547in" svg:y2="0.6894in"><text:p/></draw:line><draw:custom-shape text:anchor-type="paragraph" draw:z-index="241"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3"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4"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5"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6"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 draw:name="Shape3" draw:style-name="gr10" draw:text-style-name="P137" svg:width="0.0795in" svg:height="0.0795in" svg:x="3.2256in" svg:y="0.2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36"/>
      <text:p text:style-name="P36"/>
      <text:p text:style-name="P36"/>
      <text:h text:style-name="P100" text:outline-level="2"><text:bookmark-start text:name="__RefHeading___Toc11246_1024750181"/>G-<text:span text:style-name="T2">shape</text:span><text:bookmark-end text:name="__RefHeading___Toc11246_1024750181"/></text:h>
      <text:p text:style-name="P36"><draw:frame draw:style-name="fr1" draw:name="Frame13" text:anchor-type="paragraph" svg:x="0.5228in" svg:y="0.0307in" svg:width="3.7425in" draw:z-index="248"><draw:text-box fo:min-height="1.0575in"><text:p text:style-name="Frame_20_contents"><draw:line text:anchor-type="paragraph" draw:z-index="249" draw:name="Shape2" draw:style-name="gr1" draw:text-style-name="P128" svg:x1="0.6984in" svg:y1="0.2949in" svg:x2="3.4547in" svg:y2="0.2839in"><text:p/></draw:line><draw:line text:anchor-type="paragraph" draw:z-index="250" draw:name="Shape2" draw:style-name="gr1" draw:text-style-name="P129" svg:x1="0.6929in" svg:y1="0.3906in" svg:x2="3.4547in" svg:y2="0.378in"><text:p/></draw:line><draw:line text:anchor-type="paragraph" draw:z-index="251" draw:name="Shape2" draw:style-name="gr1" draw:text-style-name="P129" svg:x1="0.698in" svg:y1="0.4839in" svg:x2="3.4551in" svg:y2="0.4819in"><text:p/></draw:line><draw:line text:anchor-type="paragraph" draw:z-index="252" draw:name="Shape2" draw:style-name="gr1" draw:text-style-name="P129" svg:x1="0.6984in" svg:y1="0.5882in" svg:x2="3.4547in" svg:y2="0.5807in"><text:p/></draw:line><draw:line text:anchor-type="paragraph" draw:z-index="253" draw:name="Shape2" draw:style-name="gr2" draw:text-style-name="P130" svg:x1="0.6984in" svg:y1="0.1811in" svg:x2="3.4547in" svg:y2="0.1811in"><text:p/></draw:line><draw:line text:anchor-type="paragraph" draw:z-index="254" draw:name="Shape2" draw:style-name="gr1" draw:text-style-name="P129" svg:x1="0.6984in" svg:y1="0.6898in" svg:x2="3.4547in" svg:y2="0.6898in"><text:p/></draw:line><draw:line text:anchor-type="paragraph" draw:z-index="255" draw:name="Shape1" draw:style-name="gr3" draw:text-style-name="P129" svg:x1="0.6984in" svg:y1="0.1811in" svg:x2="0.6984in" svg:y2="0.6894in"><text:p/></draw:line><draw:line text:anchor-type="paragraph" draw:z-index="256" draw:name="Shape1" draw:style-name="gr1" draw:text-style-name="P129" svg:x1="1.0925in" svg:y1="0.1811in" svg:x2="1.0925in" svg:y2="0.6894in"><text:p/></draw:line><draw:line text:anchor-type="paragraph" draw:z-index="257" draw:name="Shape1" draw:style-name="gr1" draw:text-style-name="P129" svg:x1="1.4862in" svg:y1="0.1811in" svg:x2="1.4862in" svg:y2="0.6894in"><text:p/></draw:line><draw:line text:anchor-type="paragraph" draw:z-index="258" draw:name="Shape1" draw:style-name="gr1" draw:text-style-name="P129" svg:x1="1.8799in" svg:y1="0.1811in" svg:x2="1.8799in" svg:y2="0.6894in"><text:p/></draw:line><draw:line text:anchor-type="paragraph" draw:z-index="259" draw:name="Shape1" draw:style-name="gr1" draw:text-style-name="P129" svg:x1="2.2736in" svg:y1="0.1811in" svg:x2="2.2736in" svg:y2="0.6894in"><text:p/></draw:line><draw:line text:anchor-type="paragraph" draw:z-index="260" draw:name="Shape1" draw:style-name="gr1" draw:text-style-name="P129" svg:x1="2.6673in" svg:y1="0.1811in" svg:x2="2.6673in" svg:y2="0.6894in"><text:p/></draw:line><draw:line text:anchor-type="paragraph" draw:z-index="261" draw:name="Shape1" draw:style-name="gr1" draw:text-style-name="P129" svg:x1="3.061in" svg:y1="0.1811in" svg:x2="3.061in" svg:y2="0.6894in"><text:p/></draw:line><draw:line text:anchor-type="paragraph" draw:z-index="262" draw:name="Shape1" draw:style-name="gr1" draw:text-style-name="P129" svg:x1="3.4547in" svg:y1="0.1811in" svg:x2="3.4547in" svg:y2="0.6894in"><text:p/></draw:line><draw:custom-shape text:anchor-type="paragraph" draw:z-index="263"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5"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6"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6"/>
      <text:p text:style-name="P36"/>
      <text:p text:style-name="P36"/>
      <text:h text:style-name="P100" text:outline-level="2"><text:bookmark-start text:name="__RefHeading___Toc11248_1024750181"/>E-shape<text:bookmark-end text:name="__RefHeading___Toc11248_1024750181"/></text:h>
      <text:p text:style-name="P36"><draw:frame draw:style-name="fr1" draw:name="Frame14" text:anchor-type="paragraph" svg:x="0.5228in" svg:y="0.0307in" svg:width="3.7425in" draw:z-index="268"><draw:text-box fo:min-height="1.0575in"><text:p text:style-name="Frame_20_contents"><draw:line text:anchor-type="paragraph" draw:z-index="269" draw:name="Shape2" draw:style-name="gr1" draw:text-style-name="P128" svg:x1="0.6984in" svg:y1="0.2949in" svg:x2="3.4547in" svg:y2="0.2839in"><text:p/></draw:line><draw:line text:anchor-type="paragraph" draw:z-index="270" draw:name="Shape2" draw:style-name="gr1" draw:text-style-name="P129" svg:x1="0.6929in" svg:y1="0.3906in" svg:x2="3.4547in" svg:y2="0.378in"><text:p/></draw:line><draw:line text:anchor-type="paragraph" draw:z-index="271" draw:name="Shape2" draw:style-name="gr1" draw:text-style-name="P129" svg:x1="0.698in" svg:y1="0.4839in" svg:x2="3.4551in" svg:y2="0.4819in"><text:p/></draw:line><draw:line text:anchor-type="paragraph" draw:z-index="272" draw:name="Shape2" draw:style-name="gr1" draw:text-style-name="P129" svg:x1="0.6984in" svg:y1="0.5882in" svg:x2="3.4547in" svg:y2="0.5807in"><text:p/></draw:line><draw:line text:anchor-type="paragraph" draw:z-index="273" draw:name="Shape2" draw:style-name="gr2" draw:text-style-name="P130" svg:x1="0.6984in" svg:y1="0.1811in" svg:x2="3.4547in" svg:y2="0.1811in"><text:p/></draw:line><draw:line text:anchor-type="paragraph" draw:z-index="274" draw:name="Shape2" draw:style-name="gr1" draw:text-style-name="P129" svg:x1="0.6984in" svg:y1="0.6898in" svg:x2="3.4547in" svg:y2="0.6898in"><text:p/></draw:line><draw:line text:anchor-type="paragraph" draw:z-index="275" draw:name="Shape1" draw:style-name="gr3" draw:text-style-name="P129" svg:x1="0.6984in" svg:y1="0.1811in" svg:x2="0.6984in" svg:y2="0.6894in"><text:p/></draw:line><draw:line text:anchor-type="paragraph" draw:z-index="276" draw:name="Shape1" draw:style-name="gr1" draw:text-style-name="P129" svg:x1="1.0925in" svg:y1="0.1811in" svg:x2="1.0925in" svg:y2="0.6894in"><text:p/></draw:line><draw:line text:anchor-type="paragraph" draw:z-index="277" draw:name="Shape1" draw:style-name="gr1" draw:text-style-name="P129" svg:x1="1.4862in" svg:y1="0.1811in" svg:x2="1.4862in" svg:y2="0.6894in"><text:p/></draw:line><draw:line text:anchor-type="paragraph" draw:z-index="278" draw:name="Shape1" draw:style-name="gr1" draw:text-style-name="P129" svg:x1="1.8799in" svg:y1="0.1811in" svg:x2="1.8799in" svg:y2="0.6894in"><text:p/></draw:line><draw:line text:anchor-type="paragraph" draw:z-index="279" draw:name="Shape1" draw:style-name="gr1" draw:text-style-name="P129" svg:x1="2.2736in" svg:y1="0.1811in" svg:x2="2.2736in" svg:y2="0.6894in"><text:p/></draw:line><draw:line text:anchor-type="paragraph" draw:z-index="280" draw:name="Shape1" draw:style-name="gr1" draw:text-style-name="P129" svg:x1="2.6673in" svg:y1="0.1811in" svg:x2="2.6673in" svg:y2="0.6894in"><text:p/></draw:line><draw:line text:anchor-type="paragraph" draw:z-index="281" draw:name="Shape1" draw:style-name="gr1" draw:text-style-name="P129" svg:x1="3.061in" svg:y1="0.1811in" svg:x2="3.061in" svg:y2="0.6894in"><text:p/></draw:line><draw:line text:anchor-type="paragraph" draw:z-index="282" draw:name="Shape1" draw:style-name="gr1" draw:text-style-name="P129" svg:x1="3.4547in" svg:y1="0.1811in" svg:x2="3.4547in" svg:y2="0.6894in"><text:p/></draw:line><draw:custom-shape text:anchor-type="paragraph" draw:z-index="283"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5" draw:name="Shape3" draw:style-name="gr6" draw:text-style-name="P133" svg:width="0.0807in" svg:height="0.0807in" svg:x="1.2425in" svg:y="0.2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6"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7"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6"/>
      <text:p text:style-name="P36"/>
      <text:p text:style-name="P23"/>
      <text:h text:style-name="P100" text:outline-level="2"><text:bookmark-start text:name="__RefHeading___Toc11250_1024750181"/>D-shape<text:bookmark-end text:name="__RefHeading___Toc11250_1024750181"/></text:h>
      <text:p text:style-name="P36"><draw:frame draw:style-name="fr1" draw:name="Frame15" text:anchor-type="paragraph" svg:x="0.5228in" svg:y="0.0307in" svg:width="3.7425in" draw:z-index="288"><draw:text-box fo:min-height="1.0575in"><text:p text:style-name="Frame_20_contents"><draw:line text:anchor-type="paragraph" draw:z-index="289" draw:name="Shape2" draw:style-name="gr1" draw:text-style-name="P128" svg:x1="0.6984in" svg:y1="0.2949in" svg:x2="3.4547in" svg:y2="0.2839in"><text:p/></draw:line><draw:line text:anchor-type="paragraph" draw:z-index="290" draw:name="Shape2" draw:style-name="gr1" draw:text-style-name="P129" svg:x1="0.6929in" svg:y1="0.3906in" svg:x2="3.4547in" svg:y2="0.378in"><text:p/></draw:line><draw:line text:anchor-type="paragraph" draw:z-index="291" draw:name="Shape2" draw:style-name="gr1" draw:text-style-name="P129" svg:x1="0.698in" svg:y1="0.4839in" svg:x2="3.4551in" svg:y2="0.4819in"><text:p/></draw:line><draw:line text:anchor-type="paragraph" draw:z-index="292" draw:name="Shape2" draw:style-name="gr1" draw:text-style-name="P129" svg:x1="0.6984in" svg:y1="0.5882in" svg:x2="3.4547in" svg:y2="0.5807in"><text:p/></draw:line><draw:line text:anchor-type="paragraph" draw:z-index="293" draw:name="Shape2" draw:style-name="gr2" draw:text-style-name="P130" svg:x1="0.6984in" svg:y1="0.1811in" svg:x2="3.4547in" svg:y2="0.1811in"><text:p/></draw:line><draw:line text:anchor-type="paragraph" draw:z-index="294" draw:name="Shape2" draw:style-name="gr1" draw:text-style-name="P129" svg:x1="0.6984in" svg:y1="0.6898in" svg:x2="3.4547in" svg:y2="0.6898in"><text:p/></draw:line><draw:line text:anchor-type="paragraph" draw:z-index="295" draw:name="Shape1" draw:style-name="gr3" draw:text-style-name="P129" svg:x1="0.6984in" svg:y1="0.1811in" svg:x2="0.6984in" svg:y2="0.6894in"><text:p/></draw:line><draw:line text:anchor-type="paragraph" draw:z-index="296" draw:name="Shape1" draw:style-name="gr1" draw:text-style-name="P129" svg:x1="1.0925in" svg:y1="0.1811in" svg:x2="1.0925in" svg:y2="0.6894in"><text:p/></draw:line><draw:line text:anchor-type="paragraph" draw:z-index="297" draw:name="Shape1" draw:style-name="gr1" draw:text-style-name="P129" svg:x1="1.4862in" svg:y1="0.1811in" svg:x2="1.4862in" svg:y2="0.6894in"><text:p/></draw:line><draw:line text:anchor-type="paragraph" draw:z-index="298" draw:name="Shape1" draw:style-name="gr1" draw:text-style-name="P129" svg:x1="1.8799in" svg:y1="0.1811in" svg:x2="1.8799in" svg:y2="0.6894in"><text:p/></draw:line><draw:line text:anchor-type="paragraph" draw:z-index="299" draw:name="Shape1" draw:style-name="gr1" draw:text-style-name="P129" svg:x1="2.2736in" svg:y1="0.1811in" svg:x2="2.2736in" svg:y2="0.6894in"><text:p/></draw:line><draw:line text:anchor-type="paragraph" draw:z-index="300" draw:name="Shape1" draw:style-name="gr1" draw:text-style-name="P129" svg:x1="2.6673in" svg:y1="0.1811in" svg:x2="2.6673in" svg:y2="0.6894in"><text:p/></draw:line><draw:line text:anchor-type="paragraph" draw:z-index="301" draw:name="Shape1" draw:style-name="gr1" draw:text-style-name="P129" svg:x1="3.061in" svg:y1="0.1811in" svg:x2="3.061in" svg:y2="0.6894in"><text:p/></draw:line><draw:line text:anchor-type="paragraph" draw:z-index="302" draw:name="Shape1" draw:style-name="gr1" draw:text-style-name="P129" svg:x1="3.4547in" svg:y1="0.1811in" svg:x2="3.4547in" svg:y2="0.6894in"><text:p/></draw:line><draw:custom-shape text:anchor-type="paragraph" draw:z-index="303"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304"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5"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6"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h text:style-name="P79" text:outline-level="1"><text:bookmark-start text:name="__RefHeading___Toc11252_1024750181"/><text:soft-page-break/><text:span text:style-name="T46">CAGED </text:span>1-3-5 arpeggios<text:span text:style-name="T3"> [</text:span>major<text:span text:style-name="T3">]</text:span><text:bookmark-end text:name="__RefHeading___Toc11252_1024750181"/></text:h>
      <text:h text:style-name="P101" text:outline-level="2"><text:bookmark-start text:name="__RefHeading___Toc11254_1024750181"/>C-<text:span text:style-name="T1">shape</text:span><text:bookmark-end text:name="__RefHeading___Toc11254_1024750181"/></text:h>
      <text:p text:style-name="P1"><draw:frame draw:style-name="fr1" draw:name="Frame1" text:anchor-type="paragraph" svg:x="0.5228in" svg:y="0.0398in" svg:width="3.6937in" draw:z-index="0"><draw:text-box fo:min-height="1.0575in"><text:p text:style-name="Frame_20_contents"><draw:line text:anchor-type="paragraph" draw:z-index="4" draw:name="Shape2" draw:style-name="gr1" draw:text-style-name="P129" svg:x1="0.6984in" svg:y1="0.5882in" svg:x2="3.4547in" svg:y2="0.5811in"><text:p/></draw:line><draw:line text:anchor-type="paragraph" draw:z-index="3" draw:name="Shape2" draw:style-name="gr1" draw:text-style-name="P129" svg:x1="0.698in" svg:y1="0.4839in" svg:x2="3.4551in" svg:y2="0.4819in"><text:p/></draw:line><draw:line text:anchor-type="paragraph" draw:z-index="2" draw:name="Shape2" draw:style-name="gr1" draw:text-style-name="P129" svg:x1="0.6929in" svg:y1="0.3906in" svg:x2="3.4547in" svg:y2="0.378in"><text:p/></draw:line><draw:line text:anchor-type="paragraph" draw:z-index="5" draw:name="Shape2" draw:style-name="gr2" draw:text-style-name="P130" svg:x1="0.6984in" svg:y1="0.1811in" svg:x2="3.4547in" svg:y2="0.1811in"><text:p/></draw:line><draw:line text:anchor-type="paragraph" draw:z-index="7" draw:name="Shape1" draw:style-name="gr3" draw:text-style-name="P129" svg:x1="0.6984in" svg:y1="0.1811in" svg:x2="0.6984in" svg:y2="0.6894in"><text:p/></draw:line><draw:line text:anchor-type="paragraph" draw:z-index="1" draw:name="Shape2" draw:style-name="gr1" draw:text-style-name="P128" svg:x1="0.6984in" svg:y1="0.2953in" svg:x2="3.4547in" svg:y2="0.2791in"><text:p/></draw:line><draw:line text:anchor-type="paragraph" draw:z-index="6" draw:name="Shape2" draw:style-name="gr1" draw:text-style-name="P129" svg:x1="0.6984in" svg:y1="0.6898in" svg:x2="3.4547in" svg:y2="0.6898in"><text:p/></draw:line><draw:line text:anchor-type="paragraph" draw:z-index="8" draw:name="Shape1" draw:style-name="gr1" draw:text-style-name="P129" svg:x1="1.0925in" svg:y1="0.1811in" svg:x2="1.0925in" svg:y2="0.6894in"><text:p/></draw:line><draw:line text:anchor-type="paragraph" draw:z-index="9" draw:name="Shape1" draw:style-name="gr1" draw:text-style-name="P129" svg:x1="1.4862in" svg:y1="0.1811in" svg:x2="1.4862in" svg:y2="0.6894in"><text:p/></draw:line><draw:line text:anchor-type="paragraph" draw:z-index="10" draw:name="Shape1" draw:style-name="gr1" draw:text-style-name="P129" svg:x1="1.8799in" svg:y1="0.1811in" svg:x2="1.8799in" svg:y2="0.6894in"><text:p/></draw:line><draw:line text:anchor-type="paragraph" draw:z-index="11" draw:name="Shape1" draw:style-name="gr1" draw:text-style-name="P129" svg:x1="2.2736in" svg:y1="0.1811in" svg:x2="2.2736in" svg:y2="0.6894in"><text:p/></draw:line><draw:line text:anchor-type="paragraph" draw:z-index="12" draw:name="Shape1" draw:style-name="gr1" draw:text-style-name="P129" svg:x1="2.6673in" svg:y1="0.1811in" svg:x2="2.6673in" svg:y2="0.6894in"><text:p/></draw:line><draw:line text:anchor-type="paragraph" draw:z-index="13" draw:name="Shape1" draw:style-name="gr1" draw:text-style-name="P129" svg:x1="3.061in" svg:y1="0.1811in" svg:x2="3.061in" svg:y2="0.6894in"><text:p/></draw:line><draw:custom-shape text:anchor-type="paragraph" draw:z-index="14"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3" draw:style-name="gr5" draw:text-style-name="P132" svg:width="0.0787in" svg:height="0.0787in" svg:x="2.0319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3" draw:style-name="gr5" draw:text-style-name="P132" svg:width="0.0787in" svg:height="0.0787in" svg:x="1.2646in" svg:y="0.1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3" draw:style-name="gr5" draw:text-style-name="P132" svg:width="0.0787in" svg:height="0.0787in" svg:x="1.2508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6" draw:name="Shape1" draw:style-name="gr1" draw:text-style-name="P129" svg:x1="3.4547in" svg:y1="0.1811in" svg:x2="3.4547in" svg:y2="0.6894in"><text:p/></draw:line></text:p></draw:text-box></draw:frame></text:p>
      <text:p text:style-name="P1"/>
      <text:p text:style-name="P1"/>
      <text:p text:style-name="P1"/>
      <text:p text:style-name="P8"/>
      <text:h text:style-name="P102" text:outline-level="2"/>
      <text:h text:style-name="P102" text:outline-level="2"><text:bookmark-start text:name="__RefHeading___Toc11256_1024750181"/>A-<text:span text:style-name="T1">shape</text:span><text:bookmark-end text:name="__RefHeading___Toc11256_1024750181"/></text:h>
      <text:p text:style-name="P20"><draw:frame draw:style-name="fr1" draw:name="Frame3" text:anchor-type="paragraph" svg:x="0.5228in" svg:y="0.0307in" svg:width="3.7425in" draw:z-index="22"><draw:text-box fo:min-height="1.0575in"><text:p text:style-name="Frame_20_contents"><draw:line text:anchor-type="paragraph" draw:z-index="23" draw:name="Shape2" draw:style-name="gr1" draw:text-style-name="P128" svg:x1="0.6984in" svg:y1="0.2949in" svg:x2="3.4547in" svg:y2="0.2839in"><text:p/></draw:line><draw:line text:anchor-type="paragraph" draw:z-index="24" draw:name="Shape2" draw:style-name="gr1" draw:text-style-name="P129" svg:x1="0.6929in" svg:y1="0.3906in" svg:x2="3.4547in" svg:y2="0.378in"><text:p/></draw:line><draw:line text:anchor-type="paragraph" draw:z-index="25" draw:name="Shape2" draw:style-name="gr1" draw:text-style-name="P129" svg:x1="0.698in" svg:y1="0.4839in" svg:x2="3.4551in" svg:y2="0.4819in"><text:p/></draw:line><draw:line text:anchor-type="paragraph" draw:z-index="26" draw:name="Shape2" draw:style-name="gr1" draw:text-style-name="P129" svg:x1="0.6984in" svg:y1="0.5882in" svg:x2="3.4547in" svg:y2="0.5807in"><text:p/></draw:line><draw:line text:anchor-type="paragraph" draw:z-index="27" draw:name="Shape2" draw:style-name="gr2" draw:text-style-name="P130" svg:x1="0.6984in" svg:y1="0.1811in" svg:x2="3.4547in" svg:y2="0.1811in"><text:p/></draw:line><draw:line text:anchor-type="paragraph" draw:z-index="28" draw:name="Shape2" draw:style-name="gr1" draw:text-style-name="P129" svg:x1="0.6984in" svg:y1="0.6898in" svg:x2="3.4547in" svg:y2="0.6898in"><text:p/></draw:line><draw:line text:anchor-type="paragraph" draw:z-index="29" draw:name="Shape1" draw:style-name="gr3" draw:text-style-name="P129" svg:x1="0.6984in" svg:y1="0.1811in" svg:x2="0.6984in" svg:y2="0.6894in"><text:p/></draw:line><draw:line text:anchor-type="paragraph" draw:z-index="30" draw:name="Shape1" draw:style-name="gr1" draw:text-style-name="P129" svg:x1="1.0925in" svg:y1="0.1811in" svg:x2="1.0925in" svg:y2="0.6894in"><text:p/></draw:line><draw:line text:anchor-type="paragraph" draw:z-index="31" draw:name="Shape1" draw:style-name="gr1" draw:text-style-name="P129" svg:x1="1.4862in" svg:y1="0.1811in" svg:x2="1.4862in" svg:y2="0.6894in"><text:p/></draw:line><draw:line text:anchor-type="paragraph" draw:z-index="32" draw:name="Shape1" draw:style-name="gr1" draw:text-style-name="P129" svg:x1="1.8799in" svg:y1="0.1811in" svg:x2="1.8799in" svg:y2="0.6894in"><text:p/></draw:line><draw:line text:anchor-type="paragraph" draw:z-index="33" draw:name="Shape1" draw:style-name="gr1" draw:text-style-name="P129" svg:x1="2.2736in" svg:y1="0.1811in" svg:x2="2.2736in" svg:y2="0.6894in"><text:p/></draw:line><draw:line text:anchor-type="paragraph" draw:z-index="34" draw:name="Shape1" draw:style-name="gr1" draw:text-style-name="P129" svg:x1="2.6673in" svg:y1="0.1811in" svg:x2="2.6673in" svg:y2="0.6894in"><text:p/></draw:line><draw:line text:anchor-type="paragraph" draw:z-index="35" draw:name="Shape1" draw:style-name="gr1" draw:text-style-name="P129" svg:x1="3.061in" svg:y1="0.1811in" svg:x2="3.061in" svg:y2="0.6894in"><text:p/></draw:line><draw:line text:anchor-type="paragraph" draw:z-index="36" draw:name="Shape1" draw:style-name="gr1" draw:text-style-name="P129" svg:x1="3.4547in" svg:y1="0.1811in" svg:x2="3.4547in" svg:y2="0.6894in"><text:p/></draw:line><draw:custom-shape text:anchor-type="paragraph" draw:z-index="37"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3" draw:style-name="gr5" draw:text-style-name="P132" svg:width="0.0787in" svg:height="0.0787in" svg:x="2.0307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3" draw:style-name="gr8" draw:text-style-name="P135" svg:width="0.0787in" svg:height="0.0787in" svg:x="2.802in" svg:y="0.5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3" draw:style-name="gr10" draw:text-style-name="P137" svg:width="0.0795in" svg:height="0.0795in" svg:x="3.2256in" svg:y="0.2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3" draw:style-name="gr5" draw:text-style-name="P132" svg:width="0.0787in" svg:height="0.0787in" svg:x="0.8181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20"/>
      <text:p text:style-name="P20"/>
      <text:p text:style-name="P20"/>
      <text:h text:style-name="Heading_20_2" text:outline-level="2"><text:bookmark-start text:name="__RefHeading___Toc11258_1024750181"/>G-<text:span text:style-name="T2">shape</text:span><text:bookmark-end text:name="__RefHeading___Toc11258_1024750181"/></text:h>
      <text:p text:style-name="Text_20_body"><draw:frame draw:style-name="fr1" draw:name="Frame2" text:anchor-type="paragraph" svg:x="0.5228in" svg:y="0.0307in" svg:width="3.7425in" draw:z-index="47"><draw:text-box fo:min-height="1.0575in"><text:p text:style-name="Frame_20_contents"><draw:line text:anchor-type="paragraph" draw:z-index="48" draw:name="Shape2" draw:style-name="gr1" draw:text-style-name="P128" svg:x1="0.6984in" svg:y1="0.2949in" svg:x2="3.4547in" svg:y2="0.2839in"><text:p/></draw:line><draw:line text:anchor-type="paragraph" draw:z-index="49" draw:name="Shape2" draw:style-name="gr1" draw:text-style-name="P129" svg:x1="0.6929in" svg:y1="0.3906in" svg:x2="3.4547in" svg:y2="0.378in"><text:p/></draw:line><draw:line text:anchor-type="paragraph" draw:z-index="50" draw:name="Shape2" draw:style-name="gr1" draw:text-style-name="P129" svg:x1="0.698in" svg:y1="0.4839in" svg:x2="3.4551in" svg:y2="0.4819in"><text:p/></draw:line><draw:line text:anchor-type="paragraph" draw:z-index="51" draw:name="Shape2" draw:style-name="gr1" draw:text-style-name="P129" svg:x1="0.6984in" svg:y1="0.5882in" svg:x2="3.4547in" svg:y2="0.5807in"><text:p/></draw:line><draw:line text:anchor-type="paragraph" draw:z-index="52" draw:name="Shape2" draw:style-name="gr2" draw:text-style-name="P130" svg:x1="0.6984in" svg:y1="0.1811in" svg:x2="3.4547in" svg:y2="0.1811in"><text:p/></draw:line><draw:line text:anchor-type="paragraph" draw:z-index="53" draw:name="Shape2" draw:style-name="gr1" draw:text-style-name="P129" svg:x1="0.6984in" svg:y1="0.6898in" svg:x2="3.4547in" svg:y2="0.6898in"><text:p/></draw:line><draw:line text:anchor-type="paragraph" draw:z-index="54" draw:name="Shape1" draw:style-name="gr3" draw:text-style-name="P129" svg:x1="0.6984in" svg:y1="0.1811in" svg:x2="0.6984in" svg:y2="0.6894in"><text:p/></draw:line><draw:line text:anchor-type="paragraph" draw:z-index="55" draw:name="Shape1" draw:style-name="gr1" draw:text-style-name="P129" svg:x1="1.0925in" svg:y1="0.1811in" svg:x2="1.0925in" svg:y2="0.6894in"><text:p/></draw:line><draw:line text:anchor-type="paragraph" draw:z-index="56" draw:name="Shape1" draw:style-name="gr1" draw:text-style-name="P129" svg:x1="1.4862in" svg:y1="0.1811in" svg:x2="1.4862in" svg:y2="0.6894in"><text:p/></draw:line><draw:line text:anchor-type="paragraph" draw:z-index="57" draw:name="Shape1" draw:style-name="gr1" draw:text-style-name="P129" svg:x1="1.8799in" svg:y1="0.1811in" svg:x2="1.8799in" svg:y2="0.6894in"><text:p/></draw:line><draw:line text:anchor-type="paragraph" draw:z-index="58" draw:name="Shape1" draw:style-name="gr1" draw:text-style-name="P129" svg:x1="2.2736in" svg:y1="0.1811in" svg:x2="2.2736in" svg:y2="0.6894in"><text:p/></draw:line><draw:line text:anchor-type="paragraph" draw:z-index="59" draw:name="Shape1" draw:style-name="gr1" draw:text-style-name="P129" svg:x1="2.6673in" svg:y1="0.1811in" svg:x2="2.6673in" svg:y2="0.6894in"><text:p/></draw:line><draw:line text:anchor-type="paragraph" draw:z-index="60" draw:name="Shape1" draw:style-name="gr1" draw:text-style-name="P129" svg:x1="3.061in" svg:y1="0.1811in" svg:x2="3.061in" svg:y2="0.6894in"><text:p/></draw:line><draw:line text:anchor-type="paragraph" draw:z-index="61" draw:name="Shape1" draw:style-name="gr1" draw:text-style-name="P129" svg:x1="3.4547in" svg:y1="0.1811in" svg:x2="3.4547in" svg:y2="0.6894in"><text:p/></draw:line><draw:custom-shape text:anchor-type="paragraph" draw:z-index="62"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3" draw:style-name="gr12" draw:text-style-name="P139" svg:width="0.0795in" svg:height="0.0795in" svg:x="1.23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3" draw:style-name="gr5" draw:text-style-name="P132" svg:width="0.0787in" svg:height="0.0787in" svg:x="2.0201in" svg:y="0.5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Text_20_body"><draw:custom-shape text:anchor-type="paragraph" draw:z-index="114" draw:name="Shape3" draw:style-name="gr17" draw:text-style-name="P140" svg:width="0.0795in" svg:height="0.0795in" svg:x="3.411in" svg:y="0.10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h text:style-name="Heading_20_2" text:outline-level="2"><text:bookmark-start text:name="__RefHeading___Toc11260_1024750181"/>E-shape<text:bookmark-end text:name="__RefHeading___Toc11260_1024750181"/></text:h>
      <text:p text:style-name="Text_20_body"><draw:frame draw:style-name="fr1" draw:name="Frame4" text:anchor-type="paragraph" svg:x="0.5228in" svg:y="0.0307in" svg:width="3.7425in" draw:z-index="68"><draw:text-box fo:min-height="1.0575in"><text:p text:style-name="Frame_20_contents"><draw:line text:anchor-type="paragraph" draw:z-index="69" draw:name="Shape2" draw:style-name="gr1" draw:text-style-name="P128" svg:x1="0.6984in" svg:y1="0.2949in" svg:x2="3.4547in" svg:y2="0.2839in"><text:p/></draw:line><draw:line text:anchor-type="paragraph" draw:z-index="70" draw:name="Shape2" draw:style-name="gr1" draw:text-style-name="P129" svg:x1="0.6929in" svg:y1="0.3906in" svg:x2="3.4547in" svg:y2="0.378in"><text:p/></draw:line><draw:line text:anchor-type="paragraph" draw:z-index="71" draw:name="Shape2" draw:style-name="gr1" draw:text-style-name="P129" svg:x1="0.698in" svg:y1="0.4839in" svg:x2="3.4551in" svg:y2="0.4819in"><text:p/></draw:line><draw:line text:anchor-type="paragraph" draw:z-index="72" draw:name="Shape2" draw:style-name="gr1" draw:text-style-name="P129" svg:x1="0.6984in" svg:y1="0.5882in" svg:x2="3.4547in" svg:y2="0.5807in"><text:p/></draw:line><draw:line text:anchor-type="paragraph" draw:z-index="73" draw:name="Shape2" draw:style-name="gr2" draw:text-style-name="P130" svg:x1="0.6984in" svg:y1="0.1811in" svg:x2="3.4547in" svg:y2="0.1811in"><text:p/></draw:line><draw:line text:anchor-type="paragraph" draw:z-index="74" draw:name="Shape2" draw:style-name="gr1" draw:text-style-name="P129" svg:x1="0.6984in" svg:y1="0.6898in" svg:x2="3.4547in" svg:y2="0.6898in"><text:p/></draw:line><draw:line text:anchor-type="paragraph" draw:z-index="75" draw:name="Shape1" draw:style-name="gr3" draw:text-style-name="P129" svg:x1="0.6984in" svg:y1="0.1811in" svg:x2="0.6984in" svg:y2="0.6894in"><text:p/></draw:line><draw:line text:anchor-type="paragraph" draw:z-index="76" draw:name="Shape1" draw:style-name="gr1" draw:text-style-name="P129" svg:x1="1.0925in" svg:y1="0.1811in" svg:x2="1.0925in" svg:y2="0.6894in"><text:p/></draw:line><draw:line text:anchor-type="paragraph" draw:z-index="77" draw:name="Shape1" draw:style-name="gr1" draw:text-style-name="P129" svg:x1="1.4862in" svg:y1="0.1811in" svg:x2="1.4862in" svg:y2="0.6894in"><text:p/></draw:line><draw:line text:anchor-type="paragraph" draw:z-index="78" draw:name="Shape1" draw:style-name="gr1" draw:text-style-name="P129" svg:x1="1.8799in" svg:y1="0.1811in" svg:x2="1.8799in" svg:y2="0.6894in"><text:p/></draw:line><draw:line text:anchor-type="paragraph" draw:z-index="79" draw:name="Shape1" draw:style-name="gr1" draw:text-style-name="P129" svg:x1="2.2736in" svg:y1="0.1811in" svg:x2="2.2736in" svg:y2="0.6894in"><text:p/></draw:line><draw:line text:anchor-type="paragraph" draw:z-index="80" draw:name="Shape1" draw:style-name="gr1" draw:text-style-name="P129" svg:x1="2.6673in" svg:y1="0.1811in" svg:x2="2.6673in" svg:y2="0.6894in"><text:p/></draw:line><draw:line text:anchor-type="paragraph" draw:z-index="81" draw:name="Shape1" draw:style-name="gr1" draw:text-style-name="P129" svg:x1="3.061in" svg:y1="0.1811in" svg:x2="3.061in" svg:y2="0.6894in"><text:p/></draw:line><draw:line text:anchor-type="paragraph" draw:z-index="82" draw:name="Shape1" draw:style-name="gr1" draw:text-style-name="P129" svg:x1="3.4547in" svg:y1="0.1811in" svg:x2="3.4547in" svg:y2="0.6894in"><text:p/></draw:line><draw:custom-shape text:anchor-type="paragraph" draw:z-index="83"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3" draw:style-name="gr5" draw:text-style-name="P132" svg:width="0.0787in" svg:height="0.0787in" svg:x="1.6299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3" draw:style-name="gr6" draw:text-style-name="P133" svg:width="0.0807in" svg:height="0.0807in" svg:x="1.2425in" svg:y="0.2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3" draw:style-name="gr13" draw:text-style-name="P135" svg:width="0.0787in" svg:height="0.0787in" svg:x="2.8161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3" draw:style-name="gr8" draw:text-style-name="P135" svg:width="0.0787in" svg:height="0.0787in" svg:x="2.811in" svg:y="0.1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3" draw:style-name="gr5" draw:text-style-name="P132" svg:width="0.0787in" svg:height="0.0787in" svg:x="0.8646in" svg:y="0.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Text_20_body"/>
      <text:p text:style-name="Text_20_body"/>
      <text:p text:style-name="P21"/>
      <text:h text:style-name="Heading_20_2" text:outline-level="2"><text:bookmark-start text:name="__RefHeading___Toc11262_1024750181"/>D-shape<text:bookmark-end text:name="__RefHeading___Toc11262_1024750181"/></text:h>
      <text:p text:style-name="Text_20_body"><draw:frame draw:style-name="fr1" draw:name="Frame5" text:anchor-type="paragraph" svg:x="0.5228in" svg:y="0.0307in" svg:width="3.7425in" draw:z-index="90"><draw:text-box fo:min-height="1.0575in"><text:p text:style-name="Frame_20_contents"><draw:line text:anchor-type="paragraph" draw:z-index="91" draw:name="Shape2" draw:style-name="gr1" draw:text-style-name="P128" svg:x1="0.6984in" svg:y1="0.2949in" svg:x2="3.4547in" svg:y2="0.2839in"><text:p/></draw:line><draw:line text:anchor-type="paragraph" draw:z-index="92" draw:name="Shape2" draw:style-name="gr1" draw:text-style-name="P129" svg:x1="0.6929in" svg:y1="0.3906in" svg:x2="3.4547in" svg:y2="0.378in"><text:p/></draw:line><draw:line text:anchor-type="paragraph" draw:z-index="93" draw:name="Shape2" draw:style-name="gr1" draw:text-style-name="P129" svg:x1="0.698in" svg:y1="0.4839in" svg:x2="3.4551in" svg:y2="0.4819in"><text:p/></draw:line><draw:line text:anchor-type="paragraph" draw:z-index="94" draw:name="Shape2" draw:style-name="gr1" draw:text-style-name="P129" svg:x1="0.6984in" svg:y1="0.5882in" svg:x2="3.4547in" svg:y2="0.5807in"><text:p/></draw:line><draw:line text:anchor-type="paragraph" draw:z-index="95" draw:name="Shape2" draw:style-name="gr2" draw:text-style-name="P130" svg:x1="0.6984in" svg:y1="0.1811in" svg:x2="3.4547in" svg:y2="0.1811in"><text:p/></draw:line><draw:line text:anchor-type="paragraph" draw:z-index="96" draw:name="Shape2" draw:style-name="gr1" draw:text-style-name="P129" svg:x1="0.6984in" svg:y1="0.6898in" svg:x2="3.4547in" svg:y2="0.6898in"><text:p/></draw:line><draw:line text:anchor-type="paragraph" draw:z-index="97" draw:name="Shape1" draw:style-name="gr3" draw:text-style-name="P129" svg:x1="0.6984in" svg:y1="0.1811in" svg:x2="0.6984in" svg:y2="0.6894in"><text:p/></draw:line><draw:line text:anchor-type="paragraph" draw:z-index="98" draw:name="Shape1" draw:style-name="gr1" draw:text-style-name="P129" svg:x1="1.0925in" svg:y1="0.1811in" svg:x2="1.0925in" svg:y2="0.6894in"><text:p/></draw:line><draw:line text:anchor-type="paragraph" draw:z-index="99" draw:name="Shape1" draw:style-name="gr1" draw:text-style-name="P129" svg:x1="1.4862in" svg:y1="0.1811in" svg:x2="1.4862in" svg:y2="0.6894in"><text:p/></draw:line><draw:line text:anchor-type="paragraph" draw:z-index="100" draw:name="Shape1" draw:style-name="gr1" draw:text-style-name="P129" svg:x1="1.8799in" svg:y1="0.1811in" svg:x2="1.8799in" svg:y2="0.6894in"><text:p/></draw:line><draw:line text:anchor-type="paragraph" draw:z-index="101" draw:name="Shape1" draw:style-name="gr1" draw:text-style-name="P129" svg:x1="2.2736in" svg:y1="0.1811in" svg:x2="2.2736in" svg:y2="0.6894in"><text:p/></draw:line><draw:line text:anchor-type="paragraph" draw:z-index="102" draw:name="Shape1" draw:style-name="gr1" draw:text-style-name="P129" svg:x1="2.6673in" svg:y1="0.1811in" svg:x2="2.6673in" svg:y2="0.6894in"><text:p/></draw:line><draw:line text:anchor-type="paragraph" draw:z-index="103" draw:name="Shape1" draw:style-name="gr1" draw:text-style-name="P129" svg:x1="3.061in" svg:y1="0.1811in" svg:x2="3.061in" svg:y2="0.6894in"><text:p/></draw:line><draw:line text:anchor-type="paragraph" draw:z-index="104" draw:name="Shape1" draw:style-name="gr1" draw:text-style-name="P129" svg:x1="3.4547in" svg:y1="0.1811in" svg:x2="3.4547in" svg:y2="0.6894in"><text:p/></draw:line><draw:custom-shape text:anchor-type="paragraph" draw:z-index="105" draw:name="Shape3" draw:style-name="gr14"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3" draw:style-name="gr15" draw:text-style-name="P132" svg:width="0.0787in" svg:height="0.0787in" svg:x="2.4161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3" draw:style-name="gr8" draw:text-style-name="P135" svg:width="0.0787in" svg:height="0.0787in" svg:x="3.218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3" draw:style-name="gr5" draw:text-style-name="P132" svg:width="0.0787in" svg:height="0.0787in" svg:x="2.4102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3" draw:style-name="gr5" draw:text-style-name="P132" svg:width="0.0787in" svg:height="0.0787in" svg:x="1.2646in" svg:y="0.342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7"/>
      <text:h text:style-name="P80" text:outline-level="1"><text:bookmark-start text:name="__RefHeading___Toc11264_1024750181"/><text:soft-page-break/><text:span text:style-name="T46">CAGED </text:span>1-<text:span text:style-name="T5">b</text:span>3-5 arpeggios<text:span text:style-name="T3"> [</text:span>m<text:span text:style-name="T5">in</text:span>or<text:span text:style-name="T3">]</text:span><text:bookmark-end text:name="__RefHeading___Toc11264_1024750181"/></text:h>
      <text:h text:style-name="P103" text:outline-level="2"><text:bookmark-start text:name="__RefHeading___Toc11266_1024750181"/>C-<text:span text:style-name="T1">shape</text:span><text:bookmark-end text:name="__RefHeading___Toc11266_1024750181"/></text:h>
      <text:p text:style-name="P4"><draw:frame draw:style-name="fr1" draw:name="Frame16" text:anchor-type="paragraph" svg:x="0.5228in" svg:y="0.0398in" svg:width="3.6937in" draw:z-index="307"><draw:text-box fo:min-height="1.0575in"><text:p text:style-name="Frame_20_contents"><draw:line text:anchor-type="paragraph" draw:z-index="308" draw:name="Shape2" draw:style-name="gr1" draw:text-style-name="P128" svg:x1="0.6984in" svg:y1="0.2953in" svg:x2="3.4547in" svg:y2="0.2791in"><text:p/></draw:line><draw:line text:anchor-type="paragraph" draw:z-index="309" draw:name="Shape2" draw:style-name="gr1" draw:text-style-name="P129" svg:x1="0.6929in" svg:y1="0.3906in" svg:x2="3.4547in" svg:y2="0.378in"><text:p/></draw:line><draw:line text:anchor-type="paragraph" draw:z-index="310" draw:name="Shape2" draw:style-name="gr1" draw:text-style-name="P129" svg:x1="0.698in" svg:y1="0.4839in" svg:x2="3.4551in" svg:y2="0.4819in"><text:p/></draw:line><draw:line text:anchor-type="paragraph" draw:z-index="311" draw:name="Shape2" draw:style-name="gr1" draw:text-style-name="P129" svg:x1="0.6984in" svg:y1="0.5882in" svg:x2="3.4547in" svg:y2="0.5811in"><text:p/></draw:line><draw:line text:anchor-type="paragraph" draw:z-index="312" draw:name="Shape2" draw:style-name="gr2" draw:text-style-name="P130" svg:x1="0.6984in" svg:y1="0.1811in" svg:x2="3.4547in" svg:y2="0.1811in"><text:p/></draw:line><draw:line text:anchor-type="paragraph" draw:z-index="313" draw:name="Shape2" draw:style-name="gr1" draw:text-style-name="P129" svg:x1="0.6984in" svg:y1="0.6898in" svg:x2="3.4547in" svg:y2="0.6898in"><text:p/></draw:line><draw:line text:anchor-type="paragraph" draw:z-index="314" draw:name="Shape1" draw:style-name="gr3" draw:text-style-name="P129" svg:x1="0.6984in" svg:y1="0.1811in" svg:x2="0.6984in" svg:y2="0.6894in"><text:p/></draw:line><draw:line text:anchor-type="paragraph" draw:z-index="315" draw:name="Shape1" draw:style-name="gr1" draw:text-style-name="P129" svg:x1="1.0925in" svg:y1="0.1811in" svg:x2="1.0925in" svg:y2="0.6894in"><text:p/></draw:line><draw:line text:anchor-type="paragraph" draw:z-index="316" draw:name="Shape1" draw:style-name="gr1" draw:text-style-name="P129" svg:x1="1.4862in" svg:y1="0.1811in" svg:x2="1.4862in" svg:y2="0.6894in"><text:p/></draw:line><draw:line text:anchor-type="paragraph" draw:z-index="317" draw:name="Shape1" draw:style-name="gr1" draw:text-style-name="P129" svg:x1="1.8799in" svg:y1="0.1811in" svg:x2="1.8799in" svg:y2="0.6894in"><text:p/></draw:line><draw:line text:anchor-type="paragraph" draw:z-index="318" draw:name="Shape1" draw:style-name="gr1" draw:text-style-name="P129" svg:x1="2.2736in" svg:y1="0.1811in" svg:x2="2.2736in" svg:y2="0.6894in"><text:p/></draw:line><draw:line text:anchor-type="paragraph" draw:z-index="319" draw:name="Shape1" draw:style-name="gr1" draw:text-style-name="P129" svg:x1="2.6673in" svg:y1="0.1811in" svg:x2="2.6673in" svg:y2="0.6894in"><text:p/></draw:line><draw:line text:anchor-type="paragraph" draw:z-index="320" draw:name="Shape1" draw:style-name="gr1" draw:text-style-name="P129" svg:x1="3.061in" svg:y1="0.1811in" svg:x2="3.061in" svg:y2="0.6894in"><text:p/></draw:line><draw:custom-shape text:anchor-type="paragraph" draw:z-index="321"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2" draw:name="Shape3" draw:style-name="gr5" draw:text-style-name="P132" svg:width="0.0787in" svg:height="0.0787in" svg:x="1.65in" svg:y="0.4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 draw:name="Shape3" draw:style-name="gr5" draw:text-style-name="P132" svg:width="0.0787in" svg:height="0.0787in" svg:x="2.8272in" svg:y="0.2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5"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6"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7" draw:name="Shape3" draw:style-name="gr8" draw:text-style-name="P135" svg:width="0.0787in" svg:height="0.0787in" svg:x="0.8543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8"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29" draw:name="Shape1" draw:style-name="gr1" draw:text-style-name="P129" svg:x1="3.4547in" svg:y1="0.1811in" svg:x2="3.4547in" svg:y2="0.6894in"><text:p/></draw:line></text:p></draw:text-box></draw:frame></text:p>
      <text:p text:style-name="P4"/>
      <text:p text:style-name="P4"/>
      <text:p text:style-name="P4"/>
      <text:p text:style-name="P11"/>
      <text:h text:style-name="P103" text:outline-level="2"/>
      <text:h text:style-name="P103" text:outline-level="2"><text:bookmark-start text:name="__RefHeading___Toc11268_1024750181"/>A-<text:span text:style-name="T1">shape</text:span><text:bookmark-end text:name="__RefHeading___Toc11268_1024750181"/></text:h>
      <text:p text:style-name="P37"><draw:frame draw:style-name="fr1" draw:name="Frame17" text:anchor-type="paragraph" svg:x="0.5228in" svg:y="0.0307in" svg:width="3.7425in" draw:z-index="330"><draw:text-box fo:min-height="1.0575in"><text:p text:style-name="Frame_20_contents"><draw:line text:anchor-type="paragraph" draw:z-index="331" draw:name="Shape2" draw:style-name="gr1" draw:text-style-name="P128" svg:x1="0.6984in" svg:y1="0.2949in" svg:x2="3.4547in" svg:y2="0.2839in"><text:p/></draw:line><draw:line text:anchor-type="paragraph" draw:z-index="332" draw:name="Shape2" draw:style-name="gr1" draw:text-style-name="P129" svg:x1="0.6929in" svg:y1="0.3906in" svg:x2="3.4547in" svg:y2="0.378in"><text:p/></draw:line><draw:line text:anchor-type="paragraph" draw:z-index="333" draw:name="Shape2" draw:style-name="gr1" draw:text-style-name="P129" svg:x1="0.698in" svg:y1="0.4839in" svg:x2="3.4551in" svg:y2="0.4819in"><text:p/></draw:line><draw:line text:anchor-type="paragraph" draw:z-index="334" draw:name="Shape2" draw:style-name="gr1" draw:text-style-name="P129" svg:x1="0.6984in" svg:y1="0.5882in" svg:x2="3.4547in" svg:y2="0.5807in"><text:p/></draw:line><draw:line text:anchor-type="paragraph" draw:z-index="335" draw:name="Shape2" draw:style-name="gr2" draw:text-style-name="P130" svg:x1="0.6984in" svg:y1="0.1811in" svg:x2="3.4547in" svg:y2="0.1811in"><text:p/></draw:line><draw:line text:anchor-type="paragraph" draw:z-index="336" draw:name="Shape2" draw:style-name="gr1" draw:text-style-name="P129" svg:x1="0.6984in" svg:y1="0.6898in" svg:x2="3.4547in" svg:y2="0.6898in"><text:p/></draw:line><draw:line text:anchor-type="paragraph" draw:z-index="337" draw:name="Shape1" draw:style-name="gr3" draw:text-style-name="P129" svg:x1="0.6984in" svg:y1="0.1811in" svg:x2="0.6984in" svg:y2="0.6894in"><text:p/></draw:line><draw:line text:anchor-type="paragraph" draw:z-index="338" draw:name="Shape1" draw:style-name="gr1" draw:text-style-name="P129" svg:x1="1.0925in" svg:y1="0.1811in" svg:x2="1.0925in" svg:y2="0.6894in"><text:p/></draw:line><draw:line text:anchor-type="paragraph" draw:z-index="339" draw:name="Shape1" draw:style-name="gr1" draw:text-style-name="P129" svg:x1="1.4862in" svg:y1="0.1811in" svg:x2="1.4862in" svg:y2="0.6894in"><text:p/></draw:line><draw:line text:anchor-type="paragraph" draw:z-index="340" draw:name="Shape1" draw:style-name="gr1" draw:text-style-name="P129" svg:x1="1.8799in" svg:y1="0.1811in" svg:x2="1.8799in" svg:y2="0.6894in"><text:p/></draw:line><draw:line text:anchor-type="paragraph" draw:z-index="341" draw:name="Shape1" draw:style-name="gr1" draw:text-style-name="P129" svg:x1="2.2736in" svg:y1="0.1811in" svg:x2="2.2736in" svg:y2="0.6894in"><text:p/></draw:line><draw:line text:anchor-type="paragraph" draw:z-index="342" draw:name="Shape1" draw:style-name="gr1" draw:text-style-name="P129" svg:x1="2.6673in" svg:y1="0.1811in" svg:x2="2.6673in" svg:y2="0.6894in"><text:p/></draw:line><draw:line text:anchor-type="paragraph" draw:z-index="343" draw:name="Shape1" draw:style-name="gr1" draw:text-style-name="P129" svg:x1="3.061in" svg:y1="0.1811in" svg:x2="3.061in" svg:y2="0.6894in"><text:p/></draw:line><draw:line text:anchor-type="paragraph" draw:z-index="344" draw:name="Shape1" draw:style-name="gr1" draw:text-style-name="P129" svg:x1="3.4547in" svg:y1="0.1811in" svg:x2="3.4547in" svg:y2="0.6894in"><text:p/></draw:line><draw:custom-shape text:anchor-type="paragraph" draw:z-index="345"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 draw:name="Shape3" draw:style-name="gr5" draw:text-style-name="P132" svg:width="0.0787in" svg:height="0.0787in" svg:x="1.642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8"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9"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0"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1"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2" draw:name="Shape3" draw:style-name="gr10" draw:text-style-name="P137" svg:width="0.0795in" svg:height="0.0795in" svg:x="3.2256in" svg:y="0.2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3" draw:name="Shape3" draw:style-name="gr5" draw:text-style-name="P132" svg:width="0.0787in" svg:height="0.0787in" svg:x="2.428in" svg:y="0.542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7"/>
      <text:p text:style-name="P37"/>
      <text:p text:style-name="P37"/>
      <text:h text:style-name="P103" text:outline-level="2"><text:bookmark-start text:name="__RefHeading___Toc11270_1024750181"/>G-<text:span text:style-name="T2">shape</text:span><text:bookmark-end text:name="__RefHeading___Toc11270_1024750181"/></text:h>
      <text:p text:style-name="P37"><draw:frame draw:style-name="fr1" draw:name="Frame18" text:anchor-type="paragraph" svg:x="0.5228in" svg:y="0.0307in" svg:width="3.7425in" draw:z-index="354"><draw:text-box fo:min-height="1.0575in"><text:p text:style-name="Frame_20_contents"><draw:line text:anchor-type="paragraph" draw:z-index="355" draw:name="Shape2" draw:style-name="gr1" draw:text-style-name="P128" svg:x1="0.6984in" svg:y1="0.2949in" svg:x2="3.4547in" svg:y2="0.2839in"><text:p/></draw:line><draw:line text:anchor-type="paragraph" draw:z-index="356" draw:name="Shape2" draw:style-name="gr1" draw:text-style-name="P129" svg:x1="0.6929in" svg:y1="0.3906in" svg:x2="3.4547in" svg:y2="0.378in"><text:p/></draw:line><draw:line text:anchor-type="paragraph" draw:z-index="357" draw:name="Shape2" draw:style-name="gr1" draw:text-style-name="P129" svg:x1="0.698in" svg:y1="0.4839in" svg:x2="3.4551in" svg:y2="0.4819in"><text:p/></draw:line><draw:line text:anchor-type="paragraph" draw:z-index="358" draw:name="Shape2" draw:style-name="gr1" draw:text-style-name="P129" svg:x1="0.6984in" svg:y1="0.5882in" svg:x2="3.4547in" svg:y2="0.5807in"><text:p/></draw:line><draw:line text:anchor-type="paragraph" draw:z-index="359" draw:name="Shape2" draw:style-name="gr2" draw:text-style-name="P130" svg:x1="0.6984in" svg:y1="0.1811in" svg:x2="3.4547in" svg:y2="0.1811in"><text:p/></draw:line><draw:line text:anchor-type="paragraph" draw:z-index="360" draw:name="Shape2" draw:style-name="gr1" draw:text-style-name="P129" svg:x1="0.6984in" svg:y1="0.6898in" svg:x2="3.4547in" svg:y2="0.6898in"><text:p/></draw:line><draw:line text:anchor-type="paragraph" draw:z-index="361" draw:name="Shape1" draw:style-name="gr3" draw:text-style-name="P129" svg:x1="0.6984in" svg:y1="0.1811in" svg:x2="0.6984in" svg:y2="0.6894in"><text:p/></draw:line><draw:line text:anchor-type="paragraph" draw:z-index="362" draw:name="Shape1" draw:style-name="gr1" draw:text-style-name="P129" svg:x1="1.0925in" svg:y1="0.1811in" svg:x2="1.0925in" svg:y2="0.6894in"><text:p/></draw:line><draw:line text:anchor-type="paragraph" draw:z-index="363" draw:name="Shape1" draw:style-name="gr1" draw:text-style-name="P129" svg:x1="1.4862in" svg:y1="0.1811in" svg:x2="1.4862in" svg:y2="0.6894in"><text:p/></draw:line><draw:line text:anchor-type="paragraph" draw:z-index="364" draw:name="Shape1" draw:style-name="gr1" draw:text-style-name="P129" svg:x1="1.8799in" svg:y1="0.1811in" svg:x2="1.8799in" svg:y2="0.6894in"><text:p/></draw:line><draw:line text:anchor-type="paragraph" draw:z-index="365" draw:name="Shape1" draw:style-name="gr1" draw:text-style-name="P129" svg:x1="2.2736in" svg:y1="0.1811in" svg:x2="2.2736in" svg:y2="0.6894in"><text:p/></draw:line><draw:line text:anchor-type="paragraph" draw:z-index="366" draw:name="Shape1" draw:style-name="gr1" draw:text-style-name="P129" svg:x1="2.6673in" svg:y1="0.1811in" svg:x2="2.6673in" svg:y2="0.6894in"><text:p/></draw:line><draw:line text:anchor-type="paragraph" draw:z-index="367" draw:name="Shape1" draw:style-name="gr1" draw:text-style-name="P129" svg:x1="3.061in" svg:y1="0.1811in" svg:x2="3.061in" svg:y2="0.6894in"><text:p/></draw:line><draw:line text:anchor-type="paragraph" draw:z-index="368" draw:name="Shape1" draw:style-name="gr1" draw:text-style-name="P129" svg:x1="3.4547in" svg:y1="0.1811in" svg:x2="3.4547in" svg:y2="0.6894in"><text:p/></draw:line><draw:custom-shape text:anchor-type="paragraph" draw:z-index="369"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 draw:name="Shape3" draw:style-name="gr12" draw:text-style-name="P139" svg:width="0.0795in" svg:height="0.0795in" svg:x="2.4291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1"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2" draw:name="Shape3" draw:style-name="gr5" draw:text-style-name="P132" svg:width="0.0787in" svg:height="0.0787in" svg:x="1.6319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3"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5"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7"/>
      <text:p text:style-name="P37"/>
      <text:p text:style-name="P37"/>
      <text:h text:style-name="P103" text:outline-level="2"><text:bookmark-start text:name="__RefHeading___Toc11272_1024750181"/>E-shape<text:bookmark-end text:name="__RefHeading___Toc11272_1024750181"/></text:h>
      <text:p text:style-name="P37"><draw:frame draw:style-name="fr1" draw:name="Frame19" text:anchor-type="paragraph" svg:x="0.5228in" svg:y="0.0307in" svg:width="3.7425in" draw:z-index="376"><draw:text-box fo:min-height="1.0575in"><text:p text:style-name="Frame_20_contents"><draw:line text:anchor-type="paragraph" draw:z-index="377" draw:name="Shape2" draw:style-name="gr1" draw:text-style-name="P128" svg:x1="0.6984in" svg:y1="0.2949in" svg:x2="3.4547in" svg:y2="0.2839in"><text:p/></draw:line><draw:line text:anchor-type="paragraph" draw:z-index="378" draw:name="Shape2" draw:style-name="gr1" draw:text-style-name="P129" svg:x1="0.6929in" svg:y1="0.3906in" svg:x2="3.4547in" svg:y2="0.378in"><text:p/></draw:line><draw:line text:anchor-type="paragraph" draw:z-index="379" draw:name="Shape2" draw:style-name="gr1" draw:text-style-name="P129" svg:x1="0.698in" svg:y1="0.4839in" svg:x2="3.4551in" svg:y2="0.4819in"><text:p/></draw:line><draw:line text:anchor-type="paragraph" draw:z-index="380" draw:name="Shape2" draw:style-name="gr1" draw:text-style-name="P129" svg:x1="0.6984in" svg:y1="0.5882in" svg:x2="3.4547in" svg:y2="0.5807in"><text:p/></draw:line><draw:line text:anchor-type="paragraph" draw:z-index="381" draw:name="Shape2" draw:style-name="gr2" draw:text-style-name="P130" svg:x1="0.6984in" svg:y1="0.1811in" svg:x2="3.4547in" svg:y2="0.1811in"><text:p/></draw:line><draw:line text:anchor-type="paragraph" draw:z-index="382" draw:name="Shape2" draw:style-name="gr1" draw:text-style-name="P129" svg:x1="0.6984in" svg:y1="0.6898in" svg:x2="3.4547in" svg:y2="0.6898in"><text:p/></draw:line><draw:line text:anchor-type="paragraph" draw:z-index="383" draw:name="Shape1" draw:style-name="gr3" draw:text-style-name="P129" svg:x1="0.6984in" svg:y1="0.1811in" svg:x2="0.6984in" svg:y2="0.6894in"><text:p/></draw:line><draw:line text:anchor-type="paragraph" draw:z-index="384" draw:name="Shape1" draw:style-name="gr1" draw:text-style-name="P129" svg:x1="1.0925in" svg:y1="0.1811in" svg:x2="1.0925in" svg:y2="0.6894in"><text:p/></draw:line><draw:line text:anchor-type="paragraph" draw:z-index="385" draw:name="Shape1" draw:style-name="gr1" draw:text-style-name="P129" svg:x1="1.4862in" svg:y1="0.1811in" svg:x2="1.4862in" svg:y2="0.6894in"><text:p/></draw:line><draw:line text:anchor-type="paragraph" draw:z-index="386" draw:name="Shape1" draw:style-name="gr1" draw:text-style-name="P129" svg:x1="1.8799in" svg:y1="0.1811in" svg:x2="1.8799in" svg:y2="0.6894in"><text:p/></draw:line><draw:line text:anchor-type="paragraph" draw:z-index="387" draw:name="Shape1" draw:style-name="gr1" draw:text-style-name="P129" svg:x1="2.2736in" svg:y1="0.1811in" svg:x2="2.2736in" svg:y2="0.6894in"><text:p/></draw:line><draw:line text:anchor-type="paragraph" draw:z-index="388" draw:name="Shape1" draw:style-name="gr1" draw:text-style-name="P129" svg:x1="2.6673in" svg:y1="0.1811in" svg:x2="2.6673in" svg:y2="0.6894in"><text:p/></draw:line><draw:line text:anchor-type="paragraph" draw:z-index="389" draw:name="Shape1" draw:style-name="gr1" draw:text-style-name="P129" svg:x1="3.061in" svg:y1="0.1811in" svg:x2="3.061in" svg:y2="0.6894in"><text:p/></draw:line><draw:line text:anchor-type="paragraph" draw:z-index="390" draw:name="Shape1" draw:style-name="gr1" draw:text-style-name="P129" svg:x1="3.4547in" svg:y1="0.1811in" svg:x2="3.4547in" svg:y2="0.6894in"><text:p/></draw:line><draw:custom-shape text:anchor-type="paragraph" draw:z-index="391"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2"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 draw:name="Shape3" draw:style-name="gr5" draw:text-style-name="P132" svg:width="0.0787in" svg:height="0.0787in" svg:x="1.2445in" svg:y="0.3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4" draw:name="Shape3" draw:style-name="gr19" draw:text-style-name="P133" svg:width="0.0835in" svg:height="0.0835in" svg:x="1.2425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5"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6"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 draw:name="Shape3" draw:style-name="gr5" draw:text-style-name="P132" svg:width="0.0787in" svg:height="0.0787in" svg:x="2.4327in" svg:y="0.6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0" draw:name="Shape3" draw:style-name="gr5" draw:text-style-name="P132" svg:width="0.0787in" svg:height="0.0787in" svg:x="2.4299in" svg:y="0.1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37"/>
      <text:p text:style-name="P37"/>
      <text:p text:style-name="P24"/>
      <text:h text:style-name="P103" text:outline-level="2"><text:bookmark-start text:name="__RefHeading___Toc11274_1024750181"/>D-shape<text:bookmark-end text:name="__RefHeading___Toc11274_1024750181"/></text:h>
      <text:p text:style-name="P37"><draw:frame draw:style-name="fr1" draw:name="Frame20" text:anchor-type="paragraph" svg:x="0.5228in" svg:y="0.0307in" svg:width="3.7425in" draw:z-index="398"><draw:text-box fo:min-height="1.0575in"><text:p text:style-name="Frame_20_contents"><draw:line text:anchor-type="paragraph" draw:z-index="399" draw:name="Shape2" draw:style-name="gr1" draw:text-style-name="P128" svg:x1="0.6984in" svg:y1="0.2949in" svg:x2="3.4547in" svg:y2="0.2839in"><text:p/></draw:line><draw:line text:anchor-type="paragraph" draw:z-index="400" draw:name="Shape2" draw:style-name="gr1" draw:text-style-name="P129" svg:x1="0.6929in" svg:y1="0.3906in" svg:x2="3.4547in" svg:y2="0.378in"><text:p/></draw:line><draw:line text:anchor-type="paragraph" draw:z-index="401" draw:name="Shape2" draw:style-name="gr1" draw:text-style-name="P129" svg:x1="0.698in" svg:y1="0.4839in" svg:x2="3.4551in" svg:y2="0.4819in"><text:p/></draw:line><draw:line text:anchor-type="paragraph" draw:z-index="402" draw:name="Shape2" draw:style-name="gr1" draw:text-style-name="P129" svg:x1="0.6984in" svg:y1="0.5882in" svg:x2="3.4547in" svg:y2="0.5807in"><text:p/></draw:line><draw:line text:anchor-type="paragraph" draw:z-index="403" draw:name="Shape2" draw:style-name="gr2" draw:text-style-name="P130" svg:x1="0.6984in" svg:y1="0.1811in" svg:x2="3.4547in" svg:y2="0.1811in"><text:p/></draw:line><draw:line text:anchor-type="paragraph" draw:z-index="404" draw:name="Shape2" draw:style-name="gr1" draw:text-style-name="P129" svg:x1="0.6984in" svg:y1="0.6898in" svg:x2="3.4547in" svg:y2="0.6898in"><text:p/></draw:line><draw:line text:anchor-type="paragraph" draw:z-index="405" draw:name="Shape1" draw:style-name="gr3" draw:text-style-name="P129" svg:x1="0.6984in" svg:y1="0.1811in" svg:x2="0.6984in" svg:y2="0.6894in"><text:p/></draw:line><draw:line text:anchor-type="paragraph" draw:z-index="406" draw:name="Shape1" draw:style-name="gr1" draw:text-style-name="P129" svg:x1="1.0925in" svg:y1="0.1811in" svg:x2="1.0925in" svg:y2="0.6894in"><text:p/></draw:line><draw:line text:anchor-type="paragraph" draw:z-index="407" draw:name="Shape1" draw:style-name="gr1" draw:text-style-name="P129" svg:x1="1.4862in" svg:y1="0.1811in" svg:x2="1.4862in" svg:y2="0.6894in"><text:p/></draw:line><draw:line text:anchor-type="paragraph" draw:z-index="408" draw:name="Shape1" draw:style-name="gr1" draw:text-style-name="P129" svg:x1="1.8799in" svg:y1="0.1811in" svg:x2="1.8799in" svg:y2="0.6894in"><text:p/></draw:line><draw:line text:anchor-type="paragraph" draw:z-index="409" draw:name="Shape1" draw:style-name="gr1" draw:text-style-name="P129" svg:x1="2.2736in" svg:y1="0.1811in" svg:x2="2.2736in" svg:y2="0.6894in"><text:p/></draw:line><draw:line text:anchor-type="paragraph" draw:z-index="410" draw:name="Shape1" draw:style-name="gr1" draw:text-style-name="P129" svg:x1="2.6673in" svg:y1="0.1811in" svg:x2="2.6673in" svg:y2="0.6894in"><text:p/></draw:line><draw:line text:anchor-type="paragraph" draw:z-index="411" draw:name="Shape1" draw:style-name="gr1" draw:text-style-name="P129" svg:x1="3.061in" svg:y1="0.1811in" svg:x2="3.061in" svg:y2="0.6894in"><text:p/></draw:line><draw:line text:anchor-type="paragraph" draw:z-index="412" draw:name="Shape1" draw:style-name="gr1" draw:text-style-name="P129" svg:x1="3.4547in" svg:y1="0.1811in" svg:x2="3.4547in" svg:y2="0.6894in"><text:p/></draw:line><draw:custom-shape text:anchor-type="paragraph" draw:z-index="413"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14"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 draw:name="Shape3" draw:style-name="gr5" draw:text-style-name="P132" svg:width="0.0787in" svg:height="0.0787in" svg:x="2.0307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6"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7"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8" draw:name="Shape3" draw:style-name="gr5" draw:text-style-name="P132" svg:width="0.0787in" svg:height="0.0787in" svg:x="2.0299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 draw:name="Shape3" draw:style-name="gr5" draw:text-style-name="P132" svg:width="0.0787in" svg:height="0.0787in" svg:x="2.8272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8"/>
      <text:h text:style-name="P81" text:outline-level="1"><text:bookmark-start text:name="__RefHeading___Toc11276_1024750181"/><text:soft-page-break/><text:span text:style-name="T46">CAGED </text:span>1-<text:span text:style-name="T6">2-</text:span>3-5<text:span text:style-name="T6">-6</text:span> <text:span text:style-name="T6">"major pentatonic" scale [</text:span>major<text:span text:style-name="T3">]</text:span><text:bookmark-end text:name="__RefHeading___Toc11276_1024750181"/></text:h>
      <text:h text:style-name="P104" text:outline-level="2"><text:bookmark-start text:name="__RefHeading___Toc11278_1024750181"/>C-<text:span text:style-name="T1">shape</text:span><text:bookmark-end text:name="__RefHeading___Toc11278_1024750181"/></text:h>
      <text:p text:style-name="P5"><draw:frame draw:style-name="fr1" draw:name="Frame21" text:anchor-type="paragraph" svg:x="0.5228in" svg:y="0.0398in" svg:width="3.6937in" draw:z-index="421"><draw:text-box fo:min-height="1.0575in"><text:p text:style-name="Frame_20_contents"><draw:line text:anchor-type="paragraph" draw:z-index="422" draw:name="Shape2" draw:style-name="gr1" draw:text-style-name="P128" svg:x1="0.6984in" svg:y1="0.2953in" svg:x2="3.4547in" svg:y2="0.2791in"><text:p/></draw:line><draw:line text:anchor-type="paragraph" draw:z-index="423" draw:name="Shape2" draw:style-name="gr1" draw:text-style-name="P129" svg:x1="0.6929in" svg:y1="0.3906in" svg:x2="3.4547in" svg:y2="0.378in"><text:p/></draw:line><draw:line text:anchor-type="paragraph" draw:z-index="424" draw:name="Shape2" draw:style-name="gr1" draw:text-style-name="P129" svg:x1="0.698in" svg:y1="0.4839in" svg:x2="3.4551in" svg:y2="0.4819in"><text:p/></draw:line><draw:line text:anchor-type="paragraph" draw:z-index="425" draw:name="Shape2" draw:style-name="gr1" draw:text-style-name="P129" svg:x1="0.6984in" svg:y1="0.5882in" svg:x2="3.4547in" svg:y2="0.5811in"><text:p/></draw:line><draw:line text:anchor-type="paragraph" draw:z-index="426" draw:name="Shape2" draw:style-name="gr2" draw:text-style-name="P130" svg:x1="0.6984in" svg:y1="0.1811in" svg:x2="3.4547in" svg:y2="0.1811in"><text:p/></draw:line><draw:line text:anchor-type="paragraph" draw:z-index="427" draw:name="Shape2" draw:style-name="gr1" draw:text-style-name="P129" svg:x1="0.6984in" svg:y1="0.6898in" svg:x2="3.4547in" svg:y2="0.6898in"><text:p/></draw:line><draw:line text:anchor-type="paragraph" draw:z-index="428" draw:name="Shape1" draw:style-name="gr3" draw:text-style-name="P129" svg:x1="0.6984in" svg:y1="0.1811in" svg:x2="0.6984in" svg:y2="0.6894in"><text:p/></draw:line><draw:line text:anchor-type="paragraph" draw:z-index="429" draw:name="Shape1" draw:style-name="gr1" draw:text-style-name="P129" svg:x1="1.0925in" svg:y1="0.1811in" svg:x2="1.0925in" svg:y2="0.6894in"><text:p/></draw:line><draw:line text:anchor-type="paragraph" draw:z-index="430" draw:name="Shape1" draw:style-name="gr1" draw:text-style-name="P129" svg:x1="1.4862in" svg:y1="0.1811in" svg:x2="1.4862in" svg:y2="0.6894in"><text:p/></draw:line><draw:line text:anchor-type="paragraph" draw:z-index="431" draw:name="Shape1" draw:style-name="gr1" draw:text-style-name="P129" svg:x1="1.8799in" svg:y1="0.1811in" svg:x2="1.8799in" svg:y2="0.6894in"><text:p/></draw:line><draw:line text:anchor-type="paragraph" draw:z-index="432" draw:name="Shape1" draw:style-name="gr1" draw:text-style-name="P129" svg:x1="2.2736in" svg:y1="0.1811in" svg:x2="2.2736in" svg:y2="0.6894in"><text:p/></draw:line><draw:line text:anchor-type="paragraph" draw:z-index="433" draw:name="Shape1" draw:style-name="gr1" draw:text-style-name="P129" svg:x1="2.6673in" svg:y1="0.1811in" svg:x2="2.6673in" svg:y2="0.6894in"><text:p/></draw:line><draw:line text:anchor-type="paragraph" draw:z-index="434" draw:name="Shape1" draw:style-name="gr1" draw:text-style-name="P129" svg:x1="3.061in" svg:y1="0.1811in" svg:x2="3.061in" svg:y2="0.6894in"><text:p/></draw:line><draw:custom-shape text:anchor-type="paragraph" draw:z-index="435"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 draw:name="Shape3" draw:style-name="gr5" draw:text-style-name="P132" svg:width="0.0787in" svg:height="0.0787in" svg:x="2.0319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7"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 draw:name="Shape3" draw:style-name="gr5" draw:text-style-name="P132" svg:width="0.0787in" svg:height="0.0787in" svg:x="1.2646in" svg:y="0.1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9"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0"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1" draw:name="Shape3" draw:style-name="gr5" draw:text-style-name="P132" svg:width="0.0787in" svg:height="0.0787in" svg:x="1.2508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43" draw:name="Shape1" draw:style-name="gr1" draw:text-style-name="P129" svg:x1="3.4547in" svg:y1="0.1811in" svg:x2="3.4547in" svg:y2="0.6894in"><text:p/></draw:line><draw:custom-shape text:anchor-type="paragraph" draw:z-index="539" draw:name="Shape3" draw:style-name="gr20" draw:text-style-name="P141" svg:width="0.0787in" svg:height="0.0787in" svg:x="1.25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0" draw:name="Shape3" draw:style-name="gr20" draw:text-style-name="P141" svg:width="0.0787in" svg:height="0.0787in" svg:x="2.4346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1" draw:name="Shape3" draw:style-name="gr21" draw:text-style-name="P142" svg:width="0.0787in" svg:height="0.0787in" svg:x="2.0339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2" draw:name="Shape3" draw:style-name="gr21" draw:text-style-name="P142" svg:width="0.0787in" svg:height="0.0787in" svg:x="1.25in" svg:y="0.546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
      <text:p text:style-name="P5"/>
      <text:p text:style-name="P5"/>
      <text:p text:style-name="P12"/>
      <text:h text:style-name="P104" text:outline-level="2"/>
      <text:h text:style-name="P104" text:outline-level="2"><text:bookmark-start text:name="__RefHeading___Toc11280_1024750181"/>A-<text:span text:style-name="T1">shape</text:span><text:bookmark-end text:name="__RefHeading___Toc11280_1024750181"/></text:h>
      <text:p text:style-name="P38"><draw:frame draw:style-name="fr1" draw:name="Frame22" text:anchor-type="paragraph" svg:x="0.5228in" svg:y="0.0307in" svg:width="3.7425in" draw:z-index="444"><draw:text-box fo:min-height="1.0575in"><text:p text:style-name="Frame_20_contents"><draw:line text:anchor-type="paragraph" draw:z-index="445" draw:name="Shape2" draw:style-name="gr1" draw:text-style-name="P128" svg:x1="0.6984in" svg:y1="0.2949in" svg:x2="3.4547in" svg:y2="0.2839in"><text:p/></draw:line><draw:line text:anchor-type="paragraph" draw:z-index="446" draw:name="Shape2" draw:style-name="gr1" draw:text-style-name="P129" svg:x1="0.6929in" svg:y1="0.3906in" svg:x2="3.4547in" svg:y2="0.378in"><text:p/></draw:line><draw:line text:anchor-type="paragraph" draw:z-index="447" draw:name="Shape2" draw:style-name="gr1" draw:text-style-name="P129" svg:x1="0.698in" svg:y1="0.4839in" svg:x2="3.4551in" svg:y2="0.4819in"><text:p/></draw:line><draw:line text:anchor-type="paragraph" draw:z-index="448" draw:name="Shape2" draw:style-name="gr1" draw:text-style-name="P129" svg:x1="0.6984in" svg:y1="0.5882in" svg:x2="3.4547in" svg:y2="0.5807in"><text:p/></draw:line><draw:line text:anchor-type="paragraph" draw:z-index="449" draw:name="Shape2" draw:style-name="gr2" draw:text-style-name="P130" svg:x1="0.6984in" svg:y1="0.1811in" svg:x2="3.4547in" svg:y2="0.1811in"><text:p/></draw:line><draw:line text:anchor-type="paragraph" draw:z-index="450" draw:name="Shape2" draw:style-name="gr1" draw:text-style-name="P129" svg:x1="0.6984in" svg:y1="0.6898in" svg:x2="3.4547in" svg:y2="0.6898in"><text:p/></draw:line><draw:line text:anchor-type="paragraph" draw:z-index="451" draw:name="Shape1" draw:style-name="gr3" draw:text-style-name="P129" svg:x1="0.6984in" svg:y1="0.1811in" svg:x2="0.6984in" svg:y2="0.6894in"><text:p/></draw:line><draw:line text:anchor-type="paragraph" draw:z-index="452" draw:name="Shape1" draw:style-name="gr1" draw:text-style-name="P129" svg:x1="1.0925in" svg:y1="0.1811in" svg:x2="1.0925in" svg:y2="0.6894in"><text:p/></draw:line><draw:line text:anchor-type="paragraph" draw:z-index="453" draw:name="Shape1" draw:style-name="gr1" draw:text-style-name="P129" svg:x1="1.4862in" svg:y1="0.1811in" svg:x2="1.4862in" svg:y2="0.6894in"><text:p/></draw:line><draw:line text:anchor-type="paragraph" draw:z-index="454" draw:name="Shape1" draw:style-name="gr1" draw:text-style-name="P129" svg:x1="1.8799in" svg:y1="0.1811in" svg:x2="1.8799in" svg:y2="0.6894in"><text:p/></draw:line><draw:line text:anchor-type="paragraph" draw:z-index="455" draw:name="Shape1" draw:style-name="gr1" draw:text-style-name="P129" svg:x1="2.2736in" svg:y1="0.1811in" svg:x2="2.2736in" svg:y2="0.6894in"><text:p/></draw:line><draw:line text:anchor-type="paragraph" draw:z-index="456" draw:name="Shape1" draw:style-name="gr1" draw:text-style-name="P129" svg:x1="2.6673in" svg:y1="0.1811in" svg:x2="2.6673in" svg:y2="0.6894in"><text:p/></draw:line><draw:line text:anchor-type="paragraph" draw:z-index="457" draw:name="Shape1" draw:style-name="gr1" draw:text-style-name="P129" svg:x1="3.061in" svg:y1="0.1811in" svg:x2="3.061in" svg:y2="0.6894in"><text:p/></draw:line><draw:line text:anchor-type="paragraph" draw:z-index="458" draw:name="Shape1" draw:style-name="gr1" draw:text-style-name="P129" svg:x1="3.4547in" svg:y1="0.1811in" svg:x2="3.4547in" svg:y2="0.6894in"><text:p/></draw:line><draw:custom-shape text:anchor-type="paragraph" draw:z-index="459"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0"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 draw:name="Shape3" draw:style-name="gr5" draw:text-style-name="P132" svg:width="0.0787in" svg:height="0.0787in" svg:x="2.0307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2"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3"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4" draw:name="Shape3" draw:style-name="gr8" draw:text-style-name="P135" svg:width="0.0787in" svg:height="0.0787in" svg:x="2.802in" svg:y="0.5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6"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7" draw:name="Shape3" draw:style-name="gr10" draw:text-style-name="P137" svg:width="0.0795in" svg:height="0.0795in" svg:x="3.2256in" svg:y="0.2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8" draw:name="Shape3" draw:style-name="gr5" draw:text-style-name="P132" svg:width="0.0787in" svg:height="0.0787in" svg:x="0.8181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3" draw:name="Shape3" draw:style-name="gr20" draw:text-style-name="P141" svg:width="0.0787in" svg:height="0.0787in" svg:x="2.0283in" svg:y="0.5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4" draw:name="Shape3" draw:style-name="gr20" draw:text-style-name="P141" svg:width="0.0787in" svg:height="0.0787in" svg:x="1.2654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5" draw:name="Shape3" draw:style-name="gr21" draw:text-style-name="P142" svg:width="0.0787in" svg:height="0.0787in" svg:x="0.8181in" svg:y="0.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6" draw:name="Shape3" draw:style-name="gr21" draw:text-style-name="P142" svg:width="0.0787in" svg:height="0.0787in" svg:x="2.0311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7" draw:name="Shape3" draw:style-name="gr21" draw:text-style-name="P142" svg:width="0.0787in" svg:height="0.0787in" svg:x="2.026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8"/>
      <text:p text:style-name="P38"/>
      <text:p text:style-name="P38"/>
      <text:h text:style-name="P104" text:outline-level="2"><text:bookmark-start text:name="__RefHeading___Toc11282_1024750181"/>G-<text:span text:style-name="T2">shape</text:span><text:bookmark-end text:name="__RefHeading___Toc11282_1024750181"/></text:h>
      <text:p text:style-name="P38"><draw:frame draw:style-name="fr1" draw:name="Frame23" text:anchor-type="paragraph" svg:x="0.5228in" svg:y="0.0307in" svg:width="3.7425in" draw:z-index="469"><draw:text-box fo:min-height="1.0575in"><text:p text:style-name="Frame_20_contents"><draw:line text:anchor-type="paragraph" draw:z-index="470" draw:name="Shape2" draw:style-name="gr1" draw:text-style-name="P128" svg:x1="0.6984in" svg:y1="0.2949in" svg:x2="3.4547in" svg:y2="0.2839in"><text:p/></draw:line><draw:line text:anchor-type="paragraph" draw:z-index="471" draw:name="Shape2" draw:style-name="gr1" draw:text-style-name="P129" svg:x1="0.6929in" svg:y1="0.3906in" svg:x2="3.4547in" svg:y2="0.378in"><text:p/></draw:line><draw:line text:anchor-type="paragraph" draw:z-index="472" draw:name="Shape2" draw:style-name="gr1" draw:text-style-name="P129" svg:x1="0.698in" svg:y1="0.4839in" svg:x2="3.4551in" svg:y2="0.4819in"><text:p/></draw:line><draw:line text:anchor-type="paragraph" draw:z-index="473" draw:name="Shape2" draw:style-name="gr1" draw:text-style-name="P129" svg:x1="0.6984in" svg:y1="0.5882in" svg:x2="3.4547in" svg:y2="0.5807in"><text:p/></draw:line><draw:line text:anchor-type="paragraph" draw:z-index="474" draw:name="Shape2" draw:style-name="gr2" draw:text-style-name="P130" svg:x1="0.6984in" svg:y1="0.1811in" svg:x2="3.4547in" svg:y2="0.1811in"><text:p/></draw:line><draw:line text:anchor-type="paragraph" draw:z-index="475" draw:name="Shape2" draw:style-name="gr1" draw:text-style-name="P129" svg:x1="0.6984in" svg:y1="0.6898in" svg:x2="3.4547in" svg:y2="0.6898in"><text:p/></draw:line><draw:line text:anchor-type="paragraph" draw:z-index="476" draw:name="Shape1" draw:style-name="gr3" draw:text-style-name="P129" svg:x1="0.6984in" svg:y1="0.1811in" svg:x2="0.6984in" svg:y2="0.6894in"><text:p/></draw:line><draw:line text:anchor-type="paragraph" draw:z-index="477" draw:name="Shape1" draw:style-name="gr1" draw:text-style-name="P129" svg:x1="1.0925in" svg:y1="0.1811in" svg:x2="1.0925in" svg:y2="0.6894in"><text:p/></draw:line><draw:line text:anchor-type="paragraph" draw:z-index="478" draw:name="Shape1" draw:style-name="gr1" draw:text-style-name="P129" svg:x1="1.4862in" svg:y1="0.1811in" svg:x2="1.4862in" svg:y2="0.6894in"><text:p/></draw:line><draw:line text:anchor-type="paragraph" draw:z-index="479" draw:name="Shape1" draw:style-name="gr1" draw:text-style-name="P129" svg:x1="1.8799in" svg:y1="0.1811in" svg:x2="1.8799in" svg:y2="0.6894in"><text:p/></draw:line><draw:line text:anchor-type="paragraph" draw:z-index="480" draw:name="Shape1" draw:style-name="gr1" draw:text-style-name="P129" svg:x1="2.2736in" svg:y1="0.1811in" svg:x2="2.2736in" svg:y2="0.6894in"><text:p/></draw:line><draw:line text:anchor-type="paragraph" draw:z-index="481" draw:name="Shape1" draw:style-name="gr1" draw:text-style-name="P129" svg:x1="2.6673in" svg:y1="0.1811in" svg:x2="2.6673in" svg:y2="0.6894in"><text:p/></draw:line><draw:line text:anchor-type="paragraph" draw:z-index="482" draw:name="Shape1" draw:style-name="gr1" draw:text-style-name="P129" svg:x1="3.061in" svg:y1="0.1811in" svg:x2="3.061in" svg:y2="0.6894in"><text:p/></draw:line><draw:line text:anchor-type="paragraph" draw:z-index="483" draw:name="Shape1" draw:style-name="gr1" draw:text-style-name="P129" svg:x1="3.4547in" svg:y1="0.1811in" svg:x2="3.4547in" svg:y2="0.6894in"><text:p/></draw:line><draw:custom-shape text:anchor-type="paragraph" draw:z-index="484"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5" draw:name="Shape3" draw:style-name="gr12" draw:text-style-name="P139" svg:width="0.0795in" svg:height="0.0795in" svg:x="1.23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6"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7" draw:name="Shape3" draw:style-name="gr5" draw:text-style-name="P132" svg:width="0.0787in" svg:height="0.0787in" svg:x="2.0201in" svg:y="0.5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8"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9"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90"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8" draw:name="Shape3" draw:style-name="gr20" draw:text-style-name="P141" svg:width="0.0787in" svg:height="0.0787in" svg:x="1.2311in" svg:y="0.5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49" draw:name="Shape3" draw:style-name="gr20" draw:text-style-name="P141" svg:width="0.0787in" svg:height="0.0787in" svg:x="2.0228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0" draw:name="Shape3" draw:style-name="gr21" draw:text-style-name="P142" svg:width="0.0787in" svg:height="0.0787in" svg:x="1.2283in" svg:y="0.6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1" draw:name="Shape3" draw:style-name="gr21" draw:text-style-name="P142" svg:width="0.0787in" svg:height="0.0787in" svg:x="2.0228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2" draw:name="Shape3" draw:style-name="gr21" draw:text-style-name="P142" svg:width="0.0787in" svg:height="0.0787in" svg:x="1.2335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38"><draw:custom-shape text:anchor-type="paragraph" draw:z-index="538" draw:name="Shape3" draw:style-name="gr17" draw:text-style-name="P140" svg:width="0.0795in" svg:height="0.0795in" svg:x="3.411in" svg:y="0.10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8"/>
      <text:p text:style-name="P38"/>
      <text:h text:style-name="P104" text:outline-level="2"><text:bookmark-start text:name="__RefHeading___Toc11284_1024750181"/>E-shape<text:bookmark-end text:name="__RefHeading___Toc11284_1024750181"/></text:h>
      <text:p text:style-name="P38"><draw:frame draw:style-name="fr1" draw:name="Frame24" text:anchor-type="paragraph" svg:x="0.5228in" svg:y="0.0307in" svg:width="3.7425in" draw:z-index="491"><draw:text-box fo:min-height="1.0575in"><text:p text:style-name="Frame_20_contents"><draw:line text:anchor-type="paragraph" draw:z-index="492" draw:name="Shape2" draw:style-name="gr1" draw:text-style-name="P128" svg:x1="0.6984in" svg:y1="0.2949in" svg:x2="3.4547in" svg:y2="0.2839in"><text:p/></draw:line><draw:line text:anchor-type="paragraph" draw:z-index="493" draw:name="Shape2" draw:style-name="gr1" draw:text-style-name="P129" svg:x1="0.6929in" svg:y1="0.3906in" svg:x2="3.4547in" svg:y2="0.378in"><text:p/></draw:line><draw:line text:anchor-type="paragraph" draw:z-index="494" draw:name="Shape2" draw:style-name="gr1" draw:text-style-name="P129" svg:x1="0.698in" svg:y1="0.4839in" svg:x2="3.4551in" svg:y2="0.4819in"><text:p/></draw:line><draw:line text:anchor-type="paragraph" draw:z-index="495" draw:name="Shape2" draw:style-name="gr1" draw:text-style-name="P129" svg:x1="0.6984in" svg:y1="0.5882in" svg:x2="3.4547in" svg:y2="0.5807in"><text:p/></draw:line><draw:line text:anchor-type="paragraph" draw:z-index="496" draw:name="Shape2" draw:style-name="gr2" draw:text-style-name="P130" svg:x1="0.6984in" svg:y1="0.1811in" svg:x2="3.4547in" svg:y2="0.1811in"><text:p/></draw:line><draw:line text:anchor-type="paragraph" draw:z-index="497" draw:name="Shape2" draw:style-name="gr1" draw:text-style-name="P129" svg:x1="0.6984in" svg:y1="0.6898in" svg:x2="3.4547in" svg:y2="0.6898in"><text:p/></draw:line><draw:line text:anchor-type="paragraph" draw:z-index="498" draw:name="Shape1" draw:style-name="gr3" draw:text-style-name="P129" svg:x1="0.6984in" svg:y1="0.1811in" svg:x2="0.6984in" svg:y2="0.6894in"><text:p/></draw:line><draw:line text:anchor-type="paragraph" draw:z-index="499" draw:name="Shape1" draw:style-name="gr1" draw:text-style-name="P129" svg:x1="1.0925in" svg:y1="0.1811in" svg:x2="1.0925in" svg:y2="0.6894in"><text:p/></draw:line><draw:line text:anchor-type="paragraph" draw:z-index="500" draw:name="Shape1" draw:style-name="gr1" draw:text-style-name="P129" svg:x1="1.4862in" svg:y1="0.1811in" svg:x2="1.4862in" svg:y2="0.6894in"><text:p/></draw:line><draw:line text:anchor-type="paragraph" draw:z-index="501" draw:name="Shape1" draw:style-name="gr1" draw:text-style-name="P129" svg:x1="1.8799in" svg:y1="0.1811in" svg:x2="1.8799in" svg:y2="0.6894in"><text:p/></draw:line><draw:line text:anchor-type="paragraph" draw:z-index="502" draw:name="Shape1" draw:style-name="gr1" draw:text-style-name="P129" svg:x1="2.2736in" svg:y1="0.1811in" svg:x2="2.2736in" svg:y2="0.6894in"><text:p/></draw:line><draw:line text:anchor-type="paragraph" draw:z-index="503" draw:name="Shape1" draw:style-name="gr1" draw:text-style-name="P129" svg:x1="2.6673in" svg:y1="0.1811in" svg:x2="2.6673in" svg:y2="0.6894in"><text:p/></draw:line><draw:line text:anchor-type="paragraph" draw:z-index="504" draw:name="Shape1" draw:style-name="gr1" draw:text-style-name="P129" svg:x1="3.061in" svg:y1="0.1811in" svg:x2="3.061in" svg:y2="0.6894in"><text:p/></draw:line><draw:line text:anchor-type="paragraph" draw:z-index="505" draw:name="Shape1" draw:style-name="gr1" draw:text-style-name="P129" svg:x1="3.4547in" svg:y1="0.1811in" svg:x2="3.4547in" svg:y2="0.6894in"><text:p/></draw:line><draw:custom-shape text:anchor-type="paragraph" draw:z-index="506"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7"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8" draw:name="Shape3" draw:style-name="gr5" draw:text-style-name="P132" svg:width="0.0787in" svg:height="0.0787in" svg:x="1.6299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09" draw:name="Shape3" draw:style-name="gr6" draw:text-style-name="P133" svg:width="0.0807in" svg:height="0.0807in" svg:x="1.2425in" svg:y="0.2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0"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1" draw:name="Shape3" draw:style-name="gr8" draw:text-style-name="P135" svg:width="0.0787in" svg:height="0.0787in" svg:x="2.8161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2"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3" draw:name="Shape3" draw:style-name="gr8" draw:text-style-name="P135" svg:width="0.0787in" svg:height="0.0787in" svg:x="2.811in" svg:y="0.1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4" draw:name="Shape3" draw:style-name="gr5" draw:text-style-name="P132" svg:width="0.0787in" svg:height="0.0787in" svg:x="0.8646in" svg:y="0.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3" draw:name="Shape3" draw:style-name="gr20" draw:text-style-name="P141" svg:width="0.0787in" svg:height="0.0787in" svg:x="2.0311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4" draw:name="Shape3" draw:style-name="gr20" draw:text-style-name="P141" svg:width="0.0787in" svg:height="0.0787in" svg:x="0.8646in" svg:y="0.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5" draw:name="Shape3" draw:style-name="gr20" draw:text-style-name="P141" svg:width="0.0787in" svg:height="0.0787in" svg:x="2.039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6" draw:name="Shape3" draw:style-name="gr21" draw:text-style-name="P142" svg:width="0.0787in" svg:height="0.0787in" svg:x="0.8646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7" draw:name="Shape3" draw:style-name="gr21" draw:text-style-name="P142" svg:width="0.0787in" svg:height="0.0787in" svg:x="2.0398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8"/>
      <text:p text:style-name="P38"/>
      <text:p text:style-name="P25"/>
      <text:h text:style-name="P104" text:outline-level="2"><text:bookmark-start text:name="__RefHeading___Toc11286_1024750181"/>D-shape<text:bookmark-end text:name="__RefHeading___Toc11286_1024750181"/></text:h>
      <text:p text:style-name="P38"><draw:frame draw:style-name="fr1" draw:name="Frame25" text:anchor-type="paragraph" svg:x="0.5228in" svg:y="0.0307in" svg:width="3.7425in" draw:z-index="515"><draw:text-box fo:min-height="1.0575in"><text:p text:style-name="Frame_20_contents"><draw:line text:anchor-type="paragraph" draw:z-index="516" draw:name="Shape2" draw:style-name="gr1" draw:text-style-name="P128" svg:x1="0.6984in" svg:y1="0.2949in" svg:x2="3.4547in" svg:y2="0.2839in"><text:p/></draw:line><draw:line text:anchor-type="paragraph" draw:z-index="517" draw:name="Shape2" draw:style-name="gr1" draw:text-style-name="P129" svg:x1="0.6929in" svg:y1="0.3906in" svg:x2="3.4547in" svg:y2="0.378in"><text:p/></draw:line><draw:line text:anchor-type="paragraph" draw:z-index="518" draw:name="Shape2" draw:style-name="gr1" draw:text-style-name="P129" svg:x1="0.698in" svg:y1="0.4839in" svg:x2="3.4551in" svg:y2="0.4819in"><text:p/></draw:line><draw:line text:anchor-type="paragraph" draw:z-index="519" draw:name="Shape2" draw:style-name="gr1" draw:text-style-name="P129" svg:x1="0.6984in" svg:y1="0.5882in" svg:x2="3.4547in" svg:y2="0.5807in"><text:p/></draw:line><draw:line text:anchor-type="paragraph" draw:z-index="520" draw:name="Shape2" draw:style-name="gr2" draw:text-style-name="P130" svg:x1="0.6984in" svg:y1="0.1811in" svg:x2="3.4547in" svg:y2="0.1811in"><text:p/></draw:line><draw:line text:anchor-type="paragraph" draw:z-index="521" draw:name="Shape2" draw:style-name="gr1" draw:text-style-name="P129" svg:x1="0.6984in" svg:y1="0.6898in" svg:x2="3.4547in" svg:y2="0.6898in"><text:p/></draw:line><draw:line text:anchor-type="paragraph" draw:z-index="522" draw:name="Shape1" draw:style-name="gr3" draw:text-style-name="P129" svg:x1="0.6984in" svg:y1="0.1811in" svg:x2="0.6984in" svg:y2="0.6894in"><text:p/></draw:line><draw:line text:anchor-type="paragraph" draw:z-index="523" draw:name="Shape1" draw:style-name="gr1" draw:text-style-name="P129" svg:x1="1.0925in" svg:y1="0.1811in" svg:x2="1.0925in" svg:y2="0.6894in"><text:p/></draw:line><draw:line text:anchor-type="paragraph" draw:z-index="524" draw:name="Shape1" draw:style-name="gr1" draw:text-style-name="P129" svg:x1="1.4862in" svg:y1="0.1811in" svg:x2="1.4862in" svg:y2="0.6894in"><text:p/></draw:line><draw:line text:anchor-type="paragraph" draw:z-index="525" draw:name="Shape1" draw:style-name="gr1" draw:text-style-name="P129" svg:x1="1.8799in" svg:y1="0.1811in" svg:x2="1.8799in" svg:y2="0.6894in"><text:p/></draw:line><draw:line text:anchor-type="paragraph" draw:z-index="526" draw:name="Shape1" draw:style-name="gr1" draw:text-style-name="P129" svg:x1="2.2736in" svg:y1="0.1811in" svg:x2="2.2736in" svg:y2="0.6894in"><text:p/></draw:line><draw:line text:anchor-type="paragraph" draw:z-index="527" draw:name="Shape1" draw:style-name="gr1" draw:text-style-name="P129" svg:x1="2.6673in" svg:y1="0.1811in" svg:x2="2.6673in" svg:y2="0.6894in"><text:p/></draw:line><draw:line text:anchor-type="paragraph" draw:z-index="528" draw:name="Shape1" draw:style-name="gr1" draw:text-style-name="P129" svg:x1="3.061in" svg:y1="0.1811in" svg:x2="3.061in" svg:y2="0.6894in"><text:p/></draw:line><draw:line text:anchor-type="paragraph" draw:z-index="529" draw:name="Shape1" draw:style-name="gr1" draw:text-style-name="P129" svg:x1="3.4547in" svg:y1="0.1811in" svg:x2="3.4547in" svg:y2="0.6894in"><text:p/></draw:line><draw:custom-shape text:anchor-type="paragraph" draw:z-index="530"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31"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2" draw:name="Shape3" draw:style-name="gr5" draw:text-style-name="P132" svg:width="0.0787in" svg:height="0.0787in" svg:x="2.4161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3"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4" draw:name="Shape3" draw:style-name="gr8" draw:text-style-name="P135" svg:width="0.0787in" svg:height="0.0787in" svg:x="3.218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5"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6" draw:name="Shape3" draw:style-name="gr5" draw:text-style-name="P132" svg:width="0.0787in" svg:height="0.0787in" svg:x="2.4102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7" draw:name="Shape3" draw:style-name="gr5" draw:text-style-name="P132" svg:width="0.0787in" svg:height="0.0787in" svg:x="1.2646in" svg:y="0.3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8" draw:name="Shape3" draw:style-name="gr20" draw:text-style-name="P141" svg:width="0.0787in" svg:height="0.0787in" svg:x="2.4134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9" draw:name="Shape3" draw:style-name="gr20" draw:text-style-name="P141" svg:width="0.0787in" svg:height="0.0787in" svg:x="1.6236in" svg:y="0.6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0" draw:name="Shape3" draw:style-name="gr20" draw:text-style-name="P141" svg:width="0.0787in" svg:height="0.0787in" svg:x="1.6425in" svg:y="0.1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2" draw:name="Shape3" draw:style-name="gr21" draw:text-style-name="P142" svg:width="0.0787in" svg:height="0.0787in" svg:x="1.6417in" svg:y="0.2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1" draw:name="Shape3" draw:style-name="gr22" draw:text-style-name="P143" svg:width="0.0795in" svg:height="0.0795in" svg:x="2.4154in" svg:y="0.546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9"/>
      <text:h text:style-name="P82" text:outline-level="1"><text:bookmark-start text:name="__RefHeading___Toc11288_1024750181"/><text:soft-page-break/><text:span text:style-name="T46">CAGED </text:span>1-<text:span text:style-name="T5">b</text:span>3-<text:span text:style-name="T7">4-</text:span>5<text:span text:style-name="T7">-b7</text:span> <text:span text:style-name="T7">"minor pentatonic" scale [</text:span>m<text:span text:style-name="T5">in</text:span>or<text:span text:style-name="T3">]</text:span><text:bookmark-end text:name="__RefHeading___Toc11288_1024750181"/></text:h>
      <text:h text:style-name="P105" text:outline-level="2"><text:bookmark-start text:name="__RefHeading___Toc11290_1024750181"/>C-<text:span text:style-name="T1">shape</text:span><text:bookmark-end text:name="__RefHeading___Toc11290_1024750181"/></text:h>
      <text:p text:style-name="P6"><draw:frame draw:style-name="fr1" draw:name="Frame26" text:anchor-type="paragraph" svg:x="0.5228in" svg:y="0.0398in" svg:width="3.6937in" draw:z-index="563"><draw:text-box fo:min-height="1.0575in"><text:p text:style-name="Frame_20_contents"><draw:line text:anchor-type="paragraph" draw:z-index="564" draw:name="Shape2" draw:style-name="gr1" draw:text-style-name="P128" svg:x1="0.6984in" svg:y1="0.2953in" svg:x2="3.4547in" svg:y2="0.2791in"><text:p/></draw:line><draw:line text:anchor-type="paragraph" draw:z-index="565" draw:name="Shape2" draw:style-name="gr1" draw:text-style-name="P129" svg:x1="0.6929in" svg:y1="0.3906in" svg:x2="3.4547in" svg:y2="0.378in"><text:p/></draw:line><draw:line text:anchor-type="paragraph" draw:z-index="566" draw:name="Shape2" draw:style-name="gr1" draw:text-style-name="P129" svg:x1="0.698in" svg:y1="0.4839in" svg:x2="3.4551in" svg:y2="0.4819in"><text:p/></draw:line><draw:line text:anchor-type="paragraph" draw:z-index="567" draw:name="Shape2" draw:style-name="gr1" draw:text-style-name="P129" svg:x1="0.6984in" svg:y1="0.5882in" svg:x2="3.4547in" svg:y2="0.5811in"><text:p/></draw:line><draw:line text:anchor-type="paragraph" draw:z-index="568" draw:name="Shape2" draw:style-name="gr2" draw:text-style-name="P130" svg:x1="0.6984in" svg:y1="0.1811in" svg:x2="3.4547in" svg:y2="0.1811in"><text:p/></draw:line><draw:line text:anchor-type="paragraph" draw:z-index="569" draw:name="Shape2" draw:style-name="gr1" draw:text-style-name="P129" svg:x1="0.6984in" svg:y1="0.6898in" svg:x2="3.4547in" svg:y2="0.6898in"><text:p/></draw:line><draw:line text:anchor-type="paragraph" draw:z-index="570" draw:name="Shape1" draw:style-name="gr3" draw:text-style-name="P129" svg:x1="0.6984in" svg:y1="0.1811in" svg:x2="0.6984in" svg:y2="0.6894in"><text:p/></draw:line><draw:line text:anchor-type="paragraph" draw:z-index="571" draw:name="Shape1" draw:style-name="gr1" draw:text-style-name="P129" svg:x1="1.0925in" svg:y1="0.1811in" svg:x2="1.0925in" svg:y2="0.6894in"><text:p/></draw:line><draw:line text:anchor-type="paragraph" draw:z-index="572" draw:name="Shape1" draw:style-name="gr1" draw:text-style-name="P129" svg:x1="1.4862in" svg:y1="0.1811in" svg:x2="1.4862in" svg:y2="0.6894in"><text:p/></draw:line><draw:line text:anchor-type="paragraph" draw:z-index="573" draw:name="Shape1" draw:style-name="gr1" draw:text-style-name="P129" svg:x1="1.8799in" svg:y1="0.1811in" svg:x2="1.8799in" svg:y2="0.6894in"><text:p/></draw:line><draw:line text:anchor-type="paragraph" draw:z-index="574" draw:name="Shape1" draw:style-name="gr1" draw:text-style-name="P129" svg:x1="2.2736in" svg:y1="0.1811in" svg:x2="2.2736in" svg:y2="0.6894in"><text:p/></draw:line><draw:line text:anchor-type="paragraph" draw:z-index="575" draw:name="Shape1" draw:style-name="gr1" draw:text-style-name="P129" svg:x1="2.6673in" svg:y1="0.1811in" svg:x2="2.6673in" svg:y2="0.6894in"><text:p/></draw:line><draw:line text:anchor-type="paragraph" draw:z-index="576" draw:name="Shape1" draw:style-name="gr1" draw:text-style-name="P129" svg:x1="3.061in" svg:y1="0.1811in" svg:x2="3.061in" svg:y2="0.6894in"><text:p/></draw:line><draw:custom-shape text:anchor-type="paragraph" draw:z-index="577"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8" draw:name="Shape3" draw:style-name="gr5" draw:text-style-name="P132" svg:width="0.0787in" svg:height="0.0787in" svg:x="1.65in" svg:y="0.4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9"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0" draw:name="Shape3" draw:style-name="gr5" draw:text-style-name="P132" svg:width="0.0787in" svg:height="0.0787in" svg:x="2.8272in" svg:y="0.2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1"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2"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3" draw:name="Shape3" draw:style-name="gr8" draw:text-style-name="P135" svg:width="0.0787in" svg:height="0.0787in" svg:x="0.8543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4"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585" draw:name="Shape1" draw:style-name="gr1" draw:text-style-name="P129" svg:x1="3.4547in" svg:y1="0.1811in" svg:x2="3.4547in" svg:y2="0.6894in"><text:p/></draw:line><draw:custom-shape text:anchor-type="paragraph" draw:z-index="677" draw:name="Shape3" draw:style-name="gr23" draw:text-style-name="P144" svg:width="0.0787in" svg:height="0.0787in" svg:x="1.6484in" svg:y="0.6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8" draw:name="Shape3" draw:style-name="gr23" draw:text-style-name="P144" svg:width="0.0787in" svg:height="0.0787in" svg:x="1.6437in" svg:y="0.1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9" draw:name="Shape3" draw:style-name="gr23" draw:text-style-name="P144" svg:width="0.0787in" svg:height="0.0787in" svg:x="2.4228in" svg:y="0.4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0" draw:name="Shape3" draw:style-name="gr24" draw:text-style-name="P145" svg:width="0.0787in" svg:height="0.0787in" svg:x="1.6453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1" draw:name="Shape3" draw:style-name="gr24" draw:text-style-name="P145" svg:width="0.0787in" svg:height="0.0787in" svg:x="2.4209in" svg:y="0.3437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6"/>
      <text:p text:style-name="P6"/>
      <text:p text:style-name="P6"/>
      <text:p text:style-name="P13"/>
      <text:h text:style-name="P105" text:outline-level="2"/>
      <text:h text:style-name="P105" text:outline-level="2"><text:bookmark-start text:name="__RefHeading___Toc11292_1024750181"/>A-<text:span text:style-name="T1">shape</text:span><text:bookmark-end text:name="__RefHeading___Toc11292_1024750181"/></text:h>
      <text:p text:style-name="P39"><draw:frame draw:style-name="fr1" draw:name="Frame27" text:anchor-type="paragraph" svg:x="0.5228in" svg:y="0.0307in" svg:width="3.7425in" draw:z-index="586"><draw:text-box fo:min-height="1.0575in"><text:p text:style-name="Frame_20_contents"><draw:line text:anchor-type="paragraph" draw:z-index="587" draw:name="Shape2" draw:style-name="gr1" draw:text-style-name="P128" svg:x1="0.6984in" svg:y1="0.2949in" svg:x2="3.4547in" svg:y2="0.2839in"><text:p/></draw:line><draw:line text:anchor-type="paragraph" draw:z-index="588" draw:name="Shape2" draw:style-name="gr1" draw:text-style-name="P129" svg:x1="0.6929in" svg:y1="0.3906in" svg:x2="3.4547in" svg:y2="0.378in"><text:p/></draw:line><draw:line text:anchor-type="paragraph" draw:z-index="589" draw:name="Shape2" draw:style-name="gr1" draw:text-style-name="P129" svg:x1="0.698in" svg:y1="0.4839in" svg:x2="3.4551in" svg:y2="0.4819in"><text:p/></draw:line><draw:line text:anchor-type="paragraph" draw:z-index="590" draw:name="Shape2" draw:style-name="gr1" draw:text-style-name="P129" svg:x1="0.6984in" svg:y1="0.5882in" svg:x2="3.4547in" svg:y2="0.5807in"><text:p/></draw:line><draw:line text:anchor-type="paragraph" draw:z-index="591" draw:name="Shape2" draw:style-name="gr2" draw:text-style-name="P130" svg:x1="0.6984in" svg:y1="0.1811in" svg:x2="3.4547in" svg:y2="0.1811in"><text:p/></draw:line><draw:line text:anchor-type="paragraph" draw:z-index="592" draw:name="Shape2" draw:style-name="gr1" draw:text-style-name="P129" svg:x1="0.6984in" svg:y1="0.6898in" svg:x2="3.4547in" svg:y2="0.6898in"><text:p/></draw:line><draw:line text:anchor-type="paragraph" draw:z-index="593" draw:name="Shape1" draw:style-name="gr3" draw:text-style-name="P129" svg:x1="0.6984in" svg:y1="0.1811in" svg:x2="0.6984in" svg:y2="0.6894in"><text:p/></draw:line><draw:line text:anchor-type="paragraph" draw:z-index="594" draw:name="Shape1" draw:style-name="gr1" draw:text-style-name="P129" svg:x1="1.0925in" svg:y1="0.1811in" svg:x2="1.0925in" svg:y2="0.6894in"><text:p/></draw:line><draw:line text:anchor-type="paragraph" draw:z-index="595" draw:name="Shape1" draw:style-name="gr1" draw:text-style-name="P129" svg:x1="1.4862in" svg:y1="0.1811in" svg:x2="1.4862in" svg:y2="0.6894in"><text:p/></draw:line><draw:line text:anchor-type="paragraph" draw:z-index="596" draw:name="Shape1" draw:style-name="gr1" draw:text-style-name="P129" svg:x1="1.8799in" svg:y1="0.1811in" svg:x2="1.8799in" svg:y2="0.6894in"><text:p/></draw:line><draw:line text:anchor-type="paragraph" draw:z-index="597" draw:name="Shape1" draw:style-name="gr1" draw:text-style-name="P129" svg:x1="2.2736in" svg:y1="0.1811in" svg:x2="2.2736in" svg:y2="0.6894in"><text:p/></draw:line><draw:line text:anchor-type="paragraph" draw:z-index="598" draw:name="Shape1" draw:style-name="gr1" draw:text-style-name="P129" svg:x1="2.6673in" svg:y1="0.1811in" svg:x2="2.6673in" svg:y2="0.6894in"><text:p/></draw:line><draw:line text:anchor-type="paragraph" draw:z-index="599" draw:name="Shape1" draw:style-name="gr1" draw:text-style-name="P129" svg:x1="3.061in" svg:y1="0.1811in" svg:x2="3.061in" svg:y2="0.6894in"><text:p/></draw:line><draw:line text:anchor-type="paragraph" draw:z-index="600" draw:name="Shape1" draw:style-name="gr1" draw:text-style-name="P129" svg:x1="3.4547in" svg:y1="0.1811in" svg:x2="3.4547in" svg:y2="0.6894in"><text:p/></draw:line><draw:custom-shape text:anchor-type="paragraph" draw:z-index="601"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2"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3" draw:name="Shape3" draw:style-name="gr5" draw:text-style-name="P132" svg:width="0.0787in" svg:height="0.0787in" svg:x="1.642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4"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5"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6"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7" draw:name="Shape3" draw:style-name="gr9" draw:text-style-name="P136" svg:width="0.0787in" svg:height="0.0787in" svg:x="3.226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8" draw:name="Shape3" draw:style-name="gr10" draw:text-style-name="P137" svg:width="0.0795in" svg:height="0.0795in" svg:x="3.2256in" svg:y="0.2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9" draw:name="Shape3" draw:style-name="gr5" draw:text-style-name="P132" svg:width="0.0787in" svg:height="0.0787in" svg:x="2.428in" svg:y="0.5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2" draw:name="Shape3" draw:style-name="gr23" draw:text-style-name="P144" svg:width="0.0787in" svg:height="0.0787in" svg:x="1.2555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3" draw:name="Shape3" draw:style-name="gr23" draw:text-style-name="P144" svg:width="0.0787in" svg:height="0.0787in" svg:x="2.4244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4" draw:name="Shape3" draw:style-name="gr24" draw:text-style-name="P145" svg:width="0.0787in" svg:height="0.0787in" svg:x="1.2528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5" draw:name="Shape3" draw:style-name="gr24" draw:text-style-name="P145" svg:width="0.0787in" svg:height="0.0787in" svg:x="2.4217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6" draw:name="Shape3" draw:style-name="gr24" draw:text-style-name="P145" svg:width="0.0787in" svg:height="0.0787in" svg:x="2.4299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9"/>
      <text:p text:style-name="P39"/>
      <text:p text:style-name="P39"/>
      <text:h text:style-name="P105" text:outline-level="2"><text:bookmark-start text:name="__RefHeading___Toc11294_1024750181"/>G-<text:span text:style-name="T2">shape</text:span><text:bookmark-end text:name="__RefHeading___Toc11294_1024750181"/></text:h>
      <text:p text:style-name="P39"><draw:frame draw:style-name="fr1" draw:name="Frame28" text:anchor-type="paragraph" svg:x="0.5228in" svg:y="0.0307in" svg:width="3.7425in" draw:z-index="610"><draw:text-box fo:min-height="1.0575in"><text:p text:style-name="Frame_20_contents"><draw:line text:anchor-type="paragraph" draw:z-index="611" draw:name="Shape2" draw:style-name="gr1" draw:text-style-name="P128" svg:x1="0.6984in" svg:y1="0.2949in" svg:x2="3.4547in" svg:y2="0.2839in"><text:p/></draw:line><draw:line text:anchor-type="paragraph" draw:z-index="612" draw:name="Shape2" draw:style-name="gr1" draw:text-style-name="P129" svg:x1="0.6929in" svg:y1="0.3906in" svg:x2="3.4547in" svg:y2="0.378in"><text:p/></draw:line><draw:line text:anchor-type="paragraph" draw:z-index="613" draw:name="Shape2" draw:style-name="gr1" draw:text-style-name="P129" svg:x1="0.698in" svg:y1="0.4839in" svg:x2="3.4551in" svg:y2="0.4819in"><text:p/></draw:line><draw:line text:anchor-type="paragraph" draw:z-index="614" draw:name="Shape2" draw:style-name="gr1" draw:text-style-name="P129" svg:x1="0.6984in" svg:y1="0.5882in" svg:x2="3.4547in" svg:y2="0.5807in"><text:p/></draw:line><draw:line text:anchor-type="paragraph" draw:z-index="615" draw:name="Shape2" draw:style-name="gr2" draw:text-style-name="P130" svg:x1="0.6984in" svg:y1="0.1811in" svg:x2="3.4547in" svg:y2="0.1811in"><text:p/></draw:line><draw:line text:anchor-type="paragraph" draw:z-index="616" draw:name="Shape2" draw:style-name="gr1" draw:text-style-name="P129" svg:x1="0.6984in" svg:y1="0.6898in" svg:x2="3.4547in" svg:y2="0.6898in"><text:p/></draw:line><draw:line text:anchor-type="paragraph" draw:z-index="617" draw:name="Shape1" draw:style-name="gr3" draw:text-style-name="P129" svg:x1="0.6984in" svg:y1="0.1811in" svg:x2="0.6984in" svg:y2="0.6894in"><text:p/></draw:line><draw:line text:anchor-type="paragraph" draw:z-index="618" draw:name="Shape1" draw:style-name="gr1" draw:text-style-name="P129" svg:x1="1.0925in" svg:y1="0.1811in" svg:x2="1.0925in" svg:y2="0.6894in"><text:p/></draw:line><draw:line text:anchor-type="paragraph" draw:z-index="619" draw:name="Shape1" draw:style-name="gr1" draw:text-style-name="P129" svg:x1="1.4862in" svg:y1="0.1811in" svg:x2="1.4862in" svg:y2="0.6894in"><text:p/></draw:line><draw:line text:anchor-type="paragraph" draw:z-index="620" draw:name="Shape1" draw:style-name="gr1" draw:text-style-name="P129" svg:x1="1.8799in" svg:y1="0.1811in" svg:x2="1.8799in" svg:y2="0.6894in"><text:p/></draw:line><draw:line text:anchor-type="paragraph" draw:z-index="621" draw:name="Shape1" draw:style-name="gr1" draw:text-style-name="P129" svg:x1="2.2736in" svg:y1="0.1811in" svg:x2="2.2736in" svg:y2="0.6894in"><text:p/></draw:line><draw:line text:anchor-type="paragraph" draw:z-index="622" draw:name="Shape1" draw:style-name="gr1" draw:text-style-name="P129" svg:x1="2.6673in" svg:y1="0.1811in" svg:x2="2.6673in" svg:y2="0.6894in"><text:p/></draw:line><draw:line text:anchor-type="paragraph" draw:z-index="623" draw:name="Shape1" draw:style-name="gr1" draw:text-style-name="P129" svg:x1="3.061in" svg:y1="0.1811in" svg:x2="3.061in" svg:y2="0.6894in"><text:p/></draw:line><draw:line text:anchor-type="paragraph" draw:z-index="624" draw:name="Shape1" draw:style-name="gr1" draw:text-style-name="P129" svg:x1="3.4547in" svg:y1="0.1811in" svg:x2="3.4547in" svg:y2="0.6894in"><text:p/></draw:line><draw:custom-shape text:anchor-type="paragraph" draw:z-index="625"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6" draw:name="Shape3" draw:style-name="gr12" draw:text-style-name="P139" svg:width="0.0795in" svg:height="0.0795in" svg:x="2.4291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7"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8" draw:name="Shape3" draw:style-name="gr5" draw:text-style-name="P132" svg:width="0.0787in" svg:height="0.0787in" svg:x="1.6319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9"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0"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1"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7" draw:name="Shape3" draw:style-name="gr25" draw:text-style-name="P146" svg:width="0.0795in" svg:height="0.0795in" svg:x="1.6429in" svg:y="0.2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8" draw:name="Shape3" draw:style-name="gr25" draw:text-style-name="P146" svg:width="0.0795in" svg:height="0.0795in" svg:x="2.4244in" svg:y="0.5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9" draw:name="Shape3" draw:style-name="gr26" draw:text-style-name="P147" svg:width="0.0795in" svg:height="0.0795in" svg:x="1.6382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0" draw:name="Shape3" draw:style-name="gr26" draw:text-style-name="P147" svg:width="0.0795in" svg:height="0.0795in" svg:x="2.4272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1" draw:name="Shape3" draw:style-name="gr26" draw:text-style-name="P147" svg:width="0.0795in" svg:height="0.0795in" svg:x="1.6307in" svg:y="0.6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39"/>
      <text:p text:style-name="P39"/>
      <text:p text:style-name="P39"/>
      <text:h text:style-name="P105" text:outline-level="2"><text:bookmark-start text:name="__RefHeading___Toc11296_1024750181"/>E-shape<text:bookmark-end text:name="__RefHeading___Toc11296_1024750181"/></text:h>
      <text:p text:style-name="P39"><draw:frame draw:style-name="fr1" draw:name="Frame29" text:anchor-type="paragraph" svg:x="0.5228in" svg:y="0.0307in" svg:width="3.7425in" draw:z-index="632"><draw:text-box fo:min-height="1.0575in"><text:p text:style-name="Frame_20_contents"><draw:line text:anchor-type="paragraph" draw:z-index="633" draw:name="Shape2" draw:style-name="gr1" draw:text-style-name="P128" svg:x1="0.6984in" svg:y1="0.2949in" svg:x2="3.4547in" svg:y2="0.2839in"><text:p/></draw:line><draw:line text:anchor-type="paragraph" draw:z-index="634" draw:name="Shape2" draw:style-name="gr1" draw:text-style-name="P129" svg:x1="0.6929in" svg:y1="0.3906in" svg:x2="3.4547in" svg:y2="0.378in"><text:p/></draw:line><draw:line text:anchor-type="paragraph" draw:z-index="635" draw:name="Shape2" draw:style-name="gr1" draw:text-style-name="P129" svg:x1="0.698in" svg:y1="0.4839in" svg:x2="3.4551in" svg:y2="0.4819in"><text:p/></draw:line><draw:line text:anchor-type="paragraph" draw:z-index="636" draw:name="Shape2" draw:style-name="gr1" draw:text-style-name="P129" svg:x1="0.6984in" svg:y1="0.5882in" svg:x2="3.4547in" svg:y2="0.5807in"><text:p/></draw:line><draw:line text:anchor-type="paragraph" draw:z-index="637" draw:name="Shape2" draw:style-name="gr2" draw:text-style-name="P130" svg:x1="0.6984in" svg:y1="0.1811in" svg:x2="3.4547in" svg:y2="0.1811in"><text:p/></draw:line><draw:line text:anchor-type="paragraph" draw:z-index="638" draw:name="Shape2" draw:style-name="gr1" draw:text-style-name="P129" svg:x1="0.6984in" svg:y1="0.6898in" svg:x2="3.4547in" svg:y2="0.6898in"><text:p/></draw:line><draw:line text:anchor-type="paragraph" draw:z-index="639" draw:name="Shape1" draw:style-name="gr3" draw:text-style-name="P129" svg:x1="0.6984in" svg:y1="0.1811in" svg:x2="0.6984in" svg:y2="0.6894in"><text:p/></draw:line><draw:line text:anchor-type="paragraph" draw:z-index="640" draw:name="Shape1" draw:style-name="gr1" draw:text-style-name="P129" svg:x1="1.0925in" svg:y1="0.1811in" svg:x2="1.0925in" svg:y2="0.6894in"><text:p/></draw:line><draw:line text:anchor-type="paragraph" draw:z-index="641" draw:name="Shape1" draw:style-name="gr1" draw:text-style-name="P129" svg:x1="1.4862in" svg:y1="0.1811in" svg:x2="1.4862in" svg:y2="0.6894in"><text:p/></draw:line><draw:line text:anchor-type="paragraph" draw:z-index="642" draw:name="Shape1" draw:style-name="gr1" draw:text-style-name="P129" svg:x1="1.8799in" svg:y1="0.1811in" svg:x2="1.8799in" svg:y2="0.6894in"><text:p/></draw:line><draw:line text:anchor-type="paragraph" draw:z-index="643" draw:name="Shape1" draw:style-name="gr1" draw:text-style-name="P129" svg:x1="2.2736in" svg:y1="0.1811in" svg:x2="2.2736in" svg:y2="0.6894in"><text:p/></draw:line><draw:line text:anchor-type="paragraph" draw:z-index="644" draw:name="Shape1" draw:style-name="gr1" draw:text-style-name="P129" svg:x1="2.6673in" svg:y1="0.1811in" svg:x2="2.6673in" svg:y2="0.6894in"><text:p/></draw:line><draw:line text:anchor-type="paragraph" draw:z-index="645" draw:name="Shape1" draw:style-name="gr1" draw:text-style-name="P129" svg:x1="3.061in" svg:y1="0.1811in" svg:x2="3.061in" svg:y2="0.6894in"><text:p/></draw:line><draw:line text:anchor-type="paragraph" draw:z-index="646" draw:name="Shape1" draw:style-name="gr1" draw:text-style-name="P129" svg:x1="3.4547in" svg:y1="0.1811in" svg:x2="3.4547in" svg:y2="0.6894in"><text:p/></draw:line><draw:custom-shape text:anchor-type="paragraph" draw:z-index="647" draw:name="Shape3" draw:style-name="gr4" draw:text-style-name="P131" svg:width="0.0787in" svg:height="0.0787in" svg:x="1.2319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8"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9" draw:name="Shape3" draw:style-name="gr5" draw:text-style-name="P132" svg:width="0.0787in" svg:height="0.0787in" svg:x="1.2445in" svg:y="0.3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0" draw:name="Shape3" draw:style-name="gr19" draw:text-style-name="P133" svg:width="0.0835in" svg:height="0.0835in" svg:x="1.2425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1"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2"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3" draw:name="Shape3" draw:style-name="gr5" draw:text-style-name="P132" svg:width="0.0787in" svg:height="0.0787in" svg:x="2.4327in" svg:y="0.6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4" draw:name="Shape3" draw:style-name="gr5" draw:text-style-name="P132" svg:width="0.0787in" svg:height="0.0787in" svg:x="2.4299in" svg:y="0.1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2" draw:name="Shape3" draw:style-name="gr23" draw:text-style-name="P144" svg:width="0.0787in" svg:height="0.0787in" svg:x="1.2374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3" draw:name="Shape3" draw:style-name="gr23" draw:text-style-name="P144" svg:width="0.0787in" svg:height="0.0787in" svg:x="2.0319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4" draw:name="Shape3" draw:style-name="gr24" draw:text-style-name="P145" svg:width="0.0787in" svg:height="0.0787in" svg:x="1.2374in" svg:y="0.4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5" draw:name="Shape3" draw:style-name="gr24" draw:text-style-name="P145" svg:width="0.0787in" svg:height="0.0787in" svg:x="2.4327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39"/>
      <text:p text:style-name="P39"/>
      <text:p text:style-name="P26"/>
      <text:h text:style-name="P105" text:outline-level="2"><text:bookmark-start text:name="__RefHeading___Toc11298_1024750181"/>D-shape<text:bookmark-end text:name="__RefHeading___Toc11298_1024750181"/></text:h>
      <text:p text:style-name="P39"><draw:frame draw:style-name="fr1" draw:name="Frame30" text:anchor-type="paragraph" svg:x="0.5228in" svg:y="0.0307in" svg:width="3.7425in" draw:z-index="655"><draw:text-box fo:min-height="1.0575in"><text:p text:style-name="Frame_20_contents"><draw:line text:anchor-type="paragraph" draw:z-index="656" draw:name="Shape2" draw:style-name="gr1" draw:text-style-name="P128" svg:x1="0.6984in" svg:y1="0.2949in" svg:x2="3.4547in" svg:y2="0.2839in"><text:p/></draw:line><draw:line text:anchor-type="paragraph" draw:z-index="657" draw:name="Shape2" draw:style-name="gr1" draw:text-style-name="P129" svg:x1="0.6929in" svg:y1="0.3906in" svg:x2="3.4547in" svg:y2="0.378in"><text:p/></draw:line><draw:line text:anchor-type="paragraph" draw:z-index="658" draw:name="Shape2" draw:style-name="gr1" draw:text-style-name="P129" svg:x1="0.698in" svg:y1="0.4839in" svg:x2="3.4551in" svg:y2="0.4819in"><text:p/></draw:line><draw:line text:anchor-type="paragraph" draw:z-index="659" draw:name="Shape2" draw:style-name="gr1" draw:text-style-name="P129" svg:x1="0.6984in" svg:y1="0.5882in" svg:x2="3.4547in" svg:y2="0.5807in"><text:p/></draw:line><draw:line text:anchor-type="paragraph" draw:z-index="660" draw:name="Shape2" draw:style-name="gr2" draw:text-style-name="P130" svg:x1="0.6984in" svg:y1="0.1811in" svg:x2="3.4547in" svg:y2="0.1811in"><text:p/></draw:line><draw:line text:anchor-type="paragraph" draw:z-index="661" draw:name="Shape2" draw:style-name="gr1" draw:text-style-name="P129" svg:x1="0.6984in" svg:y1="0.6898in" svg:x2="3.4547in" svg:y2="0.6898in"><text:p/></draw:line><draw:line text:anchor-type="paragraph" draw:z-index="662" draw:name="Shape1" draw:style-name="gr3" draw:text-style-name="P129" svg:x1="0.6984in" svg:y1="0.1811in" svg:x2="0.6984in" svg:y2="0.6894in"><text:p/></draw:line><draw:line text:anchor-type="paragraph" draw:z-index="663" draw:name="Shape1" draw:style-name="gr1" draw:text-style-name="P129" svg:x1="1.0925in" svg:y1="0.1811in" svg:x2="1.0925in" svg:y2="0.6894in"><text:p/></draw:line><draw:line text:anchor-type="paragraph" draw:z-index="664" draw:name="Shape1" draw:style-name="gr1" draw:text-style-name="P129" svg:x1="1.4862in" svg:y1="0.1811in" svg:x2="1.4862in" svg:y2="0.6894in"><text:p/></draw:line><draw:line text:anchor-type="paragraph" draw:z-index="665" draw:name="Shape1" draw:style-name="gr1" draw:text-style-name="P129" svg:x1="1.8799in" svg:y1="0.1811in" svg:x2="1.8799in" svg:y2="0.6894in"><text:p/></draw:line><draw:line text:anchor-type="paragraph" draw:z-index="666" draw:name="Shape1" draw:style-name="gr1" draw:text-style-name="P129" svg:x1="2.2736in" svg:y1="0.1811in" svg:x2="2.2736in" svg:y2="0.6894in"><text:p/></draw:line><draw:line text:anchor-type="paragraph" draw:z-index="667" draw:name="Shape1" draw:style-name="gr1" draw:text-style-name="P129" svg:x1="2.6673in" svg:y1="0.1811in" svg:x2="2.6673in" svg:y2="0.6894in"><text:p/></draw:line><draw:line text:anchor-type="paragraph" draw:z-index="668" draw:name="Shape1" draw:style-name="gr1" draw:text-style-name="P129" svg:x1="3.061in" svg:y1="0.1811in" svg:x2="3.061in" svg:y2="0.6894in"><text:p/></draw:line><draw:line text:anchor-type="paragraph" draw:z-index="669" draw:name="Shape1" draw:style-name="gr1" draw:text-style-name="P129" svg:x1="3.4547in" svg:y1="0.1811in" svg:x2="3.4547in" svg:y2="0.6894in"><text:p/></draw:line><draw:custom-shape text:anchor-type="paragraph" draw:z-index="670"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671"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2" draw:name="Shape3" draw:style-name="gr5" draw:text-style-name="P132" svg:width="0.0787in" svg:height="0.0787in" svg:x="2.0307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3"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4"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5" draw:name="Shape3" draw:style-name="gr5" draw:text-style-name="P132" svg:width="0.0787in" svg:height="0.0787in" svg:x="2.0299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6" draw:name="Shape3" draw:style-name="gr5" draw:text-style-name="P132" svg:width="0.0787in" svg:height="0.0787in" svg:x="2.8272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6" draw:name="Shape3" draw:style-name="gr23" draw:text-style-name="P144" svg:width="0.0787in" svg:height="0.0787in" svg:x="2.8252in" svg:y="0.1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7" draw:name="Shape3" draw:style-name="gr23" draw:text-style-name="P144" svg:width="0.0787in" svg:height="0.0787in" svg:x="1.6272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8" draw:name="Shape3" draw:style-name="gr23" draw:text-style-name="P144" svg:width="0.0787in" svg:height="0.0787in" svg:x="2.828in" svg:y="0.6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9" draw:name="Shape3" draw:style-name="gr24" draw:text-style-name="P145" svg:width="0.0787in" svg:height="0.0787in" svg:x="2.028in" svg:y="0.2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00" draw:name="Shape3" draw:style-name="gr24" draw:text-style-name="P145" svg:width="0.0787in" svg:height="0.0787in" svg:x="2.8244in" svg:y="0.5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h text:style-name="P83" text:outline-level="1"><text:bookmark-start text:name="__RefHeading___Toc11300_1024750181"/><text:soft-page-break/>Ionian mini-boxes on lower-E string<text:bookmark-end text:name="__RefHeading___Toc11300_1024750181"/></text:h>
      <text:h text:style-name="P106" text:outline-level="2"><text:bookmark-start text:name="__RefHeading___Toc11302_1024750181"/>G-<text:span text:style-name="T2">shape</text:span><text:bookmark-end text:name="__RefHeading___Toc11302_1024750181"/></text:h>
      <text:p text:style-name="P40"><draw:frame draw:style-name="fr1" draw:name="Frame33" text:anchor-type="paragraph" svg:x="0.5228in" svg:y="0.0307in" svg:width="3.7425in" draw:z-index="701"><draw:text-box fo:min-height="1.0575in"><text:p text:style-name="Frame_20_contents"><draw:line text:anchor-type="paragraph" draw:z-index="702" draw:name="Shape2" draw:style-name="gr1" draw:text-style-name="P128" svg:x1="0.6984in" svg:y1="0.2949in" svg:x2="3.4547in" svg:y2="0.2839in"><text:p/></draw:line><draw:line text:anchor-type="paragraph" draw:z-index="703" draw:name="Shape2" draw:style-name="gr1" draw:text-style-name="P129" svg:x1="0.6929in" svg:y1="0.3906in" svg:x2="3.4547in" svg:y2="0.378in"><text:p/></draw:line><draw:line text:anchor-type="paragraph" draw:z-index="704" draw:name="Shape2" draw:style-name="gr1" draw:text-style-name="P129" svg:x1="0.698in" svg:y1="0.4839in" svg:x2="3.4551in" svg:y2="0.4819in"><text:p/></draw:line><draw:line text:anchor-type="paragraph" draw:z-index="705" draw:name="Shape2" draw:style-name="gr1" draw:text-style-name="P129" svg:x1="0.6984in" svg:y1="0.5882in" svg:x2="3.4547in" svg:y2="0.5807in"><text:p/></draw:line><draw:line text:anchor-type="paragraph" draw:z-index="706" draw:name="Shape2" draw:style-name="gr2" draw:text-style-name="P130" svg:x1="0.6984in" svg:y1="0.1811in" svg:x2="3.4547in" svg:y2="0.1811in"><text:p/></draw:line><draw:line text:anchor-type="paragraph" draw:z-index="707" draw:name="Shape2" draw:style-name="gr1" draw:text-style-name="P129" svg:x1="0.6984in" svg:y1="0.6898in" svg:x2="3.4547in" svg:y2="0.6898in"><text:p/></draw:line><draw:line text:anchor-type="paragraph" draw:z-index="708" draw:name="Shape1" draw:style-name="gr3" draw:text-style-name="P129" svg:x1="0.6984in" svg:y1="0.1811in" svg:x2="0.6984in" svg:y2="0.6894in"><text:p/></draw:line><draw:line text:anchor-type="paragraph" draw:z-index="709" draw:name="Shape1" draw:style-name="gr1" draw:text-style-name="P129" svg:x1="1.0925in" svg:y1="0.1811in" svg:x2="1.0925in" svg:y2="0.6894in"><text:p/></draw:line><draw:line text:anchor-type="paragraph" draw:z-index="710" draw:name="Shape1" draw:style-name="gr1" draw:text-style-name="P129" svg:x1="1.4862in" svg:y1="0.1811in" svg:x2="1.4862in" svg:y2="0.6894in"><text:p/></draw:line><draw:line text:anchor-type="paragraph" draw:z-index="711" draw:name="Shape1" draw:style-name="gr1" draw:text-style-name="P129" svg:x1="1.8799in" svg:y1="0.1811in" svg:x2="1.8799in" svg:y2="0.6894in"><text:p/></draw:line><draw:line text:anchor-type="paragraph" draw:z-index="712" draw:name="Shape1" draw:style-name="gr1" draw:text-style-name="P129" svg:x1="2.2736in" svg:y1="0.1811in" svg:x2="2.2736in" svg:y2="0.6894in"><text:p/></draw:line><draw:line text:anchor-type="paragraph" draw:z-index="713" draw:name="Shape1" draw:style-name="gr1" draw:text-style-name="P129" svg:x1="2.6673in" svg:y1="0.1811in" svg:x2="2.6673in" svg:y2="0.6894in"><text:p/></draw:line><draw:line text:anchor-type="paragraph" draw:z-index="714" draw:name="Shape1" draw:style-name="gr1" draw:text-style-name="P129" svg:x1="3.061in" svg:y1="0.1811in" svg:x2="3.061in" svg:y2="0.6894in"><text:p/></draw:line><draw:line text:anchor-type="paragraph" draw:z-index="715" draw:name="Shape1" draw:style-name="gr1" draw:text-style-name="P129" svg:x1="3.4547in" svg:y1="0.1811in" svg:x2="3.4547in" svg:y2="0.6894in"><text:p/></draw:line><draw:custom-shape text:anchor-type="paragraph" draw:z-index="716"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7"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8" draw:name="Shape3" draw:style-name="gr5" draw:text-style-name="P132" svg:width="0.0787in" svg:height="0.0787in" svg:x="2.0382in" svg:y="0.5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9"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0" draw:name="Shape3" draw:style-name="gr25" draw:text-style-name="P146" svg:width="0.0795in" svg:height="0.0795in" svg:x="2.4244in" svg:y="0.5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21" draw:name="Shape3" draw:style-name="gr26" draw:text-style-name="P147" svg:width="0.0795in" svg:height="0.0795in" svg:x="0.8543in" svg:y="0.3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3" draw:name="Shape3" draw:style-name="gr20" draw:text-style-name="P141" svg:width="0.0787in" svg:height="0.0787in" svg:x="1.2335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4" draw:name="Shape3" draw:style-name="gr22" draw:text-style-name="P143" svg:width="0.0807in" svg:height="0.0807in" svg:x="2.0335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5" draw:name="Shape3" draw:style-name="gr26" draw:text-style-name="P147" svg:width="0.0795in" svg:height="0.0795in" svg:x="2.8492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0"/>
      <text:p text:style-name="P40"/>
      <text:p text:style-name="P40"/>
      <text:h text:style-name="P106" text:outline-level="2"><text:bookmark-start text:name="__RefHeading___Toc11304_1024750181"/>E-shape<text:bookmark-end text:name="__RefHeading___Toc11304_1024750181"/></text:h>
      <text:p text:style-name="P40"><draw:frame draw:style-name="fr1" draw:name="Frame34" text:anchor-type="paragraph" svg:x="0.5228in" svg:y="0.0307in" svg:width="3.7425in" draw:z-index="722"><draw:text-box fo:min-height="1.0575in"><text:p text:style-name="Frame_20_contents"><draw:line text:anchor-type="paragraph" draw:z-index="723" draw:name="Shape2" draw:style-name="gr1" draw:text-style-name="P128" svg:x1="0.6984in" svg:y1="0.2949in" svg:x2="3.4547in" svg:y2="0.2839in"><text:p/></draw:line><draw:line text:anchor-type="paragraph" draw:z-index="724" draw:name="Shape2" draw:style-name="gr1" draw:text-style-name="P129" svg:x1="0.6929in" svg:y1="0.3906in" svg:x2="3.4547in" svg:y2="0.378in"><text:p/></draw:line><draw:line text:anchor-type="paragraph" draw:z-index="725" draw:name="Shape2" draw:style-name="gr1" draw:text-style-name="P129" svg:x1="0.698in" svg:y1="0.4839in" svg:x2="3.4551in" svg:y2="0.4819in"><text:p/></draw:line><draw:line text:anchor-type="paragraph" draw:z-index="726" draw:name="Shape2" draw:style-name="gr1" draw:text-style-name="P129" svg:x1="0.6984in" svg:y1="0.5882in" svg:x2="3.4547in" svg:y2="0.5807in"><text:p/></draw:line><draw:line text:anchor-type="paragraph" draw:z-index="727" draw:name="Shape2" draw:style-name="gr2" draw:text-style-name="P130" svg:x1="0.6984in" svg:y1="0.1811in" svg:x2="3.4547in" svg:y2="0.1811in"><text:p/></draw:line><draw:line text:anchor-type="paragraph" draw:z-index="728" draw:name="Shape2" draw:style-name="gr1" draw:text-style-name="P129" svg:x1="0.6984in" svg:y1="0.6898in" svg:x2="3.4547in" svg:y2="0.6898in"><text:p/></draw:line><draw:line text:anchor-type="paragraph" draw:z-index="729" draw:name="Shape1" draw:style-name="gr3" draw:text-style-name="P129" svg:x1="0.6984in" svg:y1="0.1811in" svg:x2="0.6984in" svg:y2="0.6894in"><text:p/></draw:line><draw:line text:anchor-type="paragraph" draw:z-index="730" draw:name="Shape1" draw:style-name="gr1" draw:text-style-name="P129" svg:x1="1.0925in" svg:y1="0.1811in" svg:x2="1.0925in" svg:y2="0.6894in"><text:p/></draw:line><draw:line text:anchor-type="paragraph" draw:z-index="731" draw:name="Shape1" draw:style-name="gr1" draw:text-style-name="P129" svg:x1="1.4862in" svg:y1="0.1811in" svg:x2="1.4862in" svg:y2="0.6894in"><text:p/></draw:line><draw:line text:anchor-type="paragraph" draw:z-index="732" draw:name="Shape1" draw:style-name="gr1" draw:text-style-name="P129" svg:x1="1.8799in" svg:y1="0.1811in" svg:x2="1.8799in" svg:y2="0.6894in"><text:p/></draw:line><draw:line text:anchor-type="paragraph" draw:z-index="733" draw:name="Shape1" draw:style-name="gr1" draw:text-style-name="P129" svg:x1="2.2736in" svg:y1="0.1811in" svg:x2="2.2736in" svg:y2="0.6894in"><text:p/></draw:line><draw:line text:anchor-type="paragraph" draw:z-index="734" draw:name="Shape1" draw:style-name="gr1" draw:text-style-name="P129" svg:x1="2.6673in" svg:y1="0.1811in" svg:x2="2.6673in" svg:y2="0.6894in"><text:p/></draw:line><draw:line text:anchor-type="paragraph" draw:z-index="735" draw:name="Shape1" draw:style-name="gr1" draw:text-style-name="P129" svg:x1="3.061in" svg:y1="0.1811in" svg:x2="3.061in" svg:y2="0.6894in"><text:p/></draw:line><draw:line text:anchor-type="paragraph" draw:z-index="736" draw:name="Shape1" draw:style-name="gr1" draw:text-style-name="P129" svg:x1="3.4547in" svg:y1="0.1811in" svg:x2="3.4547in" svg:y2="0.6894in"><text:p/></draw:line><draw:custom-shape text:anchor-type="paragraph" draw:z-index="737"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8"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9"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0" draw:name="Shape3" draw:style-name="gr5" draw:text-style-name="P132" svg:width="0.0787in" svg:height="0.0787in" svg:x="1.2346in" svg:y="0.5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1" draw:name="Shape3" draw:style-name="gr23" draw:text-style-name="P144" svg:width="0.0787in" svg:height="0.0787in" svg:x="1.6437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2" draw:name="Shape3" draw:style-name="gr24" draw:text-style-name="P145" svg:width="0.0787in" svg:height="0.0787in" svg:x="2.0299in" svg:y="0.4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6" draw:name="Shape3" draw:style-name="gr21" draw:text-style-name="P142" svg:width="0.0787in" svg:height="0.0787in" svg:x="1.2319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7"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0"/>
      <text:p text:style-name="P40"/>
      <text:p text:style-name="P27"/>
      <text:h text:style-name="P107" text:outline-level="2"><text:bookmark-start text:name="__RefHeading___Toc11306_1024750181"/>3nps "Ionian<text:span text:style-name="T10"> shape</text:span>"<text:bookmark-end text:name="__RefHeading___Toc11306_1024750181"/></text:h>
      <text:p text:style-name="P41"><draw:frame draw:style-name="fr1" draw:name="Frame31" text:anchor-type="paragraph" svg:x="0.5228in" svg:y="0.0307in" svg:width="3.7425in" draw:z-index="748"><draw:text-box fo:min-height="1.0575in"><text:p text:style-name="Frame_20_contents"><draw:line text:anchor-type="paragraph" draw:z-index="749" draw:name="Shape2" draw:style-name="gr1" draw:text-style-name="P128" svg:x1="0.6984in" svg:y1="0.2949in" svg:x2="3.4547in" svg:y2="0.2839in"><text:p/></draw:line><draw:line text:anchor-type="paragraph" draw:z-index="750" draw:name="Shape2" draw:style-name="gr1" draw:text-style-name="P129" svg:x1="0.6929in" svg:y1="0.3906in" svg:x2="3.4547in" svg:y2="0.378in"><text:p/></draw:line><draw:line text:anchor-type="paragraph" draw:z-index="751" draw:name="Shape2" draw:style-name="gr1" draw:text-style-name="P129" svg:x1="0.698in" svg:y1="0.4839in" svg:x2="3.4551in" svg:y2="0.4819in"><text:p/></draw:line><draw:line text:anchor-type="paragraph" draw:z-index="752" draw:name="Shape2" draw:style-name="gr1" draw:text-style-name="P129" svg:x1="0.6984in" svg:y1="0.5882in" svg:x2="3.4547in" svg:y2="0.5807in"><text:p/></draw:line><draw:line text:anchor-type="paragraph" draw:z-index="753" draw:name="Shape2" draw:style-name="gr2" draw:text-style-name="P130" svg:x1="0.6984in" svg:y1="0.1811in" svg:x2="3.4547in" svg:y2="0.1811in"><text:p/></draw:line><draw:line text:anchor-type="paragraph" draw:z-index="754" draw:name="Shape2" draw:style-name="gr1" draw:text-style-name="P129" svg:x1="0.6984in" svg:y1="0.6898in" svg:x2="3.4547in" svg:y2="0.6898in"><text:p/></draw:line><draw:line text:anchor-type="paragraph" draw:z-index="755" draw:name="Shape1" draw:style-name="gr3" draw:text-style-name="P129" svg:x1="0.6984in" svg:y1="0.1811in" svg:x2="0.6984in" svg:y2="0.6894in"><text:p/></draw:line><draw:line text:anchor-type="paragraph" draw:z-index="756" draw:name="Shape1" draw:style-name="gr1" draw:text-style-name="P129" svg:x1="1.0925in" svg:y1="0.1811in" svg:x2="1.0925in" svg:y2="0.6894in"><text:p/></draw:line><draw:line text:anchor-type="paragraph" draw:z-index="757" draw:name="Shape1" draw:style-name="gr1" draw:text-style-name="P129" svg:x1="1.4862in" svg:y1="0.1811in" svg:x2="1.4862in" svg:y2="0.6894in"><text:p/></draw:line><draw:line text:anchor-type="paragraph" draw:z-index="758" draw:name="Shape1" draw:style-name="gr1" draw:text-style-name="P129" svg:x1="1.8799in" svg:y1="0.1811in" svg:x2="1.8799in" svg:y2="0.6894in"><text:p/></draw:line><draw:line text:anchor-type="paragraph" draw:z-index="759" draw:name="Shape1" draw:style-name="gr1" draw:text-style-name="P129" svg:x1="2.2736in" svg:y1="0.1811in" svg:x2="2.2736in" svg:y2="0.6894in"><text:p/></draw:line><draw:line text:anchor-type="paragraph" draw:z-index="760" draw:name="Shape1" draw:style-name="gr1" draw:text-style-name="P129" svg:x1="2.6673in" svg:y1="0.1811in" svg:x2="2.6673in" svg:y2="0.6894in"><text:p/></draw:line><draw:line text:anchor-type="paragraph" draw:z-index="761" draw:name="Shape1" draw:style-name="gr1" draw:text-style-name="P129" svg:x1="3.061in" svg:y1="0.1811in" svg:x2="3.061in" svg:y2="0.6894in"><text:p/></draw:line><draw:line text:anchor-type="paragraph" draw:z-index="762" draw:name="Shape1" draw:style-name="gr1" draw:text-style-name="P129" svg:x1="3.4547in" svg:y1="0.1811in" svg:x2="3.4547in" svg:y2="0.6894in"><text:p/></draw:line><draw:custom-shape text:anchor-type="paragraph" draw:z-index="763"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4"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5"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66" draw:name="Shape3" draw:style-name="gr5" draw:text-style-name="P132" svg:width="0.0787in" svg:height="0.0787in" svg:x="3.2299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67" draw:name="Shape3" draw:style-name="gr23" draw:text-style-name="P144" svg:width="0.0787in" svg:height="0.0787in" svg:x="1.6437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8" draw:name="Shape3" draw:style-name="gr24" draw:text-style-name="P145" svg:width="0.0787in" svg:height="0.0787in" svg:x="2.0299in" svg:y="0.4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9" draw:name="Shape3" draw:style-name="gr21" draw:text-style-name="P142" svg:width="0.0787in" svg:height="0.0787in" svg:x="3.2291in" svg:y="0.54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70"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1"/>
      <text:p text:style-name="P41"/>
      <text:p text:style-name="P28"/>
      <text:h text:style-name="P108" text:outline-level="2"><text:bookmark-start text:name="__RefHeading___Toc11308_1024750181"/>3nps "<text:span text:style-name="T8">Locrian shape</text:span>"<text:bookmark-end text:name="__RefHeading___Toc11308_1024750181"/></text:h>
      <text:p text:style-name="P42"><draw:frame draw:style-name="fr1" draw:name="Frame32" text:anchor-type="paragraph" svg:x="0.5228in" svg:y="0.0307in" svg:width="3.7425in" draw:z-index="771"><draw:text-box fo:min-height="1.0575in"><text:p text:style-name="Frame_20_contents"><draw:line text:anchor-type="paragraph" draw:z-index="772" draw:name="Shape2" draw:style-name="gr1" draw:text-style-name="P128" svg:x1="0.6984in" svg:y1="0.2949in" svg:x2="3.4547in" svg:y2="0.2839in"><text:p/></draw:line><draw:line text:anchor-type="paragraph" draw:z-index="773" draw:name="Shape2" draw:style-name="gr1" draw:text-style-name="P129" svg:x1="0.6929in" svg:y1="0.3906in" svg:x2="3.4547in" svg:y2="0.378in"><text:p/></draw:line><draw:line text:anchor-type="paragraph" draw:z-index="774" draw:name="Shape2" draw:style-name="gr1" draw:text-style-name="P129" svg:x1="0.698in" svg:y1="0.4839in" svg:x2="3.4551in" svg:y2="0.4819in"><text:p/></draw:line><draw:line text:anchor-type="paragraph" draw:z-index="775" draw:name="Shape2" draw:style-name="gr1" draw:text-style-name="P129" svg:x1="0.6984in" svg:y1="0.5882in" svg:x2="3.4547in" svg:y2="0.5807in"><text:p/></draw:line><draw:line text:anchor-type="paragraph" draw:z-index="776" draw:name="Shape2" draw:style-name="gr2" draw:text-style-name="P130" svg:x1="0.6984in" svg:y1="0.1811in" svg:x2="3.4547in" svg:y2="0.1811in"><text:p/></draw:line><draw:line text:anchor-type="paragraph" draw:z-index="777" draw:name="Shape2" draw:style-name="gr1" draw:text-style-name="P129" svg:x1="0.6984in" svg:y1="0.6898in" svg:x2="3.4547in" svg:y2="0.6898in"><text:p/></draw:line><draw:line text:anchor-type="paragraph" draw:z-index="778" draw:name="Shape1" draw:style-name="gr3" draw:text-style-name="P129" svg:x1="0.6984in" svg:y1="0.1811in" svg:x2="0.6984in" svg:y2="0.6894in"><text:p/></draw:line><draw:line text:anchor-type="paragraph" draw:z-index="779" draw:name="Shape1" draw:style-name="gr1" draw:text-style-name="P129" svg:x1="1.0925in" svg:y1="0.1811in" svg:x2="1.0925in" svg:y2="0.6894in"><text:p/></draw:line><draw:line text:anchor-type="paragraph" draw:z-index="780" draw:name="Shape1" draw:style-name="gr1" draw:text-style-name="P129" svg:x1="1.4862in" svg:y1="0.1811in" svg:x2="1.4862in" svg:y2="0.6894in"><text:p/></draw:line><draw:line text:anchor-type="paragraph" draw:z-index="781" draw:name="Shape1" draw:style-name="gr1" draw:text-style-name="P129" svg:x1="1.8799in" svg:y1="0.1811in" svg:x2="1.8799in" svg:y2="0.6894in"><text:p/></draw:line><draw:line text:anchor-type="paragraph" draw:z-index="782" draw:name="Shape1" draw:style-name="gr1" draw:text-style-name="P129" svg:x1="2.2736in" svg:y1="0.1811in" svg:x2="2.2736in" svg:y2="0.6894in"><text:p/></draw:line><draw:line text:anchor-type="paragraph" draw:z-index="783" draw:name="Shape1" draw:style-name="gr1" draw:text-style-name="P129" svg:x1="2.6673in" svg:y1="0.1811in" svg:x2="2.6673in" svg:y2="0.6894in"><text:p/></draw:line><draw:line text:anchor-type="paragraph" draw:z-index="784" draw:name="Shape1" draw:style-name="gr1" draw:text-style-name="P129" svg:x1="3.061in" svg:y1="0.1811in" svg:x2="3.061in" svg:y2="0.6894in"><text:p/></draw:line><draw:line text:anchor-type="paragraph" draw:z-index="785" draw:name="Shape1" draw:style-name="gr1" draw:text-style-name="P129" svg:x1="3.4547in" svg:y1="0.1811in" svg:x2="3.4547in" svg:y2="0.6894in"><text:p/></draw:line><draw:custom-shape text:anchor-type="paragraph" draw:z-index="786"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7"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8"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89" draw:name="Shape3" draw:style-name="gr5" draw:text-style-name="P132" svg:width="0.0787in" svg:height="0.0787in" svg:x="1.2374in" svg:y="0.5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90" draw:name="Shape3" draw:style-name="gr23" draw:text-style-name="P144" svg:width="0.0787in" svg:height="0.0787in" svg:x="1.6465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1" draw:name="Shape3" draw:style-name="gr21" draw:text-style-name="P142" svg:width="0.0787in" svg:height="0.0787in" svg:x="1.2398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92"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93" draw:name="Shape3" draw:style-name="gr27" draw:text-style-name="P148" svg:width="0.0787in" svg:height="0.0787in" svg:x="2.0508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2"/>
      <text:p text:style-name="P42"/>
      <text:p text:style-name="P29"/>
      <text:h text:style-name="P109" text:outline-level="2"><text:bookmark-start text:name="__RefHeading___Toc11310_1024750181"/>3nps "<text:span text:style-name="T9">Aeolian shape</text:span>"<text:bookmark-end text:name="__RefHeading___Toc11310_1024750181"/></text:h>
      <text:p text:style-name="P43"><draw:frame draw:style-name="fr1" draw:name="Frame35" text:anchor-type="paragraph" svg:x="0.5228in" svg:y="0.0307in" svg:width="3.7425in" draw:z-index="794"><draw:text-box fo:min-height="1.0575in"><text:p text:style-name="Frame_20_contents"><draw:line text:anchor-type="paragraph" draw:z-index="795" draw:name="Shape2" draw:style-name="gr1" draw:text-style-name="P128" svg:x1="0.6984in" svg:y1="0.2949in" svg:x2="3.4547in" svg:y2="0.2839in"><text:p/></draw:line><draw:line text:anchor-type="paragraph" draw:z-index="796" draw:name="Shape2" draw:style-name="gr1" draw:text-style-name="P129" svg:x1="0.6929in" svg:y1="0.3906in" svg:x2="3.4547in" svg:y2="0.378in"><text:p/></draw:line><draw:line text:anchor-type="paragraph" draw:z-index="797" draw:name="Shape2" draw:style-name="gr1" draw:text-style-name="P129" svg:x1="0.698in" svg:y1="0.4839in" svg:x2="3.4551in" svg:y2="0.4819in"><text:p/></draw:line><draw:line text:anchor-type="paragraph" draw:z-index="798" draw:name="Shape2" draw:style-name="gr1" draw:text-style-name="P129" svg:x1="0.6984in" svg:y1="0.5882in" svg:x2="3.4547in" svg:y2="0.5807in"><text:p/></draw:line><draw:line text:anchor-type="paragraph" draw:z-index="799" draw:name="Shape2" draw:style-name="gr2" draw:text-style-name="P130" svg:x1="0.6984in" svg:y1="0.1811in" svg:x2="3.4547in" svg:y2="0.1811in"><text:p/></draw:line><draw:line text:anchor-type="paragraph" draw:z-index="800" draw:name="Shape2" draw:style-name="gr1" draw:text-style-name="P129" svg:x1="0.6984in" svg:y1="0.6898in" svg:x2="3.4547in" svg:y2="0.6898in"><text:p/></draw:line><draw:line text:anchor-type="paragraph" draw:z-index="801" draw:name="Shape1" draw:style-name="gr3" draw:text-style-name="P129" svg:x1="0.6984in" svg:y1="0.1811in" svg:x2="0.6984in" svg:y2="0.6894in"><text:p/></draw:line><draw:line text:anchor-type="paragraph" draw:z-index="802" draw:name="Shape1" draw:style-name="gr1" draw:text-style-name="P129" svg:x1="1.0925in" svg:y1="0.1811in" svg:x2="1.0925in" svg:y2="0.6894in"><text:p/></draw:line><draw:line text:anchor-type="paragraph" draw:z-index="803" draw:name="Shape1" draw:style-name="gr1" draw:text-style-name="P129" svg:x1="1.4862in" svg:y1="0.1811in" svg:x2="1.4862in" svg:y2="0.6894in"><text:p/></draw:line><draw:line text:anchor-type="paragraph" draw:z-index="804" draw:name="Shape1" draw:style-name="gr1" draw:text-style-name="P129" svg:x1="1.8799in" svg:y1="0.1811in" svg:x2="1.8799in" svg:y2="0.6894in"><text:p/></draw:line><draw:line text:anchor-type="paragraph" draw:z-index="805" draw:name="Shape1" draw:style-name="gr1" draw:text-style-name="P129" svg:x1="2.2736in" svg:y1="0.1811in" svg:x2="2.2736in" svg:y2="0.6894in"><text:p/></draw:line><draw:line text:anchor-type="paragraph" draw:z-index="806" draw:name="Shape1" draw:style-name="gr1" draw:text-style-name="P129" svg:x1="2.6673in" svg:y1="0.1811in" svg:x2="2.6673in" svg:y2="0.6894in"><text:p/></draw:line><draw:line text:anchor-type="paragraph" draw:z-index="807" draw:name="Shape1" draw:style-name="gr1" draw:text-style-name="P129" svg:x1="3.061in" svg:y1="0.1811in" svg:x2="3.061in" svg:y2="0.6894in"><text:p/></draw:line><draw:line text:anchor-type="paragraph" draw:z-index="808" draw:name="Shape1" draw:style-name="gr1" draw:text-style-name="P129" svg:x1="3.4547in" svg:y1="0.1811in" svg:x2="3.4547in" svg:y2="0.6894in"><text:p/></draw:line><draw:custom-shape text:anchor-type="paragraph" draw:z-index="809" draw:name="Shape3" draw:style-name="gr4" draw:text-style-name="P131" svg:width="0.0787in" svg:height="0.0787in" svg:x="1.2555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0" draw:name="Shape3" draw:style-name="gr4" draw:text-style-name="P131" svg:width="0.0787in" svg:height="0.0787in" svg:x="2.4346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1" draw:name="Shape3" draw:style-name="gr6" draw:text-style-name="P133" svg:width="0.0795in" svg:height="0.0795in" svg:x="1.2508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12" draw:name="Shape3" draw:style-name="gr5" draw:text-style-name="P132" svg:width="0.0787in" svg:height="0.0787in" svg:x="2.0528in" svg:y="0.5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13" draw:name="Shape3" draw:style-name="gr23" draw:text-style-name="P144" svg:width="0.0787in" svg:height="0.0787in" svg:x="2.4327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4" draw:name="Shape3" draw:style-name="gr20" draw:text-style-name="P141" svg:width="0.0787in" svg:height="0.0787in" svg:x="1.252in" svg:y="0.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15" draw:name="Shape3" draw:style-name="gr27" draw:text-style-name="P148" svg:width="0.0787in" svg:height="0.0787in" svg:x="2.8244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6" draw:name="Shape3" draw:style-name="gr21" draw:text-style-name="P142" svg:width="0.0787in" svg:height="0.0787in" svg:x="2.0472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3"/>
      <text:p text:style-name="P43"/>
      <text:p text:style-name="P44"/>
      <text:h text:style-name="P84" text:outline-level="1"><text:bookmark-start text:name="__RefHeading___Toc11312_1024750181"/><text:soft-page-break/><text:span text:style-name="T11">Aeolian</text:span> mini-boxes on lower-E string<text:bookmark-end text:name="__RefHeading___Toc11312_1024750181"/></text:h>
      <text:h text:style-name="P114" text:outline-level="2"><text:bookmark-start text:name="__RefHeading___Toc11314_1024750181"/>G-<text:span text:style-name="T2">shape</text:span><text:bookmark-end text:name="__RefHeading___Toc11314_1024750181"/></text:h>
      <text:p text:style-name="P44"><draw:frame draw:style-name="fr1" draw:name="Frame37" text:anchor-type="paragraph" svg:x="0.5228in" svg:y="0.0307in" svg:width="3.7425in" draw:z-index="817"><draw:text-box fo:min-height="1.0575in"><text:p text:style-name="Frame_20_contents"><draw:line text:anchor-type="paragraph" draw:z-index="818" draw:name="Shape2" draw:style-name="gr1" draw:text-style-name="P128" svg:x1="0.6984in" svg:y1="0.2949in" svg:x2="3.4547in" svg:y2="0.2839in"><text:p/></draw:line><draw:line text:anchor-type="paragraph" draw:z-index="819" draw:name="Shape2" draw:style-name="gr1" draw:text-style-name="P129" svg:x1="0.6929in" svg:y1="0.3906in" svg:x2="3.4547in" svg:y2="0.378in"><text:p/></draw:line><draw:line text:anchor-type="paragraph" draw:z-index="820" draw:name="Shape2" draw:style-name="gr1" draw:text-style-name="P129" svg:x1="0.698in" svg:y1="0.4839in" svg:x2="3.4551in" svg:y2="0.4819in"><text:p/></draw:line><draw:line text:anchor-type="paragraph" draw:z-index="821" draw:name="Shape2" draw:style-name="gr1" draw:text-style-name="P129" svg:x1="0.6984in" svg:y1="0.5882in" svg:x2="3.4547in" svg:y2="0.5807in"><text:p/></draw:line><draw:line text:anchor-type="paragraph" draw:z-index="822" draw:name="Shape2" draw:style-name="gr2" draw:text-style-name="P130" svg:x1="0.6984in" svg:y1="0.1811in" svg:x2="3.4547in" svg:y2="0.1811in"><text:p/></draw:line><draw:line text:anchor-type="paragraph" draw:z-index="823" draw:name="Shape2" draw:style-name="gr1" draw:text-style-name="P129" svg:x1="0.6984in" svg:y1="0.6898in" svg:x2="3.4547in" svg:y2="0.6898in"><text:p/></draw:line><draw:line text:anchor-type="paragraph" draw:z-index="824" draw:name="Shape1" draw:style-name="gr3" draw:text-style-name="P129" svg:x1="0.6984in" svg:y1="0.1811in" svg:x2="0.6984in" svg:y2="0.6894in"><text:p/></draw:line><draw:line text:anchor-type="paragraph" draw:z-index="825" draw:name="Shape1" draw:style-name="gr1" draw:text-style-name="P129" svg:x1="1.0925in" svg:y1="0.1811in" svg:x2="1.0925in" svg:y2="0.6894in"><text:p/></draw:line><draw:line text:anchor-type="paragraph" draw:z-index="826" draw:name="Shape1" draw:style-name="gr1" draw:text-style-name="P129" svg:x1="1.4862in" svg:y1="0.1811in" svg:x2="1.4862in" svg:y2="0.6894in"><text:p/></draw:line><draw:line text:anchor-type="paragraph" draw:z-index="827" draw:name="Shape1" draw:style-name="gr1" draw:text-style-name="P129" svg:x1="1.8799in" svg:y1="0.1811in" svg:x2="1.8799in" svg:y2="0.6894in"><text:p/></draw:line><draw:line text:anchor-type="paragraph" draw:z-index="828" draw:name="Shape1" draw:style-name="gr1" draw:text-style-name="P129" svg:x1="2.2736in" svg:y1="0.1811in" svg:x2="2.2736in" svg:y2="0.6894in"><text:p/></draw:line><draw:line text:anchor-type="paragraph" draw:z-index="829" draw:name="Shape1" draw:style-name="gr1" draw:text-style-name="P129" svg:x1="2.6673in" svg:y1="0.1811in" svg:x2="2.6673in" svg:y2="0.6894in"><text:p/></draw:line><draw:line text:anchor-type="paragraph" draw:z-index="830" draw:name="Shape1" draw:style-name="gr1" draw:text-style-name="P129" svg:x1="3.061in" svg:y1="0.1811in" svg:x2="3.061in" svg:y2="0.6894in"><text:p/></draw:line><draw:line text:anchor-type="paragraph" draw:z-index="831" draw:name="Shape1" draw:style-name="gr1" draw:text-style-name="P129" svg:x1="3.4547in" svg:y1="0.1811in" svg:x2="3.4547in" svg:y2="0.6894in"><text:p/></draw:line><draw:custom-shape text:anchor-type="paragraph" draw:z-index="832"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3"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34" draw:name="Shape3" draw:style-name="gr5" draw:text-style-name="P132" svg:width="0.0787in" svg:height="0.0787in" svg:x="1.6425in" svg:y="0.5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35"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6" draw:name="Shape3" draw:style-name="gr25" draw:text-style-name="P146" svg:width="0.0795in" svg:height="0.0795in" svg:x="2.4244in" svg:y="0.5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37" draw:name="Shape3" draw:style-name="gr20" draw:text-style-name="P141" svg:width="0.0787in" svg:height="0.0787in" svg:x="1.2335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38" draw:name="Shape3" draw:style-name="gr22" draw:text-style-name="P143" svg:width="0.0807in" svg:height="0.0807in" svg:x="1.6374in" svg:y="0.4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39" draw:name="Shape3" draw:style-name="gr26" draw:text-style-name="P147" svg:width="0.0795in" svg:height="0.0795in" svg:x="2.4272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4"/>
      <text:p text:style-name="P44"/>
      <text:p text:style-name="P44"/>
      <text:h text:style-name="P114" text:outline-level="2"><text:bookmark-start text:name="__RefHeading___Toc11316_1024750181"/>E-shape<text:bookmark-end text:name="__RefHeading___Toc11316_1024750181"/></text:h>
      <text:p text:style-name="P44"><draw:frame draw:style-name="fr1" draw:name="Frame38" text:anchor-type="paragraph" svg:x="0.5228in" svg:y="0.0307in" svg:width="3.7425in" draw:z-index="840"><draw:text-box fo:min-height="1.0575in"><text:p text:style-name="Frame_20_contents"><draw:line text:anchor-type="paragraph" draw:z-index="841" draw:name="Shape2" draw:style-name="gr1" draw:text-style-name="P128" svg:x1="0.6984in" svg:y1="0.2949in" svg:x2="3.4547in" svg:y2="0.2839in"><text:p/></draw:line><draw:line text:anchor-type="paragraph" draw:z-index="842" draw:name="Shape2" draw:style-name="gr1" draw:text-style-name="P129" svg:x1="0.6929in" svg:y1="0.3906in" svg:x2="3.4547in" svg:y2="0.378in"><text:p/></draw:line><draw:line text:anchor-type="paragraph" draw:z-index="843" draw:name="Shape2" draw:style-name="gr1" draw:text-style-name="P129" svg:x1="0.698in" svg:y1="0.4839in" svg:x2="3.4551in" svg:y2="0.4819in"><text:p/></draw:line><draw:line text:anchor-type="paragraph" draw:z-index="844" draw:name="Shape2" draw:style-name="gr1" draw:text-style-name="P129" svg:x1="0.6984in" svg:y1="0.5882in" svg:x2="3.4547in" svg:y2="0.5807in"><text:p/></draw:line><draw:line text:anchor-type="paragraph" draw:z-index="845" draw:name="Shape2" draw:style-name="gr2" draw:text-style-name="P130" svg:x1="0.6984in" svg:y1="0.1811in" svg:x2="3.4547in" svg:y2="0.1811in"><text:p/></draw:line><draw:line text:anchor-type="paragraph" draw:z-index="846" draw:name="Shape2" draw:style-name="gr1" draw:text-style-name="P129" svg:x1="0.6984in" svg:y1="0.6898in" svg:x2="3.4547in" svg:y2="0.6898in"><text:p/></draw:line><draw:line text:anchor-type="paragraph" draw:z-index="847" draw:name="Shape1" draw:style-name="gr3" draw:text-style-name="P129" svg:x1="0.6984in" svg:y1="0.1811in" svg:x2="0.6984in" svg:y2="0.6894in"><text:p/></draw:line><draw:line text:anchor-type="paragraph" draw:z-index="848" draw:name="Shape1" draw:style-name="gr1" draw:text-style-name="P129" svg:x1="1.0925in" svg:y1="0.1811in" svg:x2="1.0925in" svg:y2="0.6894in"><text:p/></draw:line><draw:line text:anchor-type="paragraph" draw:z-index="849" draw:name="Shape1" draw:style-name="gr1" draw:text-style-name="P129" svg:x1="1.4862in" svg:y1="0.1811in" svg:x2="1.4862in" svg:y2="0.6894in"><text:p/></draw:line><draw:line text:anchor-type="paragraph" draw:z-index="850" draw:name="Shape1" draw:style-name="gr1" draw:text-style-name="P129" svg:x1="1.8799in" svg:y1="0.1811in" svg:x2="1.8799in" svg:y2="0.6894in"><text:p/></draw:line><draw:line text:anchor-type="paragraph" draw:z-index="851" draw:name="Shape1" draw:style-name="gr1" draw:text-style-name="P129" svg:x1="2.2736in" svg:y1="0.1811in" svg:x2="2.2736in" svg:y2="0.6894in"><text:p/></draw:line><draw:line text:anchor-type="paragraph" draw:z-index="852" draw:name="Shape1" draw:style-name="gr1" draw:text-style-name="P129" svg:x1="2.6673in" svg:y1="0.1811in" svg:x2="2.6673in" svg:y2="0.6894in"><text:p/></draw:line><draw:line text:anchor-type="paragraph" draw:z-index="853" draw:name="Shape1" draw:style-name="gr1" draw:text-style-name="P129" svg:x1="3.061in" svg:y1="0.1811in" svg:x2="3.061in" svg:y2="0.6894in"><text:p/></draw:line><draw:line text:anchor-type="paragraph" draw:z-index="854" draw:name="Shape1" draw:style-name="gr1" draw:text-style-name="P129" svg:x1="3.4547in" svg:y1="0.1811in" svg:x2="3.4547in" svg:y2="0.6894in"><text:p/></draw:line><draw:custom-shape text:anchor-type="paragraph" draw:z-index="855"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6"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7"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58" draw:name="Shape3" draw:style-name="gr5" draw:text-style-name="P132" svg:width="0.0787in" svg:height="0.0787in" svg:x="2.8311in" svg:y="0.6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59" draw:name="Shape3" draw:style-name="gr23" draw:text-style-name="P144" svg:width="0.0787in" svg:height="0.0787in" svg:x="1.6437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0" draw:name="Shape3" draw:style-name="gr24" draw:text-style-name="P145" svg:width="0.0787in" svg:height="0.0787in" svg:x="1.6445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1" draw:name="Shape3" draw:style-name="gr21" draw:text-style-name="P142" svg:width="0.0787in" svg:height="0.0787in" svg:x="2.8283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2"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4"/>
      <text:p text:style-name="P44"/>
      <text:p text:style-name="P30"/>
      <text:h text:style-name="P110" text:outline-level="2"><text:bookmark-start text:name="__RefHeading___Toc11318_1024750181"/>3nps "<text:span text:style-name="T12">Aeol</text:span>ian<text:span text:style-name="T10"> shape</text:span>"<text:bookmark-end text:name="__RefHeading___Toc11318_1024750181"/></text:h>
      <text:p text:style-name="P44"><draw:frame draw:style-name="fr1" draw:name="Frame39" text:anchor-type="paragraph" svg:x="0.5228in" svg:y="0.0307in" svg:width="3.7425in" draw:z-index="863"><draw:text-box fo:min-height="1.0575in"><text:p text:style-name="Frame_20_contents"><draw:line text:anchor-type="paragraph" draw:z-index="864" draw:name="Shape2" draw:style-name="gr1" draw:text-style-name="P128" svg:x1="0.6984in" svg:y1="0.2949in" svg:x2="3.4547in" svg:y2="0.2839in"><text:p/></draw:line><draw:line text:anchor-type="paragraph" draw:z-index="865" draw:name="Shape2" draw:style-name="gr1" draw:text-style-name="P129" svg:x1="0.6929in" svg:y1="0.3906in" svg:x2="3.4547in" svg:y2="0.378in"><text:p/></draw:line><draw:line text:anchor-type="paragraph" draw:z-index="866" draw:name="Shape2" draw:style-name="gr1" draw:text-style-name="P129" svg:x1="0.698in" svg:y1="0.4839in" svg:x2="3.4551in" svg:y2="0.4819in"><text:p/></draw:line><draw:line text:anchor-type="paragraph" draw:z-index="867" draw:name="Shape2" draw:style-name="gr1" draw:text-style-name="P129" svg:x1="0.6984in" svg:y1="0.5882in" svg:x2="3.4547in" svg:y2="0.5807in"><text:p/></draw:line><draw:line text:anchor-type="paragraph" draw:z-index="868" draw:name="Shape2" draw:style-name="gr2" draw:text-style-name="P130" svg:x1="0.6984in" svg:y1="0.1811in" svg:x2="3.4547in" svg:y2="0.1811in"><text:p/></draw:line><draw:line text:anchor-type="paragraph" draw:z-index="869" draw:name="Shape2" draw:style-name="gr1" draw:text-style-name="P129" svg:x1="0.6984in" svg:y1="0.6898in" svg:x2="3.4547in" svg:y2="0.6898in"><text:p/></draw:line><draw:line text:anchor-type="paragraph" draw:z-index="870" draw:name="Shape1" draw:style-name="gr3" draw:text-style-name="P129" svg:x1="0.6984in" svg:y1="0.1811in" svg:x2="0.6984in" svg:y2="0.6894in"><text:p/></draw:line><draw:line text:anchor-type="paragraph" draw:z-index="871" draw:name="Shape1" draw:style-name="gr1" draw:text-style-name="P129" svg:x1="1.0925in" svg:y1="0.1811in" svg:x2="1.0925in" svg:y2="0.6894in"><text:p/></draw:line><draw:line text:anchor-type="paragraph" draw:z-index="872" draw:name="Shape1" draw:style-name="gr1" draw:text-style-name="P129" svg:x1="1.4862in" svg:y1="0.1811in" svg:x2="1.4862in" svg:y2="0.6894in"><text:p/></draw:line><draw:line text:anchor-type="paragraph" draw:z-index="873" draw:name="Shape1" draw:style-name="gr1" draw:text-style-name="P129" svg:x1="1.8799in" svg:y1="0.1811in" svg:x2="1.8799in" svg:y2="0.6894in"><text:p/></draw:line><draw:line text:anchor-type="paragraph" draw:z-index="874" draw:name="Shape1" draw:style-name="gr1" draw:text-style-name="P129" svg:x1="2.2736in" svg:y1="0.1811in" svg:x2="2.2736in" svg:y2="0.6894in"><text:p/></draw:line><draw:line text:anchor-type="paragraph" draw:z-index="875" draw:name="Shape1" draw:style-name="gr1" draw:text-style-name="P129" svg:x1="2.6673in" svg:y1="0.1811in" svg:x2="2.6673in" svg:y2="0.6894in"><text:p/></draw:line><draw:line text:anchor-type="paragraph" draw:z-index="876" draw:name="Shape1" draw:style-name="gr1" draw:text-style-name="P129" svg:x1="3.061in" svg:y1="0.1811in" svg:x2="3.061in" svg:y2="0.6894in"><text:p/></draw:line><draw:line text:anchor-type="paragraph" draw:z-index="877" draw:name="Shape1" draw:style-name="gr1" draw:text-style-name="P129" svg:x1="3.4547in" svg:y1="0.1811in" svg:x2="3.4547in" svg:y2="0.6894in"><text:p/></draw:line><draw:custom-shape text:anchor-type="paragraph" draw:z-index="878"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9"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0"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1" draw:name="Shape3" draw:style-name="gr5" draw:text-style-name="P132" svg:width="0.0787in" svg:height="0.0787in" svg:x="2.826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2" draw:name="Shape3" draw:style-name="gr23" draw:text-style-name="P144" svg:width="0.0787in" svg:height="0.0787in" svg:x="1.6437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3" draw:name="Shape3" draw:style-name="gr24" draw:text-style-name="P145" svg:width="0.0787in" svg:height="0.0787in" svg:x="1.6465in" svg:y="0.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4" draw:name="Shape3" draw:style-name="gr21" draw:text-style-name="P142" svg:width="0.0787in" svg:height="0.0787in" svg:x="2.828in" svg:y="0.5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5"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4"/>
      <text:p text:style-name="P44"/>
      <text:p text:style-name="P30"/>
      <text:h text:style-name="P110" text:outline-level="2"><text:bookmark-start text:name="__RefHeading___Toc11320_1024750181"/>3nps "<text:span text:style-name="T12">Mixolydian shape</text:span>"<text:bookmark-end text:name="__RefHeading___Toc11320_1024750181"/></text:h>
      <text:p text:style-name="P44"><draw:frame draw:style-name="fr1" draw:name="Frame40" text:anchor-type="paragraph" svg:x="0.5228in" svg:y="0.0307in" svg:width="3.7425in" draw:z-index="886"><draw:text-box fo:min-height="1.0575in"><text:p text:style-name="Frame_20_contents"><draw:line text:anchor-type="paragraph" draw:z-index="887" draw:name="Shape2" draw:style-name="gr1" draw:text-style-name="P128" svg:x1="0.6984in" svg:y1="0.2949in" svg:x2="3.4547in" svg:y2="0.2839in"><text:p/></draw:line><draw:line text:anchor-type="paragraph" draw:z-index="888" draw:name="Shape2" draw:style-name="gr1" draw:text-style-name="P129" svg:x1="0.6929in" svg:y1="0.3906in" svg:x2="3.4547in" svg:y2="0.378in"><text:p/></draw:line><draw:line text:anchor-type="paragraph" draw:z-index="889" draw:name="Shape2" draw:style-name="gr1" draw:text-style-name="P129" svg:x1="0.698in" svg:y1="0.4839in" svg:x2="3.4551in" svg:y2="0.4819in"><text:p/></draw:line><draw:line text:anchor-type="paragraph" draw:z-index="890" draw:name="Shape2" draw:style-name="gr1" draw:text-style-name="P129" svg:x1="0.6984in" svg:y1="0.5882in" svg:x2="3.4547in" svg:y2="0.5807in"><text:p/></draw:line><draw:line text:anchor-type="paragraph" draw:z-index="891" draw:name="Shape2" draw:style-name="gr2" draw:text-style-name="P130" svg:x1="0.6984in" svg:y1="0.1811in" svg:x2="3.4547in" svg:y2="0.1811in"><text:p/></draw:line><draw:line text:anchor-type="paragraph" draw:z-index="892" draw:name="Shape2" draw:style-name="gr1" draw:text-style-name="P129" svg:x1="0.6984in" svg:y1="0.6898in" svg:x2="3.4547in" svg:y2="0.6898in"><text:p/></draw:line><draw:line text:anchor-type="paragraph" draw:z-index="893" draw:name="Shape1" draw:style-name="gr3" draw:text-style-name="P129" svg:x1="0.6984in" svg:y1="0.1811in" svg:x2="0.6984in" svg:y2="0.6894in"><text:p/></draw:line><draw:line text:anchor-type="paragraph" draw:z-index="894" draw:name="Shape1" draw:style-name="gr1" draw:text-style-name="P129" svg:x1="1.0925in" svg:y1="0.1811in" svg:x2="1.0925in" svg:y2="0.6894in"><text:p/></draw:line><draw:line text:anchor-type="paragraph" draw:z-index="895" draw:name="Shape1" draw:style-name="gr1" draw:text-style-name="P129" svg:x1="1.4862in" svg:y1="0.1811in" svg:x2="1.4862in" svg:y2="0.6894in"><text:p/></draw:line><draw:line text:anchor-type="paragraph" draw:z-index="896" draw:name="Shape1" draw:style-name="gr1" draw:text-style-name="P129" svg:x1="1.8799in" svg:y1="0.1811in" svg:x2="1.8799in" svg:y2="0.6894in"><text:p/></draw:line><draw:line text:anchor-type="paragraph" draw:z-index="897" draw:name="Shape1" draw:style-name="gr1" draw:text-style-name="P129" svg:x1="2.2736in" svg:y1="0.1811in" svg:x2="2.2736in" svg:y2="0.6894in"><text:p/></draw:line><draw:line text:anchor-type="paragraph" draw:z-index="898" draw:name="Shape1" draw:style-name="gr1" draw:text-style-name="P129" svg:x1="2.6673in" svg:y1="0.1811in" svg:x2="2.6673in" svg:y2="0.6894in"><text:p/></draw:line><draw:line text:anchor-type="paragraph" draw:z-index="899" draw:name="Shape1" draw:style-name="gr1" draw:text-style-name="P129" svg:x1="3.061in" svg:y1="0.1811in" svg:x2="3.061in" svg:y2="0.6894in"><text:p/></draw:line><draw:line text:anchor-type="paragraph" draw:z-index="900" draw:name="Shape1" draw:style-name="gr1" draw:text-style-name="P129" svg:x1="3.4547in" svg:y1="0.1811in" svg:x2="3.4547in" svg:y2="0.6894in"><text:p/></draw:line><draw:custom-shape text:anchor-type="paragraph" draw:z-index="901" draw:name="Shape3" draw:style-name="gr4" draw:text-style-name="P131" svg:width="0.0787in" svg:height="0.0787in" svg:x="1.6484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2" draw:name="Shape3" draw:style-name="gr4" draw:text-style-name="P131" svg:width="0.0787in" svg:height="0.0787in" svg:x="2.437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3" draw:name="Shape3" draw:style-name="gr6" draw:text-style-name="P133" svg:width="0.0795in" svg:height="0.0795in" svg:x="2.4382in" svg:y="0.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04" draw:name="Shape3" draw:style-name="gr5" draw:text-style-name="P132" svg:width="0.0787in" svg:height="0.0787in" svg:x="0.839in" svg:y="0.5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05" draw:name="Shape3" draw:style-name="gr23" draw:text-style-name="P144" svg:width="0.0787in" svg:height="0.0787in" svg:x="1.6465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6" draw:name="Shape3" draw:style-name="gr21" draw:text-style-name="P142" svg:width="0.0787in" svg:height="0.0787in" svg:x="0.8354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07" draw:name="Shape3" draw:style-name="gr20" draw:text-style-name="P141" svg:width="0.0787in" svg:height="0.0787in" svg:x="2.4374in" svg:y="0.6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08" draw:name="Shape3" draw:style-name="gr27" draw:text-style-name="P148" svg:width="0.0787in" svg:height="0.0787in" svg:x="1.6445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4"/>
      <text:p text:style-name="P44"/>
      <text:p text:style-name="P30"/>
      <text:h text:style-name="P110" text:outline-level="2"><text:bookmark-start text:name="__RefHeading___Toc11322_1024750181"/>3nps "<text:span text:style-name="T12">Lydian shape</text:span>"<text:bookmark-end text:name="__RefHeading___Toc11322_1024750181"/></text:h>
      <text:p text:style-name="P44"><draw:frame draw:style-name="fr1" draw:name="Frame41" text:anchor-type="paragraph" svg:x="0.5228in" svg:y="0.0307in" svg:width="3.7425in" draw:z-index="909"><draw:text-box fo:min-height="1.0575in"><text:p text:style-name="Frame_20_contents"><draw:line text:anchor-type="paragraph" draw:z-index="910" draw:name="Shape2" draw:style-name="gr1" draw:text-style-name="P128" svg:x1="0.6984in" svg:y1="0.2949in" svg:x2="3.4547in" svg:y2="0.2839in"><text:p/></draw:line><draw:line text:anchor-type="paragraph" draw:z-index="911" draw:name="Shape2" draw:style-name="gr1" draw:text-style-name="P129" svg:x1="0.6929in" svg:y1="0.3906in" svg:x2="3.4547in" svg:y2="0.378in"><text:p/></draw:line><draw:line text:anchor-type="paragraph" draw:z-index="912" draw:name="Shape2" draw:style-name="gr1" draw:text-style-name="P129" svg:x1="0.698in" svg:y1="0.4839in" svg:x2="3.4551in" svg:y2="0.4819in"><text:p/></draw:line><draw:line text:anchor-type="paragraph" draw:z-index="913" draw:name="Shape2" draw:style-name="gr1" draw:text-style-name="P129" svg:x1="0.6984in" svg:y1="0.5882in" svg:x2="3.4547in" svg:y2="0.5807in"><text:p/></draw:line><draw:line text:anchor-type="paragraph" draw:z-index="914" draw:name="Shape2" draw:style-name="gr2" draw:text-style-name="P130" svg:x1="0.6984in" svg:y1="0.1811in" svg:x2="3.4547in" svg:y2="0.1811in"><text:p/></draw:line><draw:line text:anchor-type="paragraph" draw:z-index="915" draw:name="Shape2" draw:style-name="gr1" draw:text-style-name="P129" svg:x1="0.6984in" svg:y1="0.6898in" svg:x2="3.4547in" svg:y2="0.6898in"><text:p/></draw:line><draw:line text:anchor-type="paragraph" draw:z-index="916" draw:name="Shape1" draw:style-name="gr3" draw:text-style-name="P129" svg:x1="0.6984in" svg:y1="0.1811in" svg:x2="0.6984in" svg:y2="0.6894in"><text:p/></draw:line><draw:line text:anchor-type="paragraph" draw:z-index="917" draw:name="Shape1" draw:style-name="gr1" draw:text-style-name="P129" svg:x1="1.0925in" svg:y1="0.1811in" svg:x2="1.0925in" svg:y2="0.6894in"><text:p/></draw:line><draw:line text:anchor-type="paragraph" draw:z-index="918" draw:name="Shape1" draw:style-name="gr1" draw:text-style-name="P129" svg:x1="1.4862in" svg:y1="0.1811in" svg:x2="1.4862in" svg:y2="0.6894in"><text:p/></draw:line><draw:line text:anchor-type="paragraph" draw:z-index="919" draw:name="Shape1" draw:style-name="gr1" draw:text-style-name="P129" svg:x1="1.8799in" svg:y1="0.1811in" svg:x2="1.8799in" svg:y2="0.6894in"><text:p/></draw:line><draw:line text:anchor-type="paragraph" draw:z-index="920" draw:name="Shape1" draw:style-name="gr1" draw:text-style-name="P129" svg:x1="2.2736in" svg:y1="0.1811in" svg:x2="2.2736in" svg:y2="0.6894in"><text:p/></draw:line><draw:line text:anchor-type="paragraph" draw:z-index="921" draw:name="Shape1" draw:style-name="gr1" draw:text-style-name="P129" svg:x1="2.6673in" svg:y1="0.1811in" svg:x2="2.6673in" svg:y2="0.6894in"><text:p/></draw:line><draw:line text:anchor-type="paragraph" draw:z-index="922" draw:name="Shape1" draw:style-name="gr1" draw:text-style-name="P129" svg:x1="3.061in" svg:y1="0.1811in" svg:x2="3.061in" svg:y2="0.6894in"><text:p/></draw:line><draw:line text:anchor-type="paragraph" draw:z-index="923" draw:name="Shape1" draw:style-name="gr1" draw:text-style-name="P129" svg:x1="3.4547in" svg:y1="0.1811in" svg:x2="3.4547in" svg:y2="0.6894in"><text:p/></draw:line><draw:custom-shape text:anchor-type="paragraph" draw:z-index="924" draw:name="Shape3" draw:style-name="gr4" draw:text-style-name="P131" svg:width="0.0787in" svg:height="0.0787in" svg:x="1.2555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5" draw:name="Shape3" draw:style-name="gr4" draw:text-style-name="P131" svg:width="0.0787in" svg:height="0.0787in" svg:x="2.4346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6" draw:name="Shape3" draw:style-name="gr6" draw:text-style-name="P133" svg:width="0.0795in" svg:height="0.0795in" svg:x="1.2508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27" draw:name="Shape3" draw:style-name="gr5" draw:text-style-name="P132" svg:width="0.0787in" svg:height="0.0787in" svg:x="1.6618in" svg:y="0.5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28" draw:name="Shape3" draw:style-name="gr23" draw:text-style-name="P144" svg:width="0.0787in" svg:height="0.0787in" svg:x="2.4327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9" draw:name="Shape3" draw:style-name="gr20" draw:text-style-name="P141" svg:width="0.0787in" svg:height="0.0787in" svg:x="1.252in" svg:y="0.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30" draw:name="Shape3" draw:style-name="gr27" draw:text-style-name="P148" svg:width="0.0787in" svg:height="0.0787in" svg:x="2.4362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1" draw:name="Shape3" draw:style-name="gr21" draw:text-style-name="P142" svg:width="0.0787in" svg:height="0.0787in" svg:x="1.6571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4"/>
      <text:p text:style-name="P44"/>
      <text:p text:style-name="P44"/>
      <text:h text:style-name="P93" text:outline-level="1"><text:bookmark-start text:name="__RefHeading___Toc11324_1024750181"/>Ionian mini-boxes on <text:span text:style-name="T13">A</text:span> string<text:bookmark-end text:name="__RefHeading___Toc11324_1024750181"/></text:h>
      <text:h text:style-name="P115" text:outline-level="2"><text:bookmark-start text:name="__RefHeading___Toc11326_1024750181"/><text:span text:style-name="T14">C</text:span>-<text:span text:style-name="T2">shape</text:span><text:bookmark-end text:name="__RefHeading___Toc11326_1024750181"/></text:h>
      <text:p text:style-name="P45"><draw:frame draw:style-name="fr1" draw:name="Frame36" text:anchor-type="paragraph" svg:x="0.5228in" svg:y="0.0307in" svg:width="3.7425in" draw:z-index="932"><draw:text-box fo:min-height="1.0575in"><text:p text:style-name="Frame_20_contents"><draw:line text:anchor-type="paragraph" draw:z-index="933" draw:name="Shape2" draw:style-name="gr1" draw:text-style-name="P128" svg:x1="0.6984in" svg:y1="0.2949in" svg:x2="3.4547in" svg:y2="0.2839in"><text:p/></draw:line><draw:line text:anchor-type="paragraph" draw:z-index="934" draw:name="Shape2" draw:style-name="gr1" draw:text-style-name="P129" svg:x1="0.6929in" svg:y1="0.3906in" svg:x2="3.4547in" svg:y2="0.378in"><text:p/></draw:line><draw:line text:anchor-type="paragraph" draw:z-index="935" draw:name="Shape2" draw:style-name="gr1" draw:text-style-name="P129" svg:x1="0.698in" svg:y1="0.4839in" svg:x2="3.4551in" svg:y2="0.4819in"><text:p/></draw:line><draw:line text:anchor-type="paragraph" draw:z-index="936" draw:name="Shape2" draw:style-name="gr1" draw:text-style-name="P129" svg:x1="0.6984in" svg:y1="0.5882in" svg:x2="3.4547in" svg:y2="0.5807in"><text:p/></draw:line><draw:line text:anchor-type="paragraph" draw:z-index="937" draw:name="Shape2" draw:style-name="gr2" draw:text-style-name="P130" svg:x1="0.6984in" svg:y1="0.1811in" svg:x2="3.4547in" svg:y2="0.1811in"><text:p/></draw:line><draw:line text:anchor-type="paragraph" draw:z-index="938" draw:name="Shape2" draw:style-name="gr1" draw:text-style-name="P129" svg:x1="0.6984in" svg:y1="0.6898in" svg:x2="3.4547in" svg:y2="0.6898in"><text:p/></draw:line><draw:line text:anchor-type="paragraph" draw:z-index="939" draw:name="Shape1" draw:style-name="gr3" draw:text-style-name="P129" svg:x1="0.6984in" svg:y1="0.1811in" svg:x2="0.6984in" svg:y2="0.6894in"><text:p/></draw:line><draw:line text:anchor-type="paragraph" draw:z-index="940" draw:name="Shape1" draw:style-name="gr1" draw:text-style-name="P129" svg:x1="1.0925in" svg:y1="0.1811in" svg:x2="1.0925in" svg:y2="0.6894in"><text:p/></draw:line><draw:line text:anchor-type="paragraph" draw:z-index="941" draw:name="Shape1" draw:style-name="gr1" draw:text-style-name="P129" svg:x1="1.4862in" svg:y1="0.1811in" svg:x2="1.4862in" svg:y2="0.6894in"><text:p/></draw:line><draw:line text:anchor-type="paragraph" draw:z-index="942" draw:name="Shape1" draw:style-name="gr1" draw:text-style-name="P129" svg:x1="1.8799in" svg:y1="0.1811in" svg:x2="1.8799in" svg:y2="0.6894in"><text:p/></draw:line><draw:line text:anchor-type="paragraph" draw:z-index="943" draw:name="Shape1" draw:style-name="gr1" draw:text-style-name="P129" svg:x1="2.2736in" svg:y1="0.1811in" svg:x2="2.2736in" svg:y2="0.6894in"><text:p/></draw:line><draw:line text:anchor-type="paragraph" draw:z-index="944" draw:name="Shape1" draw:style-name="gr1" draw:text-style-name="P129" svg:x1="2.6673in" svg:y1="0.1811in" svg:x2="2.6673in" svg:y2="0.6894in"><text:p/></draw:line><draw:line text:anchor-type="paragraph" draw:z-index="945" draw:name="Shape1" draw:style-name="gr1" draw:text-style-name="P129" svg:x1="3.061in" svg:y1="0.1811in" svg:x2="3.061in" svg:y2="0.6894in"><text:p/></draw:line><draw:line text:anchor-type="paragraph" draw:z-index="946" draw:name="Shape1" draw:style-name="gr1" draw:text-style-name="P129" svg:x1="3.4547in" svg:y1="0.1811in" svg:x2="3.4547in" svg:y2="0.6894in"><text:p/></draw:line><draw:custom-shape text:anchor-type="paragraph" draw:z-index="947" draw:name="Shape3" draw:style-name="gr11" draw:text-style-name="P138" svg:width="0.0795in" svg:height="0.0795in" svg:x="1.6465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8" draw:name="Shape3" draw:style-name="gr6" draw:text-style-name="P133" svg:width="0.0807in" svg:height="0.0807in" svg:x="1.2398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49" draw:name="Shape3" draw:style-name="gr5" draw:text-style-name="P132" svg:width="0.0787in" svg:height="0.0787in" svg:x="2.0409in" svg:y="0.4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0" draw:name="Shape3" draw:style-name="gr4" draw:text-style-name="P131" svg:width="0.0787in" svg:height="0.0787in" svg:x="2.4346in" svg:y="0.5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1" draw:name="Shape3" draw:style-name="gr25" draw:text-style-name="P146" svg:width="0.0795in" svg:height="0.0795in" svg:x="2.4366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2" draw:name="Shape3" draw:style-name="gr26" draw:text-style-name="P147" svg:width="0.0795in" svg:height="0.0795in" svg:x="1.2366in" svg:y="0.2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3" draw:name="Shape3" draw:style-name="gr20" draw:text-style-name="P141" svg:width="0.0787in" svg:height="0.0787in" svg:x="1.239in" svg:y="0.4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4" draw:name="Shape3" draw:style-name="gr22" draw:text-style-name="P143" svg:width="0.0807in" svg:height="0.0807in" svg:x="2.0382in" svg:y="0.3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45"/>
      <text:h text:style-name="P115" text:outline-level="2"><text:bookmark-start text:name="__RefHeading___Toc11328_1024750181"/><text:span text:style-name="T15">A</text:span>-shape<text:bookmark-end text:name="__RefHeading___Toc11328_1024750181"/></text:h>
      <text:p text:style-name="P45"><draw:frame draw:style-name="fr1" draw:name="Frame42" text:anchor-type="paragraph" svg:x="0.5228in" svg:y="0.0307in" svg:width="3.7425in" draw:z-index="955"><draw:text-box fo:min-height="1.0575in"><text:p text:style-name="Frame_20_contents"><draw:line text:anchor-type="paragraph" draw:z-index="956" draw:name="Shape2" draw:style-name="gr1" draw:text-style-name="P128" svg:x1="0.6984in" svg:y1="0.2949in" svg:x2="3.4547in" svg:y2="0.2839in"><text:p/></draw:line><draw:line text:anchor-type="paragraph" draw:z-index="957" draw:name="Shape2" draw:style-name="gr1" draw:text-style-name="P129" svg:x1="0.6929in" svg:y1="0.3906in" svg:x2="3.4547in" svg:y2="0.378in"><text:p/></draw:line><draw:line text:anchor-type="paragraph" draw:z-index="958" draw:name="Shape2" draw:style-name="gr1" draw:text-style-name="P129" svg:x1="0.698in" svg:y1="0.4839in" svg:x2="3.4551in" svg:y2="0.4819in"><text:p/></draw:line><draw:line text:anchor-type="paragraph" draw:z-index="959" draw:name="Shape2" draw:style-name="gr1" draw:text-style-name="P129" svg:x1="0.6984in" svg:y1="0.5882in" svg:x2="3.4547in" svg:y2="0.5807in"><text:p/></draw:line><draw:line text:anchor-type="paragraph" draw:z-index="960" draw:name="Shape2" draw:style-name="gr2" draw:text-style-name="P130" svg:x1="0.6984in" svg:y1="0.1811in" svg:x2="3.4547in" svg:y2="0.1811in"><text:p/></draw:line><draw:line text:anchor-type="paragraph" draw:z-index="961" draw:name="Shape2" draw:style-name="gr1" draw:text-style-name="P129" svg:x1="0.6984in" svg:y1="0.6898in" svg:x2="3.4547in" svg:y2="0.6898in"><text:p/></draw:line><draw:line text:anchor-type="paragraph" draw:z-index="962" draw:name="Shape1" draw:style-name="gr3" draw:text-style-name="P129" svg:x1="0.6984in" svg:y1="0.1811in" svg:x2="0.6984in" svg:y2="0.6894in"><text:p/></draw:line><draw:line text:anchor-type="paragraph" draw:z-index="963" draw:name="Shape1" draw:style-name="gr1" draw:text-style-name="P129" svg:x1="1.0925in" svg:y1="0.1811in" svg:x2="1.0925in" svg:y2="0.6894in"><text:p/></draw:line><draw:line text:anchor-type="paragraph" draw:z-index="964" draw:name="Shape1" draw:style-name="gr1" draw:text-style-name="P129" svg:x1="1.4862in" svg:y1="0.1811in" svg:x2="1.4862in" svg:y2="0.6894in"><text:p/></draw:line><draw:line text:anchor-type="paragraph" draw:z-index="965" draw:name="Shape1" draw:style-name="gr1" draw:text-style-name="P129" svg:x1="1.8799in" svg:y1="0.1811in" svg:x2="1.8799in" svg:y2="0.6894in"><text:p/></draw:line><draw:line text:anchor-type="paragraph" draw:z-index="966" draw:name="Shape1" draw:style-name="gr1" draw:text-style-name="P129" svg:x1="2.2736in" svg:y1="0.1811in" svg:x2="2.2736in" svg:y2="0.6894in"><text:p/></draw:line><draw:line text:anchor-type="paragraph" draw:z-index="967" draw:name="Shape1" draw:style-name="gr1" draw:text-style-name="P129" svg:x1="2.6673in" svg:y1="0.1811in" svg:x2="2.6673in" svg:y2="0.6894in"><text:p/></draw:line><draw:line text:anchor-type="paragraph" draw:z-index="968" draw:name="Shape1" draw:style-name="gr1" draw:text-style-name="P129" svg:x1="3.061in" svg:y1="0.1811in" svg:x2="3.061in" svg:y2="0.6894in"><text:p/></draw:line><draw:line text:anchor-type="paragraph" draw:z-index="969" draw:name="Shape1" draw:style-name="gr1" draw:text-style-name="P129" svg:x1="3.4547in" svg:y1="0.1811in" svg:x2="3.4547in" svg:y2="0.6894in"><text:p/></draw:line><draw:custom-shape text:anchor-type="paragraph" draw:z-index="970" draw:name="Shape3" draw:style-name="gr4" draw:text-style-name="P131" svg:width="0.0787in" svg:height="0.0787in" svg:x="1.6335in" svg:y="0.5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1" draw:name="Shape3" draw:style-name="gr4" draw:text-style-name="P131" svg:width="0.0787in" svg:height="0.0787in" svg:x="2.4327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2" draw:name="Shape3" draw:style-name="gr6" draw:text-style-name="P133" svg:width="0.0795in" svg:height="0.0795in" svg:x="2.4335in" svg:y="0.4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3" draw:name="Shape3" draw:style-name="gr5" draw:text-style-name="P132" svg:width="0.0787in" svg:height="0.0787in" svg:x="1.2374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4" draw:name="Shape3" draw:style-name="gr23" draw:text-style-name="P144" svg:width="0.0787in" svg:height="0.0787in" svg:x="1.6362in" svg:y="0.4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5" draw:name="Shape3" draw:style-name="gr24" draw:text-style-name="P145" svg:width="0.0787in" svg:height="0.0787in" svg:x="2.0272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6" draw:name="Shape3" draw:style-name="gr21" draw:text-style-name="P142" svg:width="0.0787in" svg:height="0.0787in" svg:x="1.2319in" svg:y="0.3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7" draw:name="Shape3" draw:style-name="gr20" draw:text-style-name="P141" svg:width="0.0787in" svg:height="0.0787in" svg:x="2.4327in" svg:y="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30_1024750181"/>3nps "<text:span text:style-name="T16">Mixolydian shape</text:span>"<text:bookmark-end text:name="__RefHeading___Toc11330_1024750181"/></text:h>
      <text:p text:style-name="P45"><draw:frame draw:style-name="fr1" draw:name="Frame43" text:anchor-type="paragraph" svg:x="0.5228in" svg:y="0.0307in" svg:width="3.7425in" draw:z-index="978"><draw:text-box fo:min-height="1.0575in"><text:p text:style-name="Frame_20_contents"><draw:line text:anchor-type="paragraph" draw:z-index="979" draw:name="Shape2" draw:style-name="gr1" draw:text-style-name="P128" svg:x1="0.6984in" svg:y1="0.2949in" svg:x2="3.4547in" svg:y2="0.2839in"><text:p/></draw:line><draw:line text:anchor-type="paragraph" draw:z-index="980" draw:name="Shape2" draw:style-name="gr1" draw:text-style-name="P129" svg:x1="0.6929in" svg:y1="0.3906in" svg:x2="3.4547in" svg:y2="0.378in"><text:p/></draw:line><draw:line text:anchor-type="paragraph" draw:z-index="981" draw:name="Shape2" draw:style-name="gr1" draw:text-style-name="P129" svg:x1="0.698in" svg:y1="0.4839in" svg:x2="3.4551in" svg:y2="0.4819in"><text:p/></draw:line><draw:line text:anchor-type="paragraph" draw:z-index="982" draw:name="Shape2" draw:style-name="gr1" draw:text-style-name="P129" svg:x1="0.6984in" svg:y1="0.5882in" svg:x2="3.4547in" svg:y2="0.5807in"><text:p/></draw:line><draw:line text:anchor-type="paragraph" draw:z-index="983" draw:name="Shape2" draw:style-name="gr2" draw:text-style-name="P130" svg:x1="0.6984in" svg:y1="0.1811in" svg:x2="3.4547in" svg:y2="0.1811in"><text:p/></draw:line><draw:line text:anchor-type="paragraph" draw:z-index="984" draw:name="Shape2" draw:style-name="gr1" draw:text-style-name="P129" svg:x1="0.6984in" svg:y1="0.6898in" svg:x2="3.4547in" svg:y2="0.6898in"><text:p/></draw:line><draw:line text:anchor-type="paragraph" draw:z-index="985" draw:name="Shape1" draw:style-name="gr3" draw:text-style-name="P129" svg:x1="0.6984in" svg:y1="0.1811in" svg:x2="0.6984in" svg:y2="0.6894in"><text:p/></draw:line><draw:line text:anchor-type="paragraph" draw:z-index="986" draw:name="Shape1" draw:style-name="gr1" draw:text-style-name="P129" svg:x1="1.0925in" svg:y1="0.1811in" svg:x2="1.0925in" svg:y2="0.6894in"><text:p/></draw:line><draw:line text:anchor-type="paragraph" draw:z-index="987" draw:name="Shape1" draw:style-name="gr1" draw:text-style-name="P129" svg:x1="1.4862in" svg:y1="0.1811in" svg:x2="1.4862in" svg:y2="0.6894in"><text:p/></draw:line><draw:line text:anchor-type="paragraph" draw:z-index="988" draw:name="Shape1" draw:style-name="gr1" draw:text-style-name="P129" svg:x1="1.8799in" svg:y1="0.1811in" svg:x2="1.8799in" svg:y2="0.6894in"><text:p/></draw:line><draw:line text:anchor-type="paragraph" draw:z-index="989" draw:name="Shape1" draw:style-name="gr1" draw:text-style-name="P129" svg:x1="2.2736in" svg:y1="0.1811in" svg:x2="2.2736in" svg:y2="0.6894in"><text:p/></draw:line><draw:line text:anchor-type="paragraph" draw:z-index="990" draw:name="Shape1" draw:style-name="gr1" draw:text-style-name="P129" svg:x1="2.6673in" svg:y1="0.1811in" svg:x2="2.6673in" svg:y2="0.6894in"><text:p/></draw:line><draw:line text:anchor-type="paragraph" draw:z-index="991" draw:name="Shape1" draw:style-name="gr1" draw:text-style-name="P129" svg:x1="3.061in" svg:y1="0.1811in" svg:x2="3.061in" svg:y2="0.6894in"><text:p/></draw:line><draw:line text:anchor-type="paragraph" draw:z-index="992" draw:name="Shape1" draw:style-name="gr1" draw:text-style-name="P129" svg:x1="3.4547in" svg:y1="0.1811in" svg:x2="3.4547in" svg:y2="0.6894in"><text:p/></draw:line><draw:custom-shape text:anchor-type="paragraph" draw:z-index="993" draw:name="Shape3" draw:style-name="gr4" draw:text-style-name="P131" svg:width="0.0787in" svg:height="0.0787in" svg:x="1.6409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4" draw:name="Shape3" draw:style-name="gr4" draw:text-style-name="P131" svg:width="0.0787in" svg:height="0.0787in" svg:x="2.4402in" svg:y="0.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5" draw:name="Shape3" draw:style-name="gr6" draw:text-style-name="P133" svg:width="0.0795in" svg:height="0.0795in" svg:x="2.4354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96" draw:name="Shape3" draw:style-name="gr5" draw:text-style-name="P132" svg:width="0.0787in" svg:height="0.0787in" svg:x="3.2272in" svg:y="0.5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97" draw:name="Shape3" draw:style-name="gr23" draw:text-style-name="P144" svg:width="0.0787in" svg:height="0.0787in" svg:x="1.6417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8" draw:name="Shape3" draw:style-name="gr24" draw:text-style-name="P145" svg:width="0.0787in" svg:height="0.0787in" svg:x="2.0299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9" draw:name="Shape3" draw:style-name="gr21" draw:text-style-name="P142" svg:width="0.0787in" svg:height="0.0787in" svg:x="3.2291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00" draw:name="Shape3" draw:style-name="gr20" draw:text-style-name="P141" svg:width="0.0787in" svg:height="0.0787in" svg:x="2.4374in" svg:y="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32_1024750181"/>3nps "<text:span text:style-name="T8">Lydian shape</text:span>"<text:bookmark-end text:name="__RefHeading___Toc11332_1024750181"/></text:h>
      <text:p text:style-name="P45"><draw:frame draw:style-name="fr1" draw:name="Frame44" text:anchor-type="paragraph" svg:x="0.5228in" svg:y="0.0307in" svg:width="3.7425in" draw:z-index="1001"><draw:text-box fo:min-height="1.0575in"><text:p text:style-name="Frame_20_contents"><draw:line text:anchor-type="paragraph" draw:z-index="1002" draw:name="Shape2" draw:style-name="gr1" draw:text-style-name="P128" svg:x1="0.6984in" svg:y1="0.2949in" svg:x2="3.4547in" svg:y2="0.2839in"><text:p/></draw:line><draw:line text:anchor-type="paragraph" draw:z-index="1003" draw:name="Shape2" draw:style-name="gr1" draw:text-style-name="P129" svg:x1="0.6929in" svg:y1="0.3906in" svg:x2="3.4547in" svg:y2="0.378in"><text:p/></draw:line><draw:line text:anchor-type="paragraph" draw:z-index="1004" draw:name="Shape2" draw:style-name="gr1" draw:text-style-name="P129" svg:x1="0.698in" svg:y1="0.4839in" svg:x2="3.4551in" svg:y2="0.4819in"><text:p/></draw:line><draw:line text:anchor-type="paragraph" draw:z-index="1005" draw:name="Shape2" draw:style-name="gr1" draw:text-style-name="P129" svg:x1="0.6984in" svg:y1="0.5882in" svg:x2="3.4547in" svg:y2="0.5807in"><text:p/></draw:line><draw:line text:anchor-type="paragraph" draw:z-index="1006" draw:name="Shape2" draw:style-name="gr2" draw:text-style-name="P130" svg:x1="0.6984in" svg:y1="0.1811in" svg:x2="3.4547in" svg:y2="0.1811in"><text:p/></draw:line><draw:line text:anchor-type="paragraph" draw:z-index="1007" draw:name="Shape2" draw:style-name="gr1" draw:text-style-name="P129" svg:x1="0.6984in" svg:y1="0.6898in" svg:x2="3.4547in" svg:y2="0.6898in"><text:p/></draw:line><draw:line text:anchor-type="paragraph" draw:z-index="1008" draw:name="Shape1" draw:style-name="gr3" draw:text-style-name="P129" svg:x1="0.6984in" svg:y1="0.1811in" svg:x2="0.6984in" svg:y2="0.6894in"><text:p/></draw:line><draw:line text:anchor-type="paragraph" draw:z-index="1009" draw:name="Shape1" draw:style-name="gr1" draw:text-style-name="P129" svg:x1="1.0925in" svg:y1="0.1811in" svg:x2="1.0925in" svg:y2="0.6894in"><text:p/></draw:line><draw:line text:anchor-type="paragraph" draw:z-index="1010" draw:name="Shape1" draw:style-name="gr1" draw:text-style-name="P129" svg:x1="1.4862in" svg:y1="0.1811in" svg:x2="1.4862in" svg:y2="0.6894in"><text:p/></draw:line><draw:line text:anchor-type="paragraph" draw:z-index="1011" draw:name="Shape1" draw:style-name="gr1" draw:text-style-name="P129" svg:x1="1.8799in" svg:y1="0.1811in" svg:x2="1.8799in" svg:y2="0.6894in"><text:p/></draw:line><draw:line text:anchor-type="paragraph" draw:z-index="1012" draw:name="Shape1" draw:style-name="gr1" draw:text-style-name="P129" svg:x1="2.2736in" svg:y1="0.1811in" svg:x2="2.2736in" svg:y2="0.6894in"><text:p/></draw:line><draw:line text:anchor-type="paragraph" draw:z-index="1013" draw:name="Shape1" draw:style-name="gr1" draw:text-style-name="P129" svg:x1="2.6673in" svg:y1="0.1811in" svg:x2="2.6673in" svg:y2="0.6894in"><text:p/></draw:line><draw:line text:anchor-type="paragraph" draw:z-index="1014" draw:name="Shape1" draw:style-name="gr1" draw:text-style-name="P129" svg:x1="3.061in" svg:y1="0.1811in" svg:x2="3.061in" svg:y2="0.6894in"><text:p/></draw:line><draw:line text:anchor-type="paragraph" draw:z-index="1015" draw:name="Shape1" draw:style-name="gr1" draw:text-style-name="P129" svg:x1="3.4547in" svg:y1="0.1811in" svg:x2="3.4547in" svg:y2="0.6894in"><text:p/></draw:line><draw:custom-shape text:anchor-type="paragraph" draw:z-index="1016" draw:name="Shape3" draw:style-name="gr4" draw:text-style-name="P131" svg:width="0.0787in" svg:height="0.0787in" svg:x="1.6409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7" draw:name="Shape3" draw:style-name="gr4" draw:text-style-name="P131" svg:width="0.0787in" svg:height="0.0787in" svg:x="2.4374in" svg:y="0.3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8" draw:name="Shape3" draw:style-name="gr6" draw:text-style-name="P133" svg:width="0.0795in" svg:height="0.0795in" svg:x="2.4354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19" draw:name="Shape3" draw:style-name="gr5" draw:text-style-name="P132" svg:width="0.0787in" svg:height="0.0787in" svg:x="1.2508in" svg:y="0.4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0" draw:name="Shape3" draw:style-name="gr23" draw:text-style-name="P144" svg:width="0.0787in" svg:height="0.0787in" svg:x="1.6437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1" draw:name="Shape3" draw:style-name="gr21" draw:text-style-name="P142" svg:width="0.0787in" svg:height="0.0787in" svg:x="1.25in" svg:y="0.3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2" draw:name="Shape3" draw:style-name="gr20" draw:text-style-name="P141" svg:width="0.0787in" svg:height="0.0787in" svg:x="2.4374in" svg:y="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3" draw:name="Shape3" draw:style-name="gr27" draw:text-style-name="P148" svg:width="0.0787in" svg:height="0.0787in" svg:x="2.0429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34_1024750181"/>3nps "<text:span text:style-name="T17">Phrygian shape</text:span>"<text:bookmark-end text:name="__RefHeading___Toc11334_1024750181"/></text:h>
      <text:p text:style-name="P45"><draw:frame draw:style-name="fr1" draw:name="Frame45" text:anchor-type="paragraph" svg:x="0.5228in" svg:y="0.0307in" svg:width="3.7425in" draw:z-index="1024"><draw:text-box fo:min-height="1.0575in"><text:p text:style-name="Frame_20_contents"><draw:line text:anchor-type="paragraph" draw:z-index="1025" draw:name="Shape2" draw:style-name="gr1" draw:text-style-name="P128" svg:x1="0.6984in" svg:y1="0.2949in" svg:x2="3.4547in" svg:y2="0.2839in"><text:p/></draw:line><draw:line text:anchor-type="paragraph" draw:z-index="1026" draw:name="Shape2" draw:style-name="gr1" draw:text-style-name="P129" svg:x1="0.6929in" svg:y1="0.3906in" svg:x2="3.4547in" svg:y2="0.378in"><text:p/></draw:line><draw:line text:anchor-type="paragraph" draw:z-index="1027" draw:name="Shape2" draw:style-name="gr1" draw:text-style-name="P129" svg:x1="0.698in" svg:y1="0.4839in" svg:x2="3.4551in" svg:y2="0.4819in"><text:p/></draw:line><draw:line text:anchor-type="paragraph" draw:z-index="1028" draw:name="Shape2" draw:style-name="gr1" draw:text-style-name="P129" svg:x1="0.6984in" svg:y1="0.5882in" svg:x2="3.4547in" svg:y2="0.5807in"><text:p/></draw:line><draw:line text:anchor-type="paragraph" draw:z-index="1029" draw:name="Shape2" draw:style-name="gr2" draw:text-style-name="P130" svg:x1="0.6984in" svg:y1="0.1811in" svg:x2="3.4547in" svg:y2="0.1811in"><text:p/></draw:line><draw:line text:anchor-type="paragraph" draw:z-index="1030" draw:name="Shape2" draw:style-name="gr1" draw:text-style-name="P129" svg:x1="0.6984in" svg:y1="0.6898in" svg:x2="3.4547in" svg:y2="0.6898in"><text:p/></draw:line><draw:line text:anchor-type="paragraph" draw:z-index="1031" draw:name="Shape1" draw:style-name="gr3" draw:text-style-name="P129" svg:x1="0.6984in" svg:y1="0.1811in" svg:x2="0.6984in" svg:y2="0.6894in"><text:p/></draw:line><draw:line text:anchor-type="paragraph" draw:z-index="1032" draw:name="Shape1" draw:style-name="gr1" draw:text-style-name="P129" svg:x1="1.0925in" svg:y1="0.1811in" svg:x2="1.0925in" svg:y2="0.6894in"><text:p/></draw:line><draw:line text:anchor-type="paragraph" draw:z-index="1033" draw:name="Shape1" draw:style-name="gr1" draw:text-style-name="P129" svg:x1="1.4862in" svg:y1="0.1811in" svg:x2="1.4862in" svg:y2="0.6894in"><text:p/></draw:line><draw:line text:anchor-type="paragraph" draw:z-index="1034" draw:name="Shape1" draw:style-name="gr1" draw:text-style-name="P129" svg:x1="1.8799in" svg:y1="0.1811in" svg:x2="1.8799in" svg:y2="0.6894in"><text:p/></draw:line><draw:line text:anchor-type="paragraph" draw:z-index="1035" draw:name="Shape1" draw:style-name="gr1" draw:text-style-name="P129" svg:x1="2.2736in" svg:y1="0.1811in" svg:x2="2.2736in" svg:y2="0.6894in"><text:p/></draw:line><draw:line text:anchor-type="paragraph" draw:z-index="1036" draw:name="Shape1" draw:style-name="gr1" draw:text-style-name="P129" svg:x1="2.6673in" svg:y1="0.1811in" svg:x2="2.6673in" svg:y2="0.6894in"><text:p/></draw:line><draw:line text:anchor-type="paragraph" draw:z-index="1037" draw:name="Shape1" draw:style-name="gr1" draw:text-style-name="P129" svg:x1="3.061in" svg:y1="0.1811in" svg:x2="3.061in" svg:y2="0.6894in"><text:p/></draw:line><draw:line text:anchor-type="paragraph" draw:z-index="1038" draw:name="Shape1" draw:style-name="gr1" draw:text-style-name="P129" svg:x1="3.4547in" svg:y1="0.1811in" svg:x2="3.4547in" svg:y2="0.6894in"><text:p/></draw:line><draw:custom-shape text:anchor-type="paragraph" draw:z-index="1039" draw:name="Shape3" draw:style-name="gr4" draw:text-style-name="P131" svg:width="0.0787in" svg:height="0.0787in" svg:x="1.6409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0" draw:name="Shape3" draw:style-name="gr4" draw:text-style-name="P131" svg:width="0.0787in" svg:height="0.0787in" svg:x="2.4319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1" draw:name="Shape3" draw:style-name="gr6" draw:text-style-name="P133" svg:width="0.0795in" svg:height="0.0795in" svg:x="1.2457in" svg:y="0.3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42" draw:name="Shape3" draw:style-name="gr5" draw:text-style-name="P132" svg:width="0.0787in" svg:height="0.0787in" svg:x="2.0472in" svg:y="0.4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43" draw:name="Shape3" draw:style-name="gr23" draw:text-style-name="P144" svg:width="0.0787in" svg:height="0.0787in" svg:x="2.4307in" svg:y="0.4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4" draw:name="Shape3" draw:style-name="gr20" draw:text-style-name="P141" svg:width="0.0787in" svg:height="0.0787in" svg:x="1.2465in" svg:y="0.4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45" draw:name="Shape3" draw:style-name="gr27" draw:text-style-name="P148" svg:width="0.0787in" svg:height="0.0787in" svg:x="2.8299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6" draw:name="Shape3" draw:style-name="gr21" draw:text-style-name="P142" svg:width="0.0787in" svg:height="0.0787in" svg:x="2.0472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45"/>
      <text:h text:style-name="P85" text:outline-level="1"><text:bookmark-start text:name="__RefHeading___Toc11336_1024750181"/><text:soft-page-break/><text:span text:style-name="T11">Aeolian</text:span> mini-boxes on <text:span text:style-name="T13">A</text:span> string<text:bookmark-end text:name="__RefHeading___Toc11336_1024750181"/></text:h>
      <text:h text:style-name="P115" text:outline-level="2"><text:bookmark-start text:name="__RefHeading___Toc11338_1024750181"/><text:span text:style-name="T18">C</text:span>-<text:span text:style-name="T2">shape</text:span><text:bookmark-end text:name="__RefHeading___Toc11338_1024750181"/></text:h>
      <text:p text:style-name="P45"><draw:frame draw:style-name="fr1" draw:name="Frame46" text:anchor-type="paragraph" svg:x="0.5228in" svg:y="0.0307in" svg:width="3.7425in" draw:z-index="1047"><draw:text-box fo:min-height="1.0575in"><text:p text:style-name="Frame_20_contents"><draw:line text:anchor-type="paragraph" draw:z-index="1048" draw:name="Shape2" draw:style-name="gr1" draw:text-style-name="P128" svg:x1="0.6984in" svg:y1="0.2949in" svg:x2="3.4547in" svg:y2="0.2839in"><text:p/></draw:line><draw:line text:anchor-type="paragraph" draw:z-index="1049" draw:name="Shape2" draw:style-name="gr1" draw:text-style-name="P129" svg:x1="0.6929in" svg:y1="0.3906in" svg:x2="3.4547in" svg:y2="0.378in"><text:p/></draw:line><draw:line text:anchor-type="paragraph" draw:z-index="1050" draw:name="Shape2" draw:style-name="gr1" draw:text-style-name="P129" svg:x1="0.698in" svg:y1="0.4839in" svg:x2="3.4551in" svg:y2="0.4819in"><text:p/></draw:line><draw:line text:anchor-type="paragraph" draw:z-index="1051" draw:name="Shape2" draw:style-name="gr1" draw:text-style-name="P129" svg:x1="0.6984in" svg:y1="0.5882in" svg:x2="3.4547in" svg:y2="0.5807in"><text:p/></draw:line><draw:line text:anchor-type="paragraph" draw:z-index="1052" draw:name="Shape2" draw:style-name="gr2" draw:text-style-name="P130" svg:x1="0.6984in" svg:y1="0.1811in" svg:x2="3.4547in" svg:y2="0.1811in"><text:p/></draw:line><draw:line text:anchor-type="paragraph" draw:z-index="1053" draw:name="Shape2" draw:style-name="gr1" draw:text-style-name="P129" svg:x1="0.6984in" svg:y1="0.6898in" svg:x2="3.4547in" svg:y2="0.6898in"><text:p/></draw:line><draw:line text:anchor-type="paragraph" draw:z-index="1054" draw:name="Shape1" draw:style-name="gr3" draw:text-style-name="P129" svg:x1="0.6984in" svg:y1="0.1811in" svg:x2="0.6984in" svg:y2="0.6894in"><text:p/></draw:line><draw:line text:anchor-type="paragraph" draw:z-index="1055" draw:name="Shape1" draw:style-name="gr1" draw:text-style-name="P129" svg:x1="1.0925in" svg:y1="0.1811in" svg:x2="1.0925in" svg:y2="0.6894in"><text:p/></draw:line><draw:line text:anchor-type="paragraph" draw:z-index="1056" draw:name="Shape1" draw:style-name="gr1" draw:text-style-name="P129" svg:x1="1.4862in" svg:y1="0.1811in" svg:x2="1.4862in" svg:y2="0.6894in"><text:p/></draw:line><draw:line text:anchor-type="paragraph" draw:z-index="1057" draw:name="Shape1" draw:style-name="gr1" draw:text-style-name="P129" svg:x1="1.8799in" svg:y1="0.1811in" svg:x2="1.8799in" svg:y2="0.6894in"><text:p/></draw:line><draw:line text:anchor-type="paragraph" draw:z-index="1058" draw:name="Shape1" draw:style-name="gr1" draw:text-style-name="P129" svg:x1="2.2736in" svg:y1="0.1811in" svg:x2="2.2736in" svg:y2="0.6894in"><text:p/></draw:line><draw:line text:anchor-type="paragraph" draw:z-index="1059" draw:name="Shape1" draw:style-name="gr1" draw:text-style-name="P129" svg:x1="2.6673in" svg:y1="0.1811in" svg:x2="2.6673in" svg:y2="0.6894in"><text:p/></draw:line><draw:line text:anchor-type="paragraph" draw:z-index="1060" draw:name="Shape1" draw:style-name="gr1" draw:text-style-name="P129" svg:x1="3.061in" svg:y1="0.1811in" svg:x2="3.061in" svg:y2="0.6894in"><text:p/></draw:line><draw:line text:anchor-type="paragraph" draw:z-index="1061" draw:name="Shape1" draw:style-name="gr1" draw:text-style-name="P129" svg:x1="3.4547in" svg:y1="0.1811in" svg:x2="3.4547in" svg:y2="0.6894in"><text:p/></draw:line><draw:custom-shape text:anchor-type="paragraph" draw:z-index="1062" draw:name="Shape3" draw:style-name="gr11" draw:text-style-name="P138" svg:width="0.0795in" svg:height="0.0795in" svg:x="1.6492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3" draw:name="Shape3" draw:style-name="gr6" draw:text-style-name="P133" svg:width="0.0807in" svg:height="0.0807in" svg:x="1.2339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4" draw:name="Shape3" draw:style-name="gr5" draw:text-style-name="P132" svg:width="0.0787in" svg:height="0.0787in" svg:x="1.6472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5" draw:name="Shape3" draw:style-name="gr4" draw:text-style-name="P131" svg:width="0.0787in" svg:height="0.0787in" svg:x="2.4291in" svg:y="0.5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6" draw:name="Shape3" draw:style-name="gr25" draw:text-style-name="P146" svg:width="0.0795in" svg:height="0.0795in" svg:x="2.4272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7" draw:name="Shape3" draw:style-name="gr20" draw:text-style-name="P141" svg:width="0.0787in" svg:height="0.0787in" svg:x="1.2335in" svg:y="0.4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8" draw:name="Shape3" draw:style-name="gr22" draw:text-style-name="P143" svg:width="0.0807in" svg:height="0.0807in" svg:x="1.648in" svg:y="0.3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9" draw:name="Shape3" draw:style-name="gr26" draw:text-style-name="P147" svg:width="0.0795in" svg:height="0.0795in" svg:x="2.4244in" svg:y="0.3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45"/>
      <text:h text:style-name="P115" text:outline-level="2"><text:bookmark-start text:name="__RefHeading___Toc11340_1024750181"/><text:span text:style-name="T19">A</text:span>-shape<text:bookmark-end text:name="__RefHeading___Toc11340_1024750181"/></text:h>
      <text:p text:style-name="P45"><draw:frame draw:style-name="fr1" draw:name="Frame47" text:anchor-type="paragraph" svg:x="0.5228in" svg:y="0.0307in" svg:width="3.7425in" draw:z-index="1070"><draw:text-box fo:min-height="1.0575in"><text:p text:style-name="Frame_20_contents"><draw:line text:anchor-type="paragraph" draw:z-index="1071" draw:name="Shape2" draw:style-name="gr1" draw:text-style-name="P128" svg:x1="0.6984in" svg:y1="0.2949in" svg:x2="3.4547in" svg:y2="0.2839in"><text:p/></draw:line><draw:line text:anchor-type="paragraph" draw:z-index="1072" draw:name="Shape2" draw:style-name="gr1" draw:text-style-name="P129" svg:x1="0.6929in" svg:y1="0.3906in" svg:x2="3.4547in" svg:y2="0.378in"><text:p/></draw:line><draw:line text:anchor-type="paragraph" draw:z-index="1073" draw:name="Shape2" draw:style-name="gr1" draw:text-style-name="P129" svg:x1="0.698in" svg:y1="0.4839in" svg:x2="3.4551in" svg:y2="0.4819in"><text:p/></draw:line><draw:line text:anchor-type="paragraph" draw:z-index="1074" draw:name="Shape2" draw:style-name="gr1" draw:text-style-name="P129" svg:x1="0.6984in" svg:y1="0.5882in" svg:x2="3.4547in" svg:y2="0.5807in"><text:p/></draw:line><draw:line text:anchor-type="paragraph" draw:z-index="1075" draw:name="Shape2" draw:style-name="gr2" draw:text-style-name="P130" svg:x1="0.6984in" svg:y1="0.1811in" svg:x2="3.4547in" svg:y2="0.1811in"><text:p/></draw:line><draw:line text:anchor-type="paragraph" draw:z-index="1076" draw:name="Shape2" draw:style-name="gr1" draw:text-style-name="P129" svg:x1="0.6984in" svg:y1="0.6898in" svg:x2="3.4547in" svg:y2="0.6898in"><text:p/></draw:line><draw:line text:anchor-type="paragraph" draw:z-index="1077" draw:name="Shape1" draw:style-name="gr3" draw:text-style-name="P129" svg:x1="0.6984in" svg:y1="0.1811in" svg:x2="0.6984in" svg:y2="0.6894in"><text:p/></draw:line><draw:line text:anchor-type="paragraph" draw:z-index="1078" draw:name="Shape1" draw:style-name="gr1" draw:text-style-name="P129" svg:x1="1.0925in" svg:y1="0.1811in" svg:x2="1.0925in" svg:y2="0.6894in"><text:p/></draw:line><draw:line text:anchor-type="paragraph" draw:z-index="1079" draw:name="Shape1" draw:style-name="gr1" draw:text-style-name="P129" svg:x1="1.4862in" svg:y1="0.1811in" svg:x2="1.4862in" svg:y2="0.6894in"><text:p/></draw:line><draw:line text:anchor-type="paragraph" draw:z-index="1080" draw:name="Shape1" draw:style-name="gr1" draw:text-style-name="P129" svg:x1="1.8799in" svg:y1="0.1811in" svg:x2="1.8799in" svg:y2="0.6894in"><text:p/></draw:line><draw:line text:anchor-type="paragraph" draw:z-index="1081" draw:name="Shape1" draw:style-name="gr1" draw:text-style-name="P129" svg:x1="2.2736in" svg:y1="0.1811in" svg:x2="2.2736in" svg:y2="0.6894in"><text:p/></draw:line><draw:line text:anchor-type="paragraph" draw:z-index="1082" draw:name="Shape1" draw:style-name="gr1" draw:text-style-name="P129" svg:x1="2.6673in" svg:y1="0.1811in" svg:x2="2.6673in" svg:y2="0.6894in"><text:p/></draw:line><draw:line text:anchor-type="paragraph" draw:z-index="1083" draw:name="Shape1" draw:style-name="gr1" draw:text-style-name="P129" svg:x1="3.061in" svg:y1="0.1811in" svg:x2="3.061in" svg:y2="0.6894in"><text:p/></draw:line><draw:line text:anchor-type="paragraph" draw:z-index="1084" draw:name="Shape1" draw:style-name="gr1" draw:text-style-name="P129" svg:x1="3.4547in" svg:y1="0.1811in" svg:x2="3.4547in" svg:y2="0.6894in"><text:p/></draw:line><draw:custom-shape text:anchor-type="paragraph" draw:z-index="1085" draw:name="Shape3" draw:style-name="gr4" draw:text-style-name="P131" svg:width="0.0787in" svg:height="0.0787in" svg:x="1.6457in" svg:y="0.5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6" draw:name="Shape3" draw:style-name="gr4" draw:text-style-name="P131" svg:width="0.0787in" svg:height="0.0787in" svg:x="2.4374in" svg:y="0.3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7" draw:name="Shape3" draw:style-name="gr6" draw:text-style-name="P133" svg:width="0.0795in" svg:height="0.0795in" svg:x="2.435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8" draw:name="Shape3" draw:style-name="gr5" draw:text-style-name="P132" svg:width="0.0787in" svg:height="0.0787in" svg:x="2.8256in" svg:y="0.5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9" draw:name="Shape3" draw:style-name="gr23" draw:text-style-name="P144" svg:width="0.0787in" svg:height="0.0787in" svg:x="1.6465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0" draw:name="Shape3" draw:style-name="gr24" draw:text-style-name="P145" svg:width="0.0787in" svg:height="0.0787in" svg:x="1.644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1" draw:name="Shape3" draw:style-name="gr21" draw:text-style-name="P142" svg:width="0.0787in" svg:height="0.0787in" svg:x="2.8283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92" draw:name="Shape3" draw:style-name="gr20" draw:text-style-name="P141" svg:width="0.0787in" svg:height="0.0787in" svg:x="2.4374in" svg:y="0.5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42_1024750181"/>3nps "<text:span text:style-name="T20">Phryg</text:span>ian<text:span text:style-name="T10"> shape</text:span>"<text:bookmark-end text:name="__RefHeading___Toc11342_1024750181"/></text:h>
      <text:p text:style-name="P45"><draw:frame draw:style-name="fr1" draw:name="Frame48" text:anchor-type="paragraph" svg:x="0.5228in" svg:y="0.0307in" svg:width="3.7425in" draw:z-index="1093"><draw:text-box fo:min-height="1.0575in"><text:p text:style-name="Frame_20_contents"><draw:line text:anchor-type="paragraph" draw:z-index="1094" draw:name="Shape2" draw:style-name="gr1" draw:text-style-name="P128" svg:x1="0.6984in" svg:y1="0.2949in" svg:x2="3.4547in" svg:y2="0.2839in"><text:p/></draw:line><draw:line text:anchor-type="paragraph" draw:z-index="1095" draw:name="Shape2" draw:style-name="gr1" draw:text-style-name="P129" svg:x1="0.6929in" svg:y1="0.3906in" svg:x2="3.4547in" svg:y2="0.378in"><text:p/></draw:line><draw:line text:anchor-type="paragraph" draw:z-index="1096" draw:name="Shape2" draw:style-name="gr1" draw:text-style-name="P129" svg:x1="0.698in" svg:y1="0.4839in" svg:x2="3.4551in" svg:y2="0.4819in"><text:p/></draw:line><draw:line text:anchor-type="paragraph" draw:z-index="1097" draw:name="Shape2" draw:style-name="gr1" draw:text-style-name="P129" svg:x1="0.6984in" svg:y1="0.5882in" svg:x2="3.4547in" svg:y2="0.5807in"><text:p/></draw:line><draw:line text:anchor-type="paragraph" draw:z-index="1098" draw:name="Shape2" draw:style-name="gr2" draw:text-style-name="P130" svg:x1="0.6984in" svg:y1="0.1811in" svg:x2="3.4547in" svg:y2="0.1811in"><text:p/></draw:line><draw:line text:anchor-type="paragraph" draw:z-index="1099" draw:name="Shape2" draw:style-name="gr1" draw:text-style-name="P129" svg:x1="0.6984in" svg:y1="0.6898in" svg:x2="3.4547in" svg:y2="0.6898in"><text:p/></draw:line><draw:line text:anchor-type="paragraph" draw:z-index="1100" draw:name="Shape1" draw:style-name="gr3" draw:text-style-name="P129" svg:x1="0.6984in" svg:y1="0.1811in" svg:x2="0.6984in" svg:y2="0.6894in"><text:p/></draw:line><draw:line text:anchor-type="paragraph" draw:z-index="1101" draw:name="Shape1" draw:style-name="gr1" draw:text-style-name="P129" svg:x1="1.0925in" svg:y1="0.1811in" svg:x2="1.0925in" svg:y2="0.6894in"><text:p/></draw:line><draw:line text:anchor-type="paragraph" draw:z-index="1102" draw:name="Shape1" draw:style-name="gr1" draw:text-style-name="P129" svg:x1="1.4862in" svg:y1="0.1811in" svg:x2="1.4862in" svg:y2="0.6894in"><text:p/></draw:line><draw:line text:anchor-type="paragraph" draw:z-index="1103" draw:name="Shape1" draw:style-name="gr1" draw:text-style-name="P129" svg:x1="1.8799in" svg:y1="0.1811in" svg:x2="1.8799in" svg:y2="0.6894in"><text:p/></draw:line><draw:line text:anchor-type="paragraph" draw:z-index="1104" draw:name="Shape1" draw:style-name="gr1" draw:text-style-name="P129" svg:x1="2.2736in" svg:y1="0.1811in" svg:x2="2.2736in" svg:y2="0.6894in"><text:p/></draw:line><draw:line text:anchor-type="paragraph" draw:z-index="1105" draw:name="Shape1" draw:style-name="gr1" draw:text-style-name="P129" svg:x1="2.6673in" svg:y1="0.1811in" svg:x2="2.6673in" svg:y2="0.6894in"><text:p/></draw:line><draw:line text:anchor-type="paragraph" draw:z-index="1106" draw:name="Shape1" draw:style-name="gr1" draw:text-style-name="P129" svg:x1="3.061in" svg:y1="0.1811in" svg:x2="3.061in" svg:y2="0.6894in"><text:p/></draw:line><draw:line text:anchor-type="paragraph" draw:z-index="1107" draw:name="Shape1" draw:style-name="gr1" draw:text-style-name="P129" svg:x1="3.4547in" svg:y1="0.1811in" svg:x2="3.4547in" svg:y2="0.6894in"><text:p/></draw:line><draw:custom-shape text:anchor-type="paragraph" draw:z-index="1108" draw:name="Shape3" draw:style-name="gr4" draw:text-style-name="P131" svg:width="0.0787in" svg:height="0.0787in" svg:x="1.6409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9" draw:name="Shape3" draw:style-name="gr4" draw:text-style-name="P131" svg:width="0.0787in" svg:height="0.0787in" svg:x="2.4374in" svg:y="0.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0" draw:name="Shape3" draw:style-name="gr6" draw:text-style-name="P133" svg:width="0.0795in" svg:height="0.0795in" svg:x="2.4382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1" draw:name="Shape3" draw:style-name="gr5" draw:text-style-name="P132" svg:width="0.0787in" svg:height="0.0787in" svg:x="2.8339in" svg:y="0.5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2" draw:name="Shape3" draw:style-name="gr23" draw:text-style-name="P144" svg:width="0.0787in" svg:height="0.0787in" svg:x="1.6417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3" draw:name="Shape3" draw:style-name="gr24" draw:text-style-name="P145" svg:width="0.0787in" svg:height="0.0787in" svg:x="1.6417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4" draw:name="Shape3" draw:style-name="gr21" draw:text-style-name="P142" svg:width="0.0787in" svg:height="0.0787in" svg:x="2.8335in" svg:y="0.4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5" draw:name="Shape3" draw:style-name="gr20" draw:text-style-name="P141" svg:width="0.0787in" svg:height="0.0787in" svg:x="2.4402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44_1024750181"/>3nps "<text:span text:style-name="T21">Dorian shape</text:span>"<text:bookmark-end text:name="__RefHeading___Toc11344_1024750181"/></text:h>
      <text:p text:style-name="P45"><draw:frame draw:style-name="fr1" draw:name="Frame49" text:anchor-type="paragraph" svg:x="0.5228in" svg:y="0.0307in" svg:width="3.7425in" draw:z-index="1116"><draw:text-box fo:min-height="1.0575in"><text:p text:style-name="Frame_20_contents"><draw:line text:anchor-type="paragraph" draw:z-index="1117" draw:name="Shape2" draw:style-name="gr1" draw:text-style-name="P128" svg:x1="0.6984in" svg:y1="0.2949in" svg:x2="3.4547in" svg:y2="0.2839in"><text:p/></draw:line><draw:line text:anchor-type="paragraph" draw:z-index="1118" draw:name="Shape2" draw:style-name="gr1" draw:text-style-name="P129" svg:x1="0.6929in" svg:y1="0.3906in" svg:x2="3.4547in" svg:y2="0.378in"><text:p/></draw:line><draw:line text:anchor-type="paragraph" draw:z-index="1119" draw:name="Shape2" draw:style-name="gr1" draw:text-style-name="P129" svg:x1="0.698in" svg:y1="0.4839in" svg:x2="3.4551in" svg:y2="0.4819in"><text:p/></draw:line><draw:line text:anchor-type="paragraph" draw:z-index="1120" draw:name="Shape2" draw:style-name="gr1" draw:text-style-name="P129" svg:x1="0.6984in" svg:y1="0.5882in" svg:x2="3.4547in" svg:y2="0.5807in"><text:p/></draw:line><draw:line text:anchor-type="paragraph" draw:z-index="1121" draw:name="Shape2" draw:style-name="gr2" draw:text-style-name="P130" svg:x1="0.6984in" svg:y1="0.1811in" svg:x2="3.4547in" svg:y2="0.1811in"><text:p/></draw:line><draw:line text:anchor-type="paragraph" draw:z-index="1122" draw:name="Shape2" draw:style-name="gr1" draw:text-style-name="P129" svg:x1="0.6984in" svg:y1="0.6898in" svg:x2="3.4547in" svg:y2="0.6898in"><text:p/></draw:line><draw:line text:anchor-type="paragraph" draw:z-index="1123" draw:name="Shape1" draw:style-name="gr3" draw:text-style-name="P129" svg:x1="0.6984in" svg:y1="0.1811in" svg:x2="0.6984in" svg:y2="0.6894in"><text:p/></draw:line><draw:line text:anchor-type="paragraph" draw:z-index="1124" draw:name="Shape1" draw:style-name="gr1" draw:text-style-name="P129" svg:x1="1.0925in" svg:y1="0.1811in" svg:x2="1.0925in" svg:y2="0.6894in"><text:p/></draw:line><draw:line text:anchor-type="paragraph" draw:z-index="1125" draw:name="Shape1" draw:style-name="gr1" draw:text-style-name="P129" svg:x1="1.4862in" svg:y1="0.1811in" svg:x2="1.4862in" svg:y2="0.6894in"><text:p/></draw:line><draw:line text:anchor-type="paragraph" draw:z-index="1126" draw:name="Shape1" draw:style-name="gr1" draw:text-style-name="P129" svg:x1="1.8799in" svg:y1="0.1811in" svg:x2="1.8799in" svg:y2="0.6894in"><text:p/></draw:line><draw:line text:anchor-type="paragraph" draw:z-index="1127" draw:name="Shape1" draw:style-name="gr1" draw:text-style-name="P129" svg:x1="2.2736in" svg:y1="0.1811in" svg:x2="2.2736in" svg:y2="0.6894in"><text:p/></draw:line><draw:line text:anchor-type="paragraph" draw:z-index="1128" draw:name="Shape1" draw:style-name="gr1" draw:text-style-name="P129" svg:x1="2.6673in" svg:y1="0.1811in" svg:x2="2.6673in" svg:y2="0.6894in"><text:p/></draw:line><draw:line text:anchor-type="paragraph" draw:z-index="1129" draw:name="Shape1" draw:style-name="gr1" draw:text-style-name="P129" svg:x1="3.061in" svg:y1="0.1811in" svg:x2="3.061in" svg:y2="0.6894in"><text:p/></draw:line><draw:line text:anchor-type="paragraph" draw:z-index="1130" draw:name="Shape1" draw:style-name="gr1" draw:text-style-name="P129" svg:x1="3.4547in" svg:y1="0.1811in" svg:x2="3.4547in" svg:y2="0.6894in"><text:p/></draw:line><draw:custom-shape text:anchor-type="paragraph" draw:z-index="1131" draw:name="Shape3" draw:style-name="gr4" draw:text-style-name="P131" svg:width="0.0787in" svg:height="0.0787in" svg:x="1.6409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2" draw:name="Shape3" draw:style-name="gr4" draw:text-style-name="P131" svg:width="0.0787in" svg:height="0.0787in" svg:x="2.4354in" svg:y="0.3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3" draw:name="Shape3" draw:style-name="gr6" draw:text-style-name="P133" svg:width="0.0795in" svg:height="0.0795in" svg:x="2.4335in" svg:y="0.4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4" draw:name="Shape3" draw:style-name="gr5" draw:text-style-name="P132" svg:width="0.0787in" svg:height="0.0787in" svg:x="0.8417in" svg:y="0.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5" draw:name="Shape3" draw:style-name="gr23" draw:text-style-name="P144" svg:width="0.0787in" svg:height="0.0787in" svg:x="1.639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6" draw:name="Shape3" draw:style-name="gr21" draw:text-style-name="P142" svg:width="0.0787in" svg:height="0.0787in" svg:x="0.8429in" svg:y="0.3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7" draw:name="Shape3" draw:style-name="gr20" draw:text-style-name="P141" svg:width="0.0787in" svg:height="0.0787in" svg:x="2.4374in" svg:y="0.5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8" draw:name="Shape3" draw:style-name="gr27" draw:text-style-name="P148" svg:width="0.0787in" svg:height="0.0787in" svg:x="1.6398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31"/>
      <text:h text:style-name="P111" text:outline-level="2"><text:bookmark-start text:name="__RefHeading___Toc11346_1024750181"/>3nps "<text:span text:style-name="T22">Ionian shape</text:span>"<text:bookmark-end text:name="__RefHeading___Toc11346_1024750181"/></text:h>
      <text:p text:style-name="P45"><draw:frame draw:style-name="fr1" draw:name="Frame50" text:anchor-type="paragraph" svg:x="0.5228in" svg:y="0.0307in" svg:width="3.7425in" draw:z-index="1139"><draw:text-box fo:min-height="1.0575in"><text:p text:style-name="Frame_20_contents"><draw:line text:anchor-type="paragraph" draw:z-index="1140" draw:name="Shape2" draw:style-name="gr1" draw:text-style-name="P128" svg:x1="0.6984in" svg:y1="0.2949in" svg:x2="3.4547in" svg:y2="0.2839in"><text:p/></draw:line><draw:line text:anchor-type="paragraph" draw:z-index="1141" draw:name="Shape2" draw:style-name="gr1" draw:text-style-name="P129" svg:x1="0.6929in" svg:y1="0.3906in" svg:x2="3.4547in" svg:y2="0.378in"><text:p/></draw:line><draw:line text:anchor-type="paragraph" draw:z-index="1142" draw:name="Shape2" draw:style-name="gr1" draw:text-style-name="P129" svg:x1="0.698in" svg:y1="0.4839in" svg:x2="3.4551in" svg:y2="0.4819in"><text:p/></draw:line><draw:line text:anchor-type="paragraph" draw:z-index="1143" draw:name="Shape2" draw:style-name="gr1" draw:text-style-name="P129" svg:x1="0.6984in" svg:y1="0.5882in" svg:x2="3.4547in" svg:y2="0.5807in"><text:p/></draw:line><draw:line text:anchor-type="paragraph" draw:z-index="1144" draw:name="Shape2" draw:style-name="gr2" draw:text-style-name="P130" svg:x1="0.6984in" svg:y1="0.1811in" svg:x2="3.4547in" svg:y2="0.1811in"><text:p/></draw:line><draw:line text:anchor-type="paragraph" draw:z-index="1145" draw:name="Shape2" draw:style-name="gr1" draw:text-style-name="P129" svg:x1="0.6984in" svg:y1="0.6898in" svg:x2="3.4547in" svg:y2="0.6898in"><text:p/></draw:line><draw:line text:anchor-type="paragraph" draw:z-index="1146" draw:name="Shape1" draw:style-name="gr3" draw:text-style-name="P129" svg:x1="0.6984in" svg:y1="0.1811in" svg:x2="0.6984in" svg:y2="0.6894in"><text:p/></draw:line><draw:line text:anchor-type="paragraph" draw:z-index="1147" draw:name="Shape1" draw:style-name="gr1" draw:text-style-name="P129" svg:x1="1.0925in" svg:y1="0.1811in" svg:x2="1.0925in" svg:y2="0.6894in"><text:p/></draw:line><draw:line text:anchor-type="paragraph" draw:z-index="1148" draw:name="Shape1" draw:style-name="gr1" draw:text-style-name="P129" svg:x1="1.4862in" svg:y1="0.1811in" svg:x2="1.4862in" svg:y2="0.6894in"><text:p/></draw:line><draw:line text:anchor-type="paragraph" draw:z-index="1149" draw:name="Shape1" draw:style-name="gr1" draw:text-style-name="P129" svg:x1="1.8799in" svg:y1="0.1811in" svg:x2="1.8799in" svg:y2="0.6894in"><text:p/></draw:line><draw:line text:anchor-type="paragraph" draw:z-index="1150" draw:name="Shape1" draw:style-name="gr1" draw:text-style-name="P129" svg:x1="2.2736in" svg:y1="0.1811in" svg:x2="2.2736in" svg:y2="0.6894in"><text:p/></draw:line><draw:line text:anchor-type="paragraph" draw:z-index="1151" draw:name="Shape1" draw:style-name="gr1" draw:text-style-name="P129" svg:x1="2.6673in" svg:y1="0.1811in" svg:x2="2.6673in" svg:y2="0.6894in"><text:p/></draw:line><draw:line text:anchor-type="paragraph" draw:z-index="1152" draw:name="Shape1" draw:style-name="gr1" draw:text-style-name="P129" svg:x1="3.061in" svg:y1="0.1811in" svg:x2="3.061in" svg:y2="0.6894in"><text:p/></draw:line><draw:line text:anchor-type="paragraph" draw:z-index="1153" draw:name="Shape1" draw:style-name="gr1" draw:text-style-name="P129" svg:x1="3.4547in" svg:y1="0.1811in" svg:x2="3.4547in" svg:y2="0.6894in"><text:p/></draw:line><draw:custom-shape text:anchor-type="paragraph" draw:z-index="1154" draw:name="Shape3" draw:style-name="gr4" draw:text-style-name="P131" svg:width="0.0787in" svg:height="0.0787in" svg:x="1.6598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5" draw:name="Shape3" draw:style-name="gr4" draw:text-style-name="P131" svg:width="0.0787in" svg:height="0.0787in" svg:x="2.4374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6" draw:name="Shape3" draw:style-name="gr6" draw:text-style-name="P133" svg:width="0.0795in" svg:height="0.0795in" svg:x="1.248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57" draw:name="Shape3" draw:style-name="gr5" draw:text-style-name="P132" svg:width="0.0787in" svg:height="0.0787in" svg:x="1.6591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58" draw:name="Shape3" draw:style-name="gr23" draw:text-style-name="P144" svg:width="0.0787in" svg:height="0.0787in" svg:x="2.4354in" svg:y="0.4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9" draw:name="Shape3" draw:style-name="gr20" draw:text-style-name="P141" svg:width="0.0787in" svg:height="0.0787in" svg:x="1.2492in" svg:y="0.4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60" draw:name="Shape3" draw:style-name="gr27" draw:text-style-name="P148" svg:width="0.0787in" svg:height="0.0787in" svg:x="2.4362in" svg:y="0.3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1" draw:name="Shape3" draw:style-name="gr21" draw:text-style-name="P142" svg:width="0.0787in" svg:height="0.0787in" svg:x="1.6571in" svg:y="0.3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5"/>
      <text:p text:style-name="P45"/>
      <text:p text:style-name="P45"/>
      <text:h text:style-name="P94" text:outline-level="1"><text:bookmark-start text:name="__RefHeading___Toc11348_1024750181"/>Ionian mini-boxes on <text:span text:style-name="T23">D</text:span> string<text:bookmark-end text:name="__RefHeading___Toc11348_1024750181"/></text:h>
      <text:h text:style-name="P116" text:outline-level="2"><text:bookmark-start text:name="__RefHeading___Toc11350_1024750181"/><text:span text:style-name="T23">E</text:span>-<text:span text:style-name="T2">shape</text:span><text:bookmark-end text:name="__RefHeading___Toc11350_1024750181"/></text:h>
      <text:p text:style-name="P46"><draw:frame draw:style-name="fr1" draw:name="Frame51" text:anchor-type="paragraph" svg:x="0.5228in" svg:y="0.0307in" svg:width="3.7425in" draw:z-index="1162"><draw:text-box fo:min-height="1.0575in"><text:p text:style-name="Frame_20_contents"><draw:line text:anchor-type="paragraph" draw:z-index="1163" draw:name="Shape2" draw:style-name="gr1" draw:text-style-name="P128" svg:x1="0.6984in" svg:y1="0.2949in" svg:x2="3.4547in" svg:y2="0.2839in"><text:p/></draw:line><draw:line text:anchor-type="paragraph" draw:z-index="1164" draw:name="Shape2" draw:style-name="gr1" draw:text-style-name="P129" svg:x1="0.6929in" svg:y1="0.3906in" svg:x2="3.4547in" svg:y2="0.378in"><text:p/></draw:line><draw:line text:anchor-type="paragraph" draw:z-index="1165" draw:name="Shape2" draw:style-name="gr1" draw:text-style-name="P129" svg:x1="0.698in" svg:y1="0.4839in" svg:x2="3.4551in" svg:y2="0.4819in"><text:p/></draw:line><draw:line text:anchor-type="paragraph" draw:z-index="1166" draw:name="Shape2" draw:style-name="gr1" draw:text-style-name="P129" svg:x1="0.6984in" svg:y1="0.5882in" svg:x2="3.4547in" svg:y2="0.5807in"><text:p/></draw:line><draw:line text:anchor-type="paragraph" draw:z-index="1167" draw:name="Shape2" draw:style-name="gr2" draw:text-style-name="P130" svg:x1="0.6984in" svg:y1="0.1811in" svg:x2="3.4547in" svg:y2="0.1811in"><text:p/></draw:line><draw:line text:anchor-type="paragraph" draw:z-index="1168" draw:name="Shape2" draw:style-name="gr1" draw:text-style-name="P129" svg:x1="0.6984in" svg:y1="0.6898in" svg:x2="3.4547in" svg:y2="0.6898in"><text:p/></draw:line><draw:line text:anchor-type="paragraph" draw:z-index="1169" draw:name="Shape1" draw:style-name="gr3" draw:text-style-name="P129" svg:x1="0.6984in" svg:y1="0.1811in" svg:x2="0.6984in" svg:y2="0.6894in"><text:p/></draw:line><draw:line text:anchor-type="paragraph" draw:z-index="1170" draw:name="Shape1" draw:style-name="gr1" draw:text-style-name="P129" svg:x1="1.0925in" svg:y1="0.1811in" svg:x2="1.0925in" svg:y2="0.6894in"><text:p/></draw:line><draw:line text:anchor-type="paragraph" draw:z-index="1171" draw:name="Shape1" draw:style-name="gr1" draw:text-style-name="P129" svg:x1="1.4862in" svg:y1="0.1811in" svg:x2="1.4862in" svg:y2="0.6894in"><text:p/></draw:line><draw:line text:anchor-type="paragraph" draw:z-index="1172" draw:name="Shape1" draw:style-name="gr1" draw:text-style-name="P129" svg:x1="1.8799in" svg:y1="0.1811in" svg:x2="1.8799in" svg:y2="0.6894in"><text:p/></draw:line><draw:line text:anchor-type="paragraph" draw:z-index="1173" draw:name="Shape1" draw:style-name="gr1" draw:text-style-name="P129" svg:x1="2.2736in" svg:y1="0.1811in" svg:x2="2.2736in" svg:y2="0.6894in"><text:p/></draw:line><draw:line text:anchor-type="paragraph" draw:z-index="1174" draw:name="Shape1" draw:style-name="gr1" draw:text-style-name="P129" svg:x1="2.6673in" svg:y1="0.1811in" svg:x2="2.6673in" svg:y2="0.6894in"><text:p/></draw:line><draw:line text:anchor-type="paragraph" draw:z-index="1175" draw:name="Shape1" draw:style-name="gr1" draw:text-style-name="P129" svg:x1="3.061in" svg:y1="0.1811in" svg:x2="3.061in" svg:y2="0.6894in"><text:p/></draw:line><draw:line text:anchor-type="paragraph" draw:z-index="1176" draw:name="Shape1" draw:style-name="gr1" draw:text-style-name="P129" svg:x1="3.4547in" svg:y1="0.1811in" svg:x2="3.4547in" svg:y2="0.6894in"><text:p/></draw:line><draw:custom-shape text:anchor-type="paragraph" draw:z-index="1177" draw:name="Shape3" draw:style-name="gr6" draw:text-style-name="P133" svg:width="0.0807in" svg:height="0.0807in" svg:x="1.6484in" svg:y="0.2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8" draw:name="Shape3" draw:style-name="gr5" draw:text-style-name="P132" svg:width="0.0787in" svg:height="0.0787in" svg:x="2.0437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9" draw:name="Shape3" draw:style-name="gr4" draw:text-style-name="P131" svg:width="0.0787in" svg:height="0.0787in" svg:x="2.4299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0" draw:name="Shape3" draw:style-name="gr25" draw:text-style-name="P146" svg:width="0.0795in" svg:height="0.0795in" svg:x="1.2311in" svg:y="0.2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1" draw:name="Shape3" draw:style-name="gr26" draw:text-style-name="P147" svg:width="0.0795in" svg:height="0.0795in" svg:x="1.2311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2" draw:name="Shape3" draw:style-name="gr20" draw:text-style-name="P141" svg:width="0.0787in" svg:height="0.0787in" svg:x="1.2311in" svg:y="0.3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3" draw:name="Shape3" draw:style-name="gr22" draw:text-style-name="P143" svg:width="0.0807in" svg:height="0.0807in" svg:x="2.4291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91" draw:name="Shape3" draw:style-name="gr11" draw:text-style-name="P138" svg:width="0.0795in" svg:height="0.0795in" svg:x="1.6492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46"/>
      <text:h text:style-name="P116" text:outline-level="2"><text:bookmark-start text:name="__RefHeading___Toc11352_1024750181"/><text:span text:style-name="T24">D</text:span>-shape<text:bookmark-end text:name="__RefHeading___Toc11352_1024750181"/></text:h>
      <text:p text:style-name="P46"><draw:frame draw:style-name="fr1" draw:name="Frame52" text:anchor-type="paragraph" svg:x="0.5228in" svg:y="0.0307in" svg:width="3.7425in" draw:z-index="1184"><draw:text-box fo:min-height="1.0575in"><text:p text:style-name="Frame_20_contents"><draw:line text:anchor-type="paragraph" draw:z-index="1185" draw:name="Shape2" draw:style-name="gr1" draw:text-style-name="P128" svg:x1="0.6984in" svg:y1="0.2949in" svg:x2="3.4547in" svg:y2="0.2839in"><text:p/></draw:line><draw:line text:anchor-type="paragraph" draw:z-index="1186" draw:name="Shape2" draw:style-name="gr1" draw:text-style-name="P129" svg:x1="0.6929in" svg:y1="0.3906in" svg:x2="3.4547in" svg:y2="0.378in"><text:p/></draw:line><draw:line text:anchor-type="paragraph" draw:z-index="1187" draw:name="Shape2" draw:style-name="gr1" draw:text-style-name="P129" svg:x1="0.698in" svg:y1="0.4839in" svg:x2="3.4551in" svg:y2="0.4819in"><text:p/></draw:line><draw:line text:anchor-type="paragraph" draw:z-index="1188" draw:name="Shape2" draw:style-name="gr1" draw:text-style-name="P129" svg:x1="0.6984in" svg:y1="0.5882in" svg:x2="3.4547in" svg:y2="0.5807in"><text:p/></draw:line><draw:line text:anchor-type="paragraph" draw:z-index="1189" draw:name="Shape2" draw:style-name="gr2" draw:text-style-name="P130" svg:x1="0.6984in" svg:y1="0.1811in" svg:x2="3.4547in" svg:y2="0.1811in"><text:p/></draw:line><draw:line text:anchor-type="paragraph" draw:z-index="1190" draw:name="Shape2" draw:style-name="gr1" draw:text-style-name="P129" svg:x1="0.6984in" svg:y1="0.6898in" svg:x2="3.4547in" svg:y2="0.6898in"><text:p/></draw:line><draw:line text:anchor-type="paragraph" draw:z-index="1191" draw:name="Shape1" draw:style-name="gr3" draw:text-style-name="P129" svg:x1="0.6984in" svg:y1="0.1811in" svg:x2="0.6984in" svg:y2="0.6894in"><text:p/></draw:line><draw:line text:anchor-type="paragraph" draw:z-index="1192" draw:name="Shape1" draw:style-name="gr1" draw:text-style-name="P129" svg:x1="1.0925in" svg:y1="0.1811in" svg:x2="1.0925in" svg:y2="0.6894in"><text:p/></draw:line><draw:line text:anchor-type="paragraph" draw:z-index="1193" draw:name="Shape1" draw:style-name="gr1" draw:text-style-name="P129" svg:x1="1.4862in" svg:y1="0.1811in" svg:x2="1.4862in" svg:y2="0.6894in"><text:p/></draw:line><draw:line text:anchor-type="paragraph" draw:z-index="1194" draw:name="Shape1" draw:style-name="gr1" draw:text-style-name="P129" svg:x1="1.8799in" svg:y1="0.1811in" svg:x2="1.8799in" svg:y2="0.6894in"><text:p/></draw:line><draw:line text:anchor-type="paragraph" draw:z-index="1195" draw:name="Shape1" draw:style-name="gr1" draw:text-style-name="P129" svg:x1="2.2736in" svg:y1="0.1811in" svg:x2="2.2736in" svg:y2="0.6894in"><text:p/></draw:line><draw:line text:anchor-type="paragraph" draw:z-index="1196" draw:name="Shape1" draw:style-name="gr1" draw:text-style-name="P129" svg:x1="2.6673in" svg:y1="0.1811in" svg:x2="2.6673in" svg:y2="0.6894in"><text:p/></draw:line><draw:line text:anchor-type="paragraph" draw:z-index="1197" draw:name="Shape1" draw:style-name="gr1" draw:text-style-name="P129" svg:x1="3.061in" svg:y1="0.1811in" svg:x2="3.061in" svg:y2="0.6894in"><text:p/></draw:line><draw:line text:anchor-type="paragraph" draw:z-index="1198" draw:name="Shape1" draw:style-name="gr1" draw:text-style-name="P129" svg:x1="3.4547in" svg:y1="0.1811in" svg:x2="3.4547in" svg:y2="0.6894in"><text:p/></draw:line><draw:custom-shape text:anchor-type="paragraph" draw:z-index="1199" draw:name="Shape3" draw:style-name="gr4" draw:text-style-name="P131" svg:width="0.0787in" svg:height="0.0787in" svg:x="1.6335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0" draw:name="Shape3" draw:style-name="gr4" draw:text-style-name="P131" svg:width="0.0787in" svg:height="0.0787in" svg:x="2.8445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1" draw:name="Shape3" draw:style-name="gr6" draw:text-style-name="P133" svg:width="0.0795in" svg:height="0.0795in" svg:x="2.4335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2" draw:name="Shape3" draw:style-name="gr5" draw:text-style-name="P132" svg:width="0.0787in" svg:height="0.0787in" svg:x="1.2402in" svg:y="0.3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3" draw:name="Shape3" draw:style-name="gr23" draw:text-style-name="P144" svg:width="0.0787in" svg:height="0.0787in" svg:x="1.6307in" svg:y="0.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4" draw:name="Shape3" draw:style-name="gr24" draw:text-style-name="P145" svg:width="0.0787in" svg:height="0.0787in" svg:x="2.4362in" svg:y="0.2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5" draw:name="Shape3" draw:style-name="gr21" draw:text-style-name="P142" svg:width="0.0787in" svg:height="0.0787in" svg:x="1.6335in" svg:y="0.2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6" draw:name="Shape3" draw:style-name="gr20" draw:text-style-name="P141" svg:width="0.0787in" svg:height="0.0787in" svg:x="2.4346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54_1024750181"/>3nps "<text:span text:style-name="T25">Dorian shape</text:span>"<text:bookmark-end text:name="__RefHeading___Toc11354_1024750181"/></text:h>
      <text:p text:style-name="P46"><draw:frame draw:style-name="fr1" draw:name="Frame53" text:anchor-type="paragraph" svg:x="0.5228in" svg:y="0.0307in" svg:width="3.7425in" draw:z-index="1207"><draw:text-box fo:min-height="1.0575in"><text:p text:style-name="Frame_20_contents"><draw:line text:anchor-type="paragraph" draw:z-index="1208" draw:name="Shape2" draw:style-name="gr1" draw:text-style-name="P128" svg:x1="0.6984in" svg:y1="0.2949in" svg:x2="3.4547in" svg:y2="0.2839in"><text:p/></draw:line><draw:line text:anchor-type="paragraph" draw:z-index="1209" draw:name="Shape2" draw:style-name="gr1" draw:text-style-name="P129" svg:x1="0.6929in" svg:y1="0.3906in" svg:x2="3.4547in" svg:y2="0.378in"><text:p/></draw:line><draw:line text:anchor-type="paragraph" draw:z-index="1210" draw:name="Shape2" draw:style-name="gr1" draw:text-style-name="P129" svg:x1="0.698in" svg:y1="0.4839in" svg:x2="3.4551in" svg:y2="0.4819in"><text:p/></draw:line><draw:line text:anchor-type="paragraph" draw:z-index="1211" draw:name="Shape2" draw:style-name="gr1" draw:text-style-name="P129" svg:x1="0.6984in" svg:y1="0.5882in" svg:x2="3.4547in" svg:y2="0.5807in"><text:p/></draw:line><draw:line text:anchor-type="paragraph" draw:z-index="1212" draw:name="Shape2" draw:style-name="gr2" draw:text-style-name="P130" svg:x1="0.6984in" svg:y1="0.1811in" svg:x2="3.4547in" svg:y2="0.1811in"><text:p/></draw:line><draw:line text:anchor-type="paragraph" draw:z-index="1213" draw:name="Shape2" draw:style-name="gr1" draw:text-style-name="P129" svg:x1="0.6984in" svg:y1="0.6898in" svg:x2="3.4547in" svg:y2="0.6898in"><text:p/></draw:line><draw:line text:anchor-type="paragraph" draw:z-index="1214" draw:name="Shape1" draw:style-name="gr3" draw:text-style-name="P129" svg:x1="0.6984in" svg:y1="0.1811in" svg:x2="0.6984in" svg:y2="0.6894in"><text:p/></draw:line><draw:line text:anchor-type="paragraph" draw:z-index="1215" draw:name="Shape1" draw:style-name="gr1" draw:text-style-name="P129" svg:x1="1.0925in" svg:y1="0.1811in" svg:x2="1.0925in" svg:y2="0.6894in"><text:p/></draw:line><draw:line text:anchor-type="paragraph" draw:z-index="1216" draw:name="Shape1" draw:style-name="gr1" draw:text-style-name="P129" svg:x1="1.4862in" svg:y1="0.1811in" svg:x2="1.4862in" svg:y2="0.6894in"><text:p/></draw:line><draw:line text:anchor-type="paragraph" draw:z-index="1217" draw:name="Shape1" draw:style-name="gr1" draw:text-style-name="P129" svg:x1="1.8799in" svg:y1="0.1811in" svg:x2="1.8799in" svg:y2="0.6894in"><text:p/></draw:line><draw:line text:anchor-type="paragraph" draw:z-index="1218" draw:name="Shape1" draw:style-name="gr1" draw:text-style-name="P129" svg:x1="2.2736in" svg:y1="0.1811in" svg:x2="2.2736in" svg:y2="0.6894in"><text:p/></draw:line><draw:line text:anchor-type="paragraph" draw:z-index="1219" draw:name="Shape1" draw:style-name="gr1" draw:text-style-name="P129" svg:x1="2.6673in" svg:y1="0.1811in" svg:x2="2.6673in" svg:y2="0.6894in"><text:p/></draw:line><draw:line text:anchor-type="paragraph" draw:z-index="1220" draw:name="Shape1" draw:style-name="gr1" draw:text-style-name="P129" svg:x1="3.061in" svg:y1="0.1811in" svg:x2="3.061in" svg:y2="0.6894in"><text:p/></draw:line><draw:line text:anchor-type="paragraph" draw:z-index="1221" draw:name="Shape1" draw:style-name="gr1" draw:text-style-name="P129" svg:x1="3.4547in" svg:y1="0.1811in" svg:x2="3.4547in" svg:y2="0.6894in"><text:p/></draw:line><draw:custom-shape text:anchor-type="paragraph" draw:z-index="1222" draw:name="Shape3" draw:style-name="gr4" draw:text-style-name="P131" svg:width="0.0787in" svg:height="0.0787in" svg:x="1.6409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3" draw:name="Shape3" draw:style-name="gr4" draw:text-style-name="P131" svg:width="0.0787in" svg:height="0.0787in" svg:x="2.8362in" svg:y="0.2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4" draw:name="Shape3" draw:style-name="gr6" draw:text-style-name="P133" svg:width="0.0795in" svg:height="0.0795in" svg:x="2.4335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25" draw:name="Shape3" draw:style-name="gr5" draw:text-style-name="P132" svg:width="0.0787in" svg:height="0.0787in" svg:x="3.2453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26" draw:name="Shape3" draw:style-name="gr23" draw:text-style-name="P144" svg:width="0.0787in" svg:height="0.0787in" svg:x="1.6417in" svg:y="0.3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7" draw:name="Shape3" draw:style-name="gr24" draw:text-style-name="P145" svg:width="0.0787in" svg:height="0.0787in" svg:x="2.4335in" svg:y="0.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8" draw:name="Shape3" draw:style-name="gr21" draw:text-style-name="P142" svg:width="0.0787in" svg:height="0.0787in" svg:x="3.2425in" svg:y="0.3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29" draw:name="Shape3" draw:style-name="gr20" draw:text-style-name="P141" svg:width="0.0787in" svg:height="0.0787in" svg:x="2.4346in" svg:y="0.4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56_1024750181"/>3nps "<text:span text:style-name="T26">Ionian shape</text:span>"<text:bookmark-end text:name="__RefHeading___Toc11356_1024750181"/></text:h>
      <text:p text:style-name="P46"><draw:frame draw:style-name="fr1" draw:name="Frame54" text:anchor-type="paragraph" svg:x="0.5228in" svg:y="0.0307in" svg:width="3.7425in" draw:z-index="1230"><draw:text-box fo:min-height="1.0575in"><text:p text:style-name="Frame_20_contents"><draw:line text:anchor-type="paragraph" draw:z-index="1231" draw:name="Shape2" draw:style-name="gr1" draw:text-style-name="P128" svg:x1="0.6984in" svg:y1="0.2949in" svg:x2="3.4547in" svg:y2="0.2839in"><text:p/></draw:line><draw:line text:anchor-type="paragraph" draw:z-index="1232" draw:name="Shape2" draw:style-name="gr1" draw:text-style-name="P129" svg:x1="0.6929in" svg:y1="0.3906in" svg:x2="3.4547in" svg:y2="0.378in"><text:p/></draw:line><draw:line text:anchor-type="paragraph" draw:z-index="1233" draw:name="Shape2" draw:style-name="gr1" draw:text-style-name="P129" svg:x1="0.698in" svg:y1="0.4839in" svg:x2="3.4551in" svg:y2="0.4819in"><text:p/></draw:line><draw:line text:anchor-type="paragraph" draw:z-index="1234" draw:name="Shape2" draw:style-name="gr1" draw:text-style-name="P129" svg:x1="0.6984in" svg:y1="0.5882in" svg:x2="3.4547in" svg:y2="0.5807in"><text:p/></draw:line><draw:line text:anchor-type="paragraph" draw:z-index="1235" draw:name="Shape2" draw:style-name="gr2" draw:text-style-name="P130" svg:x1="0.6984in" svg:y1="0.1811in" svg:x2="3.4547in" svg:y2="0.1811in"><text:p/></draw:line><draw:line text:anchor-type="paragraph" draw:z-index="1236" draw:name="Shape2" draw:style-name="gr1" draw:text-style-name="P129" svg:x1="0.6984in" svg:y1="0.6898in" svg:x2="3.4547in" svg:y2="0.6898in"><text:p/></draw:line><draw:line text:anchor-type="paragraph" draw:z-index="1237" draw:name="Shape1" draw:style-name="gr3" draw:text-style-name="P129" svg:x1="0.6984in" svg:y1="0.1811in" svg:x2="0.6984in" svg:y2="0.6894in"><text:p/></draw:line><draw:line text:anchor-type="paragraph" draw:z-index="1238" draw:name="Shape1" draw:style-name="gr1" draw:text-style-name="P129" svg:x1="1.0925in" svg:y1="0.1811in" svg:x2="1.0925in" svg:y2="0.6894in"><text:p/></draw:line><draw:line text:anchor-type="paragraph" draw:z-index="1239" draw:name="Shape1" draw:style-name="gr1" draw:text-style-name="P129" svg:x1="1.4862in" svg:y1="0.1811in" svg:x2="1.4862in" svg:y2="0.6894in"><text:p/></draw:line><draw:line text:anchor-type="paragraph" draw:z-index="1240" draw:name="Shape1" draw:style-name="gr1" draw:text-style-name="P129" svg:x1="1.8799in" svg:y1="0.1811in" svg:x2="1.8799in" svg:y2="0.6894in"><text:p/></draw:line><draw:line text:anchor-type="paragraph" draw:z-index="1241" draw:name="Shape1" draw:style-name="gr1" draw:text-style-name="P129" svg:x1="2.2736in" svg:y1="0.1811in" svg:x2="2.2736in" svg:y2="0.6894in"><text:p/></draw:line><draw:line text:anchor-type="paragraph" draw:z-index="1242" draw:name="Shape1" draw:style-name="gr1" draw:text-style-name="P129" svg:x1="2.6673in" svg:y1="0.1811in" svg:x2="2.6673in" svg:y2="0.6894in"><text:p/></draw:line><draw:line text:anchor-type="paragraph" draw:z-index="1243" draw:name="Shape1" draw:style-name="gr1" draw:text-style-name="P129" svg:x1="3.061in" svg:y1="0.1811in" svg:x2="3.061in" svg:y2="0.6894in"><text:p/></draw:line><draw:line text:anchor-type="paragraph" draw:z-index="1244" draw:name="Shape1" draw:style-name="gr1" draw:text-style-name="P129" svg:x1="3.4547in" svg:y1="0.1811in" svg:x2="3.4547in" svg:y2="0.6894in"><text:p/></draw:line><draw:custom-shape text:anchor-type="paragraph" draw:z-index="1245" draw:name="Shape3" draw:style-name="gr4" draw:text-style-name="P131" svg:width="0.0787in" svg:height="0.0787in" svg:x="1.6409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6" draw:name="Shape3" draw:style-name="gr4" draw:text-style-name="P131" svg:width="0.0787in" svg:height="0.0787in" svg:x="2.8492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7" draw:name="Shape3" draw:style-name="gr6" draw:text-style-name="P133" svg:width="0.0795in" svg:height="0.0795in" svg:x="2.4354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48" draw:name="Shape3" draw:style-name="gr5" draw:text-style-name="P132" svg:width="0.0787in" svg:height="0.0787in" svg:x="1.2346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49" draw:name="Shape3" draw:style-name="gr23" draw:text-style-name="P144" svg:width="0.0787in" svg:height="0.0787in" svg:x="1.6382in" svg:y="0.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0" draw:name="Shape3" draw:style-name="gr21" draw:text-style-name="P142" svg:width="0.0787in" svg:height="0.0787in" svg:x="1.6382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51" draw:name="Shape3" draw:style-name="gr20" draw:text-style-name="P141" svg:width="0.0787in" svg:height="0.0787in" svg:x="2.4374in" svg:y="0.4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52" draw:name="Shape3" draw:style-name="gr27" draw:text-style-name="P148" svg:width="0.0787in" svg:height="0.0787in" svg:x="2.4362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58_1024750181"/>3nps "<text:span text:style-name="T27">Locrian shape</text:span>"<text:bookmark-end text:name="__RefHeading___Toc11358_1024750181"/></text:h>
      <text:p text:style-name="P46"><draw:frame draw:style-name="fr1" draw:name="Frame55" text:anchor-type="paragraph" svg:x="0.5228in" svg:y="0.0307in" svg:width="3.7425in" draw:z-index="1253"><draw:text-box fo:min-height="1.0575in"><text:p text:style-name="Frame_20_contents"><draw:line text:anchor-type="paragraph" draw:z-index="1254" draw:name="Shape2" draw:style-name="gr1" draw:text-style-name="P128" svg:x1="0.6984in" svg:y1="0.2949in" svg:x2="3.4547in" svg:y2="0.2839in"><text:p/></draw:line><draw:line text:anchor-type="paragraph" draw:z-index="1255" draw:name="Shape2" draw:style-name="gr1" draw:text-style-name="P129" svg:x1="0.6929in" svg:y1="0.3906in" svg:x2="3.4547in" svg:y2="0.378in"><text:p/></draw:line><draw:line text:anchor-type="paragraph" draw:z-index="1256" draw:name="Shape2" draw:style-name="gr1" draw:text-style-name="P129" svg:x1="0.698in" svg:y1="0.4839in" svg:x2="3.4551in" svg:y2="0.4819in"><text:p/></draw:line><draw:line text:anchor-type="paragraph" draw:z-index="1257" draw:name="Shape2" draw:style-name="gr1" draw:text-style-name="P129" svg:x1="0.6984in" svg:y1="0.5882in" svg:x2="3.4547in" svg:y2="0.5807in"><text:p/></draw:line><draw:line text:anchor-type="paragraph" draw:z-index="1258" draw:name="Shape2" draw:style-name="gr2" draw:text-style-name="P130" svg:x1="0.6984in" svg:y1="0.1811in" svg:x2="3.4547in" svg:y2="0.1811in"><text:p/></draw:line><draw:line text:anchor-type="paragraph" draw:z-index="1259" draw:name="Shape2" draw:style-name="gr1" draw:text-style-name="P129" svg:x1="0.6984in" svg:y1="0.6898in" svg:x2="3.4547in" svg:y2="0.6898in"><text:p/></draw:line><draw:line text:anchor-type="paragraph" draw:z-index="1260" draw:name="Shape1" draw:style-name="gr3" draw:text-style-name="P129" svg:x1="0.6984in" svg:y1="0.1811in" svg:x2="0.6984in" svg:y2="0.6894in"><text:p/></draw:line><draw:line text:anchor-type="paragraph" draw:z-index="1261" draw:name="Shape1" draw:style-name="gr1" draw:text-style-name="P129" svg:x1="1.0925in" svg:y1="0.1811in" svg:x2="1.0925in" svg:y2="0.6894in"><text:p/></draw:line><draw:line text:anchor-type="paragraph" draw:z-index="1262" draw:name="Shape1" draw:style-name="gr1" draw:text-style-name="P129" svg:x1="1.4862in" svg:y1="0.1811in" svg:x2="1.4862in" svg:y2="0.6894in"><text:p/></draw:line><draw:line text:anchor-type="paragraph" draw:z-index="1263" draw:name="Shape1" draw:style-name="gr1" draw:text-style-name="P129" svg:x1="1.8799in" svg:y1="0.1811in" svg:x2="1.8799in" svg:y2="0.6894in"><text:p/></draw:line><draw:line text:anchor-type="paragraph" draw:z-index="1264" draw:name="Shape1" draw:style-name="gr1" draw:text-style-name="P129" svg:x1="2.2736in" svg:y1="0.1811in" svg:x2="2.2736in" svg:y2="0.6894in"><text:p/></draw:line><draw:line text:anchor-type="paragraph" draw:z-index="1265" draw:name="Shape1" draw:style-name="gr1" draw:text-style-name="P129" svg:x1="2.6673in" svg:y1="0.1811in" svg:x2="2.6673in" svg:y2="0.6894in"><text:p/></draw:line><draw:line text:anchor-type="paragraph" draw:z-index="1266" draw:name="Shape1" draw:style-name="gr1" draw:text-style-name="P129" svg:x1="3.061in" svg:y1="0.1811in" svg:x2="3.061in" svg:y2="0.6894in"><text:p/></draw:line><draw:line text:anchor-type="paragraph" draw:z-index="1267" draw:name="Shape1" draw:style-name="gr1" draw:text-style-name="P129" svg:x1="3.4547in" svg:y1="0.1811in" svg:x2="3.4547in" svg:y2="0.6894in"><text:p/></draw:line><draw:custom-shape text:anchor-type="paragraph" draw:z-index="1268" draw:name="Shape3" draw:style-name="gr4" draw:text-style-name="P131" svg:width="0.0787in" svg:height="0.0787in" svg:x="1.6484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9" draw:name="Shape3" draw:style-name="gr4" draw:text-style-name="P131" svg:width="0.0787in" svg:height="0.0787in" svg:x="2.4339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0" draw:name="Shape3" draw:style-name="gr6" draw:text-style-name="P133" svg:width="0.0795in" svg:height="0.0795in" svg:x="1.6445in" svg:y="0.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1" draw:name="Shape3" draw:style-name="gr5" draw:text-style-name="P132" svg:width="0.0787in" svg:height="0.0787in" svg:x="2.0453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2" draw:name="Shape3" draw:style-name="gr23" draw:text-style-name="P144" svg:width="0.0787in" svg:height="0.0787in" svg:x="2.4335in" svg:y="0.3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3" draw:name="Shape3" draw:style-name="gr20" draw:text-style-name="P141" svg:width="0.0787in" svg:height="0.0787in" svg:x="1.2492in" svg:y="0.3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4" draw:name="Shape3" draw:style-name="gr27" draw:text-style-name="P148" svg:width="0.0787in" svg:height="0.0787in" svg:x="3.2409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5" draw:name="Shape3" draw:style-name="gr21" draw:text-style-name="P142" svg:width="0.0787in" svg:height="0.0787in" svg:x="2.4354in" svg:y="0.2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46"/>
      <text:h text:style-name="P86" text:outline-level="1"><text:bookmark-start text:name="__RefHeading___Toc11360_1024750181"/><text:soft-page-break/><text:span text:style-name="T11">Aeolian</text:span> mini-boxes on <text:span text:style-name="T28">D</text:span> string<text:bookmark-end text:name="__RefHeading___Toc11360_1024750181"/></text:h>
      <text:h text:style-name="P116" text:outline-level="2"><text:bookmark-start text:name="__RefHeading___Toc11362_1024750181"/><text:span text:style-name="T29">E</text:span>-<text:span text:style-name="T2">shape</text:span><text:bookmark-end text:name="__RefHeading___Toc11362_1024750181"/></text:h>
      <text:p text:style-name="P46"><draw:frame draw:style-name="fr1" draw:name="Frame56" text:anchor-type="paragraph" svg:x="0.5228in" svg:y="0.0307in" svg:width="3.7425in" draw:z-index="1276"><draw:text-box fo:min-height="1.0575in"><text:p text:style-name="Frame_20_contents"><draw:line text:anchor-type="paragraph" draw:z-index="1277" draw:name="Shape2" draw:style-name="gr1" draw:text-style-name="P128" svg:x1="0.6984in" svg:y1="0.2949in" svg:x2="3.4547in" svg:y2="0.2839in"><text:p/></draw:line><draw:line text:anchor-type="paragraph" draw:z-index="1278" draw:name="Shape2" draw:style-name="gr1" draw:text-style-name="P129" svg:x1="0.6929in" svg:y1="0.3906in" svg:x2="3.4547in" svg:y2="0.378in"><text:p/></draw:line><draw:line text:anchor-type="paragraph" draw:z-index="1279" draw:name="Shape2" draw:style-name="gr1" draw:text-style-name="P129" svg:x1="0.698in" svg:y1="0.4839in" svg:x2="3.4551in" svg:y2="0.4819in"><text:p/></draw:line><draw:line text:anchor-type="paragraph" draw:z-index="1280" draw:name="Shape2" draw:style-name="gr1" draw:text-style-name="P129" svg:x1="0.6984in" svg:y1="0.5882in" svg:x2="3.4547in" svg:y2="0.5807in"><text:p/></draw:line><draw:line text:anchor-type="paragraph" draw:z-index="1281" draw:name="Shape2" draw:style-name="gr2" draw:text-style-name="P130" svg:x1="0.6984in" svg:y1="0.1811in" svg:x2="3.4547in" svg:y2="0.1811in"><text:p/></draw:line><draw:line text:anchor-type="paragraph" draw:z-index="1282" draw:name="Shape2" draw:style-name="gr1" draw:text-style-name="P129" svg:x1="0.6984in" svg:y1="0.6898in" svg:x2="3.4547in" svg:y2="0.6898in"><text:p/></draw:line><draw:line text:anchor-type="paragraph" draw:z-index="1283" draw:name="Shape1" draw:style-name="gr3" draw:text-style-name="P129" svg:x1="0.6984in" svg:y1="0.1811in" svg:x2="0.6984in" svg:y2="0.6894in"><text:p/></draw:line><draw:line text:anchor-type="paragraph" draw:z-index="1284" draw:name="Shape1" draw:style-name="gr1" draw:text-style-name="P129" svg:x1="1.0925in" svg:y1="0.1811in" svg:x2="1.0925in" svg:y2="0.6894in"><text:p/></draw:line><draw:line text:anchor-type="paragraph" draw:z-index="1285" draw:name="Shape1" draw:style-name="gr1" draw:text-style-name="P129" svg:x1="1.4862in" svg:y1="0.1811in" svg:x2="1.4862in" svg:y2="0.6894in"><text:p/></draw:line><draw:line text:anchor-type="paragraph" draw:z-index="1286" draw:name="Shape1" draw:style-name="gr1" draw:text-style-name="P129" svg:x1="1.8799in" svg:y1="0.1811in" svg:x2="1.8799in" svg:y2="0.6894in"><text:p/></draw:line><draw:line text:anchor-type="paragraph" draw:z-index="1287" draw:name="Shape1" draw:style-name="gr1" draw:text-style-name="P129" svg:x1="2.2736in" svg:y1="0.1811in" svg:x2="2.2736in" svg:y2="0.6894in"><text:p/></draw:line><draw:line text:anchor-type="paragraph" draw:z-index="1288" draw:name="Shape1" draw:style-name="gr1" draw:text-style-name="P129" svg:x1="2.6673in" svg:y1="0.1811in" svg:x2="2.6673in" svg:y2="0.6894in"><text:p/></draw:line><draw:line text:anchor-type="paragraph" draw:z-index="1289" draw:name="Shape1" draw:style-name="gr1" draw:text-style-name="P129" svg:x1="3.061in" svg:y1="0.1811in" svg:x2="3.061in" svg:y2="0.6894in"><text:p/></draw:line><draw:line text:anchor-type="paragraph" draw:z-index="1290" draw:name="Shape1" draw:style-name="gr1" draw:text-style-name="P129" svg:x1="3.4547in" svg:y1="0.1811in" svg:x2="3.4547in" svg:y2="0.6894in"><text:p/></draw:line><draw:custom-shape text:anchor-type="paragraph" draw:z-index="1291" draw:name="Shape3" draw:style-name="gr11" draw:text-style-name="P138" svg:width="0.0795in" svg:height="0.0795in" svg:x="1.6437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2" draw:name="Shape3" draw:style-name="gr6" draw:text-style-name="P133" svg:width="0.0807in" svg:height="0.0807in" svg:x="1.6429in" svg:y="0.2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93" draw:name="Shape3" draw:style-name="gr5" draw:text-style-name="P132" svg:width="0.0787in" svg:height="0.0787in" svg:x="1.644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94" draw:name="Shape3" draw:style-name="gr4" draw:text-style-name="P131" svg:width="0.0787in" svg:height="0.0787in" svg:x="2.4339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5" draw:name="Shape3" draw:style-name="gr25" draw:text-style-name="P146" svg:width="0.0795in" svg:height="0.0795in" svg:x="2.4327in" svg:y="0.3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96" draw:name="Shape3" draw:style-name="gr20" draw:text-style-name="P141" svg:width="0.0787in" svg:height="0.0787in" svg:x="1.2307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97" draw:name="Shape3" draw:style-name="gr22" draw:text-style-name="P143" svg:width="0.0807in" svg:height="0.0807in" svg:x="2.0311in" svg:y="0.2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98" draw:name="Shape3" draw:style-name="gr26" draw:text-style-name="P147" svg:width="0.0795in" svg:height="0.0795in" svg:x="2.8354in" svg:y="0.2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46"/>
      <text:h text:style-name="P116" text:outline-level="2"><text:bookmark-start text:name="__RefHeading___Toc11364_1024750181"/><text:span text:style-name="T30">D</text:span>-shape<text:bookmark-end text:name="__RefHeading___Toc11364_1024750181"/></text:h>
      <text:p text:style-name="P46"><draw:frame draw:style-name="fr1" draw:name="Frame57" text:anchor-type="paragraph" svg:x="0.5228in" svg:y="0.0307in" svg:width="3.7425in" draw:z-index="1299"><draw:text-box fo:min-height="1.0575in"><text:p text:style-name="Frame_20_contents"><draw:line text:anchor-type="paragraph" draw:z-index="1300" draw:name="Shape2" draw:style-name="gr1" draw:text-style-name="P128" svg:x1="0.6984in" svg:y1="0.2949in" svg:x2="3.4547in" svg:y2="0.2839in"><text:p/></draw:line><draw:line text:anchor-type="paragraph" draw:z-index="1301" draw:name="Shape2" draw:style-name="gr1" draw:text-style-name="P129" svg:x1="0.6929in" svg:y1="0.3906in" svg:x2="3.4547in" svg:y2="0.378in"><text:p/></draw:line><draw:line text:anchor-type="paragraph" draw:z-index="1302" draw:name="Shape2" draw:style-name="gr1" draw:text-style-name="P129" svg:x1="0.698in" svg:y1="0.4839in" svg:x2="3.4551in" svg:y2="0.4819in"><text:p/></draw:line><draw:line text:anchor-type="paragraph" draw:z-index="1303" draw:name="Shape2" draw:style-name="gr1" draw:text-style-name="P129" svg:x1="0.6984in" svg:y1="0.5882in" svg:x2="3.4547in" svg:y2="0.5807in"><text:p/></draw:line><draw:line text:anchor-type="paragraph" draw:z-index="1304" draw:name="Shape2" draw:style-name="gr2" draw:text-style-name="P130" svg:x1="0.6984in" svg:y1="0.1811in" svg:x2="3.4547in" svg:y2="0.1811in"><text:p/></draw:line><draw:line text:anchor-type="paragraph" draw:z-index="1305" draw:name="Shape2" draw:style-name="gr1" draw:text-style-name="P129" svg:x1="0.6984in" svg:y1="0.6898in" svg:x2="3.4547in" svg:y2="0.6898in"><text:p/></draw:line><draw:line text:anchor-type="paragraph" draw:z-index="1306" draw:name="Shape1" draw:style-name="gr3" draw:text-style-name="P129" svg:x1="0.6984in" svg:y1="0.1811in" svg:x2="0.6984in" svg:y2="0.6894in"><text:p/></draw:line><draw:line text:anchor-type="paragraph" draw:z-index="1307" draw:name="Shape1" draw:style-name="gr1" draw:text-style-name="P129" svg:x1="1.0925in" svg:y1="0.1811in" svg:x2="1.0925in" svg:y2="0.6894in"><text:p/></draw:line><draw:line text:anchor-type="paragraph" draw:z-index="1308" draw:name="Shape1" draw:style-name="gr1" draw:text-style-name="P129" svg:x1="1.4862in" svg:y1="0.1811in" svg:x2="1.4862in" svg:y2="0.6894in"><text:p/></draw:line><draw:line text:anchor-type="paragraph" draw:z-index="1309" draw:name="Shape1" draw:style-name="gr1" draw:text-style-name="P129" svg:x1="1.8799in" svg:y1="0.1811in" svg:x2="1.8799in" svg:y2="0.6894in"><text:p/></draw:line><draw:line text:anchor-type="paragraph" draw:z-index="1310" draw:name="Shape1" draw:style-name="gr1" draw:text-style-name="P129" svg:x1="2.2736in" svg:y1="0.1811in" svg:x2="2.2736in" svg:y2="0.6894in"><text:p/></draw:line><draw:line text:anchor-type="paragraph" draw:z-index="1311" draw:name="Shape1" draw:style-name="gr1" draw:text-style-name="P129" svg:x1="2.6673in" svg:y1="0.1811in" svg:x2="2.6673in" svg:y2="0.6894in"><text:p/></draw:line><draw:line text:anchor-type="paragraph" draw:z-index="1312" draw:name="Shape1" draw:style-name="gr1" draw:text-style-name="P129" svg:x1="3.061in" svg:y1="0.1811in" svg:x2="3.061in" svg:y2="0.6894in"><text:p/></draw:line><draw:line text:anchor-type="paragraph" draw:z-index="1313" draw:name="Shape1" draw:style-name="gr1" draw:text-style-name="P129" svg:x1="3.4547in" svg:y1="0.1811in" svg:x2="3.4547in" svg:y2="0.6894in"><text:p/></draw:line><draw:custom-shape text:anchor-type="paragraph" draw:z-index="1314" draw:name="Shape3" draw:style-name="gr4" draw:text-style-name="P131" svg:width="0.0787in" svg:height="0.0787in" svg:x="1.648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5" draw:name="Shape3" draw:style-name="gr4" draw:text-style-name="P131" svg:width="0.0787in" svg:height="0.0787in" svg:x="2.8283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6" draw:name="Shape3" draw:style-name="gr6" draw:text-style-name="P133" svg:width="0.0795in" svg:height="0.0795in" svg:x="2.4307in" svg:y="0.3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17" draw:name="Shape3" draw:style-name="gr5" draw:text-style-name="P132" svg:width="0.0787in" svg:height="0.0787in" svg:x="2.828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18" draw:name="Shape3" draw:style-name="gr23" draw:text-style-name="P144" svg:width="0.0787in" svg:height="0.0787in" svg:x="1.6492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9" draw:name="Shape3" draw:style-name="gr24" draw:text-style-name="P145" svg:width="0.0787in" svg:height="0.0787in" svg:x="2.027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0" draw:name="Shape3" draw:style-name="gr21" draw:text-style-name="P142" svg:width="0.0787in" svg:height="0.0787in" svg:x="2.8283in" svg:y="0.3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21" draw:name="Shape3" draw:style-name="gr20" draw:text-style-name="P141" svg:width="0.0787in" svg:height="0.0787in" svg:x="2.4319in" svg:y="0.4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66_1024750181"/>3nps "<text:span text:style-name="T31">Locr</text:span>ian<text:span text:style-name="T10"> shape</text:span>"<text:bookmark-end text:name="__RefHeading___Toc11366_1024750181"/></text:h>
      <text:p text:style-name="P46"><draw:frame draw:style-name="fr1" draw:name="Frame58" text:anchor-type="paragraph" svg:x="0.5228in" svg:y="0.0307in" svg:width="3.7425in" draw:z-index="1322"><draw:text-box fo:min-height="1.0575in"><text:p text:style-name="Frame_20_contents"><draw:line text:anchor-type="paragraph" draw:z-index="1323" draw:name="Shape2" draw:style-name="gr1" draw:text-style-name="P128" svg:x1="0.6984in" svg:y1="0.2949in" svg:x2="3.4547in" svg:y2="0.2839in"><text:p/></draw:line><draw:line text:anchor-type="paragraph" draw:z-index="1324" draw:name="Shape2" draw:style-name="gr1" draw:text-style-name="P129" svg:x1="0.6929in" svg:y1="0.3906in" svg:x2="3.4547in" svg:y2="0.378in"><text:p/></draw:line><draw:line text:anchor-type="paragraph" draw:z-index="1325" draw:name="Shape2" draw:style-name="gr1" draw:text-style-name="P129" svg:x1="0.698in" svg:y1="0.4839in" svg:x2="3.4551in" svg:y2="0.4819in"><text:p/></draw:line><draw:line text:anchor-type="paragraph" draw:z-index="1326" draw:name="Shape2" draw:style-name="gr1" draw:text-style-name="P129" svg:x1="0.6984in" svg:y1="0.5882in" svg:x2="3.4547in" svg:y2="0.5807in"><text:p/></draw:line><draw:line text:anchor-type="paragraph" draw:z-index="1327" draw:name="Shape2" draw:style-name="gr2" draw:text-style-name="P130" svg:x1="0.6984in" svg:y1="0.1811in" svg:x2="3.4547in" svg:y2="0.1811in"><text:p/></draw:line><draw:line text:anchor-type="paragraph" draw:z-index="1328" draw:name="Shape2" draw:style-name="gr1" draw:text-style-name="P129" svg:x1="0.6984in" svg:y1="0.6898in" svg:x2="3.4547in" svg:y2="0.6898in"><text:p/></draw:line><draw:line text:anchor-type="paragraph" draw:z-index="1329" draw:name="Shape1" draw:style-name="gr3" draw:text-style-name="P129" svg:x1="0.6984in" svg:y1="0.1811in" svg:x2="0.6984in" svg:y2="0.6894in"><text:p/></draw:line><draw:line text:anchor-type="paragraph" draw:z-index="1330" draw:name="Shape1" draw:style-name="gr1" draw:text-style-name="P129" svg:x1="1.0925in" svg:y1="0.1811in" svg:x2="1.0925in" svg:y2="0.6894in"><text:p/></draw:line><draw:line text:anchor-type="paragraph" draw:z-index="1331" draw:name="Shape1" draw:style-name="gr1" draw:text-style-name="P129" svg:x1="1.4862in" svg:y1="0.1811in" svg:x2="1.4862in" svg:y2="0.6894in"><text:p/></draw:line><draw:line text:anchor-type="paragraph" draw:z-index="1332" draw:name="Shape1" draw:style-name="gr1" draw:text-style-name="P129" svg:x1="1.8799in" svg:y1="0.1811in" svg:x2="1.8799in" svg:y2="0.6894in"><text:p/></draw:line><draw:line text:anchor-type="paragraph" draw:z-index="1333" draw:name="Shape1" draw:style-name="gr1" draw:text-style-name="P129" svg:x1="2.2736in" svg:y1="0.1811in" svg:x2="2.2736in" svg:y2="0.6894in"><text:p/></draw:line><draw:line text:anchor-type="paragraph" draw:z-index="1334" draw:name="Shape1" draw:style-name="gr1" draw:text-style-name="P129" svg:x1="2.6673in" svg:y1="0.1811in" svg:x2="2.6673in" svg:y2="0.6894in"><text:p/></draw:line><draw:line text:anchor-type="paragraph" draw:z-index="1335" draw:name="Shape1" draw:style-name="gr1" draw:text-style-name="P129" svg:x1="3.061in" svg:y1="0.1811in" svg:x2="3.061in" svg:y2="0.6894in"><text:p/></draw:line><draw:line text:anchor-type="paragraph" draw:z-index="1336" draw:name="Shape1" draw:style-name="gr1" draw:text-style-name="P129" svg:x1="3.4547in" svg:y1="0.1811in" svg:x2="3.4547in" svg:y2="0.6894in"><text:p/></draw:line><draw:custom-shape text:anchor-type="paragraph" draw:z-index="1337" draw:name="Shape3" draw:style-name="gr4" draw:text-style-name="P131" svg:width="0.0787in" svg:height="0.0787in" svg:x="1.6409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8" draw:name="Shape3" draw:style-name="gr4" draw:text-style-name="P131" svg:width="0.0787in" svg:height="0.0787in" svg:x="2.8362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9" draw:name="Shape3" draw:style-name="gr6" draw:text-style-name="P133" svg:width="0.0795in" svg:height="0.0795in" svg:x="2.4409in" svg:y="0.3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40" draw:name="Shape3" draw:style-name="gr5" draw:text-style-name="P132" svg:width="0.0787in" svg:height="0.0787in" svg:x="2.8366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41" draw:name="Shape3" draw:style-name="gr23" draw:text-style-name="P144" svg:width="0.0787in" svg:height="0.0787in" svg:x="1.6417in" svg:y="0.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2" draw:name="Shape3" draw:style-name="gr24" draw:text-style-name="P145" svg:width="0.0787in" svg:height="0.0787in" svg:x="2.0354in" svg:y="0.2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3" draw:name="Shape3" draw:style-name="gr21" draw:text-style-name="P142" svg:width="0.0787in" svg:height="0.0787in" svg:x="2.8362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44" draw:name="Shape3" draw:style-name="gr20" draw:text-style-name="P141" svg:width="0.0787in" svg:height="0.0787in" svg:x="2.4402in" svg:y="0.4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68_1024750181"/>3nps "<text:span text:style-name="T32">Aeolian shape</text:span>"<text:bookmark-end text:name="__RefHeading___Toc11368_1024750181"/></text:h>
      <text:p text:style-name="P46"><draw:frame draw:style-name="fr1" draw:name="Frame59" text:anchor-type="paragraph" svg:x="0.5228in" svg:y="0.0307in" svg:width="3.7425in" draw:z-index="1345"><draw:text-box fo:min-height="1.0575in"><text:p text:style-name="Frame_20_contents"><draw:line text:anchor-type="paragraph" draw:z-index="1346" draw:name="Shape2" draw:style-name="gr1" draw:text-style-name="P128" svg:x1="0.6984in" svg:y1="0.2949in" svg:x2="3.4547in" svg:y2="0.2839in"><text:p/></draw:line><draw:line text:anchor-type="paragraph" draw:z-index="1347" draw:name="Shape2" draw:style-name="gr1" draw:text-style-name="P129" svg:x1="0.6929in" svg:y1="0.3906in" svg:x2="3.4547in" svg:y2="0.378in"><text:p/></draw:line><draw:line text:anchor-type="paragraph" draw:z-index="1348" draw:name="Shape2" draw:style-name="gr1" draw:text-style-name="P129" svg:x1="0.698in" svg:y1="0.4839in" svg:x2="3.4551in" svg:y2="0.4819in"><text:p/></draw:line><draw:line text:anchor-type="paragraph" draw:z-index="1349" draw:name="Shape2" draw:style-name="gr1" draw:text-style-name="P129" svg:x1="0.6984in" svg:y1="0.5882in" svg:x2="3.4547in" svg:y2="0.5807in"><text:p/></draw:line><draw:line text:anchor-type="paragraph" draw:z-index="1350" draw:name="Shape2" draw:style-name="gr2" draw:text-style-name="P130" svg:x1="0.6984in" svg:y1="0.1811in" svg:x2="3.4547in" svg:y2="0.1811in"><text:p/></draw:line><draw:line text:anchor-type="paragraph" draw:z-index="1351" draw:name="Shape2" draw:style-name="gr1" draw:text-style-name="P129" svg:x1="0.6984in" svg:y1="0.6898in" svg:x2="3.4547in" svg:y2="0.6898in"><text:p/></draw:line><draw:line text:anchor-type="paragraph" draw:z-index="1352" draw:name="Shape1" draw:style-name="gr3" draw:text-style-name="P129" svg:x1="0.6984in" svg:y1="0.1811in" svg:x2="0.6984in" svg:y2="0.6894in"><text:p/></draw:line><draw:line text:anchor-type="paragraph" draw:z-index="1353" draw:name="Shape1" draw:style-name="gr1" draw:text-style-name="P129" svg:x1="1.0925in" svg:y1="0.1811in" svg:x2="1.0925in" svg:y2="0.6894in"><text:p/></draw:line><draw:line text:anchor-type="paragraph" draw:z-index="1354" draw:name="Shape1" draw:style-name="gr1" draw:text-style-name="P129" svg:x1="1.4862in" svg:y1="0.1811in" svg:x2="1.4862in" svg:y2="0.6894in"><text:p/></draw:line><draw:line text:anchor-type="paragraph" draw:z-index="1355" draw:name="Shape1" draw:style-name="gr1" draw:text-style-name="P129" svg:x1="1.8799in" svg:y1="0.1811in" svg:x2="1.8799in" svg:y2="0.6894in"><text:p/></draw:line><draw:line text:anchor-type="paragraph" draw:z-index="1356" draw:name="Shape1" draw:style-name="gr1" draw:text-style-name="P129" svg:x1="2.2736in" svg:y1="0.1811in" svg:x2="2.2736in" svg:y2="0.6894in"><text:p/></draw:line><draw:line text:anchor-type="paragraph" draw:z-index="1357" draw:name="Shape1" draw:style-name="gr1" draw:text-style-name="P129" svg:x1="2.6673in" svg:y1="0.1811in" svg:x2="2.6673in" svg:y2="0.6894in"><text:p/></draw:line><draw:line text:anchor-type="paragraph" draw:z-index="1358" draw:name="Shape1" draw:style-name="gr1" draw:text-style-name="P129" svg:x1="3.061in" svg:y1="0.1811in" svg:x2="3.061in" svg:y2="0.6894in"><text:p/></draw:line><draw:line text:anchor-type="paragraph" draw:z-index="1359" draw:name="Shape1" draw:style-name="gr1" draw:text-style-name="P129" svg:x1="3.4547in" svg:y1="0.1811in" svg:x2="3.4547in" svg:y2="0.6894in"><text:p/></draw:line><draw:custom-shape text:anchor-type="paragraph" draw:z-index="1360" draw:name="Shape3" draw:style-name="gr4" draw:text-style-name="P131" svg:width="0.0787in" svg:height="0.0787in" svg:x="1.6409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1" draw:name="Shape3" draw:style-name="gr4" draw:text-style-name="P131" svg:width="0.0787in" svg:height="0.0787in" svg:x="2.8445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2" draw:name="Shape3" draw:style-name="gr6" draw:text-style-name="P133" svg:width="0.0795in" svg:height="0.0795in" svg:x="2.4335in" svg:y="0.3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3" draw:name="Shape3" draw:style-name="gr5" draw:text-style-name="P132" svg:width="0.0787in" svg:height="0.0787in" svg:x="0.8417in" svg:y="0.3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4" draw:name="Shape3" draw:style-name="gr23" draw:text-style-name="P144" svg:width="0.0787in" svg:height="0.0787in" svg:x="1.639in" svg:y="0.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5" draw:name="Shape3" draw:style-name="gr21" draw:text-style-name="P142" svg:width="0.0787in" svg:height="0.0787in" svg:x="1.2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6" draw:name="Shape3" draw:style-name="gr20" draw:text-style-name="P141" svg:width="0.0787in" svg:height="0.0787in" svg:x="2.4346in" svg:y="0.4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7" draw:name="Shape3" draw:style-name="gr27" draw:text-style-name="P148" svg:width="0.0787in" svg:height="0.0787in" svg:x="2.028in" svg:y="0.2516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32"/>
      <text:h text:style-name="P112" text:outline-level="2"><text:bookmark-start text:name="__RefHeading___Toc11370_1024750181"/>3nps "<text:span text:style-name="T22">Ionian shape</text:span>"<text:bookmark-end text:name="__RefHeading___Toc11370_1024750181"/></text:h>
      <text:p text:style-name="P46"><draw:frame draw:style-name="fr1" draw:name="Frame60" text:anchor-type="paragraph" svg:x="0.5228in" svg:y="0.0307in" svg:width="3.7425in" draw:z-index="1368"><draw:text-box fo:min-height="1.0575in"><text:p text:style-name="Frame_20_contents"><draw:line text:anchor-type="paragraph" draw:z-index="1369" draw:name="Shape2" draw:style-name="gr1" draw:text-style-name="P128" svg:x1="0.6984in" svg:y1="0.2949in" svg:x2="3.4547in" svg:y2="0.2839in"><text:p/></draw:line><draw:line text:anchor-type="paragraph" draw:z-index="1370" draw:name="Shape2" draw:style-name="gr1" draw:text-style-name="P129" svg:x1="0.6929in" svg:y1="0.3906in" svg:x2="3.4547in" svg:y2="0.378in"><text:p/></draw:line><draw:line text:anchor-type="paragraph" draw:z-index="1371" draw:name="Shape2" draw:style-name="gr1" draw:text-style-name="P129" svg:x1="0.698in" svg:y1="0.4839in" svg:x2="3.4551in" svg:y2="0.4819in"><text:p/></draw:line><draw:line text:anchor-type="paragraph" draw:z-index="1372" draw:name="Shape2" draw:style-name="gr1" draw:text-style-name="P129" svg:x1="0.6984in" svg:y1="0.5882in" svg:x2="3.4547in" svg:y2="0.5807in"><text:p/></draw:line><draw:line text:anchor-type="paragraph" draw:z-index="1373" draw:name="Shape2" draw:style-name="gr2" draw:text-style-name="P130" svg:x1="0.6984in" svg:y1="0.1811in" svg:x2="3.4547in" svg:y2="0.1811in"><text:p/></draw:line><draw:line text:anchor-type="paragraph" draw:z-index="1374" draw:name="Shape2" draw:style-name="gr1" draw:text-style-name="P129" svg:x1="0.6984in" svg:y1="0.6898in" svg:x2="3.4547in" svg:y2="0.6898in"><text:p/></draw:line><draw:line text:anchor-type="paragraph" draw:z-index="1375" draw:name="Shape1" draw:style-name="gr3" draw:text-style-name="P129" svg:x1="0.6984in" svg:y1="0.1811in" svg:x2="0.6984in" svg:y2="0.6894in"><text:p/></draw:line><draw:line text:anchor-type="paragraph" draw:z-index="1376" draw:name="Shape1" draw:style-name="gr1" draw:text-style-name="P129" svg:x1="1.0925in" svg:y1="0.1811in" svg:x2="1.0925in" svg:y2="0.6894in"><text:p/></draw:line><draw:line text:anchor-type="paragraph" draw:z-index="1377" draw:name="Shape1" draw:style-name="gr1" draw:text-style-name="P129" svg:x1="1.4862in" svg:y1="0.1811in" svg:x2="1.4862in" svg:y2="0.6894in"><text:p/></draw:line><draw:line text:anchor-type="paragraph" draw:z-index="1378" draw:name="Shape1" draw:style-name="gr1" draw:text-style-name="P129" svg:x1="1.8799in" svg:y1="0.1811in" svg:x2="1.8799in" svg:y2="0.6894in"><text:p/></draw:line><draw:line text:anchor-type="paragraph" draw:z-index="1379" draw:name="Shape1" draw:style-name="gr1" draw:text-style-name="P129" svg:x1="2.2736in" svg:y1="0.1811in" svg:x2="2.2736in" svg:y2="0.6894in"><text:p/></draw:line><draw:line text:anchor-type="paragraph" draw:z-index="1380" draw:name="Shape1" draw:style-name="gr1" draw:text-style-name="P129" svg:x1="2.6673in" svg:y1="0.1811in" svg:x2="2.6673in" svg:y2="0.6894in"><text:p/></draw:line><draw:line text:anchor-type="paragraph" draw:z-index="1381" draw:name="Shape1" draw:style-name="gr1" draw:text-style-name="P129" svg:x1="3.061in" svg:y1="0.1811in" svg:x2="3.061in" svg:y2="0.6894in"><text:p/></draw:line><draw:line text:anchor-type="paragraph" draw:z-index="1382" draw:name="Shape1" draw:style-name="gr1" draw:text-style-name="P129" svg:x1="3.4547in" svg:y1="0.1811in" svg:x2="3.4547in" svg:y2="0.6894in"><text:p/></draw:line><draw:custom-shape text:anchor-type="paragraph" draw:z-index="1383" draw:name="Shape3" draw:style-name="gr4" draw:text-style-name="P131" svg:width="0.0787in" svg:height="0.0787in" svg:x="1.6598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4" draw:name="Shape3" draw:style-name="gr4" draw:text-style-name="P131" svg:width="0.0787in" svg:height="0.0787in" svg:x="2.4354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5" draw:name="Shape3" draw:style-name="gr6" draw:text-style-name="P133" svg:width="0.0795in" svg:height="0.0795in" svg:x="1.6543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86" draw:name="Shape3" draw:style-name="gr5" draw:text-style-name="P132" svg:width="0.0787in" svg:height="0.0787in" svg:x="1.6563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87" draw:name="Shape3" draw:style-name="gr23" draw:text-style-name="P144" svg:width="0.0787in" svg:height="0.0787in" svg:x="2.4327in" svg:y="0.3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8" draw:name="Shape3" draw:style-name="gr20" draw:text-style-name="P141" svg:width="0.0787in" svg:height="0.0787in" svg:x="1.2472in" svg:y="0.3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89" draw:name="Shape3" draw:style-name="gr27" draw:text-style-name="P148" svg:width="0.0787in" svg:height="0.0787in" svg:x="2.8634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0" draw:name="Shape3" draw:style-name="gr21" draw:text-style-name="P142" svg:width="0.0787in" svg:height="0.0787in" svg:x="2.0319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6"/>
      <text:p text:style-name="P46"/>
      <text:p text:style-name="P46"/>
      <text:h text:style-name="P95" text:outline-level="1"><text:bookmark-start text:name="__RefHeading___Toc11372_1024750181"/>Ionian mini-boxes on <text:span text:style-name="T33">G</text:span> string<text:bookmark-end text:name="__RefHeading___Toc11372_1024750181"/></text:h>
      <text:h text:style-name="P117" text:outline-level="2"><text:bookmark-start text:name="__RefHeading___Toc11374_1024750181"/><text:span text:style-name="T34">A</text:span>-<text:span text:style-name="T2">shape</text:span><text:bookmark-end text:name="__RefHeading___Toc11374_1024750181"/></text:h>
      <text:p text:style-name="P47"><draw:frame draw:style-name="fr1" draw:name="Frame61" text:anchor-type="paragraph" svg:x="0.5228in" svg:y="0.0307in" svg:width="3.7425in" draw:z-index="1392"><draw:text-box fo:min-height="1.0575in"><text:p text:style-name="Frame_20_contents"><draw:line text:anchor-type="paragraph" draw:z-index="1393" draw:name="Shape2" draw:style-name="gr1" draw:text-style-name="P128" svg:x1="0.6984in" svg:y1="0.2949in" svg:x2="3.4547in" svg:y2="0.2839in"><text:p/></draw:line><draw:line text:anchor-type="paragraph" draw:z-index="1394" draw:name="Shape2" draw:style-name="gr1" draw:text-style-name="P129" svg:x1="0.6929in" svg:y1="0.3906in" svg:x2="3.4547in" svg:y2="0.378in"><text:p/></draw:line><draw:line text:anchor-type="paragraph" draw:z-index="1395" draw:name="Shape2" draw:style-name="gr1" draw:text-style-name="P129" svg:x1="0.698in" svg:y1="0.4839in" svg:x2="3.4551in" svg:y2="0.4819in"><text:p/></draw:line><draw:line text:anchor-type="paragraph" draw:z-index="1396" draw:name="Shape2" draw:style-name="gr1" draw:text-style-name="P129" svg:x1="0.6984in" svg:y1="0.5882in" svg:x2="3.4547in" svg:y2="0.5807in"><text:p/></draw:line><draw:line text:anchor-type="paragraph" draw:z-index="1397" draw:name="Shape2" draw:style-name="gr2" draw:text-style-name="P130" svg:x1="0.6984in" svg:y1="0.1811in" svg:x2="3.4547in" svg:y2="0.1811in"><text:p/></draw:line><draw:line text:anchor-type="paragraph" draw:z-index="1398" draw:name="Shape2" draw:style-name="gr1" draw:text-style-name="P129" svg:x1="0.6984in" svg:y1="0.6898in" svg:x2="3.4547in" svg:y2="0.6898in"><text:p/></draw:line><draw:line text:anchor-type="paragraph" draw:z-index="1399" draw:name="Shape1" draw:style-name="gr3" draw:text-style-name="P129" svg:x1="0.6984in" svg:y1="0.1811in" svg:x2="0.6984in" svg:y2="0.6894in"><text:p/></draw:line><draw:line text:anchor-type="paragraph" draw:z-index="1400" draw:name="Shape1" draw:style-name="gr1" draw:text-style-name="P129" svg:x1="1.0925in" svg:y1="0.1811in" svg:x2="1.0925in" svg:y2="0.6894in"><text:p/></draw:line><draw:line text:anchor-type="paragraph" draw:z-index="1401" draw:name="Shape1" draw:style-name="gr1" draw:text-style-name="P129" svg:x1="1.4862in" svg:y1="0.1811in" svg:x2="1.4862in" svg:y2="0.6894in"><text:p/></draw:line><draw:line text:anchor-type="paragraph" draw:z-index="1402" draw:name="Shape1" draw:style-name="gr1" draw:text-style-name="P129" svg:x1="1.8799in" svg:y1="0.1811in" svg:x2="1.8799in" svg:y2="0.6894in"><text:p/></draw:line><draw:line text:anchor-type="paragraph" draw:z-index="1403" draw:name="Shape1" draw:style-name="gr1" draw:text-style-name="P129" svg:x1="2.2736in" svg:y1="0.1811in" svg:x2="2.2736in" svg:y2="0.6894in"><text:p/></draw:line><draw:line text:anchor-type="paragraph" draw:z-index="1404" draw:name="Shape1" draw:style-name="gr1" draw:text-style-name="P129" svg:x1="2.6673in" svg:y1="0.1811in" svg:x2="2.6673in" svg:y2="0.6894in"><text:p/></draw:line><draw:line text:anchor-type="paragraph" draw:z-index="1405" draw:name="Shape1" draw:style-name="gr1" draw:text-style-name="P129" svg:x1="3.061in" svg:y1="0.1811in" svg:x2="3.061in" svg:y2="0.6894in"><text:p/></draw:line><draw:line text:anchor-type="paragraph" draw:z-index="1406" draw:name="Shape1" draw:style-name="gr1" draw:text-style-name="P129" svg:x1="3.4547in" svg:y1="0.1811in" svg:x2="3.4547in" svg:y2="0.6894in"><text:p/></draw:line><draw:custom-shape text:anchor-type="paragraph" draw:z-index="1407" draw:name="Shape3" draw:style-name="gr6" draw:text-style-name="P133" svg:width="0.0807in" svg:height="0.0807in" svg:x="1.6516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8" draw:name="Shape3" draw:style-name="gr5" draw:text-style-name="P132" svg:width="0.0787in" svg:height="0.0787in" svg:x="2.4311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9" draw:name="Shape3" draw:style-name="gr4" draw:text-style-name="P131" svg:width="0.0787in" svg:height="0.0787in" svg:x="2.4299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0" draw:name="Shape3" draw:style-name="gr20" draw:text-style-name="P141" svg:width="0.0787in" svg:height="0.0787in" svg:x="1.6528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1" draw:name="Shape3" draw:style-name="gr22" draw:text-style-name="P143" svg:width="0.0807in" svg:height="0.0807in" svg:x="2.4319in" svg:y="0.1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6" draw:name="Shape3" draw:style-name="gr25" draw:text-style-name="P146" svg:width="0.0795in" svg:height="0.0795in" svg:x="2.8256in" svg:y="0.2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47"/>
      <text:h text:style-name="P117" text:outline-level="2"><text:bookmark-start text:name="__RefHeading___Toc11376_1024750181"/><text:span text:style-name="T35">G</text:span>-shape<text:bookmark-end text:name="__RefHeading___Toc11376_1024750181"/></text:h>
      <text:p text:style-name="P47"><draw:frame draw:style-name="fr1" draw:name="Frame62" text:anchor-type="paragraph" svg:x="0.5228in" svg:y="0.0307in" svg:width="3.7425in" draw:z-index="1412"><draw:text-box fo:min-height="1.0575in"><text:p text:style-name="Frame_20_contents"><draw:line text:anchor-type="paragraph" draw:z-index="1413" draw:name="Shape2" draw:style-name="gr1" draw:text-style-name="P128" svg:x1="0.6984in" svg:y1="0.2949in" svg:x2="3.4547in" svg:y2="0.2839in"><text:p/></draw:line><draw:line text:anchor-type="paragraph" draw:z-index="1414" draw:name="Shape2" draw:style-name="gr1" draw:text-style-name="P129" svg:x1="0.6929in" svg:y1="0.3906in" svg:x2="3.4547in" svg:y2="0.378in"><text:p/></draw:line><draw:line text:anchor-type="paragraph" draw:z-index="1415" draw:name="Shape2" draw:style-name="gr1" draw:text-style-name="P129" svg:x1="0.698in" svg:y1="0.4839in" svg:x2="3.4551in" svg:y2="0.4819in"><text:p/></draw:line><draw:line text:anchor-type="paragraph" draw:z-index="1416" draw:name="Shape2" draw:style-name="gr1" draw:text-style-name="P129" svg:x1="0.6984in" svg:y1="0.5882in" svg:x2="3.4547in" svg:y2="0.5807in"><text:p/></draw:line><draw:line text:anchor-type="paragraph" draw:z-index="1417" draw:name="Shape2" draw:style-name="gr2" draw:text-style-name="P130" svg:x1="0.6984in" svg:y1="0.1811in" svg:x2="3.4547in" svg:y2="0.1811in"><text:p/></draw:line><draw:line text:anchor-type="paragraph" draw:z-index="1418" draw:name="Shape2" draw:style-name="gr1" draw:text-style-name="P129" svg:x1="0.6984in" svg:y1="0.6898in" svg:x2="3.4547in" svg:y2="0.6898in"><text:p/></draw:line><draw:line text:anchor-type="paragraph" draw:z-index="1419" draw:name="Shape1" draw:style-name="gr3" draw:text-style-name="P129" svg:x1="0.6984in" svg:y1="0.1811in" svg:x2="0.6984in" svg:y2="0.6894in"><text:p/></draw:line><draw:line text:anchor-type="paragraph" draw:z-index="1420" draw:name="Shape1" draw:style-name="gr1" draw:text-style-name="P129" svg:x1="1.0925in" svg:y1="0.1811in" svg:x2="1.0925in" svg:y2="0.6894in"><text:p/></draw:line><draw:line text:anchor-type="paragraph" draw:z-index="1421" draw:name="Shape1" draw:style-name="gr1" draw:text-style-name="P129" svg:x1="1.4862in" svg:y1="0.1811in" svg:x2="1.4862in" svg:y2="0.6894in"><text:p/></draw:line><draw:line text:anchor-type="paragraph" draw:z-index="1422" draw:name="Shape1" draw:style-name="gr1" draw:text-style-name="P129" svg:x1="1.8799in" svg:y1="0.1811in" svg:x2="1.8799in" svg:y2="0.6894in"><text:p/></draw:line><draw:line text:anchor-type="paragraph" draw:z-index="1423" draw:name="Shape1" draw:style-name="gr1" draw:text-style-name="P129" svg:x1="2.2736in" svg:y1="0.1811in" svg:x2="2.2736in" svg:y2="0.6894in"><text:p/></draw:line><draw:line text:anchor-type="paragraph" draw:z-index="1424" draw:name="Shape1" draw:style-name="gr1" draw:text-style-name="P129" svg:x1="2.6673in" svg:y1="0.1811in" svg:x2="2.6673in" svg:y2="0.6894in"><text:p/></draw:line><draw:line text:anchor-type="paragraph" draw:z-index="1425" draw:name="Shape1" draw:style-name="gr1" draw:text-style-name="P129" svg:x1="3.061in" svg:y1="0.1811in" svg:x2="3.061in" svg:y2="0.6894in"><text:p/></draw:line><draw:line text:anchor-type="paragraph" draw:z-index="1426" draw:name="Shape1" draw:style-name="gr1" draw:text-style-name="P129" svg:x1="3.4547in" svg:y1="0.1811in" svg:x2="3.4547in" svg:y2="0.6894in"><text:p/></draw:line><draw:custom-shape text:anchor-type="paragraph" draw:z-index="1427" draw:name="Shape3" draw:style-name="gr4" draw:text-style-name="P131" svg:width="0.0787in" svg:height="0.0787in" svg:x="1.639in" svg:y="0.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8" draw:name="Shape3" draw:style-name="gr4" draw:text-style-name="P131" svg:width="0.0787in" svg:height="0.0787in" svg:x="2.85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9" draw:name="Shape3" draw:style-name="gr6" draw:text-style-name="P133" svg:width="0.0795in" svg:height="0.0795in" svg:x="2.8453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30" draw:name="Shape3" draw:style-name="gr5" draw:text-style-name="P132" svg:width="0.0787in" svg:height="0.0787in" svg:x="1.639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31" draw:name="Shape3" draw:style-name="gr23" draw:text-style-name="P144" svg:width="0.0787in" svg:height="0.0787in" svg:x="2.0134in" svg:y="0.2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2" draw:name="Shape3" draw:style-name="gr24" draw:text-style-name="P145" svg:width="0.0787in" svg:height="0.0787in" svg:x="2.4437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3" draw:name="Shape3" draw:style-name="gr21" draw:text-style-name="P142" svg:width="0.0787in" svg:height="0.0787in" svg:x="1.6335in" svg:y="0.1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34" draw:name="Shape3" draw:style-name="gr20" draw:text-style-name="P141" svg:width="0.0787in" svg:height="0.0787in" svg:x="2.4429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78_1024750181"/>3nps "<text:span text:style-name="T36">Aeolian shape</text:span>"<text:bookmark-end text:name="__RefHeading___Toc11378_1024750181"/></text:h>
      <text:p text:style-name="P47"><draw:frame draw:style-name="fr1" draw:name="Frame63" text:anchor-type="paragraph" svg:x="0.5228in" svg:y="0.0307in" svg:width="3.7425in" draw:z-index="1435"><draw:text-box fo:min-height="1.0575in"><text:p text:style-name="Frame_20_contents"><draw:line text:anchor-type="paragraph" draw:z-index="1436" draw:name="Shape2" draw:style-name="gr1" draw:text-style-name="P128" svg:x1="0.6984in" svg:y1="0.2949in" svg:x2="3.4547in" svg:y2="0.2839in"><text:p/></draw:line><draw:line text:anchor-type="paragraph" draw:z-index="1437" draw:name="Shape2" draw:style-name="gr1" draw:text-style-name="P129" svg:x1="0.6929in" svg:y1="0.3906in" svg:x2="3.4547in" svg:y2="0.378in"><text:p/></draw:line><draw:line text:anchor-type="paragraph" draw:z-index="1438" draw:name="Shape2" draw:style-name="gr1" draw:text-style-name="P129" svg:x1="0.698in" svg:y1="0.4839in" svg:x2="3.4551in" svg:y2="0.4819in"><text:p/></draw:line><draw:line text:anchor-type="paragraph" draw:z-index="1439" draw:name="Shape2" draw:style-name="gr1" draw:text-style-name="P129" svg:x1="0.6984in" svg:y1="0.5882in" svg:x2="3.4547in" svg:y2="0.5807in"><text:p/></draw:line><draw:line text:anchor-type="paragraph" draw:z-index="1440" draw:name="Shape2" draw:style-name="gr2" draw:text-style-name="P130" svg:x1="0.6984in" svg:y1="0.1811in" svg:x2="3.4547in" svg:y2="0.1811in"><text:p/></draw:line><draw:line text:anchor-type="paragraph" draw:z-index="1441" draw:name="Shape2" draw:style-name="gr1" draw:text-style-name="P129" svg:x1="0.6984in" svg:y1="0.6898in" svg:x2="3.4547in" svg:y2="0.6898in"><text:p/></draw:line><draw:line text:anchor-type="paragraph" draw:z-index="1442" draw:name="Shape1" draw:style-name="gr3" draw:text-style-name="P129" svg:x1="0.6984in" svg:y1="0.1811in" svg:x2="0.6984in" svg:y2="0.6894in"><text:p/></draw:line><draw:line text:anchor-type="paragraph" draw:z-index="1443" draw:name="Shape1" draw:style-name="gr1" draw:text-style-name="P129" svg:x1="1.0925in" svg:y1="0.1811in" svg:x2="1.0925in" svg:y2="0.6894in"><text:p/></draw:line><draw:line text:anchor-type="paragraph" draw:z-index="1444" draw:name="Shape1" draw:style-name="gr1" draw:text-style-name="P129" svg:x1="1.4862in" svg:y1="0.1811in" svg:x2="1.4862in" svg:y2="0.6894in"><text:p/></draw:line><draw:line text:anchor-type="paragraph" draw:z-index="1445" draw:name="Shape1" draw:style-name="gr1" draw:text-style-name="P129" svg:x1="1.8799in" svg:y1="0.1811in" svg:x2="1.8799in" svg:y2="0.6894in"><text:p/></draw:line><draw:line text:anchor-type="paragraph" draw:z-index="1446" draw:name="Shape1" draw:style-name="gr1" draw:text-style-name="P129" svg:x1="2.2736in" svg:y1="0.1811in" svg:x2="2.2736in" svg:y2="0.6894in"><text:p/></draw:line><draw:line text:anchor-type="paragraph" draw:z-index="1447" draw:name="Shape1" draw:style-name="gr1" draw:text-style-name="P129" svg:x1="2.6673in" svg:y1="0.1811in" svg:x2="2.6673in" svg:y2="0.6894in"><text:p/></draw:line><draw:line text:anchor-type="paragraph" draw:z-index="1448" draw:name="Shape1" draw:style-name="gr1" draw:text-style-name="P129" svg:x1="3.061in" svg:y1="0.1811in" svg:x2="3.061in" svg:y2="0.6894in"><text:p/></draw:line><draw:line text:anchor-type="paragraph" draw:z-index="1449" draw:name="Shape1" draw:style-name="gr1" draw:text-style-name="P129" svg:x1="3.4547in" svg:y1="0.1811in" svg:x2="3.4547in" svg:y2="0.6894in"><text:p/></draw:line><draw:custom-shape text:anchor-type="paragraph" draw:z-index="1450" draw:name="Shape3" draw:style-name="gr4" draw:text-style-name="P131" svg:width="0.0787in" svg:height="0.0787in" svg:x="1.222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1" draw:name="Shape3" draw:style-name="gr4" draw:text-style-name="P131" svg:width="0.0787in" svg:height="0.0787in" svg:x="2.422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2" draw:name="Shape3" draw:style-name="gr6" draw:text-style-name="P133" svg:width="0.0795in" svg:height="0.0795in" svg:x="2.4228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53" draw:name="Shape3" draw:style-name="gr5" draw:text-style-name="P132" svg:width="0.0787in" svg:height="0.0787in" svg:x="2.8256in" svg:y="0.3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54" draw:name="Shape3" draw:style-name="gr23" draw:text-style-name="P144" svg:width="0.0787in" svg:height="0.0787in" svg:x="1.6445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5" draw:name="Shape3" draw:style-name="gr24" draw:text-style-name="P145" svg:width="0.0787in" svg:height="0.0787in" svg:x="2.0374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6" draw:name="Shape3" draw:style-name="gr21" draw:text-style-name="P142" svg:width="0.0787in" svg:height="0.0787in" svg:x="3.2398in" svg:y="0.2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57" draw:name="Shape3" draw:style-name="gr20" draw:text-style-name="P141" svg:width="0.0787in" svg:height="0.0787in" svg:x="2.0256in" svg:y="0.3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80_1024750181"/>3nps "<text:span text:style-name="T37">Mixolydian shape</text:span>"<text:bookmark-end text:name="__RefHeading___Toc11380_1024750181"/></text:h>
      <text:p text:style-name="P47"><draw:frame draw:style-name="fr1" draw:name="Frame64" text:anchor-type="paragraph" svg:x="0.5228in" svg:y="0.0307in" svg:width="3.7425in" draw:z-index="1458"><draw:text-box fo:min-height="1.0575in"><text:p text:style-name="Frame_20_contents"><draw:line text:anchor-type="paragraph" draw:z-index="1459" draw:name="Shape2" draw:style-name="gr1" draw:text-style-name="P128" svg:x1="0.6984in" svg:y1="0.2949in" svg:x2="3.4547in" svg:y2="0.2839in"><text:p/></draw:line><draw:line text:anchor-type="paragraph" draw:z-index="1460" draw:name="Shape2" draw:style-name="gr1" draw:text-style-name="P129" svg:x1="0.6929in" svg:y1="0.3906in" svg:x2="3.4547in" svg:y2="0.378in"><text:p/></draw:line><draw:line text:anchor-type="paragraph" draw:z-index="1461" draw:name="Shape2" draw:style-name="gr1" draw:text-style-name="P129" svg:x1="0.698in" svg:y1="0.4839in" svg:x2="3.4551in" svg:y2="0.4819in"><text:p/></draw:line><draw:line text:anchor-type="paragraph" draw:z-index="1462" draw:name="Shape2" draw:style-name="gr1" draw:text-style-name="P129" svg:x1="0.6984in" svg:y1="0.5882in" svg:x2="3.4547in" svg:y2="0.5807in"><text:p/></draw:line><draw:line text:anchor-type="paragraph" draw:z-index="1463" draw:name="Shape2" draw:style-name="gr2" draw:text-style-name="P130" svg:x1="0.6984in" svg:y1="0.1811in" svg:x2="3.4547in" svg:y2="0.1811in"><text:p/></draw:line><draw:line text:anchor-type="paragraph" draw:z-index="1464" draw:name="Shape2" draw:style-name="gr1" draw:text-style-name="P129" svg:x1="0.6984in" svg:y1="0.6898in" svg:x2="3.4547in" svg:y2="0.6898in"><text:p/></draw:line><draw:line text:anchor-type="paragraph" draw:z-index="1465" draw:name="Shape1" draw:style-name="gr3" draw:text-style-name="P129" svg:x1="0.6984in" svg:y1="0.1811in" svg:x2="0.6984in" svg:y2="0.6894in"><text:p/></draw:line><draw:line text:anchor-type="paragraph" draw:z-index="1466" draw:name="Shape1" draw:style-name="gr1" draw:text-style-name="P129" svg:x1="1.0925in" svg:y1="0.1811in" svg:x2="1.0925in" svg:y2="0.6894in"><text:p/></draw:line><draw:line text:anchor-type="paragraph" draw:z-index="1467" draw:name="Shape1" draw:style-name="gr1" draw:text-style-name="P129" svg:x1="1.4862in" svg:y1="0.1811in" svg:x2="1.4862in" svg:y2="0.6894in"><text:p/></draw:line><draw:line text:anchor-type="paragraph" draw:z-index="1468" draw:name="Shape1" draw:style-name="gr1" draw:text-style-name="P129" svg:x1="1.8799in" svg:y1="0.1811in" svg:x2="1.8799in" svg:y2="0.6894in"><text:p/></draw:line><draw:line text:anchor-type="paragraph" draw:z-index="1469" draw:name="Shape1" draw:style-name="gr1" draw:text-style-name="P129" svg:x1="2.2736in" svg:y1="0.1811in" svg:x2="2.2736in" svg:y2="0.6894in"><text:p/></draw:line><draw:line text:anchor-type="paragraph" draw:z-index="1470" draw:name="Shape1" draw:style-name="gr1" draw:text-style-name="P129" svg:x1="2.6673in" svg:y1="0.1811in" svg:x2="2.6673in" svg:y2="0.6894in"><text:p/></draw:line><draw:line text:anchor-type="paragraph" draw:z-index="1471" draw:name="Shape1" draw:style-name="gr1" draw:text-style-name="P129" svg:x1="3.061in" svg:y1="0.1811in" svg:x2="3.061in" svg:y2="0.6894in"><text:p/></draw:line><draw:line text:anchor-type="paragraph" draw:z-index="1472" draw:name="Shape1" draw:style-name="gr1" draw:text-style-name="P129" svg:x1="3.4547in" svg:y1="0.1811in" svg:x2="3.4547in" svg:y2="0.6894in"><text:p/></draw:line><draw:custom-shape text:anchor-type="paragraph" draw:z-index="1473" draw:name="Shape3" draw:style-name="gr4" draw:text-style-name="P131" svg:width="0.0787in" svg:height="0.0787in" svg:x="1.6457in" svg:y="0.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4" draw:name="Shape3" draw:style-name="gr4" draw:text-style-name="P131" svg:width="0.0787in" svg:height="0.0787in" svg:x="2.8437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5" draw:name="Shape3" draw:style-name="gr6" draw:text-style-name="P133" svg:width="0.0795in" svg:height="0.0795in" svg:x="2.8417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6" draw:name="Shape3" draw:style-name="gr5" draw:text-style-name="P132" svg:width="0.0787in" svg:height="0.0787in" svg:x="1.6437in" svg:y="0.25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7" draw:name="Shape3" draw:style-name="gr23" draw:text-style-name="P144" svg:width="0.0787in" svg:height="0.0787in" svg:x="2.039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8" draw:name="Shape3" draw:style-name="gr21" draw:text-style-name="P142" svg:width="0.0787in" svg:height="0.0787in" svg:x="1.6429in" svg:y="0.1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9" draw:name="Shape3" draw:style-name="gr20" draw:text-style-name="P141" svg:width="0.0787in" svg:height="0.0787in" svg:x="2.4453in" svg:y="0.3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0" draw:name="Shape3" draw:style-name="gr27" draw:text-style-name="P148" svg:width="0.0787in" svg:height="0.0787in" svg:x="2.4335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82_1024750181"/>3nps "<text:span text:style-name="T27">Lydian shape</text:span>"<text:bookmark-end text:name="__RefHeading___Toc11382_1024750181"/></text:h>
      <text:p text:style-name="P47"><draw:frame draw:style-name="fr1" draw:name="Frame65" text:anchor-type="paragraph" svg:x="0.5228in" svg:y="0.0307in" svg:width="3.7425in" draw:z-index="1481"><draw:text-box fo:min-height="1.0575in"><text:p text:style-name="Frame_20_contents"><draw:line text:anchor-type="paragraph" draw:z-index="1482" draw:name="Shape2" draw:style-name="gr1" draw:text-style-name="P128" svg:x1="0.6984in" svg:y1="0.2949in" svg:x2="3.4547in" svg:y2="0.2839in"><text:p/></draw:line><draw:line text:anchor-type="paragraph" draw:z-index="1483" draw:name="Shape2" draw:style-name="gr1" draw:text-style-name="P129" svg:x1="0.6929in" svg:y1="0.3906in" svg:x2="3.4547in" svg:y2="0.378in"><text:p/></draw:line><draw:line text:anchor-type="paragraph" draw:z-index="1484" draw:name="Shape2" draw:style-name="gr1" draw:text-style-name="P129" svg:x1="0.698in" svg:y1="0.4839in" svg:x2="3.4551in" svg:y2="0.4819in"><text:p/></draw:line><draw:line text:anchor-type="paragraph" draw:z-index="1485" draw:name="Shape2" draw:style-name="gr1" draw:text-style-name="P129" svg:x1="0.6984in" svg:y1="0.5882in" svg:x2="3.4547in" svg:y2="0.5807in"><text:p/></draw:line><draw:line text:anchor-type="paragraph" draw:z-index="1486" draw:name="Shape2" draw:style-name="gr2" draw:text-style-name="P130" svg:x1="0.6984in" svg:y1="0.1811in" svg:x2="3.4547in" svg:y2="0.1811in"><text:p/></draw:line><draw:line text:anchor-type="paragraph" draw:z-index="1487" draw:name="Shape2" draw:style-name="gr1" draw:text-style-name="P129" svg:x1="0.6984in" svg:y1="0.6898in" svg:x2="3.4547in" svg:y2="0.6898in"><text:p/></draw:line><draw:line text:anchor-type="paragraph" draw:z-index="1488" draw:name="Shape1" draw:style-name="gr3" draw:text-style-name="P129" svg:x1="0.6984in" svg:y1="0.1811in" svg:x2="0.6984in" svg:y2="0.6894in"><text:p/></draw:line><draw:line text:anchor-type="paragraph" draw:z-index="1489" draw:name="Shape1" draw:style-name="gr1" draw:text-style-name="P129" svg:x1="1.0925in" svg:y1="0.1811in" svg:x2="1.0925in" svg:y2="0.6894in"><text:p/></draw:line><draw:line text:anchor-type="paragraph" draw:z-index="1490" draw:name="Shape1" draw:style-name="gr1" draw:text-style-name="P129" svg:x1="1.4862in" svg:y1="0.1811in" svg:x2="1.4862in" svg:y2="0.6894in"><text:p/></draw:line><draw:line text:anchor-type="paragraph" draw:z-index="1491" draw:name="Shape1" draw:style-name="gr1" draw:text-style-name="P129" svg:x1="1.8799in" svg:y1="0.1811in" svg:x2="1.8799in" svg:y2="0.6894in"><text:p/></draw:line><draw:line text:anchor-type="paragraph" draw:z-index="1492" draw:name="Shape1" draw:style-name="gr1" draw:text-style-name="P129" svg:x1="2.2736in" svg:y1="0.1811in" svg:x2="2.2736in" svg:y2="0.6894in"><text:p/></draw:line><draw:line text:anchor-type="paragraph" draw:z-index="1493" draw:name="Shape1" draw:style-name="gr1" draw:text-style-name="P129" svg:x1="2.6673in" svg:y1="0.1811in" svg:x2="2.6673in" svg:y2="0.6894in"><text:p/></draw:line><draw:line text:anchor-type="paragraph" draw:z-index="1494" draw:name="Shape1" draw:style-name="gr1" draw:text-style-name="P129" svg:x1="3.061in" svg:y1="0.1811in" svg:x2="3.061in" svg:y2="0.6894in"><text:p/></draw:line><draw:line text:anchor-type="paragraph" draw:z-index="1495" draw:name="Shape1" draw:style-name="gr1" draw:text-style-name="P129" svg:x1="3.4547in" svg:y1="0.1811in" svg:x2="3.4547in" svg:y2="0.6894in"><text:p/></draw:line><draw:custom-shape text:anchor-type="paragraph" draw:z-index="1496" draw:name="Shape3" draw:style-name="gr4" draw:text-style-name="P131" svg:width="0.0787in" svg:height="0.0787in" svg:x="2.4339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7" draw:name="Shape3" draw:style-name="gr6" draw:text-style-name="P133" svg:width="0.0795in" svg:height="0.0795in" svg:x="1.6398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98" draw:name="Shape3" draw:style-name="gr5" draw:text-style-name="P132" svg:width="0.0787in" svg:height="0.0787in" svg:x="2.4354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99" draw:name="Shape3" draw:style-name="gr23" draw:text-style-name="P144" svg:width="0.0787in" svg:height="0.0787in" svg:x="2.8311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0" draw:name="Shape3" draw:style-name="gr20" draw:text-style-name="P141" svg:width="0.0787in" svg:height="0.0787in" svg:x="1.6429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01" draw:name="Shape3" draw:style-name="gr27" draw:text-style-name="P148" svg:width="0.0787in" svg:height="0.0787in" svg:x="3.2409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2" draw:name="Shape3" draw:style-name="gr21" draw:text-style-name="P142" svg:width="0.0787in" svg:height="0.0787in" svg:x="2.4374in" svg:y="0.1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47"/>
      <text:h text:style-name="P87" text:outline-level="1"><text:bookmark-start text:name="__RefHeading___Toc11384_1024750181"/><text:soft-page-break/><text:span text:style-name="T11">Aeolian</text:span> mini-boxes on <text:span text:style-name="T34">G</text:span> string<text:bookmark-end text:name="__RefHeading___Toc11384_1024750181"/></text:h>
      <text:h text:style-name="P117" text:outline-level="2"><text:bookmark-start text:name="__RefHeading___Toc11386_1024750181"/><text:span text:style-name="T38">A</text:span>-<text:span text:style-name="T2">shape</text:span><text:bookmark-end text:name="__RefHeading___Toc11386_1024750181"/></text:h>
      <text:p text:style-name="P47"><draw:frame draw:style-name="fr1" draw:name="Frame66" text:anchor-type="paragraph" svg:x="0.5228in" svg:y="0.0307in" svg:width="3.7425in" draw:z-index="1503"><draw:text-box fo:min-height="1.0575in"><text:p text:style-name="Frame_20_contents"><draw:line text:anchor-type="paragraph" draw:z-index="1504" draw:name="Shape2" draw:style-name="gr1" draw:text-style-name="P128" svg:x1="0.6984in" svg:y1="0.2949in" svg:x2="3.4547in" svg:y2="0.2839in"><text:p/></draw:line><draw:line text:anchor-type="paragraph" draw:z-index="1505" draw:name="Shape2" draw:style-name="gr1" draw:text-style-name="P129" svg:x1="0.6929in" svg:y1="0.3906in" svg:x2="3.4547in" svg:y2="0.378in"><text:p/></draw:line><draw:line text:anchor-type="paragraph" draw:z-index="1506" draw:name="Shape2" draw:style-name="gr1" draw:text-style-name="P129" svg:x1="0.698in" svg:y1="0.4839in" svg:x2="3.4551in" svg:y2="0.4819in"><text:p/></draw:line><draw:line text:anchor-type="paragraph" draw:z-index="1507" draw:name="Shape2" draw:style-name="gr1" draw:text-style-name="P129" svg:x1="0.6984in" svg:y1="0.5882in" svg:x2="3.4547in" svg:y2="0.5807in"><text:p/></draw:line><draw:line text:anchor-type="paragraph" draw:z-index="1508" draw:name="Shape2" draw:style-name="gr2" draw:text-style-name="P130" svg:x1="0.6984in" svg:y1="0.1811in" svg:x2="3.4547in" svg:y2="0.1811in"><text:p/></draw:line><draw:line text:anchor-type="paragraph" draw:z-index="1509" draw:name="Shape2" draw:style-name="gr1" draw:text-style-name="P129" svg:x1="0.6984in" svg:y1="0.6898in" svg:x2="3.4547in" svg:y2="0.6898in"><text:p/></draw:line><draw:line text:anchor-type="paragraph" draw:z-index="1510" draw:name="Shape1" draw:style-name="gr3" draw:text-style-name="P129" svg:x1="0.6984in" svg:y1="0.1811in" svg:x2="0.6984in" svg:y2="0.6894in"><text:p/></draw:line><draw:line text:anchor-type="paragraph" draw:z-index="1511" draw:name="Shape1" draw:style-name="gr1" draw:text-style-name="P129" svg:x1="1.0925in" svg:y1="0.1811in" svg:x2="1.0925in" svg:y2="0.6894in"><text:p/></draw:line><draw:line text:anchor-type="paragraph" draw:z-index="1512" draw:name="Shape1" draw:style-name="gr1" draw:text-style-name="P129" svg:x1="1.4862in" svg:y1="0.1811in" svg:x2="1.4862in" svg:y2="0.6894in"><text:p/></draw:line><draw:line text:anchor-type="paragraph" draw:z-index="1513" draw:name="Shape1" draw:style-name="gr1" draw:text-style-name="P129" svg:x1="1.8799in" svg:y1="0.1811in" svg:x2="1.8799in" svg:y2="0.6894in"><text:p/></draw:line><draw:line text:anchor-type="paragraph" draw:z-index="1514" draw:name="Shape1" draw:style-name="gr1" draw:text-style-name="P129" svg:x1="2.2736in" svg:y1="0.1811in" svg:x2="2.2736in" svg:y2="0.6894in"><text:p/></draw:line><draw:line text:anchor-type="paragraph" draw:z-index="1515" draw:name="Shape1" draw:style-name="gr1" draw:text-style-name="P129" svg:x1="2.6673in" svg:y1="0.1811in" svg:x2="2.6673in" svg:y2="0.6894in"><text:p/></draw:line><draw:line text:anchor-type="paragraph" draw:z-index="1516" draw:name="Shape1" draw:style-name="gr1" draw:text-style-name="P129" svg:x1="3.061in" svg:y1="0.1811in" svg:x2="3.061in" svg:y2="0.6894in"><text:p/></draw:line><draw:line text:anchor-type="paragraph" draw:z-index="1517" draw:name="Shape1" draw:style-name="gr1" draw:text-style-name="P129" svg:x1="3.4547in" svg:y1="0.1811in" svg:x2="3.4547in" svg:y2="0.6894in"><text:p/></draw:line><draw:custom-shape text:anchor-type="paragraph" draw:z-index="1518" draw:name="Shape3" draw:style-name="gr6" draw:text-style-name="P133" svg:width="0.0807in" svg:height="0.0807in" svg:x="1.6382in" svg:y="0.1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19" draw:name="Shape3" draw:style-name="gr5" draw:text-style-name="P132" svg:width="0.0787in" svg:height="0.0787in" svg:x="2.0453in" svg:y="0.2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20" draw:name="Shape3" draw:style-name="gr4" draw:text-style-name="P131" svg:width="0.0787in" svg:height="0.0787in" svg:x="2.4339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1" draw:name="Shape3" draw:style-name="gr25" draw:text-style-name="P146" svg:width="0.0795in" svg:height="0.0795in" svg:x="2.8366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22" draw:name="Shape3" draw:style-name="gr20" draw:text-style-name="P141" svg:width="0.0787in" svg:height="0.0787in" svg:x="1.639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23" draw:name="Shape3" draw:style-name="gr22" draw:text-style-name="P143" svg:width="0.0807in" svg:height="0.0807in" svg:x="2.0472in" svg:y="0.1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24" draw:name="Shape3" draw:style-name="gr26" draw:text-style-name="P147" svg:width="0.0795in" svg:height="0.0795in" svg:x="2.8354in" svg:y="0.1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47"/>
      <text:h text:style-name="P117" text:outline-level="2"><text:bookmark-start text:name="__RefHeading___Toc11388_1024750181"/><text:span text:style-name="T39">G</text:span>-shape<text:bookmark-end text:name="__RefHeading___Toc11388_1024750181"/></text:h>
      <text:p text:style-name="P47"><draw:frame draw:style-name="fr1" draw:name="Frame67" text:anchor-type="paragraph" svg:x="0.5228in" svg:y="0.0307in" svg:width="3.7425in" draw:z-index="1525"><draw:text-box fo:min-height="1.0575in"><text:p text:style-name="Frame_20_contents"><draw:line text:anchor-type="paragraph" draw:z-index="1526" draw:name="Shape2" draw:style-name="gr1" draw:text-style-name="P128" svg:x1="0.6984in" svg:y1="0.2949in" svg:x2="3.4547in" svg:y2="0.2839in"><text:p/></draw:line><draw:line text:anchor-type="paragraph" draw:z-index="1527" draw:name="Shape2" draw:style-name="gr1" draw:text-style-name="P129" svg:x1="0.6929in" svg:y1="0.3906in" svg:x2="3.4547in" svg:y2="0.378in"><text:p/></draw:line><draw:line text:anchor-type="paragraph" draw:z-index="1528" draw:name="Shape2" draw:style-name="gr1" draw:text-style-name="P129" svg:x1="0.698in" svg:y1="0.4839in" svg:x2="3.4551in" svg:y2="0.4819in"><text:p/></draw:line><draw:line text:anchor-type="paragraph" draw:z-index="1529" draw:name="Shape2" draw:style-name="gr1" draw:text-style-name="P129" svg:x1="0.6984in" svg:y1="0.5882in" svg:x2="3.4547in" svg:y2="0.5807in"><text:p/></draw:line><draw:line text:anchor-type="paragraph" draw:z-index="1530" draw:name="Shape2" draw:style-name="gr2" draw:text-style-name="P130" svg:x1="0.6984in" svg:y1="0.1811in" svg:x2="3.4547in" svg:y2="0.1811in"><text:p/></draw:line><draw:line text:anchor-type="paragraph" draw:z-index="1531" draw:name="Shape2" draw:style-name="gr1" draw:text-style-name="P129" svg:x1="0.6984in" svg:y1="0.6898in" svg:x2="3.4547in" svg:y2="0.6898in"><text:p/></draw:line><draw:line text:anchor-type="paragraph" draw:z-index="1532" draw:name="Shape1" draw:style-name="gr3" draw:text-style-name="P129" svg:x1="0.6984in" svg:y1="0.1811in" svg:x2="0.6984in" svg:y2="0.6894in"><text:p/></draw:line><draw:line text:anchor-type="paragraph" draw:z-index="1533" draw:name="Shape1" draw:style-name="gr1" draw:text-style-name="P129" svg:x1="1.0925in" svg:y1="0.1811in" svg:x2="1.0925in" svg:y2="0.6894in"><text:p/></draw:line><draw:line text:anchor-type="paragraph" draw:z-index="1534" draw:name="Shape1" draw:style-name="gr1" draw:text-style-name="P129" svg:x1="1.4862in" svg:y1="0.1811in" svg:x2="1.4862in" svg:y2="0.6894in"><text:p/></draw:line><draw:line text:anchor-type="paragraph" draw:z-index="1535" draw:name="Shape1" draw:style-name="gr1" draw:text-style-name="P129" svg:x1="1.8799in" svg:y1="0.1811in" svg:x2="1.8799in" svg:y2="0.6894in"><text:p/></draw:line><draw:line text:anchor-type="paragraph" draw:z-index="1536" draw:name="Shape1" draw:style-name="gr1" draw:text-style-name="P129" svg:x1="2.2736in" svg:y1="0.1811in" svg:x2="2.2736in" svg:y2="0.6894in"><text:p/></draw:line><draw:line text:anchor-type="paragraph" draw:z-index="1537" draw:name="Shape1" draw:style-name="gr1" draw:text-style-name="P129" svg:x1="2.6673in" svg:y1="0.1811in" svg:x2="2.6673in" svg:y2="0.6894in"><text:p/></draw:line><draw:line text:anchor-type="paragraph" draw:z-index="1538" draw:name="Shape1" draw:style-name="gr1" draw:text-style-name="P129" svg:x1="3.061in" svg:y1="0.1811in" svg:x2="3.061in" svg:y2="0.6894in"><text:p/></draw:line><draw:line text:anchor-type="paragraph" draw:z-index="1539" draw:name="Shape1" draw:style-name="gr1" draw:text-style-name="P129" svg:x1="3.4547in" svg:y1="0.1811in" svg:x2="3.4547in" svg:y2="0.6894in"><text:p/></draw:line><draw:custom-shape text:anchor-type="paragraph" draw:z-index="1540" draw:name="Shape3" draw:style-name="gr4" draw:text-style-name="P131" svg:width="0.0787in" svg:height="0.0787in" svg:x="1.6425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1" draw:name="Shape3" draw:style-name="gr4" draw:text-style-name="P131" svg:width="0.0787in" svg:height="0.0787in" svg:x="2.8283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2" draw:name="Shape3" draw:style-name="gr6" draw:text-style-name="P133" svg:width="0.0795in" svg:height="0.0795in" svg:x="2.8283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43" draw:name="Shape3" draw:style-name="gr5" draw:text-style-name="P132" svg:width="0.0787in" svg:height="0.0787in" svg:x="2.8327in" svg:y="0.3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44" draw:name="Shape3" draw:style-name="gr23" draw:text-style-name="P144" svg:width="0.0787in" svg:height="0.0787in" svg:x="2.0244in" svg:y="0.2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5" draw:name="Shape3" draw:style-name="gr24" draw:text-style-name="P145" svg:width="0.0787in" svg:height="0.0787in" svg:x="2.0244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6" draw:name="Shape3" draw:style-name="gr21" draw:text-style-name="P142" svg:width="0.0787in" svg:height="0.0787in" svg:x="3.2299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47" draw:name="Shape3" draw:style-name="gr20" draw:text-style-name="P141" svg:width="0.0787in" svg:height="0.0787in" svg:x="2.4244in" svg:y="0.3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90_1024750181"/>3nps "<text:span text:style-name="T31">Lyd</text:span>ian<text:span text:style-name="T10"> shape</text:span>"<text:bookmark-end text:name="__RefHeading___Toc11390_1024750181"/></text:h>
      <text:p text:style-name="P47"><draw:frame draw:style-name="fr1" draw:name="Frame68" text:anchor-type="paragraph" svg:x="0.5228in" svg:y="0.0307in" svg:width="3.7425in" draw:z-index="1548"><draw:text-box fo:min-height="1.0575in"><text:p text:style-name="Frame_20_contents"><draw:line text:anchor-type="paragraph" draw:z-index="1549" draw:name="Shape2" draw:style-name="gr1" draw:text-style-name="P128" svg:x1="0.6984in" svg:y1="0.2949in" svg:x2="3.4547in" svg:y2="0.2839in"><text:p/></draw:line><draw:line text:anchor-type="paragraph" draw:z-index="1550" draw:name="Shape2" draw:style-name="gr1" draw:text-style-name="P129" svg:x1="0.6929in" svg:y1="0.3906in" svg:x2="3.4547in" svg:y2="0.378in"><text:p/></draw:line><draw:line text:anchor-type="paragraph" draw:z-index="1551" draw:name="Shape2" draw:style-name="gr1" draw:text-style-name="P129" svg:x1="0.698in" svg:y1="0.4839in" svg:x2="3.4551in" svg:y2="0.4819in"><text:p/></draw:line><draw:line text:anchor-type="paragraph" draw:z-index="1552" draw:name="Shape2" draw:style-name="gr1" draw:text-style-name="P129" svg:x1="0.6984in" svg:y1="0.5882in" svg:x2="3.4547in" svg:y2="0.5807in"><text:p/></draw:line><draw:line text:anchor-type="paragraph" draw:z-index="1553" draw:name="Shape2" draw:style-name="gr2" draw:text-style-name="P130" svg:x1="0.6984in" svg:y1="0.1811in" svg:x2="3.4547in" svg:y2="0.1811in"><text:p/></draw:line><draw:line text:anchor-type="paragraph" draw:z-index="1554" draw:name="Shape2" draw:style-name="gr1" draw:text-style-name="P129" svg:x1="0.6984in" svg:y1="0.6898in" svg:x2="3.4547in" svg:y2="0.6898in"><text:p/></draw:line><draw:line text:anchor-type="paragraph" draw:z-index="1555" draw:name="Shape1" draw:style-name="gr3" draw:text-style-name="P129" svg:x1="0.6984in" svg:y1="0.1811in" svg:x2="0.6984in" svg:y2="0.6894in"><text:p/></draw:line><draw:line text:anchor-type="paragraph" draw:z-index="1556" draw:name="Shape1" draw:style-name="gr1" draw:text-style-name="P129" svg:x1="1.0925in" svg:y1="0.1811in" svg:x2="1.0925in" svg:y2="0.6894in"><text:p/></draw:line><draw:line text:anchor-type="paragraph" draw:z-index="1557" draw:name="Shape1" draw:style-name="gr1" draw:text-style-name="P129" svg:x1="1.4862in" svg:y1="0.1811in" svg:x2="1.4862in" svg:y2="0.6894in"><text:p/></draw:line><draw:line text:anchor-type="paragraph" draw:z-index="1558" draw:name="Shape1" draw:style-name="gr1" draw:text-style-name="P129" svg:x1="1.8799in" svg:y1="0.1811in" svg:x2="1.8799in" svg:y2="0.6894in"><text:p/></draw:line><draw:line text:anchor-type="paragraph" draw:z-index="1559" draw:name="Shape1" draw:style-name="gr1" draw:text-style-name="P129" svg:x1="2.2736in" svg:y1="0.1811in" svg:x2="2.2736in" svg:y2="0.6894in"><text:p/></draw:line><draw:line text:anchor-type="paragraph" draw:z-index="1560" draw:name="Shape1" draw:style-name="gr1" draw:text-style-name="P129" svg:x1="2.6673in" svg:y1="0.1811in" svg:x2="2.6673in" svg:y2="0.6894in"><text:p/></draw:line><draw:line text:anchor-type="paragraph" draw:z-index="1561" draw:name="Shape1" draw:style-name="gr1" draw:text-style-name="P129" svg:x1="3.061in" svg:y1="0.1811in" svg:x2="3.061in" svg:y2="0.6894in"><text:p/></draw:line><draw:line text:anchor-type="paragraph" draw:z-index="1562" draw:name="Shape1" draw:style-name="gr1" draw:text-style-name="P129" svg:x1="3.4547in" svg:y1="0.1811in" svg:x2="3.4547in" svg:y2="0.6894in"><text:p/></draw:line><draw:custom-shape text:anchor-type="paragraph" draw:z-index="1563" draw:name="Shape3" draw:style-name="gr4" draw:text-style-name="P131" svg:width="0.0787in" svg:height="0.0787in" svg:x="1.6409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4" draw:name="Shape3" draw:style-name="gr4" draw:text-style-name="P131" svg:width="0.0787in" svg:height="0.0787in" svg:x="2.8339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5" draw:name="Shape3" draw:style-name="gr6" draw:text-style-name="P133" svg:width="0.0795in" svg:height="0.0795in" svg:x="2.8311in" svg:y="0.2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66" draw:name="Shape3" draw:style-name="gr5" draw:text-style-name="P132" svg:width="0.0787in" svg:height="0.0787in" svg:x="2.8366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67" draw:name="Shape3" draw:style-name="gr23" draw:text-style-name="P144" svg:width="0.0787in" svg:height="0.0787in" svg:x="2.0299in" svg:y="0.2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8" draw:name="Shape3" draw:style-name="gr24" draw:text-style-name="P145" svg:width="0.0787in" svg:height="0.0787in" svg:x="2.0299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9" draw:name="Shape3" draw:style-name="gr21" draw:text-style-name="P142" svg:width="0.0787in" svg:height="0.0787in" svg:x="3.2319in" svg:y="0.2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70" draw:name="Shape3" draw:style-name="gr20" draw:text-style-name="P141" svg:width="0.0787in" svg:height="0.0787in" svg:x="2.4346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92_1024750181"/>3nps "<text:span text:style-name="T40">Phrygian shape</text:span>"<text:bookmark-end text:name="__RefHeading___Toc11392_1024750181"/></text:h>
      <text:p text:style-name="P47"><draw:frame draw:style-name="fr1" draw:name="Frame69" text:anchor-type="paragraph" svg:x="0.5228in" svg:y="0.0307in" svg:width="3.7425in" draw:z-index="1571"><draw:text-box fo:min-height="1.0575in"><text:p text:style-name="Frame_20_contents"><draw:line text:anchor-type="paragraph" draw:z-index="1572" draw:name="Shape2" draw:style-name="gr1" draw:text-style-name="P128" svg:x1="0.6984in" svg:y1="0.2949in" svg:x2="3.4547in" svg:y2="0.2839in"><text:p/></draw:line><draw:line text:anchor-type="paragraph" draw:z-index="1573" draw:name="Shape2" draw:style-name="gr1" draw:text-style-name="P129" svg:x1="0.6929in" svg:y1="0.3906in" svg:x2="3.4547in" svg:y2="0.378in"><text:p/></draw:line><draw:line text:anchor-type="paragraph" draw:z-index="1574" draw:name="Shape2" draw:style-name="gr1" draw:text-style-name="P129" svg:x1="0.698in" svg:y1="0.4839in" svg:x2="3.4551in" svg:y2="0.4819in"><text:p/></draw:line><draw:line text:anchor-type="paragraph" draw:z-index="1575" draw:name="Shape2" draw:style-name="gr1" draw:text-style-name="P129" svg:x1="0.6984in" svg:y1="0.5882in" svg:x2="3.4547in" svg:y2="0.5807in"><text:p/></draw:line><draw:line text:anchor-type="paragraph" draw:z-index="1576" draw:name="Shape2" draw:style-name="gr2" draw:text-style-name="P130" svg:x1="0.6984in" svg:y1="0.1811in" svg:x2="3.4547in" svg:y2="0.1811in"><text:p/></draw:line><draw:line text:anchor-type="paragraph" draw:z-index="1577" draw:name="Shape2" draw:style-name="gr1" draw:text-style-name="P129" svg:x1="0.6984in" svg:y1="0.6898in" svg:x2="3.4547in" svg:y2="0.6898in"><text:p/></draw:line><draw:line text:anchor-type="paragraph" draw:z-index="1578" draw:name="Shape1" draw:style-name="gr3" draw:text-style-name="P129" svg:x1="0.6984in" svg:y1="0.1811in" svg:x2="0.6984in" svg:y2="0.6894in"><text:p/></draw:line><draw:line text:anchor-type="paragraph" draw:z-index="1579" draw:name="Shape1" draw:style-name="gr1" draw:text-style-name="P129" svg:x1="1.0925in" svg:y1="0.1811in" svg:x2="1.0925in" svg:y2="0.6894in"><text:p/></draw:line><draw:line text:anchor-type="paragraph" draw:z-index="1580" draw:name="Shape1" draw:style-name="gr1" draw:text-style-name="P129" svg:x1="1.4862in" svg:y1="0.1811in" svg:x2="1.4862in" svg:y2="0.6894in"><text:p/></draw:line><draw:line text:anchor-type="paragraph" draw:z-index="1581" draw:name="Shape1" draw:style-name="gr1" draw:text-style-name="P129" svg:x1="1.8799in" svg:y1="0.1811in" svg:x2="1.8799in" svg:y2="0.6894in"><text:p/></draw:line><draw:line text:anchor-type="paragraph" draw:z-index="1582" draw:name="Shape1" draw:style-name="gr1" draw:text-style-name="P129" svg:x1="2.2736in" svg:y1="0.1811in" svg:x2="2.2736in" svg:y2="0.6894in"><text:p/></draw:line><draw:line text:anchor-type="paragraph" draw:z-index="1583" draw:name="Shape1" draw:style-name="gr1" draw:text-style-name="P129" svg:x1="2.6673in" svg:y1="0.1811in" svg:x2="2.6673in" svg:y2="0.6894in"><text:p/></draw:line><draw:line text:anchor-type="paragraph" draw:z-index="1584" draw:name="Shape1" draw:style-name="gr1" draw:text-style-name="P129" svg:x1="3.061in" svg:y1="0.1811in" svg:x2="3.061in" svg:y2="0.6894in"><text:p/></draw:line><draw:line text:anchor-type="paragraph" draw:z-index="1585" draw:name="Shape1" draw:style-name="gr1" draw:text-style-name="P129" svg:x1="3.4547in" svg:y1="0.1811in" svg:x2="3.4547in" svg:y2="0.6894in"><text:p/></draw:line><draw:custom-shape text:anchor-type="paragraph" draw:z-index="1586" draw:name="Shape3" draw:style-name="gr4" draw:text-style-name="P131" svg:width="0.0787in" svg:height="0.0787in" svg:x="1.6409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7" draw:name="Shape3" draw:style-name="gr4" draw:text-style-name="P131" svg:width="0.0787in" svg:height="0.0787in" svg:x="2.8366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8" draw:name="Shape3" draw:style-name="gr6" draw:text-style-name="P133" svg:width="0.0795in" svg:height="0.0795in" svg:x="2.8366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9" draw:name="Shape3" draw:style-name="gr5" draw:text-style-name="P132" svg:width="0.0787in" svg:height="0.0787in" svg:x="1.2319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90" draw:name="Shape3" draw:style-name="gr23" draw:text-style-name="P144" svg:width="0.0787in" svg:height="0.0787in" svg:x="2.0272in" svg:y="0.2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1" draw:name="Shape3" draw:style-name="gr21" draw:text-style-name="P142" svg:width="0.0787in" svg:height="0.0787in" svg:x="1.2335in" svg:y="0.1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92" draw:name="Shape3" draw:style-name="gr20" draw:text-style-name="P141" svg:width="0.0787in" svg:height="0.0787in" svg:x="2.4291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93" draw:name="Shape3" draw:style-name="gr27" draw:text-style-name="P148" svg:width="0.0787in" svg:height="0.0787in" svg:x="2.0228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33"/>
      <text:h text:style-name="P113" text:outline-level="2"><text:bookmark-start text:name="__RefHeading___Toc11394_1024750181"/>3nps "<text:span text:style-name="T41">Dorian shape</text:span>"<text:bookmark-end text:name="__RefHeading___Toc11394_1024750181"/></text:h>
      <text:p text:style-name="P47"><draw:frame draw:style-name="fr1" draw:name="Frame70" text:anchor-type="paragraph" svg:x="0.5228in" svg:y="0.0307in" svg:width="3.7425in" draw:z-index="1594"><draw:text-box fo:min-height="1.0575in"><text:p text:style-name="Frame_20_contents"><draw:line text:anchor-type="paragraph" draw:z-index="1595" draw:name="Shape2" draw:style-name="gr1" draw:text-style-name="P128" svg:x1="0.6984in" svg:y1="0.2949in" svg:x2="3.4547in" svg:y2="0.2839in"><text:p/></draw:line><draw:line text:anchor-type="paragraph" draw:z-index="1596" draw:name="Shape2" draw:style-name="gr1" draw:text-style-name="P129" svg:x1="0.6929in" svg:y1="0.3906in" svg:x2="3.4547in" svg:y2="0.378in"><text:p/></draw:line><draw:line text:anchor-type="paragraph" draw:z-index="1597" draw:name="Shape2" draw:style-name="gr1" draw:text-style-name="P129" svg:x1="0.698in" svg:y1="0.4839in" svg:x2="3.4551in" svg:y2="0.4819in"><text:p/></draw:line><draw:line text:anchor-type="paragraph" draw:z-index="1598" draw:name="Shape2" draw:style-name="gr1" draw:text-style-name="P129" svg:x1="0.6984in" svg:y1="0.5882in" svg:x2="3.4547in" svg:y2="0.5807in"><text:p/></draw:line><draw:line text:anchor-type="paragraph" draw:z-index="1599" draw:name="Shape2" draw:style-name="gr2" draw:text-style-name="P130" svg:x1="0.6984in" svg:y1="0.1811in" svg:x2="3.4547in" svg:y2="0.1811in"><text:p/></draw:line><draw:line text:anchor-type="paragraph" draw:z-index="1600" draw:name="Shape2" draw:style-name="gr1" draw:text-style-name="P129" svg:x1="0.6984in" svg:y1="0.6898in" svg:x2="3.4547in" svg:y2="0.6898in"><text:p/></draw:line><draw:line text:anchor-type="paragraph" draw:z-index="1601" draw:name="Shape1" draw:style-name="gr3" draw:text-style-name="P129" svg:x1="0.6984in" svg:y1="0.1811in" svg:x2="0.6984in" svg:y2="0.6894in"><text:p/></draw:line><draw:line text:anchor-type="paragraph" draw:z-index="1602" draw:name="Shape1" draw:style-name="gr1" draw:text-style-name="P129" svg:x1="1.0925in" svg:y1="0.1811in" svg:x2="1.0925in" svg:y2="0.6894in"><text:p/></draw:line><draw:line text:anchor-type="paragraph" draw:z-index="1603" draw:name="Shape1" draw:style-name="gr1" draw:text-style-name="P129" svg:x1="1.4862in" svg:y1="0.1811in" svg:x2="1.4862in" svg:y2="0.6894in"><text:p/></draw:line><draw:line text:anchor-type="paragraph" draw:z-index="1604" draw:name="Shape1" draw:style-name="gr1" draw:text-style-name="P129" svg:x1="1.8799in" svg:y1="0.1811in" svg:x2="1.8799in" svg:y2="0.6894in"><text:p/></draw:line><draw:line text:anchor-type="paragraph" draw:z-index="1605" draw:name="Shape1" draw:style-name="gr1" draw:text-style-name="P129" svg:x1="2.2736in" svg:y1="0.1811in" svg:x2="2.2736in" svg:y2="0.6894in"><text:p/></draw:line><draw:line text:anchor-type="paragraph" draw:z-index="1606" draw:name="Shape1" draw:style-name="gr1" draw:text-style-name="P129" svg:x1="2.6673in" svg:y1="0.1811in" svg:x2="2.6673in" svg:y2="0.6894in"><text:p/></draw:line><draw:line text:anchor-type="paragraph" draw:z-index="1607" draw:name="Shape1" draw:style-name="gr1" draw:text-style-name="P129" svg:x1="3.061in" svg:y1="0.1811in" svg:x2="3.061in" svg:y2="0.6894in"><text:p/></draw:line><draw:line text:anchor-type="paragraph" draw:z-index="1608" draw:name="Shape1" draw:style-name="gr1" draw:text-style-name="P129" svg:x1="3.4547in" svg:y1="0.1811in" svg:x2="3.4547in" svg:y2="0.6894in"><text:p/></draw:line><draw:custom-shape text:anchor-type="paragraph" draw:z-index="1609" draw:name="Shape3" draw:style-name="gr4" draw:text-style-name="P131" svg:width="0.0787in" svg:height="0.0787in" svg:x="2.4272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0" draw:name="Shape3" draw:style-name="gr6" draw:text-style-name="P133" svg:width="0.0795in" svg:height="0.0795in" svg:x="1.6437in" svg:y="0.14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1" draw:name="Shape3" draw:style-name="gr5" draw:text-style-name="P132" svg:width="0.0787in" svg:height="0.0787in" svg:x="2.0311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2" draw:name="Shape3" draw:style-name="gr23" draw:text-style-name="P144" svg:width="0.0787in" svg:height="0.0787in" svg:x="2.8409in" svg:y="0.2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3" draw:name="Shape3" draw:style-name="gr20" draw:text-style-name="P141" svg:width="0.0787in" svg:height="0.0787in" svg:x="1.6429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4" draw:name="Shape3" draw:style-name="gr27" draw:text-style-name="P148" svg:width="0.0787in" svg:height="0.0787in" svg:x="2.8398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5" draw:name="Shape3" draw:style-name="gr21" draw:text-style-name="P142" svg:width="0.0787in" svg:height="0.0787in" svg:x="2.0346in" svg:y="0.1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47"/>
      <text:p text:style-name="P47"/>
      <text:p text:style-name="P47"/>
      <text:h text:style-name="P96" text:outline-level="1"><text:bookmark-start text:name="__RefHeading___Toc11396_1024750181"/><text:span text:style-name="T46">CAGED </text:span>Ionian 6-string shapes<text:bookmark-end text:name="__RefHeading___Toc11396_1024750181"/></text:h>
      <text:h text:style-name="P118" text:outline-level="2"><text:bookmark-start text:name="__RefHeading___Toc11398_1024750181"/>C-<text:span text:style-name="T1">shape</text:span><text:bookmark-end text:name="__RefHeading___Toc11398_1024750181"/></text:h>
      <text:p text:style-name="P7"><draw:frame draw:style-name="fr1" draw:name="Frame71" text:anchor-type="paragraph" svg:x="0.5228in" svg:y="0.0398in" svg:width="3.6937in" draw:z-index="1617"><draw:text-box fo:min-height="1.0575in"><text:p text:style-name="Frame_20_contents"><draw:line text:anchor-type="paragraph" draw:z-index="1618" draw:name="Shape2" draw:style-name="gr1" draw:text-style-name="P128" svg:x1="0.6984in" svg:y1="0.2953in" svg:x2="3.4547in" svg:y2="0.2791in"><text:p/></draw:line><draw:line text:anchor-type="paragraph" draw:z-index="1619" draw:name="Shape2" draw:style-name="gr1" draw:text-style-name="P129" svg:x1="0.6929in" svg:y1="0.3906in" svg:x2="3.4547in" svg:y2="0.378in"><text:p/></draw:line><draw:line text:anchor-type="paragraph" draw:z-index="1620" draw:name="Shape2" draw:style-name="gr1" draw:text-style-name="P129" svg:x1="0.698in" svg:y1="0.4839in" svg:x2="3.4551in" svg:y2="0.4819in"><text:p/></draw:line><draw:line text:anchor-type="paragraph" draw:z-index="1621" draw:name="Shape2" draw:style-name="gr1" draw:text-style-name="P129" svg:x1="0.6984in" svg:y1="0.5882in" svg:x2="3.4547in" svg:y2="0.5811in"><text:p/></draw:line><draw:line text:anchor-type="paragraph" draw:z-index="1622" draw:name="Shape2" draw:style-name="gr2" draw:text-style-name="P130" svg:x1="0.6984in" svg:y1="0.1811in" svg:x2="3.4547in" svg:y2="0.1811in"><text:p/></draw:line><draw:line text:anchor-type="paragraph" draw:z-index="1623" draw:name="Shape2" draw:style-name="gr1" draw:text-style-name="P129" svg:x1="0.6984in" svg:y1="0.6898in" svg:x2="3.4547in" svg:y2="0.6898in"><text:p/></draw:line><draw:line text:anchor-type="paragraph" draw:z-index="1624" draw:name="Shape1" draw:style-name="gr3" draw:text-style-name="P129" svg:x1="0.6984in" svg:y1="0.1811in" svg:x2="0.6984in" svg:y2="0.6894in"><text:p/></draw:line><draw:line text:anchor-type="paragraph" draw:z-index="1625" draw:name="Shape1" draw:style-name="gr1" draw:text-style-name="P129" svg:x1="1.0925in" svg:y1="0.1811in" svg:x2="1.0925in" svg:y2="0.6894in"><text:p/></draw:line><draw:line text:anchor-type="paragraph" draw:z-index="1626" draw:name="Shape1" draw:style-name="gr1" draw:text-style-name="P129" svg:x1="1.4862in" svg:y1="0.1811in" svg:x2="1.4862in" svg:y2="0.6894in"><text:p/></draw:line><draw:line text:anchor-type="paragraph" draw:z-index="1627" draw:name="Shape1" draw:style-name="gr1" draw:text-style-name="P129" svg:x1="1.8799in" svg:y1="0.1811in" svg:x2="1.8799in" svg:y2="0.6894in"><text:p/></draw:line><draw:line text:anchor-type="paragraph" draw:z-index="1628" draw:name="Shape1" draw:style-name="gr1" draw:text-style-name="P129" svg:x1="2.2736in" svg:y1="0.1811in" svg:x2="2.2736in" svg:y2="0.6894in"><text:p/></draw:line><draw:line text:anchor-type="paragraph" draw:z-index="1629" draw:name="Shape1" draw:style-name="gr1" draw:text-style-name="P129" svg:x1="2.6673in" svg:y1="0.1811in" svg:x2="2.6673in" svg:y2="0.6894in"><text:p/></draw:line><draw:line text:anchor-type="paragraph" draw:z-index="1630" draw:name="Shape1" draw:style-name="gr1" draw:text-style-name="P129" svg:x1="3.061in" svg:y1="0.1811in" svg:x2="3.061in" svg:y2="0.6894in"><text:p/></draw:line><draw:custom-shape text:anchor-type="paragraph" draw:z-index="1631"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2" draw:name="Shape3" draw:style-name="gr5" draw:text-style-name="P132" svg:width="0.0787in" svg:height="0.0787in" svg:x="2.0319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3" draw:name="Shape3" draw:style-name="gr4" draw:text-style-name="P131" svg:width="0.0787in" svg:height="0.0787in" svg:x="1.6382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4" draw:name="Shape3" draw:style-name="gr5" draw:text-style-name="P132" svg:width="0.0787in" svg:height="0.0787in" svg:x="1.2646in" svg:y="0.1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35"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36"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37" draw:name="Shape3" draw:style-name="gr5" draw:text-style-name="P132" svg:width="0.0787in" svg:height="0.0787in" svg:x="1.2508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8"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639" draw:name="Shape1" draw:style-name="gr1" draw:text-style-name="P129" svg:x1="3.4547in" svg:y1="0.1811in" svg:x2="3.4547in" svg:y2="0.6894in"><text:p/></draw:line><draw:custom-shape text:anchor-type="paragraph" draw:z-index="1640" draw:name="Shape3" draw:style-name="gr20" draw:text-style-name="P141" svg:width="0.0787in" svg:height="0.0787in" svg:x="1.25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1" draw:name="Shape3" draw:style-name="gr20" draw:text-style-name="P141" svg:width="0.0787in" svg:height="0.0787in" svg:x="2.4346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2" draw:name="Shape3" draw:style-name="gr21" draw:text-style-name="P142" svg:width="0.0787in" svg:height="0.0787in" svg:x="2.0339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3" draw:name="Shape3" draw:style-name="gr21" draw:text-style-name="P142" svg:width="0.0787in" svg:height="0.0787in" svg:x="1.25in" svg:y="0.5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6" draw:name="Shape3" draw:style-name="gr23" draw:text-style-name="P144" svg:width="0.0787in" svg:height="0.0787in" svg:x="2.422in" svg:y="0.4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7" draw:name="Shape3" draw:style-name="gr23" draw:text-style-name="P144" svg:width="0.0787in" svg:height="0.0787in" svg:x="1.6374in" svg:y="0.6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8" draw:name="Shape3" draw:style-name="gr27" draw:text-style-name="P148" svg:width="0.0787in" svg:height="0.0787in" svg:x="2.0346in" svg:y="0.5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9" draw:name="Shape3" draw:style-name="gr27" draw:text-style-name="P148" svg:width="0.0787in" svg:height="0.0787in" svg:x="1.2591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0" draw:name="Shape3" draw:style-name="gr23" draw:text-style-name="P144" svg:width="0.0787in" svg:height="0.0787in" svg:x="1.6398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7"/>
      <text:p text:style-name="P7"/>
      <text:p text:style-name="P7"/>
      <text:p text:style-name="P14"/>
      <text:h text:style-name="P118" text:outline-level="2"/>
      <text:h text:style-name="P118" text:outline-level="2"><text:bookmark-start text:name="__RefHeading___Toc11400_1024750181"/>A-<text:span text:style-name="T1">shape</text:span><text:bookmark-end text:name="__RefHeading___Toc11400_1024750181"/></text:h>
      <text:p text:style-name="P50"><draw:frame draw:style-name="fr1" draw:name="Frame72" text:anchor-type="paragraph" svg:x="0.5228in" svg:y="0.0307in" svg:width="3.7425in" draw:z-index="1644"><draw:text-box fo:min-height="1.0575in"><text:p text:style-name="Frame_20_contents"><draw:line text:anchor-type="paragraph" draw:z-index="1645" draw:name="Shape2" draw:style-name="gr1" draw:text-style-name="P128" svg:x1="0.6984in" svg:y1="0.2949in" svg:x2="3.4547in" svg:y2="0.2839in"><text:p/></draw:line><draw:line text:anchor-type="paragraph" draw:z-index="1646" draw:name="Shape2" draw:style-name="gr1" draw:text-style-name="P129" svg:x1="0.6929in" svg:y1="0.3906in" svg:x2="3.4547in" svg:y2="0.378in"><text:p/></draw:line><draw:line text:anchor-type="paragraph" draw:z-index="1647" draw:name="Shape2" draw:style-name="gr1" draw:text-style-name="P129" svg:x1="0.698in" svg:y1="0.4839in" svg:x2="3.4551in" svg:y2="0.4819in"><text:p/></draw:line><draw:line text:anchor-type="paragraph" draw:z-index="1648" draw:name="Shape2" draw:style-name="gr1" draw:text-style-name="P129" svg:x1="0.6984in" svg:y1="0.5882in" svg:x2="3.4547in" svg:y2="0.5807in"><text:p/></draw:line><draw:line text:anchor-type="paragraph" draw:z-index="1649" draw:name="Shape2" draw:style-name="gr2" draw:text-style-name="P130" svg:x1="0.6984in" svg:y1="0.1811in" svg:x2="3.4547in" svg:y2="0.1811in"><text:p/></draw:line><draw:line text:anchor-type="paragraph" draw:z-index="1650" draw:name="Shape2" draw:style-name="gr1" draw:text-style-name="P129" svg:x1="0.6984in" svg:y1="0.6898in" svg:x2="3.4547in" svg:y2="0.6898in"><text:p/></draw:line><draw:line text:anchor-type="paragraph" draw:z-index="1651" draw:name="Shape1" draw:style-name="gr3" draw:text-style-name="P129" svg:x1="0.6984in" svg:y1="0.1811in" svg:x2="0.6984in" svg:y2="0.6894in"><text:p/></draw:line><draw:line text:anchor-type="paragraph" draw:z-index="1652" draw:name="Shape1" draw:style-name="gr1" draw:text-style-name="P129" svg:x1="1.0925in" svg:y1="0.1811in" svg:x2="1.0925in" svg:y2="0.6894in"><text:p/></draw:line><draw:line text:anchor-type="paragraph" draw:z-index="1653" draw:name="Shape1" draw:style-name="gr1" draw:text-style-name="P129" svg:x1="1.4862in" svg:y1="0.1811in" svg:x2="1.4862in" svg:y2="0.6894in"><text:p/></draw:line><draw:line text:anchor-type="paragraph" draw:z-index="1654" draw:name="Shape1" draw:style-name="gr1" draw:text-style-name="P129" svg:x1="1.8799in" svg:y1="0.1811in" svg:x2="1.8799in" svg:y2="0.6894in"><text:p/></draw:line><draw:line text:anchor-type="paragraph" draw:z-index="1655" draw:name="Shape1" draw:style-name="gr1" draw:text-style-name="P129" svg:x1="2.2736in" svg:y1="0.1811in" svg:x2="2.2736in" svg:y2="0.6894in"><text:p/></draw:line><draw:line text:anchor-type="paragraph" draw:z-index="1656" draw:name="Shape1" draw:style-name="gr1" draw:text-style-name="P129" svg:x1="2.6673in" svg:y1="0.1811in" svg:x2="2.6673in" svg:y2="0.6894in"><text:p/></draw:line><draw:line text:anchor-type="paragraph" draw:z-index="1657" draw:name="Shape1" draw:style-name="gr1" draw:text-style-name="P129" svg:x1="3.061in" svg:y1="0.1811in" svg:x2="3.061in" svg:y2="0.6894in"><text:p/></draw:line><draw:line text:anchor-type="paragraph" draw:z-index="1658" draw:name="Shape1" draw:style-name="gr1" draw:text-style-name="P129" svg:x1="3.4547in" svg:y1="0.1811in" svg:x2="3.4547in" svg:y2="0.6894in"><text:p/></draw:line><draw:custom-shape text:anchor-type="paragraph" draw:z-index="1659"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0"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1" draw:name="Shape3" draw:style-name="gr5" draw:text-style-name="P132" svg:width="0.0787in" svg:height="0.0787in" svg:x="2.0307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62"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63"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64"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65" draw:name="Shape3" draw:style-name="gr5" draw:text-style-name="P132" svg:width="0.0787in" svg:height="0.0787in" svg:x="0.8181in" svg:y="0.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6" draw:name="Shape3" draw:style-name="gr20" draw:text-style-name="P141" svg:width="0.0787in" svg:height="0.0787in" svg:x="2.0283in" svg:y="0.5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7" draw:name="Shape3" draw:style-name="gr20" draw:text-style-name="P141" svg:width="0.0787in" svg:height="0.0787in" svg:x="1.2654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8" draw:name="Shape3" draw:style-name="gr21" draw:text-style-name="P142" svg:width="0.0787in" svg:height="0.0787in" svg:x="0.8181in" svg:y="0.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9" draw:name="Shape3" draw:style-name="gr21" draw:text-style-name="P142" svg:width="0.0787in" svg:height="0.0787in" svg:x="2.0311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0" draw:name="Shape3" draw:style-name="gr21" draw:text-style-name="P142" svg:width="0.0787in" svg:height="0.0787in" svg:x="2.026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7" draw:name="Shape3" draw:style-name="gr23" draw:text-style-name="P144" svg:width="0.0787in" svg:height="0.0787in" svg:x="1.2571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8" draw:name="Shape3" draw:style-name="gr25" draw:text-style-name="P146" svg:width="0.0795in" svg:height="0.0795in" svg:x="2.4465in" svg:y="0.2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9" draw:name="Shape3" draw:style-name="gr27" draw:text-style-name="P148" svg:width="0.0787in" svg:height="0.0787in" svg:x="1.6598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0" draw:name="Shape3" draw:style-name="gr27" draw:text-style-name="P148" svg:width="0.0787in" svg:height="0.0787in" svg:x="0.8181in" svg:y="0.5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50"/>
      <text:h text:style-name="P118" text:outline-level="2"><text:bookmark-start text:name="__RefHeading___Toc11402_1024750181"/>G-<text:span text:style-name="T2">shape</text:span><text:bookmark-end text:name="__RefHeading___Toc11402_1024750181"/></text:h>
      <text:p text:style-name="P50"><draw:frame draw:style-name="fr1" draw:name="Frame73" text:anchor-type="paragraph" svg:x="0.5228in" svg:y="0.0307in" svg:width="3.7425in" draw:z-index="1671"><draw:text-box fo:min-height="1.0575in"><text:p text:style-name="Frame_20_contents"><draw:line text:anchor-type="paragraph" draw:z-index="1672" draw:name="Shape2" draw:style-name="gr1" draw:text-style-name="P128" svg:x1="0.6984in" svg:y1="0.2949in" svg:x2="3.4547in" svg:y2="0.2839in"><text:p/></draw:line><draw:line text:anchor-type="paragraph" draw:z-index="1673" draw:name="Shape2" draw:style-name="gr1" draw:text-style-name="P129" svg:x1="0.6929in" svg:y1="0.3906in" svg:x2="3.4547in" svg:y2="0.378in"><text:p/></draw:line><draw:line text:anchor-type="paragraph" draw:z-index="1674" draw:name="Shape2" draw:style-name="gr1" draw:text-style-name="P129" svg:x1="0.698in" svg:y1="0.4839in" svg:x2="3.4551in" svg:y2="0.4819in"><text:p/></draw:line><draw:line text:anchor-type="paragraph" draw:z-index="1675" draw:name="Shape2" draw:style-name="gr1" draw:text-style-name="P129" svg:x1="0.6984in" svg:y1="0.5882in" svg:x2="3.4547in" svg:y2="0.5807in"><text:p/></draw:line><draw:line text:anchor-type="paragraph" draw:z-index="1676" draw:name="Shape2" draw:style-name="gr2" draw:text-style-name="P130" svg:x1="0.6984in" svg:y1="0.1811in" svg:x2="3.4547in" svg:y2="0.1811in"><text:p/></draw:line><draw:line text:anchor-type="paragraph" draw:z-index="1677" draw:name="Shape2" draw:style-name="gr1" draw:text-style-name="P129" svg:x1="0.6984in" svg:y1="0.6898in" svg:x2="3.4547in" svg:y2="0.6898in"><text:p/></draw:line><draw:line text:anchor-type="paragraph" draw:z-index="1678" draw:name="Shape1" draw:style-name="gr3" draw:text-style-name="P129" svg:x1="0.6984in" svg:y1="0.1811in" svg:x2="0.6984in" svg:y2="0.6894in"><text:p/></draw:line><draw:line text:anchor-type="paragraph" draw:z-index="1679" draw:name="Shape1" draw:style-name="gr1" draw:text-style-name="P129" svg:x1="1.0925in" svg:y1="0.1811in" svg:x2="1.0925in" svg:y2="0.6894in"><text:p/></draw:line><draw:line text:anchor-type="paragraph" draw:z-index="1680" draw:name="Shape1" draw:style-name="gr1" draw:text-style-name="P129" svg:x1="1.4862in" svg:y1="0.1811in" svg:x2="1.4862in" svg:y2="0.6894in"><text:p/></draw:line><draw:line text:anchor-type="paragraph" draw:z-index="1681" draw:name="Shape1" draw:style-name="gr1" draw:text-style-name="P129" svg:x1="1.8799in" svg:y1="0.1811in" svg:x2="1.8799in" svg:y2="0.6894in"><text:p/></draw:line><draw:line text:anchor-type="paragraph" draw:z-index="1682" draw:name="Shape1" draw:style-name="gr1" draw:text-style-name="P129" svg:x1="2.2736in" svg:y1="0.1811in" svg:x2="2.2736in" svg:y2="0.6894in"><text:p/></draw:line><draw:line text:anchor-type="paragraph" draw:z-index="1683" draw:name="Shape1" draw:style-name="gr1" draw:text-style-name="P129" svg:x1="2.6673in" svg:y1="0.1811in" svg:x2="2.6673in" svg:y2="0.6894in"><text:p/></draw:line><draw:line text:anchor-type="paragraph" draw:z-index="1684" draw:name="Shape1" draw:style-name="gr1" draw:text-style-name="P129" svg:x1="3.061in" svg:y1="0.1811in" svg:x2="3.061in" svg:y2="0.6894in"><text:p/></draw:line><draw:line text:anchor-type="paragraph" draw:z-index="1685" draw:name="Shape1" draw:style-name="gr1" draw:text-style-name="P129" svg:x1="3.4547in" svg:y1="0.1811in" svg:x2="3.4547in" svg:y2="0.6894in"><text:p/></draw:line><draw:custom-shape text:anchor-type="paragraph" draw:z-index="1686"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7" draw:name="Shape3" draw:style-name="gr12" draw:text-style-name="P139" svg:width="0.0795in" svg:height="0.0795in" svg:x="1.23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88"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89" draw:name="Shape3" draw:style-name="gr5" draw:text-style-name="P132" svg:width="0.0787in" svg:height="0.0787in" svg:x="2.0201in" svg:y="0.5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0"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1"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2"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3" draw:name="Shape3" draw:style-name="gr20" draw:text-style-name="P141" svg:width="0.0787in" svg:height="0.0787in" svg:x="1.2311in" svg:y="0.5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4" draw:name="Shape3" draw:style-name="gr20" draw:text-style-name="P141" svg:width="0.0787in" svg:height="0.0787in" svg:x="2.0228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5" draw:name="Shape3" draw:style-name="gr21" draw:text-style-name="P142" svg:width="0.0787in" svg:height="0.0787in" svg:x="1.2283in" svg:y="0.6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6" draw:name="Shape3" draw:style-name="gr21" draw:text-style-name="P142" svg:width="0.0787in" svg:height="0.0787in" svg:x="2.0228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97" draw:name="Shape3" draw:style-name="gr21" draw:text-style-name="P142" svg:width="0.0787in" svg:height="0.0787in" svg:x="1.2335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91" draw:name="Shape3" draw:style-name="gr27" draw:text-style-name="P148" svg:width="0.0787in" svg:height="0.0787in" svg:x="0.8425in" svg:y="0.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4" draw:name="Shape3" draw:style-name="gr23" draw:text-style-name="P144" svg:width="0.0787in" svg:height="0.0787in" svg:x="1.6327in" svg:y="0.2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1" draw:name="Shape3" draw:style-name="gr27" draw:text-style-name="P148" svg:width="0.0787in" svg:height="0.0787in" svg:x="2.022in" svg:y="0.6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2" draw:name="Shape3" draw:style-name="gr27" draw:text-style-name="P148" svg:width="0.0787in" svg:height="0.0787in" svg:x="2.0327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3" draw:name="Shape3" draw:style-name="gr23" draw:text-style-name="P144" svg:width="0.0787in" svg:height="0.0787in" svg:x="2.4264in" svg:y="0.5429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50"/>
      <text:h text:style-name="P118" text:outline-level="2"><text:bookmark-start text:name="__RefHeading___Toc11404_1024750181"/>E-shape<text:bookmark-end text:name="__RefHeading___Toc11404_1024750181"/></text:h>
      <text:p text:style-name="P50"><draw:frame draw:style-name="fr1" draw:name="Frame74" text:anchor-type="paragraph" svg:x="0.5228in" svg:y="0.0307in" svg:width="3.7425in" draw:z-index="1698"><draw:text-box fo:min-height="1.0575in"><text:p text:style-name="Frame_20_contents"><draw:line text:anchor-type="paragraph" draw:z-index="1699" draw:name="Shape2" draw:style-name="gr1" draw:text-style-name="P128" svg:x1="0.6984in" svg:y1="0.2949in" svg:x2="3.4547in" svg:y2="0.2839in"><text:p/></draw:line><draw:line text:anchor-type="paragraph" draw:z-index="1700" draw:name="Shape2" draw:style-name="gr1" draw:text-style-name="P129" svg:x1="0.6929in" svg:y1="0.3906in" svg:x2="3.4547in" svg:y2="0.378in"><text:p/></draw:line><draw:line text:anchor-type="paragraph" draw:z-index="1701" draw:name="Shape2" draw:style-name="gr1" draw:text-style-name="P129" svg:x1="0.698in" svg:y1="0.4839in" svg:x2="3.4551in" svg:y2="0.4819in"><text:p/></draw:line><draw:line text:anchor-type="paragraph" draw:z-index="1702" draw:name="Shape2" draw:style-name="gr1" draw:text-style-name="P129" svg:x1="0.6984in" svg:y1="0.5882in" svg:x2="3.4547in" svg:y2="0.5807in"><text:p/></draw:line><draw:line text:anchor-type="paragraph" draw:z-index="1703" draw:name="Shape2" draw:style-name="gr2" draw:text-style-name="P130" svg:x1="0.6984in" svg:y1="0.1811in" svg:x2="3.4547in" svg:y2="0.1811in"><text:p/></draw:line><draw:line text:anchor-type="paragraph" draw:z-index="1704" draw:name="Shape2" draw:style-name="gr1" draw:text-style-name="P129" svg:x1="0.6984in" svg:y1="0.6898in" svg:x2="3.4547in" svg:y2="0.6898in"><text:p/></draw:line><draw:line text:anchor-type="paragraph" draw:z-index="1705" draw:name="Shape1" draw:style-name="gr3" draw:text-style-name="P129" svg:x1="0.6984in" svg:y1="0.1811in" svg:x2="0.6984in" svg:y2="0.6894in"><text:p/></draw:line><draw:line text:anchor-type="paragraph" draw:z-index="1706" draw:name="Shape1" draw:style-name="gr1" draw:text-style-name="P129" svg:x1="1.0925in" svg:y1="0.1811in" svg:x2="1.0925in" svg:y2="0.6894in"><text:p/></draw:line><draw:line text:anchor-type="paragraph" draw:z-index="1707" draw:name="Shape1" draw:style-name="gr1" draw:text-style-name="P129" svg:x1="1.4862in" svg:y1="0.1811in" svg:x2="1.4862in" svg:y2="0.6894in"><text:p/></draw:line><draw:line text:anchor-type="paragraph" draw:z-index="1708" draw:name="Shape1" draw:style-name="gr1" draw:text-style-name="P129" svg:x1="1.8799in" svg:y1="0.1811in" svg:x2="1.8799in" svg:y2="0.6894in"><text:p/></draw:line><draw:line text:anchor-type="paragraph" draw:z-index="1709" draw:name="Shape1" draw:style-name="gr1" draw:text-style-name="P129" svg:x1="2.2736in" svg:y1="0.1811in" svg:x2="2.2736in" svg:y2="0.6894in"><text:p/></draw:line><draw:line text:anchor-type="paragraph" draw:z-index="1710" draw:name="Shape1" draw:style-name="gr1" draw:text-style-name="P129" svg:x1="2.6673in" svg:y1="0.1811in" svg:x2="2.6673in" svg:y2="0.6894in"><text:p/></draw:line><draw:line text:anchor-type="paragraph" draw:z-index="1711" draw:name="Shape1" draw:style-name="gr1" draw:text-style-name="P129" svg:x1="3.061in" svg:y1="0.1811in" svg:x2="3.061in" svg:y2="0.6894in"><text:p/></draw:line><draw:line text:anchor-type="paragraph" draw:z-index="1712" draw:name="Shape1" draw:style-name="gr1" draw:text-style-name="P129" svg:x1="3.4547in" svg:y1="0.1811in" svg:x2="3.4547in" svg:y2="0.6894in"><text:p/></draw:line><draw:custom-shape text:anchor-type="paragraph" draw:z-index="1713" draw:name="Shape3" draw:style-name="gr4" draw:text-style-name="P131" svg:width="0.0787in" svg:height="0.0787in" svg:x="1.25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4"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5" draw:name="Shape3" draw:style-name="gr5" draw:text-style-name="P132" svg:width="0.0787in" svg:height="0.0787in" svg:x="1.6299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16" draw:name="Shape3" draw:style-name="gr6" draw:text-style-name="P133" svg:width="0.0807in" svg:height="0.0807in" svg:x="1.2425in" svg:y="0.2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17"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18"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9" draw:name="Shape3" draw:style-name="gr5" draw:text-style-name="P132" svg:width="0.0787in" svg:height="0.0787in" svg:x="0.8646in" svg:y="0.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20" draw:name="Shape3" draw:style-name="gr20" draw:text-style-name="P141" svg:width="0.0787in" svg:height="0.0787in" svg:x="2.0311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1" draw:name="Shape3" draw:style-name="gr20" draw:text-style-name="P141" svg:width="0.0787in" svg:height="0.0787in" svg:x="0.8646in" svg:y="0.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2" draw:name="Shape3" draw:style-name="gr20" draw:text-style-name="P141" svg:width="0.0787in" svg:height="0.0787in" svg:x="2.039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3" draw:name="Shape3" draw:style-name="gr21" draw:text-style-name="P142" svg:width="0.0787in" svg:height="0.0787in" svg:x="0.8646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4" draw:name="Shape3" draw:style-name="gr21" draw:text-style-name="P142" svg:width="0.0787in" svg:height="0.0787in" svg:x="2.0398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2" draw:name="Shape3" draw:style-name="gr27" draw:text-style-name="P148" svg:width="0.0787in" svg:height="0.0787in" svg:x="1.6283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5" draw:name="Shape3" draw:style-name="gr23" draw:text-style-name="P144" svg:width="0.0787in" svg:height="0.0787in" svg:x="2.0335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4" draw:name="Shape3" draw:style-name="gr23" draw:text-style-name="P144" svg:width="0.0787in" svg:height="0.0787in" svg:x="1.25in" svg:y="0.5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5" draw:name="Shape3" draw:style-name="gr27" draw:text-style-name="P148" svg:width="0.0787in" svg:height="0.0787in" svg:x="0.8689in" svg:y="0.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6" draw:name="Shape3" draw:style-name="gr27" draw:text-style-name="P148" svg:width="0.0787in" svg:height="0.0787in" svg:x="0.8602in" svg:y="0.6543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34"/>
      <text:h text:style-name="P118" text:outline-level="2"><text:bookmark-start text:name="__RefHeading___Toc11406_1024750181"/>D-shape<text:bookmark-end text:name="__RefHeading___Toc11406_1024750181"/></text:h>
      <text:p text:style-name="P50"><draw:frame draw:style-name="fr1" draw:name="Frame75" text:anchor-type="paragraph" svg:x="0.5228in" svg:y="0.0307in" svg:width="3.7425in" draw:z-index="1725"><draw:text-box fo:min-height="1.0575in"><text:p text:style-name="Frame_20_contents"><draw:line text:anchor-type="paragraph" draw:z-index="1726" draw:name="Shape2" draw:style-name="gr1" draw:text-style-name="P128" svg:x1="0.6984in" svg:y1="0.2949in" svg:x2="3.4547in" svg:y2="0.2839in"><text:p/></draw:line><draw:line text:anchor-type="paragraph" draw:z-index="1727" draw:name="Shape2" draw:style-name="gr1" draw:text-style-name="P129" svg:x1="0.6929in" svg:y1="0.3906in" svg:x2="3.4547in" svg:y2="0.378in"><text:p/></draw:line><draw:line text:anchor-type="paragraph" draw:z-index="1728" draw:name="Shape2" draw:style-name="gr1" draw:text-style-name="P129" svg:x1="0.698in" svg:y1="0.4839in" svg:x2="3.4551in" svg:y2="0.4819in"><text:p/></draw:line><draw:line text:anchor-type="paragraph" draw:z-index="1729" draw:name="Shape2" draw:style-name="gr1" draw:text-style-name="P129" svg:x1="0.6984in" svg:y1="0.5882in" svg:x2="3.4547in" svg:y2="0.5807in"><text:p/></draw:line><draw:line text:anchor-type="paragraph" draw:z-index="1730" draw:name="Shape2" draw:style-name="gr2" draw:text-style-name="P130" svg:x1="0.6984in" svg:y1="0.1811in" svg:x2="3.4547in" svg:y2="0.1811in"><text:p/></draw:line><draw:line text:anchor-type="paragraph" draw:z-index="1731" draw:name="Shape2" draw:style-name="gr1" draw:text-style-name="P129" svg:x1="0.6984in" svg:y1="0.6898in" svg:x2="3.4547in" svg:y2="0.6898in"><text:p/></draw:line><draw:line text:anchor-type="paragraph" draw:z-index="1732" draw:name="Shape1" draw:style-name="gr3" draw:text-style-name="P129" svg:x1="0.6984in" svg:y1="0.1811in" svg:x2="0.6984in" svg:y2="0.6894in"><text:p/></draw:line><draw:line text:anchor-type="paragraph" draw:z-index="1733" draw:name="Shape1" draw:style-name="gr1" draw:text-style-name="P129" svg:x1="1.0925in" svg:y1="0.1811in" svg:x2="1.0925in" svg:y2="0.6894in"><text:p/></draw:line><draw:line text:anchor-type="paragraph" draw:z-index="1734" draw:name="Shape1" draw:style-name="gr1" draw:text-style-name="P129" svg:x1="1.4862in" svg:y1="0.1811in" svg:x2="1.4862in" svg:y2="0.6894in"><text:p/></draw:line><draw:line text:anchor-type="paragraph" draw:z-index="1735" draw:name="Shape1" draw:style-name="gr1" draw:text-style-name="P129" svg:x1="1.8799in" svg:y1="0.1811in" svg:x2="1.8799in" svg:y2="0.6894in"><text:p/></draw:line><draw:line text:anchor-type="paragraph" draw:z-index="1736" draw:name="Shape1" draw:style-name="gr1" draw:text-style-name="P129" svg:x1="2.2736in" svg:y1="0.1811in" svg:x2="2.2736in" svg:y2="0.6894in"><text:p/></draw:line><draw:line text:anchor-type="paragraph" draw:z-index="1737" draw:name="Shape1" draw:style-name="gr1" draw:text-style-name="P129" svg:x1="2.6673in" svg:y1="0.1811in" svg:x2="2.6673in" svg:y2="0.6894in"><text:p/></draw:line><draw:line text:anchor-type="paragraph" draw:z-index="1738" draw:name="Shape1" draw:style-name="gr1" draw:text-style-name="P129" svg:x1="3.061in" svg:y1="0.1811in" svg:x2="3.061in" svg:y2="0.6894in"><text:p/></draw:line><draw:line text:anchor-type="paragraph" draw:z-index="1739" draw:name="Shape1" draw:style-name="gr1" draw:text-style-name="P129" svg:x1="3.4547in" svg:y1="0.1811in" svg:x2="3.4547in" svg:y2="0.6894in"><text:p/></draw:line><draw:custom-shape text:anchor-type="paragraph" draw:z-index="1740" draw:name="Shape3" draw:style-name="gr4" draw:text-style-name="P131" svg:width="0.0787in" svg:height="0.0787in" svg:x="1.6453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1" draw:name="Shape3" draw:style-name="gr5" draw:text-style-name="P132" svg:width="0.0787in" svg:height="0.0787in" svg:x="2.4161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42"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43" draw:name="Shape3" draw:style-name="gr16" draw:text-style-name="P133" svg:width="0.0803in" svg:height="0.0803in" svg:x="1.6425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44" draw:name="Shape3" draw:style-name="gr5" draw:text-style-name="P132" svg:width="0.0787in" svg:height="0.0787in" svg:x="2.4102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5" draw:name="Shape3" draw:style-name="gr5" draw:text-style-name="P132" svg:width="0.0787in" svg:height="0.0787in" svg:x="1.2646in" svg:y="0.3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6" draw:name="Shape3" draw:style-name="gr20" draw:text-style-name="P141" svg:width="0.0787in" svg:height="0.0787in" svg:x="2.4134in" svg:y="0.4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7" draw:name="Shape3" draw:style-name="gr20" draw:text-style-name="P141" svg:width="0.0787in" svg:height="0.0787in" svg:x="1.6445in" svg:y="0.6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8" draw:name="Shape3" draw:style-name="gr20" draw:text-style-name="P141" svg:width="0.0787in" svg:height="0.0787in" svg:x="1.6425in" svg:y="0.1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9" draw:name="Shape3" draw:style-name="gr22" draw:text-style-name="P143" svg:width="0.0795in" svg:height="0.0795in" svg:x="2.4154in" svg:y="0.5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50" draw:name="Shape3" draw:style-name="gr21" draw:text-style-name="P142" svg:width="0.0787in" svg:height="0.0787in" svg:x="1.6417in" svg:y="0.2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3" draw:name="Shape3" draw:style-name="gr27" draw:text-style-name="P148" svg:width="0.0787in" svg:height="0.0787in" svg:x="1.2638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6" draw:name="Shape3" draw:style-name="gr23" draw:text-style-name="P144" svg:width="0.0787in" svg:height="0.0787in" svg:x="2.8307in" svg:y="0.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7" draw:name="Shape3" draw:style-name="gr23" draw:text-style-name="P144" svg:width="0.0787in" svg:height="0.0787in" svg:x="1.6453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8" draw:name="Shape3" draw:style-name="gr23" draw:text-style-name="P144" svg:width="0.0787in" svg:height="0.0787in" svg:x="2.8252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9" draw:name="Shape3" draw:style-name="gr27" draw:text-style-name="P148" svg:width="0.0787in" svg:height="0.0787in" svg:x="2.4173in" svg:y="0.2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0" draw:name="Shape3" draw:style-name="gr4" draw:text-style-name="P131" svg:width="0.0787in" svg:height="0.0787in" svg:x="2.8291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h text:style-name="P89" text:outline-level="1"><text:bookmark-start text:name="__RefHeading___Toc11408_1024750181"/><text:soft-page-break/><text:span text:style-name="T46">CAGED </text:span>Aeolian 6-string shapes<text:bookmark-end text:name="__RefHeading___Toc11408_1024750181"/></text:h>
      <text:h text:style-name="P118" text:outline-level="2"><text:bookmark-start text:name="__RefHeading___Toc11410_1024750181"/>C-<text:span text:style-name="T1">shape</text:span><text:bookmark-end text:name="__RefHeading___Toc11410_1024750181"/></text:h>
      <text:p text:style-name="P7"><draw:frame draw:style-name="fr1" draw:name="Frame76" text:anchor-type="paragraph" svg:x="0.5228in" svg:y="0.0398in" svg:width="3.6937in" draw:z-index="1751"><draw:text-box fo:min-height="1.0575in"><text:p text:style-name="Frame_20_contents"><draw:line text:anchor-type="paragraph" draw:z-index="1752" draw:name="Shape2" draw:style-name="gr1" draw:text-style-name="P128" svg:x1="0.6984in" svg:y1="0.2953in" svg:x2="3.4547in" svg:y2="0.2791in"><text:p/></draw:line><draw:line text:anchor-type="paragraph" draw:z-index="1753" draw:name="Shape2" draw:style-name="gr1" draw:text-style-name="P129" svg:x1="0.6929in" svg:y1="0.3906in" svg:x2="3.4547in" svg:y2="0.378in"><text:p/></draw:line><draw:line text:anchor-type="paragraph" draw:z-index="1754" draw:name="Shape2" draw:style-name="gr1" draw:text-style-name="P129" svg:x1="0.698in" svg:y1="0.4839in" svg:x2="3.4551in" svg:y2="0.4819in"><text:p/></draw:line><draw:line text:anchor-type="paragraph" draw:z-index="1755" draw:name="Shape2" draw:style-name="gr1" draw:text-style-name="P129" svg:x1="0.6984in" svg:y1="0.5882in" svg:x2="3.4547in" svg:y2="0.5811in"><text:p/></draw:line><draw:line text:anchor-type="paragraph" draw:z-index="1756" draw:name="Shape2" draw:style-name="gr2" draw:text-style-name="P130" svg:x1="0.6984in" svg:y1="0.1811in" svg:x2="3.4547in" svg:y2="0.1811in"><text:p/></draw:line><draw:line text:anchor-type="paragraph" draw:z-index="1757" draw:name="Shape2" draw:style-name="gr1" draw:text-style-name="P129" svg:x1="0.6984in" svg:y1="0.6898in" svg:x2="3.4547in" svg:y2="0.6898in"><text:p/></draw:line><draw:line text:anchor-type="paragraph" draw:z-index="1758" draw:name="Shape1" draw:style-name="gr3" draw:text-style-name="P129" svg:x1="0.6984in" svg:y1="0.1811in" svg:x2="0.6984in" svg:y2="0.6894in"><text:p/></draw:line><draw:line text:anchor-type="paragraph" draw:z-index="1759" draw:name="Shape1" draw:style-name="gr1" draw:text-style-name="P129" svg:x1="1.0925in" svg:y1="0.1811in" svg:x2="1.0925in" svg:y2="0.6894in"><text:p/></draw:line><draw:line text:anchor-type="paragraph" draw:z-index="1760" draw:name="Shape1" draw:style-name="gr1" draw:text-style-name="P129" svg:x1="1.4862in" svg:y1="0.1811in" svg:x2="1.4862in" svg:y2="0.6894in"><text:p/></draw:line><draw:line text:anchor-type="paragraph" draw:z-index="1761" draw:name="Shape1" draw:style-name="gr1" draw:text-style-name="P129" svg:x1="1.8799in" svg:y1="0.1811in" svg:x2="1.8799in" svg:y2="0.6894in"><text:p/></draw:line><draw:line text:anchor-type="paragraph" draw:z-index="1762" draw:name="Shape1" draw:style-name="gr1" draw:text-style-name="P129" svg:x1="2.2736in" svg:y1="0.1811in" svg:x2="2.2736in" svg:y2="0.6894in"><text:p/></draw:line><draw:line text:anchor-type="paragraph" draw:z-index="1763" draw:name="Shape1" draw:style-name="gr1" draw:text-style-name="P129" svg:x1="2.6673in" svg:y1="0.1811in" svg:x2="2.6673in" svg:y2="0.6894in"><text:p/></draw:line><draw:line text:anchor-type="paragraph" draw:z-index="1764" draw:name="Shape1" draw:style-name="gr1" draw:text-style-name="P129" svg:x1="3.061in" svg:y1="0.1811in" svg:x2="3.061in" svg:y2="0.6894in"><text:p/></draw:line><draw:custom-shape text:anchor-type="paragraph" draw:z-index="1765" draw:name="Shape3" draw:style-name="gr4" draw:text-style-name="P131" svg:width="0.0787in" svg:height="0.0787in" svg:x="2.4244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6" draw:name="Shape3" draw:style-name="gr5" draw:text-style-name="P132" svg:width="0.0787in" svg:height="0.0787in" svg:x="1.6516in" svg:y="0.4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7" draw:name="Shape3" draw:style-name="gr4" draw:text-style-name="P131" svg:width="0.0787in" svg:height="0.0787in" svg:x="1.6516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8" draw:name="Shape3" draw:style-name="gr5" draw:text-style-name="P132" svg:width="0.0787in" svg:height="0.0787in" svg:x="2.8272in" svg:y="0.2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69" draw:name="Shape3" draw:style-name="gr6" draw:text-style-name="P133" svg:width="0.0795in" svg:height="0.0795in" svg:x="1.2555in" svg:y="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70" draw:name="Shape3" draw:style-name="gr6" draw:text-style-name="P133" svg:width="0.0795in" svg:height="0.0795in" svg:x="2.4252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71" draw:name="Shape3" draw:style-name="gr7" draw:text-style-name="P134" svg:width="0.0787in" svg:height="0.0787in" svg:x="2.4327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772" draw:name="Shape1" draw:style-name="gr1" draw:text-style-name="P129" svg:x1="3.4547in" svg:y1="0.1811in" svg:x2="3.4547in" svg:y2="0.6894in"><text:p/></draw:line><draw:custom-shape text:anchor-type="paragraph" draw:z-index="1773" draw:name="Shape3" draw:style-name="gr23" draw:text-style-name="P144" svg:width="0.0787in" svg:height="0.0787in" svg:x="1.6484in" svg:y="0.6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4" draw:name="Shape3" draw:style-name="gr23" draw:text-style-name="P144" svg:width="0.0787in" svg:height="0.0787in" svg:x="1.652in" svg:y="0.1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5" draw:name="Shape3" draw:style-name="gr23" draw:text-style-name="P144" svg:width="0.0787in" svg:height="0.0787in" svg:x="2.4228in" svg:y="0.4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6" draw:name="Shape3" draw:style-name="gr24" draw:text-style-name="P145" svg:width="0.0787in" svg:height="0.0787in" svg:x="1.6437in" svg:y="0.5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7" draw:name="Shape3" draw:style-name="gr24" draw:text-style-name="P145" svg:width="0.0787in" svg:height="0.0787in" svg:x="2.4209in" svg:y="0.3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1" draw:name="Shape3" draw:style-name="gr20" draw:text-style-name="P141" svg:width="0.0787in" svg:height="0.0787in" svg:x="1.2598in" svg:y="0.4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6" draw:name="Shape3" draw:style-name="gr21" draw:text-style-name="P142" svg:width="0.0787in" svg:height="0.0787in" svg:x="1.654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9" draw:name="Shape3" draw:style-name="gr20" draw:text-style-name="P141" svg:width="0.0787in" svg:height="0.0787in" svg:x="2.4311in" svg:y="0.2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0" draw:name="Shape3" draw:style-name="gr21" draw:text-style-name="P142" svg:width="0.0787in" svg:height="0.0787in" svg:x="2.8339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1" draw:name="Shape3" draw:style-name="gr21" draw:text-style-name="P142" svg:width="0.0787in" svg:height="0.0787in" svg:x="2.8264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7"/>
      <text:p text:style-name="P7"/>
      <text:p text:style-name="P7"/>
      <text:p text:style-name="P14"/>
      <text:h text:style-name="P118" text:outline-level="2"/>
      <text:h text:style-name="P118" text:outline-level="2"><text:bookmark-start text:name="__RefHeading___Toc11412_1024750181"/>A-<text:span text:style-name="T1">shape</text:span><text:bookmark-end text:name="__RefHeading___Toc11412_1024750181"/></text:h>
      <text:p text:style-name="P50"><draw:frame draw:style-name="fr1" draw:name="Frame77" text:anchor-type="paragraph" svg:x="0.5228in" svg:y="0.0307in" svg:width="3.7425in" draw:z-index="1778"><draw:text-box fo:min-height="1.0575in"><text:p text:style-name="Frame_20_contents"><draw:line text:anchor-type="paragraph" draw:z-index="1779" draw:name="Shape2" draw:style-name="gr1" draw:text-style-name="P128" svg:x1="0.6984in" svg:y1="0.2949in" svg:x2="3.4547in" svg:y2="0.2839in"><text:p/></draw:line><draw:line text:anchor-type="paragraph" draw:z-index="1780" draw:name="Shape2" draw:style-name="gr1" draw:text-style-name="P129" svg:x1="0.6929in" svg:y1="0.3906in" svg:x2="3.4547in" svg:y2="0.378in"><text:p/></draw:line><draw:line text:anchor-type="paragraph" draw:z-index="1781" draw:name="Shape2" draw:style-name="gr1" draw:text-style-name="P129" svg:x1="0.698in" svg:y1="0.4839in" svg:x2="3.4551in" svg:y2="0.4819in"><text:p/></draw:line><draw:line text:anchor-type="paragraph" draw:z-index="1782" draw:name="Shape2" draw:style-name="gr1" draw:text-style-name="P129" svg:x1="0.6984in" svg:y1="0.5882in" svg:x2="3.4547in" svg:y2="0.5807in"><text:p/></draw:line><draw:line text:anchor-type="paragraph" draw:z-index="1783" draw:name="Shape2" draw:style-name="gr2" draw:text-style-name="P130" svg:x1="0.6984in" svg:y1="0.1811in" svg:x2="3.4547in" svg:y2="0.1811in"><text:p/></draw:line><draw:line text:anchor-type="paragraph" draw:z-index="1784" draw:name="Shape2" draw:style-name="gr1" draw:text-style-name="P129" svg:x1="0.6984in" svg:y1="0.6898in" svg:x2="3.4547in" svg:y2="0.6898in"><text:p/></draw:line><draw:line text:anchor-type="paragraph" draw:z-index="1785" draw:name="Shape1" draw:style-name="gr3" draw:text-style-name="P129" svg:x1="0.6984in" svg:y1="0.1811in" svg:x2="0.6984in" svg:y2="0.6894in"><text:p/></draw:line><draw:line text:anchor-type="paragraph" draw:z-index="1786" draw:name="Shape1" draw:style-name="gr1" draw:text-style-name="P129" svg:x1="1.0925in" svg:y1="0.1811in" svg:x2="1.0925in" svg:y2="0.6894in"><text:p/></draw:line><draw:line text:anchor-type="paragraph" draw:z-index="1787" draw:name="Shape1" draw:style-name="gr1" draw:text-style-name="P129" svg:x1="1.4862in" svg:y1="0.1811in" svg:x2="1.4862in" svg:y2="0.6894in"><text:p/></draw:line><draw:line text:anchor-type="paragraph" draw:z-index="1788" draw:name="Shape1" draw:style-name="gr1" draw:text-style-name="P129" svg:x1="1.8799in" svg:y1="0.1811in" svg:x2="1.8799in" svg:y2="0.6894in"><text:p/></draw:line><draw:line text:anchor-type="paragraph" draw:z-index="1789" draw:name="Shape1" draw:style-name="gr1" draw:text-style-name="P129" svg:x1="2.2736in" svg:y1="0.1811in" svg:x2="2.2736in" svg:y2="0.6894in"><text:p/></draw:line><draw:line text:anchor-type="paragraph" draw:z-index="1790" draw:name="Shape1" draw:style-name="gr1" draw:text-style-name="P129" svg:x1="2.6673in" svg:y1="0.1811in" svg:x2="2.6673in" svg:y2="0.6894in"><text:p/></draw:line><draw:line text:anchor-type="paragraph" draw:z-index="1791" draw:name="Shape1" draw:style-name="gr1" draw:text-style-name="P129" svg:x1="3.061in" svg:y1="0.1811in" svg:x2="3.061in" svg:y2="0.6894in"><text:p/></draw:line><draw:line text:anchor-type="paragraph" draw:z-index="1792" draw:name="Shape1" draw:style-name="gr1" draw:text-style-name="P129" svg:x1="3.4547in" svg:y1="0.1811in" svg:x2="3.4547in" svg:y2="0.6894in"><text:p/></draw:line><draw:custom-shape text:anchor-type="paragraph" draw:z-index="1793" draw:name="Shape3" draw:style-name="gr4" draw:text-style-name="P131" svg:width="0.0787in" svg:height="0.0787in" svg:x="1.2602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4" draw:name="Shape3" draw:style-name="gr4" draw:text-style-name="P131" svg:width="0.0787in" svg:height="0.0787in" svg:x="2.0311in" svg:y="0.3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5" draw:name="Shape3" draw:style-name="gr5" draw:text-style-name="P132" svg:width="0.0787in" svg:height="0.0787in" svg:x="1.6429in" svg:y="0.2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96" draw:name="Shape3" draw:style-name="gr6" draw:text-style-name="P133" svg:width="0.0807in" svg:height="0.0807in" svg:x="2.0264in" svg:y="0.4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97" draw:name="Shape3" draw:style-name="gr6" draw:text-style-name="P133" svg:width="0.0795in" svg:height="0.0795in" svg:x="1.261in" svg:y="0.6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98" draw:name="Shape3" draw:style-name="gr7" draw:text-style-name="P134" svg:width="0.0787in" svg:height="0.0787in" svg:x="1.2689in" svg:y="0.1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99" draw:name="Shape3" draw:style-name="gr5" draw:text-style-name="P132" svg:width="0.0787in" svg:height="0.0787in" svg:x="2.428in" svg:y="0.5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0" draw:name="Shape3" draw:style-name="gr23" draw:text-style-name="P144" svg:width="0.0787in" svg:height="0.0787in" svg:x="1.2555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1" draw:name="Shape3" draw:style-name="gr23" draw:text-style-name="P144" svg:width="0.0787in" svg:height="0.0787in" svg:x="2.4244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2" draw:name="Shape3" draw:style-name="gr24" draw:text-style-name="P145" svg:width="0.0787in" svg:height="0.0787in" svg:x="1.2654in" svg:y="0.3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3" draw:name="Shape3" draw:style-name="gr24" draw:text-style-name="P145" svg:width="0.0787in" svg:height="0.0787in" svg:x="2.4217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4" draw:name="Shape3" draw:style-name="gr24" draw:text-style-name="P145" svg:width="0.0787in" svg:height="0.0787in" svg:x="2.4299in" svg:y="0.6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2" draw:name="Shape3" draw:style-name="gr20" draw:text-style-name="P141" svg:width="0.0787in" svg:height="0.0787in" svg:x="2.028in" svg:y="0.5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7" draw:name="Shape3" draw:style-name="gr21" draw:text-style-name="P142" svg:width="0.0787in" svg:height="0.0787in" svg:x="1.6445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2" draw:name="Shape3" draw:style-name="gr20" draw:text-style-name="P141" svg:width="0.0787in" svg:height="0.0787in" svg:x="1.2618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3" draw:name="Shape3" draw:style-name="gr21" draw:text-style-name="P142" svg:width="0.0787in" svg:height="0.0787in" svg:x="2.4252in" svg:y="0.4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4" draw:name="Shape3" draw:style-name="gr21" draw:text-style-name="P142" svg:width="0.0787in" svg:height="0.0787in" svg:x="1.6472in" svg:y="0.653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50"/>
      <text:h text:style-name="P118" text:outline-level="2"><text:bookmark-start text:name="__RefHeading___Toc11414_1024750181"/>G-<text:span text:style-name="T2">shape</text:span><text:bookmark-end text:name="__RefHeading___Toc11414_1024750181"/></text:h>
      <text:p text:style-name="P50"><draw:frame draw:style-name="fr1" draw:name="Frame78" text:anchor-type="paragraph" svg:x="0.5228in" svg:y="0.0307in" svg:width="3.7425in" draw:z-index="1805"><draw:text-box fo:min-height="1.0575in"><text:p text:style-name="Frame_20_contents"><draw:line text:anchor-type="paragraph" draw:z-index="1806" draw:name="Shape2" draw:style-name="gr1" draw:text-style-name="P128" svg:x1="0.6984in" svg:y1="0.2949in" svg:x2="3.4547in" svg:y2="0.2839in"><text:p/></draw:line><draw:line text:anchor-type="paragraph" draw:z-index="1807" draw:name="Shape2" draw:style-name="gr1" draw:text-style-name="P129" svg:x1="0.6929in" svg:y1="0.3906in" svg:x2="3.4547in" svg:y2="0.378in"><text:p/></draw:line><draw:line text:anchor-type="paragraph" draw:z-index="1808" draw:name="Shape2" draw:style-name="gr1" draw:text-style-name="P129" svg:x1="0.698in" svg:y1="0.4839in" svg:x2="3.4551in" svg:y2="0.4819in"><text:p/></draw:line><draw:line text:anchor-type="paragraph" draw:z-index="1809" draw:name="Shape2" draw:style-name="gr1" draw:text-style-name="P129" svg:x1="0.6984in" svg:y1="0.5882in" svg:x2="3.4547in" svg:y2="0.5807in"><text:p/></draw:line><draw:line text:anchor-type="paragraph" draw:z-index="1810" draw:name="Shape2" draw:style-name="gr2" draw:text-style-name="P130" svg:x1="0.6984in" svg:y1="0.1811in" svg:x2="3.4547in" svg:y2="0.1811in"><text:p/></draw:line><draw:line text:anchor-type="paragraph" draw:z-index="1811" draw:name="Shape2" draw:style-name="gr1" draw:text-style-name="P129" svg:x1="0.6984in" svg:y1="0.6898in" svg:x2="3.4547in" svg:y2="0.6898in"><text:p/></draw:line><draw:line text:anchor-type="paragraph" draw:z-index="1812" draw:name="Shape1" draw:style-name="gr3" draw:text-style-name="P129" svg:x1="0.6984in" svg:y1="0.1811in" svg:x2="0.6984in" svg:y2="0.6894in"><text:p/></draw:line><draw:line text:anchor-type="paragraph" draw:z-index="1813" draw:name="Shape1" draw:style-name="gr1" draw:text-style-name="P129" svg:x1="1.0925in" svg:y1="0.1811in" svg:x2="1.0925in" svg:y2="0.6894in"><text:p/></draw:line><draw:line text:anchor-type="paragraph" draw:z-index="1814" draw:name="Shape1" draw:style-name="gr1" draw:text-style-name="P129" svg:x1="1.4862in" svg:y1="0.1811in" svg:x2="1.4862in" svg:y2="0.6894in"><text:p/></draw:line><draw:line text:anchor-type="paragraph" draw:z-index="1815" draw:name="Shape1" draw:style-name="gr1" draw:text-style-name="P129" svg:x1="1.8799in" svg:y1="0.1811in" svg:x2="1.8799in" svg:y2="0.6894in"><text:p/></draw:line><draw:line text:anchor-type="paragraph" draw:z-index="1816" draw:name="Shape1" draw:style-name="gr1" draw:text-style-name="P129" svg:x1="2.2736in" svg:y1="0.1811in" svg:x2="2.2736in" svg:y2="0.6894in"><text:p/></draw:line><draw:line text:anchor-type="paragraph" draw:z-index="1817" draw:name="Shape1" draw:style-name="gr1" draw:text-style-name="P129" svg:x1="2.6673in" svg:y1="0.1811in" svg:x2="2.6673in" svg:y2="0.6894in"><text:p/></draw:line><draw:line text:anchor-type="paragraph" draw:z-index="1818" draw:name="Shape1" draw:style-name="gr1" draw:text-style-name="P129" svg:x1="3.061in" svg:y1="0.1811in" svg:x2="3.061in" svg:y2="0.6894in"><text:p/></draw:line><draw:line text:anchor-type="paragraph" draw:z-index="1819" draw:name="Shape1" draw:style-name="gr1" draw:text-style-name="P129" svg:x1="3.4547in" svg:y1="0.1811in" svg:x2="3.4547in" svg:y2="0.6894in"><text:p/></draw:line><draw:custom-shape text:anchor-type="paragraph" draw:z-index="1820" draw:name="Shape3" draw:style-name="gr11" draw:text-style-name="P138" svg:width="0.0795in" svg:height="0.0795in" svg:x="1.232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1" draw:name="Shape3" draw:style-name="gr12" draw:text-style-name="P139" svg:width="0.0795in" svg:height="0.0795in" svg:x="2.4291in" svg:y="0.3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2" draw:name="Shape3" draw:style-name="gr6" draw:text-style-name="P133" svg:width="0.0807in" svg:height="0.0807in" svg:x="1.2339in" svg:y="0.4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3" draw:name="Shape3" draw:style-name="gr5" draw:text-style-name="P132" svg:width="0.0787in" svg:height="0.0787in" svg:x="1.6319in" svg:y="0.5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4" draw:name="Shape3" draw:style-name="gr4" draw:text-style-name="P131" svg:width="0.0787in" svg:height="0.0787in" svg:x="2.4291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5" draw:name="Shape3" draw:style-name="gr6" draw:text-style-name="P133" svg:width="0.0795in" svg:height="0.0795in" svg:x="2.4291in" svg:y="0.2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6" draw:name="Shape3" draw:style-name="gr4" draw:text-style-name="P131" svg:width="0.0787in" svg:height="0.0787in" svg:x="2.4291in" svg:y="0.6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7" draw:name="Shape3" draw:style-name="gr25" draw:text-style-name="P146" svg:width="0.0795in" svg:height="0.0795in" svg:x="1.6429in" svg:y="0.2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8" draw:name="Shape3" draw:style-name="gr25" draw:text-style-name="P146" svg:width="0.0795in" svg:height="0.0795in" svg:x="2.4244in" svg:y="0.5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9" draw:name="Shape3" draw:style-name="gr26" draw:text-style-name="P147" svg:width="0.0795in" svg:height="0.0795in" svg:x="1.6382in" svg:y="0.1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0" draw:name="Shape3" draw:style-name="gr26" draw:text-style-name="P147" svg:width="0.0795in" svg:height="0.0795in" svg:x="2.4272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1" draw:name="Shape3" draw:style-name="gr26" draw:text-style-name="P147" svg:width="0.0795in" svg:height="0.0795in" svg:x="1.6307in" svg:y="0.6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13" draw:name="Shape3" draw:style-name="gr20" draw:text-style-name="P141" svg:width="0.0787in" svg:height="0.0787in" svg:x="1.2362in" svg:y="0.5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5" draw:name="Shape3" draw:style-name="gr20" draw:text-style-name="P141" svg:width="0.0787in" svg:height="0.0787in" svg:x="2.072in" svg:y="0.3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6" draw:name="Shape3" draw:style-name="gr21" draw:text-style-name="P142" svg:width="0.0787in" svg:height="0.0787in" svg:x="2.8319in" svg:y="0.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7" draw:name="Shape3" draw:style-name="gr21" draw:text-style-name="P142" svg:width="0.0787in" svg:height="0.0787in" svg:x="1.6311in" svg:y="0.442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50"/>
      <text:h text:style-name="P118" text:outline-level="2"><text:bookmark-start text:name="__RefHeading___Toc11416_1024750181"/>E-shape<text:bookmark-end text:name="__RefHeading___Toc11416_1024750181"/></text:h>
      <text:p text:style-name="P50"><draw:frame draw:style-name="fr1" draw:name="Frame79" text:anchor-type="paragraph" svg:x="0.5228in" svg:y="0.0307in" svg:width="3.7425in" draw:z-index="1832"><draw:text-box fo:min-height="1.0575in"><text:p text:style-name="Frame_20_contents"><draw:line text:anchor-type="paragraph" draw:z-index="1833" draw:name="Shape2" draw:style-name="gr1" draw:text-style-name="P128" svg:x1="0.6984in" svg:y1="0.2949in" svg:x2="3.4547in" svg:y2="0.2839in"><text:p/></draw:line><draw:line text:anchor-type="paragraph" draw:z-index="1834" draw:name="Shape2" draw:style-name="gr1" draw:text-style-name="P129" svg:x1="0.6929in" svg:y1="0.3906in" svg:x2="3.4547in" svg:y2="0.378in"><text:p/></draw:line><draw:line text:anchor-type="paragraph" draw:z-index="1835" draw:name="Shape2" draw:style-name="gr1" draw:text-style-name="P129" svg:x1="0.698in" svg:y1="0.4839in" svg:x2="3.4551in" svg:y2="0.4819in"><text:p/></draw:line><draw:line text:anchor-type="paragraph" draw:z-index="1836" draw:name="Shape2" draw:style-name="gr1" draw:text-style-name="P129" svg:x1="0.6984in" svg:y1="0.5882in" svg:x2="3.4547in" svg:y2="0.5807in"><text:p/></draw:line><draw:line text:anchor-type="paragraph" draw:z-index="1837" draw:name="Shape2" draw:style-name="gr2" draw:text-style-name="P130" svg:x1="0.6984in" svg:y1="0.1811in" svg:x2="3.4547in" svg:y2="0.1811in"><text:p/></draw:line><draw:line text:anchor-type="paragraph" draw:z-index="1838" draw:name="Shape2" draw:style-name="gr1" draw:text-style-name="P129" svg:x1="0.6984in" svg:y1="0.6898in" svg:x2="3.4547in" svg:y2="0.6898in"><text:p/></draw:line><draw:line text:anchor-type="paragraph" draw:z-index="1839" draw:name="Shape1" draw:style-name="gr3" draw:text-style-name="P129" svg:x1="0.6984in" svg:y1="0.1811in" svg:x2="0.6984in" svg:y2="0.6894in"><text:p/></draw:line><draw:line text:anchor-type="paragraph" draw:z-index="1840" draw:name="Shape1" draw:style-name="gr1" draw:text-style-name="P129" svg:x1="1.0925in" svg:y1="0.1811in" svg:x2="1.0925in" svg:y2="0.6894in"><text:p/></draw:line><draw:line text:anchor-type="paragraph" draw:z-index="1841" draw:name="Shape1" draw:style-name="gr1" draw:text-style-name="P129" svg:x1="1.4862in" svg:y1="0.1811in" svg:x2="1.4862in" svg:y2="0.6894in"><text:p/></draw:line><draw:line text:anchor-type="paragraph" draw:z-index="1842" draw:name="Shape1" draw:style-name="gr1" draw:text-style-name="P129" svg:x1="1.8799in" svg:y1="0.1811in" svg:x2="1.8799in" svg:y2="0.6894in"><text:p/></draw:line><draw:line text:anchor-type="paragraph" draw:z-index="1843" draw:name="Shape1" draw:style-name="gr1" draw:text-style-name="P129" svg:x1="2.2736in" svg:y1="0.1811in" svg:x2="2.2736in" svg:y2="0.6894in"><text:p/></draw:line><draw:line text:anchor-type="paragraph" draw:z-index="1844" draw:name="Shape1" draw:style-name="gr1" draw:text-style-name="P129" svg:x1="2.6673in" svg:y1="0.1811in" svg:x2="2.6673in" svg:y2="0.6894in"><text:p/></draw:line><draw:line text:anchor-type="paragraph" draw:z-index="1845" draw:name="Shape1" draw:style-name="gr1" draw:text-style-name="P129" svg:x1="3.061in" svg:y1="0.1811in" svg:x2="3.061in" svg:y2="0.6894in"><text:p/></draw:line><draw:line text:anchor-type="paragraph" draw:z-index="1846" draw:name="Shape1" draw:style-name="gr1" draw:text-style-name="P129" svg:x1="3.4547in" svg:y1="0.1811in" svg:x2="3.4547in" svg:y2="0.6894in"><text:p/></draw:line><draw:custom-shape text:anchor-type="paragraph" draw:z-index="1847" draw:name="Shape3" draw:style-name="gr4" draw:text-style-name="P131" svg:width="0.0787in" svg:height="0.0787in" svg:x="1.2319in" svg:y="0.6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8" draw:name="Shape3" draw:style-name="gr4" draw:text-style-name="P131" svg:width="0.0787in" svg:height="0.0787in" svg:x="2.0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9" draw:name="Shape3" draw:style-name="gr5" draw:text-style-name="P132" svg:width="0.0787in" svg:height="0.0787in" svg:x="1.2445in" svg:y="0.35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50" draw:name="Shape3" draw:style-name="gr19" draw:text-style-name="P133" svg:width="0.0835in" svg:height="0.0835in" svg:x="1.2425in" svg:y="0.2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51" draw:name="Shape3" draw:style-name="gr6" draw:text-style-name="P133" svg:width="0.0795in" svg:height="0.0795in" svg:x="2.0319in" svg:y="0.5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52" draw:name="Shape3" draw:style-name="gr4" draw:text-style-name="P131" svg:width="0.0787in" svg:height="0.0787in" svg:x="1.2425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3" draw:name="Shape3" draw:style-name="gr5" draw:text-style-name="P132" svg:width="0.0787in" svg:height="0.0787in" svg:x="2.4327in" svg:y="0.6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54" draw:name="Shape3" draw:style-name="gr5" draw:text-style-name="P132" svg:width="0.0787in" svg:height="0.0787in" svg:x="2.4299in" svg:y="0.14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55" draw:name="Shape3" draw:style-name="gr23" draw:text-style-name="P144" svg:width="0.0787in" svg:height="0.0787in" svg:x="1.2374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6" draw:name="Shape3" draw:style-name="gr23" draw:text-style-name="P144" svg:width="0.0787in" svg:height="0.0787in" svg:x="2.0319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7" draw:name="Shape3" draw:style-name="gr24" draw:text-style-name="P145" svg:width="0.0787in" svg:height="0.0787in" svg:x="1.2374in" svg:y="0.4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8" draw:name="Shape3" draw:style-name="gr24" draw:text-style-name="P145" svg:width="0.0787in" svg:height="0.0787in" svg:x="2.4327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4" draw:name="Shape3" draw:style-name="gr20" draw:text-style-name="P141" svg:width="0.0787in" svg:height="0.0787in" svg:x="0.8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8" draw:name="Shape3" draw:style-name="gr21" draw:text-style-name="P142" svg:width="0.0787in" svg:height="0.0787in" svg:x="1.639in" svg:y="0.2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8" draw:name="Shape3" draw:style-name="gr20" draw:text-style-name="P141" svg:width="0.0787in" svg:height="0.0787in" svg:x="2.0354in" svg:y="0.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9" draw:name="Shape3" draw:style-name="gr20" draw:text-style-name="P141" svg:width="0.0787in" svg:height="0.0787in" svg:x="2.0307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0" draw:name="Shape3" draw:style-name="gr21" draw:text-style-name="P142" svg:width="0.0787in" svg:height="0.0787in" svg:x="2.4335in" svg:y="0.5437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50"/>
      <text:p text:style-name="P50"/>
      <text:p text:style-name="P34"/>
      <text:h text:style-name="P118" text:outline-level="2"><text:bookmark-start text:name="__RefHeading___Toc11418_1024750181"/>D-shape<text:bookmark-end text:name="__RefHeading___Toc11418_1024750181"/></text:h>
      <text:p text:style-name="P50"><draw:frame draw:style-name="fr1" draw:name="Frame80" text:anchor-type="paragraph" svg:x="0.5228in" svg:y="0.0307in" svg:width="3.7425in" draw:z-index="1859"><draw:text-box fo:min-height="1.0575in"><text:p text:style-name="Frame_20_contents"><draw:line text:anchor-type="paragraph" draw:z-index="1860" draw:name="Shape2" draw:style-name="gr1" draw:text-style-name="P128" svg:x1="0.6984in" svg:y1="0.2949in" svg:x2="3.4547in" svg:y2="0.2839in"><text:p/></draw:line><draw:line text:anchor-type="paragraph" draw:z-index="1861" draw:name="Shape2" draw:style-name="gr1" draw:text-style-name="P129" svg:x1="0.6929in" svg:y1="0.3906in" svg:x2="3.4547in" svg:y2="0.378in"><text:p/></draw:line><draw:line text:anchor-type="paragraph" draw:z-index="1862" draw:name="Shape2" draw:style-name="gr1" draw:text-style-name="P129" svg:x1="0.698in" svg:y1="0.4839in" svg:x2="3.4551in" svg:y2="0.4819in"><text:p/></draw:line><draw:line text:anchor-type="paragraph" draw:z-index="1863" draw:name="Shape2" draw:style-name="gr1" draw:text-style-name="P129" svg:x1="0.6984in" svg:y1="0.5882in" svg:x2="3.4547in" svg:y2="0.5807in"><text:p/></draw:line><draw:line text:anchor-type="paragraph" draw:z-index="1864" draw:name="Shape2" draw:style-name="gr2" draw:text-style-name="P130" svg:x1="0.6984in" svg:y1="0.1811in" svg:x2="3.4547in" svg:y2="0.1811in"><text:p/></draw:line><draw:line text:anchor-type="paragraph" draw:z-index="1865" draw:name="Shape2" draw:style-name="gr1" draw:text-style-name="P129" svg:x1="0.6984in" svg:y1="0.6898in" svg:x2="3.4547in" svg:y2="0.6898in"><text:p/></draw:line><draw:line text:anchor-type="paragraph" draw:z-index="1866" draw:name="Shape1" draw:style-name="gr3" draw:text-style-name="P129" svg:x1="0.6984in" svg:y1="0.1811in" svg:x2="0.6984in" svg:y2="0.6894in"><text:p/></draw:line><draw:line text:anchor-type="paragraph" draw:z-index="1867" draw:name="Shape1" draw:style-name="gr1" draw:text-style-name="P129" svg:x1="1.0925in" svg:y1="0.1811in" svg:x2="1.0925in" svg:y2="0.6894in"><text:p/></draw:line><draw:line text:anchor-type="paragraph" draw:z-index="1868" draw:name="Shape1" draw:style-name="gr1" draw:text-style-name="P129" svg:x1="1.4862in" svg:y1="0.1811in" svg:x2="1.4862in" svg:y2="0.6894in"><text:p/></draw:line><draw:line text:anchor-type="paragraph" draw:z-index="1869" draw:name="Shape1" draw:style-name="gr1" draw:text-style-name="P129" svg:x1="1.8799in" svg:y1="0.1811in" svg:x2="1.8799in" svg:y2="0.6894in"><text:p/></draw:line><draw:line text:anchor-type="paragraph" draw:z-index="1870" draw:name="Shape1" draw:style-name="gr1" draw:text-style-name="P129" svg:x1="2.2736in" svg:y1="0.1811in" svg:x2="2.2736in" svg:y2="0.6894in"><text:p/></draw:line><draw:line text:anchor-type="paragraph" draw:z-index="1871" draw:name="Shape1" draw:style-name="gr1" draw:text-style-name="P129" svg:x1="2.6673in" svg:y1="0.1811in" svg:x2="2.6673in" svg:y2="0.6894in"><text:p/></draw:line><draw:line text:anchor-type="paragraph" draw:z-index="1872" draw:name="Shape1" draw:style-name="gr1" draw:text-style-name="P129" svg:x1="3.061in" svg:y1="0.1811in" svg:x2="3.061in" svg:y2="0.6894in"><text:p/></draw:line><draw:line text:anchor-type="paragraph" draw:z-index="1873" draw:name="Shape1" draw:style-name="gr1" draw:text-style-name="P129" svg:x1="3.4547in" svg:y1="0.1811in" svg:x2="3.4547in" svg:y2="0.6894in"><text:p/></draw:line><draw:custom-shape text:anchor-type="paragraph" draw:z-index="1874" draw:name="Shape3" draw:style-name="gr18" draw:text-style-name="P131" svg:width="0.0787in" svg:height="0.0705in" svg:x="2.8283in" svg:y="0.23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1875" draw:name="Shape3" draw:style-name="gr4" draw:text-style-name="P131" svg:width="0.0787in" svg:height="0.0787in" svg:x="1.626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6" draw:name="Shape3" draw:style-name="gr5" draw:text-style-name="P132" svg:width="0.0787in" svg:height="0.0787in" svg:x="2.0307in" svg:y="0.1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77" draw:name="Shape3" draw:style-name="gr6" draw:text-style-name="P133" svg:width="0.0807in" svg:height="0.0807in" svg:x="2.411in" svg:y="0.3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78" draw:name="Shape3" draw:style-name="gr16" draw:text-style-name="P133" svg:width="0.0803in" svg:height="0.0803in" svg:x="1.6272in" svg:y="0.5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79" draw:name="Shape3" draw:style-name="gr5" draw:text-style-name="P132" svg:width="0.0787in" svg:height="0.0787in" svg:x="2.0299in" svg:y="0.6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0" draw:name="Shape3" draw:style-name="gr5" draw:text-style-name="P132" svg:width="0.0787in" svg:height="0.0787in" svg:x="2.8272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1" draw:name="Shape3" draw:style-name="gr23" draw:text-style-name="P144" svg:width="0.0787in" svg:height="0.0787in" svg:x="2.8252in" svg:y="0.1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82" draw:name="Shape3" draw:style-name="gr23" draw:text-style-name="P144" svg:width="0.0787in" svg:height="0.0787in" svg:x="1.6272in" svg:y="0.3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83" draw:name="Shape3" draw:style-name="gr23" draw:text-style-name="P144" svg:width="0.0787in" svg:height="0.0787in" svg:x="2.828in" svg:y="0.6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84" draw:name="Shape3" draw:style-name="gr24" draw:text-style-name="P145" svg:width="0.0787in" svg:height="0.0787in" svg:x="2.028in" svg:y="0.2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85" draw:name="Shape3" draw:style-name="gr24" draw:text-style-name="P145" svg:width="0.0787in" svg:height="0.0787in" svg:x="2.8244in" svg:y="0.54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15" draw:name="Shape3" draw:style-name="gr20" draw:text-style-name="P141" svg:width="0.0787in" svg:height="0.0787in" svg:x="2.4134in" svg:y="0.4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1" draw:name="Shape3" draw:style-name="gr20" draw:text-style-name="P141" svg:width="0.0787in" svg:height="0.0787in" svg:x="1.6319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2" draw:name="Shape3" draw:style-name="gr20" draw:text-style-name="P141" svg:width="0.0787in" svg:height="0.0787in" svg:x="1.636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3" draw:name="Shape3" draw:style-name="gr21" draw:text-style-name="P142" svg:width="0.0787in" svg:height="0.0787in" svg:x="2.8236in" svg:y="0.3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4" draw:name="Shape3" draw:style-name="gr21" draw:text-style-name="P142" svg:width="0.0787in" svg:height="0.0787in" svg:x="2.0299in" svg:y="0.5437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h text:style-name="P88" text:outline-level="1"/>
      <text:h text:style-name="P97" text:outline-level="1"><text:bookmark-start text:name="__RefHeading___Toc11420_1024750181"/><text:span text:style-name="T46">3nps </text:span>Ionian 6-string shapes<text:bookmark-end text:name="__RefHeading___Toc11420_1024750181"/></text:h>
      <text:h text:style-name="P119" text:outline-level="2"><text:bookmark-start text:name="__RefHeading___Toc11422_1024750181"/>Mixolydian shape<text:bookmark-end text:name="__RefHeading___Toc11422_1024750181"/></text:h>
      <text:p text:style-name="P15"><draw:frame draw:style-name="fr1" draw:name="Frame81" text:anchor-type="paragraph" svg:x="0.5228in" svg:y="0.0201in" svg:width="3.6937in" draw:z-index="1935"><draw:text-box fo:min-height="0.6028in"><text:p text:style-name="Frame_20_contents"><draw:line text:anchor-type="paragraph" draw:z-index="1940" draw:name="Shape2" draw:style-name="gr1" draw:text-style-name="P128" svg:x1="0.7004in" svg:y1="0.1417in" svg:x2="3.4567in" svg:y2="0.1256in"><text:p/></draw:line><draw:line text:anchor-type="paragraph" draw:z-index="1941" draw:name="Shape2" draw:style-name="gr2" draw:text-style-name="P130" svg:x1="0.7031in" svg:y1="0.0618in" svg:x2="3.4594in" svg:y2="0.0618in"><text:p/></draw:line><draw:line text:anchor-type="paragraph" draw:z-index="1942" draw:name="Shape1" draw:style-name="gr3" draw:text-style-name="P129" svg:x1="0.7035in" svg:y1="0.0618in" svg:x2="0.7035in" svg:y2="0.4563in"><text:p/></draw:line><draw:line text:anchor-type="paragraph" draw:z-index="1943" draw:name="Shape1" draw:style-name="gr1" draw:text-style-name="P129" svg:x1="1.0925in" svg:y1="0.0618in" svg:x2="1.0925in" svg:y2="0.4563in"><text:p/></draw:line><draw:line text:anchor-type="paragraph" draw:z-index="1944" draw:name="Shape1" draw:style-name="gr1" draw:text-style-name="P129" svg:x1="1.4862in" svg:y1="0.0618in" svg:x2="1.4862in" svg:y2="0.4563in"><text:p/></draw:line><draw:line text:anchor-type="paragraph" draw:z-index="1945" draw:name="Shape1" draw:style-name="gr1" draw:text-style-name="P129" svg:x1="1.8799in" svg:y1="0.0618in" svg:x2="1.8807in" svg:y2="0.4563in"><text:p/></draw:line><draw:line text:anchor-type="paragraph" draw:z-index="1946" draw:name="Shape1" draw:style-name="gr1" draw:text-style-name="P129" svg:x1="2.2736in" svg:y1="0.0618in" svg:x2="2.2736in" svg:y2="0.4402in"><text:p/></draw:line><draw:line text:anchor-type="paragraph" draw:z-index="1947" draw:name="Shape1" draw:style-name="gr1" draw:text-style-name="P129" svg:x1="2.6673in" svg:y1="0.0618in" svg:x2="2.6673in" svg:y2="0.4402in"><text:p/></draw:line><draw:line text:anchor-type="paragraph" draw:z-index="1948" draw:name="Shape1" draw:style-name="gr1" draw:text-style-name="P129" svg:x1="3.061in" svg:y1="0.0618in" svg:x2="3.061in" svg:y2="0.4402in"><text:p/></draw:line><draw:custom-shape text:anchor-type="paragraph" draw:z-index="194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956" draw:name="Shape1" draw:style-name="gr1" draw:text-style-name="P129" svg:x1="3.4547in" svg:y1="0.0618in" svg:x2="3.4547in" svg:y2="0.4402in"><text:p/></draw:line><draw:custom-shape text:anchor-type="paragraph" draw:z-index="195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37" draw:name="Shape2" draw:style-name="gr1" draw:text-style-name="P128" svg:x1="0.6957in" svg:y1="0.2953in" svg:x2="3.452in" svg:y2="0.2791in"><text:p/></draw:line><draw:line text:anchor-type="paragraph" draw:z-index="1936" draw:name="Shape2" draw:style-name="gr2" draw:text-style-name="P130" svg:x1="0.7035in" svg:y1="0.211in" svg:x2="3.4551in" svg:y2="0.1992in"><text:p/></draw:line><draw:line text:anchor-type="paragraph" draw:z-index="1938" draw:name="Shape2" draw:style-name="gr1" draw:text-style-name="P128" svg:x1="0.6984in" svg:y1="0.3787in" svg:x2="3.4547in" svg:y2="0.3626in"><text:p/></draw:line><draw:line text:anchor-type="paragraph" draw:z-index="1939" draw:name="Shape2" draw:style-name="gr1" draw:text-style-name="P128" svg:x1="0.6984in" svg:y1="0.4563in" svg:x2="3.4547in" svg:y2="0.4402in"><text:p/></draw:line><draw:custom-shape text:anchor-type="paragraph" draw:z-index="196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5" text:anchor-type="paragraph" svg:x="0.5228in" svg:y="0.0201in" svg:width="3.6937in" draw:z-index="1968"><draw:text-box fo:min-height="0.6028in"><text:p text:style-name="Frame_20_contents"><draw:line text:anchor-type="paragraph" draw:z-index="1969" draw:name="Shape2" draw:style-name="gr2" draw:text-style-name="P130" svg:x1="0.7035in" svg:y1="0.211in" svg:x2="3.4551in" svg:y2="0.1992in"><text:p/></draw:line><draw:line text:anchor-type="paragraph" draw:z-index="1970" draw:name="Shape2" draw:style-name="gr1" draw:text-style-name="P128" svg:x1="0.6957in" svg:y1="0.2953in" svg:x2="3.452in" svg:y2="0.2791in"><text:p/></draw:line><draw:line text:anchor-type="paragraph" draw:z-index="1971" draw:name="Shape2" draw:style-name="gr1" draw:text-style-name="P128" svg:x1="0.6984in" svg:y1="0.3787in" svg:x2="3.4547in" svg:y2="0.3626in"><text:p/></draw:line><draw:line text:anchor-type="paragraph" draw:z-index="1972" draw:name="Shape2" draw:style-name="gr1" draw:text-style-name="P128" svg:x1="0.6984in" svg:y1="0.4563in" svg:x2="3.4547in" svg:y2="0.4402in"><text:p/></draw:line><draw:line text:anchor-type="paragraph" draw:z-index="1973" draw:name="Shape2" draw:style-name="gr1" draw:text-style-name="P128" svg:x1="0.7004in" svg:y1="0.1417in" svg:x2="3.4567in" svg:y2="0.1256in"><text:p/></draw:line><draw:line text:anchor-type="paragraph" draw:z-index="1974" draw:name="Shape2" draw:style-name="gr2" draw:text-style-name="P130" svg:x1="0.7031in" svg:y1="0.0618in" svg:x2="3.4594in" svg:y2="0.0618in"><text:p/></draw:line><draw:line text:anchor-type="paragraph" draw:z-index="1975" draw:name="Shape1" draw:style-name="gr3" draw:text-style-name="P129" svg:x1="0.7035in" svg:y1="0.0618in" svg:x2="0.7035in" svg:y2="0.4563in"><text:p/></draw:line><draw:line text:anchor-type="paragraph" draw:z-index="1976" draw:name="Shape1" draw:style-name="gr1" draw:text-style-name="P129" svg:x1="1.0925in" svg:y1="0.0618in" svg:x2="1.0925in" svg:y2="0.4563in"><text:p/></draw:line><draw:line text:anchor-type="paragraph" draw:z-index="1977" draw:name="Shape1" draw:style-name="gr1" draw:text-style-name="P129" svg:x1="1.4862in" svg:y1="0.0618in" svg:x2="1.4862in" svg:y2="0.4563in"><text:p/></draw:line><draw:line text:anchor-type="paragraph" draw:z-index="1978" draw:name="Shape1" draw:style-name="gr1" draw:text-style-name="P129" svg:x1="1.8799in" svg:y1="0.0618in" svg:x2="1.8807in" svg:y2="0.4563in"><text:p/></draw:line><draw:line text:anchor-type="paragraph" draw:z-index="1979" draw:name="Shape1" draw:style-name="gr1" draw:text-style-name="P129" svg:x1="2.2736in" svg:y1="0.0618in" svg:x2="2.2736in" svg:y2="0.4402in"><text:p/></draw:line><draw:line text:anchor-type="paragraph" draw:z-index="1980" draw:name="Shape1" draw:style-name="gr1" draw:text-style-name="P129" svg:x1="2.6673in" svg:y1="0.0618in" svg:x2="2.6673in" svg:y2="0.4402in"><text:p/></draw:line><draw:line text:anchor-type="paragraph" draw:z-index="1981" draw:name="Shape1" draw:style-name="gr1" draw:text-style-name="P129" svg:x1="3.061in" svg:y1="0.0618in" svg:x2="3.061in" svg:y2="0.4402in"><text:p/></draw:line><draw:custom-shape text:anchor-type="paragraph" draw:z-index="198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989" draw:name="Shape1" draw:style-name="gr1" draw:text-style-name="P129" svg:x1="3.4547in" svg:y1="0.0618in" svg:x2="3.4547in" svg:y2="0.4402in"><text:p/></draw:line><draw:custom-shape text:anchor-type="paragraph" draw:z-index="199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6" text:anchor-type="paragraph" svg:x="0.5228in" svg:y="0.0201in" svg:width="3.6937in" draw:z-index="2001"><draw:text-box fo:min-height="0.6028in"><text:p text:style-name="Frame_20_contents"><draw:line text:anchor-type="paragraph" draw:z-index="2002" draw:name="Shape2" draw:style-name="gr2" draw:text-style-name="P130" svg:x1="0.7035in" svg:y1="0.211in" svg:x2="3.4551in" svg:y2="0.1992in"><text:p/></draw:line><draw:line text:anchor-type="paragraph" draw:z-index="2003" draw:name="Shape2" draw:style-name="gr1" draw:text-style-name="P128" svg:x1="0.6957in" svg:y1="0.2953in" svg:x2="3.452in" svg:y2="0.2791in"><text:p/></draw:line><draw:line text:anchor-type="paragraph" draw:z-index="2004" draw:name="Shape2" draw:style-name="gr1" draw:text-style-name="P128" svg:x1="0.6984in" svg:y1="0.3787in" svg:x2="3.4547in" svg:y2="0.3626in"><text:p/></draw:line><draw:line text:anchor-type="paragraph" draw:z-index="2005" draw:name="Shape2" draw:style-name="gr1" draw:text-style-name="P128" svg:x1="0.6984in" svg:y1="0.4563in" svg:x2="3.4547in" svg:y2="0.4402in"><text:p/></draw:line><draw:line text:anchor-type="paragraph" draw:z-index="2006" draw:name="Shape2" draw:style-name="gr1" draw:text-style-name="P128" svg:x1="0.7004in" svg:y1="0.1417in" svg:x2="3.4567in" svg:y2="0.1256in"><text:p/></draw:line><draw:line text:anchor-type="paragraph" draw:z-index="2007" draw:name="Shape2" draw:style-name="gr2" draw:text-style-name="P130" svg:x1="0.7031in" svg:y1="0.0618in" svg:x2="3.4594in" svg:y2="0.0618in"><text:p/></draw:line><draw:line text:anchor-type="paragraph" draw:z-index="2008" draw:name="Shape1" draw:style-name="gr3" draw:text-style-name="P129" svg:x1="0.7035in" svg:y1="0.0618in" svg:x2="0.7035in" svg:y2="0.4563in"><text:p/></draw:line><draw:line text:anchor-type="paragraph" draw:z-index="2009" draw:name="Shape1" draw:style-name="gr1" draw:text-style-name="P129" svg:x1="1.0925in" svg:y1="0.0618in" svg:x2="1.0925in" svg:y2="0.4563in"><text:p/></draw:line><draw:line text:anchor-type="paragraph" draw:z-index="2010" draw:name="Shape1" draw:style-name="gr1" draw:text-style-name="P129" svg:x1="1.4862in" svg:y1="0.0618in" svg:x2="1.4862in" svg:y2="0.4563in"><text:p/></draw:line><draw:line text:anchor-type="paragraph" draw:z-index="2011" draw:name="Shape1" draw:style-name="gr1" draw:text-style-name="P129" svg:x1="1.8799in" svg:y1="0.0618in" svg:x2="1.8807in" svg:y2="0.4563in"><text:p/></draw:line><draw:line text:anchor-type="paragraph" draw:z-index="2012" draw:name="Shape1" draw:style-name="gr1" draw:text-style-name="P129" svg:x1="2.2736in" svg:y1="0.0618in" svg:x2="2.2736in" svg:y2="0.4402in"><text:p/></draw:line><draw:line text:anchor-type="paragraph" draw:z-index="2013" draw:name="Shape1" draw:style-name="gr1" draw:text-style-name="P129" svg:x1="2.6673in" svg:y1="0.0618in" svg:x2="2.6673in" svg:y2="0.4402in"><text:p/></draw:line><draw:line text:anchor-type="paragraph" draw:z-index="2014" draw:name="Shape1" draw:style-name="gr1" draw:text-style-name="P129" svg:x1="3.061in" svg:y1="0.0618in" svg:x2="3.061in" svg:y2="0.4402in"><text:p/></draw:line><draw:custom-shape text:anchor-type="paragraph" draw:z-index="201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22" draw:name="Shape1" draw:style-name="gr1" draw:text-style-name="P129" svg:x1="3.4547in" svg:y1="0.0618in" svg:x2="3.4547in" svg:y2="0.4402in"><text:p/></draw:line><draw:custom-shape text:anchor-type="paragraph" draw:z-index="202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8" text:anchor-type="paragraph" svg:x="0.5228in" svg:y="0.0201in" svg:width="3.6937in" draw:z-index="2034"><draw:text-box fo:min-height="0.6028in"><text:p text:style-name="Frame_20_contents"><draw:line text:anchor-type="paragraph" draw:z-index="2035" draw:name="Shape2" draw:style-name="gr2" draw:text-style-name="P130" svg:x1="0.7035in" svg:y1="0.211in" svg:x2="3.4551in" svg:y2="0.1992in"><text:p/></draw:line><draw:line text:anchor-type="paragraph" draw:z-index="2036" draw:name="Shape2" draw:style-name="gr1" draw:text-style-name="P128" svg:x1="0.6957in" svg:y1="0.2953in" svg:x2="3.452in" svg:y2="0.2791in"><text:p/></draw:line><draw:line text:anchor-type="paragraph" draw:z-index="2037" draw:name="Shape2" draw:style-name="gr1" draw:text-style-name="P128" svg:x1="0.6984in" svg:y1="0.3787in" svg:x2="3.4547in" svg:y2="0.3626in"><text:p/></draw:line><draw:line text:anchor-type="paragraph" draw:z-index="2038" draw:name="Shape2" draw:style-name="gr1" draw:text-style-name="P128" svg:x1="0.6984in" svg:y1="0.4563in" svg:x2="3.4547in" svg:y2="0.4402in"><text:p/></draw:line><draw:line text:anchor-type="paragraph" draw:z-index="2039" draw:name="Shape2" draw:style-name="gr1" draw:text-style-name="P128" svg:x1="0.7004in" svg:y1="0.1417in" svg:x2="3.4567in" svg:y2="0.1256in"><text:p/></draw:line><draw:line text:anchor-type="paragraph" draw:z-index="2040" draw:name="Shape2" draw:style-name="gr2" draw:text-style-name="P130" svg:x1="0.7031in" svg:y1="0.0618in" svg:x2="3.4594in" svg:y2="0.0618in"><text:p/></draw:line><draw:line text:anchor-type="paragraph" draw:z-index="2041" draw:name="Shape1" draw:style-name="gr3" draw:text-style-name="P129" svg:x1="0.7035in" svg:y1="0.0618in" svg:x2="0.7035in" svg:y2="0.4563in"><text:p/></draw:line><draw:line text:anchor-type="paragraph" draw:z-index="2042" draw:name="Shape1" draw:style-name="gr1" draw:text-style-name="P129" svg:x1="1.0925in" svg:y1="0.0618in" svg:x2="1.0925in" svg:y2="0.4563in"><text:p/></draw:line><draw:line text:anchor-type="paragraph" draw:z-index="2043" draw:name="Shape1" draw:style-name="gr1" draw:text-style-name="P129" svg:x1="1.4862in" svg:y1="0.0618in" svg:x2="1.4862in" svg:y2="0.4563in"><text:p/></draw:line><draw:line text:anchor-type="paragraph" draw:z-index="2044" draw:name="Shape1" draw:style-name="gr1" draw:text-style-name="P129" svg:x1="1.8799in" svg:y1="0.0618in" svg:x2="1.8807in" svg:y2="0.4563in"><text:p/></draw:line><draw:line text:anchor-type="paragraph" draw:z-index="2045" draw:name="Shape1" draw:style-name="gr1" draw:text-style-name="P129" svg:x1="2.2736in" svg:y1="0.0618in" svg:x2="2.2736in" svg:y2="0.4402in"><text:p/></draw:line><draw:line text:anchor-type="paragraph" draw:z-index="2046" draw:name="Shape1" draw:style-name="gr1" draw:text-style-name="P129" svg:x1="2.6673in" svg:y1="0.0618in" svg:x2="2.6673in" svg:y2="0.4402in"><text:p/></draw:line><draw:line text:anchor-type="paragraph" draw:z-index="2047" draw:name="Shape1" draw:style-name="gr1" draw:text-style-name="P129" svg:x1="3.061in" svg:y1="0.0618in" svg:x2="3.061in" svg:y2="0.4402in"><text:p/></draw:line><draw:custom-shape text:anchor-type="paragraph" draw:z-index="204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5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5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55" draw:name="Shape1" draw:style-name="gr1" draw:text-style-name="P129" svg:x1="3.4547in" svg:y1="0.0618in" svg:x2="3.4547in" svg:y2="0.4402in"><text:p/></draw:line><draw:custom-shape text:anchor-type="paragraph" draw:z-index="205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9" text:anchor-type="paragraph" svg:x="0.5228in" svg:y="0.0201in" svg:width="3.6937in" draw:z-index="2067"><draw:text-box fo:min-height="0.6028in"><text:p text:style-name="Frame_20_contents"><draw:line text:anchor-type="paragraph" draw:z-index="2068" draw:name="Shape2" draw:style-name="gr2" draw:text-style-name="P130" svg:x1="0.7035in" svg:y1="0.211in" svg:x2="3.4551in" svg:y2="0.1992in"><text:p/></draw:line><draw:line text:anchor-type="paragraph" draw:z-index="2069" draw:name="Shape2" draw:style-name="gr1" draw:text-style-name="P128" svg:x1="0.6957in" svg:y1="0.2953in" svg:x2="3.452in" svg:y2="0.2791in"><text:p/></draw:line><draw:line text:anchor-type="paragraph" draw:z-index="2070" draw:name="Shape2" draw:style-name="gr1" draw:text-style-name="P128" svg:x1="0.6984in" svg:y1="0.3787in" svg:x2="3.4547in" svg:y2="0.3626in"><text:p/></draw:line><draw:line text:anchor-type="paragraph" draw:z-index="2071" draw:name="Shape2" draw:style-name="gr1" draw:text-style-name="P128" svg:x1="0.6984in" svg:y1="0.4563in" svg:x2="3.4547in" svg:y2="0.4402in"><text:p/></draw:line><draw:line text:anchor-type="paragraph" draw:z-index="2072" draw:name="Shape2" draw:style-name="gr1" draw:text-style-name="P128" svg:x1="0.7004in" svg:y1="0.1417in" svg:x2="3.4567in" svg:y2="0.1256in"><text:p/></draw:line><draw:line text:anchor-type="paragraph" draw:z-index="2073" draw:name="Shape2" draw:style-name="gr2" draw:text-style-name="P130" svg:x1="0.7031in" svg:y1="0.0618in" svg:x2="3.4594in" svg:y2="0.0618in"><text:p/></draw:line><draw:line text:anchor-type="paragraph" draw:z-index="2074" draw:name="Shape1" draw:style-name="gr3" draw:text-style-name="P129" svg:x1="0.7035in" svg:y1="0.0618in" svg:x2="0.7035in" svg:y2="0.4563in"><text:p/></draw:line><draw:line text:anchor-type="paragraph" draw:z-index="2075" draw:name="Shape1" draw:style-name="gr1" draw:text-style-name="P129" svg:x1="1.0925in" svg:y1="0.0618in" svg:x2="1.0925in" svg:y2="0.4563in"><text:p/></draw:line><draw:line text:anchor-type="paragraph" draw:z-index="2076" draw:name="Shape1" draw:style-name="gr1" draw:text-style-name="P129" svg:x1="1.4862in" svg:y1="0.0618in" svg:x2="1.4862in" svg:y2="0.4563in"><text:p/></draw:line><draw:line text:anchor-type="paragraph" draw:z-index="2077" draw:name="Shape1" draw:style-name="gr1" draw:text-style-name="P129" svg:x1="1.8799in" svg:y1="0.0618in" svg:x2="1.8807in" svg:y2="0.4563in"><text:p/></draw:line><draw:line text:anchor-type="paragraph" draw:z-index="2078" draw:name="Shape1" draw:style-name="gr1" draw:text-style-name="P129" svg:x1="2.2736in" svg:y1="0.0618in" svg:x2="2.2736in" svg:y2="0.4402in"><text:p/></draw:line><draw:line text:anchor-type="paragraph" draw:z-index="2079" draw:name="Shape1" draw:style-name="gr1" draw:text-style-name="P129" svg:x1="2.6673in" svg:y1="0.0618in" svg:x2="2.6673in" svg:y2="0.4402in"><text:p/></draw:line><draw:line text:anchor-type="paragraph" draw:z-index="2080" draw:name="Shape1" draw:style-name="gr1" draw:text-style-name="P129" svg:x1="3.061in" svg:y1="0.0618in" svg:x2="3.061in" svg:y2="0.4402in"><text:p/></draw:line><draw:custom-shape text:anchor-type="paragraph" draw:z-index="208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8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8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88" draw:name="Shape1" draw:style-name="gr1" draw:text-style-name="P129" svg:x1="3.4547in" svg:y1="0.0618in" svg:x2="3.4547in" svg:y2="0.4402in"><text:p/></draw:line><draw:custom-shape text:anchor-type="paragraph" draw:z-index="208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1" text:anchor-type="paragraph" svg:x="0.5228in" svg:y="0.0201in" svg:width="3.6937in" draw:z-index="2100"><draw:text-box fo:min-height="0.6028in"><text:p text:style-name="Frame_20_contents"><draw:line text:anchor-type="paragraph" draw:z-index="2101" draw:name="Shape2" draw:style-name="gr2" draw:text-style-name="P130" svg:x1="0.7035in" svg:y1="0.211in" svg:x2="3.4551in" svg:y2="0.1992in"><text:p/></draw:line><draw:line text:anchor-type="paragraph" draw:z-index="2102" draw:name="Shape2" draw:style-name="gr1" draw:text-style-name="P128" svg:x1="0.6957in" svg:y1="0.2953in" svg:x2="3.452in" svg:y2="0.2791in"><text:p/></draw:line><draw:line text:anchor-type="paragraph" draw:z-index="2103" draw:name="Shape2" draw:style-name="gr1" draw:text-style-name="P128" svg:x1="0.6984in" svg:y1="0.3787in" svg:x2="3.4547in" svg:y2="0.3626in"><text:p/></draw:line><draw:line text:anchor-type="paragraph" draw:z-index="2104" draw:name="Shape2" draw:style-name="gr1" draw:text-style-name="P128" svg:x1="0.6984in" svg:y1="0.4563in" svg:x2="3.4547in" svg:y2="0.4402in"><text:p/></draw:line><draw:line text:anchor-type="paragraph" draw:z-index="2105" draw:name="Shape2" draw:style-name="gr1" draw:text-style-name="P128" svg:x1="0.7004in" svg:y1="0.1417in" svg:x2="3.4567in" svg:y2="0.1256in"><text:p/></draw:line><draw:line text:anchor-type="paragraph" draw:z-index="2106" draw:name="Shape2" draw:style-name="gr2" draw:text-style-name="P130" svg:x1="0.7031in" svg:y1="0.0618in" svg:x2="3.4594in" svg:y2="0.0618in"><text:p/></draw:line><draw:line text:anchor-type="paragraph" draw:z-index="2107" draw:name="Shape1" draw:style-name="gr3" draw:text-style-name="P129" svg:x1="0.7035in" svg:y1="0.0618in" svg:x2="0.7035in" svg:y2="0.4563in"><text:p/></draw:line><draw:line text:anchor-type="paragraph" draw:z-index="2108" draw:name="Shape1" draw:style-name="gr1" draw:text-style-name="P129" svg:x1="1.0925in" svg:y1="0.0618in" svg:x2="1.0925in" svg:y2="0.4563in"><text:p/></draw:line><draw:line text:anchor-type="paragraph" draw:z-index="2109" draw:name="Shape1" draw:style-name="gr1" draw:text-style-name="P129" svg:x1="1.4862in" svg:y1="0.0618in" svg:x2="1.4862in" svg:y2="0.4563in"><text:p/></draw:line><draw:line text:anchor-type="paragraph" draw:z-index="2110" draw:name="Shape1" draw:style-name="gr1" draw:text-style-name="P129" svg:x1="1.8799in" svg:y1="0.0618in" svg:x2="1.8807in" svg:y2="0.4563in"><text:p/></draw:line><draw:line text:anchor-type="paragraph" draw:z-index="2111" draw:name="Shape1" draw:style-name="gr1" draw:text-style-name="P129" svg:x1="2.2736in" svg:y1="0.0618in" svg:x2="2.2736in" svg:y2="0.4402in"><text:p/></draw:line><draw:line text:anchor-type="paragraph" draw:z-index="2112" draw:name="Shape1" draw:style-name="gr1" draw:text-style-name="P129" svg:x1="2.6673in" svg:y1="0.0618in" svg:x2="2.6673in" svg:y2="0.4402in"><text:p/></draw:line><draw:line text:anchor-type="paragraph" draw:z-index="2113" draw:name="Shape1" draw:style-name="gr1" draw:text-style-name="P129" svg:x1="3.061in" svg:y1="0.0618in" svg:x2="3.061in" svg:y2="0.4402in"><text:p/></draw:line><draw:custom-shape text:anchor-type="paragraph" draw:z-index="211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1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1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21" draw:name="Shape1" draw:style-name="gr1" draw:text-style-name="P129" svg:x1="3.4547in" svg:y1="0.0618in" svg:x2="3.4547in" svg:y2="0.4402in"><text:p/></draw:line><draw:custom-shape text:anchor-type="paragraph" draw:z-index="212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2" text:anchor-type="paragraph" svg:x="0.5228in" svg:y="0.0201in" svg:width="3.6937in" draw:z-index="2133"><draw:text-box fo:min-height="0.6028in"><text:p text:style-name="Frame_20_contents"><draw:line text:anchor-type="paragraph" draw:z-index="2134" draw:name="Shape2" draw:style-name="gr2" draw:text-style-name="P130" svg:x1="0.7035in" svg:y1="0.211in" svg:x2="3.4551in" svg:y2="0.1992in"><text:p/></draw:line><draw:line text:anchor-type="paragraph" draw:z-index="2135" draw:name="Shape2" draw:style-name="gr1" draw:text-style-name="P128" svg:x1="0.6957in" svg:y1="0.2953in" svg:x2="3.452in" svg:y2="0.2791in"><text:p/></draw:line><draw:line text:anchor-type="paragraph" draw:z-index="2136" draw:name="Shape2" draw:style-name="gr1" draw:text-style-name="P128" svg:x1="0.6984in" svg:y1="0.3787in" svg:x2="3.4547in" svg:y2="0.3626in"><text:p/></draw:line><draw:line text:anchor-type="paragraph" draw:z-index="2137" draw:name="Shape2" draw:style-name="gr1" draw:text-style-name="P128" svg:x1="0.6984in" svg:y1="0.4563in" svg:x2="3.4547in" svg:y2="0.4402in"><text:p/></draw:line><draw:line text:anchor-type="paragraph" draw:z-index="2138" draw:name="Shape2" draw:style-name="gr1" draw:text-style-name="P128" svg:x1="0.7004in" svg:y1="0.1417in" svg:x2="3.4567in" svg:y2="0.1256in"><text:p/></draw:line><draw:line text:anchor-type="paragraph" draw:z-index="2139" draw:name="Shape2" draw:style-name="gr2" draw:text-style-name="P130" svg:x1="0.7031in" svg:y1="0.0618in" svg:x2="3.4594in" svg:y2="0.0618in"><text:p/></draw:line><draw:line text:anchor-type="paragraph" draw:z-index="2140" draw:name="Shape1" draw:style-name="gr3" draw:text-style-name="P129" svg:x1="0.7035in" svg:y1="0.0618in" svg:x2="0.7035in" svg:y2="0.4563in"><text:p/></draw:line><draw:line text:anchor-type="paragraph" draw:z-index="2141" draw:name="Shape1" draw:style-name="gr1" draw:text-style-name="P129" svg:x1="1.0925in" svg:y1="0.0618in" svg:x2="1.0925in" svg:y2="0.4563in"><text:p/></draw:line><draw:line text:anchor-type="paragraph" draw:z-index="2142" draw:name="Shape1" draw:style-name="gr1" draw:text-style-name="P129" svg:x1="1.4862in" svg:y1="0.0618in" svg:x2="1.4862in" svg:y2="0.4563in"><text:p/></draw:line><draw:line text:anchor-type="paragraph" draw:z-index="2143" draw:name="Shape1" draw:style-name="gr1" draw:text-style-name="P129" svg:x1="1.8799in" svg:y1="0.0618in" svg:x2="1.8807in" svg:y2="0.4563in"><text:p/></draw:line><draw:line text:anchor-type="paragraph" draw:z-index="2144" draw:name="Shape1" draw:style-name="gr1" draw:text-style-name="P129" svg:x1="2.2736in" svg:y1="0.0618in" svg:x2="2.2736in" svg:y2="0.4402in"><text:p/></draw:line><draw:line text:anchor-type="paragraph" draw:z-index="2145" draw:name="Shape1" draw:style-name="gr1" draw:text-style-name="P129" svg:x1="2.6673in" svg:y1="0.0618in" svg:x2="2.6673in" svg:y2="0.4402in"><text:p/></draw:line><draw:line text:anchor-type="paragraph" draw:z-index="2146" draw:name="Shape1" draw:style-name="gr1" draw:text-style-name="P129" svg:x1="3.061in" svg:y1="0.0618in" svg:x2="3.061in" svg:y2="0.4402in"><text:p/></draw:line><draw:custom-shape text:anchor-type="paragraph" draw:z-index="214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5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5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54" draw:name="Shape1" draw:style-name="gr1" draw:text-style-name="P129" svg:x1="3.4547in" svg:y1="0.0618in" svg:x2="3.4547in" svg:y2="0.4402in"><text:p/></draw:line><draw:custom-shape text:anchor-type="paragraph" draw:z-index="215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5"/>
      <text:p text:style-name="P15"/>
      <text:h text:style-name="P121" text:outline-level="2"><text:bookmark-start text:name="__RefHeading___Toc11424_1024750181"/>Ionian shape<text:bookmark-end text:name="__RefHeading___Toc11424_1024750181"/></text:h>
      <text:p text:style-name="P15"><draw:frame draw:style-name="fr1" draw:name="Frame82" text:anchor-type="paragraph" svg:x="0.5228in" svg:y="0.0201in" svg:width="3.6937in" draw:z-index="2166"><draw:text-box fo:min-height="0.6028in"><text:p text:style-name="Frame_20_contents"><draw:line text:anchor-type="paragraph" draw:z-index="2167" draw:name="Shape2" draw:style-name="gr2" draw:text-style-name="P130" svg:x1="0.7035in" svg:y1="0.211in" svg:x2="3.4551in" svg:y2="0.1992in"><text:p/></draw:line><draw:line text:anchor-type="paragraph" draw:z-index="2168" draw:name="Shape2" draw:style-name="gr1" draw:text-style-name="P128" svg:x1="0.6957in" svg:y1="0.2953in" svg:x2="3.452in" svg:y2="0.2791in"><text:p/></draw:line><draw:line text:anchor-type="paragraph" draw:z-index="2169" draw:name="Shape2" draw:style-name="gr1" draw:text-style-name="P128" svg:x1="0.6984in" svg:y1="0.3787in" svg:x2="3.4547in" svg:y2="0.3626in"><text:p/></draw:line><draw:line text:anchor-type="paragraph" draw:z-index="2170" draw:name="Shape2" draw:style-name="gr1" draw:text-style-name="P128" svg:x1="0.6984in" svg:y1="0.4563in" svg:x2="3.4547in" svg:y2="0.4402in"><text:p/></draw:line><draw:line text:anchor-type="paragraph" draw:z-index="2171" draw:name="Shape2" draw:style-name="gr1" draw:text-style-name="P128" svg:x1="0.7004in" svg:y1="0.1417in" svg:x2="3.4567in" svg:y2="0.1256in"><text:p/></draw:line><draw:line text:anchor-type="paragraph" draw:z-index="2172" draw:name="Shape2" draw:style-name="gr2" draw:text-style-name="P130" svg:x1="0.7031in" svg:y1="0.0618in" svg:x2="3.4594in" svg:y2="0.0618in"><text:p/></draw:line><draw:line text:anchor-type="paragraph" draw:z-index="2173" draw:name="Shape1" draw:style-name="gr3" draw:text-style-name="P129" svg:x1="0.7035in" svg:y1="0.0618in" svg:x2="0.7035in" svg:y2="0.4563in"><text:p/></draw:line><draw:line text:anchor-type="paragraph" draw:z-index="2174" draw:name="Shape1" draw:style-name="gr1" draw:text-style-name="P129" svg:x1="1.0925in" svg:y1="0.0618in" svg:x2="1.0925in" svg:y2="0.4563in"><text:p/></draw:line><draw:line text:anchor-type="paragraph" draw:z-index="2175" draw:name="Shape1" draw:style-name="gr1" draw:text-style-name="P129" svg:x1="1.4862in" svg:y1="0.0618in" svg:x2="1.4862in" svg:y2="0.4563in"><text:p/></draw:line><draw:line text:anchor-type="paragraph" draw:z-index="2176" draw:name="Shape1" draw:style-name="gr1" draw:text-style-name="P129" svg:x1="1.8799in" svg:y1="0.0618in" svg:x2="1.8807in" svg:y2="0.4563in"><text:p/></draw:line><draw:line text:anchor-type="paragraph" draw:z-index="2177" draw:name="Shape1" draw:style-name="gr1" draw:text-style-name="P129" svg:x1="2.2736in" svg:y1="0.0618in" svg:x2="2.2736in" svg:y2="0.4402in"><text:p/></draw:line><draw:line text:anchor-type="paragraph" draw:z-index="2178" draw:name="Shape1" draw:style-name="gr1" draw:text-style-name="P129" svg:x1="2.6673in" svg:y1="0.0618in" svg:x2="2.6673in" svg:y2="0.4402in"><text:p/></draw:line><draw:line text:anchor-type="paragraph" draw:z-index="2179" draw:name="Shape1" draw:style-name="gr1" draw:text-style-name="P129" svg:x1="3.061in" svg:y1="0.0618in" svg:x2="3.061in" svg:y2="0.4402in"><text:p/></draw:line><draw:custom-shape text:anchor-type="paragraph" draw:z-index="218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8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8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87" draw:name="Shape1" draw:style-name="gr1" draw:text-style-name="P129" svg:x1="3.4547in" svg:y1="0.0618in" svg:x2="3.4547in" svg:y2="0.4402in"><text:p/></draw:line><draw:custom-shape text:anchor-type="paragraph" draw:z-index="218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3" text:anchor-type="paragraph" svg:x="0.5228in" svg:y="0.0201in" svg:width="3.6937in" draw:z-index="2199"><draw:text-box fo:min-height="0.6028in"><text:p text:style-name="Frame_20_contents"><draw:line text:anchor-type="paragraph" draw:z-index="2200" draw:name="Shape2" draw:style-name="gr2" draw:text-style-name="P130" svg:x1="0.7035in" svg:y1="0.211in" svg:x2="3.4551in" svg:y2="0.1992in"><text:p/></draw:line><draw:line text:anchor-type="paragraph" draw:z-index="2201" draw:name="Shape2" draw:style-name="gr1" draw:text-style-name="P128" svg:x1="0.6957in" svg:y1="0.2953in" svg:x2="3.452in" svg:y2="0.2791in"><text:p/></draw:line><draw:line text:anchor-type="paragraph" draw:z-index="2202" draw:name="Shape2" draw:style-name="gr1" draw:text-style-name="P128" svg:x1="0.6984in" svg:y1="0.3787in" svg:x2="3.4547in" svg:y2="0.3626in"><text:p/></draw:line><draw:line text:anchor-type="paragraph" draw:z-index="2203" draw:name="Shape2" draw:style-name="gr1" draw:text-style-name="P128" svg:x1="0.6984in" svg:y1="0.4563in" svg:x2="3.4547in" svg:y2="0.4402in"><text:p/></draw:line><draw:line text:anchor-type="paragraph" draw:z-index="2204" draw:name="Shape2" draw:style-name="gr1" draw:text-style-name="P128" svg:x1="0.7004in" svg:y1="0.1417in" svg:x2="3.4567in" svg:y2="0.1256in"><text:p/></draw:line><draw:line text:anchor-type="paragraph" draw:z-index="2205" draw:name="Shape2" draw:style-name="gr2" draw:text-style-name="P130" svg:x1="0.7031in" svg:y1="0.0618in" svg:x2="3.4594in" svg:y2="0.0618in"><text:p/></draw:line><draw:line text:anchor-type="paragraph" draw:z-index="2206" draw:name="Shape1" draw:style-name="gr3" draw:text-style-name="P129" svg:x1="0.7035in" svg:y1="0.0618in" svg:x2="0.7035in" svg:y2="0.4563in"><text:p/></draw:line><draw:line text:anchor-type="paragraph" draw:z-index="2207" draw:name="Shape1" draw:style-name="gr1" draw:text-style-name="P129" svg:x1="1.0925in" svg:y1="0.0618in" svg:x2="1.0925in" svg:y2="0.4563in"><text:p/></draw:line><draw:line text:anchor-type="paragraph" draw:z-index="2208" draw:name="Shape1" draw:style-name="gr1" draw:text-style-name="P129" svg:x1="1.4862in" svg:y1="0.0618in" svg:x2="1.4862in" svg:y2="0.4563in"><text:p/></draw:line><draw:line text:anchor-type="paragraph" draw:z-index="2209" draw:name="Shape1" draw:style-name="gr1" draw:text-style-name="P129" svg:x1="1.8799in" svg:y1="0.0618in" svg:x2="1.8807in" svg:y2="0.4563in"><text:p/></draw:line><draw:line text:anchor-type="paragraph" draw:z-index="2210" draw:name="Shape1" draw:style-name="gr1" draw:text-style-name="P129" svg:x1="2.2736in" svg:y1="0.0618in" svg:x2="2.2736in" svg:y2="0.4402in"><text:p/></draw:line><draw:line text:anchor-type="paragraph" draw:z-index="2211" draw:name="Shape1" draw:style-name="gr1" draw:text-style-name="P129" svg:x1="2.6673in" svg:y1="0.0618in" svg:x2="2.6673in" svg:y2="0.4402in"><text:p/></draw:line><draw:line text:anchor-type="paragraph" draw:z-index="2212" draw:name="Shape1" draw:style-name="gr1" draw:text-style-name="P129" svg:x1="3.061in" svg:y1="0.0618in" svg:x2="3.061in" svg:y2="0.4402in"><text:p/></draw:line><draw:custom-shape text:anchor-type="paragraph" draw:z-index="221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1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1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20" draw:name="Shape1" draw:style-name="gr1" draw:text-style-name="P129" svg:x1="3.4547in" svg:y1="0.0618in" svg:x2="3.4547in" svg:y2="0.4402in"><text:p/></draw:line><draw:custom-shape text:anchor-type="paragraph" draw:z-index="222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4" text:anchor-type="paragraph" svg:x="0.5228in" svg:y="0.0201in" svg:width="3.6937in" draw:z-index="2232"><draw:text-box fo:min-height="0.6028in"><text:p text:style-name="Frame_20_contents"><draw:line text:anchor-type="paragraph" draw:z-index="2233" draw:name="Shape2" draw:style-name="gr2" draw:text-style-name="P130" svg:x1="0.7035in" svg:y1="0.211in" svg:x2="3.4551in" svg:y2="0.1992in"><text:p/></draw:line><draw:line text:anchor-type="paragraph" draw:z-index="2234" draw:name="Shape2" draw:style-name="gr1" draw:text-style-name="P128" svg:x1="0.6957in" svg:y1="0.2953in" svg:x2="3.452in" svg:y2="0.2791in"><text:p/></draw:line><draw:line text:anchor-type="paragraph" draw:z-index="2235" draw:name="Shape2" draw:style-name="gr1" draw:text-style-name="P128" svg:x1="0.6984in" svg:y1="0.3787in" svg:x2="3.4547in" svg:y2="0.3626in"><text:p/></draw:line><draw:line text:anchor-type="paragraph" draw:z-index="2236" draw:name="Shape2" draw:style-name="gr1" draw:text-style-name="P128" svg:x1="0.6984in" svg:y1="0.4563in" svg:x2="3.4547in" svg:y2="0.4402in"><text:p/></draw:line><draw:line text:anchor-type="paragraph" draw:z-index="2237" draw:name="Shape2" draw:style-name="gr1" draw:text-style-name="P128" svg:x1="0.7004in" svg:y1="0.1417in" svg:x2="3.4567in" svg:y2="0.1256in"><text:p/></draw:line><draw:line text:anchor-type="paragraph" draw:z-index="2238" draw:name="Shape2" draw:style-name="gr2" draw:text-style-name="P130" svg:x1="0.7031in" svg:y1="0.0618in" svg:x2="3.4594in" svg:y2="0.0618in"><text:p/></draw:line><draw:line text:anchor-type="paragraph" draw:z-index="2239" draw:name="Shape1" draw:style-name="gr3" draw:text-style-name="P129" svg:x1="0.7035in" svg:y1="0.0618in" svg:x2="0.7035in" svg:y2="0.4563in"><text:p/></draw:line><draw:line text:anchor-type="paragraph" draw:z-index="2240" draw:name="Shape1" draw:style-name="gr1" draw:text-style-name="P129" svg:x1="1.0925in" svg:y1="0.0618in" svg:x2="1.0925in" svg:y2="0.4563in"><text:p/></draw:line><draw:line text:anchor-type="paragraph" draw:z-index="2241" draw:name="Shape1" draw:style-name="gr1" draw:text-style-name="P129" svg:x1="1.4862in" svg:y1="0.0618in" svg:x2="1.4862in" svg:y2="0.4563in"><text:p/></draw:line><draw:line text:anchor-type="paragraph" draw:z-index="2242" draw:name="Shape1" draw:style-name="gr1" draw:text-style-name="P129" svg:x1="1.8799in" svg:y1="0.0618in" svg:x2="1.8807in" svg:y2="0.4563in"><text:p/></draw:line><draw:line text:anchor-type="paragraph" draw:z-index="2243" draw:name="Shape1" draw:style-name="gr1" draw:text-style-name="P129" svg:x1="2.2736in" svg:y1="0.0618in" svg:x2="2.2736in" svg:y2="0.4402in"><text:p/></draw:line><draw:line text:anchor-type="paragraph" draw:z-index="2244" draw:name="Shape1" draw:style-name="gr1" draw:text-style-name="P129" svg:x1="2.6673in" svg:y1="0.0618in" svg:x2="2.6673in" svg:y2="0.4402in"><text:p/></draw:line><draw:line text:anchor-type="paragraph" draw:z-index="2245" draw:name="Shape1" draw:style-name="gr1" draw:text-style-name="P129" svg:x1="3.061in" svg:y1="0.0618in" svg:x2="3.061in" svg:y2="0.4402in"><text:p/></draw:line><draw:custom-shape text:anchor-type="paragraph" draw:z-index="224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5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5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53" draw:name="Shape1" draw:style-name="gr1" draw:text-style-name="P129" svg:x1="3.4547in" svg:y1="0.0618in" svg:x2="3.4547in" svg:y2="0.4402in"><text:p/></draw:line><draw:custom-shape text:anchor-type="paragraph" draw:z-index="225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87" text:anchor-type="paragraph" svg:x="0.5228in" svg:y="0.0201in" svg:width="3.6937in" draw:z-index="2265"><draw:text-box fo:min-height="0.6028in"><text:p text:style-name="Frame_20_contents"><draw:line text:anchor-type="paragraph" draw:z-index="2266" draw:name="Shape2" draw:style-name="gr2" draw:text-style-name="P130" svg:x1="0.7035in" svg:y1="0.211in" svg:x2="3.4551in" svg:y2="0.1992in"><text:p/></draw:line><draw:line text:anchor-type="paragraph" draw:z-index="2267" draw:name="Shape2" draw:style-name="gr1" draw:text-style-name="P128" svg:x1="0.6957in" svg:y1="0.2953in" svg:x2="3.452in" svg:y2="0.2791in"><text:p/></draw:line><draw:line text:anchor-type="paragraph" draw:z-index="2268" draw:name="Shape2" draw:style-name="gr1" draw:text-style-name="P128" svg:x1="0.6984in" svg:y1="0.3787in" svg:x2="3.4547in" svg:y2="0.3626in"><text:p/></draw:line><draw:line text:anchor-type="paragraph" draw:z-index="2269" draw:name="Shape2" draw:style-name="gr1" draw:text-style-name="P128" svg:x1="0.6984in" svg:y1="0.4563in" svg:x2="3.4547in" svg:y2="0.4402in"><text:p/></draw:line><draw:line text:anchor-type="paragraph" draw:z-index="2270" draw:name="Shape2" draw:style-name="gr1" draw:text-style-name="P128" svg:x1="0.7004in" svg:y1="0.1417in" svg:x2="3.4567in" svg:y2="0.1256in"><text:p/></draw:line><draw:line text:anchor-type="paragraph" draw:z-index="2271" draw:name="Shape2" draw:style-name="gr2" draw:text-style-name="P130" svg:x1="0.7031in" svg:y1="0.0618in" svg:x2="3.4594in" svg:y2="0.0618in"><text:p/></draw:line><draw:line text:anchor-type="paragraph" draw:z-index="2272" draw:name="Shape1" draw:style-name="gr3" draw:text-style-name="P129" svg:x1="0.7035in" svg:y1="0.0618in" svg:x2="0.7035in" svg:y2="0.4563in"><text:p/></draw:line><draw:line text:anchor-type="paragraph" draw:z-index="2273" draw:name="Shape1" draw:style-name="gr1" draw:text-style-name="P129" svg:x1="1.0925in" svg:y1="0.0618in" svg:x2="1.0925in" svg:y2="0.4563in"><text:p/></draw:line><draw:line text:anchor-type="paragraph" draw:z-index="2274" draw:name="Shape1" draw:style-name="gr1" draw:text-style-name="P129" svg:x1="1.4862in" svg:y1="0.0618in" svg:x2="1.4862in" svg:y2="0.4563in"><text:p/></draw:line><draw:line text:anchor-type="paragraph" draw:z-index="2275" draw:name="Shape1" draw:style-name="gr1" draw:text-style-name="P129" svg:x1="1.8799in" svg:y1="0.0618in" svg:x2="1.8807in" svg:y2="0.4563in"><text:p/></draw:line><draw:line text:anchor-type="paragraph" draw:z-index="2276" draw:name="Shape1" draw:style-name="gr1" draw:text-style-name="P129" svg:x1="2.2736in" svg:y1="0.0618in" svg:x2="2.2736in" svg:y2="0.4402in"><text:p/></draw:line><draw:line text:anchor-type="paragraph" draw:z-index="2277" draw:name="Shape1" draw:style-name="gr1" draw:text-style-name="P129" svg:x1="2.6673in" svg:y1="0.0618in" svg:x2="2.6673in" svg:y2="0.4402in"><text:p/></draw:line><draw:line text:anchor-type="paragraph" draw:z-index="2278" draw:name="Shape1" draw:style-name="gr1" draw:text-style-name="P129" svg:x1="3.061in" svg:y1="0.0618in" svg:x2="3.061in" svg:y2="0.4402in"><text:p/></draw:line><draw:custom-shape text:anchor-type="paragraph" draw:z-index="227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8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8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86" draw:name="Shape1" draw:style-name="gr1" draw:text-style-name="P129" svg:x1="3.4547in" svg:y1="0.0618in" svg:x2="3.4547in" svg:y2="0.4402in"><text:p/></draw:line><draw:custom-shape text:anchor-type="paragraph" draw:z-index="228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0" text:anchor-type="paragraph" svg:x="0.5228in" svg:y="0.0201in" svg:width="3.6937in" draw:z-index="2298"><draw:text-box fo:min-height="0.6028in"><text:p text:style-name="Frame_20_contents"><draw:line text:anchor-type="paragraph" draw:z-index="2299" draw:name="Shape2" draw:style-name="gr2" draw:text-style-name="P130" svg:x1="0.7035in" svg:y1="0.211in" svg:x2="3.4551in" svg:y2="0.1992in"><text:p/></draw:line><draw:line text:anchor-type="paragraph" draw:z-index="2300" draw:name="Shape2" draw:style-name="gr1" draw:text-style-name="P128" svg:x1="0.6957in" svg:y1="0.2953in" svg:x2="3.452in" svg:y2="0.2791in"><text:p/></draw:line><draw:line text:anchor-type="paragraph" draw:z-index="2301" draw:name="Shape2" draw:style-name="gr1" draw:text-style-name="P128" svg:x1="0.6984in" svg:y1="0.3787in" svg:x2="3.4547in" svg:y2="0.3626in"><text:p/></draw:line><draw:line text:anchor-type="paragraph" draw:z-index="2302" draw:name="Shape2" draw:style-name="gr1" draw:text-style-name="P128" svg:x1="0.6984in" svg:y1="0.4563in" svg:x2="3.4547in" svg:y2="0.4402in"><text:p/></draw:line><draw:line text:anchor-type="paragraph" draw:z-index="2303" draw:name="Shape2" draw:style-name="gr1" draw:text-style-name="P128" svg:x1="0.7004in" svg:y1="0.1417in" svg:x2="3.4567in" svg:y2="0.1256in"><text:p/></draw:line><draw:line text:anchor-type="paragraph" draw:z-index="2304" draw:name="Shape2" draw:style-name="gr2" draw:text-style-name="P130" svg:x1="0.7031in" svg:y1="0.0618in" svg:x2="3.4594in" svg:y2="0.0618in"><text:p/></draw:line><draw:line text:anchor-type="paragraph" draw:z-index="2305" draw:name="Shape1" draw:style-name="gr3" draw:text-style-name="P129" svg:x1="0.7035in" svg:y1="0.0618in" svg:x2="0.7035in" svg:y2="0.4563in"><text:p/></draw:line><draw:line text:anchor-type="paragraph" draw:z-index="2306" draw:name="Shape1" draw:style-name="gr1" draw:text-style-name="P129" svg:x1="1.0925in" svg:y1="0.0618in" svg:x2="1.0925in" svg:y2="0.4563in"><text:p/></draw:line><draw:line text:anchor-type="paragraph" draw:z-index="2307" draw:name="Shape1" draw:style-name="gr1" draw:text-style-name="P129" svg:x1="1.4862in" svg:y1="0.0618in" svg:x2="1.4862in" svg:y2="0.4563in"><text:p/></draw:line><draw:line text:anchor-type="paragraph" draw:z-index="2308" draw:name="Shape1" draw:style-name="gr1" draw:text-style-name="P129" svg:x1="1.8799in" svg:y1="0.0618in" svg:x2="1.8807in" svg:y2="0.4563in"><text:p/></draw:line><draw:line text:anchor-type="paragraph" draw:z-index="2309" draw:name="Shape1" draw:style-name="gr1" draw:text-style-name="P129" svg:x1="2.2736in" svg:y1="0.0618in" svg:x2="2.2736in" svg:y2="0.4402in"><text:p/></draw:line><draw:line text:anchor-type="paragraph" draw:z-index="2310" draw:name="Shape1" draw:style-name="gr1" draw:text-style-name="P129" svg:x1="2.6673in" svg:y1="0.0618in" svg:x2="2.6673in" svg:y2="0.4402in"><text:p/></draw:line><draw:line text:anchor-type="paragraph" draw:z-index="2311" draw:name="Shape1" draw:style-name="gr1" draw:text-style-name="P129" svg:x1="3.061in" svg:y1="0.0618in" svg:x2="3.061in" svg:y2="0.4402in"><text:p/></draw:line><draw:custom-shape text:anchor-type="paragraph" draw:z-index="231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1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1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319" draw:name="Shape1" draw:style-name="gr1" draw:text-style-name="P129" svg:x1="3.4547in" svg:y1="0.0618in" svg:x2="3.4547in" svg:y2="0.4402in"><text:p/></draw:line><draw:custom-shape text:anchor-type="paragraph" draw:z-index="232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3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3" text:anchor-type="paragraph" svg:x="0.5228in" svg:y="0.0201in" svg:width="3.6937in" draw:z-index="2331"><draw:text-box fo:min-height="0.6028in"><text:p text:style-name="Frame_20_contents"><draw:line text:anchor-type="paragraph" draw:z-index="2332" draw:name="Shape2" draw:style-name="gr2" draw:text-style-name="P130" svg:x1="0.7035in" svg:y1="0.211in" svg:x2="3.4551in" svg:y2="0.1992in"><text:p/></draw:line><draw:line text:anchor-type="paragraph" draw:z-index="2333" draw:name="Shape2" draw:style-name="gr1" draw:text-style-name="P128" svg:x1="0.6957in" svg:y1="0.2953in" svg:x2="3.452in" svg:y2="0.2791in"><text:p/></draw:line><draw:line text:anchor-type="paragraph" draw:z-index="2334" draw:name="Shape2" draw:style-name="gr1" draw:text-style-name="P128" svg:x1="0.6984in" svg:y1="0.3787in" svg:x2="3.4547in" svg:y2="0.3626in"><text:p/></draw:line><draw:line text:anchor-type="paragraph" draw:z-index="2335" draw:name="Shape2" draw:style-name="gr1" draw:text-style-name="P128" svg:x1="0.6984in" svg:y1="0.4563in" svg:x2="3.4547in" svg:y2="0.4402in"><text:p/></draw:line><draw:line text:anchor-type="paragraph" draw:z-index="2336" draw:name="Shape2" draw:style-name="gr1" draw:text-style-name="P128" svg:x1="0.7004in" svg:y1="0.1417in" svg:x2="3.4567in" svg:y2="0.1256in"><text:p/></draw:line><draw:line text:anchor-type="paragraph" draw:z-index="2337" draw:name="Shape2" draw:style-name="gr2" draw:text-style-name="P130" svg:x1="0.7031in" svg:y1="0.0618in" svg:x2="3.4594in" svg:y2="0.0618in"><text:p/></draw:line><draw:line text:anchor-type="paragraph" draw:z-index="2338" draw:name="Shape1" draw:style-name="gr3" draw:text-style-name="P129" svg:x1="0.7035in" svg:y1="0.0618in" svg:x2="0.7035in" svg:y2="0.4563in"><text:p/></draw:line><draw:line text:anchor-type="paragraph" draw:z-index="2339" draw:name="Shape1" draw:style-name="gr1" draw:text-style-name="P129" svg:x1="1.0925in" svg:y1="0.0618in" svg:x2="1.0925in" svg:y2="0.4563in"><text:p/></draw:line><draw:line text:anchor-type="paragraph" draw:z-index="2340" draw:name="Shape1" draw:style-name="gr1" draw:text-style-name="P129" svg:x1="1.4862in" svg:y1="0.0618in" svg:x2="1.4862in" svg:y2="0.4563in"><text:p/></draw:line><draw:line text:anchor-type="paragraph" draw:z-index="2341" draw:name="Shape1" draw:style-name="gr1" draw:text-style-name="P129" svg:x1="1.8799in" svg:y1="0.0618in" svg:x2="1.8807in" svg:y2="0.4563in"><text:p/></draw:line><draw:line text:anchor-type="paragraph" draw:z-index="2342" draw:name="Shape1" draw:style-name="gr1" draw:text-style-name="P129" svg:x1="2.2736in" svg:y1="0.0618in" svg:x2="2.2736in" svg:y2="0.4402in"><text:p/></draw:line><draw:line text:anchor-type="paragraph" draw:z-index="2343" draw:name="Shape1" draw:style-name="gr1" draw:text-style-name="P129" svg:x1="2.6673in" svg:y1="0.0618in" svg:x2="2.6673in" svg:y2="0.4402in"><text:p/></draw:line><draw:line text:anchor-type="paragraph" draw:z-index="2344" draw:name="Shape1" draw:style-name="gr1" draw:text-style-name="P129" svg:x1="3.061in" svg:y1="0.0618in" svg:x2="3.061in" svg:y2="0.4402in"><text:p/></draw:line><draw:custom-shape text:anchor-type="paragraph" draw:z-index="234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4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4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4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4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5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352" draw:name="Shape1" draw:style-name="gr1" draw:text-style-name="P129" svg:x1="3.4547in" svg:y1="0.0618in" svg:x2="3.4547in" svg:y2="0.4402in"><text:p/></draw:line><draw:custom-shape text:anchor-type="paragraph" draw:z-index="235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4" text:anchor-type="paragraph" svg:x="0.5228in" svg:y="0.0201in" svg:width="3.6937in" draw:z-index="2364"><draw:text-box fo:min-height="0.6028in"><text:p text:style-name="Frame_20_contents"><draw:line text:anchor-type="paragraph" draw:z-index="2365" draw:name="Shape2" draw:style-name="gr2" draw:text-style-name="P130" svg:x1="0.7035in" svg:y1="0.211in" svg:x2="3.4551in" svg:y2="0.1992in"><text:p/></draw:line><draw:line text:anchor-type="paragraph" draw:z-index="2366" draw:name="Shape2" draw:style-name="gr1" draw:text-style-name="P128" svg:x1="0.6957in" svg:y1="0.2953in" svg:x2="3.452in" svg:y2="0.2791in"><text:p/></draw:line><draw:line text:anchor-type="paragraph" draw:z-index="2367" draw:name="Shape2" draw:style-name="gr1" draw:text-style-name="P128" svg:x1="0.6984in" svg:y1="0.3787in" svg:x2="3.4547in" svg:y2="0.3626in"><text:p/></draw:line><draw:line text:anchor-type="paragraph" draw:z-index="2368" draw:name="Shape2" draw:style-name="gr1" draw:text-style-name="P128" svg:x1="0.6984in" svg:y1="0.4563in" svg:x2="3.4547in" svg:y2="0.4402in"><text:p/></draw:line><draw:line text:anchor-type="paragraph" draw:z-index="2369" draw:name="Shape2" draw:style-name="gr1" draw:text-style-name="P128" svg:x1="0.7004in" svg:y1="0.1417in" svg:x2="3.4567in" svg:y2="0.1256in"><text:p/></draw:line><draw:line text:anchor-type="paragraph" draw:z-index="2370" draw:name="Shape2" draw:style-name="gr2" draw:text-style-name="P130" svg:x1="0.7031in" svg:y1="0.0618in" svg:x2="3.4594in" svg:y2="0.0618in"><text:p/></draw:line><draw:line text:anchor-type="paragraph" draw:z-index="2371" draw:name="Shape1" draw:style-name="gr3" draw:text-style-name="P129" svg:x1="0.7035in" svg:y1="0.0618in" svg:x2="0.7035in" svg:y2="0.4563in"><text:p/></draw:line><draw:line text:anchor-type="paragraph" draw:z-index="2372" draw:name="Shape1" draw:style-name="gr1" draw:text-style-name="P129" svg:x1="1.0925in" svg:y1="0.0618in" svg:x2="1.0925in" svg:y2="0.4563in"><text:p/></draw:line><draw:line text:anchor-type="paragraph" draw:z-index="2373" draw:name="Shape1" draw:style-name="gr1" draw:text-style-name="P129" svg:x1="1.4862in" svg:y1="0.0618in" svg:x2="1.4862in" svg:y2="0.4563in"><text:p/></draw:line><draw:line text:anchor-type="paragraph" draw:z-index="2374" draw:name="Shape1" draw:style-name="gr1" draw:text-style-name="P129" svg:x1="1.8799in" svg:y1="0.0618in" svg:x2="1.8807in" svg:y2="0.4563in"><text:p/></draw:line><draw:line text:anchor-type="paragraph" draw:z-index="2375" draw:name="Shape1" draw:style-name="gr1" draw:text-style-name="P129" svg:x1="2.2736in" svg:y1="0.0618in" svg:x2="2.2736in" svg:y2="0.4402in"><text:p/></draw:line><draw:line text:anchor-type="paragraph" draw:z-index="2376" draw:name="Shape1" draw:style-name="gr1" draw:text-style-name="P129" svg:x1="2.6673in" svg:y1="0.0618in" svg:x2="2.6673in" svg:y2="0.4402in"><text:p/></draw:line><draw:line text:anchor-type="paragraph" draw:z-index="2377" draw:name="Shape1" draw:style-name="gr1" draw:text-style-name="P129" svg:x1="3.061in" svg:y1="0.0618in" svg:x2="3.061in" svg:y2="0.4402in"><text:p/></draw:line><draw:custom-shape text:anchor-type="paragraph" draw:z-index="2378" draw:name="Shape3" draw:style-name="gr4" draw:text-style-name="P131" svg:width="0.0787in" svg:height="0.0787in" svg:x="2.0445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79" draw:name="Shape3" draw:style-name="gr5" draw:text-style-name="P132"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0" draw:name="Shape3" draw:style-name="gr4" draw:text-style-name="P131" svg:width="0.0787in" svg:height="0.0787in" svg:x="1.2445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1" draw:name="Shape3" draw:style-name="gr6" draw:text-style-name="P133" svg:width="0.0795in" svg:height="0.0795in" svg:x="2.0465in" svg:y="0.3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82" draw:name="Shape3" draw:style-name="gr5" draw:text-style-name="P132"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3" draw:name="Shape3" draw:style-name="gr7" draw:text-style-name="P134" svg:width="0.0787in" svg:height="0.0787in" svg:x="2.8299in" svg:y="0.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384" draw:name="Shape1" draw:style-name="gr1" draw:text-style-name="P129" svg:x1="3.4547in" svg:y1="0.0618in" svg:x2="3.4547in" svg:y2="0.4402in"><text:p/></draw:line><draw:custom-shape text:anchor-type="paragraph" draw:z-index="2385" draw:name="Shape3" draw:style-name="gr20" draw:text-style-name="P141"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6" draw:name="Shape3" draw:style-name="gr20" draw:text-style-name="P141"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7" draw:name="Shape3" draw:style-name="gr22" draw:text-style-name="P143" svg:width="0.0807in" svg:height="0.0807in" svg:x="2.8299in" svg:y="0.3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8" draw:name="Shape3" draw:style-name="gr23" draw:text-style-name="P144"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9" draw:name="Shape3" draw:style-name="gr23" draw:text-style-name="P144"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90" draw:name="Shape3" draw:style-name="gr27" draw:text-style-name="P148" svg:width="0.0787in" svg:height="0.0787in" svg:x="1.6453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91" draw:name="Shape3" draw:style-name="gr21" draw:text-style-name="P14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92" draw:name="Shape3" draw:style-name="gr4" draw:text-style-name="P131" svg:width="0.0787in" svg:height="0.0787in" svg:x="3.2236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7" draw:name="Shape3" draw:style-name="gr27" draw:text-style-name="P148" svg:width="0.0787in" svg:height="0.0787in" svg:x="2.8299in" svg:y="0.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8" draw:name="Shape3" draw:style-name="gr5" draw:text-style-name="P132" svg:width="0.0787in" svg:height="0.0787in" svg:x="2.8299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9" draw:name="Shape3" draw:style-name="gr20" draw:text-style-name="P141"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10" draw:name="Shape3" draw:style-name="gr23" draw:text-style-name="P144" svg:width="0.0787in" svg:height="0.0787in" svg:x="3.2236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Standard"/>
      <text:p text:style-name="Standard"/>
      <text:h text:style-name="P121" text:outline-level="2"><text:bookmark-start text:name="__RefHeading___Toc11426_1024750181"/>Lydian shape<text:bookmark-end text:name="__RefHeading___Toc11426_1024750181"/></text:h>
      <text:p text:style-name="P15"><draw:frame draw:style-name="fr1" draw:name="Frame95" text:anchor-type="paragraph" svg:x="0.5228in" svg:y="0.0201in" svg:width="3.6937in" draw:z-index="2393"><draw:text-box fo:min-height="0.6028in"><text:p text:style-name="Frame_20_contents"><draw:line text:anchor-type="paragraph" draw:z-index="2394" draw:name="Shape2" draw:style-name="gr2" draw:text-style-name="P130" svg:x1="0.7035in" svg:y1="0.211in" svg:x2="3.4551in" svg:y2="0.1992in"><text:p/></draw:line><draw:line text:anchor-type="paragraph" draw:z-index="2395" draw:name="Shape2" draw:style-name="gr1" draw:text-style-name="P128" svg:x1="0.6957in" svg:y1="0.2953in" svg:x2="3.452in" svg:y2="0.2791in"><text:p/></draw:line><draw:line text:anchor-type="paragraph" draw:z-index="2396" draw:name="Shape2" draw:style-name="gr1" draw:text-style-name="P128" svg:x1="0.6984in" svg:y1="0.3787in" svg:x2="3.4547in" svg:y2="0.3626in"><text:p/></draw:line><draw:line text:anchor-type="paragraph" draw:z-index="2397" draw:name="Shape2" draw:style-name="gr1" draw:text-style-name="P128" svg:x1="0.6984in" svg:y1="0.4563in" svg:x2="3.4547in" svg:y2="0.4402in"><text:p/></draw:line><draw:line text:anchor-type="paragraph" draw:z-index="2398" draw:name="Shape2" draw:style-name="gr1" draw:text-style-name="P128" svg:x1="0.7004in" svg:y1="0.1417in" svg:x2="3.4567in" svg:y2="0.1256in"><text:p/></draw:line><draw:line text:anchor-type="paragraph" draw:z-index="2399" draw:name="Shape2" draw:style-name="gr2" draw:text-style-name="P130" svg:x1="0.7031in" svg:y1="0.0618in" svg:x2="3.4594in" svg:y2="0.0618in"><text:p/></draw:line><draw:line text:anchor-type="paragraph" draw:z-index="2400" draw:name="Shape1" draw:style-name="gr3" draw:text-style-name="P129" svg:x1="0.7035in" svg:y1="0.0618in" svg:x2="0.7035in" svg:y2="0.4563in"><text:p/></draw:line><draw:line text:anchor-type="paragraph" draw:z-index="2401" draw:name="Shape1" draw:style-name="gr1" draw:text-style-name="P129" svg:x1="1.0925in" svg:y1="0.0618in" svg:x2="1.0925in" svg:y2="0.4563in"><text:p/></draw:line><draw:line text:anchor-type="paragraph" draw:z-index="2402" draw:name="Shape1" draw:style-name="gr1" draw:text-style-name="P129" svg:x1="1.4862in" svg:y1="0.0618in" svg:x2="1.4862in" svg:y2="0.4563in"><text:p/></draw:line><draw:line text:anchor-type="paragraph" draw:z-index="2403" draw:name="Shape1" draw:style-name="gr1" draw:text-style-name="P129" svg:x1="1.8799in" svg:y1="0.0618in" svg:x2="1.8807in" svg:y2="0.4563in"><text:p/></draw:line><draw:line text:anchor-type="paragraph" draw:z-index="2404" draw:name="Shape1" draw:style-name="gr1" draw:text-style-name="P129" svg:x1="2.2736in" svg:y1="0.0618in" svg:x2="2.2736in" svg:y2="0.4402in"><text:p/></draw:line><draw:line text:anchor-type="paragraph" draw:z-index="2405" draw:name="Shape1" draw:style-name="gr1" draw:text-style-name="P129" svg:x1="2.6673in" svg:y1="0.0618in" svg:x2="2.6673in" svg:y2="0.4402in"><text:p/></draw:line><draw:line text:anchor-type="paragraph" draw:z-index="2406" draw:name="Shape1" draw:style-name="gr1" draw:text-style-name="P129" svg:x1="3.061in" svg:y1="0.0618in" svg:x2="3.061in" svg:y2="0.4402in"><text:p/></draw:line><draw:custom-shape text:anchor-type="paragraph" draw:z-index="240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0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0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1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1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14" draw:name="Shape1" draw:style-name="gr1" draw:text-style-name="P129" svg:x1="3.4547in" svg:y1="0.0618in" svg:x2="3.4547in" svg:y2="0.4402in"><text:p/></draw:line><draw:custom-shape text:anchor-type="paragraph" draw:z-index="241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6" text:anchor-type="paragraph" svg:x="0.5228in" svg:y="0.0201in" svg:width="3.6937in" draw:z-index="2426"><draw:text-box fo:min-height="0.6028in"><text:p text:style-name="Frame_20_contents"><draw:line text:anchor-type="paragraph" draw:z-index="2427" draw:name="Shape2" draw:style-name="gr2" draw:text-style-name="P130" svg:x1="0.7035in" svg:y1="0.211in" svg:x2="3.4551in" svg:y2="0.1992in"><text:p/></draw:line><draw:line text:anchor-type="paragraph" draw:z-index="2428" draw:name="Shape2" draw:style-name="gr1" draw:text-style-name="P128" svg:x1="0.6957in" svg:y1="0.2953in" svg:x2="3.452in" svg:y2="0.2791in"><text:p/></draw:line><draw:line text:anchor-type="paragraph" draw:z-index="2429" draw:name="Shape2" draw:style-name="gr1" draw:text-style-name="P128" svg:x1="0.6984in" svg:y1="0.3787in" svg:x2="3.4547in" svg:y2="0.3626in"><text:p/></draw:line><draw:line text:anchor-type="paragraph" draw:z-index="2430" draw:name="Shape2" draw:style-name="gr1" draw:text-style-name="P128" svg:x1="0.6984in" svg:y1="0.4563in" svg:x2="3.4547in" svg:y2="0.4402in"><text:p/></draw:line><draw:line text:anchor-type="paragraph" draw:z-index="2431" draw:name="Shape2" draw:style-name="gr1" draw:text-style-name="P128" svg:x1="0.7004in" svg:y1="0.1417in" svg:x2="3.4567in" svg:y2="0.1256in"><text:p/></draw:line><draw:line text:anchor-type="paragraph" draw:z-index="2432" draw:name="Shape2" draw:style-name="gr2" draw:text-style-name="P130" svg:x1="0.7031in" svg:y1="0.0618in" svg:x2="3.4594in" svg:y2="0.0618in"><text:p/></draw:line><draw:line text:anchor-type="paragraph" draw:z-index="2433" draw:name="Shape1" draw:style-name="gr3" draw:text-style-name="P129" svg:x1="0.7035in" svg:y1="0.0618in" svg:x2="0.7035in" svg:y2="0.4563in"><text:p/></draw:line><draw:line text:anchor-type="paragraph" draw:z-index="2434" draw:name="Shape1" draw:style-name="gr1" draw:text-style-name="P129" svg:x1="1.0925in" svg:y1="0.0618in" svg:x2="1.0925in" svg:y2="0.4563in"><text:p/></draw:line><draw:line text:anchor-type="paragraph" draw:z-index="2435" draw:name="Shape1" draw:style-name="gr1" draw:text-style-name="P129" svg:x1="1.4862in" svg:y1="0.0618in" svg:x2="1.4862in" svg:y2="0.4563in"><text:p/></draw:line><draw:line text:anchor-type="paragraph" draw:z-index="2436" draw:name="Shape1" draw:style-name="gr1" draw:text-style-name="P129" svg:x1="1.8799in" svg:y1="0.0618in" svg:x2="1.8807in" svg:y2="0.4563in"><text:p/></draw:line><draw:line text:anchor-type="paragraph" draw:z-index="2437" draw:name="Shape1" draw:style-name="gr1" draw:text-style-name="P129" svg:x1="2.2736in" svg:y1="0.0618in" svg:x2="2.2736in" svg:y2="0.4402in"><text:p/></draw:line><draw:line text:anchor-type="paragraph" draw:z-index="2438" draw:name="Shape1" draw:style-name="gr1" draw:text-style-name="P129" svg:x1="2.6673in" svg:y1="0.0618in" svg:x2="2.6673in" svg:y2="0.4402in"><text:p/></draw:line><draw:line text:anchor-type="paragraph" draw:z-index="2439" draw:name="Shape1" draw:style-name="gr1" draw:text-style-name="P129" svg:x1="3.061in" svg:y1="0.0618in" svg:x2="3.061in" svg:y2="0.4402in"><text:p/></draw:line><draw:custom-shape text:anchor-type="paragraph" draw:z-index="244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4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4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4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4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4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4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47" draw:name="Shape1" draw:style-name="gr1" draw:text-style-name="P129" svg:x1="3.4547in" svg:y1="0.0618in" svg:x2="3.4547in" svg:y2="0.4402in"><text:p/></draw:line><draw:custom-shape text:anchor-type="paragraph" draw:z-index="244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4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7" text:anchor-type="paragraph" svg:x="0.5228in" svg:y="0.0201in" svg:width="3.6937in" draw:z-index="2459"><draw:text-box fo:min-height="0.6028in"><text:p text:style-name="Frame_20_contents"><draw:line text:anchor-type="paragraph" draw:z-index="2460" draw:name="Shape2" draw:style-name="gr2" draw:text-style-name="P130" svg:x1="0.7035in" svg:y1="0.211in" svg:x2="3.4551in" svg:y2="0.1992in"><text:p/></draw:line><draw:line text:anchor-type="paragraph" draw:z-index="2461" draw:name="Shape2" draw:style-name="gr1" draw:text-style-name="P128" svg:x1="0.6957in" svg:y1="0.2953in" svg:x2="3.452in" svg:y2="0.2791in"><text:p/></draw:line><draw:line text:anchor-type="paragraph" draw:z-index="2462" draw:name="Shape2" draw:style-name="gr1" draw:text-style-name="P128" svg:x1="0.6984in" svg:y1="0.3787in" svg:x2="3.4547in" svg:y2="0.3626in"><text:p/></draw:line><draw:line text:anchor-type="paragraph" draw:z-index="2463" draw:name="Shape2" draw:style-name="gr1" draw:text-style-name="P128" svg:x1="0.6984in" svg:y1="0.4563in" svg:x2="3.4547in" svg:y2="0.4402in"><text:p/></draw:line><draw:line text:anchor-type="paragraph" draw:z-index="2464" draw:name="Shape2" draw:style-name="gr1" draw:text-style-name="P128" svg:x1="0.7004in" svg:y1="0.1417in" svg:x2="3.4567in" svg:y2="0.1256in"><text:p/></draw:line><draw:line text:anchor-type="paragraph" draw:z-index="2465" draw:name="Shape2" draw:style-name="gr2" draw:text-style-name="P130" svg:x1="0.7031in" svg:y1="0.0618in" svg:x2="3.4594in" svg:y2="0.0618in"><text:p/></draw:line><draw:line text:anchor-type="paragraph" draw:z-index="2466" draw:name="Shape1" draw:style-name="gr3" draw:text-style-name="P129" svg:x1="0.7035in" svg:y1="0.0618in" svg:x2="0.7035in" svg:y2="0.4563in"><text:p/></draw:line><draw:line text:anchor-type="paragraph" draw:z-index="2467" draw:name="Shape1" draw:style-name="gr1" draw:text-style-name="P129" svg:x1="1.0925in" svg:y1="0.0618in" svg:x2="1.0925in" svg:y2="0.4563in"><text:p/></draw:line><draw:line text:anchor-type="paragraph" draw:z-index="2468" draw:name="Shape1" draw:style-name="gr1" draw:text-style-name="P129" svg:x1="1.4862in" svg:y1="0.0618in" svg:x2="1.4862in" svg:y2="0.4563in"><text:p/></draw:line><draw:line text:anchor-type="paragraph" draw:z-index="2469" draw:name="Shape1" draw:style-name="gr1" draw:text-style-name="P129" svg:x1="1.8799in" svg:y1="0.0618in" svg:x2="1.8807in" svg:y2="0.4563in"><text:p/></draw:line><draw:line text:anchor-type="paragraph" draw:z-index="2470" draw:name="Shape1" draw:style-name="gr1" draw:text-style-name="P129" svg:x1="2.2736in" svg:y1="0.0618in" svg:x2="2.2736in" svg:y2="0.4402in"><text:p/></draw:line><draw:line text:anchor-type="paragraph" draw:z-index="2471" draw:name="Shape1" draw:style-name="gr1" draw:text-style-name="P129" svg:x1="2.6673in" svg:y1="0.0618in" svg:x2="2.6673in" svg:y2="0.4402in"><text:p/></draw:line><draw:line text:anchor-type="paragraph" draw:z-index="2472" draw:name="Shape1" draw:style-name="gr1" draw:text-style-name="P129" svg:x1="3.061in" svg:y1="0.0618in" svg:x2="3.061in" svg:y2="0.4402in"><text:p/></draw:line><draw:custom-shape text:anchor-type="paragraph" draw:z-index="247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7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7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80" draw:name="Shape1" draw:style-name="gr1" draw:text-style-name="P129" svg:x1="3.4547in" svg:y1="0.0618in" svg:x2="3.4547in" svg:y2="0.4402in"><text:p/></draw:line><draw:custom-shape text:anchor-type="paragraph" draw:z-index="248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8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9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9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8" text:anchor-type="paragraph" svg:x="0.5228in" svg:y="0.0201in" svg:width="3.6937in" draw:z-index="2492"><draw:text-box fo:min-height="0.6028in"><text:p text:style-name="Frame_20_contents"><draw:line text:anchor-type="paragraph" draw:z-index="2493" draw:name="Shape2" draw:style-name="gr2" draw:text-style-name="P130" svg:x1="0.7035in" svg:y1="0.211in" svg:x2="3.4551in" svg:y2="0.1992in"><text:p/></draw:line><draw:line text:anchor-type="paragraph" draw:z-index="2494" draw:name="Shape2" draw:style-name="gr1" draw:text-style-name="P128" svg:x1="0.6957in" svg:y1="0.2953in" svg:x2="3.452in" svg:y2="0.2791in"><text:p/></draw:line><draw:line text:anchor-type="paragraph" draw:z-index="2495" draw:name="Shape2" draw:style-name="gr1" draw:text-style-name="P128" svg:x1="0.6984in" svg:y1="0.3787in" svg:x2="3.4547in" svg:y2="0.3626in"><text:p/></draw:line><draw:line text:anchor-type="paragraph" draw:z-index="2496" draw:name="Shape2" draw:style-name="gr1" draw:text-style-name="P128" svg:x1="0.6984in" svg:y1="0.4563in" svg:x2="3.4547in" svg:y2="0.4402in"><text:p/></draw:line><draw:line text:anchor-type="paragraph" draw:z-index="2497" draw:name="Shape2" draw:style-name="gr1" draw:text-style-name="P128" svg:x1="0.7004in" svg:y1="0.1417in" svg:x2="3.4567in" svg:y2="0.1256in"><text:p/></draw:line><draw:line text:anchor-type="paragraph" draw:z-index="2498" draw:name="Shape2" draw:style-name="gr2" draw:text-style-name="P130" svg:x1="0.7031in" svg:y1="0.0618in" svg:x2="3.4594in" svg:y2="0.0618in"><text:p/></draw:line><draw:line text:anchor-type="paragraph" draw:z-index="2499" draw:name="Shape1" draw:style-name="gr3" draw:text-style-name="P129" svg:x1="0.7035in" svg:y1="0.0618in" svg:x2="0.7035in" svg:y2="0.4563in"><text:p/></draw:line><draw:line text:anchor-type="paragraph" draw:z-index="2500" draw:name="Shape1" draw:style-name="gr1" draw:text-style-name="P129" svg:x1="1.0925in" svg:y1="0.0618in" svg:x2="1.0925in" svg:y2="0.4563in"><text:p/></draw:line><draw:line text:anchor-type="paragraph" draw:z-index="2501" draw:name="Shape1" draw:style-name="gr1" draw:text-style-name="P129" svg:x1="1.4862in" svg:y1="0.0618in" svg:x2="1.4862in" svg:y2="0.4563in"><text:p/></draw:line><draw:line text:anchor-type="paragraph" draw:z-index="2502" draw:name="Shape1" draw:style-name="gr1" draw:text-style-name="P129" svg:x1="1.8799in" svg:y1="0.0618in" svg:x2="1.8807in" svg:y2="0.4563in"><text:p/></draw:line><draw:line text:anchor-type="paragraph" draw:z-index="2503" draw:name="Shape1" draw:style-name="gr1" draw:text-style-name="P129" svg:x1="2.2736in" svg:y1="0.0618in" svg:x2="2.2736in" svg:y2="0.4402in"><text:p/></draw:line><draw:line text:anchor-type="paragraph" draw:z-index="2504" draw:name="Shape1" draw:style-name="gr1" draw:text-style-name="P129" svg:x1="2.6673in" svg:y1="0.0618in" svg:x2="2.6673in" svg:y2="0.4402in"><text:p/></draw:line><draw:line text:anchor-type="paragraph" draw:z-index="2505" draw:name="Shape1" draw:style-name="gr1" draw:text-style-name="P129" svg:x1="3.061in" svg:y1="0.0618in" svg:x2="3.061in" svg:y2="0.4402in"><text:p/></draw:line><draw:custom-shape text:anchor-type="paragraph" draw:z-index="250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0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0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0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1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1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513" draw:name="Shape1" draw:style-name="gr1" draw:text-style-name="P129" svg:x1="3.4547in" svg:y1="0.0618in" svg:x2="3.4547in" svg:y2="0.4402in"><text:p/></draw:line><draw:custom-shape text:anchor-type="paragraph" draw:z-index="251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99" text:anchor-type="paragraph" svg:x="0.5228in" svg:y="0.0201in" svg:width="3.6937in" draw:z-index="2525"><draw:text-box fo:min-height="0.6028in"><text:p text:style-name="Frame_20_contents"><draw:line text:anchor-type="paragraph" draw:z-index="2526" draw:name="Shape2" draw:style-name="gr2" draw:text-style-name="P130" svg:x1="0.7035in" svg:y1="0.211in" svg:x2="3.4551in" svg:y2="0.1992in"><text:p/></draw:line><draw:line text:anchor-type="paragraph" draw:z-index="2527" draw:name="Shape2" draw:style-name="gr1" draw:text-style-name="P128" svg:x1="0.6957in" svg:y1="0.2953in" svg:x2="3.452in" svg:y2="0.2791in"><text:p/></draw:line><draw:line text:anchor-type="paragraph" draw:z-index="2528" draw:name="Shape2" draw:style-name="gr1" draw:text-style-name="P128" svg:x1="0.6984in" svg:y1="0.3787in" svg:x2="3.4547in" svg:y2="0.3626in"><text:p/></draw:line><draw:line text:anchor-type="paragraph" draw:z-index="2529" draw:name="Shape2" draw:style-name="gr1" draw:text-style-name="P128" svg:x1="0.6984in" svg:y1="0.4563in" svg:x2="3.4547in" svg:y2="0.4402in"><text:p/></draw:line><draw:line text:anchor-type="paragraph" draw:z-index="2530" draw:name="Shape2" draw:style-name="gr1" draw:text-style-name="P128" svg:x1="0.7004in" svg:y1="0.1417in" svg:x2="3.4567in" svg:y2="0.1256in"><text:p/></draw:line><draw:line text:anchor-type="paragraph" draw:z-index="2531" draw:name="Shape2" draw:style-name="gr2" draw:text-style-name="P130" svg:x1="0.7031in" svg:y1="0.0618in" svg:x2="3.4594in" svg:y2="0.0618in"><text:p/></draw:line><draw:line text:anchor-type="paragraph" draw:z-index="2532" draw:name="Shape1" draw:style-name="gr3" draw:text-style-name="P129" svg:x1="0.7035in" svg:y1="0.0618in" svg:x2="0.7035in" svg:y2="0.4563in"><text:p/></draw:line><draw:line text:anchor-type="paragraph" draw:z-index="2533" draw:name="Shape1" draw:style-name="gr1" draw:text-style-name="P129" svg:x1="1.0925in" svg:y1="0.0618in" svg:x2="1.0925in" svg:y2="0.4563in"><text:p/></draw:line><draw:line text:anchor-type="paragraph" draw:z-index="2534" draw:name="Shape1" draw:style-name="gr1" draw:text-style-name="P129" svg:x1="1.4862in" svg:y1="0.0618in" svg:x2="1.4862in" svg:y2="0.4563in"><text:p/></draw:line><draw:line text:anchor-type="paragraph" draw:z-index="2535" draw:name="Shape1" draw:style-name="gr1" draw:text-style-name="P129" svg:x1="1.8799in" svg:y1="0.0618in" svg:x2="1.8807in" svg:y2="0.4563in"><text:p/></draw:line><draw:line text:anchor-type="paragraph" draw:z-index="2536" draw:name="Shape1" draw:style-name="gr1" draw:text-style-name="P129" svg:x1="2.2736in" svg:y1="0.0618in" svg:x2="2.2736in" svg:y2="0.4402in"><text:p/></draw:line><draw:line text:anchor-type="paragraph" draw:z-index="2537" draw:name="Shape1" draw:style-name="gr1" draw:text-style-name="P129" svg:x1="2.6673in" svg:y1="0.0618in" svg:x2="2.6673in" svg:y2="0.4402in"><text:p/></draw:line><draw:line text:anchor-type="paragraph" draw:z-index="2538" draw:name="Shape1" draw:style-name="gr1" draw:text-style-name="P129" svg:x1="3.061in" svg:y1="0.0618in" svg:x2="3.061in" svg:y2="0.4402in"><text:p/></draw:line><draw:custom-shape text:anchor-type="paragraph" draw:z-index="253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4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4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546" draw:name="Shape1" draw:style-name="gr1" draw:text-style-name="P129" svg:x1="3.4547in" svg:y1="0.0618in" svg:x2="3.4547in" svg:y2="0.4402in"><text:p/></draw:line><draw:custom-shape text:anchor-type="paragraph" draw:z-index="254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0" text:anchor-type="paragraph" svg:x="0.5228in" svg:y="0.0201in" svg:width="3.6937in" draw:z-index="2558"><draw:text-box fo:min-height="0.6028in"><text:p text:style-name="Frame_20_contents"><draw:line text:anchor-type="paragraph" draw:z-index="2559" draw:name="Shape2" draw:style-name="gr2" draw:text-style-name="P130" svg:x1="0.7035in" svg:y1="0.211in" svg:x2="3.4551in" svg:y2="0.1992in"><text:p/></draw:line><draw:line text:anchor-type="paragraph" draw:z-index="2560" draw:name="Shape2" draw:style-name="gr1" draw:text-style-name="P128" svg:x1="0.6957in" svg:y1="0.2953in" svg:x2="3.452in" svg:y2="0.2791in"><text:p/></draw:line><draw:line text:anchor-type="paragraph" draw:z-index="2561" draw:name="Shape2" draw:style-name="gr1" draw:text-style-name="P128" svg:x1="0.6984in" svg:y1="0.3787in" svg:x2="3.4547in" svg:y2="0.3626in"><text:p/></draw:line><draw:line text:anchor-type="paragraph" draw:z-index="2562" draw:name="Shape2" draw:style-name="gr1" draw:text-style-name="P128" svg:x1="0.6984in" svg:y1="0.4563in" svg:x2="3.4547in" svg:y2="0.4402in"><text:p/></draw:line><draw:line text:anchor-type="paragraph" draw:z-index="2563" draw:name="Shape2" draw:style-name="gr1" draw:text-style-name="P128" svg:x1="0.7004in" svg:y1="0.1417in" svg:x2="3.4567in" svg:y2="0.1256in"><text:p/></draw:line><draw:line text:anchor-type="paragraph" draw:z-index="2564" draw:name="Shape2" draw:style-name="gr2" draw:text-style-name="P130" svg:x1="0.7031in" svg:y1="0.0618in" svg:x2="3.4594in" svg:y2="0.0618in"><text:p/></draw:line><draw:line text:anchor-type="paragraph" draw:z-index="2565" draw:name="Shape1" draw:style-name="gr3" draw:text-style-name="P129" svg:x1="0.7035in" svg:y1="0.0618in" svg:x2="0.7035in" svg:y2="0.4563in"><text:p/></draw:line><draw:line text:anchor-type="paragraph" draw:z-index="2566" draw:name="Shape1" draw:style-name="gr1" draw:text-style-name="P129" svg:x1="1.0925in" svg:y1="0.0618in" svg:x2="1.0925in" svg:y2="0.4563in"><text:p/></draw:line><draw:line text:anchor-type="paragraph" draw:z-index="2567" draw:name="Shape1" draw:style-name="gr1" draw:text-style-name="P129" svg:x1="1.4862in" svg:y1="0.0618in" svg:x2="1.4862in" svg:y2="0.4563in"><text:p/></draw:line><draw:line text:anchor-type="paragraph" draw:z-index="2568" draw:name="Shape1" draw:style-name="gr1" draw:text-style-name="P129" svg:x1="1.8799in" svg:y1="0.0618in" svg:x2="1.8807in" svg:y2="0.4563in"><text:p/></draw:line><draw:line text:anchor-type="paragraph" draw:z-index="2569" draw:name="Shape1" draw:style-name="gr1" draw:text-style-name="P129" svg:x1="2.2736in" svg:y1="0.0618in" svg:x2="2.2736in" svg:y2="0.4402in"><text:p/></draw:line><draw:line text:anchor-type="paragraph" draw:z-index="2570" draw:name="Shape1" draw:style-name="gr1" draw:text-style-name="P129" svg:x1="2.6673in" svg:y1="0.0618in" svg:x2="2.6673in" svg:y2="0.4402in"><text:p/></draw:line><draw:line text:anchor-type="paragraph" draw:z-index="2571" draw:name="Shape1" draw:style-name="gr1" draw:text-style-name="P129" svg:x1="3.061in" svg:y1="0.0618in" svg:x2="3.061in" svg:y2="0.4402in"><text:p/></draw:line><draw:custom-shape text:anchor-type="paragraph" draw:z-index="257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7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7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7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7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7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7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579" draw:name="Shape1" draw:style-name="gr1" draw:text-style-name="P129" svg:x1="3.4547in" svg:y1="0.0618in" svg:x2="3.4547in" svg:y2="0.4402in"><text:p/></draw:line><draw:custom-shape text:anchor-type="paragraph" draw:z-index="258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9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1" text:anchor-type="paragraph" svg:x="0.5228in" svg:y="0.0201in" svg:width="3.6937in" draw:z-index="2591"><draw:text-box fo:min-height="0.6028in"><text:p text:style-name="Frame_20_contents"><draw:line text:anchor-type="paragraph" draw:z-index="2592" draw:name="Shape2" draw:style-name="gr2" draw:text-style-name="P130" svg:x1="0.7035in" svg:y1="0.211in" svg:x2="3.4551in" svg:y2="0.1992in"><text:p/></draw:line><draw:line text:anchor-type="paragraph" draw:z-index="2593" draw:name="Shape2" draw:style-name="gr1" draw:text-style-name="P128" svg:x1="0.6957in" svg:y1="0.2953in" svg:x2="3.452in" svg:y2="0.2791in"><text:p/></draw:line><draw:line text:anchor-type="paragraph" draw:z-index="2594" draw:name="Shape2" draw:style-name="gr1" draw:text-style-name="P128" svg:x1="0.6984in" svg:y1="0.3787in" svg:x2="3.4547in" svg:y2="0.3626in"><text:p/></draw:line><draw:line text:anchor-type="paragraph" draw:z-index="2595" draw:name="Shape2" draw:style-name="gr1" draw:text-style-name="P128" svg:x1="0.6984in" svg:y1="0.4563in" svg:x2="3.4547in" svg:y2="0.4402in"><text:p/></draw:line><draw:line text:anchor-type="paragraph" draw:z-index="2596" draw:name="Shape2" draw:style-name="gr1" draw:text-style-name="P128" svg:x1="0.7004in" svg:y1="0.1417in" svg:x2="3.4567in" svg:y2="0.1256in"><text:p/></draw:line><draw:line text:anchor-type="paragraph" draw:z-index="2597" draw:name="Shape2" draw:style-name="gr2" draw:text-style-name="P130" svg:x1="0.7031in" svg:y1="0.0618in" svg:x2="3.4594in" svg:y2="0.0618in"><text:p/></draw:line><draw:line text:anchor-type="paragraph" draw:z-index="2598" draw:name="Shape1" draw:style-name="gr3" draw:text-style-name="P129" svg:x1="0.7035in" svg:y1="0.0618in" svg:x2="0.7035in" svg:y2="0.4563in"><text:p/></draw:line><draw:line text:anchor-type="paragraph" draw:z-index="2599" draw:name="Shape1" draw:style-name="gr1" draw:text-style-name="P129" svg:x1="1.0925in" svg:y1="0.0618in" svg:x2="1.0925in" svg:y2="0.4563in"><text:p/></draw:line><draw:line text:anchor-type="paragraph" draw:z-index="2600" draw:name="Shape1" draw:style-name="gr1" draw:text-style-name="P129" svg:x1="1.4862in" svg:y1="0.0618in" svg:x2="1.4862in" svg:y2="0.4563in"><text:p/></draw:line><draw:line text:anchor-type="paragraph" draw:z-index="2601" draw:name="Shape1" draw:style-name="gr1" draw:text-style-name="P129" svg:x1="1.8799in" svg:y1="0.0618in" svg:x2="1.8807in" svg:y2="0.4563in"><text:p/></draw:line><draw:line text:anchor-type="paragraph" draw:z-index="2602" draw:name="Shape1" draw:style-name="gr1" draw:text-style-name="P129" svg:x1="2.2736in" svg:y1="0.0618in" svg:x2="2.2736in" svg:y2="0.4402in"><text:p/></draw:line><draw:line text:anchor-type="paragraph" draw:z-index="2603" draw:name="Shape1" draw:style-name="gr1" draw:text-style-name="P129" svg:x1="2.6673in" svg:y1="0.0618in" svg:x2="2.6673in" svg:y2="0.4402in"><text:p/></draw:line><draw:line text:anchor-type="paragraph" draw:z-index="2604" draw:name="Shape1" draw:style-name="gr1" draw:text-style-name="P129" svg:x1="3.061in" svg:y1="0.0618in" svg:x2="3.061in" svg:y2="0.4402in"><text:p/></draw:line><draw:custom-shape text:anchor-type="paragraph" draw:z-index="2605" draw:name="Shape3" draw:style-name="gr4" draw:text-style-name="P131" svg:width="0.0787in" svg:height="0.0787in" svg:x="1.6453in" svg:y="0.3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06" draw:name="Shape3" draw:style-name="gr5" draw:text-style-name="P132" svg:width="0.0787in" svg:height="0.0787in" svg:x="2.472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07" draw:name="Shape3" draw:style-name="gr6" draw:text-style-name="P133" svg:width="0.0795in" svg:height="0.0795in" svg:x="1.6465in" svg:y="0.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08" draw:name="Shape3" draw:style-name="gr6" draw:text-style-name="P133" svg:width="0.0795in" svg:height="0.0795in" svg:x="1.6445in" svg:y="0.02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09" draw:name="Shape3" draw:style-name="gr5" draw:text-style-name="P132" svg:width="0.0787in" svg:height="0.0787in" svg:x="1.2437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0" draw:name="Shape3" draw:style-name="gr7" draw:text-style-name="P134" svg:width="0.0787in" svg:height="0.0787in" svg:x="2.472in" svg:y="0.2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611" draw:name="Shape1" draw:style-name="gr1" draw:text-style-name="P129" svg:x1="3.4547in" svg:y1="0.0618in" svg:x2="3.4547in" svg:y2="0.4402in"><text:p/></draw:line><draw:custom-shape text:anchor-type="paragraph" draw:z-index="2612" draw:name="Shape3" draw:style-name="gr20" draw:text-style-name="P141" svg:width="0.0787in" svg:height="0.0787in" svg:x="1.6453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3" draw:name="Shape3" draw:style-name="gr20" draw:text-style-name="P141" svg:width="0.0787in" svg:height="0.0787in" svg:x="2.472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4" draw:name="Shape3" draw:style-name="gr21" draw:text-style-name="P142" svg:width="0.0787in" svg:height="0.0787in" svg:x="2.472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5" draw:name="Shape3" draw:style-name="gr21" draw:text-style-name="P142" svg:width="0.0787in" svg:height="0.0787in" svg:x="2.472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6" draw:name="Shape3" draw:style-name="gr23" draw:text-style-name="P144" svg:width="0.0787in" svg:height="0.0787in" svg:x="1.6453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7" draw:name="Shape3" draw:style-name="gr23" draw:text-style-name="P144" svg:width="0.0787in" svg:height="0.0787in" svg:x="0.8402in" svg:y="0.4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8" draw:name="Shape3" draw:style-name="gr27" draw:text-style-name="P148" svg:width="0.0787in" svg:height="0.0787in" svg:x="3.2425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19" draw:name="Shape3" draw:style-name="gr27" draw:text-style-name="P148" svg:width="0.0787in" svg:height="0.0787in" svg:x="1.2437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20" draw:name="Shape3" draw:style-name="gr21" draw:text-style-name="P142" svg:width="0.0787in" svg:height="0.0787in" svg:x="1.2437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21" draw:name="Shape3" draw:style-name="gr27" draw:text-style-name="P148"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22" draw:name="Shape3" draw:style-name="gr4" draw:text-style-name="P131" svg:width="0.0787in" svg:height="0.0787in" svg:x="2.472in" svg:y="0.1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11" draw:name="Shape3" draw:style-name="gr23" draw:text-style-name="P144" svg:width="0.0787in" svg:height="0.0787in" svg:x="2.8299in" svg:y="0.0827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5"/>
      <text:p text:style-name="P15"/>
      <text:h text:style-name="P123" text:outline-level="2"><text:bookmark-start text:name="__RefHeading___Toc11428_1024750181"/>Locrian shape<text:bookmark-end text:name="__RefHeading___Toc11428_1024750181"/></text:h>
      <text:p text:style-name="P15"><draw:frame draw:style-name="fr1" draw:name="Frame102" text:anchor-type="paragraph" svg:x="0.5228in" svg:y="0.0201in" svg:width="3.6937in" draw:z-index="2623"><draw:text-box fo:min-height="0.6028in"><text:p text:style-name="Frame_20_contents"><draw:line text:anchor-type="paragraph" draw:z-index="2624" draw:name="Shape2" draw:style-name="gr2" draw:text-style-name="P130" svg:x1="0.7035in" svg:y1="0.211in" svg:x2="3.4551in" svg:y2="0.1992in"><text:p/></draw:line><draw:line text:anchor-type="paragraph" draw:z-index="2625" draw:name="Shape2" draw:style-name="gr1" draw:text-style-name="P128" svg:x1="0.6957in" svg:y1="0.2953in" svg:x2="3.452in" svg:y2="0.2791in"><text:p/></draw:line><draw:line text:anchor-type="paragraph" draw:z-index="2626" draw:name="Shape2" draw:style-name="gr1" draw:text-style-name="P128" svg:x1="0.6984in" svg:y1="0.3787in" svg:x2="3.4547in" svg:y2="0.3626in"><text:p/></draw:line><draw:line text:anchor-type="paragraph" draw:z-index="2627" draw:name="Shape2" draw:style-name="gr1" draw:text-style-name="P128" svg:x1="0.6984in" svg:y1="0.4563in" svg:x2="3.4547in" svg:y2="0.4402in"><text:p/></draw:line><draw:line text:anchor-type="paragraph" draw:z-index="2628" draw:name="Shape2" draw:style-name="gr1" draw:text-style-name="P128" svg:x1="0.7004in" svg:y1="0.1417in" svg:x2="3.4567in" svg:y2="0.1256in"><text:p/></draw:line><draw:line text:anchor-type="paragraph" draw:z-index="2629" draw:name="Shape2" draw:style-name="gr2" draw:text-style-name="P130" svg:x1="0.7031in" svg:y1="0.0618in" svg:x2="3.4594in" svg:y2="0.0618in"><text:p/></draw:line><draw:line text:anchor-type="paragraph" draw:z-index="2630" draw:name="Shape1" draw:style-name="gr3" draw:text-style-name="P129" svg:x1="0.7035in" svg:y1="0.0618in" svg:x2="0.7035in" svg:y2="0.4563in"><text:p/></draw:line><draw:line text:anchor-type="paragraph" draw:z-index="2631" draw:name="Shape1" draw:style-name="gr1" draw:text-style-name="P129" svg:x1="1.0925in" svg:y1="0.0618in" svg:x2="1.0925in" svg:y2="0.4563in"><text:p/></draw:line><draw:line text:anchor-type="paragraph" draw:z-index="2632" draw:name="Shape1" draw:style-name="gr1" draw:text-style-name="P129" svg:x1="1.4862in" svg:y1="0.0618in" svg:x2="1.4862in" svg:y2="0.4563in"><text:p/></draw:line><draw:line text:anchor-type="paragraph" draw:z-index="2633" draw:name="Shape1" draw:style-name="gr1" draw:text-style-name="P129" svg:x1="1.8799in" svg:y1="0.0618in" svg:x2="1.8807in" svg:y2="0.4563in"><text:p/></draw:line><draw:line text:anchor-type="paragraph" draw:z-index="2634" draw:name="Shape1" draw:style-name="gr1" draw:text-style-name="P129" svg:x1="2.2736in" svg:y1="0.0618in" svg:x2="2.2736in" svg:y2="0.4402in"><text:p/></draw:line><draw:line text:anchor-type="paragraph" draw:z-index="2635" draw:name="Shape1" draw:style-name="gr1" draw:text-style-name="P129" svg:x1="2.6673in" svg:y1="0.0618in" svg:x2="2.6673in" svg:y2="0.4402in"><text:p/></draw:line><draw:line text:anchor-type="paragraph" draw:z-index="2636" draw:name="Shape1" draw:style-name="gr1" draw:text-style-name="P129" svg:x1="3.061in" svg:y1="0.0618in" svg:x2="3.061in" svg:y2="0.4402in"><text:p/></draw:line><draw:custom-shape text:anchor-type="paragraph" draw:z-index="263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3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3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4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4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644" draw:name="Shape1" draw:style-name="gr1" draw:text-style-name="P129" svg:x1="3.4547in" svg:y1="0.0618in" svg:x2="3.4547in" svg:y2="0.4402in"><text:p/></draw:line><draw:custom-shape text:anchor-type="paragraph" draw:z-index="264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4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5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3" text:anchor-type="paragraph" svg:x="0.5228in" svg:y="0.0201in" svg:width="3.6937in" draw:z-index="2656"><draw:text-box fo:min-height="0.6028in"><text:p text:style-name="Frame_20_contents"><draw:line text:anchor-type="paragraph" draw:z-index="2657" draw:name="Shape2" draw:style-name="gr2" draw:text-style-name="P130" svg:x1="0.7035in" svg:y1="0.211in" svg:x2="3.4551in" svg:y2="0.1992in"><text:p/></draw:line><draw:line text:anchor-type="paragraph" draw:z-index="2658" draw:name="Shape2" draw:style-name="gr1" draw:text-style-name="P128" svg:x1="0.6957in" svg:y1="0.2953in" svg:x2="3.452in" svg:y2="0.2791in"><text:p/></draw:line><draw:line text:anchor-type="paragraph" draw:z-index="2659" draw:name="Shape2" draw:style-name="gr1" draw:text-style-name="P128" svg:x1="0.6984in" svg:y1="0.3787in" svg:x2="3.4547in" svg:y2="0.3626in"><text:p/></draw:line><draw:line text:anchor-type="paragraph" draw:z-index="2660" draw:name="Shape2" draw:style-name="gr1" draw:text-style-name="P128" svg:x1="0.6984in" svg:y1="0.4563in" svg:x2="3.4547in" svg:y2="0.4402in"><text:p/></draw:line><draw:line text:anchor-type="paragraph" draw:z-index="2661" draw:name="Shape2" draw:style-name="gr1" draw:text-style-name="P128" svg:x1="0.7004in" svg:y1="0.1417in" svg:x2="3.4567in" svg:y2="0.1256in"><text:p/></draw:line><draw:line text:anchor-type="paragraph" draw:z-index="2662" draw:name="Shape2" draw:style-name="gr2" draw:text-style-name="P130" svg:x1="0.7031in" svg:y1="0.0618in" svg:x2="3.4594in" svg:y2="0.0618in"><text:p/></draw:line><draw:line text:anchor-type="paragraph" draw:z-index="2663" draw:name="Shape1" draw:style-name="gr3" draw:text-style-name="P129" svg:x1="0.7035in" svg:y1="0.0618in" svg:x2="0.7035in" svg:y2="0.4563in"><text:p/></draw:line><draw:line text:anchor-type="paragraph" draw:z-index="2664" draw:name="Shape1" draw:style-name="gr1" draw:text-style-name="P129" svg:x1="1.0925in" svg:y1="0.0618in" svg:x2="1.0925in" svg:y2="0.4563in"><text:p/></draw:line><draw:line text:anchor-type="paragraph" draw:z-index="2665" draw:name="Shape1" draw:style-name="gr1" draw:text-style-name="P129" svg:x1="1.4862in" svg:y1="0.0618in" svg:x2="1.4862in" svg:y2="0.4563in"><text:p/></draw:line><draw:line text:anchor-type="paragraph" draw:z-index="2666" draw:name="Shape1" draw:style-name="gr1" draw:text-style-name="P129" svg:x1="1.8799in" svg:y1="0.0618in" svg:x2="1.8807in" svg:y2="0.4563in"><text:p/></draw:line><draw:line text:anchor-type="paragraph" draw:z-index="2667" draw:name="Shape1" draw:style-name="gr1" draw:text-style-name="P129" svg:x1="2.2736in" svg:y1="0.0618in" svg:x2="2.2736in" svg:y2="0.4402in"><text:p/></draw:line><draw:line text:anchor-type="paragraph" draw:z-index="2668" draw:name="Shape1" draw:style-name="gr1" draw:text-style-name="P129" svg:x1="2.6673in" svg:y1="0.0618in" svg:x2="2.6673in" svg:y2="0.4402in"><text:p/></draw:line><draw:line text:anchor-type="paragraph" draw:z-index="2669" draw:name="Shape1" draw:style-name="gr1" draw:text-style-name="P129" svg:x1="3.061in" svg:y1="0.0618in" svg:x2="3.061in" svg:y2="0.4402in"><text:p/></draw:line><draw:custom-shape text:anchor-type="paragraph" draw:z-index="267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677" draw:name="Shape1" draw:style-name="gr1" draw:text-style-name="P129" svg:x1="3.4547in" svg:y1="0.0618in" svg:x2="3.4547in" svg:y2="0.4402in"><text:p/></draw:line><draw:custom-shape text:anchor-type="paragraph" draw:z-index="267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4" text:anchor-type="paragraph" svg:x="0.5228in" svg:y="0.0201in" svg:width="3.6937in" draw:z-index="2689"><draw:text-box fo:min-height="0.6028in"><text:p text:style-name="Frame_20_contents"><draw:line text:anchor-type="paragraph" draw:z-index="2690" draw:name="Shape2" draw:style-name="gr2" draw:text-style-name="P130" svg:x1="0.7035in" svg:y1="0.211in" svg:x2="3.4551in" svg:y2="0.1992in"><text:p/></draw:line><draw:line text:anchor-type="paragraph" draw:z-index="2691" draw:name="Shape2" draw:style-name="gr1" draw:text-style-name="P128" svg:x1="0.6957in" svg:y1="0.2953in" svg:x2="3.452in" svg:y2="0.2791in"><text:p/></draw:line><draw:line text:anchor-type="paragraph" draw:z-index="2692" draw:name="Shape2" draw:style-name="gr1" draw:text-style-name="P128" svg:x1="0.6984in" svg:y1="0.3787in" svg:x2="3.4547in" svg:y2="0.3626in"><text:p/></draw:line><draw:line text:anchor-type="paragraph" draw:z-index="2693" draw:name="Shape2" draw:style-name="gr1" draw:text-style-name="P128" svg:x1="0.6984in" svg:y1="0.4563in" svg:x2="3.4547in" svg:y2="0.4402in"><text:p/></draw:line><draw:line text:anchor-type="paragraph" draw:z-index="2694" draw:name="Shape2" draw:style-name="gr1" draw:text-style-name="P128" svg:x1="0.7004in" svg:y1="0.1417in" svg:x2="3.4567in" svg:y2="0.1256in"><text:p/></draw:line><draw:line text:anchor-type="paragraph" draw:z-index="2695" draw:name="Shape2" draw:style-name="gr2" draw:text-style-name="P130" svg:x1="0.7031in" svg:y1="0.0618in" svg:x2="3.4594in" svg:y2="0.0618in"><text:p/></draw:line><draw:line text:anchor-type="paragraph" draw:z-index="2696" draw:name="Shape1" draw:style-name="gr3" draw:text-style-name="P129" svg:x1="0.7035in" svg:y1="0.0618in" svg:x2="0.7035in" svg:y2="0.4563in"><text:p/></draw:line><draw:line text:anchor-type="paragraph" draw:z-index="2697" draw:name="Shape1" draw:style-name="gr1" draw:text-style-name="P129" svg:x1="1.0925in" svg:y1="0.0618in" svg:x2="1.0925in" svg:y2="0.4563in"><text:p/></draw:line><draw:line text:anchor-type="paragraph" draw:z-index="2698" draw:name="Shape1" draw:style-name="gr1" draw:text-style-name="P129" svg:x1="1.4862in" svg:y1="0.0618in" svg:x2="1.4862in" svg:y2="0.4563in"><text:p/></draw:line><draw:line text:anchor-type="paragraph" draw:z-index="2699" draw:name="Shape1" draw:style-name="gr1" draw:text-style-name="P129" svg:x1="1.8799in" svg:y1="0.0618in" svg:x2="1.8807in" svg:y2="0.4563in"><text:p/></draw:line><draw:line text:anchor-type="paragraph" draw:z-index="2700" draw:name="Shape1" draw:style-name="gr1" draw:text-style-name="P129" svg:x1="2.2736in" svg:y1="0.0618in" svg:x2="2.2736in" svg:y2="0.4402in"><text:p/></draw:line><draw:line text:anchor-type="paragraph" draw:z-index="2701" draw:name="Shape1" draw:style-name="gr1" draw:text-style-name="P129" svg:x1="2.6673in" svg:y1="0.0618in" svg:x2="2.6673in" svg:y2="0.4402in"><text:p/></draw:line><draw:line text:anchor-type="paragraph" draw:z-index="2702" draw:name="Shape1" draw:style-name="gr1" draw:text-style-name="P129" svg:x1="3.061in" svg:y1="0.0618in" svg:x2="3.061in" svg:y2="0.4402in"><text:p/></draw:line><draw:custom-shape text:anchor-type="paragraph" draw:z-index="270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0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0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0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0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0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0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710" draw:name="Shape1" draw:style-name="gr1" draw:text-style-name="P129" svg:x1="3.4547in" svg:y1="0.0618in" svg:x2="3.4547in" svg:y2="0.4402in"><text:p/></draw:line><draw:custom-shape text:anchor-type="paragraph" draw:z-index="271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1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2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2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5" text:anchor-type="paragraph" svg:x="0.5228in" svg:y="0.0201in" svg:width="3.6937in" draw:z-index="2722"><draw:text-box fo:min-height="0.6028in"><text:p text:style-name="Frame_20_contents"><draw:line text:anchor-type="paragraph" draw:z-index="2723" draw:name="Shape2" draw:style-name="gr2" draw:text-style-name="P130" svg:x1="0.7035in" svg:y1="0.211in" svg:x2="3.4551in" svg:y2="0.1992in"><text:p/></draw:line><draw:line text:anchor-type="paragraph" draw:z-index="2724" draw:name="Shape2" draw:style-name="gr1" draw:text-style-name="P128" svg:x1="0.6957in" svg:y1="0.2953in" svg:x2="3.452in" svg:y2="0.2791in"><text:p/></draw:line><draw:line text:anchor-type="paragraph" draw:z-index="2725" draw:name="Shape2" draw:style-name="gr1" draw:text-style-name="P128" svg:x1="0.6984in" svg:y1="0.3787in" svg:x2="3.4547in" svg:y2="0.3626in"><text:p/></draw:line><draw:line text:anchor-type="paragraph" draw:z-index="2726" draw:name="Shape2" draw:style-name="gr1" draw:text-style-name="P128" svg:x1="0.6984in" svg:y1="0.4563in" svg:x2="3.4547in" svg:y2="0.4402in"><text:p/></draw:line><draw:line text:anchor-type="paragraph" draw:z-index="2727" draw:name="Shape2" draw:style-name="gr1" draw:text-style-name="P128" svg:x1="0.7004in" svg:y1="0.1417in" svg:x2="3.4567in" svg:y2="0.1256in"><text:p/></draw:line><draw:line text:anchor-type="paragraph" draw:z-index="2728" draw:name="Shape2" draw:style-name="gr2" draw:text-style-name="P130" svg:x1="0.7031in" svg:y1="0.0618in" svg:x2="3.4594in" svg:y2="0.0618in"><text:p/></draw:line><draw:line text:anchor-type="paragraph" draw:z-index="2729" draw:name="Shape1" draw:style-name="gr3" draw:text-style-name="P129" svg:x1="0.7035in" svg:y1="0.0618in" svg:x2="0.7035in" svg:y2="0.4563in"><text:p/></draw:line><draw:line text:anchor-type="paragraph" draw:z-index="2730" draw:name="Shape1" draw:style-name="gr1" draw:text-style-name="P129" svg:x1="1.0925in" svg:y1="0.0618in" svg:x2="1.0925in" svg:y2="0.4563in"><text:p/></draw:line><draw:line text:anchor-type="paragraph" draw:z-index="2731" draw:name="Shape1" draw:style-name="gr1" draw:text-style-name="P129" svg:x1="1.4862in" svg:y1="0.0618in" svg:x2="1.4862in" svg:y2="0.4563in"><text:p/></draw:line><draw:line text:anchor-type="paragraph" draw:z-index="2732" draw:name="Shape1" draw:style-name="gr1" draw:text-style-name="P129" svg:x1="1.8799in" svg:y1="0.0618in" svg:x2="1.8807in" svg:y2="0.4563in"><text:p/></draw:line><draw:line text:anchor-type="paragraph" draw:z-index="2733" draw:name="Shape1" draw:style-name="gr1" draw:text-style-name="P129" svg:x1="2.2736in" svg:y1="0.0618in" svg:x2="2.2736in" svg:y2="0.4402in"><text:p/></draw:line><draw:line text:anchor-type="paragraph" draw:z-index="2734" draw:name="Shape1" draw:style-name="gr1" draw:text-style-name="P129" svg:x1="2.6673in" svg:y1="0.0618in" svg:x2="2.6673in" svg:y2="0.4402in"><text:p/></draw:line><draw:line text:anchor-type="paragraph" draw:z-index="2735" draw:name="Shape1" draw:style-name="gr1" draw:text-style-name="P129" svg:x1="3.061in" svg:y1="0.0618in" svg:x2="3.061in" svg:y2="0.4402in"><text:p/></draw:line><draw:custom-shape text:anchor-type="paragraph" draw:z-index="273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3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3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3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4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4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743" draw:name="Shape1" draw:style-name="gr1" draw:text-style-name="P129" svg:x1="3.4547in" svg:y1="0.0618in" svg:x2="3.4547in" svg:y2="0.4402in"><text:p/></draw:line><draw:custom-shape text:anchor-type="paragraph" draw:z-index="274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6" text:anchor-type="paragraph" svg:x="0.5228in" svg:y="0.0201in" svg:width="3.6937in" draw:z-index="2755"><draw:text-box fo:min-height="0.6028in"><text:p text:style-name="Frame_20_contents"><draw:line text:anchor-type="paragraph" draw:z-index="2756" draw:name="Shape2" draw:style-name="gr2" draw:text-style-name="P130" svg:x1="0.7035in" svg:y1="0.211in" svg:x2="3.4551in" svg:y2="0.1992in"><text:p/></draw:line><draw:line text:anchor-type="paragraph" draw:z-index="2757" draw:name="Shape2" draw:style-name="gr1" draw:text-style-name="P128" svg:x1="0.6957in" svg:y1="0.2953in" svg:x2="3.452in" svg:y2="0.2791in"><text:p/></draw:line><draw:line text:anchor-type="paragraph" draw:z-index="2758" draw:name="Shape2" draw:style-name="gr1" draw:text-style-name="P128" svg:x1="0.6984in" svg:y1="0.3787in" svg:x2="3.4547in" svg:y2="0.3626in"><text:p/></draw:line><draw:line text:anchor-type="paragraph" draw:z-index="2759" draw:name="Shape2" draw:style-name="gr1" draw:text-style-name="P128" svg:x1="0.6984in" svg:y1="0.4563in" svg:x2="3.4547in" svg:y2="0.4402in"><text:p/></draw:line><draw:line text:anchor-type="paragraph" draw:z-index="2760" draw:name="Shape2" draw:style-name="gr1" draw:text-style-name="P128" svg:x1="0.7004in" svg:y1="0.1417in" svg:x2="3.4567in" svg:y2="0.1256in"><text:p/></draw:line><draw:line text:anchor-type="paragraph" draw:z-index="2761" draw:name="Shape2" draw:style-name="gr2" draw:text-style-name="P130" svg:x1="0.7031in" svg:y1="0.0618in" svg:x2="3.4594in" svg:y2="0.0618in"><text:p/></draw:line><draw:line text:anchor-type="paragraph" draw:z-index="2762" draw:name="Shape1" draw:style-name="gr3" draw:text-style-name="P129" svg:x1="0.7035in" svg:y1="0.0618in" svg:x2="0.7035in" svg:y2="0.4563in"><text:p/></draw:line><draw:line text:anchor-type="paragraph" draw:z-index="2763" draw:name="Shape1" draw:style-name="gr1" draw:text-style-name="P129" svg:x1="1.0925in" svg:y1="0.0618in" svg:x2="1.0925in" svg:y2="0.4563in"><text:p/></draw:line><draw:line text:anchor-type="paragraph" draw:z-index="2764" draw:name="Shape1" draw:style-name="gr1" draw:text-style-name="P129" svg:x1="1.4862in" svg:y1="0.0618in" svg:x2="1.4862in" svg:y2="0.4563in"><text:p/></draw:line><draw:line text:anchor-type="paragraph" draw:z-index="2765" draw:name="Shape1" draw:style-name="gr1" draw:text-style-name="P129" svg:x1="1.8799in" svg:y1="0.0618in" svg:x2="1.8807in" svg:y2="0.4563in"><text:p/></draw:line><draw:line text:anchor-type="paragraph" draw:z-index="2766" draw:name="Shape1" draw:style-name="gr1" draw:text-style-name="P129" svg:x1="2.2736in" svg:y1="0.0618in" svg:x2="2.2736in" svg:y2="0.4402in"><text:p/></draw:line><draw:line text:anchor-type="paragraph" draw:z-index="2767" draw:name="Shape1" draw:style-name="gr1" draw:text-style-name="P129" svg:x1="2.6673in" svg:y1="0.0618in" svg:x2="2.6673in" svg:y2="0.4402in"><text:p/></draw:line><draw:line text:anchor-type="paragraph" draw:z-index="2768" draw:name="Shape1" draw:style-name="gr1" draw:text-style-name="P129" svg:x1="3.061in" svg:y1="0.0618in" svg:x2="3.061in" svg:y2="0.4402in"><text:p/></draw:line><draw:custom-shape text:anchor-type="paragraph" draw:z-index="276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7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7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776" draw:name="Shape1" draw:style-name="gr1" draw:text-style-name="P129" svg:x1="3.4547in" svg:y1="0.0618in" svg:x2="3.4547in" svg:y2="0.4402in"><text:p/></draw:line><draw:custom-shape text:anchor-type="paragraph" draw:z-index="277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7" text:anchor-type="paragraph" svg:x="0.5228in" svg:y="0.0201in" svg:width="3.6937in" draw:z-index="2788"><draw:text-box fo:min-height="0.6028in"><text:p text:style-name="Frame_20_contents"><draw:line text:anchor-type="paragraph" draw:z-index="2789" draw:name="Shape2" draw:style-name="gr2" draw:text-style-name="P130" svg:x1="0.7035in" svg:y1="0.211in" svg:x2="3.4551in" svg:y2="0.1992in"><text:p/></draw:line><draw:line text:anchor-type="paragraph" draw:z-index="2790" draw:name="Shape2" draw:style-name="gr1" draw:text-style-name="P128" svg:x1="0.6957in" svg:y1="0.2953in" svg:x2="3.452in" svg:y2="0.2791in"><text:p/></draw:line><draw:line text:anchor-type="paragraph" draw:z-index="2791" draw:name="Shape2" draw:style-name="gr1" draw:text-style-name="P128" svg:x1="0.6984in" svg:y1="0.3787in" svg:x2="3.4547in" svg:y2="0.3626in"><text:p/></draw:line><draw:line text:anchor-type="paragraph" draw:z-index="2792" draw:name="Shape2" draw:style-name="gr1" draw:text-style-name="P128" svg:x1="0.6984in" svg:y1="0.4563in" svg:x2="3.4547in" svg:y2="0.4402in"><text:p/></draw:line><draw:line text:anchor-type="paragraph" draw:z-index="2793" draw:name="Shape2" draw:style-name="gr1" draw:text-style-name="P128" svg:x1="0.7004in" svg:y1="0.1417in" svg:x2="3.4567in" svg:y2="0.1256in"><text:p/></draw:line><draw:line text:anchor-type="paragraph" draw:z-index="2794" draw:name="Shape2" draw:style-name="gr2" draw:text-style-name="P130" svg:x1="0.7031in" svg:y1="0.0618in" svg:x2="3.4594in" svg:y2="0.0618in"><text:p/></draw:line><draw:line text:anchor-type="paragraph" draw:z-index="2795" draw:name="Shape1" draw:style-name="gr3" draw:text-style-name="P129" svg:x1="0.7035in" svg:y1="0.0618in" svg:x2="0.7035in" svg:y2="0.4563in"><text:p/></draw:line><draw:line text:anchor-type="paragraph" draw:z-index="2796" draw:name="Shape1" draw:style-name="gr1" draw:text-style-name="P129" svg:x1="1.0925in" svg:y1="0.0618in" svg:x2="1.0925in" svg:y2="0.4563in"><text:p/></draw:line><draw:line text:anchor-type="paragraph" draw:z-index="2797" draw:name="Shape1" draw:style-name="gr1" draw:text-style-name="P129" svg:x1="1.4862in" svg:y1="0.0618in" svg:x2="1.4862in" svg:y2="0.4563in"><text:p/></draw:line><draw:line text:anchor-type="paragraph" draw:z-index="2798" draw:name="Shape1" draw:style-name="gr1" draw:text-style-name="P129" svg:x1="1.8799in" svg:y1="0.0618in" svg:x2="1.8807in" svg:y2="0.4563in"><text:p/></draw:line><draw:line text:anchor-type="paragraph" draw:z-index="2799" draw:name="Shape1" draw:style-name="gr1" draw:text-style-name="P129" svg:x1="2.2736in" svg:y1="0.0618in" svg:x2="2.2736in" svg:y2="0.4402in"><text:p/></draw:line><draw:line text:anchor-type="paragraph" draw:z-index="2800" draw:name="Shape1" draw:style-name="gr1" draw:text-style-name="P129" svg:x1="2.6673in" svg:y1="0.0618in" svg:x2="2.6673in" svg:y2="0.4402in"><text:p/></draw:line><draw:line text:anchor-type="paragraph" draw:z-index="2801" draw:name="Shape1" draw:style-name="gr1" draw:text-style-name="P129" svg:x1="3.061in" svg:y1="0.0618in" svg:x2="3.061in" svg:y2="0.4402in"><text:p/></draw:line><draw:custom-shape text:anchor-type="paragraph" draw:z-index="280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0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0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0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0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0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0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809" draw:name="Shape1" draw:style-name="gr1" draw:text-style-name="P129" svg:x1="3.4547in" svg:y1="0.0618in" svg:x2="3.4547in" svg:y2="0.4402in"><text:p/></draw:line><draw:custom-shape text:anchor-type="paragraph" draw:z-index="281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08" text:anchor-type="paragraph" svg:x="0.5228in" svg:y="0.0201in" svg:width="3.6937in" draw:z-index="2821"><draw:text-box fo:min-height="0.6028in"><text:p text:style-name="Frame_20_contents"><draw:line text:anchor-type="paragraph" draw:z-index="2822" draw:name="Shape2" draw:style-name="gr2" draw:text-style-name="P130" svg:x1="0.7035in" svg:y1="0.211in" svg:x2="3.4551in" svg:y2="0.1992in"><text:p/></draw:line><draw:line text:anchor-type="paragraph" draw:z-index="2823" draw:name="Shape2" draw:style-name="gr1" draw:text-style-name="P128" svg:x1="0.6957in" svg:y1="0.2953in" svg:x2="3.452in" svg:y2="0.2791in"><text:p/></draw:line><draw:line text:anchor-type="paragraph" draw:z-index="2824" draw:name="Shape2" draw:style-name="gr1" draw:text-style-name="P128" svg:x1="0.6984in" svg:y1="0.3787in" svg:x2="3.4547in" svg:y2="0.3626in"><text:p/></draw:line><draw:line text:anchor-type="paragraph" draw:z-index="2825" draw:name="Shape2" draw:style-name="gr1" draw:text-style-name="P128" svg:x1="0.6984in" svg:y1="0.4563in" svg:x2="3.4547in" svg:y2="0.4402in"><text:p/></draw:line><draw:line text:anchor-type="paragraph" draw:z-index="2826" draw:name="Shape2" draw:style-name="gr1" draw:text-style-name="P128" svg:x1="0.7004in" svg:y1="0.1417in" svg:x2="3.4567in" svg:y2="0.1256in"><text:p/></draw:line><draw:line text:anchor-type="paragraph" draw:z-index="2827" draw:name="Shape2" draw:style-name="gr2" draw:text-style-name="P130" svg:x1="0.7031in" svg:y1="0.0618in" svg:x2="3.4594in" svg:y2="0.0618in"><text:p/></draw:line><draw:line text:anchor-type="paragraph" draw:z-index="2828" draw:name="Shape1" draw:style-name="gr3" draw:text-style-name="P129" svg:x1="0.7035in" svg:y1="0.0618in" svg:x2="0.7035in" svg:y2="0.4563in"><text:p/></draw:line><draw:line text:anchor-type="paragraph" draw:z-index="2829" draw:name="Shape1" draw:style-name="gr1" draw:text-style-name="P129" svg:x1="1.0925in" svg:y1="0.0618in" svg:x2="1.0925in" svg:y2="0.4563in"><text:p/></draw:line><draw:line text:anchor-type="paragraph" draw:z-index="2830" draw:name="Shape1" draw:style-name="gr1" draw:text-style-name="P129" svg:x1="1.4862in" svg:y1="0.0618in" svg:x2="1.4862in" svg:y2="0.4563in"><text:p/></draw:line><draw:line text:anchor-type="paragraph" draw:z-index="2831" draw:name="Shape1" draw:style-name="gr1" draw:text-style-name="P129" svg:x1="1.8799in" svg:y1="0.0618in" svg:x2="1.8807in" svg:y2="0.4563in"><text:p/></draw:line><draw:line text:anchor-type="paragraph" draw:z-index="2832" draw:name="Shape1" draw:style-name="gr1" draw:text-style-name="P129" svg:x1="2.2736in" svg:y1="0.0618in" svg:x2="2.2736in" svg:y2="0.4402in"><text:p/></draw:line><draw:line text:anchor-type="paragraph" draw:z-index="2833" draw:name="Shape1" draw:style-name="gr1" draw:text-style-name="P129" svg:x1="2.6673in" svg:y1="0.0618in" svg:x2="2.6673in" svg:y2="0.4402in"><text:p/></draw:line><draw:line text:anchor-type="paragraph" draw:z-index="2834" draw:name="Shape1" draw:style-name="gr1" draw:text-style-name="P129" svg:x1="3.061in" svg:y1="0.0618in" svg:x2="3.061in" svg:y2="0.4402in"><text:p/></draw:line><draw:custom-shape text:anchor-type="paragraph" draw:z-index="2835" draw:name="Shape3" draw:style-name="gr4" draw:text-style-name="P131" svg:width="0.0787in" svg:height="0.0787in" svg:x="2.0445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36" draw:name="Shape3" draw:style-name="gr5" draw:text-style-name="P132"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37" draw:name="Shape3" draw:style-name="gr4" draw:text-style-name="P131" svg:width="0.0787in" svg:height="0.0787in" svg:x="1.2555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38" draw:name="Shape3" draw:style-name="gr6" draw:text-style-name="P133" svg:width="0.0795in" svg:height="0.0795in" svg:x="2.0457in" svg:y="0.3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39" draw:name="Shape3" draw:style-name="gr6" draw:text-style-name="P133" svg:width="0.0795in" svg:height="0.0795in" svg:x="1.2516in" svg:y="0.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40" draw:name="Shape3" draw:style-name="gr5" draw:text-style-name="P132" svg:width="0.0787in" svg:height="0.0787in" svg:x="0.8535in" svg:y="0.3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841" draw:name="Shape1" draw:style-name="gr1" draw:text-style-name="P129" svg:x1="3.4547in" svg:y1="0.0618in" svg:x2="3.4547in" svg:y2="0.4402in"><text:p/></draw:line><draw:custom-shape text:anchor-type="paragraph" draw:z-index="2842" draw:name="Shape3" draw:style-name="gr20" draw:text-style-name="P141"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3" draw:name="Shape3" draw:style-name="gr20" draw:text-style-name="P141" svg:width="0.0787in" svg:height="0.0787in" svg:x="0.8535in" svg:y="0.1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4" draw:name="Shape3" draw:style-name="gr21" draw:text-style-name="P14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5" draw:name="Shape3" draw:style-name="gr21" draw:text-style-name="P142" svg:width="0.0787in" svg:height="0.0787in" svg:x="0.8535in" svg:y="0.2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6" draw:name="Shape3" draw:style-name="gr23" draw:text-style-name="P144" svg:width="0.0787in" svg:height="0.0787in" svg:x="1.255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7" draw:name="Shape3" draw:style-name="gr23" draw:text-style-name="P144"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8" draw:name="Shape3" draw:style-name="gr27" draw:text-style-name="P148" svg:width="0.0787in" svg:height="0.0787in" svg:x="0.8535in" svg:y="0.4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49" draw:name="Shape3" draw:style-name="gr27" draw:text-style-name="P148" svg:width="0.0787in" svg:height="0.0787in" svg:x="1.6453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50" draw:name="Shape3" draw:style-name="gr4" draw:text-style-name="P131" svg:width="0.0787in" svg:height="0.0787in" svg:x="1.2516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12" draw:name="Shape3" draw:style-name="gr20" draw:text-style-name="P141"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13" draw:name="Shape3" draw:style-name="gr5" draw:text-style-name="P132"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7" draw:name="Shape3" draw:style-name="gr27" draw:text-style-name="P148" svg:width="0.0787in" svg:height="0.0787in" svg:x="2.8244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Standard"/>
      <text:p text:style-name="Standard"/>
      <text:h text:style-name="P125" text:outline-level="2"><text:bookmark-start text:name="__RefHeading___Toc11430_1024750181"/>Phrygian shape<text:bookmark-end text:name="__RefHeading___Toc11430_1024750181"/></text:h>
      <text:p text:style-name="P16"><draw:frame draw:style-name="fr1" draw:name="Frame109" text:anchor-type="paragraph" svg:x="0.5228in" svg:y="0.0201in" svg:width="3.6937in" draw:z-index="2851"><draw:text-box fo:min-height="0.6028in"><text:p text:style-name="Frame_20_contents"><draw:line text:anchor-type="paragraph" draw:z-index="2852" draw:name="Shape2" draw:style-name="gr2" draw:text-style-name="P130" svg:x1="0.7035in" svg:y1="0.211in" svg:x2="3.4551in" svg:y2="0.1992in"><text:p/></draw:line><draw:line text:anchor-type="paragraph" draw:z-index="2853" draw:name="Shape2" draw:style-name="gr1" draw:text-style-name="P128" svg:x1="0.6957in" svg:y1="0.2953in" svg:x2="3.452in" svg:y2="0.2791in"><text:p/></draw:line><draw:line text:anchor-type="paragraph" draw:z-index="2854" draw:name="Shape2" draw:style-name="gr1" draw:text-style-name="P128" svg:x1="0.6984in" svg:y1="0.3787in" svg:x2="3.4547in" svg:y2="0.3626in"><text:p/></draw:line><draw:line text:anchor-type="paragraph" draw:z-index="2855" draw:name="Shape2" draw:style-name="gr1" draw:text-style-name="P128" svg:x1="0.6984in" svg:y1="0.4563in" svg:x2="3.4547in" svg:y2="0.4402in"><text:p/></draw:line><draw:line text:anchor-type="paragraph" draw:z-index="2856" draw:name="Shape2" draw:style-name="gr1" draw:text-style-name="P128" svg:x1="0.7004in" svg:y1="0.1417in" svg:x2="3.4567in" svg:y2="0.1256in"><text:p/></draw:line><draw:line text:anchor-type="paragraph" draw:z-index="2857" draw:name="Shape2" draw:style-name="gr2" draw:text-style-name="P130" svg:x1="0.7031in" svg:y1="0.0618in" svg:x2="3.4594in" svg:y2="0.0618in"><text:p/></draw:line><draw:line text:anchor-type="paragraph" draw:z-index="2858" draw:name="Shape1" draw:style-name="gr3" draw:text-style-name="P129" svg:x1="0.7035in" svg:y1="0.0618in" svg:x2="0.7035in" svg:y2="0.4563in"><text:p/></draw:line><draw:line text:anchor-type="paragraph" draw:z-index="2859" draw:name="Shape1" draw:style-name="gr1" draw:text-style-name="P129" svg:x1="1.0925in" svg:y1="0.0618in" svg:x2="1.0925in" svg:y2="0.4563in"><text:p/></draw:line><draw:line text:anchor-type="paragraph" draw:z-index="2860" draw:name="Shape1" draw:style-name="gr1" draw:text-style-name="P129" svg:x1="1.4862in" svg:y1="0.0618in" svg:x2="1.4862in" svg:y2="0.4563in"><text:p/></draw:line><draw:line text:anchor-type="paragraph" draw:z-index="2861" draw:name="Shape1" draw:style-name="gr1" draw:text-style-name="P129" svg:x1="1.8799in" svg:y1="0.0618in" svg:x2="1.8807in" svg:y2="0.4563in"><text:p/></draw:line><draw:line text:anchor-type="paragraph" draw:z-index="2862" draw:name="Shape1" draw:style-name="gr1" draw:text-style-name="P129" svg:x1="2.2736in" svg:y1="0.0618in" svg:x2="2.2736in" svg:y2="0.4402in"><text:p/></draw:line><draw:line text:anchor-type="paragraph" draw:z-index="2863" draw:name="Shape1" draw:style-name="gr1" draw:text-style-name="P129" svg:x1="2.6673in" svg:y1="0.0618in" svg:x2="2.6673in" svg:y2="0.4402in"><text:p/></draw:line><draw:line text:anchor-type="paragraph" draw:z-index="2864" draw:name="Shape1" draw:style-name="gr1" draw:text-style-name="P129" svg:x1="3.061in" svg:y1="0.0618in" svg:x2="3.061in" svg:y2="0.4402in"><text:p/></draw:line><draw:custom-shape text:anchor-type="paragraph" draw:z-index="286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6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7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872" draw:name="Shape1" draw:style-name="gr1" draw:text-style-name="P129" svg:x1="3.4547in" svg:y1="0.0618in" svg:x2="3.4547in" svg:y2="0.4402in"><text:p/></draw:line><draw:custom-shape text:anchor-type="paragraph" draw:z-index="287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7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8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8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8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8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0" text:anchor-type="paragraph" svg:x="0.5228in" svg:y="0.0201in" svg:width="3.6937in" draw:z-index="2884"><draw:text-box fo:min-height="0.6028in"><text:p text:style-name="Frame_20_contents"><draw:line text:anchor-type="paragraph" draw:z-index="2885" draw:name="Shape2" draw:style-name="gr2" draw:text-style-name="P130" svg:x1="0.7035in" svg:y1="0.211in" svg:x2="3.4551in" svg:y2="0.1992in"><text:p/></draw:line><draw:line text:anchor-type="paragraph" draw:z-index="2886" draw:name="Shape2" draw:style-name="gr1" draw:text-style-name="P128" svg:x1="0.6957in" svg:y1="0.2953in" svg:x2="3.452in" svg:y2="0.2791in"><text:p/></draw:line><draw:line text:anchor-type="paragraph" draw:z-index="2887" draw:name="Shape2" draw:style-name="gr1" draw:text-style-name="P128" svg:x1="0.6984in" svg:y1="0.3787in" svg:x2="3.4547in" svg:y2="0.3626in"><text:p/></draw:line><draw:line text:anchor-type="paragraph" draw:z-index="2888" draw:name="Shape2" draw:style-name="gr1" draw:text-style-name="P128" svg:x1="0.6984in" svg:y1="0.4563in" svg:x2="3.4547in" svg:y2="0.4402in"><text:p/></draw:line><draw:line text:anchor-type="paragraph" draw:z-index="2889" draw:name="Shape2" draw:style-name="gr1" draw:text-style-name="P128" svg:x1="0.7004in" svg:y1="0.1417in" svg:x2="3.4567in" svg:y2="0.1256in"><text:p/></draw:line><draw:line text:anchor-type="paragraph" draw:z-index="2890" draw:name="Shape2" draw:style-name="gr2" draw:text-style-name="P130" svg:x1="0.7031in" svg:y1="0.0618in" svg:x2="3.4594in" svg:y2="0.0618in"><text:p/></draw:line><draw:line text:anchor-type="paragraph" draw:z-index="2891" draw:name="Shape1" draw:style-name="gr3" draw:text-style-name="P129" svg:x1="0.7035in" svg:y1="0.0618in" svg:x2="0.7035in" svg:y2="0.4563in"><text:p/></draw:line><draw:line text:anchor-type="paragraph" draw:z-index="2892" draw:name="Shape1" draw:style-name="gr1" draw:text-style-name="P129" svg:x1="1.0925in" svg:y1="0.0618in" svg:x2="1.0925in" svg:y2="0.4563in"><text:p/></draw:line><draw:line text:anchor-type="paragraph" draw:z-index="2893" draw:name="Shape1" draw:style-name="gr1" draw:text-style-name="P129" svg:x1="1.4862in" svg:y1="0.0618in" svg:x2="1.4862in" svg:y2="0.4563in"><text:p/></draw:line><draw:line text:anchor-type="paragraph" draw:z-index="2894" draw:name="Shape1" draw:style-name="gr1" draw:text-style-name="P129" svg:x1="1.8799in" svg:y1="0.0618in" svg:x2="1.8807in" svg:y2="0.4563in"><text:p/></draw:line><draw:line text:anchor-type="paragraph" draw:z-index="2895" draw:name="Shape1" draw:style-name="gr1" draw:text-style-name="P129" svg:x1="2.2736in" svg:y1="0.0618in" svg:x2="2.2736in" svg:y2="0.4402in"><text:p/></draw:line><draw:line text:anchor-type="paragraph" draw:z-index="2896" draw:name="Shape1" draw:style-name="gr1" draw:text-style-name="P129" svg:x1="2.6673in" svg:y1="0.0618in" svg:x2="2.6673in" svg:y2="0.4402in"><text:p/></draw:line><draw:line text:anchor-type="paragraph" draw:z-index="2897" draw:name="Shape1" draw:style-name="gr1" draw:text-style-name="P129" svg:x1="3.061in" svg:y1="0.0618in" svg:x2="3.061in" svg:y2="0.4402in"><text:p/></draw:line><draw:custom-shape text:anchor-type="paragraph" draw:z-index="289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9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0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0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905" draw:name="Shape1" draw:style-name="gr1" draw:text-style-name="P129" svg:x1="3.4547in" svg:y1="0.0618in" svg:x2="3.4547in" svg:y2="0.4402in"><text:p/></draw:line><draw:custom-shape text:anchor-type="paragraph" draw:z-index="290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1" text:anchor-type="paragraph" svg:x="0.5228in" svg:y="0.0201in" svg:width="3.6937in" draw:z-index="2917"><draw:text-box fo:min-height="0.6028in"><text:p text:style-name="Frame_20_contents"><draw:line text:anchor-type="paragraph" draw:z-index="2918" draw:name="Shape2" draw:style-name="gr2" draw:text-style-name="P130" svg:x1="0.7035in" svg:y1="0.211in" svg:x2="3.4551in" svg:y2="0.1992in"><text:p/></draw:line><draw:line text:anchor-type="paragraph" draw:z-index="2919" draw:name="Shape2" draw:style-name="gr1" draw:text-style-name="P128" svg:x1="0.6957in" svg:y1="0.2953in" svg:x2="3.452in" svg:y2="0.2791in"><text:p/></draw:line><draw:line text:anchor-type="paragraph" draw:z-index="2920" draw:name="Shape2" draw:style-name="gr1" draw:text-style-name="P128" svg:x1="0.6984in" svg:y1="0.3787in" svg:x2="3.4547in" svg:y2="0.3626in"><text:p/></draw:line><draw:line text:anchor-type="paragraph" draw:z-index="2921" draw:name="Shape2" draw:style-name="gr1" draw:text-style-name="P128" svg:x1="0.6984in" svg:y1="0.4563in" svg:x2="3.4547in" svg:y2="0.4402in"><text:p/></draw:line><draw:line text:anchor-type="paragraph" draw:z-index="2922" draw:name="Shape2" draw:style-name="gr1" draw:text-style-name="P128" svg:x1="0.7004in" svg:y1="0.1417in" svg:x2="3.4567in" svg:y2="0.1256in"><text:p/></draw:line><draw:line text:anchor-type="paragraph" draw:z-index="2923" draw:name="Shape2" draw:style-name="gr2" draw:text-style-name="P130" svg:x1="0.7031in" svg:y1="0.0618in" svg:x2="3.4594in" svg:y2="0.0618in"><text:p/></draw:line><draw:line text:anchor-type="paragraph" draw:z-index="2924" draw:name="Shape1" draw:style-name="gr3" draw:text-style-name="P129" svg:x1="0.7035in" svg:y1="0.0618in" svg:x2="0.7035in" svg:y2="0.4563in"><text:p/></draw:line><draw:line text:anchor-type="paragraph" draw:z-index="2925" draw:name="Shape1" draw:style-name="gr1" draw:text-style-name="P129" svg:x1="1.0925in" svg:y1="0.0618in" svg:x2="1.0925in" svg:y2="0.4563in"><text:p/></draw:line><draw:line text:anchor-type="paragraph" draw:z-index="2926" draw:name="Shape1" draw:style-name="gr1" draw:text-style-name="P129" svg:x1="1.4862in" svg:y1="0.0618in" svg:x2="1.4862in" svg:y2="0.4563in"><text:p/></draw:line><draw:line text:anchor-type="paragraph" draw:z-index="2927" draw:name="Shape1" draw:style-name="gr1" draw:text-style-name="P129" svg:x1="1.8799in" svg:y1="0.0618in" svg:x2="1.8807in" svg:y2="0.4563in"><text:p/></draw:line><draw:line text:anchor-type="paragraph" draw:z-index="2928" draw:name="Shape1" draw:style-name="gr1" draw:text-style-name="P129" svg:x1="2.2736in" svg:y1="0.0618in" svg:x2="2.2736in" svg:y2="0.4402in"><text:p/></draw:line><draw:line text:anchor-type="paragraph" draw:z-index="2929" draw:name="Shape1" draw:style-name="gr1" draw:text-style-name="P129" svg:x1="2.6673in" svg:y1="0.0618in" svg:x2="2.6673in" svg:y2="0.4402in"><text:p/></draw:line><draw:line text:anchor-type="paragraph" draw:z-index="2930" draw:name="Shape1" draw:style-name="gr1" draw:text-style-name="P129" svg:x1="3.061in" svg:y1="0.0618in" svg:x2="3.061in" svg:y2="0.4402in"><text:p/></draw:line><draw:custom-shape text:anchor-type="paragraph" draw:z-index="293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3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3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3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3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3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3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938" draw:name="Shape1" draw:style-name="gr1" draw:text-style-name="P129" svg:x1="3.4547in" svg:y1="0.0618in" svg:x2="3.4547in" svg:y2="0.4402in"><text:p/></draw:line><draw:custom-shape text:anchor-type="paragraph" draw:z-index="293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4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2" text:anchor-type="paragraph" svg:x="0.5228in" svg:y="0.0201in" svg:width="3.6937in" draw:z-index="2950"><draw:text-box fo:min-height="0.6028in"><text:p text:style-name="Frame_20_contents"><draw:line text:anchor-type="paragraph" draw:z-index="2951" draw:name="Shape2" draw:style-name="gr2" draw:text-style-name="P130" svg:x1="0.7035in" svg:y1="0.211in" svg:x2="3.4551in" svg:y2="0.1992in"><text:p/></draw:line><draw:line text:anchor-type="paragraph" draw:z-index="2952" draw:name="Shape2" draw:style-name="gr1" draw:text-style-name="P128" svg:x1="0.6957in" svg:y1="0.2953in" svg:x2="3.452in" svg:y2="0.2791in"><text:p/></draw:line><draw:line text:anchor-type="paragraph" draw:z-index="2953" draw:name="Shape2" draw:style-name="gr1" draw:text-style-name="P128" svg:x1="0.6984in" svg:y1="0.3787in" svg:x2="3.4547in" svg:y2="0.3626in"><text:p/></draw:line><draw:line text:anchor-type="paragraph" draw:z-index="2954" draw:name="Shape2" draw:style-name="gr1" draw:text-style-name="P128" svg:x1="0.6984in" svg:y1="0.4563in" svg:x2="3.4547in" svg:y2="0.4402in"><text:p/></draw:line><draw:line text:anchor-type="paragraph" draw:z-index="2955" draw:name="Shape2" draw:style-name="gr1" draw:text-style-name="P128" svg:x1="0.7004in" svg:y1="0.1417in" svg:x2="3.4567in" svg:y2="0.1256in"><text:p/></draw:line><draw:line text:anchor-type="paragraph" draw:z-index="2956" draw:name="Shape2" draw:style-name="gr2" draw:text-style-name="P130" svg:x1="0.7031in" svg:y1="0.0618in" svg:x2="3.4594in" svg:y2="0.0618in"><text:p/></draw:line><draw:line text:anchor-type="paragraph" draw:z-index="2957" draw:name="Shape1" draw:style-name="gr3" draw:text-style-name="P129" svg:x1="0.7035in" svg:y1="0.0618in" svg:x2="0.7035in" svg:y2="0.4563in"><text:p/></draw:line><draw:line text:anchor-type="paragraph" draw:z-index="2958" draw:name="Shape1" draw:style-name="gr1" draw:text-style-name="P129" svg:x1="1.0925in" svg:y1="0.0618in" svg:x2="1.0925in" svg:y2="0.4563in"><text:p/></draw:line><draw:line text:anchor-type="paragraph" draw:z-index="2959" draw:name="Shape1" draw:style-name="gr1" draw:text-style-name="P129" svg:x1="1.4862in" svg:y1="0.0618in" svg:x2="1.4862in" svg:y2="0.4563in"><text:p/></draw:line><draw:line text:anchor-type="paragraph" draw:z-index="2960" draw:name="Shape1" draw:style-name="gr1" draw:text-style-name="P129" svg:x1="1.8799in" svg:y1="0.0618in" svg:x2="1.8807in" svg:y2="0.4563in"><text:p/></draw:line><draw:line text:anchor-type="paragraph" draw:z-index="2961" draw:name="Shape1" draw:style-name="gr1" draw:text-style-name="P129" svg:x1="2.2736in" svg:y1="0.0618in" svg:x2="2.2736in" svg:y2="0.4402in"><text:p/></draw:line><draw:line text:anchor-type="paragraph" draw:z-index="2962" draw:name="Shape1" draw:style-name="gr1" draw:text-style-name="P129" svg:x1="2.6673in" svg:y1="0.0618in" svg:x2="2.6673in" svg:y2="0.4402in"><text:p/></draw:line><draw:line text:anchor-type="paragraph" draw:z-index="2963" draw:name="Shape1" draw:style-name="gr1" draw:text-style-name="P129" svg:x1="3.061in" svg:y1="0.0618in" svg:x2="3.061in" svg:y2="0.4402in"><text:p/></draw:line><draw:custom-shape text:anchor-type="paragraph" draw:z-index="296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6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6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971" draw:name="Shape1" draw:style-name="gr1" draw:text-style-name="P129" svg:x1="3.4547in" svg:y1="0.0618in" svg:x2="3.4547in" svg:y2="0.4402in"><text:p/></draw:line><draw:custom-shape text:anchor-type="paragraph" draw:z-index="297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8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8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8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3" text:anchor-type="paragraph" svg:x="0.5228in" svg:y="0.0201in" svg:width="3.6937in" draw:z-index="2983"><draw:text-box fo:min-height="0.6028in"><text:p text:style-name="Frame_20_contents"><draw:line text:anchor-type="paragraph" draw:z-index="2984" draw:name="Shape2" draw:style-name="gr2" draw:text-style-name="P130" svg:x1="0.7035in" svg:y1="0.211in" svg:x2="3.4551in" svg:y2="0.1992in"><text:p/></draw:line><draw:line text:anchor-type="paragraph" draw:z-index="2985" draw:name="Shape2" draw:style-name="gr1" draw:text-style-name="P128" svg:x1="0.6957in" svg:y1="0.2953in" svg:x2="3.452in" svg:y2="0.2791in"><text:p/></draw:line><draw:line text:anchor-type="paragraph" draw:z-index="2986" draw:name="Shape2" draw:style-name="gr1" draw:text-style-name="P128" svg:x1="0.6984in" svg:y1="0.3787in" svg:x2="3.4547in" svg:y2="0.3626in"><text:p/></draw:line><draw:line text:anchor-type="paragraph" draw:z-index="2987" draw:name="Shape2" draw:style-name="gr1" draw:text-style-name="P128" svg:x1="0.6984in" svg:y1="0.4563in" svg:x2="3.4547in" svg:y2="0.4402in"><text:p/></draw:line><draw:line text:anchor-type="paragraph" draw:z-index="2988" draw:name="Shape2" draw:style-name="gr1" draw:text-style-name="P128" svg:x1="0.7004in" svg:y1="0.1417in" svg:x2="3.4567in" svg:y2="0.1256in"><text:p/></draw:line><draw:line text:anchor-type="paragraph" draw:z-index="2989" draw:name="Shape2" draw:style-name="gr2" draw:text-style-name="P130" svg:x1="0.7031in" svg:y1="0.0618in" svg:x2="3.4594in" svg:y2="0.0618in"><text:p/></draw:line><draw:line text:anchor-type="paragraph" draw:z-index="2990" draw:name="Shape1" draw:style-name="gr3" draw:text-style-name="P129" svg:x1="0.7035in" svg:y1="0.0618in" svg:x2="0.7035in" svg:y2="0.4563in"><text:p/></draw:line><draw:line text:anchor-type="paragraph" draw:z-index="2991" draw:name="Shape1" draw:style-name="gr1" draw:text-style-name="P129" svg:x1="1.0925in" svg:y1="0.0618in" svg:x2="1.0925in" svg:y2="0.4563in"><text:p/></draw:line><draw:line text:anchor-type="paragraph" draw:z-index="2992" draw:name="Shape1" draw:style-name="gr1" draw:text-style-name="P129" svg:x1="1.4862in" svg:y1="0.0618in" svg:x2="1.4862in" svg:y2="0.4563in"><text:p/></draw:line><draw:line text:anchor-type="paragraph" draw:z-index="2993" draw:name="Shape1" draw:style-name="gr1" draw:text-style-name="P129" svg:x1="1.8799in" svg:y1="0.0618in" svg:x2="1.8807in" svg:y2="0.4563in"><text:p/></draw:line><draw:line text:anchor-type="paragraph" draw:z-index="2994" draw:name="Shape1" draw:style-name="gr1" draw:text-style-name="P129" svg:x1="2.2736in" svg:y1="0.0618in" svg:x2="2.2736in" svg:y2="0.4402in"><text:p/></draw:line><draw:line text:anchor-type="paragraph" draw:z-index="2995" draw:name="Shape1" draw:style-name="gr1" draw:text-style-name="P129" svg:x1="2.6673in" svg:y1="0.0618in" svg:x2="2.6673in" svg:y2="0.4402in"><text:p/></draw:line><draw:line text:anchor-type="paragraph" draw:z-index="2996" draw:name="Shape1" draw:style-name="gr1" draw:text-style-name="P129" svg:x1="3.061in" svg:y1="0.0618in" svg:x2="3.061in" svg:y2="0.4402in"><text:p/></draw:line><draw:custom-shape text:anchor-type="paragraph" draw:z-index="299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9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9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0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0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004" draw:name="Shape1" draw:style-name="gr1" draw:text-style-name="P129" svg:x1="3.4547in" svg:y1="0.0618in" svg:x2="3.4547in" svg:y2="0.4402in"><text:p/></draw:line><draw:custom-shape text:anchor-type="paragraph" draw:z-index="300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1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4" text:anchor-type="paragraph" svg:x="0.5228in" svg:y="0.0201in" svg:width="3.6937in" draw:z-index="3016"><draw:text-box fo:min-height="0.6028in"><text:p text:style-name="Frame_20_contents"><draw:line text:anchor-type="paragraph" draw:z-index="3017" draw:name="Shape2" draw:style-name="gr2" draw:text-style-name="P130" svg:x1="0.7035in" svg:y1="0.211in" svg:x2="3.4551in" svg:y2="0.1992in"><text:p/></draw:line><draw:line text:anchor-type="paragraph" draw:z-index="3018" draw:name="Shape2" draw:style-name="gr1" draw:text-style-name="P128" svg:x1="0.6957in" svg:y1="0.2953in" svg:x2="3.452in" svg:y2="0.2791in"><text:p/></draw:line><draw:line text:anchor-type="paragraph" draw:z-index="3019" draw:name="Shape2" draw:style-name="gr1" draw:text-style-name="P128" svg:x1="0.6984in" svg:y1="0.3787in" svg:x2="3.4547in" svg:y2="0.3626in"><text:p/></draw:line><draw:line text:anchor-type="paragraph" draw:z-index="3020" draw:name="Shape2" draw:style-name="gr1" draw:text-style-name="P128" svg:x1="0.6984in" svg:y1="0.4563in" svg:x2="3.4547in" svg:y2="0.4402in"><text:p/></draw:line><draw:line text:anchor-type="paragraph" draw:z-index="3021" draw:name="Shape2" draw:style-name="gr1" draw:text-style-name="P128" svg:x1="0.7004in" svg:y1="0.1417in" svg:x2="3.4567in" svg:y2="0.1256in"><text:p/></draw:line><draw:line text:anchor-type="paragraph" draw:z-index="3022" draw:name="Shape2" draw:style-name="gr2" draw:text-style-name="P130" svg:x1="0.7031in" svg:y1="0.0618in" svg:x2="3.4594in" svg:y2="0.0618in"><text:p/></draw:line><draw:line text:anchor-type="paragraph" draw:z-index="3023" draw:name="Shape1" draw:style-name="gr3" draw:text-style-name="P129" svg:x1="0.7035in" svg:y1="0.0618in" svg:x2="0.7035in" svg:y2="0.4563in"><text:p/></draw:line><draw:line text:anchor-type="paragraph" draw:z-index="3024" draw:name="Shape1" draw:style-name="gr1" draw:text-style-name="P129" svg:x1="1.0925in" svg:y1="0.0618in" svg:x2="1.0925in" svg:y2="0.4563in"><text:p/></draw:line><draw:line text:anchor-type="paragraph" draw:z-index="3025" draw:name="Shape1" draw:style-name="gr1" draw:text-style-name="P129" svg:x1="1.4862in" svg:y1="0.0618in" svg:x2="1.4862in" svg:y2="0.4563in"><text:p/></draw:line><draw:line text:anchor-type="paragraph" draw:z-index="3026" draw:name="Shape1" draw:style-name="gr1" draw:text-style-name="P129" svg:x1="1.8799in" svg:y1="0.0618in" svg:x2="1.8807in" svg:y2="0.4563in"><text:p/></draw:line><draw:line text:anchor-type="paragraph" draw:z-index="3027" draw:name="Shape1" draw:style-name="gr1" draw:text-style-name="P129" svg:x1="2.2736in" svg:y1="0.0618in" svg:x2="2.2736in" svg:y2="0.4402in"><text:p/></draw:line><draw:line text:anchor-type="paragraph" draw:z-index="3028" draw:name="Shape1" draw:style-name="gr1" draw:text-style-name="P129" svg:x1="2.6673in" svg:y1="0.0618in" svg:x2="2.6673in" svg:y2="0.4402in"><text:p/></draw:line><draw:line text:anchor-type="paragraph" draw:z-index="3029" draw:name="Shape1" draw:style-name="gr1" draw:text-style-name="P129" svg:x1="3.061in" svg:y1="0.0618in" svg:x2="3.061in" svg:y2="0.4402in"><text:p/></draw:line><draw:custom-shape text:anchor-type="paragraph" draw:z-index="303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3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3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3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3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3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3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037" draw:name="Shape1" draw:style-name="gr1" draw:text-style-name="P129" svg:x1="3.4547in" svg:y1="0.0618in" svg:x2="3.4547in" svg:y2="0.4402in"><text:p/></draw:line><draw:custom-shape text:anchor-type="paragraph" draw:z-index="303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3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4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5" text:anchor-type="paragraph" svg:x="0.5228in" svg:y="0.0201in" svg:width="3.6937in" draw:z-index="3049"><draw:text-box fo:min-height="0.6028in"><text:p text:style-name="Frame_20_contents"><draw:line text:anchor-type="paragraph" draw:z-index="3050" draw:name="Shape2" draw:style-name="gr2" draw:text-style-name="P130" svg:x1="0.7035in" svg:y1="0.211in" svg:x2="3.4551in" svg:y2="0.1992in"><text:p/></draw:line><draw:line text:anchor-type="paragraph" draw:z-index="3051" draw:name="Shape2" draw:style-name="gr1" draw:text-style-name="P128" svg:x1="0.6957in" svg:y1="0.2953in" svg:x2="3.452in" svg:y2="0.2791in"><text:p/></draw:line><draw:line text:anchor-type="paragraph" draw:z-index="3052" draw:name="Shape2" draw:style-name="gr1" draw:text-style-name="P128" svg:x1="0.6984in" svg:y1="0.3787in" svg:x2="3.4547in" svg:y2="0.3626in"><text:p/></draw:line><draw:line text:anchor-type="paragraph" draw:z-index="3053" draw:name="Shape2" draw:style-name="gr1" draw:text-style-name="P128" svg:x1="0.6984in" svg:y1="0.4563in" svg:x2="3.4547in" svg:y2="0.4402in"><text:p/></draw:line><draw:line text:anchor-type="paragraph" draw:z-index="3054" draw:name="Shape2" draw:style-name="gr1" draw:text-style-name="P128" svg:x1="0.7004in" svg:y1="0.1417in" svg:x2="3.4567in" svg:y2="0.1256in"><text:p/></draw:line><draw:line text:anchor-type="paragraph" draw:z-index="3055" draw:name="Shape2" draw:style-name="gr2" draw:text-style-name="P130" svg:x1="0.7031in" svg:y1="0.0618in" svg:x2="3.4594in" svg:y2="0.0618in"><text:p/></draw:line><draw:line text:anchor-type="paragraph" draw:z-index="3056" draw:name="Shape1" draw:style-name="gr3" draw:text-style-name="P129" svg:x1="0.7035in" svg:y1="0.0618in" svg:x2="0.7035in" svg:y2="0.4563in"><text:p/></draw:line><draw:line text:anchor-type="paragraph" draw:z-index="3057" draw:name="Shape1" draw:style-name="gr1" draw:text-style-name="P129" svg:x1="1.0925in" svg:y1="0.0618in" svg:x2="1.0925in" svg:y2="0.4563in"><text:p/></draw:line><draw:line text:anchor-type="paragraph" draw:z-index="3058" draw:name="Shape1" draw:style-name="gr1" draw:text-style-name="P129" svg:x1="1.4862in" svg:y1="0.0618in" svg:x2="1.4862in" svg:y2="0.4563in"><text:p/></draw:line><draw:line text:anchor-type="paragraph" draw:z-index="3059" draw:name="Shape1" draw:style-name="gr1" draw:text-style-name="P129" svg:x1="1.8799in" svg:y1="0.0618in" svg:x2="1.8807in" svg:y2="0.4563in"><text:p/></draw:line><draw:line text:anchor-type="paragraph" draw:z-index="3060" draw:name="Shape1" draw:style-name="gr1" draw:text-style-name="P129" svg:x1="2.2736in" svg:y1="0.0618in" svg:x2="2.2736in" svg:y2="0.4402in"><text:p/></draw:line><draw:line text:anchor-type="paragraph" draw:z-index="3061" draw:name="Shape1" draw:style-name="gr1" draw:text-style-name="P129" svg:x1="2.6673in" svg:y1="0.0618in" svg:x2="2.6673in" svg:y2="0.4402in"><text:p/></draw:line><draw:line text:anchor-type="paragraph" draw:z-index="3062" draw:name="Shape1" draw:style-name="gr1" draw:text-style-name="P129" svg:x1="3.061in" svg:y1="0.0618in" svg:x2="3.061in" svg:y2="0.4402in"><text:p/></draw:line><draw:custom-shape text:anchor-type="paragraph" draw:z-index="3063" draw:name="Shape3" draw:style-name="gr5" draw:text-style-name="P132" svg:width="0.0787in" svg:height="0.0787in" svg:x="0.8618in" svg:y="0.4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64" draw:name="Shape3" draw:style-name="gr4" draw:text-style-name="P131" svg:width="0.0787in" svg:height="0.0787in" svg:x="1.2516in" svg:y="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65" draw:name="Shape3" draw:style-name="gr6" draw:text-style-name="P133" svg:width="0.0795in" svg:height="0.0795in" svg:x="2.0437in" svg:y="0.0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66" draw:name="Shape3" draw:style-name="gr6" draw:text-style-name="P133" svg:width="0.0795in" svg:height="0.0795in" svg:x="0.861in" svg:y="0.180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67" draw:name="Shape3" draw:style-name="gr5" draw:text-style-name="P132" svg:width="0.0787in" svg:height="0.0787in" svg:x="1.6646in" svg:y="0.2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68" draw:name="Shape3" draw:style-name="gr7" draw:text-style-name="P134" svg:width="0.0787in" svg:height="0.0787in" svg:x="2.0465in" svg:y="0.4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069" draw:name="Shape1" draw:style-name="gr1" draw:text-style-name="P129" svg:x1="3.4547in" svg:y1="0.0618in" svg:x2="3.4547in" svg:y2="0.4402in"><text:p/></draw:line><draw:custom-shape text:anchor-type="paragraph" draw:z-index="3070" draw:name="Shape3" draw:style-name="gr20" draw:text-style-name="P141"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1" draw:name="Shape3" draw:style-name="gr20" draw:text-style-name="P141" svg:width="0.0787in" svg:height="0.0787in" svg:x="0.8618in" svg:y="0.2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2" draw:name="Shape3" draw:style-name="gr21" draw:text-style-name="P142" svg:width="0.0787in" svg:height="0.0787in" svg:x="0.8618in" svg:y="0.3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3" draw:name="Shape3" draw:style-name="gr21" draw:text-style-name="P142" svg:width="0.0787in" svg:height="0.0787in" svg:x="2.8299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4" draw:name="Shape3" draw:style-name="gr23" draw:text-style-name="P144" svg:width="0.0787in" svg:height="0.0787in" svg:x="1.2661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5" draw:name="Shape3" draw:style-name="gr23" draw:text-style-name="P144" svg:width="0.0787in" svg:height="0.0787in" svg:x="2.0445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6" draw:name="Shape3" draw:style-name="gr27" draw:text-style-name="P148" svg:width="0.0787in" svg:height="0.0787in" svg:x="1.6646in" svg:y="0.3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7" draw:name="Shape3" draw:style-name="gr21" draw:text-style-name="P142" svg:width="0.0787in" svg:height="0.0787in" svg:x="1.6646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8" draw:name="Shape3" draw:style-name="gr27" draw:text-style-name="P148" svg:width="0.0787in" svg:height="0.0787in" svg:x="2.4307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79" draw:name="Shape3" draw:style-name="gr4" draw:text-style-name="P131" svg:width="0.0787in" svg:height="0.0787in" svg:x="2.0465in" svg:y="0.3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8" draw:name="Shape3" draw:style-name="gr5" draw:text-style-name="P132" svg:width="0.0787in" svg:height="0.0787in" svg:x="2.8299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9" draw:name="Shape3" draw:style-name="gr23" draw:text-style-name="P144" svg:width="0.0787in" svg:height="0.0787in" svg:x="1.2516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3" draw:name="Shape3" draw:style-name="gr20" draw:text-style-name="P141" svg:width="0.0787in" svg:height="0.0787in" svg:x="0.9535in" svg:y="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4" draw:name="Shape3" draw:style-name="gr15" draw:text-style-name="P132" svg:width="0.0787in" svg:height="0.0787in" svg:x="1.7453in" svg:y="1.46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65" draw:name="Shape3" draw:style-name="gr23" draw:text-style-name="P144" svg:width="0.0787in" svg:height="0.0787in" svg:x="2.1362in" svg:y="1.4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6" draw:name="Shape3" draw:style-name="gr6" draw:text-style-name="P133" svg:width="0.0795in" svg:height="0.0795in" svg:x="0.9528in" svg:y="1.3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67" draw:name="Shape3" draw:style-name="gr21" draw:text-style-name="P142" svg:width="0.0787in" svg:height="0.0787in" svg:x="0.9535in" svg:y="1.550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8"/>
      <text:p text:style-name="P18"/>
      <text:h text:style-name="P125" text:outline-level="2"><text:bookmark-start text:name="__RefHeading___Toc11432_1024750181"/>Aeolian shape<text:bookmark-end text:name="__RefHeading___Toc11432_1024750181"/></text:h>
      <text:p text:style-name="P48"><draw:frame draw:style-name="fr1" draw:name="Frame122" text:anchor-type="paragraph" svg:x="0.6283in" svg:y="0.098in" svg:width="3.6937in" draw:z-index="3314"><draw:text-box fo:min-height="0.6028in"><text:p text:style-name="Frame_20_contents"><draw:line text:anchor-type="paragraph" draw:z-index="3315" draw:name="Shape2" draw:style-name="gr2" draw:text-style-name="P130" svg:x1="0.7035in" svg:y1="0.211in" svg:x2="3.4551in" svg:y2="0.1992in"><text:p/></draw:line><draw:line text:anchor-type="paragraph" draw:z-index="3316" draw:name="Shape2" draw:style-name="gr1" draw:text-style-name="P128" svg:x1="0.6957in" svg:y1="0.2953in" svg:x2="3.452in" svg:y2="0.2791in"><text:p/></draw:line><draw:line text:anchor-type="paragraph" draw:z-index="3317" draw:name="Shape2" draw:style-name="gr1" draw:text-style-name="P128" svg:x1="0.6984in" svg:y1="0.3787in" svg:x2="3.4547in" svg:y2="0.3626in"><text:p/></draw:line><draw:line text:anchor-type="paragraph" draw:z-index="3318" draw:name="Shape2" draw:style-name="gr1" draw:text-style-name="P128" svg:x1="0.6984in" svg:y1="0.4563in" svg:x2="3.4547in" svg:y2="0.4402in"><text:p/></draw:line><draw:line text:anchor-type="paragraph" draw:z-index="3319" draw:name="Shape2" draw:style-name="gr1" draw:text-style-name="P128" svg:x1="0.7004in" svg:y1="0.1417in" svg:x2="3.4567in" svg:y2="0.1256in"><text:p/></draw:line><draw:line text:anchor-type="paragraph" draw:z-index="3320" draw:name="Shape2" draw:style-name="gr2" draw:text-style-name="P130" svg:x1="0.7031in" svg:y1="0.0618in" svg:x2="3.4594in" svg:y2="0.0618in"><text:p/></draw:line><draw:line text:anchor-type="paragraph" draw:z-index="3321" draw:name="Shape1" draw:style-name="gr3" draw:text-style-name="P129" svg:x1="0.7035in" svg:y1="0.0618in" svg:x2="0.7035in" svg:y2="0.4563in"><text:p/></draw:line><draw:line text:anchor-type="paragraph" draw:z-index="3322" draw:name="Shape1" draw:style-name="gr1" draw:text-style-name="P129" svg:x1="1.0925in" svg:y1="0.0618in" svg:x2="1.0925in" svg:y2="0.4563in"><text:p/></draw:line><draw:line text:anchor-type="paragraph" draw:z-index="3323" draw:name="Shape1" draw:style-name="gr1" draw:text-style-name="P129" svg:x1="1.4862in" svg:y1="0.0618in" svg:x2="1.4862in" svg:y2="0.4563in"><text:p/></draw:line><draw:line text:anchor-type="paragraph" draw:z-index="3324" draw:name="Shape1" draw:style-name="gr1" draw:text-style-name="P129" svg:x1="1.8799in" svg:y1="0.0618in" svg:x2="1.8807in" svg:y2="0.4563in"><text:p/></draw:line><draw:line text:anchor-type="paragraph" draw:z-index="3325" draw:name="Shape1" draw:style-name="gr1" draw:text-style-name="P129" svg:x1="2.2736in" svg:y1="0.0618in" svg:x2="2.2736in" svg:y2="0.4402in"><text:p/></draw:line><draw:line text:anchor-type="paragraph" draw:z-index="3326" draw:name="Shape1" draw:style-name="gr1" draw:text-style-name="P129" svg:x1="2.6673in" svg:y1="0.0618in" svg:x2="2.6673in" svg:y2="0.4402in"><text:p/></draw:line><draw:line text:anchor-type="paragraph" draw:z-index="3327" draw:name="Shape1" draw:style-name="gr1" draw:text-style-name="P129" svg:x1="3.061in" svg:y1="0.0618in" svg:x2="3.061in" svg:y2="0.4402in"><text:p/></draw:line><draw:custom-shape text:anchor-type="paragraph" draw:z-index="3328"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29" draw:name="Shape3" draw:style-name="gr30" draw:text-style-name="P13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0"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1" draw:name="Shape3" draw:style-name="gr31" draw:text-style-name="P133" svg:width="0.0795in" svg:height="0.0795in" svg:x="0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32" draw:name="Shape3" draw:style-name="gr30" draw:text-style-name="P13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3" draw:name="Shape3" draw:style-name="gr32" draw:text-style-name="P134" svg:width="0.0787in" svg:height="0.0787in" svg:x="0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334" draw:name="Shape1" draw:style-name="gr1" draw:text-style-name="P129" svg:x1="3.4547in" svg:y1="0.0618in" svg:x2="3.4547in" svg:y2="0.4402in"><text:p/></draw:line><draw:custom-shape text:anchor-type="paragraph" draw:z-index="3335"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6"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7"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8"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39" draw:name="Shape3" draw:style-name="gr35" draw:text-style-name="P144"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0" draw:name="Shape3" draw:style-name="gr35" draw:text-style-name="P144"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1"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2"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3"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4"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5"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46"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0" draw:name="Shape3" draw:style-name="gr39" draw:text-style-name="P149" svg:width="0.0795in" svg:height="0.0795in" svg:x="1.6398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1" draw:name="Shape3" draw:style-name="gr4" draw:text-style-name="P131" svg:width="0.0787in" svg:height="0.0787in" svg:x="2.0307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2" draw:name="Shape3" draw:style-name="gr40" draw:text-style-name="P131" svg:width="0.0787in" svg:height="0.0894in" svg:x="0.848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68" draw:name="Shape3" draw:style-name="gr28" draw:text-style-name="P142" svg:width="0.0787in" svg:height="0.0787in" svg:x="1.6398in" svg:y="0.2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69" draw:name="Shape3" draw:style-name="gr39" draw:text-style-name="P149" svg:width="0.0795in" svg:height="0.0795in" svg:x="2.4311in" svg:y="0.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0" draw:name="Shape3" draw:style-name="gr20" draw:text-style-name="P141" svg:width="0.0787in" svg:height="0.0787in" svg:x="1.6398in" svg:y="0.1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1" draw:name="Shape3" draw:style-name="gr5" draw:text-style-name="P132" svg:width="0.0787in" svg:height="0.0787in" svg:x="2.4319in" svg:y="0.1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72" draw:name="Shape3" draw:style-name="gr23" draw:text-style-name="P144" svg:width="0.0787in" svg:height="0.0787in" svg:x="1.2528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3" draw:name="Shape3" draw:style-name="gr6" draw:text-style-name="P133" svg:width="0.0795in" svg:height="0.0795in" svg:x="2.0402in" svg:y="0.1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74" draw:name="Shape3" draw:style-name="gr21" draw:text-style-name="P142" svg:width="0.0787in" svg:height="0.0787in" svg:x="2.8272in" svg:y="0.0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75" draw:name="Shape3" draw:style-name="gr39" draw:text-style-name="P149" svg:width="0.0795in" svg:height="0.0795in" svg:x="1.6437in" svg:y="0.0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6" draw:name="Shape3" draw:style-name="gr4" draw:text-style-name="P131" svg:width="0.0787in" svg:height="0.0787in" svg:x="2.0409in" svg:y="0.0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7" draw:name="Shape3" draw:style-name="gr20" draw:text-style-name="P141" svg:width="0.0787in" svg:height="0.0787in" svg:x="2.8272in" svg:y="0.015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6"/>
      <text:p text:style-name="P16"/>
      <text:h text:style-name="P125" text:outline-level="2"><text:bookmark-start text:name="__RefHeading___Toc11434_1024750181"/>Dorian shape<text:bookmark-end text:name="__RefHeading___Toc11434_1024750181"/></text:h>
      <text:p text:style-name="P16"><draw:frame draw:style-name="fr1" draw:name="Frame123" text:anchor-type="paragraph" svg:x="0.5228in" svg:y="0.0201in" svg:width="3.6937in" draw:z-index="3080"><draw:text-box fo:min-height="0.6028in"><text:p text:style-name="Frame_20_contents"><draw:line text:anchor-type="paragraph" draw:z-index="3081" draw:name="Shape2" draw:style-name="gr2" draw:text-style-name="P130" svg:x1="0.7035in" svg:y1="0.211in" svg:x2="3.4551in" svg:y2="0.1992in"><text:p/></draw:line><draw:line text:anchor-type="paragraph" draw:z-index="3082" draw:name="Shape2" draw:style-name="gr1" draw:text-style-name="P128" svg:x1="0.6957in" svg:y1="0.2953in" svg:x2="3.452in" svg:y2="0.2791in"><text:p/></draw:line><draw:line text:anchor-type="paragraph" draw:z-index="3083" draw:name="Shape2" draw:style-name="gr1" draw:text-style-name="P128" svg:x1="0.6984in" svg:y1="0.3787in" svg:x2="3.4547in" svg:y2="0.3626in"><text:p/></draw:line><draw:line text:anchor-type="paragraph" draw:z-index="3084" draw:name="Shape2" draw:style-name="gr1" draw:text-style-name="P128" svg:x1="0.6984in" svg:y1="0.4563in" svg:x2="3.4547in" svg:y2="0.4402in"><text:p/></draw:line><draw:line text:anchor-type="paragraph" draw:z-index="3085" draw:name="Shape2" draw:style-name="gr1" draw:text-style-name="P128" svg:x1="0.7004in" svg:y1="0.1417in" svg:x2="3.4567in" svg:y2="0.1256in"><text:p/></draw:line><draw:line text:anchor-type="paragraph" draw:z-index="3086" draw:name="Shape2" draw:style-name="gr2" draw:text-style-name="P130" svg:x1="0.7031in" svg:y1="0.0618in" svg:x2="3.4594in" svg:y2="0.0618in"><text:p/></draw:line><draw:line text:anchor-type="paragraph" draw:z-index="3087" draw:name="Shape1" draw:style-name="gr3" draw:text-style-name="P129" svg:x1="0.7035in" svg:y1="0.0618in" svg:x2="0.7035in" svg:y2="0.4563in"><text:p/></draw:line><draw:line text:anchor-type="paragraph" draw:z-index="3088" draw:name="Shape1" draw:style-name="gr1" draw:text-style-name="P129" svg:x1="1.0925in" svg:y1="0.0618in" svg:x2="1.0925in" svg:y2="0.4563in"><text:p/></draw:line><draw:line text:anchor-type="paragraph" draw:z-index="3089" draw:name="Shape1" draw:style-name="gr1" draw:text-style-name="P129" svg:x1="1.4862in" svg:y1="0.0618in" svg:x2="1.4862in" svg:y2="0.4563in"><text:p/></draw:line><draw:line text:anchor-type="paragraph" draw:z-index="3090" draw:name="Shape1" draw:style-name="gr1" draw:text-style-name="P129" svg:x1="1.8799in" svg:y1="0.0618in" svg:x2="1.8807in" svg:y2="0.4563in"><text:p/></draw:line><draw:line text:anchor-type="paragraph" draw:z-index="3091" draw:name="Shape1" draw:style-name="gr1" draw:text-style-name="P129" svg:x1="2.2736in" svg:y1="0.0618in" svg:x2="2.2736in" svg:y2="0.4402in"><text:p/></draw:line><draw:line text:anchor-type="paragraph" draw:z-index="3092" draw:name="Shape1" draw:style-name="gr1" draw:text-style-name="P129" svg:x1="2.6673in" svg:y1="0.0618in" svg:x2="2.6673in" svg:y2="0.4402in"><text:p/></draw:line><draw:line text:anchor-type="paragraph" draw:z-index="3093" draw:name="Shape1" draw:style-name="gr1" draw:text-style-name="P129" svg:x1="3.061in" svg:y1="0.0618in" svg:x2="3.061in" svg:y2="0.4402in"><text:p/></draw:line><draw:custom-shape text:anchor-type="paragraph" draw:z-index="309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9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9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9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9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9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101" draw:name="Shape1" draw:style-name="gr1" draw:text-style-name="P129" svg:x1="3.4547in" svg:y1="0.0618in" svg:x2="3.4547in" svg:y2="0.4402in"><text:p/></draw:line><draw:custom-shape text:anchor-type="paragraph" draw:z-index="310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0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1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1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1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4" text:anchor-type="paragraph" svg:x="0.5228in" svg:y="0.0201in" svg:width="3.6937in" draw:z-index="3113"><draw:text-box fo:min-height="0.6028in"><text:p text:style-name="Frame_20_contents"><draw:line text:anchor-type="paragraph" draw:z-index="3114" draw:name="Shape2" draw:style-name="gr2" draw:text-style-name="P130" svg:x1="0.7035in" svg:y1="0.211in" svg:x2="3.4551in" svg:y2="0.1992in"><text:p/></draw:line><draw:line text:anchor-type="paragraph" draw:z-index="3115" draw:name="Shape2" draw:style-name="gr1" draw:text-style-name="P128" svg:x1="0.6957in" svg:y1="0.2953in" svg:x2="3.452in" svg:y2="0.2791in"><text:p/></draw:line><draw:line text:anchor-type="paragraph" draw:z-index="3116" draw:name="Shape2" draw:style-name="gr1" draw:text-style-name="P128" svg:x1="0.6984in" svg:y1="0.3787in" svg:x2="3.4547in" svg:y2="0.3626in"><text:p/></draw:line><draw:line text:anchor-type="paragraph" draw:z-index="3117" draw:name="Shape2" draw:style-name="gr1" draw:text-style-name="P128" svg:x1="0.6984in" svg:y1="0.4563in" svg:x2="3.4547in" svg:y2="0.4402in"><text:p/></draw:line><draw:line text:anchor-type="paragraph" draw:z-index="3118" draw:name="Shape2" draw:style-name="gr1" draw:text-style-name="P128" svg:x1="0.7004in" svg:y1="0.1417in" svg:x2="3.4567in" svg:y2="0.1256in"><text:p/></draw:line><draw:line text:anchor-type="paragraph" draw:z-index="3119" draw:name="Shape2" draw:style-name="gr2" draw:text-style-name="P130" svg:x1="0.7031in" svg:y1="0.0618in" svg:x2="3.4594in" svg:y2="0.0618in"><text:p/></draw:line><draw:line text:anchor-type="paragraph" draw:z-index="3120" draw:name="Shape1" draw:style-name="gr3" draw:text-style-name="P129" svg:x1="0.7035in" svg:y1="0.0618in" svg:x2="0.7035in" svg:y2="0.4563in"><text:p/></draw:line><draw:line text:anchor-type="paragraph" draw:z-index="3121" draw:name="Shape1" draw:style-name="gr1" draw:text-style-name="P129" svg:x1="1.0925in" svg:y1="0.0618in" svg:x2="1.0925in" svg:y2="0.4563in"><text:p/></draw:line><draw:line text:anchor-type="paragraph" draw:z-index="3122" draw:name="Shape1" draw:style-name="gr1" draw:text-style-name="P129" svg:x1="1.4862in" svg:y1="0.0618in" svg:x2="1.4862in" svg:y2="0.4563in"><text:p/></draw:line><draw:line text:anchor-type="paragraph" draw:z-index="3123" draw:name="Shape1" draw:style-name="gr1" draw:text-style-name="P129" svg:x1="1.8799in" svg:y1="0.0618in" svg:x2="1.8807in" svg:y2="0.4563in"><text:p/></draw:line><draw:line text:anchor-type="paragraph" draw:z-index="3124" draw:name="Shape1" draw:style-name="gr1" draw:text-style-name="P129" svg:x1="2.2736in" svg:y1="0.0618in" svg:x2="2.2736in" svg:y2="0.4402in"><text:p/></draw:line><draw:line text:anchor-type="paragraph" draw:z-index="3125" draw:name="Shape1" draw:style-name="gr1" draw:text-style-name="P129" svg:x1="2.6673in" svg:y1="0.0618in" svg:x2="2.6673in" svg:y2="0.4402in"><text:p/></draw:line><draw:line text:anchor-type="paragraph" draw:z-index="3126" draw:name="Shape1" draw:style-name="gr1" draw:text-style-name="P129" svg:x1="3.061in" svg:y1="0.0618in" svg:x2="3.061in" svg:y2="0.4402in"><text:p/></draw:line><draw:custom-shape text:anchor-type="paragraph" draw:z-index="312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2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2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3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3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134" draw:name="Shape1" draw:style-name="gr1" draw:text-style-name="P129" svg:x1="3.4547in" svg:y1="0.0618in" svg:x2="3.4547in" svg:y2="0.4402in"><text:p/></draw:line><draw:custom-shape text:anchor-type="paragraph" draw:z-index="313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3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5" text:anchor-type="paragraph" svg:x="0.5228in" svg:y="0.0201in" svg:width="3.6937in" draw:z-index="3146"><draw:text-box fo:min-height="0.6028in"><text:p text:style-name="Frame_20_contents"><draw:line text:anchor-type="paragraph" draw:z-index="3147" draw:name="Shape2" draw:style-name="gr2" draw:text-style-name="P130" svg:x1="0.7035in" svg:y1="0.211in" svg:x2="3.4551in" svg:y2="0.1992in"><text:p/></draw:line><draw:line text:anchor-type="paragraph" draw:z-index="3148" draw:name="Shape2" draw:style-name="gr1" draw:text-style-name="P128" svg:x1="0.6957in" svg:y1="0.2953in" svg:x2="3.452in" svg:y2="0.2791in"><text:p/></draw:line><draw:line text:anchor-type="paragraph" draw:z-index="3149" draw:name="Shape2" draw:style-name="gr1" draw:text-style-name="P128" svg:x1="0.6984in" svg:y1="0.3787in" svg:x2="3.4547in" svg:y2="0.3626in"><text:p/></draw:line><draw:line text:anchor-type="paragraph" draw:z-index="3150" draw:name="Shape2" draw:style-name="gr1" draw:text-style-name="P128" svg:x1="0.6984in" svg:y1="0.4563in" svg:x2="3.4547in" svg:y2="0.4402in"><text:p/></draw:line><draw:line text:anchor-type="paragraph" draw:z-index="3151" draw:name="Shape2" draw:style-name="gr1" draw:text-style-name="P128" svg:x1="0.7004in" svg:y1="0.1417in" svg:x2="3.4567in" svg:y2="0.1256in"><text:p/></draw:line><draw:line text:anchor-type="paragraph" draw:z-index="3152" draw:name="Shape2" draw:style-name="gr2" draw:text-style-name="P130" svg:x1="0.7031in" svg:y1="0.0618in" svg:x2="3.4594in" svg:y2="0.0618in"><text:p/></draw:line><draw:line text:anchor-type="paragraph" draw:z-index="3153" draw:name="Shape1" draw:style-name="gr3" draw:text-style-name="P129" svg:x1="0.7035in" svg:y1="0.0618in" svg:x2="0.7035in" svg:y2="0.4563in"><text:p/></draw:line><draw:line text:anchor-type="paragraph" draw:z-index="3154" draw:name="Shape1" draw:style-name="gr1" draw:text-style-name="P129" svg:x1="1.0925in" svg:y1="0.0618in" svg:x2="1.0925in" svg:y2="0.4563in"><text:p/></draw:line><draw:line text:anchor-type="paragraph" draw:z-index="3155" draw:name="Shape1" draw:style-name="gr1" draw:text-style-name="P129" svg:x1="1.4862in" svg:y1="0.0618in" svg:x2="1.4862in" svg:y2="0.4563in"><text:p/></draw:line><draw:line text:anchor-type="paragraph" draw:z-index="3156" draw:name="Shape1" draw:style-name="gr1" draw:text-style-name="P129" svg:x1="1.8799in" svg:y1="0.0618in" svg:x2="1.8807in" svg:y2="0.4563in"><text:p/></draw:line><draw:line text:anchor-type="paragraph" draw:z-index="3157" draw:name="Shape1" draw:style-name="gr1" draw:text-style-name="P129" svg:x1="2.2736in" svg:y1="0.0618in" svg:x2="2.2736in" svg:y2="0.4402in"><text:p/></draw:line><draw:line text:anchor-type="paragraph" draw:z-index="3158" draw:name="Shape1" draw:style-name="gr1" draw:text-style-name="P129" svg:x1="2.6673in" svg:y1="0.0618in" svg:x2="2.6673in" svg:y2="0.4402in"><text:p/></draw:line><draw:line text:anchor-type="paragraph" draw:z-index="3159" draw:name="Shape1" draw:style-name="gr1" draw:text-style-name="P129" svg:x1="3.061in" svg:y1="0.0618in" svg:x2="3.061in" svg:y2="0.4402in"><text:p/></draw:line><draw:custom-shape text:anchor-type="paragraph" draw:z-index="316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6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6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6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6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6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6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167" draw:name="Shape1" draw:style-name="gr1" draw:text-style-name="P129" svg:x1="3.4547in" svg:y1="0.0618in" svg:x2="3.4547in" svg:y2="0.4402in"><text:p/></draw:line><draw:custom-shape text:anchor-type="paragraph" draw:z-index="316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6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7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6" text:anchor-type="paragraph" svg:x="0.5228in" svg:y="0.0201in" svg:width="3.6937in" draw:z-index="3179"><draw:text-box fo:min-height="0.6028in"><text:p text:style-name="Frame_20_contents"><draw:line text:anchor-type="paragraph" draw:z-index="3180" draw:name="Shape2" draw:style-name="gr2" draw:text-style-name="P130" svg:x1="0.7035in" svg:y1="0.211in" svg:x2="3.4551in" svg:y2="0.1992in"><text:p/></draw:line><draw:line text:anchor-type="paragraph" draw:z-index="3181" draw:name="Shape2" draw:style-name="gr1" draw:text-style-name="P128" svg:x1="0.6957in" svg:y1="0.2953in" svg:x2="3.452in" svg:y2="0.2791in"><text:p/></draw:line><draw:line text:anchor-type="paragraph" draw:z-index="3182" draw:name="Shape2" draw:style-name="gr1" draw:text-style-name="P128" svg:x1="0.6984in" svg:y1="0.3787in" svg:x2="3.4547in" svg:y2="0.3626in"><text:p/></draw:line><draw:line text:anchor-type="paragraph" draw:z-index="3183" draw:name="Shape2" draw:style-name="gr1" draw:text-style-name="P128" svg:x1="0.6984in" svg:y1="0.4563in" svg:x2="3.4547in" svg:y2="0.4402in"><text:p/></draw:line><draw:line text:anchor-type="paragraph" draw:z-index="3184" draw:name="Shape2" draw:style-name="gr1" draw:text-style-name="P128" svg:x1="0.7004in" svg:y1="0.1417in" svg:x2="3.4567in" svg:y2="0.1256in"><text:p/></draw:line><draw:line text:anchor-type="paragraph" draw:z-index="3185" draw:name="Shape2" draw:style-name="gr2" draw:text-style-name="P130" svg:x1="0.7031in" svg:y1="0.0618in" svg:x2="3.4594in" svg:y2="0.0618in"><text:p/></draw:line><draw:line text:anchor-type="paragraph" draw:z-index="3186" draw:name="Shape1" draw:style-name="gr3" draw:text-style-name="P129" svg:x1="0.7035in" svg:y1="0.0618in" svg:x2="0.7035in" svg:y2="0.4563in"><text:p/></draw:line><draw:line text:anchor-type="paragraph" draw:z-index="3187" draw:name="Shape1" draw:style-name="gr1" draw:text-style-name="P129" svg:x1="1.0925in" svg:y1="0.0618in" svg:x2="1.0925in" svg:y2="0.4563in"><text:p/></draw:line><draw:line text:anchor-type="paragraph" draw:z-index="3188" draw:name="Shape1" draw:style-name="gr1" draw:text-style-name="P129" svg:x1="1.4862in" svg:y1="0.0618in" svg:x2="1.4862in" svg:y2="0.4563in"><text:p/></draw:line><draw:line text:anchor-type="paragraph" draw:z-index="3189" draw:name="Shape1" draw:style-name="gr1" draw:text-style-name="P129" svg:x1="1.8799in" svg:y1="0.0618in" svg:x2="1.8807in" svg:y2="0.4563in"><text:p/></draw:line><draw:line text:anchor-type="paragraph" draw:z-index="3190" draw:name="Shape1" draw:style-name="gr1" draw:text-style-name="P129" svg:x1="2.2736in" svg:y1="0.0618in" svg:x2="2.2736in" svg:y2="0.4402in"><text:p/></draw:line><draw:line text:anchor-type="paragraph" draw:z-index="3191" draw:name="Shape1" draw:style-name="gr1" draw:text-style-name="P129" svg:x1="2.6673in" svg:y1="0.0618in" svg:x2="2.6673in" svg:y2="0.4402in"><text:p/></draw:line><draw:line text:anchor-type="paragraph" draw:z-index="3192" draw:name="Shape1" draw:style-name="gr1" draw:text-style-name="P129" svg:x1="3.061in" svg:y1="0.0618in" svg:x2="3.061in" svg:y2="0.4402in"><text:p/></draw:line><draw:custom-shape text:anchor-type="paragraph" draw:z-index="319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9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9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9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9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9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9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200" draw:name="Shape1" draw:style-name="gr1" draw:text-style-name="P129" svg:x1="3.4547in" svg:y1="0.0618in" svg:x2="3.4547in" svg:y2="0.4402in"><text:p/></draw:line><draw:custom-shape text:anchor-type="paragraph" draw:z-index="320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0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1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1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7" text:anchor-type="paragraph" svg:x="0.5228in" svg:y="0.0201in" svg:width="3.6937in" draw:z-index="3212"><draw:text-box fo:min-height="0.6028in"><text:p text:style-name="Frame_20_contents"><draw:line text:anchor-type="paragraph" draw:z-index="3213" draw:name="Shape2" draw:style-name="gr2" draw:text-style-name="P130" svg:x1="0.7035in" svg:y1="0.211in" svg:x2="3.4551in" svg:y2="0.1992in"><text:p/></draw:line><draw:line text:anchor-type="paragraph" draw:z-index="3214" draw:name="Shape2" draw:style-name="gr1" draw:text-style-name="P128" svg:x1="0.6957in" svg:y1="0.2953in" svg:x2="3.452in" svg:y2="0.2791in"><text:p/></draw:line><draw:line text:anchor-type="paragraph" draw:z-index="3215" draw:name="Shape2" draw:style-name="gr1" draw:text-style-name="P128" svg:x1="0.6984in" svg:y1="0.3787in" svg:x2="3.4547in" svg:y2="0.3626in"><text:p/></draw:line><draw:line text:anchor-type="paragraph" draw:z-index="3216" draw:name="Shape2" draw:style-name="gr1" draw:text-style-name="P128" svg:x1="0.6984in" svg:y1="0.4563in" svg:x2="3.4547in" svg:y2="0.4402in"><text:p/></draw:line><draw:line text:anchor-type="paragraph" draw:z-index="3217" draw:name="Shape2" draw:style-name="gr1" draw:text-style-name="P128" svg:x1="0.7004in" svg:y1="0.1417in" svg:x2="3.4567in" svg:y2="0.1256in"><text:p/></draw:line><draw:line text:anchor-type="paragraph" draw:z-index="3218" draw:name="Shape2" draw:style-name="gr2" draw:text-style-name="P130" svg:x1="0.7031in" svg:y1="0.0618in" svg:x2="3.4594in" svg:y2="0.0618in"><text:p/></draw:line><draw:line text:anchor-type="paragraph" draw:z-index="3219" draw:name="Shape1" draw:style-name="gr3" draw:text-style-name="P129" svg:x1="0.7035in" svg:y1="0.0618in" svg:x2="0.7035in" svg:y2="0.4563in"><text:p/></draw:line><draw:line text:anchor-type="paragraph" draw:z-index="3220" draw:name="Shape1" draw:style-name="gr1" draw:text-style-name="P129" svg:x1="1.0925in" svg:y1="0.0618in" svg:x2="1.0925in" svg:y2="0.4563in"><text:p/></draw:line><draw:line text:anchor-type="paragraph" draw:z-index="3221" draw:name="Shape1" draw:style-name="gr1" draw:text-style-name="P129" svg:x1="1.4862in" svg:y1="0.0618in" svg:x2="1.4862in" svg:y2="0.4563in"><text:p/></draw:line><draw:line text:anchor-type="paragraph" draw:z-index="3222" draw:name="Shape1" draw:style-name="gr1" draw:text-style-name="P129" svg:x1="1.8799in" svg:y1="0.0618in" svg:x2="1.8807in" svg:y2="0.4563in"><text:p/></draw:line><draw:line text:anchor-type="paragraph" draw:z-index="3223" draw:name="Shape1" draw:style-name="gr1" draw:text-style-name="P129" svg:x1="2.2736in" svg:y1="0.0618in" svg:x2="2.2736in" svg:y2="0.4402in"><text:p/></draw:line><draw:line text:anchor-type="paragraph" draw:z-index="3224" draw:name="Shape1" draw:style-name="gr1" draw:text-style-name="P129" svg:x1="2.6673in" svg:y1="0.0618in" svg:x2="2.6673in" svg:y2="0.4402in"><text:p/></draw:line><draw:line text:anchor-type="paragraph" draw:z-index="3225" draw:name="Shape1" draw:style-name="gr1" draw:text-style-name="P129" svg:x1="3.061in" svg:y1="0.0618in" svg:x2="3.061in" svg:y2="0.4402in"><text:p/></draw:line><draw:custom-shape text:anchor-type="paragraph" draw:z-index="322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2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2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2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3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3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233" draw:name="Shape1" draw:style-name="gr1" draw:text-style-name="P129" svg:x1="3.4547in" svg:y1="0.0618in" svg:x2="3.4547in" svg:y2="0.4402in"><text:p/></draw:line><draw:custom-shape text:anchor-type="paragraph" draw:z-index="323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3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8" text:anchor-type="paragraph" svg:x="0.5228in" svg:y="0.0201in" svg:width="3.6937in" draw:z-index="3245"><draw:text-box fo:min-height="0.6028in"><text:p text:style-name="Frame_20_contents"><draw:line text:anchor-type="paragraph" draw:z-index="3246" draw:name="Shape2" draw:style-name="gr2" draw:text-style-name="P130" svg:x1="0.7035in" svg:y1="0.211in" svg:x2="3.4551in" svg:y2="0.1992in"><text:p/></draw:line><draw:line text:anchor-type="paragraph" draw:z-index="3247" draw:name="Shape2" draw:style-name="gr1" draw:text-style-name="P128" svg:x1="0.6957in" svg:y1="0.2953in" svg:x2="3.452in" svg:y2="0.2791in"><text:p/></draw:line><draw:line text:anchor-type="paragraph" draw:z-index="3248" draw:name="Shape2" draw:style-name="gr1" draw:text-style-name="P128" svg:x1="0.6984in" svg:y1="0.3787in" svg:x2="3.4547in" svg:y2="0.3626in"><text:p/></draw:line><draw:line text:anchor-type="paragraph" draw:z-index="3249" draw:name="Shape2" draw:style-name="gr1" draw:text-style-name="P128" svg:x1="0.6984in" svg:y1="0.4563in" svg:x2="3.4547in" svg:y2="0.4402in"><text:p/></draw:line><draw:line text:anchor-type="paragraph" draw:z-index="3250" draw:name="Shape2" draw:style-name="gr1" draw:text-style-name="P128" svg:x1="0.7004in" svg:y1="0.1417in" svg:x2="3.4567in" svg:y2="0.1256in"><text:p/></draw:line><draw:line text:anchor-type="paragraph" draw:z-index="3251" draw:name="Shape2" draw:style-name="gr2" draw:text-style-name="P130" svg:x1="0.7031in" svg:y1="0.0618in" svg:x2="3.4594in" svg:y2="0.0618in"><text:p/></draw:line><draw:line text:anchor-type="paragraph" draw:z-index="3252" draw:name="Shape1" draw:style-name="gr3" draw:text-style-name="P129" svg:x1="0.7035in" svg:y1="0.0618in" svg:x2="0.7035in" svg:y2="0.4563in"><text:p/></draw:line><draw:line text:anchor-type="paragraph" draw:z-index="3253" draw:name="Shape1" draw:style-name="gr1" draw:text-style-name="P129" svg:x1="1.0925in" svg:y1="0.0618in" svg:x2="1.0925in" svg:y2="0.4563in"><text:p/></draw:line><draw:line text:anchor-type="paragraph" draw:z-index="3254" draw:name="Shape1" draw:style-name="gr1" draw:text-style-name="P129" svg:x1="1.4862in" svg:y1="0.0618in" svg:x2="1.4862in" svg:y2="0.4563in"><text:p/></draw:line><draw:line text:anchor-type="paragraph" draw:z-index="3255" draw:name="Shape1" draw:style-name="gr1" draw:text-style-name="P129" svg:x1="1.8799in" svg:y1="0.0618in" svg:x2="1.8807in" svg:y2="0.4563in"><text:p/></draw:line><draw:line text:anchor-type="paragraph" draw:z-index="3256" draw:name="Shape1" draw:style-name="gr1" draw:text-style-name="P129" svg:x1="2.2736in" svg:y1="0.0618in" svg:x2="2.2736in" svg:y2="0.4402in"><text:p/></draw:line><draw:line text:anchor-type="paragraph" draw:z-index="3257" draw:name="Shape1" draw:style-name="gr1" draw:text-style-name="P129" svg:x1="2.6673in" svg:y1="0.0618in" svg:x2="2.6673in" svg:y2="0.4402in"><text:p/></draw:line><draw:line text:anchor-type="paragraph" draw:z-index="3258" draw:name="Shape1" draw:style-name="gr1" draw:text-style-name="P129" svg:x1="3.061in" svg:y1="0.0618in" svg:x2="3.061in" svg:y2="0.4402in"><text:p/></draw:line><draw:custom-shape text:anchor-type="paragraph" draw:z-index="325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6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6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266" draw:name="Shape1" draw:style-name="gr1" draw:text-style-name="P129" svg:x1="3.4547in" svg:y1="0.0618in" svg:x2="3.4547in" svg:y2="0.4402in"><text:p/></draw:line><draw:custom-shape text:anchor-type="paragraph" draw:z-index="326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9" text:anchor-type="paragraph" svg:x="0.5228in" svg:y="0.0201in" svg:width="3.6937in" draw:z-index="3278"><draw:text-box fo:min-height="0.6028in"><text:p text:style-name="Frame_20_contents"><draw:line text:anchor-type="paragraph" draw:z-index="3279" draw:name="Shape2" draw:style-name="gr2" draw:text-style-name="P130" svg:x1="0.7035in" svg:y1="0.211in" svg:x2="3.4551in" svg:y2="0.1992in"><text:p/></draw:line><draw:line text:anchor-type="paragraph" draw:z-index="3280" draw:name="Shape2" draw:style-name="gr1" draw:text-style-name="P128" svg:x1="0.6957in" svg:y1="0.2953in" svg:x2="3.452in" svg:y2="0.2791in"><text:p/></draw:line><draw:line text:anchor-type="paragraph" draw:z-index="3281" draw:name="Shape2" draw:style-name="gr1" draw:text-style-name="P128" svg:x1="0.6984in" svg:y1="0.3787in" svg:x2="3.4547in" svg:y2="0.3626in"><text:p/></draw:line><draw:line text:anchor-type="paragraph" draw:z-index="3282" draw:name="Shape2" draw:style-name="gr1" draw:text-style-name="P128" svg:x1="0.6984in" svg:y1="0.4563in" svg:x2="3.4547in" svg:y2="0.4402in"><text:p/></draw:line><draw:line text:anchor-type="paragraph" draw:z-index="3283" draw:name="Shape2" draw:style-name="gr1" draw:text-style-name="P128" svg:x1="0.7004in" svg:y1="0.1417in" svg:x2="3.4567in" svg:y2="0.1256in"><text:p/></draw:line><draw:line text:anchor-type="paragraph" draw:z-index="3284" draw:name="Shape2" draw:style-name="gr2" draw:text-style-name="P130" svg:x1="0.7031in" svg:y1="0.0618in" svg:x2="3.4594in" svg:y2="0.0618in"><text:p/></draw:line><draw:line text:anchor-type="paragraph" draw:z-index="3285" draw:name="Shape1" draw:style-name="gr3" draw:text-style-name="P129" svg:x1="0.7035in" svg:y1="0.0618in" svg:x2="0.7035in" svg:y2="0.4563in"><text:p/></draw:line><draw:line text:anchor-type="paragraph" draw:z-index="3286" draw:name="Shape1" draw:style-name="gr1" draw:text-style-name="P129" svg:x1="1.0925in" svg:y1="0.0618in" svg:x2="1.0925in" svg:y2="0.4563in"><text:p/></draw:line><draw:line text:anchor-type="paragraph" draw:z-index="3287" draw:name="Shape1" draw:style-name="gr1" draw:text-style-name="P129" svg:x1="1.4862in" svg:y1="0.0618in" svg:x2="1.4862in" svg:y2="0.4563in"><text:p/></draw:line><draw:line text:anchor-type="paragraph" draw:z-index="3288" draw:name="Shape1" draw:style-name="gr1" draw:text-style-name="P129" svg:x1="1.8799in" svg:y1="0.0618in" svg:x2="1.8807in" svg:y2="0.4563in"><text:p/></draw:line><draw:line text:anchor-type="paragraph" draw:z-index="3289" draw:name="Shape1" draw:style-name="gr1" draw:text-style-name="P129" svg:x1="2.2736in" svg:y1="0.0618in" svg:x2="2.2736in" svg:y2="0.4402in"><text:p/></draw:line><draw:line text:anchor-type="paragraph" draw:z-index="3290" draw:name="Shape1" draw:style-name="gr1" draw:text-style-name="P129" svg:x1="2.6673in" svg:y1="0.0618in" svg:x2="2.6673in" svg:y2="0.4402in"><text:p/></draw:line><draw:line text:anchor-type="paragraph" draw:z-index="3291" draw:name="Shape1" draw:style-name="gr1" draw:text-style-name="P129" svg:x1="3.061in" svg:y1="0.0618in" svg:x2="3.061in" svg:y2="0.4402in"><text:p/></draw:line><draw:custom-shape text:anchor-type="paragraph" draw:z-index="3292" draw:name="Shape3" draw:style-name="gr4" draw:text-style-name="P131" svg:width="0.0787in" svg:height="0.0787in" svg:x="0.852in" svg:y="0.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3" draw:name="Shape3" draw:style-name="gr5" draw:text-style-name="P132" svg:width="0.0787in" svg:height="0.0787in" svg:x="1.6563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4" draw:name="Shape3" draw:style-name="gr6" draw:text-style-name="P133" svg:width="0.0795in" svg:height="0.0795in" svg:x="0.8516in" svg:y="0.3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95" draw:name="Shape3" draw:style-name="gr6" draw:text-style-name="P133" svg:width="0.0795in" svg:height="0.0795in" svg:x="1.6563in" svg:y="0.169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96" draw:name="Shape3" draw:style-name="gr5" draw:text-style-name="P132" svg:width="0.0787in" svg:height="0.0787in" svg:x="2.4445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97" draw:name="Shape1" draw:style-name="gr1" draw:text-style-name="P129" svg:x1="3.4547in" svg:y1="0.0618in" svg:x2="3.4547in" svg:y2="0.4402in"><text:p/></draw:line><draw:custom-shape text:anchor-type="paragraph" draw:z-index="3298" draw:name="Shape3" draw:style-name="gr20" draw:text-style-name="P141" svg:width="0.0787in" svg:height="0.0787in" svg:x="0.8516in" svg:y="0.4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9" draw:name="Shape3" draw:style-name="gr20" draw:text-style-name="P141" svg:width="0.0787in" svg:height="0.0787in" svg:x="1.6563in" svg:y="0.2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0" draw:name="Shape3" draw:style-name="gr21" draw:text-style-name="P142" svg:width="0.0787in" svg:height="0.0787in" svg:x="1.6563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1" draw:name="Shape3" draw:style-name="gr23" draw:text-style-name="P144"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2" draw:name="Shape3" draw:style-name="gr23" draw:text-style-name="P144" svg:width="0.0787in" svg:height="0.0787in" svg:x="0.852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3" draw:name="Shape3" draw:style-name="gr27" draw:text-style-name="P148" svg:width="0.0787in" svg:height="0.0787in" svg:x="2.4445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4" draw:name="Shape3" draw:style-name="gr28" draw:text-style-name="P142" svg:width="0.0787in" svg:height="0.0787in" svg:x="2.4429in" svg:y="0.1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05" draw:name="Shape3" draw:style-name="gr27" draw:text-style-name="P148" svg:width="0.0787in" svg:height="0.0787in" svg:x="1.6591in" svg:y="0.1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6" draw:name="Shape3" draw:style-name="gr4" draw:text-style-name="P131" svg:width="0.0787in" svg:height="0.0787in" svg:x="2.044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50" draw:name="Shape3" draw:style-name="gr5" draw:text-style-name="P132" svg:width="0.0787in" svg:height="0.0787in" svg:x="1.6591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51" draw:name="Shape3" draw:style-name="gr23" draw:text-style-name="P144" svg:width="0.0787in" svg:height="0.0787in" svg:x="2.0445in" svg:y="0.0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52" draw:name="Shape3" draw:style-name="gr6" draw:text-style-name="P133" svg:width="0.0795in" svg:height="0.0795in" svg:x="2.8354in" svg:y="0.02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53" draw:name="Shape3" draw:style-name="gr20" draw:text-style-name="P141" svg:width="0.0787in" svg:height="0.0787in" svg:x="2.8354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8"/>
      <text:p text:style-name="P48"/>
      <text:p text:style-name="P16"/>
      <text:p text:style-name="P15"/>
      <text:h text:style-name="P98" text:outline-level="1"><text:bookmark-start text:name="__RefHeading___Toc11436_1024750181"/><text:span text:style-name="T47">3nps Aeoli</text:span>an 6-string shapes<text:bookmark-end text:name="__RefHeading___Toc11436_1024750181"/></text:h>
      <text:h text:style-name="P120" text:outline-level="2"><text:bookmark-start text:name="__RefHeading___Toc11438_1024750181"/>Mixolydian shape<text:bookmark-end text:name="__RefHeading___Toc11438_1024750181"/></text:h>
      <text:p text:style-name="P17"><draw:frame draw:style-name="fr1" draw:name="Frame116" text:anchor-type="paragraph" svg:x="0.5228in" svg:y="0.0201in" svg:width="3.6937in" draw:z-index="3354"><draw:text-box fo:min-height="0.6028in"><text:p text:style-name="Frame_20_contents"><draw:line text:anchor-type="paragraph" draw:z-index="3355" draw:name="Shape2" draw:style-name="gr2" draw:text-style-name="P130" svg:x1="0.7035in" svg:y1="0.211in" svg:x2="3.4551in" svg:y2="0.1992in"><text:p/></draw:line><draw:line text:anchor-type="paragraph" draw:z-index="3356" draw:name="Shape2" draw:style-name="gr1" draw:text-style-name="P128" svg:x1="0.6957in" svg:y1="0.2953in" svg:x2="3.452in" svg:y2="0.2791in"><text:p/></draw:line><draw:line text:anchor-type="paragraph" draw:z-index="3357" draw:name="Shape2" draw:style-name="gr1" draw:text-style-name="P128" svg:x1="0.6984in" svg:y1="0.3787in" svg:x2="3.4547in" svg:y2="0.3626in"><text:p/></draw:line><draw:line text:anchor-type="paragraph" draw:z-index="3358" draw:name="Shape2" draw:style-name="gr1" draw:text-style-name="P128" svg:x1="0.6984in" svg:y1="0.4563in" svg:x2="3.4547in" svg:y2="0.4402in"><text:p/></draw:line><draw:line text:anchor-type="paragraph" draw:z-index="3359" draw:name="Shape2" draw:style-name="gr1" draw:text-style-name="P128" svg:x1="0.7004in" svg:y1="0.1417in" svg:x2="3.4567in" svg:y2="0.1256in"><text:p/></draw:line><draw:line text:anchor-type="paragraph" draw:z-index="3360" draw:name="Shape2" draw:style-name="gr2" draw:text-style-name="P130" svg:x1="0.7031in" svg:y1="0.0618in" svg:x2="3.4594in" svg:y2="0.0618in"><text:p/></draw:line><draw:line text:anchor-type="paragraph" draw:z-index="3361" draw:name="Shape1" draw:style-name="gr3" draw:text-style-name="P129" svg:x1="0.7035in" svg:y1="0.0618in" svg:x2="0.7035in" svg:y2="0.4563in"><text:p/></draw:line><draw:line text:anchor-type="paragraph" draw:z-index="3362" draw:name="Shape1" draw:style-name="gr1" draw:text-style-name="P129" svg:x1="1.0925in" svg:y1="0.0618in" svg:x2="1.0925in" svg:y2="0.4563in"><text:p/></draw:line><draw:line text:anchor-type="paragraph" draw:z-index="3363" draw:name="Shape1" draw:style-name="gr1" draw:text-style-name="P129" svg:x1="1.4862in" svg:y1="0.0618in" svg:x2="1.4862in" svg:y2="0.4563in"><text:p/></draw:line><draw:line text:anchor-type="paragraph" draw:z-index="3364" draw:name="Shape1" draw:style-name="gr1" draw:text-style-name="P129" svg:x1="1.8799in" svg:y1="0.0618in" svg:x2="1.8807in" svg:y2="0.4563in"><text:p/></draw:line><draw:line text:anchor-type="paragraph" draw:z-index="3365" draw:name="Shape1" draw:style-name="gr1" draw:text-style-name="P129" svg:x1="2.2736in" svg:y1="0.0618in" svg:x2="2.2736in" svg:y2="0.4402in"><text:p/></draw:line><draw:line text:anchor-type="paragraph" draw:z-index="3366" draw:name="Shape1" draw:style-name="gr1" draw:text-style-name="P129" svg:x1="2.6673in" svg:y1="0.0618in" svg:x2="2.6673in" svg:y2="0.4402in"><text:p/></draw:line><draw:line text:anchor-type="paragraph" draw:z-index="3367" draw:name="Shape1" draw:style-name="gr1" draw:text-style-name="P129" svg:x1="3.061in" svg:y1="0.0618in" svg:x2="3.061in" svg:y2="0.4402in"><text:p/></draw:line><draw:custom-shape text:anchor-type="paragraph" draw:z-index="336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6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7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7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375" draw:name="Shape1" draw:style-name="gr1" draw:text-style-name="P129" svg:x1="3.4547in" svg:y1="0.0618in" svg:x2="3.4547in" svg:y2="0.4402in"><text:p/></draw:line><draw:custom-shape text:anchor-type="paragraph" draw:z-index="337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8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7" text:anchor-type="paragraph" svg:x="0.5228in" svg:y="0.0201in" svg:width="3.6937in" draw:z-index="3387"><draw:text-box fo:min-height="0.6028in"><text:p text:style-name="Frame_20_contents"><draw:line text:anchor-type="paragraph" draw:z-index="3388" draw:name="Shape2" draw:style-name="gr2" draw:text-style-name="P130" svg:x1="0.7035in" svg:y1="0.211in" svg:x2="3.4551in" svg:y2="0.1992in"><text:p/></draw:line><draw:line text:anchor-type="paragraph" draw:z-index="3389" draw:name="Shape2" draw:style-name="gr1" draw:text-style-name="P128" svg:x1="0.6957in" svg:y1="0.2953in" svg:x2="3.452in" svg:y2="0.2791in"><text:p/></draw:line><draw:line text:anchor-type="paragraph" draw:z-index="3390" draw:name="Shape2" draw:style-name="gr1" draw:text-style-name="P128" svg:x1="0.6984in" svg:y1="0.3787in" svg:x2="3.4547in" svg:y2="0.3626in"><text:p/></draw:line><draw:line text:anchor-type="paragraph" draw:z-index="3391" draw:name="Shape2" draw:style-name="gr1" draw:text-style-name="P128" svg:x1="0.6984in" svg:y1="0.4563in" svg:x2="3.4547in" svg:y2="0.4402in"><text:p/></draw:line><draw:line text:anchor-type="paragraph" draw:z-index="3392" draw:name="Shape2" draw:style-name="gr1" draw:text-style-name="P128" svg:x1="0.7004in" svg:y1="0.1417in" svg:x2="3.4567in" svg:y2="0.1256in"><text:p/></draw:line><draw:line text:anchor-type="paragraph" draw:z-index="3393" draw:name="Shape2" draw:style-name="gr2" draw:text-style-name="P130" svg:x1="0.7031in" svg:y1="0.0618in" svg:x2="3.4594in" svg:y2="0.0618in"><text:p/></draw:line><draw:line text:anchor-type="paragraph" draw:z-index="3394" draw:name="Shape1" draw:style-name="gr3" draw:text-style-name="P129" svg:x1="0.7035in" svg:y1="0.0618in" svg:x2="0.7035in" svg:y2="0.4563in"><text:p/></draw:line><draw:line text:anchor-type="paragraph" draw:z-index="3395" draw:name="Shape1" draw:style-name="gr1" draw:text-style-name="P129" svg:x1="1.0925in" svg:y1="0.0618in" svg:x2="1.0925in" svg:y2="0.4563in"><text:p/></draw:line><draw:line text:anchor-type="paragraph" draw:z-index="3396" draw:name="Shape1" draw:style-name="gr1" draw:text-style-name="P129" svg:x1="1.4862in" svg:y1="0.0618in" svg:x2="1.4862in" svg:y2="0.4563in"><text:p/></draw:line><draw:line text:anchor-type="paragraph" draw:z-index="3397" draw:name="Shape1" draw:style-name="gr1" draw:text-style-name="P129" svg:x1="1.8799in" svg:y1="0.0618in" svg:x2="1.8807in" svg:y2="0.4563in"><text:p/></draw:line><draw:line text:anchor-type="paragraph" draw:z-index="3398" draw:name="Shape1" draw:style-name="gr1" draw:text-style-name="P129" svg:x1="2.2736in" svg:y1="0.0618in" svg:x2="2.2736in" svg:y2="0.4402in"><text:p/></draw:line><draw:line text:anchor-type="paragraph" draw:z-index="3399" draw:name="Shape1" draw:style-name="gr1" draw:text-style-name="P129" svg:x1="2.6673in" svg:y1="0.0618in" svg:x2="2.6673in" svg:y2="0.4402in"><text:p/></draw:line><draw:line text:anchor-type="paragraph" draw:z-index="3400" draw:name="Shape1" draw:style-name="gr1" draw:text-style-name="P129" svg:x1="3.061in" svg:y1="0.0618in" svg:x2="3.061in" svg:y2="0.4402in"><text:p/></draw:line><draw:custom-shape text:anchor-type="paragraph" draw:z-index="340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0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0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0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0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0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0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08" draw:name="Shape1" draw:style-name="gr1" draw:text-style-name="P129" svg:x1="3.4547in" svg:y1="0.0618in" svg:x2="3.4547in" svg:y2="0.4402in"><text:p/></draw:line><draw:custom-shape text:anchor-type="paragraph" draw:z-index="340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1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8" text:anchor-type="paragraph" svg:x="0.5228in" svg:y="0.0201in" svg:width="3.6937in" draw:z-index="3420"><draw:text-box fo:min-height="0.6028in"><text:p text:style-name="Frame_20_contents"><draw:line text:anchor-type="paragraph" draw:z-index="3421" draw:name="Shape2" draw:style-name="gr2" draw:text-style-name="P130" svg:x1="0.7035in" svg:y1="0.211in" svg:x2="3.4551in" svg:y2="0.1992in"><text:p/></draw:line><draw:line text:anchor-type="paragraph" draw:z-index="3422" draw:name="Shape2" draw:style-name="gr1" draw:text-style-name="P128" svg:x1="0.6957in" svg:y1="0.2953in" svg:x2="3.452in" svg:y2="0.2791in"><text:p/></draw:line><draw:line text:anchor-type="paragraph" draw:z-index="3423" draw:name="Shape2" draw:style-name="gr1" draw:text-style-name="P128" svg:x1="0.6984in" svg:y1="0.3787in" svg:x2="3.4547in" svg:y2="0.3626in"><text:p/></draw:line><draw:line text:anchor-type="paragraph" draw:z-index="3424" draw:name="Shape2" draw:style-name="gr1" draw:text-style-name="P128" svg:x1="0.6984in" svg:y1="0.4563in" svg:x2="3.4547in" svg:y2="0.4402in"><text:p/></draw:line><draw:line text:anchor-type="paragraph" draw:z-index="3425" draw:name="Shape2" draw:style-name="gr1" draw:text-style-name="P128" svg:x1="0.7004in" svg:y1="0.1417in" svg:x2="3.4567in" svg:y2="0.1256in"><text:p/></draw:line><draw:line text:anchor-type="paragraph" draw:z-index="3426" draw:name="Shape2" draw:style-name="gr2" draw:text-style-name="P130" svg:x1="0.7031in" svg:y1="0.0618in" svg:x2="3.4594in" svg:y2="0.0618in"><text:p/></draw:line><draw:line text:anchor-type="paragraph" draw:z-index="3427" draw:name="Shape1" draw:style-name="gr3" draw:text-style-name="P129" svg:x1="0.7035in" svg:y1="0.0618in" svg:x2="0.7035in" svg:y2="0.4563in"><text:p/></draw:line><draw:line text:anchor-type="paragraph" draw:z-index="3428" draw:name="Shape1" draw:style-name="gr1" draw:text-style-name="P129" svg:x1="1.0925in" svg:y1="0.0618in" svg:x2="1.0925in" svg:y2="0.4563in"><text:p/></draw:line><draw:line text:anchor-type="paragraph" draw:z-index="3429" draw:name="Shape1" draw:style-name="gr1" draw:text-style-name="P129" svg:x1="1.4862in" svg:y1="0.0618in" svg:x2="1.4862in" svg:y2="0.4563in"><text:p/></draw:line><draw:line text:anchor-type="paragraph" draw:z-index="3430" draw:name="Shape1" draw:style-name="gr1" draw:text-style-name="P129" svg:x1="1.8799in" svg:y1="0.0618in" svg:x2="1.8807in" svg:y2="0.4563in"><text:p/></draw:line><draw:line text:anchor-type="paragraph" draw:z-index="3431" draw:name="Shape1" draw:style-name="gr1" draw:text-style-name="P129" svg:x1="2.2736in" svg:y1="0.0618in" svg:x2="2.2736in" svg:y2="0.4402in"><text:p/></draw:line><draw:line text:anchor-type="paragraph" draw:z-index="3432" draw:name="Shape1" draw:style-name="gr1" draw:text-style-name="P129" svg:x1="2.6673in" svg:y1="0.0618in" svg:x2="2.6673in" svg:y2="0.4402in"><text:p/></draw:line><draw:line text:anchor-type="paragraph" draw:z-index="3433" draw:name="Shape1" draw:style-name="gr1" draw:text-style-name="P129" svg:x1="3.061in" svg:y1="0.0618in" svg:x2="3.061in" svg:y2="0.4402in"><text:p/></draw:line><draw:custom-shape text:anchor-type="paragraph" draw:z-index="343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3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3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3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3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3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41" draw:name="Shape1" draw:style-name="gr1" draw:text-style-name="P129" svg:x1="3.4547in" svg:y1="0.0618in" svg:x2="3.4547in" svg:y2="0.4402in"><text:p/></draw:line><draw:custom-shape text:anchor-type="paragraph" draw:z-index="344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5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5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5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19" text:anchor-type="paragraph" svg:x="0.5228in" svg:y="0.0201in" svg:width="3.6937in" draw:z-index="3453"><draw:text-box fo:min-height="0.6028in"><text:p text:style-name="Frame_20_contents"><draw:line text:anchor-type="paragraph" draw:z-index="3454" draw:name="Shape2" draw:style-name="gr2" draw:text-style-name="P130" svg:x1="0.7035in" svg:y1="0.211in" svg:x2="3.4551in" svg:y2="0.1992in"><text:p/></draw:line><draw:line text:anchor-type="paragraph" draw:z-index="3455" draw:name="Shape2" draw:style-name="gr1" draw:text-style-name="P128" svg:x1="0.6957in" svg:y1="0.2953in" svg:x2="3.452in" svg:y2="0.2791in"><text:p/></draw:line><draw:line text:anchor-type="paragraph" draw:z-index="3456" draw:name="Shape2" draw:style-name="gr1" draw:text-style-name="P128" svg:x1="0.6984in" svg:y1="0.3787in" svg:x2="3.4547in" svg:y2="0.3626in"><text:p/></draw:line><draw:line text:anchor-type="paragraph" draw:z-index="3457" draw:name="Shape2" draw:style-name="gr1" draw:text-style-name="P128" svg:x1="0.6984in" svg:y1="0.4563in" svg:x2="3.4547in" svg:y2="0.4402in"><text:p/></draw:line><draw:line text:anchor-type="paragraph" draw:z-index="3458" draw:name="Shape2" draw:style-name="gr1" draw:text-style-name="P128" svg:x1="0.7004in" svg:y1="0.1417in" svg:x2="3.4567in" svg:y2="0.1256in"><text:p/></draw:line><draw:line text:anchor-type="paragraph" draw:z-index="3459" draw:name="Shape2" draw:style-name="gr2" draw:text-style-name="P130" svg:x1="0.7031in" svg:y1="0.0618in" svg:x2="3.4594in" svg:y2="0.0618in"><text:p/></draw:line><draw:line text:anchor-type="paragraph" draw:z-index="3460" draw:name="Shape1" draw:style-name="gr3" draw:text-style-name="P129" svg:x1="0.7035in" svg:y1="0.0618in" svg:x2="0.7035in" svg:y2="0.4563in"><text:p/></draw:line><draw:line text:anchor-type="paragraph" draw:z-index="3461" draw:name="Shape1" draw:style-name="gr1" draw:text-style-name="P129" svg:x1="1.0925in" svg:y1="0.0618in" svg:x2="1.0925in" svg:y2="0.4563in"><text:p/></draw:line><draw:line text:anchor-type="paragraph" draw:z-index="3462" draw:name="Shape1" draw:style-name="gr1" draw:text-style-name="P129" svg:x1="1.4862in" svg:y1="0.0618in" svg:x2="1.4862in" svg:y2="0.4563in"><text:p/></draw:line><draw:line text:anchor-type="paragraph" draw:z-index="3463" draw:name="Shape1" draw:style-name="gr1" draw:text-style-name="P129" svg:x1="1.8799in" svg:y1="0.0618in" svg:x2="1.8807in" svg:y2="0.4563in"><text:p/></draw:line><draw:line text:anchor-type="paragraph" draw:z-index="3464" draw:name="Shape1" draw:style-name="gr1" draw:text-style-name="P129" svg:x1="2.2736in" svg:y1="0.0618in" svg:x2="2.2736in" svg:y2="0.4402in"><text:p/></draw:line><draw:line text:anchor-type="paragraph" draw:z-index="3465" draw:name="Shape1" draw:style-name="gr1" draw:text-style-name="P129" svg:x1="2.6673in" svg:y1="0.0618in" svg:x2="2.6673in" svg:y2="0.4402in"><text:p/></draw:line><draw:line text:anchor-type="paragraph" draw:z-index="3466" draw:name="Shape1" draw:style-name="gr1" draw:text-style-name="P129" svg:x1="3.061in" svg:y1="0.0618in" svg:x2="3.061in" svg:y2="0.4402in"><text:p/></draw:line><draw:custom-shape text:anchor-type="paragraph" draw:z-index="346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7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7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74" draw:name="Shape1" draw:style-name="gr1" draw:text-style-name="P129" svg:x1="3.4547in" svg:y1="0.0618in" svg:x2="3.4547in" svg:y2="0.4402in"><text:p/></draw:line><draw:custom-shape text:anchor-type="paragraph" draw:z-index="347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7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8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0" text:anchor-type="paragraph" svg:x="0.5228in" svg:y="0.0201in" svg:width="3.6937in" draw:z-index="3486"><draw:text-box fo:min-height="0.6028in"><text:p text:style-name="Frame_20_contents"><draw:line text:anchor-type="paragraph" draw:z-index="3487" draw:name="Shape2" draw:style-name="gr2" draw:text-style-name="P130" svg:x1="0.7035in" svg:y1="0.211in" svg:x2="3.4551in" svg:y2="0.1992in"><text:p/></draw:line><draw:line text:anchor-type="paragraph" draw:z-index="3488" draw:name="Shape2" draw:style-name="gr1" draw:text-style-name="P128" svg:x1="0.6957in" svg:y1="0.2953in" svg:x2="3.452in" svg:y2="0.2791in"><text:p/></draw:line><draw:line text:anchor-type="paragraph" draw:z-index="3489" draw:name="Shape2" draw:style-name="gr1" draw:text-style-name="P128" svg:x1="0.6984in" svg:y1="0.3787in" svg:x2="3.4547in" svg:y2="0.3626in"><text:p/></draw:line><draw:line text:anchor-type="paragraph" draw:z-index="3490" draw:name="Shape2" draw:style-name="gr1" draw:text-style-name="P128" svg:x1="0.6984in" svg:y1="0.4563in" svg:x2="3.4547in" svg:y2="0.4402in"><text:p/></draw:line><draw:line text:anchor-type="paragraph" draw:z-index="3491" draw:name="Shape2" draw:style-name="gr1" draw:text-style-name="P128" svg:x1="0.7004in" svg:y1="0.1417in" svg:x2="3.4567in" svg:y2="0.1256in"><text:p/></draw:line><draw:line text:anchor-type="paragraph" draw:z-index="3492" draw:name="Shape2" draw:style-name="gr2" draw:text-style-name="P130" svg:x1="0.7031in" svg:y1="0.0618in" svg:x2="3.4594in" svg:y2="0.0618in"><text:p/></draw:line><draw:line text:anchor-type="paragraph" draw:z-index="3493" draw:name="Shape1" draw:style-name="gr3" draw:text-style-name="P129" svg:x1="0.7035in" svg:y1="0.0618in" svg:x2="0.7035in" svg:y2="0.4563in"><text:p/></draw:line><draw:line text:anchor-type="paragraph" draw:z-index="3494" draw:name="Shape1" draw:style-name="gr1" draw:text-style-name="P129" svg:x1="1.0925in" svg:y1="0.0618in" svg:x2="1.0925in" svg:y2="0.4563in"><text:p/></draw:line><draw:line text:anchor-type="paragraph" draw:z-index="3495" draw:name="Shape1" draw:style-name="gr1" draw:text-style-name="P129" svg:x1="1.4862in" svg:y1="0.0618in" svg:x2="1.4862in" svg:y2="0.4563in"><text:p/></draw:line><draw:line text:anchor-type="paragraph" draw:z-index="3496" draw:name="Shape1" draw:style-name="gr1" draw:text-style-name="P129" svg:x1="1.8799in" svg:y1="0.0618in" svg:x2="1.8807in" svg:y2="0.4563in"><text:p/></draw:line><draw:line text:anchor-type="paragraph" draw:z-index="3497" draw:name="Shape1" draw:style-name="gr1" draw:text-style-name="P129" svg:x1="2.2736in" svg:y1="0.0618in" svg:x2="2.2736in" svg:y2="0.4402in"><text:p/></draw:line><draw:line text:anchor-type="paragraph" draw:z-index="3498" draw:name="Shape1" draw:style-name="gr1" draw:text-style-name="P129" svg:x1="2.6673in" svg:y1="0.0618in" svg:x2="2.6673in" svg:y2="0.4402in"><text:p/></draw:line><draw:line text:anchor-type="paragraph" draw:z-index="3499" draw:name="Shape1" draw:style-name="gr1" draw:text-style-name="P129" svg:x1="3.061in" svg:y1="0.0618in" svg:x2="3.061in" svg:y2="0.4402in"><text:p/></draw:line><draw:custom-shape text:anchor-type="paragraph" draw:z-index="350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0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0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0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0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0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0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507" draw:name="Shape1" draw:style-name="gr1" draw:text-style-name="P129" svg:x1="3.4547in" svg:y1="0.0618in" svg:x2="3.4547in" svg:y2="0.4402in"><text:p/></draw:line><draw:custom-shape text:anchor-type="paragraph" draw:z-index="350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0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21" text:anchor-type="paragraph" svg:x="0.5228in" svg:y="0.0201in" svg:width="3.6937in" draw:z-index="3519"><draw:text-box fo:min-height="0.6028in"><text:p text:style-name="Frame_20_contents"><draw:line text:anchor-type="paragraph" draw:z-index="3520" draw:name="Shape2" draw:style-name="gr2" draw:text-style-name="P130" svg:x1="0.7035in" svg:y1="0.211in" svg:x2="3.4551in" svg:y2="0.1992in"><text:p/></draw:line><draw:line text:anchor-type="paragraph" draw:z-index="3521" draw:name="Shape2" draw:style-name="gr1" draw:text-style-name="P128" svg:x1="0.6957in" svg:y1="0.2953in" svg:x2="3.452in" svg:y2="0.2791in"><text:p/></draw:line><draw:line text:anchor-type="paragraph" draw:z-index="3522" draw:name="Shape2" draw:style-name="gr1" draw:text-style-name="P128" svg:x1="0.6984in" svg:y1="0.3787in" svg:x2="3.4547in" svg:y2="0.3626in"><text:p/></draw:line><draw:line text:anchor-type="paragraph" draw:z-index="3523" draw:name="Shape2" draw:style-name="gr1" draw:text-style-name="P128" svg:x1="0.6984in" svg:y1="0.4563in" svg:x2="3.4547in" svg:y2="0.4402in"><text:p/></draw:line><draw:line text:anchor-type="paragraph" draw:z-index="3524" draw:name="Shape2" draw:style-name="gr1" draw:text-style-name="P128" svg:x1="0.7004in" svg:y1="0.1417in" svg:x2="3.4567in" svg:y2="0.1256in"><text:p/></draw:line><draw:line text:anchor-type="paragraph" draw:z-index="3525" draw:name="Shape2" draw:style-name="gr2" draw:text-style-name="P130" svg:x1="0.7031in" svg:y1="0.0618in" svg:x2="3.4594in" svg:y2="0.0618in"><text:p/></draw:line><draw:line text:anchor-type="paragraph" draw:z-index="3526" draw:name="Shape1" draw:style-name="gr3" draw:text-style-name="P129" svg:x1="0.7035in" svg:y1="0.0618in" svg:x2="0.7035in" svg:y2="0.4563in"><text:p/></draw:line><draw:line text:anchor-type="paragraph" draw:z-index="3527" draw:name="Shape1" draw:style-name="gr1" draw:text-style-name="P129" svg:x1="1.0925in" svg:y1="0.0618in" svg:x2="1.0925in" svg:y2="0.4563in"><text:p/></draw:line><draw:line text:anchor-type="paragraph" draw:z-index="3528" draw:name="Shape1" draw:style-name="gr1" draw:text-style-name="P129" svg:x1="1.4862in" svg:y1="0.0618in" svg:x2="1.4862in" svg:y2="0.4563in"><text:p/></draw:line><draw:line text:anchor-type="paragraph" draw:z-index="3529" draw:name="Shape1" draw:style-name="gr1" draw:text-style-name="P129" svg:x1="1.8799in" svg:y1="0.0618in" svg:x2="1.8807in" svg:y2="0.4563in"><text:p/></draw:line><draw:line text:anchor-type="paragraph" draw:z-index="3530" draw:name="Shape1" draw:style-name="gr1" draw:text-style-name="P129" svg:x1="2.2736in" svg:y1="0.0618in" svg:x2="2.2736in" svg:y2="0.4402in"><text:p/></draw:line><draw:line text:anchor-type="paragraph" draw:z-index="3531" draw:name="Shape1" draw:style-name="gr1" draw:text-style-name="P129" svg:x1="2.6673in" svg:y1="0.0618in" svg:x2="2.6673in" svg:y2="0.4402in"><text:p/></draw:line><draw:line text:anchor-type="paragraph" draw:z-index="3532" draw:name="Shape1" draw:style-name="gr1" draw:text-style-name="P129" svg:x1="3.061in" svg:y1="0.0618in" svg:x2="3.061in" svg:y2="0.4402in"><text:p/></draw:line><draw:custom-shape text:anchor-type="paragraph" draw:z-index="353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3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3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3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3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3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3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540" draw:name="Shape1" draw:style-name="gr1" draw:text-style-name="P129" svg:x1="3.4547in" svg:y1="0.0618in" svg:x2="3.4547in" svg:y2="0.4402in"><text:p/></draw:line><draw:custom-shape text:anchor-type="paragraph" draw:z-index="354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4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5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5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0" text:anchor-type="paragraph" svg:x="0.5228in" svg:y="0.0201in" svg:width="3.6937in" draw:z-index="3552"><draw:text-box fo:min-height="0.6028in"><text:p text:style-name="Frame_20_contents"><draw:line text:anchor-type="paragraph" draw:z-index="3553" draw:name="Shape2" draw:style-name="gr2" draw:text-style-name="P130" svg:x1="0.7035in" svg:y1="0.211in" svg:x2="3.4551in" svg:y2="0.1992in"><text:p/></draw:line><draw:line text:anchor-type="paragraph" draw:z-index="3554" draw:name="Shape2" draw:style-name="gr1" draw:text-style-name="P128" svg:x1="0.6957in" svg:y1="0.2953in" svg:x2="3.452in" svg:y2="0.2791in"><text:p/></draw:line><draw:line text:anchor-type="paragraph" draw:z-index="3555" draw:name="Shape2" draw:style-name="gr1" draw:text-style-name="P128" svg:x1="0.6984in" svg:y1="0.3787in" svg:x2="3.4547in" svg:y2="0.3626in"><text:p/></draw:line><draw:line text:anchor-type="paragraph" draw:z-index="3556" draw:name="Shape2" draw:style-name="gr1" draw:text-style-name="P128" svg:x1="0.6984in" svg:y1="0.4563in" svg:x2="3.4547in" svg:y2="0.4402in"><text:p/></draw:line><draw:line text:anchor-type="paragraph" draw:z-index="3557" draw:name="Shape2" draw:style-name="gr1" draw:text-style-name="P128" svg:x1="0.7004in" svg:y1="0.1417in" svg:x2="3.4567in" svg:y2="0.1256in"><text:p/></draw:line><draw:line text:anchor-type="paragraph" draw:z-index="3558" draw:name="Shape2" draw:style-name="gr2" draw:text-style-name="P130" svg:x1="0.7031in" svg:y1="0.0618in" svg:x2="3.4594in" svg:y2="0.0618in"><text:p/></draw:line><draw:line text:anchor-type="paragraph" draw:z-index="3559" draw:name="Shape1" draw:style-name="gr3" draw:text-style-name="P129" svg:x1="0.7035in" svg:y1="0.0618in" svg:x2="0.7035in" svg:y2="0.4563in"><text:p/></draw:line><draw:line text:anchor-type="paragraph" draw:z-index="3560" draw:name="Shape1" draw:style-name="gr1" draw:text-style-name="P129" svg:x1="1.0925in" svg:y1="0.0618in" svg:x2="1.0925in" svg:y2="0.4563in"><text:p/></draw:line><draw:line text:anchor-type="paragraph" draw:z-index="3561" draw:name="Shape1" draw:style-name="gr1" draw:text-style-name="P129" svg:x1="1.4862in" svg:y1="0.0618in" svg:x2="1.4862in" svg:y2="0.4563in"><text:p/></draw:line><draw:line text:anchor-type="paragraph" draw:z-index="3562" draw:name="Shape1" draw:style-name="gr1" draw:text-style-name="P129" svg:x1="1.8799in" svg:y1="0.0618in" svg:x2="1.8807in" svg:y2="0.4563in"><text:p/></draw:line><draw:line text:anchor-type="paragraph" draw:z-index="3563" draw:name="Shape1" draw:style-name="gr1" draw:text-style-name="P129" svg:x1="2.2736in" svg:y1="0.0618in" svg:x2="2.2736in" svg:y2="0.4402in"><text:p/></draw:line><draw:line text:anchor-type="paragraph" draw:z-index="3564" draw:name="Shape1" draw:style-name="gr1" draw:text-style-name="P129" svg:x1="2.6673in" svg:y1="0.0618in" svg:x2="2.6673in" svg:y2="0.4402in"><text:p/></draw:line><draw:line text:anchor-type="paragraph" draw:z-index="3565" draw:name="Shape1" draw:style-name="gr1" draw:text-style-name="P129" svg:x1="3.061in" svg:y1="0.0618in" svg:x2="3.061in" svg:y2="0.4402in"><text:p/></draw:line><draw:custom-shape text:anchor-type="paragraph" draw:z-index="3566" draw:name="Shape3" draw:style-name="gr4" draw:text-style-name="P131" svg:width="0.0787in" svg:height="0.0787in" svg:x="2.4445in" svg:y="0.2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67" draw:name="Shape3" draw:style-name="gr12" draw:text-style-name="P139" svg:width="0.0795in" svg:height="0.0795in" svg:x="0.8453in" svg:y="0.3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68" draw:name="Shape3" draw:style-name="gr37" draw:text-style-name="P131" svg:width="0.0787in" svg:height="0.0787in" svg:x="1.628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69" draw:name="Shape3" draw:style-name="gr6" draw:text-style-name="P133" svg:width="0.0795in" svg:height="0.0795in" svg:x="2.4417in" svg:y="0.32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70" draw:name="Shape3" draw:style-name="gr5" draw:text-style-name="P132" svg:width="0.0787in" svg:height="0.0787in" svg:x="1.628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71" draw:name="Shape3" draw:style-name="gr7" draw:text-style-name="P134" svg:width="0.0787in" svg:height="0.0787in" svg:x="1.628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572" draw:name="Shape1" draw:style-name="gr1" draw:text-style-name="P129" svg:x1="3.4547in" svg:y1="0.0618in" svg:x2="3.4547in" svg:y2="0.4402in"><text:p/></draw:line><draw:custom-shape text:anchor-type="paragraph" draw:z-index="3573" draw:name="Shape3" draw:style-name="gr20" draw:text-style-name="P141" svg:width="0.0787in" svg:height="0.0787in" svg:x="2.4425in" svg:y="0.4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74" draw:name="Shape3" draw:style-name="gr21" draw:text-style-name="P142" svg:width="0.0787in" svg:height="0.0787in" svg:x="0.8457in" svg:y="0.2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75" draw:name="Shape3" draw:style-name="gr21" draw:text-style-name="P14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76" draw:name="Shape3" draw:style-name="gr23" draw:text-style-name="P144" svg:width="0.0787in" svg:height="0.0787in" svg:x="2.4429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77" draw:name="Shape3" draw:style-name="gr23" draw:text-style-name="P144" svg:width="0.0787in" svg:height="0.0787in" svg:x="1.628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78" draw:name="Shape3" draw:style-name="gr38" draw:text-style-name="P148" svg:width="0.0787in" svg:height="0.0787in" svg:x="2.8299in" svg:y="0.0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79" draw:name="Shape3" draw:style-name="gr27" draw:text-style-name="P148" svg:width="0.0787in" svg:height="0.0787in" svg:x="0.8453in" svg:y="0.4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80" draw:name="Shape3" draw:style-name="gr27" draw:text-style-name="P148" svg:width="0.0787in" svg:height="0.0787in" svg:x="1.628in" svg:y="0.26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81" draw:name="Shape3" draw:style-name="gr4" draw:text-style-name="P131" svg:width="0.0787in" svg:height="0.0787in" svg:x="1.628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8" draw:name="Shape3" draw:style-name="gr20" draw:text-style-name="P141" svg:width="0.0787in" svg:height="0.0787in" svg:x="1.2445in" svg:y="0.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79" draw:name="Shape3" draw:style-name="gr20" draw:text-style-name="P141" svg:width="0.0787in" svg:height="0.0787in" svg:x="2.4429in" svg:y="0.0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0" draw:name="Shape3" draw:style-name="gr12" draw:text-style-name="P139" svg:width="0.0795in" svg:height="0.0795in" svg:x="2.8236in" svg:y="0.0035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7"/>
      <text:p text:style-name="P17"/>
      <text:h text:style-name="P122" text:outline-level="2"><text:bookmark-start text:name="__RefHeading___Toc11440_1024750181"/>Ionian shape<text:bookmark-end text:name="__RefHeading___Toc11440_1024750181"/></text:h>
      <text:p text:style-name="P17"><draw:frame draw:style-name="fr1" draw:name="Frame131" text:anchor-type="paragraph" svg:x="0.5228in" svg:y="0.0201in" svg:width="3.6937in" draw:z-index="3582"><draw:text-box fo:min-height="0.6028in"><text:p text:style-name="Frame_20_contents"><draw:line text:anchor-type="paragraph" draw:z-index="3583" draw:name="Shape2" draw:style-name="gr2" draw:text-style-name="P130" svg:x1="0.7035in" svg:y1="0.211in" svg:x2="3.4551in" svg:y2="0.1992in"><text:p/></draw:line><draw:line text:anchor-type="paragraph" draw:z-index="3584" draw:name="Shape2" draw:style-name="gr1" draw:text-style-name="P128" svg:x1="0.6957in" svg:y1="0.2953in" svg:x2="3.452in" svg:y2="0.2791in"><text:p/></draw:line><draw:line text:anchor-type="paragraph" draw:z-index="3585" draw:name="Shape2" draw:style-name="gr1" draw:text-style-name="P128" svg:x1="0.6984in" svg:y1="0.3787in" svg:x2="3.4547in" svg:y2="0.3626in"><text:p/></draw:line><draw:line text:anchor-type="paragraph" draw:z-index="3586" draw:name="Shape2" draw:style-name="gr1" draw:text-style-name="P128" svg:x1="0.6984in" svg:y1="0.4563in" svg:x2="3.4547in" svg:y2="0.4402in"><text:p/></draw:line><draw:line text:anchor-type="paragraph" draw:z-index="3587" draw:name="Shape2" draw:style-name="gr1" draw:text-style-name="P128" svg:x1="0.7004in" svg:y1="0.1417in" svg:x2="3.4567in" svg:y2="0.1256in"><text:p/></draw:line><draw:line text:anchor-type="paragraph" draw:z-index="3588" draw:name="Shape2" draw:style-name="gr2" draw:text-style-name="P130" svg:x1="0.7031in" svg:y1="0.0618in" svg:x2="3.4594in" svg:y2="0.0618in"><text:p/></draw:line><draw:line text:anchor-type="paragraph" draw:z-index="3589" draw:name="Shape1" draw:style-name="gr3" draw:text-style-name="P129" svg:x1="0.7035in" svg:y1="0.0618in" svg:x2="0.7035in" svg:y2="0.4563in"><text:p/></draw:line><draw:line text:anchor-type="paragraph" draw:z-index="3590" draw:name="Shape1" draw:style-name="gr1" draw:text-style-name="P129" svg:x1="1.0925in" svg:y1="0.0618in" svg:x2="1.0925in" svg:y2="0.4563in"><text:p/></draw:line><draw:line text:anchor-type="paragraph" draw:z-index="3591" draw:name="Shape1" draw:style-name="gr1" draw:text-style-name="P129" svg:x1="1.4862in" svg:y1="0.0618in" svg:x2="1.4862in" svg:y2="0.4563in"><text:p/></draw:line><draw:line text:anchor-type="paragraph" draw:z-index="3592" draw:name="Shape1" draw:style-name="gr1" draw:text-style-name="P129" svg:x1="1.8799in" svg:y1="0.0618in" svg:x2="1.8807in" svg:y2="0.4563in"><text:p/></draw:line><draw:line text:anchor-type="paragraph" draw:z-index="3593" draw:name="Shape1" draw:style-name="gr1" draw:text-style-name="P129" svg:x1="2.2736in" svg:y1="0.0618in" svg:x2="2.2736in" svg:y2="0.4402in"><text:p/></draw:line><draw:line text:anchor-type="paragraph" draw:z-index="3594" draw:name="Shape1" draw:style-name="gr1" draw:text-style-name="P129" svg:x1="2.6673in" svg:y1="0.0618in" svg:x2="2.6673in" svg:y2="0.4402in"><text:p/></draw:line><draw:line text:anchor-type="paragraph" draw:z-index="3595" draw:name="Shape1" draw:style-name="gr1" draw:text-style-name="P129" svg:x1="3.061in" svg:y1="0.0618in" svg:x2="3.061in" svg:y2="0.4402in"><text:p/></draw:line><draw:custom-shape text:anchor-type="paragraph" draw:z-index="359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9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9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9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0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0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603" draw:name="Shape1" draw:style-name="gr1" draw:text-style-name="P129" svg:x1="3.4547in" svg:y1="0.0618in" svg:x2="3.4547in" svg:y2="0.4402in"><text:p/></draw:line><draw:custom-shape text:anchor-type="paragraph" draw:z-index="360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0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2" text:anchor-type="paragraph" svg:x="0.5228in" svg:y="0.0201in" svg:width="3.6937in" draw:z-index="3615"><draw:text-box fo:min-height="0.6028in"><text:p text:style-name="Frame_20_contents"><draw:line text:anchor-type="paragraph" draw:z-index="3616" draw:name="Shape2" draw:style-name="gr2" draw:text-style-name="P130" svg:x1="0.7035in" svg:y1="0.211in" svg:x2="3.4551in" svg:y2="0.1992in"><text:p/></draw:line><draw:line text:anchor-type="paragraph" draw:z-index="3617" draw:name="Shape2" draw:style-name="gr1" draw:text-style-name="P128" svg:x1="0.6957in" svg:y1="0.2953in" svg:x2="3.452in" svg:y2="0.2791in"><text:p/></draw:line><draw:line text:anchor-type="paragraph" draw:z-index="3618" draw:name="Shape2" draw:style-name="gr1" draw:text-style-name="P128" svg:x1="0.6984in" svg:y1="0.3787in" svg:x2="3.4547in" svg:y2="0.3626in"><text:p/></draw:line><draw:line text:anchor-type="paragraph" draw:z-index="3619" draw:name="Shape2" draw:style-name="gr1" draw:text-style-name="P128" svg:x1="0.6984in" svg:y1="0.4563in" svg:x2="3.4547in" svg:y2="0.4402in"><text:p/></draw:line><draw:line text:anchor-type="paragraph" draw:z-index="3620" draw:name="Shape2" draw:style-name="gr1" draw:text-style-name="P128" svg:x1="0.7004in" svg:y1="0.1417in" svg:x2="3.4567in" svg:y2="0.1256in"><text:p/></draw:line><draw:line text:anchor-type="paragraph" draw:z-index="3621" draw:name="Shape2" draw:style-name="gr2" draw:text-style-name="P130" svg:x1="0.7031in" svg:y1="0.0618in" svg:x2="3.4594in" svg:y2="0.0618in"><text:p/></draw:line><draw:line text:anchor-type="paragraph" draw:z-index="3622" draw:name="Shape1" draw:style-name="gr3" draw:text-style-name="P129" svg:x1="0.7035in" svg:y1="0.0618in" svg:x2="0.7035in" svg:y2="0.4563in"><text:p/></draw:line><draw:line text:anchor-type="paragraph" draw:z-index="3623" draw:name="Shape1" draw:style-name="gr1" draw:text-style-name="P129" svg:x1="1.0925in" svg:y1="0.0618in" svg:x2="1.0925in" svg:y2="0.4563in"><text:p/></draw:line><draw:line text:anchor-type="paragraph" draw:z-index="3624" draw:name="Shape1" draw:style-name="gr1" draw:text-style-name="P129" svg:x1="1.4862in" svg:y1="0.0618in" svg:x2="1.4862in" svg:y2="0.4563in"><text:p/></draw:line><draw:line text:anchor-type="paragraph" draw:z-index="3625" draw:name="Shape1" draw:style-name="gr1" draw:text-style-name="P129" svg:x1="1.8799in" svg:y1="0.0618in" svg:x2="1.8807in" svg:y2="0.4563in"><text:p/></draw:line><draw:line text:anchor-type="paragraph" draw:z-index="3626" draw:name="Shape1" draw:style-name="gr1" draw:text-style-name="P129" svg:x1="2.2736in" svg:y1="0.0618in" svg:x2="2.2736in" svg:y2="0.4402in"><text:p/></draw:line><draw:line text:anchor-type="paragraph" draw:z-index="3627" draw:name="Shape1" draw:style-name="gr1" draw:text-style-name="P129" svg:x1="2.6673in" svg:y1="0.0618in" svg:x2="2.6673in" svg:y2="0.4402in"><text:p/></draw:line><draw:line text:anchor-type="paragraph" draw:z-index="3628" draw:name="Shape1" draw:style-name="gr1" draw:text-style-name="P129" svg:x1="3.061in" svg:y1="0.0618in" svg:x2="3.061in" svg:y2="0.4402in"><text:p/></draw:line><draw:custom-shape text:anchor-type="paragraph" draw:z-index="362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3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3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636" draw:name="Shape1" draw:style-name="gr1" draw:text-style-name="P129" svg:x1="3.4547in" svg:y1="0.0618in" svg:x2="3.4547in" svg:y2="0.4402in"><text:p/></draw:line><draw:custom-shape text:anchor-type="paragraph" draw:z-index="363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3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4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3" text:anchor-type="paragraph" svg:x="0.5228in" svg:y="0.0201in" svg:width="3.6937in" draw:z-index="3648"><draw:text-box fo:min-height="0.6028in"><text:p text:style-name="Frame_20_contents"><draw:line text:anchor-type="paragraph" draw:z-index="3649" draw:name="Shape2" draw:style-name="gr2" draw:text-style-name="P130" svg:x1="0.7035in" svg:y1="0.211in" svg:x2="3.4551in" svg:y2="0.1992in"><text:p/></draw:line><draw:line text:anchor-type="paragraph" draw:z-index="3650" draw:name="Shape2" draw:style-name="gr1" draw:text-style-name="P128" svg:x1="0.6957in" svg:y1="0.2953in" svg:x2="3.452in" svg:y2="0.2791in"><text:p/></draw:line><draw:line text:anchor-type="paragraph" draw:z-index="3651" draw:name="Shape2" draw:style-name="gr1" draw:text-style-name="P128" svg:x1="0.6984in" svg:y1="0.3787in" svg:x2="3.4547in" svg:y2="0.3626in"><text:p/></draw:line><draw:line text:anchor-type="paragraph" draw:z-index="3652" draw:name="Shape2" draw:style-name="gr1" draw:text-style-name="P128" svg:x1="0.6984in" svg:y1="0.4563in" svg:x2="3.4547in" svg:y2="0.4402in"><text:p/></draw:line><draw:line text:anchor-type="paragraph" draw:z-index="3653" draw:name="Shape2" draw:style-name="gr1" draw:text-style-name="P128" svg:x1="0.7004in" svg:y1="0.1417in" svg:x2="3.4567in" svg:y2="0.1256in"><text:p/></draw:line><draw:line text:anchor-type="paragraph" draw:z-index="3654" draw:name="Shape2" draw:style-name="gr2" draw:text-style-name="P130" svg:x1="0.7031in" svg:y1="0.0618in" svg:x2="3.4594in" svg:y2="0.0618in"><text:p/></draw:line><draw:line text:anchor-type="paragraph" draw:z-index="3655" draw:name="Shape1" draw:style-name="gr3" draw:text-style-name="P129" svg:x1="0.7035in" svg:y1="0.0618in" svg:x2="0.7035in" svg:y2="0.4563in"><text:p/></draw:line><draw:line text:anchor-type="paragraph" draw:z-index="3656" draw:name="Shape1" draw:style-name="gr1" draw:text-style-name="P129" svg:x1="1.0925in" svg:y1="0.0618in" svg:x2="1.0925in" svg:y2="0.4563in"><text:p/></draw:line><draw:line text:anchor-type="paragraph" draw:z-index="3657" draw:name="Shape1" draw:style-name="gr1" draw:text-style-name="P129" svg:x1="1.4862in" svg:y1="0.0618in" svg:x2="1.4862in" svg:y2="0.4563in"><text:p/></draw:line><draw:line text:anchor-type="paragraph" draw:z-index="3658" draw:name="Shape1" draw:style-name="gr1" draw:text-style-name="P129" svg:x1="1.8799in" svg:y1="0.0618in" svg:x2="1.8807in" svg:y2="0.4563in"><text:p/></draw:line><draw:line text:anchor-type="paragraph" draw:z-index="3659" draw:name="Shape1" draw:style-name="gr1" draw:text-style-name="P129" svg:x1="2.2736in" svg:y1="0.0618in" svg:x2="2.2736in" svg:y2="0.4402in"><text:p/></draw:line><draw:line text:anchor-type="paragraph" draw:z-index="3660" draw:name="Shape1" draw:style-name="gr1" draw:text-style-name="P129" svg:x1="2.6673in" svg:y1="0.0618in" svg:x2="2.6673in" svg:y2="0.4402in"><text:p/></draw:line><draw:line text:anchor-type="paragraph" draw:z-index="3661" draw:name="Shape1" draw:style-name="gr1" draw:text-style-name="P129" svg:x1="3.061in" svg:y1="0.0618in" svg:x2="3.061in" svg:y2="0.4402in"><text:p/></draw:line><draw:custom-shape text:anchor-type="paragraph" draw:z-index="366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6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6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6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6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6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6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669" draw:name="Shape1" draw:style-name="gr1" draw:text-style-name="P129" svg:x1="3.4547in" svg:y1="0.0618in" svg:x2="3.4547in" svg:y2="0.4402in"><text:p/></draw:line><draw:custom-shape text:anchor-type="paragraph" draw:z-index="367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7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8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4" text:anchor-type="paragraph" svg:x="0.5228in" svg:y="0.0201in" svg:width="3.6937in" draw:z-index="3681"><draw:text-box fo:min-height="0.6028in"><text:p text:style-name="Frame_20_contents"><draw:line text:anchor-type="paragraph" draw:z-index="3682" draw:name="Shape2" draw:style-name="gr2" draw:text-style-name="P130" svg:x1="0.7035in" svg:y1="0.211in" svg:x2="3.4551in" svg:y2="0.1992in"><text:p/></draw:line><draw:line text:anchor-type="paragraph" draw:z-index="3683" draw:name="Shape2" draw:style-name="gr1" draw:text-style-name="P128" svg:x1="0.6957in" svg:y1="0.2953in" svg:x2="3.452in" svg:y2="0.2791in"><text:p/></draw:line><draw:line text:anchor-type="paragraph" draw:z-index="3684" draw:name="Shape2" draw:style-name="gr1" draw:text-style-name="P128" svg:x1="0.6984in" svg:y1="0.3787in" svg:x2="3.4547in" svg:y2="0.3626in"><text:p/></draw:line><draw:line text:anchor-type="paragraph" draw:z-index="3685" draw:name="Shape2" draw:style-name="gr1" draw:text-style-name="P128" svg:x1="0.6984in" svg:y1="0.4563in" svg:x2="3.4547in" svg:y2="0.4402in"><text:p/></draw:line><draw:line text:anchor-type="paragraph" draw:z-index="3686" draw:name="Shape2" draw:style-name="gr1" draw:text-style-name="P128" svg:x1="0.7004in" svg:y1="0.1417in" svg:x2="3.4567in" svg:y2="0.1256in"><text:p/></draw:line><draw:line text:anchor-type="paragraph" draw:z-index="3687" draw:name="Shape2" draw:style-name="gr2" draw:text-style-name="P130" svg:x1="0.7031in" svg:y1="0.0618in" svg:x2="3.4594in" svg:y2="0.0618in"><text:p/></draw:line><draw:line text:anchor-type="paragraph" draw:z-index="3688" draw:name="Shape1" draw:style-name="gr3" draw:text-style-name="P129" svg:x1="0.7035in" svg:y1="0.0618in" svg:x2="0.7035in" svg:y2="0.4563in"><text:p/></draw:line><draw:line text:anchor-type="paragraph" draw:z-index="3689" draw:name="Shape1" draw:style-name="gr1" draw:text-style-name="P129" svg:x1="1.0925in" svg:y1="0.0618in" svg:x2="1.0925in" svg:y2="0.4563in"><text:p/></draw:line><draw:line text:anchor-type="paragraph" draw:z-index="3690" draw:name="Shape1" draw:style-name="gr1" draw:text-style-name="P129" svg:x1="1.4862in" svg:y1="0.0618in" svg:x2="1.4862in" svg:y2="0.4563in"><text:p/></draw:line><draw:line text:anchor-type="paragraph" draw:z-index="3691" draw:name="Shape1" draw:style-name="gr1" draw:text-style-name="P129" svg:x1="1.8799in" svg:y1="0.0618in" svg:x2="1.8807in" svg:y2="0.4563in"><text:p/></draw:line><draw:line text:anchor-type="paragraph" draw:z-index="3692" draw:name="Shape1" draw:style-name="gr1" draw:text-style-name="P129" svg:x1="2.2736in" svg:y1="0.0618in" svg:x2="2.2736in" svg:y2="0.4402in"><text:p/></draw:line><draw:line text:anchor-type="paragraph" draw:z-index="3693" draw:name="Shape1" draw:style-name="gr1" draw:text-style-name="P129" svg:x1="2.6673in" svg:y1="0.0618in" svg:x2="2.6673in" svg:y2="0.4402in"><text:p/></draw:line><draw:line text:anchor-type="paragraph" draw:z-index="3694" draw:name="Shape1" draw:style-name="gr1" draw:text-style-name="P129" svg:x1="3.061in" svg:y1="0.0618in" svg:x2="3.061in" svg:y2="0.4402in"><text:p/></draw:line><draw:custom-shape text:anchor-type="paragraph" draw:z-index="369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9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9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9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9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0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702" draw:name="Shape1" draw:style-name="gr1" draw:text-style-name="P129" svg:x1="3.4547in" svg:y1="0.0618in" svg:x2="3.4547in" svg:y2="0.4402in"><text:p/></draw:line><draw:custom-shape text:anchor-type="paragraph" draw:z-index="370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1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1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1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1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5" text:anchor-type="paragraph" svg:x="0.5228in" svg:y="0.0201in" svg:width="3.6937in" draw:z-index="3714"><draw:text-box fo:min-height="0.6028in"><text:p text:style-name="Frame_20_contents"><draw:line text:anchor-type="paragraph" draw:z-index="3715" draw:name="Shape2" draw:style-name="gr2" draw:text-style-name="P130" svg:x1="0.7035in" svg:y1="0.211in" svg:x2="3.4551in" svg:y2="0.1992in"><text:p/></draw:line><draw:line text:anchor-type="paragraph" draw:z-index="3716" draw:name="Shape2" draw:style-name="gr1" draw:text-style-name="P128" svg:x1="0.6957in" svg:y1="0.2953in" svg:x2="3.452in" svg:y2="0.2791in"><text:p/></draw:line><draw:line text:anchor-type="paragraph" draw:z-index="3717" draw:name="Shape2" draw:style-name="gr1" draw:text-style-name="P128" svg:x1="0.6984in" svg:y1="0.3787in" svg:x2="3.4547in" svg:y2="0.3626in"><text:p/></draw:line><draw:line text:anchor-type="paragraph" draw:z-index="3718" draw:name="Shape2" draw:style-name="gr1" draw:text-style-name="P128" svg:x1="0.6984in" svg:y1="0.4563in" svg:x2="3.4547in" svg:y2="0.4402in"><text:p/></draw:line><draw:line text:anchor-type="paragraph" draw:z-index="3719" draw:name="Shape2" draw:style-name="gr1" draw:text-style-name="P128" svg:x1="0.7004in" svg:y1="0.1417in" svg:x2="3.4567in" svg:y2="0.1256in"><text:p/></draw:line><draw:line text:anchor-type="paragraph" draw:z-index="3720" draw:name="Shape2" draw:style-name="gr2" draw:text-style-name="P130" svg:x1="0.7031in" svg:y1="0.0618in" svg:x2="3.4594in" svg:y2="0.0618in"><text:p/></draw:line><draw:line text:anchor-type="paragraph" draw:z-index="3721" draw:name="Shape1" draw:style-name="gr3" draw:text-style-name="P129" svg:x1="0.7035in" svg:y1="0.0618in" svg:x2="0.7035in" svg:y2="0.4563in"><text:p/></draw:line><draw:line text:anchor-type="paragraph" draw:z-index="3722" draw:name="Shape1" draw:style-name="gr1" draw:text-style-name="P129" svg:x1="1.0925in" svg:y1="0.0618in" svg:x2="1.0925in" svg:y2="0.4563in"><text:p/></draw:line><draw:line text:anchor-type="paragraph" draw:z-index="3723" draw:name="Shape1" draw:style-name="gr1" draw:text-style-name="P129" svg:x1="1.4862in" svg:y1="0.0618in" svg:x2="1.4862in" svg:y2="0.4563in"><text:p/></draw:line><draw:line text:anchor-type="paragraph" draw:z-index="3724" draw:name="Shape1" draw:style-name="gr1" draw:text-style-name="P129" svg:x1="1.8799in" svg:y1="0.0618in" svg:x2="1.8807in" svg:y2="0.4563in"><text:p/></draw:line><draw:line text:anchor-type="paragraph" draw:z-index="3725" draw:name="Shape1" draw:style-name="gr1" draw:text-style-name="P129" svg:x1="2.2736in" svg:y1="0.0618in" svg:x2="2.2736in" svg:y2="0.4402in"><text:p/></draw:line><draw:line text:anchor-type="paragraph" draw:z-index="3726" draw:name="Shape1" draw:style-name="gr1" draw:text-style-name="P129" svg:x1="2.6673in" svg:y1="0.0618in" svg:x2="2.6673in" svg:y2="0.4402in"><text:p/></draw:line><draw:line text:anchor-type="paragraph" draw:z-index="3727" draw:name="Shape1" draw:style-name="gr1" draw:text-style-name="P129" svg:x1="3.061in" svg:y1="0.0618in" svg:x2="3.061in" svg:y2="0.4402in"><text:p/></draw:line><draw:custom-shape text:anchor-type="paragraph" draw:z-index="372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2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3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3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735" draw:name="Shape1" draw:style-name="gr1" draw:text-style-name="P129" svg:x1="3.4547in" svg:y1="0.0618in" svg:x2="3.4547in" svg:y2="0.4402in"><text:p/></draw:line><draw:custom-shape text:anchor-type="paragraph" draw:z-index="373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3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4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6" text:anchor-type="paragraph" svg:x="0.5228in" svg:y="0.0201in" svg:width="3.6937in" draw:z-index="3747"><draw:text-box fo:min-height="0.6028in"><text:p text:style-name="Frame_20_contents"><draw:line text:anchor-type="paragraph" draw:z-index="3748" draw:name="Shape2" draw:style-name="gr2" draw:text-style-name="P130" svg:x1="0.7035in" svg:y1="0.211in" svg:x2="3.4551in" svg:y2="0.1992in"><text:p/></draw:line><draw:line text:anchor-type="paragraph" draw:z-index="3749" draw:name="Shape2" draw:style-name="gr1" draw:text-style-name="P128" svg:x1="0.6957in" svg:y1="0.2953in" svg:x2="3.452in" svg:y2="0.2791in"><text:p/></draw:line><draw:line text:anchor-type="paragraph" draw:z-index="3750" draw:name="Shape2" draw:style-name="gr1" draw:text-style-name="P128" svg:x1="0.6984in" svg:y1="0.3787in" svg:x2="3.4547in" svg:y2="0.3626in"><text:p/></draw:line><draw:line text:anchor-type="paragraph" draw:z-index="3751" draw:name="Shape2" draw:style-name="gr1" draw:text-style-name="P128" svg:x1="0.6984in" svg:y1="0.4563in" svg:x2="3.4547in" svg:y2="0.4402in"><text:p/></draw:line><draw:line text:anchor-type="paragraph" draw:z-index="3752" draw:name="Shape2" draw:style-name="gr1" draw:text-style-name="P128" svg:x1="0.7004in" svg:y1="0.1417in" svg:x2="3.4567in" svg:y2="0.1256in"><text:p/></draw:line><draw:line text:anchor-type="paragraph" draw:z-index="3753" draw:name="Shape2" draw:style-name="gr2" draw:text-style-name="P130" svg:x1="0.7031in" svg:y1="0.0618in" svg:x2="3.4594in" svg:y2="0.0618in"><text:p/></draw:line><draw:line text:anchor-type="paragraph" draw:z-index="3754" draw:name="Shape1" draw:style-name="gr3" draw:text-style-name="P129" svg:x1="0.7035in" svg:y1="0.0618in" svg:x2="0.7035in" svg:y2="0.4563in"><text:p/></draw:line><draw:line text:anchor-type="paragraph" draw:z-index="3755" draw:name="Shape1" draw:style-name="gr1" draw:text-style-name="P129" svg:x1="1.0925in" svg:y1="0.0618in" svg:x2="1.0925in" svg:y2="0.4563in"><text:p/></draw:line><draw:line text:anchor-type="paragraph" draw:z-index="3756" draw:name="Shape1" draw:style-name="gr1" draw:text-style-name="P129" svg:x1="1.4862in" svg:y1="0.0618in" svg:x2="1.4862in" svg:y2="0.4563in"><text:p/></draw:line><draw:line text:anchor-type="paragraph" draw:z-index="3757" draw:name="Shape1" draw:style-name="gr1" draw:text-style-name="P129" svg:x1="1.8799in" svg:y1="0.0618in" svg:x2="1.8807in" svg:y2="0.4563in"><text:p/></draw:line><draw:line text:anchor-type="paragraph" draw:z-index="3758" draw:name="Shape1" draw:style-name="gr1" draw:text-style-name="P129" svg:x1="2.2736in" svg:y1="0.0618in" svg:x2="2.2736in" svg:y2="0.4402in"><text:p/></draw:line><draw:line text:anchor-type="paragraph" draw:z-index="3759" draw:name="Shape1" draw:style-name="gr1" draw:text-style-name="P129" svg:x1="2.6673in" svg:y1="0.0618in" svg:x2="2.6673in" svg:y2="0.4402in"><text:p/></draw:line><draw:line text:anchor-type="paragraph" draw:z-index="3760" draw:name="Shape1" draw:style-name="gr1" draw:text-style-name="P129" svg:x1="3.061in" svg:y1="0.0618in" svg:x2="3.061in" svg:y2="0.4402in"><text:p/></draw:line><draw:custom-shape text:anchor-type="paragraph" draw:z-index="376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6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6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6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6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6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6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768" draw:name="Shape1" draw:style-name="gr1" draw:text-style-name="P129" svg:x1="3.4547in" svg:y1="0.0618in" svg:x2="3.4547in" svg:y2="0.4402in"><text:p/></draw:line><draw:custom-shape text:anchor-type="paragraph" draw:z-index="376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7" text:anchor-type="paragraph" svg:x="0.5228in" svg:y="0.0201in" svg:width="3.6937in" draw:z-index="3780"><draw:text-box fo:min-height="0.6028in"><text:p text:style-name="Frame_20_contents"><draw:line text:anchor-type="paragraph" draw:z-index="3781" draw:name="Shape2" draw:style-name="gr2" draw:text-style-name="P130" svg:x1="0.7035in" svg:y1="0.211in" svg:x2="3.4551in" svg:y2="0.1992in"><text:p/></draw:line><draw:line text:anchor-type="paragraph" draw:z-index="3782" draw:name="Shape2" draw:style-name="gr1" draw:text-style-name="P128" svg:x1="0.6957in" svg:y1="0.2953in" svg:x2="3.452in" svg:y2="0.2791in"><text:p/></draw:line><draw:line text:anchor-type="paragraph" draw:z-index="3783" draw:name="Shape2" draw:style-name="gr1" draw:text-style-name="P128" svg:x1="0.6984in" svg:y1="0.3787in" svg:x2="3.4547in" svg:y2="0.3626in"><text:p/></draw:line><draw:line text:anchor-type="paragraph" draw:z-index="3784" draw:name="Shape2" draw:style-name="gr1" draw:text-style-name="P128" svg:x1="0.6984in" svg:y1="0.4563in" svg:x2="3.4547in" svg:y2="0.4402in"><text:p/></draw:line><draw:line text:anchor-type="paragraph" draw:z-index="3785" draw:name="Shape2" draw:style-name="gr1" draw:text-style-name="P128" svg:x1="0.7004in" svg:y1="0.1417in" svg:x2="3.4567in" svg:y2="0.1256in"><text:p/></draw:line><draw:line text:anchor-type="paragraph" draw:z-index="3786" draw:name="Shape2" draw:style-name="gr2" draw:text-style-name="P130" svg:x1="0.7031in" svg:y1="0.0618in" svg:x2="3.4594in" svg:y2="0.0618in"><text:p/></draw:line><draw:line text:anchor-type="paragraph" draw:z-index="3787" draw:name="Shape1" draw:style-name="gr3" draw:text-style-name="P129" svg:x1="0.7035in" svg:y1="0.0618in" svg:x2="0.7035in" svg:y2="0.4563in"><text:p/></draw:line><draw:line text:anchor-type="paragraph" draw:z-index="3788" draw:name="Shape1" draw:style-name="gr1" draw:text-style-name="P129" svg:x1="1.0925in" svg:y1="0.0618in" svg:x2="1.0925in" svg:y2="0.4563in"><text:p/></draw:line><draw:line text:anchor-type="paragraph" draw:z-index="3789" draw:name="Shape1" draw:style-name="gr1" draw:text-style-name="P129" svg:x1="1.4862in" svg:y1="0.0618in" svg:x2="1.4862in" svg:y2="0.4563in"><text:p/></draw:line><draw:line text:anchor-type="paragraph" draw:z-index="3790" draw:name="Shape1" draw:style-name="gr1" draw:text-style-name="P129" svg:x1="1.8799in" svg:y1="0.0618in" svg:x2="1.8807in" svg:y2="0.4563in"><text:p/></draw:line><draw:line text:anchor-type="paragraph" draw:z-index="3791" draw:name="Shape1" draw:style-name="gr1" draw:text-style-name="P129" svg:x1="2.2736in" svg:y1="0.0618in" svg:x2="2.2736in" svg:y2="0.4402in"><text:p/></draw:line><draw:line text:anchor-type="paragraph" draw:z-index="3792" draw:name="Shape1" draw:style-name="gr1" draw:text-style-name="P129" svg:x1="2.6673in" svg:y1="0.0618in" svg:x2="2.6673in" svg:y2="0.4402in"><text:p/></draw:line><draw:line text:anchor-type="paragraph" draw:z-index="3793" draw:name="Shape1" draw:style-name="gr1" draw:text-style-name="P129" svg:x1="3.061in" svg:y1="0.0618in" svg:x2="3.061in" svg:y2="0.4402in"><text:p/></draw:line><draw:custom-shape text:anchor-type="paragraph" draw:z-index="3794" draw:name="Shape3" draw:style-name="gr4" draw:text-style-name="P131" svg:width="0.0787in" svg:height="0.0787in" svg:x="2.4681in" svg:y="0.3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95" draw:name="Shape3" draw:style-name="gr5" draw:text-style-name="P132" svg:width="0.0787in" svg:height="0.0787in" svg:x="0.8402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96" draw:name="Shape3" draw:style-name="gr4" draw:text-style-name="P131" svg:width="0.0787in" svg:height="0.0787in" svg:x="1.6866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97" draw:name="Shape3" draw:style-name="gr6" draw:text-style-name="P133" svg:width="0.0795in" svg:height="0.0795in" svg:x="2.4681in" svg:y="0.4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798" draw:name="Shape3" draw:style-name="gr5" draw:text-style-name="P132" svg:width="0.0787in" svg:height="0.0787in" svg:x="2.8244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99" draw:name="Shape3" draw:style-name="gr7" draw:text-style-name="P134" svg:width="0.0787in" svg:height="0.0787in" svg:x="1.2445in" svg:y="0.18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800" draw:name="Shape1" draw:style-name="gr1" draw:text-style-name="P129" svg:x1="3.4547in" svg:y1="0.0618in" svg:x2="3.4547in" svg:y2="0.4402in"><text:p/></draw:line><draw:custom-shape text:anchor-type="paragraph" draw:z-index="3801" draw:name="Shape3" draw:style-name="gr20" draw:text-style-name="P141" svg:width="0.0787in" svg:height="0.0787in" svg:x="2.4681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2" draw:name="Shape3" draw:style-name="gr22" draw:text-style-name="P143" svg:width="0.0807in" svg:height="0.0807in" svg:x="0.8382in" svg:y="0.3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3" draw:name="Shape3" draw:style-name="gr23" draw:text-style-name="P144" svg:width="0.0787in" svg:height="0.0787in" svg:x="2.4681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4" draw:name="Shape3" draw:style-name="gr23" draw:text-style-name="P144" svg:width="0.0787in" svg:height="0.0787in" svg:x="1.6866in" svg:y="0.4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5" draw:name="Shape3" draw:style-name="gr27" draw:text-style-name="P148" svg:width="0.0787in" svg:height="0.0787in" svg:x="1.6866in" svg:y="0.3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6" draw:name="Shape3" draw:style-name="gr21" draw:text-style-name="P142" svg:width="0.0787in" svg:height="0.0787in" svg:x="1.6866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7" draw:name="Shape3" draw:style-name="gr27" draw:text-style-name="P148" svg:width="0.0787in" svg:height="0.0787in" svg:x="2.4681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8" draw:name="Shape3" draw:style-name="gr5" draw:text-style-name="P132" svg:width="0.0787in" svg:height="0.0787in" svg:x="1.6866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09" draw:name="Shape3" draw:style-name="gr20" draw:text-style-name="P141"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10" draw:name="Shape3" draw:style-name="gr23" draw:text-style-name="P144" svg:width="0.0787in" svg:height="0.0787in" svg:x="1.6866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1" draw:name="Shape3" draw:style-name="gr7" draw:text-style-name="P134" svg:width="0.0787in" svg:height="0.0787in" svg:x="2.4681in" svg:y="0.01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82" draw:name="Shape3" draw:style-name="gr21" draw:text-style-name="P142"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9"/>
      <text:p text:style-name="P19"/>
      <text:h text:style-name="P122" text:outline-level="2"><text:bookmark-start text:name="__RefHeading___Toc11442_1024750181"/>Lydian shap<text:span text:style-name="T42">e</text:span><text:bookmark-end text:name="__RefHeading___Toc11442_1024750181"/></text:h>
      <text:p text:style-name="P17"><draw:frame draw:style-name="fr1" draw:name="Frame138" text:anchor-type="paragraph" svg:x="0.5228in" svg:y="0.0201in" svg:width="3.6937in" draw:z-index="3811"><draw:text-box fo:min-height="0.6028in"><text:p text:style-name="Frame_20_contents"><draw:line text:anchor-type="paragraph" draw:z-index="3812" draw:name="Shape2" draw:style-name="gr2" draw:text-style-name="P130" svg:x1="0.7035in" svg:y1="0.211in" svg:x2="3.4551in" svg:y2="0.1992in"><text:p/></draw:line><draw:line text:anchor-type="paragraph" draw:z-index="3813" draw:name="Shape2" draw:style-name="gr1" draw:text-style-name="P128" svg:x1="0.6957in" svg:y1="0.2953in" svg:x2="3.452in" svg:y2="0.2791in"><text:p/></draw:line><draw:line text:anchor-type="paragraph" draw:z-index="3814" draw:name="Shape2" draw:style-name="gr1" draw:text-style-name="P128" svg:x1="0.6984in" svg:y1="0.3787in" svg:x2="3.4547in" svg:y2="0.3626in"><text:p/></draw:line><draw:line text:anchor-type="paragraph" draw:z-index="3815" draw:name="Shape2" draw:style-name="gr1" draw:text-style-name="P128" svg:x1="0.6984in" svg:y1="0.4563in" svg:x2="3.4547in" svg:y2="0.4402in"><text:p/></draw:line><draw:line text:anchor-type="paragraph" draw:z-index="3816" draw:name="Shape2" draw:style-name="gr1" draw:text-style-name="P128" svg:x1="0.7004in" svg:y1="0.1417in" svg:x2="3.4567in" svg:y2="0.1256in"><text:p/></draw:line><draw:line text:anchor-type="paragraph" draw:z-index="3817" draw:name="Shape2" draw:style-name="gr2" draw:text-style-name="P130" svg:x1="0.7031in" svg:y1="0.0618in" svg:x2="3.4594in" svg:y2="0.0618in"><text:p/></draw:line><draw:line text:anchor-type="paragraph" draw:z-index="3818" draw:name="Shape1" draw:style-name="gr3" draw:text-style-name="P129" svg:x1="0.7035in" svg:y1="0.0618in" svg:x2="0.7035in" svg:y2="0.4563in"><text:p/></draw:line><draw:line text:anchor-type="paragraph" draw:z-index="3819" draw:name="Shape1" draw:style-name="gr1" draw:text-style-name="P129" svg:x1="1.0925in" svg:y1="0.0618in" svg:x2="1.0925in" svg:y2="0.4563in"><text:p/></draw:line><draw:line text:anchor-type="paragraph" draw:z-index="3820" draw:name="Shape1" draw:style-name="gr1" draw:text-style-name="P129" svg:x1="1.4862in" svg:y1="0.0618in" svg:x2="1.4862in" svg:y2="0.4563in"><text:p/></draw:line><draw:line text:anchor-type="paragraph" draw:z-index="3821" draw:name="Shape1" draw:style-name="gr1" draw:text-style-name="P129" svg:x1="1.8799in" svg:y1="0.0618in" svg:x2="1.8807in" svg:y2="0.4563in"><text:p/></draw:line><draw:line text:anchor-type="paragraph" draw:z-index="3822" draw:name="Shape1" draw:style-name="gr1" draw:text-style-name="P129" svg:x1="2.2736in" svg:y1="0.0618in" svg:x2="2.2736in" svg:y2="0.4402in"><text:p/></draw:line><draw:line text:anchor-type="paragraph" draw:z-index="3823" draw:name="Shape1" draw:style-name="gr1" draw:text-style-name="P129" svg:x1="2.6673in" svg:y1="0.0618in" svg:x2="2.6673in" svg:y2="0.4402in"><text:p/></draw:line><draw:line text:anchor-type="paragraph" draw:z-index="3824" draw:name="Shape1" draw:style-name="gr1" draw:text-style-name="P129" svg:x1="3.061in" svg:y1="0.0618in" svg:x2="3.061in" svg:y2="0.4402in"><text:p/></draw:line><draw:custom-shape text:anchor-type="paragraph" draw:z-index="382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2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2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2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2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3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832" draw:name="Shape1" draw:style-name="gr1" draw:text-style-name="P129" svg:x1="3.4547in" svg:y1="0.0618in" svg:x2="3.4547in" svg:y2="0.4402in"><text:p/></draw:line><draw:custom-shape text:anchor-type="paragraph" draw:z-index="383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3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4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4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4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4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39" text:anchor-type="paragraph" svg:x="0.5228in" svg:y="0.0201in" svg:width="3.6937in" draw:z-index="3844"><draw:text-box fo:min-height="0.6028in"><text:p text:style-name="Frame_20_contents"><draw:line text:anchor-type="paragraph" draw:z-index="3845" draw:name="Shape2" draw:style-name="gr2" draw:text-style-name="P130" svg:x1="0.7035in" svg:y1="0.211in" svg:x2="3.4551in" svg:y2="0.1992in"><text:p/></draw:line><draw:line text:anchor-type="paragraph" draw:z-index="3846" draw:name="Shape2" draw:style-name="gr1" draw:text-style-name="P128" svg:x1="0.6957in" svg:y1="0.2953in" svg:x2="3.452in" svg:y2="0.2791in"><text:p/></draw:line><draw:line text:anchor-type="paragraph" draw:z-index="3847" draw:name="Shape2" draw:style-name="gr1" draw:text-style-name="P128" svg:x1="0.6984in" svg:y1="0.3787in" svg:x2="3.4547in" svg:y2="0.3626in"><text:p/></draw:line><draw:line text:anchor-type="paragraph" draw:z-index="3848" draw:name="Shape2" draw:style-name="gr1" draw:text-style-name="P128" svg:x1="0.6984in" svg:y1="0.4563in" svg:x2="3.4547in" svg:y2="0.4402in"><text:p/></draw:line><draw:line text:anchor-type="paragraph" draw:z-index="3849" draw:name="Shape2" draw:style-name="gr1" draw:text-style-name="P128" svg:x1="0.7004in" svg:y1="0.1417in" svg:x2="3.4567in" svg:y2="0.1256in"><text:p/></draw:line><draw:line text:anchor-type="paragraph" draw:z-index="3850" draw:name="Shape2" draw:style-name="gr2" draw:text-style-name="P130" svg:x1="0.7031in" svg:y1="0.0618in" svg:x2="3.4594in" svg:y2="0.0618in"><text:p/></draw:line><draw:line text:anchor-type="paragraph" draw:z-index="3851" draw:name="Shape1" draw:style-name="gr3" draw:text-style-name="P129" svg:x1="0.7035in" svg:y1="0.0618in" svg:x2="0.7035in" svg:y2="0.4563in"><text:p/></draw:line><draw:line text:anchor-type="paragraph" draw:z-index="3852" draw:name="Shape1" draw:style-name="gr1" draw:text-style-name="P129" svg:x1="1.0925in" svg:y1="0.0618in" svg:x2="1.0925in" svg:y2="0.4563in"><text:p/></draw:line><draw:line text:anchor-type="paragraph" draw:z-index="3853" draw:name="Shape1" draw:style-name="gr1" draw:text-style-name="P129" svg:x1="1.4862in" svg:y1="0.0618in" svg:x2="1.4862in" svg:y2="0.4563in"><text:p/></draw:line><draw:line text:anchor-type="paragraph" draw:z-index="3854" draw:name="Shape1" draw:style-name="gr1" draw:text-style-name="P129" svg:x1="1.8799in" svg:y1="0.0618in" svg:x2="1.8807in" svg:y2="0.4563in"><text:p/></draw:line><draw:line text:anchor-type="paragraph" draw:z-index="3855" draw:name="Shape1" draw:style-name="gr1" draw:text-style-name="P129" svg:x1="2.2736in" svg:y1="0.0618in" svg:x2="2.2736in" svg:y2="0.4402in"><text:p/></draw:line><draw:line text:anchor-type="paragraph" draw:z-index="3856" draw:name="Shape1" draw:style-name="gr1" draw:text-style-name="P129" svg:x1="2.6673in" svg:y1="0.0618in" svg:x2="2.6673in" svg:y2="0.4402in"><text:p/></draw:line><draw:line text:anchor-type="paragraph" draw:z-index="3857" draw:name="Shape1" draw:style-name="gr1" draw:text-style-name="P129" svg:x1="3.061in" svg:y1="0.0618in" svg:x2="3.061in" svg:y2="0.4402in"><text:p/></draw:line><draw:custom-shape text:anchor-type="paragraph" draw:z-index="385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5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6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6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865" draw:name="Shape1" draw:style-name="gr1" draw:text-style-name="P129" svg:x1="3.4547in" svg:y1="0.0618in" svg:x2="3.4547in" svg:y2="0.4402in"><text:p/></draw:line><draw:custom-shape text:anchor-type="paragraph" draw:z-index="386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7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0" text:anchor-type="paragraph" svg:x="0.5228in" svg:y="0.0201in" svg:width="3.6937in" draw:z-index="3877"><draw:text-box fo:min-height="0.6028in"><text:p text:style-name="Frame_20_contents"><draw:line text:anchor-type="paragraph" draw:z-index="3878" draw:name="Shape2" draw:style-name="gr2" draw:text-style-name="P130" svg:x1="0.7035in" svg:y1="0.211in" svg:x2="3.4551in" svg:y2="0.1992in"><text:p/></draw:line><draw:line text:anchor-type="paragraph" draw:z-index="3879" draw:name="Shape2" draw:style-name="gr1" draw:text-style-name="P128" svg:x1="0.6957in" svg:y1="0.2953in" svg:x2="3.452in" svg:y2="0.2791in"><text:p/></draw:line><draw:line text:anchor-type="paragraph" draw:z-index="3880" draw:name="Shape2" draw:style-name="gr1" draw:text-style-name="P128" svg:x1="0.6984in" svg:y1="0.3787in" svg:x2="3.4547in" svg:y2="0.3626in"><text:p/></draw:line><draw:line text:anchor-type="paragraph" draw:z-index="3881" draw:name="Shape2" draw:style-name="gr1" draw:text-style-name="P128" svg:x1="0.6984in" svg:y1="0.4563in" svg:x2="3.4547in" svg:y2="0.4402in"><text:p/></draw:line><draw:line text:anchor-type="paragraph" draw:z-index="3882" draw:name="Shape2" draw:style-name="gr1" draw:text-style-name="P128" svg:x1="0.7004in" svg:y1="0.1417in" svg:x2="3.4567in" svg:y2="0.1256in"><text:p/></draw:line><draw:line text:anchor-type="paragraph" draw:z-index="3883" draw:name="Shape2" draw:style-name="gr2" draw:text-style-name="P130" svg:x1="0.7031in" svg:y1="0.0618in" svg:x2="3.4594in" svg:y2="0.0618in"><text:p/></draw:line><draw:line text:anchor-type="paragraph" draw:z-index="3884" draw:name="Shape1" draw:style-name="gr3" draw:text-style-name="P129" svg:x1="0.7035in" svg:y1="0.0618in" svg:x2="0.7035in" svg:y2="0.4563in"><text:p/></draw:line><draw:line text:anchor-type="paragraph" draw:z-index="3885" draw:name="Shape1" draw:style-name="gr1" draw:text-style-name="P129" svg:x1="1.0925in" svg:y1="0.0618in" svg:x2="1.0925in" svg:y2="0.4563in"><text:p/></draw:line><draw:line text:anchor-type="paragraph" draw:z-index="3886" draw:name="Shape1" draw:style-name="gr1" draw:text-style-name="P129" svg:x1="1.4862in" svg:y1="0.0618in" svg:x2="1.4862in" svg:y2="0.4563in"><text:p/></draw:line><draw:line text:anchor-type="paragraph" draw:z-index="3887" draw:name="Shape1" draw:style-name="gr1" draw:text-style-name="P129" svg:x1="1.8799in" svg:y1="0.0618in" svg:x2="1.8807in" svg:y2="0.4563in"><text:p/></draw:line><draw:line text:anchor-type="paragraph" draw:z-index="3888" draw:name="Shape1" draw:style-name="gr1" draw:text-style-name="P129" svg:x1="2.2736in" svg:y1="0.0618in" svg:x2="2.2736in" svg:y2="0.4402in"><text:p/></draw:line><draw:line text:anchor-type="paragraph" draw:z-index="3889" draw:name="Shape1" draw:style-name="gr1" draw:text-style-name="P129" svg:x1="2.6673in" svg:y1="0.0618in" svg:x2="2.6673in" svg:y2="0.4402in"><text:p/></draw:line><draw:line text:anchor-type="paragraph" draw:z-index="3890" draw:name="Shape1" draw:style-name="gr1" draw:text-style-name="P129" svg:x1="3.061in" svg:y1="0.0618in" svg:x2="3.061in" svg:y2="0.4402in"><text:p/></draw:line><draw:custom-shape text:anchor-type="paragraph" draw:z-index="389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9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9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9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9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9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9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898" draw:name="Shape1" draw:style-name="gr1" draw:text-style-name="P129" svg:x1="3.4547in" svg:y1="0.0618in" svg:x2="3.4547in" svg:y2="0.4402in"><text:p/></draw:line><draw:custom-shape text:anchor-type="paragraph" draw:z-index="389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0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1" text:anchor-type="paragraph" svg:x="0.5228in" svg:y="0.0201in" svg:width="3.6937in" draw:z-index="3910"><draw:text-box fo:min-height="0.6028in"><text:p text:style-name="Frame_20_contents"><draw:line text:anchor-type="paragraph" draw:z-index="3911" draw:name="Shape2" draw:style-name="gr2" draw:text-style-name="P130" svg:x1="0.7035in" svg:y1="0.211in" svg:x2="3.4551in" svg:y2="0.1992in"><text:p/></draw:line><draw:line text:anchor-type="paragraph" draw:z-index="3912" draw:name="Shape2" draw:style-name="gr1" draw:text-style-name="P128" svg:x1="0.6957in" svg:y1="0.2953in" svg:x2="3.452in" svg:y2="0.2791in"><text:p/></draw:line><draw:line text:anchor-type="paragraph" draw:z-index="3913" draw:name="Shape2" draw:style-name="gr1" draw:text-style-name="P128" svg:x1="0.6984in" svg:y1="0.3787in" svg:x2="3.4547in" svg:y2="0.3626in"><text:p/></draw:line><draw:line text:anchor-type="paragraph" draw:z-index="3914" draw:name="Shape2" draw:style-name="gr1" draw:text-style-name="P128" svg:x1="0.6984in" svg:y1="0.4563in" svg:x2="3.4547in" svg:y2="0.4402in"><text:p/></draw:line><draw:line text:anchor-type="paragraph" draw:z-index="3915" draw:name="Shape2" draw:style-name="gr1" draw:text-style-name="P128" svg:x1="0.7004in" svg:y1="0.1417in" svg:x2="3.4567in" svg:y2="0.1256in"><text:p/></draw:line><draw:line text:anchor-type="paragraph" draw:z-index="3916" draw:name="Shape2" draw:style-name="gr2" draw:text-style-name="P130" svg:x1="0.7031in" svg:y1="0.0618in" svg:x2="3.4594in" svg:y2="0.0618in"><text:p/></draw:line><draw:line text:anchor-type="paragraph" draw:z-index="3917" draw:name="Shape1" draw:style-name="gr3" draw:text-style-name="P129" svg:x1="0.7035in" svg:y1="0.0618in" svg:x2="0.7035in" svg:y2="0.4563in"><text:p/></draw:line><draw:line text:anchor-type="paragraph" draw:z-index="3918" draw:name="Shape1" draw:style-name="gr1" draw:text-style-name="P129" svg:x1="1.0925in" svg:y1="0.0618in" svg:x2="1.0925in" svg:y2="0.4563in"><text:p/></draw:line><draw:line text:anchor-type="paragraph" draw:z-index="3919" draw:name="Shape1" draw:style-name="gr1" draw:text-style-name="P129" svg:x1="1.4862in" svg:y1="0.0618in" svg:x2="1.4862in" svg:y2="0.4563in"><text:p/></draw:line><draw:line text:anchor-type="paragraph" draw:z-index="3920" draw:name="Shape1" draw:style-name="gr1" draw:text-style-name="P129" svg:x1="1.8799in" svg:y1="0.0618in" svg:x2="1.8807in" svg:y2="0.4563in"><text:p/></draw:line><draw:line text:anchor-type="paragraph" draw:z-index="3921" draw:name="Shape1" draw:style-name="gr1" draw:text-style-name="P129" svg:x1="2.2736in" svg:y1="0.0618in" svg:x2="2.2736in" svg:y2="0.4402in"><text:p/></draw:line><draw:line text:anchor-type="paragraph" draw:z-index="3922" draw:name="Shape1" draw:style-name="gr1" draw:text-style-name="P129" svg:x1="2.6673in" svg:y1="0.0618in" svg:x2="2.6673in" svg:y2="0.4402in"><text:p/></draw:line><draw:line text:anchor-type="paragraph" draw:z-index="3923" draw:name="Shape1" draw:style-name="gr1" draw:text-style-name="P129" svg:x1="3.061in" svg:y1="0.0618in" svg:x2="3.061in" svg:y2="0.4402in"><text:p/></draw:line><draw:custom-shape text:anchor-type="paragraph" draw:z-index="392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2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2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2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2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2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931" draw:name="Shape1" draw:style-name="gr1" draw:text-style-name="P129" svg:x1="3.4547in" svg:y1="0.0618in" svg:x2="3.4547in" svg:y2="0.4402in"><text:p/></draw:line><draw:custom-shape text:anchor-type="paragraph" draw:z-index="393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3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4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4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4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2" text:anchor-type="paragraph" svg:x="0.5228in" svg:y="0.0201in" svg:width="3.6937in" draw:z-index="3943"><draw:text-box fo:min-height="0.6028in"><text:p text:style-name="Frame_20_contents"><draw:line text:anchor-type="paragraph" draw:z-index="3944" draw:name="Shape2" draw:style-name="gr2" draw:text-style-name="P130" svg:x1="0.7035in" svg:y1="0.211in" svg:x2="3.4551in" svg:y2="0.1992in"><text:p/></draw:line><draw:line text:anchor-type="paragraph" draw:z-index="3945" draw:name="Shape2" draw:style-name="gr1" draw:text-style-name="P128" svg:x1="0.6957in" svg:y1="0.2953in" svg:x2="3.452in" svg:y2="0.2791in"><text:p/></draw:line><draw:line text:anchor-type="paragraph" draw:z-index="3946" draw:name="Shape2" draw:style-name="gr1" draw:text-style-name="P128" svg:x1="0.6984in" svg:y1="0.3787in" svg:x2="3.4547in" svg:y2="0.3626in"><text:p/></draw:line><draw:line text:anchor-type="paragraph" draw:z-index="3947" draw:name="Shape2" draw:style-name="gr1" draw:text-style-name="P128" svg:x1="0.6984in" svg:y1="0.4563in" svg:x2="3.4547in" svg:y2="0.4402in"><text:p/></draw:line><draw:line text:anchor-type="paragraph" draw:z-index="3948" draw:name="Shape2" draw:style-name="gr1" draw:text-style-name="P128" svg:x1="0.7004in" svg:y1="0.1417in" svg:x2="3.4567in" svg:y2="0.1256in"><text:p/></draw:line><draw:line text:anchor-type="paragraph" draw:z-index="3949" draw:name="Shape2" draw:style-name="gr2" draw:text-style-name="P130" svg:x1="0.7031in" svg:y1="0.0618in" svg:x2="3.4594in" svg:y2="0.0618in"><text:p/></draw:line><draw:line text:anchor-type="paragraph" draw:z-index="3950" draw:name="Shape1" draw:style-name="gr3" draw:text-style-name="P129" svg:x1="0.7035in" svg:y1="0.0618in" svg:x2="0.7035in" svg:y2="0.4563in"><text:p/></draw:line><draw:line text:anchor-type="paragraph" draw:z-index="3951" draw:name="Shape1" draw:style-name="gr1" draw:text-style-name="P129" svg:x1="1.0925in" svg:y1="0.0618in" svg:x2="1.0925in" svg:y2="0.4563in"><text:p/></draw:line><draw:line text:anchor-type="paragraph" draw:z-index="3952" draw:name="Shape1" draw:style-name="gr1" draw:text-style-name="P129" svg:x1="1.4862in" svg:y1="0.0618in" svg:x2="1.4862in" svg:y2="0.4563in"><text:p/></draw:line><draw:line text:anchor-type="paragraph" draw:z-index="3953" draw:name="Shape1" draw:style-name="gr1" draw:text-style-name="P129" svg:x1="1.8799in" svg:y1="0.0618in" svg:x2="1.8807in" svg:y2="0.4563in"><text:p/></draw:line><draw:line text:anchor-type="paragraph" draw:z-index="3954" draw:name="Shape1" draw:style-name="gr1" draw:text-style-name="P129" svg:x1="2.2736in" svg:y1="0.0618in" svg:x2="2.2736in" svg:y2="0.4402in"><text:p/></draw:line><draw:line text:anchor-type="paragraph" draw:z-index="3955" draw:name="Shape1" draw:style-name="gr1" draw:text-style-name="P129" svg:x1="2.6673in" svg:y1="0.0618in" svg:x2="2.6673in" svg:y2="0.4402in"><text:p/></draw:line><draw:line text:anchor-type="paragraph" draw:z-index="3956" draw:name="Shape1" draw:style-name="gr1" draw:text-style-name="P129" svg:x1="3.061in" svg:y1="0.0618in" svg:x2="3.061in" svg:y2="0.4402in"><text:p/></draw:line><draw:custom-shape text:anchor-type="paragraph" draw:z-index="395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5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5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6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6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964" draw:name="Shape1" draw:style-name="gr1" draw:text-style-name="P129" svg:x1="3.4547in" svg:y1="0.0618in" svg:x2="3.4547in" svg:y2="0.4402in"><text:p/></draw:line><draw:custom-shape text:anchor-type="paragraph" draw:z-index="396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3" text:anchor-type="paragraph" svg:x="0.5228in" svg:y="0.0201in" svg:width="3.6937in" draw:z-index="3976"><draw:text-box fo:min-height="0.6028in"><text:p text:style-name="Frame_20_contents"><draw:line text:anchor-type="paragraph" draw:z-index="3977" draw:name="Shape2" draw:style-name="gr2" draw:text-style-name="P130" svg:x1="0.7035in" svg:y1="0.211in" svg:x2="3.4551in" svg:y2="0.1992in"><text:p/></draw:line><draw:line text:anchor-type="paragraph" draw:z-index="3978" draw:name="Shape2" draw:style-name="gr1" draw:text-style-name="P128" svg:x1="0.6957in" svg:y1="0.2953in" svg:x2="3.452in" svg:y2="0.2791in"><text:p/></draw:line><draw:line text:anchor-type="paragraph" draw:z-index="3979" draw:name="Shape2" draw:style-name="gr1" draw:text-style-name="P128" svg:x1="0.6984in" svg:y1="0.3787in" svg:x2="3.4547in" svg:y2="0.3626in"><text:p/></draw:line><draw:line text:anchor-type="paragraph" draw:z-index="3980" draw:name="Shape2" draw:style-name="gr1" draw:text-style-name="P128" svg:x1="0.6984in" svg:y1="0.4563in" svg:x2="3.4547in" svg:y2="0.4402in"><text:p/></draw:line><draw:line text:anchor-type="paragraph" draw:z-index="3981" draw:name="Shape2" draw:style-name="gr1" draw:text-style-name="P128" svg:x1="0.7004in" svg:y1="0.1417in" svg:x2="3.4567in" svg:y2="0.1256in"><text:p/></draw:line><draw:line text:anchor-type="paragraph" draw:z-index="3982" draw:name="Shape2" draw:style-name="gr2" draw:text-style-name="P130" svg:x1="0.7031in" svg:y1="0.0618in" svg:x2="3.4594in" svg:y2="0.0618in"><text:p/></draw:line><draw:line text:anchor-type="paragraph" draw:z-index="3983" draw:name="Shape1" draw:style-name="gr3" draw:text-style-name="P129" svg:x1="0.7035in" svg:y1="0.0618in" svg:x2="0.7035in" svg:y2="0.4563in"><text:p/></draw:line><draw:line text:anchor-type="paragraph" draw:z-index="3984" draw:name="Shape1" draw:style-name="gr1" draw:text-style-name="P129" svg:x1="1.0925in" svg:y1="0.0618in" svg:x2="1.0925in" svg:y2="0.4563in"><text:p/></draw:line><draw:line text:anchor-type="paragraph" draw:z-index="3985" draw:name="Shape1" draw:style-name="gr1" draw:text-style-name="P129" svg:x1="1.4862in" svg:y1="0.0618in" svg:x2="1.4862in" svg:y2="0.4563in"><text:p/></draw:line><draw:line text:anchor-type="paragraph" draw:z-index="3986" draw:name="Shape1" draw:style-name="gr1" draw:text-style-name="P129" svg:x1="1.8799in" svg:y1="0.0618in" svg:x2="1.8807in" svg:y2="0.4563in"><text:p/></draw:line><draw:line text:anchor-type="paragraph" draw:z-index="3987" draw:name="Shape1" draw:style-name="gr1" draw:text-style-name="P129" svg:x1="2.2736in" svg:y1="0.0618in" svg:x2="2.2736in" svg:y2="0.4402in"><text:p/></draw:line><draw:line text:anchor-type="paragraph" draw:z-index="3988" draw:name="Shape1" draw:style-name="gr1" draw:text-style-name="P129" svg:x1="2.6673in" svg:y1="0.0618in" svg:x2="2.6673in" svg:y2="0.4402in"><text:p/></draw:line><draw:line text:anchor-type="paragraph" draw:z-index="3989" draw:name="Shape1" draw:style-name="gr1" draw:text-style-name="P129" svg:x1="3.061in" svg:y1="0.0618in" svg:x2="3.061in" svg:y2="0.4402in"><text:p/></draw:line><draw:custom-shape text:anchor-type="paragraph" draw:z-index="399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9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9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9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9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9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9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997" draw:name="Shape1" draw:style-name="gr1" draw:text-style-name="P129" svg:x1="3.4547in" svg:y1="0.0618in" svg:x2="3.4547in" svg:y2="0.4402in"><text:p/></draw:line><draw:custom-shape text:anchor-type="paragraph" draw:z-index="399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9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0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4" text:anchor-type="paragraph" svg:x="0.5228in" svg:y="0.0201in" svg:width="3.6937in" draw:z-index="4009"><draw:text-box fo:min-height="0.6028in"><text:p text:style-name="Frame_20_contents"><draw:line text:anchor-type="paragraph" draw:z-index="4010" draw:name="Shape2" draw:style-name="gr2" draw:text-style-name="P130" svg:x1="0.7035in" svg:y1="0.211in" svg:x2="3.4551in" svg:y2="0.1992in"><text:p/></draw:line><draw:line text:anchor-type="paragraph" draw:z-index="4011" draw:name="Shape2" draw:style-name="gr1" draw:text-style-name="P128" svg:x1="0.6957in" svg:y1="0.2953in" svg:x2="3.452in" svg:y2="0.2791in"><text:p/></draw:line><draw:line text:anchor-type="paragraph" draw:z-index="4012" draw:name="Shape2" draw:style-name="gr1" draw:text-style-name="P128" svg:x1="0.6984in" svg:y1="0.3787in" svg:x2="3.4547in" svg:y2="0.3626in"><text:p/></draw:line><draw:line text:anchor-type="paragraph" draw:z-index="4013" draw:name="Shape2" draw:style-name="gr1" draw:text-style-name="P128" svg:x1="0.6984in" svg:y1="0.4563in" svg:x2="3.4547in" svg:y2="0.4402in"><text:p/></draw:line><draw:line text:anchor-type="paragraph" draw:z-index="4014" draw:name="Shape2" draw:style-name="gr1" draw:text-style-name="P128" svg:x1="0.7004in" svg:y1="0.1417in" svg:x2="3.4567in" svg:y2="0.1256in"><text:p/></draw:line><draw:line text:anchor-type="paragraph" draw:z-index="4015" draw:name="Shape2" draw:style-name="gr2" draw:text-style-name="P130" svg:x1="0.7031in" svg:y1="0.0618in" svg:x2="3.4594in" svg:y2="0.0618in"><text:p/></draw:line><draw:line text:anchor-type="paragraph" draw:z-index="4016" draw:name="Shape1" draw:style-name="gr3" draw:text-style-name="P129" svg:x1="0.7035in" svg:y1="0.0618in" svg:x2="0.7035in" svg:y2="0.4563in"><text:p/></draw:line><draw:line text:anchor-type="paragraph" draw:z-index="4017" draw:name="Shape1" draw:style-name="gr1" draw:text-style-name="P129" svg:x1="1.0925in" svg:y1="0.0618in" svg:x2="1.0925in" svg:y2="0.4563in"><text:p/></draw:line><draw:line text:anchor-type="paragraph" draw:z-index="4018" draw:name="Shape1" draw:style-name="gr1" draw:text-style-name="P129" svg:x1="1.4862in" svg:y1="0.0618in" svg:x2="1.4862in" svg:y2="0.4563in"><text:p/></draw:line><draw:line text:anchor-type="paragraph" draw:z-index="4019" draw:name="Shape1" draw:style-name="gr1" draw:text-style-name="P129" svg:x1="1.8799in" svg:y1="0.0618in" svg:x2="1.8807in" svg:y2="0.4563in"><text:p/></draw:line><draw:line text:anchor-type="paragraph" draw:z-index="4020" draw:name="Shape1" draw:style-name="gr1" draw:text-style-name="P129" svg:x1="2.2736in" svg:y1="0.0618in" svg:x2="2.2736in" svg:y2="0.4402in"><text:p/></draw:line><draw:line text:anchor-type="paragraph" draw:z-index="4021" draw:name="Shape1" draw:style-name="gr1" draw:text-style-name="P129" svg:x1="2.6673in" svg:y1="0.0618in" svg:x2="2.6673in" svg:y2="0.4402in"><text:p/></draw:line><draw:line text:anchor-type="paragraph" draw:z-index="4022" draw:name="Shape1" draw:style-name="gr1" draw:text-style-name="P129" svg:x1="3.061in" svg:y1="0.0618in" svg:x2="3.061in" svg:y2="0.4402in"><text:p/></draw:line><draw:custom-shape text:anchor-type="paragraph" draw:z-index="4023" draw:name="Shape3" draw:style-name="gr4" draw:text-style-name="P131" svg:width="0.0787in" svg:height="0.0787in" svg:x="2.472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24" draw:name="Shape3" draw:style-name="gr5" draw:text-style-name="P132" svg:width="0.0787in" svg:height="0.0787in" svg:x="2.472in" svg:y="0.1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25" draw:name="Shape3" draw:style-name="gr6" draw:text-style-name="P133" svg:width="0.0795in" svg:height="0.0795in" svg:x="2.4717in" svg:y="0.0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26" draw:name="Shape3" draw:style-name="gr5" draw:text-style-name="P132" svg:width="0.0787in" svg:height="0.0787in" svg:x="1.6547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27" draw:name="Shape3" draw:style-name="gr7" draw:text-style-name="P134" svg:width="0.0787in" svg:height="0.0787in" svg:x="1.2445in" svg:y="0.26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028" draw:name="Shape1" draw:style-name="gr1" draw:text-style-name="P129" svg:x1="3.4547in" svg:y1="0.0618in" svg:x2="3.4547in" svg:y2="0.4402in"><text:p/></draw:line><draw:custom-shape text:anchor-type="paragraph" draw:z-index="4029" draw:name="Shape3" draw:style-name="gr20" draw:text-style-name="P141" svg:width="0.0787in" svg:height="0.0787in" svg:x="2.0472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0" draw:name="Shape3" draw:style-name="gr20" draw:text-style-name="P14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1" draw:name="Shape3" draw:style-name="gr21" draw:text-style-name="P142" svg:width="0.0787in" svg:height="0.0787in" svg:x="2.8417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2" draw:name="Shape3" draw:style-name="gr21" draw:text-style-name="P142" svg:width="0.0787in" svg:height="0.0787in" svg:x="1.6547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3" draw:name="Shape3" draw:style-name="gr23" draw:text-style-name="P144" svg:width="0.0787in" svg:height="0.0787in" svg:x="2.472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4" draw:name="Shape3" draw:style-name="gr27" draw:text-style-name="P148" svg:width="0.0787in" svg:height="0.0787in" svg:x="1.6445in" svg:y="0.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5" draw:name="Shape3" draw:style-name="gr27" draw:text-style-name="P148" svg:width="0.0787in" svg:height="0.0787in" svg:x="1.6547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6" draw:name="Shape3" draw:style-name="gr21" draw:text-style-name="P142" svg:width="0.0787in" svg:height="0.0787in" svg:x="0.8374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7" draw:name="Shape3" draw:style-name="gr27" draw:text-style-name="P148" svg:width="0.0787in" svg:height="0.0787in" svg:x="2.472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8" draw:name="Shape3" draw:style-name="gr4" draw:text-style-name="P131" svg:width="0.0787in" svg:height="0.0787in" svg:x="1.2402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9" draw:name="Shape3" draw:style-name="gr23" draw:text-style-name="P144" svg:width="0.0787in" svg:height="0.0787in" svg:x="1.6445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3" draw:name="Shape3" draw:style-name="gr4" draw:text-style-name="P131" svg:width="0.0787in" svg:height="0.0787in" svg:x="2.4717in" svg:y="0.0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4" draw:name="Shape3" draw:style-name="gr20" draw:text-style-name="P141" svg:width="0.0787in" svg:height="0.0787in" svg:x="3.2425in" svg:y="0.0283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7"/>
      <text:p text:style-name="P17"/>
      <text:h text:style-name="P124" text:outline-level="2"><text:bookmark-start text:name="__RefHeading___Toc11444_1024750181"/>Locrian shape<text:bookmark-end text:name="__RefHeading___Toc11444_1024750181"/></text:h>
      <text:p text:style-name="P17"><draw:frame draw:style-name="fr1" draw:name="Frame145" text:anchor-type="paragraph" svg:x="0.5228in" svg:y="0.0201in" svg:width="3.6937in" draw:z-index="4040"><draw:text-box fo:min-height="0.6028in"><text:p text:style-name="Frame_20_contents"><draw:line text:anchor-type="paragraph" draw:z-index="4041" draw:name="Shape2" draw:style-name="gr2" draw:text-style-name="P130" svg:x1="0.7035in" svg:y1="0.211in" svg:x2="3.4551in" svg:y2="0.1992in"><text:p/></draw:line><draw:line text:anchor-type="paragraph" draw:z-index="4042" draw:name="Shape2" draw:style-name="gr1" draw:text-style-name="P128" svg:x1="0.6957in" svg:y1="0.2953in" svg:x2="3.452in" svg:y2="0.2791in"><text:p/></draw:line><draw:line text:anchor-type="paragraph" draw:z-index="4043" draw:name="Shape2" draw:style-name="gr1" draw:text-style-name="P128" svg:x1="0.6984in" svg:y1="0.3787in" svg:x2="3.4547in" svg:y2="0.3626in"><text:p/></draw:line><draw:line text:anchor-type="paragraph" draw:z-index="4044" draw:name="Shape2" draw:style-name="gr1" draw:text-style-name="P128" svg:x1="0.6984in" svg:y1="0.4563in" svg:x2="3.4547in" svg:y2="0.4402in"><text:p/></draw:line><draw:line text:anchor-type="paragraph" draw:z-index="4045" draw:name="Shape2" draw:style-name="gr1" draw:text-style-name="P128" svg:x1="0.7004in" svg:y1="0.1417in" svg:x2="3.4567in" svg:y2="0.1256in"><text:p/></draw:line><draw:line text:anchor-type="paragraph" draw:z-index="4046" draw:name="Shape2" draw:style-name="gr2" draw:text-style-name="P130" svg:x1="0.7031in" svg:y1="0.0618in" svg:x2="3.4594in" svg:y2="0.0618in"><text:p/></draw:line><draw:line text:anchor-type="paragraph" draw:z-index="4047" draw:name="Shape1" draw:style-name="gr3" draw:text-style-name="P129" svg:x1="0.7035in" svg:y1="0.0618in" svg:x2="0.7035in" svg:y2="0.4563in"><text:p/></draw:line><draw:line text:anchor-type="paragraph" draw:z-index="4048" draw:name="Shape1" draw:style-name="gr1" draw:text-style-name="P129" svg:x1="1.0925in" svg:y1="0.0618in" svg:x2="1.0925in" svg:y2="0.4563in"><text:p/></draw:line><draw:line text:anchor-type="paragraph" draw:z-index="4049" draw:name="Shape1" draw:style-name="gr1" draw:text-style-name="P129" svg:x1="1.4862in" svg:y1="0.0618in" svg:x2="1.4862in" svg:y2="0.4563in"><text:p/></draw:line><draw:line text:anchor-type="paragraph" draw:z-index="4050" draw:name="Shape1" draw:style-name="gr1" draw:text-style-name="P129" svg:x1="1.8799in" svg:y1="0.0618in" svg:x2="1.8807in" svg:y2="0.4563in"><text:p/></draw:line><draw:line text:anchor-type="paragraph" draw:z-index="4051" draw:name="Shape1" draw:style-name="gr1" draw:text-style-name="P129" svg:x1="2.2736in" svg:y1="0.0618in" svg:x2="2.2736in" svg:y2="0.4402in"><text:p/></draw:line><draw:line text:anchor-type="paragraph" draw:z-index="4052" draw:name="Shape1" draw:style-name="gr1" draw:text-style-name="P129" svg:x1="2.6673in" svg:y1="0.0618in" svg:x2="2.6673in" svg:y2="0.4402in"><text:p/></draw:line><draw:line text:anchor-type="paragraph" draw:z-index="4053" draw:name="Shape1" draw:style-name="gr1" draw:text-style-name="P129" svg:x1="3.061in" svg:y1="0.0618in" svg:x2="3.061in" svg:y2="0.4402in"><text:p/></draw:line><draw:custom-shape text:anchor-type="paragraph" draw:z-index="405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5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5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5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5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5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061" draw:name="Shape1" draw:style-name="gr1" draw:text-style-name="P129" svg:x1="3.4547in" svg:y1="0.0618in" svg:x2="3.4547in" svg:y2="0.4402in"><text:p/></draw:line><draw:custom-shape text:anchor-type="paragraph" draw:z-index="406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7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7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7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6" text:anchor-type="paragraph" svg:x="0.5228in" svg:y="0.0201in" svg:width="3.6937in" draw:z-index="4073"><draw:text-box fo:min-height="0.6028in"><text:p text:style-name="Frame_20_contents"><draw:line text:anchor-type="paragraph" draw:z-index="4074" draw:name="Shape2" draw:style-name="gr2" draw:text-style-name="P130" svg:x1="0.7035in" svg:y1="0.211in" svg:x2="3.4551in" svg:y2="0.1992in"><text:p/></draw:line><draw:line text:anchor-type="paragraph" draw:z-index="4075" draw:name="Shape2" draw:style-name="gr1" draw:text-style-name="P128" svg:x1="0.6957in" svg:y1="0.2953in" svg:x2="3.452in" svg:y2="0.2791in"><text:p/></draw:line><draw:line text:anchor-type="paragraph" draw:z-index="4076" draw:name="Shape2" draw:style-name="gr1" draw:text-style-name="P128" svg:x1="0.6984in" svg:y1="0.3787in" svg:x2="3.4547in" svg:y2="0.3626in"><text:p/></draw:line><draw:line text:anchor-type="paragraph" draw:z-index="4077" draw:name="Shape2" draw:style-name="gr1" draw:text-style-name="P128" svg:x1="0.6984in" svg:y1="0.4563in" svg:x2="3.4547in" svg:y2="0.4402in"><text:p/></draw:line><draw:line text:anchor-type="paragraph" draw:z-index="4078" draw:name="Shape2" draw:style-name="gr1" draw:text-style-name="P128" svg:x1="0.7004in" svg:y1="0.1417in" svg:x2="3.4567in" svg:y2="0.1256in"><text:p/></draw:line><draw:line text:anchor-type="paragraph" draw:z-index="4079" draw:name="Shape2" draw:style-name="gr2" draw:text-style-name="P130" svg:x1="0.7031in" svg:y1="0.0618in" svg:x2="3.4594in" svg:y2="0.0618in"><text:p/></draw:line><draw:line text:anchor-type="paragraph" draw:z-index="4080" draw:name="Shape1" draw:style-name="gr3" draw:text-style-name="P129" svg:x1="0.7035in" svg:y1="0.0618in" svg:x2="0.7035in" svg:y2="0.4563in"><text:p/></draw:line><draw:line text:anchor-type="paragraph" draw:z-index="4081" draw:name="Shape1" draw:style-name="gr1" draw:text-style-name="P129" svg:x1="1.0925in" svg:y1="0.0618in" svg:x2="1.0925in" svg:y2="0.4563in"><text:p/></draw:line><draw:line text:anchor-type="paragraph" draw:z-index="4082" draw:name="Shape1" draw:style-name="gr1" draw:text-style-name="P129" svg:x1="1.4862in" svg:y1="0.0618in" svg:x2="1.4862in" svg:y2="0.4563in"><text:p/></draw:line><draw:line text:anchor-type="paragraph" draw:z-index="4083" draw:name="Shape1" draw:style-name="gr1" draw:text-style-name="P129" svg:x1="1.8799in" svg:y1="0.0618in" svg:x2="1.8807in" svg:y2="0.4563in"><text:p/></draw:line><draw:line text:anchor-type="paragraph" draw:z-index="4084" draw:name="Shape1" draw:style-name="gr1" draw:text-style-name="P129" svg:x1="2.2736in" svg:y1="0.0618in" svg:x2="2.2736in" svg:y2="0.4402in"><text:p/></draw:line><draw:line text:anchor-type="paragraph" draw:z-index="4085" draw:name="Shape1" draw:style-name="gr1" draw:text-style-name="P129" svg:x1="2.6673in" svg:y1="0.0618in" svg:x2="2.6673in" svg:y2="0.4402in"><text:p/></draw:line><draw:line text:anchor-type="paragraph" draw:z-index="4086" draw:name="Shape1" draw:style-name="gr1" draw:text-style-name="P129" svg:x1="3.061in" svg:y1="0.0618in" svg:x2="3.061in" svg:y2="0.4402in"><text:p/></draw:line><draw:custom-shape text:anchor-type="paragraph" draw:z-index="408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8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8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9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9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094" draw:name="Shape1" draw:style-name="gr1" draw:text-style-name="P129" svg:x1="3.4547in" svg:y1="0.0618in" svg:x2="3.4547in" svg:y2="0.4402in"><text:p/></draw:line><draw:custom-shape text:anchor-type="paragraph" draw:z-index="409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7" text:anchor-type="paragraph" svg:x="0.5228in" svg:y="0.0201in" svg:width="3.6937in" draw:z-index="4106"><draw:text-box fo:min-height="0.6028in"><text:p text:style-name="Frame_20_contents"><draw:line text:anchor-type="paragraph" draw:z-index="4107" draw:name="Shape2" draw:style-name="gr2" draw:text-style-name="P130" svg:x1="0.7035in" svg:y1="0.211in" svg:x2="3.4551in" svg:y2="0.1992in"><text:p/></draw:line><draw:line text:anchor-type="paragraph" draw:z-index="4108" draw:name="Shape2" draw:style-name="gr1" draw:text-style-name="P128" svg:x1="0.6957in" svg:y1="0.2953in" svg:x2="3.452in" svg:y2="0.2791in"><text:p/></draw:line><draw:line text:anchor-type="paragraph" draw:z-index="4109" draw:name="Shape2" draw:style-name="gr1" draw:text-style-name="P128" svg:x1="0.6984in" svg:y1="0.3787in" svg:x2="3.4547in" svg:y2="0.3626in"><text:p/></draw:line><draw:line text:anchor-type="paragraph" draw:z-index="4110" draw:name="Shape2" draw:style-name="gr1" draw:text-style-name="P128" svg:x1="0.6984in" svg:y1="0.4563in" svg:x2="3.4547in" svg:y2="0.4402in"><text:p/></draw:line><draw:line text:anchor-type="paragraph" draw:z-index="4111" draw:name="Shape2" draw:style-name="gr1" draw:text-style-name="P128" svg:x1="0.7004in" svg:y1="0.1417in" svg:x2="3.4567in" svg:y2="0.1256in"><text:p/></draw:line><draw:line text:anchor-type="paragraph" draw:z-index="4112" draw:name="Shape2" draw:style-name="gr2" draw:text-style-name="P130" svg:x1="0.7031in" svg:y1="0.0618in" svg:x2="3.4594in" svg:y2="0.0618in"><text:p/></draw:line><draw:line text:anchor-type="paragraph" draw:z-index="4113" draw:name="Shape1" draw:style-name="gr3" draw:text-style-name="P129" svg:x1="0.7035in" svg:y1="0.0618in" svg:x2="0.7035in" svg:y2="0.4563in"><text:p/></draw:line><draw:line text:anchor-type="paragraph" draw:z-index="4114" draw:name="Shape1" draw:style-name="gr1" draw:text-style-name="P129" svg:x1="1.0925in" svg:y1="0.0618in" svg:x2="1.0925in" svg:y2="0.4563in"><text:p/></draw:line><draw:line text:anchor-type="paragraph" draw:z-index="4115" draw:name="Shape1" draw:style-name="gr1" draw:text-style-name="P129" svg:x1="1.4862in" svg:y1="0.0618in" svg:x2="1.4862in" svg:y2="0.4563in"><text:p/></draw:line><draw:line text:anchor-type="paragraph" draw:z-index="4116" draw:name="Shape1" draw:style-name="gr1" draw:text-style-name="P129" svg:x1="1.8799in" svg:y1="0.0618in" svg:x2="1.8807in" svg:y2="0.4563in"><text:p/></draw:line><draw:line text:anchor-type="paragraph" draw:z-index="4117" draw:name="Shape1" draw:style-name="gr1" draw:text-style-name="P129" svg:x1="2.2736in" svg:y1="0.0618in" svg:x2="2.2736in" svg:y2="0.4402in"><text:p/></draw:line><draw:line text:anchor-type="paragraph" draw:z-index="4118" draw:name="Shape1" draw:style-name="gr1" draw:text-style-name="P129" svg:x1="2.6673in" svg:y1="0.0618in" svg:x2="2.6673in" svg:y2="0.4402in"><text:p/></draw:line><draw:line text:anchor-type="paragraph" draw:z-index="4119" draw:name="Shape1" draw:style-name="gr1" draw:text-style-name="P129" svg:x1="3.061in" svg:y1="0.0618in" svg:x2="3.061in" svg:y2="0.4402in"><text:p/></draw:line><draw:custom-shape text:anchor-type="paragraph" draw:z-index="4120"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1"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2"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3"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24"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25"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6"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127" draw:name="Shape1" draw:style-name="gr1" draw:text-style-name="P129" svg:x1="3.4547in" svg:y1="0.0618in" svg:x2="3.4547in" svg:y2="0.4402in"><text:p/></draw:line><draw:custom-shape text:anchor-type="paragraph" draw:z-index="4128"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9"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0"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1"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2"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3"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4"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5"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6"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7"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8"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8" text:anchor-type="paragraph" svg:x="0.5228in" svg:y="0.0201in" svg:width="3.6937in" draw:z-index="4139"><draw:text-box fo:min-height="0.6028in"><text:p text:style-name="Frame_20_contents"><draw:line text:anchor-type="paragraph" draw:z-index="4140" draw:name="Shape2" draw:style-name="gr2" draw:text-style-name="P130" svg:x1="0.7035in" svg:y1="0.211in" svg:x2="3.4551in" svg:y2="0.1992in"><text:p/></draw:line><draw:line text:anchor-type="paragraph" draw:z-index="4141" draw:name="Shape2" draw:style-name="gr1" draw:text-style-name="P128" svg:x1="0.6957in" svg:y1="0.2953in" svg:x2="3.452in" svg:y2="0.2791in"><text:p/></draw:line><draw:line text:anchor-type="paragraph" draw:z-index="4142" draw:name="Shape2" draw:style-name="gr1" draw:text-style-name="P128" svg:x1="0.6984in" svg:y1="0.3787in" svg:x2="3.4547in" svg:y2="0.3626in"><text:p/></draw:line><draw:line text:anchor-type="paragraph" draw:z-index="4143" draw:name="Shape2" draw:style-name="gr1" draw:text-style-name="P128" svg:x1="0.6984in" svg:y1="0.4563in" svg:x2="3.4547in" svg:y2="0.4402in"><text:p/></draw:line><draw:line text:anchor-type="paragraph" draw:z-index="4144" draw:name="Shape2" draw:style-name="gr1" draw:text-style-name="P128" svg:x1="0.7004in" svg:y1="0.1417in" svg:x2="3.4567in" svg:y2="0.1256in"><text:p/></draw:line><draw:line text:anchor-type="paragraph" draw:z-index="4145" draw:name="Shape2" draw:style-name="gr2" draw:text-style-name="P130" svg:x1="0.7031in" svg:y1="0.0618in" svg:x2="3.4594in" svg:y2="0.0618in"><text:p/></draw:line><draw:line text:anchor-type="paragraph" draw:z-index="4146" draw:name="Shape1" draw:style-name="gr3" draw:text-style-name="P129" svg:x1="0.7035in" svg:y1="0.0618in" svg:x2="0.7035in" svg:y2="0.4563in"><text:p/></draw:line><draw:line text:anchor-type="paragraph" draw:z-index="4147" draw:name="Shape1" draw:style-name="gr1" draw:text-style-name="P129" svg:x1="1.0925in" svg:y1="0.0618in" svg:x2="1.0925in" svg:y2="0.4563in"><text:p/></draw:line><draw:line text:anchor-type="paragraph" draw:z-index="4148" draw:name="Shape1" draw:style-name="gr1" draw:text-style-name="P129" svg:x1="1.4862in" svg:y1="0.0618in" svg:x2="1.4862in" svg:y2="0.4563in"><text:p/></draw:line><draw:line text:anchor-type="paragraph" draw:z-index="4149" draw:name="Shape1" draw:style-name="gr1" draw:text-style-name="P129" svg:x1="1.8799in" svg:y1="0.0618in" svg:x2="1.8807in" svg:y2="0.4563in"><text:p/></draw:line><draw:line text:anchor-type="paragraph" draw:z-index="4150" draw:name="Shape1" draw:style-name="gr1" draw:text-style-name="P129" svg:x1="2.2736in" svg:y1="0.0618in" svg:x2="2.2736in" svg:y2="0.4402in"><text:p/></draw:line><draw:line text:anchor-type="paragraph" draw:z-index="4151" draw:name="Shape1" draw:style-name="gr1" draw:text-style-name="P129" svg:x1="2.6673in" svg:y1="0.0618in" svg:x2="2.6673in" svg:y2="0.4402in"><text:p/></draw:line><draw:line text:anchor-type="paragraph" draw:z-index="4152" draw:name="Shape1" draw:style-name="gr1" draw:text-style-name="P129" svg:x1="3.061in" svg:y1="0.0618in" svg:x2="3.061in" svg:y2="0.4402in"><text:p/></draw:line><draw:custom-shape text:anchor-type="paragraph" draw:z-index="415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5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5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160" draw:name="Shape1" draw:style-name="gr1" draw:text-style-name="P129" svg:x1="3.4547in" svg:y1="0.0618in" svg:x2="3.4547in" svg:y2="0.4402in"><text:p/></draw:line><draw:custom-shape text:anchor-type="paragraph" draw:z-index="416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7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7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49" text:anchor-type="paragraph" svg:x="0.5228in" svg:y="0.0201in" svg:width="3.6937in" draw:z-index="4172"><draw:text-box fo:min-height="0.6028in"><text:p text:style-name="Frame_20_contents"><draw:line text:anchor-type="paragraph" draw:z-index="4173" draw:name="Shape2" draw:style-name="gr2" draw:text-style-name="P130" svg:x1="0.7035in" svg:y1="0.211in" svg:x2="3.4551in" svg:y2="0.1992in"><text:p/></draw:line><draw:line text:anchor-type="paragraph" draw:z-index="4174" draw:name="Shape2" draw:style-name="gr1" draw:text-style-name="P128" svg:x1="0.6957in" svg:y1="0.2953in" svg:x2="3.452in" svg:y2="0.2791in"><text:p/></draw:line><draw:line text:anchor-type="paragraph" draw:z-index="4175" draw:name="Shape2" draw:style-name="gr1" draw:text-style-name="P128" svg:x1="0.6984in" svg:y1="0.3787in" svg:x2="3.4547in" svg:y2="0.3626in"><text:p/></draw:line><draw:line text:anchor-type="paragraph" draw:z-index="4176" draw:name="Shape2" draw:style-name="gr1" draw:text-style-name="P128" svg:x1="0.6984in" svg:y1="0.4563in" svg:x2="3.4547in" svg:y2="0.4402in"><text:p/></draw:line><draw:line text:anchor-type="paragraph" draw:z-index="4177" draw:name="Shape2" draw:style-name="gr1" draw:text-style-name="P128" svg:x1="0.7004in" svg:y1="0.1417in" svg:x2="3.4567in" svg:y2="0.1256in"><text:p/></draw:line><draw:line text:anchor-type="paragraph" draw:z-index="4178" draw:name="Shape2" draw:style-name="gr2" draw:text-style-name="P130" svg:x1="0.7031in" svg:y1="0.0618in" svg:x2="3.4594in" svg:y2="0.0618in"><text:p/></draw:line><draw:line text:anchor-type="paragraph" draw:z-index="4179" draw:name="Shape1" draw:style-name="gr3" draw:text-style-name="P129" svg:x1="0.7035in" svg:y1="0.0618in" svg:x2="0.7035in" svg:y2="0.4563in"><text:p/></draw:line><draw:line text:anchor-type="paragraph" draw:z-index="4180" draw:name="Shape1" draw:style-name="gr1" draw:text-style-name="P129" svg:x1="1.0925in" svg:y1="0.0618in" svg:x2="1.0925in" svg:y2="0.4563in"><text:p/></draw:line><draw:line text:anchor-type="paragraph" draw:z-index="4181" draw:name="Shape1" draw:style-name="gr1" draw:text-style-name="P129" svg:x1="1.4862in" svg:y1="0.0618in" svg:x2="1.4862in" svg:y2="0.4563in"><text:p/></draw:line><draw:line text:anchor-type="paragraph" draw:z-index="4182" draw:name="Shape1" draw:style-name="gr1" draw:text-style-name="P129" svg:x1="1.8799in" svg:y1="0.0618in" svg:x2="1.8807in" svg:y2="0.4563in"><text:p/></draw:line><draw:line text:anchor-type="paragraph" draw:z-index="4183" draw:name="Shape1" draw:style-name="gr1" draw:text-style-name="P129" svg:x1="2.2736in" svg:y1="0.0618in" svg:x2="2.2736in" svg:y2="0.4402in"><text:p/></draw:line><draw:line text:anchor-type="paragraph" draw:z-index="4184" draw:name="Shape1" draw:style-name="gr1" draw:text-style-name="P129" svg:x1="2.6673in" svg:y1="0.0618in" svg:x2="2.6673in" svg:y2="0.4402in"><text:p/></draw:line><draw:line text:anchor-type="paragraph" draw:z-index="4185" draw:name="Shape1" draw:style-name="gr1" draw:text-style-name="P129" svg:x1="3.061in" svg:y1="0.0618in" svg:x2="3.061in" svg:y2="0.4402in"><text:p/></draw:line><draw:custom-shape text:anchor-type="paragraph" draw:z-index="418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8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8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8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9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9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193" draw:name="Shape1" draw:style-name="gr1" draw:text-style-name="P129" svg:x1="3.4547in" svg:y1="0.0618in" svg:x2="3.4547in" svg:y2="0.4402in"><text:p/></draw:line><draw:custom-shape text:anchor-type="paragraph" draw:z-index="419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0" text:anchor-type="paragraph" svg:x="0.5228in" svg:y="0.0201in" svg:width="3.6937in" draw:z-index="4205"><draw:text-box fo:min-height="0.6028in"><text:p text:style-name="Frame_20_contents"><draw:line text:anchor-type="paragraph" draw:z-index="4206" draw:name="Shape2" draw:style-name="gr2" draw:text-style-name="P130" svg:x1="0.7035in" svg:y1="0.211in" svg:x2="3.4551in" svg:y2="0.1992in"><text:p/></draw:line><draw:line text:anchor-type="paragraph" draw:z-index="4207" draw:name="Shape2" draw:style-name="gr1" draw:text-style-name="P128" svg:x1="0.6957in" svg:y1="0.2953in" svg:x2="3.452in" svg:y2="0.2791in"><text:p/></draw:line><draw:line text:anchor-type="paragraph" draw:z-index="4208" draw:name="Shape2" draw:style-name="gr1" draw:text-style-name="P128" svg:x1="0.6984in" svg:y1="0.3787in" svg:x2="3.4547in" svg:y2="0.3626in"><text:p/></draw:line><draw:line text:anchor-type="paragraph" draw:z-index="4209" draw:name="Shape2" draw:style-name="gr1" draw:text-style-name="P128" svg:x1="0.6984in" svg:y1="0.4563in" svg:x2="3.4547in" svg:y2="0.4402in"><text:p/></draw:line><draw:line text:anchor-type="paragraph" draw:z-index="4210" draw:name="Shape2" draw:style-name="gr1" draw:text-style-name="P128" svg:x1="0.7004in" svg:y1="0.1417in" svg:x2="3.4567in" svg:y2="0.1256in"><text:p/></draw:line><draw:line text:anchor-type="paragraph" draw:z-index="4211" draw:name="Shape2" draw:style-name="gr2" draw:text-style-name="P130" svg:x1="0.7031in" svg:y1="0.0618in" svg:x2="3.4594in" svg:y2="0.0618in"><text:p/></draw:line><draw:line text:anchor-type="paragraph" draw:z-index="4212" draw:name="Shape1" draw:style-name="gr3" draw:text-style-name="P129" svg:x1="0.7035in" svg:y1="0.0618in" svg:x2="0.7035in" svg:y2="0.4563in"><text:p/></draw:line><draw:line text:anchor-type="paragraph" draw:z-index="4213" draw:name="Shape1" draw:style-name="gr1" draw:text-style-name="P129" svg:x1="1.0925in" svg:y1="0.0618in" svg:x2="1.0925in" svg:y2="0.4563in"><text:p/></draw:line><draw:line text:anchor-type="paragraph" draw:z-index="4214" draw:name="Shape1" draw:style-name="gr1" draw:text-style-name="P129" svg:x1="1.4862in" svg:y1="0.0618in" svg:x2="1.4862in" svg:y2="0.4563in"><text:p/></draw:line><draw:line text:anchor-type="paragraph" draw:z-index="4215" draw:name="Shape1" draw:style-name="gr1" draw:text-style-name="P129" svg:x1="1.8799in" svg:y1="0.0618in" svg:x2="1.8807in" svg:y2="0.4563in"><text:p/></draw:line><draw:line text:anchor-type="paragraph" draw:z-index="4216" draw:name="Shape1" draw:style-name="gr1" draw:text-style-name="P129" svg:x1="2.2736in" svg:y1="0.0618in" svg:x2="2.2736in" svg:y2="0.4402in"><text:p/></draw:line><draw:line text:anchor-type="paragraph" draw:z-index="4217" draw:name="Shape1" draw:style-name="gr1" draw:text-style-name="P129" svg:x1="2.6673in" svg:y1="0.0618in" svg:x2="2.6673in" svg:y2="0.4402in"><text:p/></draw:line><draw:line text:anchor-type="paragraph" draw:z-index="4218" draw:name="Shape1" draw:style-name="gr1" draw:text-style-name="P129" svg:x1="3.061in" svg:y1="0.0618in" svg:x2="3.061in" svg:y2="0.4402in"><text:p/></draw:line><draw:custom-shape text:anchor-type="paragraph" draw:z-index="421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2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2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226" draw:name="Shape1" draw:style-name="gr1" draw:text-style-name="P129" svg:x1="3.4547in" svg:y1="0.0618in" svg:x2="3.4547in" svg:y2="0.4402in"><text:p/></draw:line><draw:custom-shape text:anchor-type="paragraph" draw:z-index="422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3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1" text:anchor-type="paragraph" svg:x="0.5228in" svg:y="0.0201in" svg:width="3.6937in" draw:z-index="4238"><draw:text-box fo:min-height="0.6028in"><text:p text:style-name="Frame_20_contents"><draw:line text:anchor-type="paragraph" draw:z-index="4239" draw:name="Shape2" draw:style-name="gr2" draw:text-style-name="P130" svg:x1="0.7035in" svg:y1="0.211in" svg:x2="3.4551in" svg:y2="0.1992in"><text:p/></draw:line><draw:line text:anchor-type="paragraph" draw:z-index="4240" draw:name="Shape2" draw:style-name="gr1" draw:text-style-name="P128" svg:x1="0.6957in" svg:y1="0.2953in" svg:x2="3.452in" svg:y2="0.2791in"><text:p/></draw:line><draw:line text:anchor-type="paragraph" draw:z-index="4241" draw:name="Shape2" draw:style-name="gr1" draw:text-style-name="P128" svg:x1="0.6984in" svg:y1="0.3787in" svg:x2="3.4547in" svg:y2="0.3626in"><text:p/></draw:line><draw:line text:anchor-type="paragraph" draw:z-index="4242" draw:name="Shape2" draw:style-name="gr1" draw:text-style-name="P128" svg:x1="0.6984in" svg:y1="0.4563in" svg:x2="3.4547in" svg:y2="0.4402in"><text:p/></draw:line><draw:line text:anchor-type="paragraph" draw:z-index="4243" draw:name="Shape2" draw:style-name="gr1" draw:text-style-name="P128" svg:x1="0.7004in" svg:y1="0.1417in" svg:x2="3.4567in" svg:y2="0.1256in"><text:p/></draw:line><draw:line text:anchor-type="paragraph" draw:z-index="4244" draw:name="Shape2" draw:style-name="gr2" draw:text-style-name="P130" svg:x1="0.7031in" svg:y1="0.0618in" svg:x2="3.4594in" svg:y2="0.0618in"><text:p/></draw:line><draw:line text:anchor-type="paragraph" draw:z-index="4245" draw:name="Shape1" draw:style-name="gr3" draw:text-style-name="P129" svg:x1="0.7035in" svg:y1="0.0618in" svg:x2="0.7035in" svg:y2="0.4563in"><text:p/></draw:line><draw:line text:anchor-type="paragraph" draw:z-index="4246" draw:name="Shape1" draw:style-name="gr1" draw:text-style-name="P129" svg:x1="1.0925in" svg:y1="0.0618in" svg:x2="1.0925in" svg:y2="0.4563in"><text:p/></draw:line><draw:line text:anchor-type="paragraph" draw:z-index="4247" draw:name="Shape1" draw:style-name="gr1" draw:text-style-name="P129" svg:x1="1.4862in" svg:y1="0.0618in" svg:x2="1.4862in" svg:y2="0.4563in"><text:p/></draw:line><draw:line text:anchor-type="paragraph" draw:z-index="4248" draw:name="Shape1" draw:style-name="gr1" draw:text-style-name="P129" svg:x1="1.8799in" svg:y1="0.0618in" svg:x2="1.8807in" svg:y2="0.4563in"><text:p/></draw:line><draw:line text:anchor-type="paragraph" draw:z-index="4249" draw:name="Shape1" draw:style-name="gr1" draw:text-style-name="P129" svg:x1="2.2736in" svg:y1="0.0618in" svg:x2="2.2736in" svg:y2="0.4402in"><text:p/></draw:line><draw:line text:anchor-type="paragraph" draw:z-index="4250" draw:name="Shape1" draw:style-name="gr1" draw:text-style-name="P129" svg:x1="2.6673in" svg:y1="0.0618in" svg:x2="2.6673in" svg:y2="0.4402in"><text:p/></draw:line><draw:line text:anchor-type="paragraph" draw:z-index="4251" draw:name="Shape1" draw:style-name="gr1" draw:text-style-name="P129" svg:x1="3.061in" svg:y1="0.0618in" svg:x2="3.061in" svg:y2="0.4402in"><text:p/></draw:line><draw:custom-shape text:anchor-type="paragraph" draw:z-index="4252" draw:name="Shape3" draw:style-name="gr4" draw:text-style-name="P131" svg:width="0.0787in" svg:height="0.0787in" svg:x="0.8535in" svg:y="0.2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53" draw:name="Shape3" draw:style-name="gr5" draw:text-style-name="P132" svg:width="0.0787in" svg:height="0.0787in" svg:x="2.0465in" svg:y="0.2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54" draw:name="Shape3" draw:style-name="gr6" draw:text-style-name="P133" svg:width="0.0795in" svg:height="0.0795in" svg:x="0.8535in" svg:y="0.33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55" draw:name="Shape3" draw:style-name="gr6" draw:text-style-name="P133" svg:width="0.0795in" svg:height="0.0795in" svg:x="1.6453in" svg:y="0.169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56" draw:name="Shape3" draw:style-name="gr5" draw:text-style-name="P132" svg:width="0.0787in" svg:height="0.0787in" svg:x="1.2555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57" draw:name="Shape1" draw:style-name="gr1" draw:text-style-name="P129" svg:x1="3.4547in" svg:y1="0.0618in" svg:x2="3.4547in" svg:y2="0.4402in"><text:p/></draw:line><draw:custom-shape text:anchor-type="paragraph" draw:z-index="4258" draw:name="Shape3" draw:style-name="gr20" draw:text-style-name="P141" svg:width="0.0787in" svg:height="0.0787in" svg:x="0.8535in" svg:y="0.4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59" draw:name="Shape3" draw:style-name="gr20" draw:text-style-name="P141" svg:width="0.0787in" svg:height="0.0787in" svg:x="1.6453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0" draw:name="Shape3" draw:style-name="gr21" draw:text-style-name="P142" svg:width="0.0787in" svg:height="0.0787in" svg:x="2.0445in" svg:y="0.1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1" draw:name="Shape3" draw:style-name="gr21" draw:text-style-name="P142" svg:width="0.0787in" svg:height="0.0787in" svg:x="1.255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2" draw:name="Shape3" draw:style-name="gr23" draw:text-style-name="P144" svg:width="0.0787in" svg:height="0.0787in" svg:x="2.0457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3" draw:name="Shape3" draw:style-name="gr23" draw:text-style-name="P144" svg:width="0.0787in" svg:height="0.0787in" svg:x="0.8535in" svg:y="0.1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4" draw:name="Shape3" draw:style-name="gr27" draw:text-style-name="P148" svg:width="0.0787in" svg:height="0.0787in" svg:x="2.044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5" draw:name="Shape3" draw:style-name="gr4" draw:text-style-name="P131"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6" draw:name="Shape3" draw:style-name="gr20" draw:text-style-name="P141" svg:width="0.0787in" svg:height="0.0787in" svg:x="2.8244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7" draw:name="Shape3" draw:style-name="gr5" draw:text-style-name="P132" svg:width="0.0787in" svg:height="0.0787in" svg:x="1.2516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68" draw:name="Shape3" draw:style-name="gr27" draw:text-style-name="P148" svg:width="0.0787in" svg:height="0.0787in" svg:x="1.2516in" svg:y="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5" draw:name="Shape3" draw:style-name="gr23" draw:text-style-name="P144"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6" draw:name="Shape3" draw:style-name="gr6" draw:text-style-name="P133" svg:width="0.0795in" svg:height="0.0795in" svg:x="2.8244in" svg:y="0.02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p text:style-name="P19"/>
      <text:p text:style-name="P19"/>
      <text:h text:style-name="P126" text:outline-level="2"><text:bookmark-start text:name="__RefHeading___Toc11446_1024750181"/>Phrygian shape<text:bookmark-end text:name="__RefHeading___Toc11446_1024750181"/></text:h>
      <text:p text:style-name="P17"><draw:frame draw:style-name="fr1" draw:name="Frame152" text:anchor-type="paragraph" svg:x="0.5228in" svg:y="0.0201in" svg:width="3.6937in" draw:z-index="4269"><draw:text-box fo:min-height="0.6028in"><text:p text:style-name="Frame_20_contents"><draw:line text:anchor-type="paragraph" draw:z-index="4270" draw:name="Shape2" draw:style-name="gr2" draw:text-style-name="P130" svg:x1="0.7035in" svg:y1="0.211in" svg:x2="3.4551in" svg:y2="0.1992in"><text:p/></draw:line><draw:line text:anchor-type="paragraph" draw:z-index="4271" draw:name="Shape2" draw:style-name="gr1" draw:text-style-name="P128" svg:x1="0.6957in" svg:y1="0.2953in" svg:x2="3.452in" svg:y2="0.2791in"><text:p/></draw:line><draw:line text:anchor-type="paragraph" draw:z-index="4272" draw:name="Shape2" draw:style-name="gr1" draw:text-style-name="P128" svg:x1="0.6984in" svg:y1="0.3787in" svg:x2="3.4547in" svg:y2="0.3626in"><text:p/></draw:line><draw:line text:anchor-type="paragraph" draw:z-index="4273" draw:name="Shape2" draw:style-name="gr1" draw:text-style-name="P128" svg:x1="0.6984in" svg:y1="0.4563in" svg:x2="3.4547in" svg:y2="0.4402in"><text:p/></draw:line><draw:line text:anchor-type="paragraph" draw:z-index="4274" draw:name="Shape2" draw:style-name="gr1" draw:text-style-name="P128" svg:x1="0.7004in" svg:y1="0.1417in" svg:x2="3.4567in" svg:y2="0.1256in"><text:p/></draw:line><draw:line text:anchor-type="paragraph" draw:z-index="4275" draw:name="Shape2" draw:style-name="gr2" draw:text-style-name="P130" svg:x1="0.7031in" svg:y1="0.0618in" svg:x2="3.4594in" svg:y2="0.0618in"><text:p/></draw:line><draw:line text:anchor-type="paragraph" draw:z-index="4276" draw:name="Shape1" draw:style-name="gr3" draw:text-style-name="P129" svg:x1="0.7035in" svg:y1="0.0618in" svg:x2="0.7035in" svg:y2="0.4563in"><text:p/></draw:line><draw:line text:anchor-type="paragraph" draw:z-index="4277" draw:name="Shape1" draw:style-name="gr1" draw:text-style-name="P129" svg:x1="1.0925in" svg:y1="0.0618in" svg:x2="1.0925in" svg:y2="0.4563in"><text:p/></draw:line><draw:line text:anchor-type="paragraph" draw:z-index="4278" draw:name="Shape1" draw:style-name="gr1" draw:text-style-name="P129" svg:x1="1.4862in" svg:y1="0.0618in" svg:x2="1.4862in" svg:y2="0.4563in"><text:p/></draw:line><draw:line text:anchor-type="paragraph" draw:z-index="4279" draw:name="Shape1" draw:style-name="gr1" draw:text-style-name="P129" svg:x1="1.8799in" svg:y1="0.0618in" svg:x2="1.8807in" svg:y2="0.4563in"><text:p/></draw:line><draw:line text:anchor-type="paragraph" draw:z-index="4280" draw:name="Shape1" draw:style-name="gr1" draw:text-style-name="P129" svg:x1="2.2736in" svg:y1="0.0618in" svg:x2="2.2736in" svg:y2="0.4402in"><text:p/></draw:line><draw:line text:anchor-type="paragraph" draw:z-index="4281" draw:name="Shape1" draw:style-name="gr1" draw:text-style-name="P129" svg:x1="2.6673in" svg:y1="0.0618in" svg:x2="2.6673in" svg:y2="0.4402in"><text:p/></draw:line><draw:line text:anchor-type="paragraph" draw:z-index="4282" draw:name="Shape1" draw:style-name="gr1" draw:text-style-name="P129" svg:x1="3.061in" svg:y1="0.0618in" svg:x2="3.061in" svg:y2="0.4402in"><text:p/></draw:line><draw:custom-shape text:anchor-type="paragraph" draw:z-index="4283"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84"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85"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86"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87"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88"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89"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290" draw:name="Shape1" draw:style-name="gr1" draw:text-style-name="P129" svg:x1="3.4547in" svg:y1="0.0618in" svg:x2="3.4547in" svg:y2="0.4402in"><text:p/></draw:line><draw:custom-shape text:anchor-type="paragraph" draw:z-index="4291"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2"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3"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4"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5"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6"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7"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8"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99"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00"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01"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3" text:anchor-type="paragraph" svg:x="0.5228in" svg:y="0.0201in" svg:width="3.6937in" draw:z-index="4302"><draw:text-box fo:min-height="0.6028in"><text:p text:style-name="Frame_20_contents"><draw:line text:anchor-type="paragraph" draw:z-index="4303" draw:name="Shape2" draw:style-name="gr2" draw:text-style-name="P130" svg:x1="0.7035in" svg:y1="0.211in" svg:x2="3.4551in" svg:y2="0.1992in"><text:p/></draw:line><draw:line text:anchor-type="paragraph" draw:z-index="4304" draw:name="Shape2" draw:style-name="gr1" draw:text-style-name="P128" svg:x1="0.6957in" svg:y1="0.2953in" svg:x2="3.452in" svg:y2="0.2791in"><text:p/></draw:line><draw:line text:anchor-type="paragraph" draw:z-index="4305" draw:name="Shape2" draw:style-name="gr1" draw:text-style-name="P128" svg:x1="0.6984in" svg:y1="0.3787in" svg:x2="3.4547in" svg:y2="0.3626in"><text:p/></draw:line><draw:line text:anchor-type="paragraph" draw:z-index="4306" draw:name="Shape2" draw:style-name="gr1" draw:text-style-name="P128" svg:x1="0.6984in" svg:y1="0.4563in" svg:x2="3.4547in" svg:y2="0.4402in"><text:p/></draw:line><draw:line text:anchor-type="paragraph" draw:z-index="4307" draw:name="Shape2" draw:style-name="gr1" draw:text-style-name="P128" svg:x1="0.7004in" svg:y1="0.1417in" svg:x2="3.4567in" svg:y2="0.1256in"><text:p/></draw:line><draw:line text:anchor-type="paragraph" draw:z-index="4308" draw:name="Shape2" draw:style-name="gr2" draw:text-style-name="P130" svg:x1="0.7031in" svg:y1="0.0618in" svg:x2="3.4594in" svg:y2="0.0618in"><text:p/></draw:line><draw:line text:anchor-type="paragraph" draw:z-index="4309" draw:name="Shape1" draw:style-name="gr3" draw:text-style-name="P129" svg:x1="0.7035in" svg:y1="0.0618in" svg:x2="0.7035in" svg:y2="0.4563in"><text:p/></draw:line><draw:line text:anchor-type="paragraph" draw:z-index="4310" draw:name="Shape1" draw:style-name="gr1" draw:text-style-name="P129" svg:x1="1.0925in" svg:y1="0.0618in" svg:x2="1.0925in" svg:y2="0.4563in"><text:p/></draw:line><draw:line text:anchor-type="paragraph" draw:z-index="4311" draw:name="Shape1" draw:style-name="gr1" draw:text-style-name="P129" svg:x1="1.4862in" svg:y1="0.0618in" svg:x2="1.4862in" svg:y2="0.4563in"><text:p/></draw:line><draw:line text:anchor-type="paragraph" draw:z-index="4312" draw:name="Shape1" draw:style-name="gr1" draw:text-style-name="P129" svg:x1="1.8799in" svg:y1="0.0618in" svg:x2="1.8807in" svg:y2="0.4563in"><text:p/></draw:line><draw:line text:anchor-type="paragraph" draw:z-index="4313" draw:name="Shape1" draw:style-name="gr1" draw:text-style-name="P129" svg:x1="2.2736in" svg:y1="0.0618in" svg:x2="2.2736in" svg:y2="0.4402in"><text:p/></draw:line><draw:line text:anchor-type="paragraph" draw:z-index="4314" draw:name="Shape1" draw:style-name="gr1" draw:text-style-name="P129" svg:x1="2.6673in" svg:y1="0.0618in" svg:x2="2.6673in" svg:y2="0.4402in"><text:p/></draw:line><draw:line text:anchor-type="paragraph" draw:z-index="4315" draw:name="Shape1" draw:style-name="gr1" draw:text-style-name="P129" svg:x1="3.061in" svg:y1="0.0618in" svg:x2="3.061in" svg:y2="0.4402in"><text:p/></draw:line><draw:custom-shape text:anchor-type="paragraph" draw:z-index="4316"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17"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18"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19"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20"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21"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2"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323" draw:name="Shape1" draw:style-name="gr1" draw:text-style-name="P129" svg:x1="3.4547in" svg:y1="0.0618in" svg:x2="3.4547in" svg:y2="0.4402in"><text:p/></draw:line><draw:custom-shape text:anchor-type="paragraph" draw:z-index="4324"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5"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6"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7"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8"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9"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30"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31"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32"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33"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34"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4" text:anchor-type="paragraph" svg:x="0.5228in" svg:y="0.0201in" svg:width="3.6937in" draw:z-index="4335"><draw:text-box fo:min-height="0.6028in"><text:p text:style-name="Frame_20_contents"><draw:line text:anchor-type="paragraph" draw:z-index="4336" draw:name="Shape2" draw:style-name="gr2" draw:text-style-name="P130" svg:x1="0.7035in" svg:y1="0.211in" svg:x2="3.4551in" svg:y2="0.1992in"><text:p/></draw:line><draw:line text:anchor-type="paragraph" draw:z-index="4337" draw:name="Shape2" draw:style-name="gr1" draw:text-style-name="P128" svg:x1="0.6957in" svg:y1="0.2953in" svg:x2="3.452in" svg:y2="0.2791in"><text:p/></draw:line><draw:line text:anchor-type="paragraph" draw:z-index="4338" draw:name="Shape2" draw:style-name="gr1" draw:text-style-name="P128" svg:x1="0.6984in" svg:y1="0.3787in" svg:x2="3.4547in" svg:y2="0.3626in"><text:p/></draw:line><draw:line text:anchor-type="paragraph" draw:z-index="4339" draw:name="Shape2" draw:style-name="gr1" draw:text-style-name="P128" svg:x1="0.6984in" svg:y1="0.4563in" svg:x2="3.4547in" svg:y2="0.4402in"><text:p/></draw:line><draw:line text:anchor-type="paragraph" draw:z-index="4340" draw:name="Shape2" draw:style-name="gr1" draw:text-style-name="P128" svg:x1="0.7004in" svg:y1="0.1417in" svg:x2="3.4567in" svg:y2="0.1256in"><text:p/></draw:line><draw:line text:anchor-type="paragraph" draw:z-index="4341" draw:name="Shape2" draw:style-name="gr2" draw:text-style-name="P130" svg:x1="0.7031in" svg:y1="0.0618in" svg:x2="3.4594in" svg:y2="0.0618in"><text:p/></draw:line><draw:line text:anchor-type="paragraph" draw:z-index="4342" draw:name="Shape1" draw:style-name="gr3" draw:text-style-name="P129" svg:x1="0.7035in" svg:y1="0.0618in" svg:x2="0.7035in" svg:y2="0.4563in"><text:p/></draw:line><draw:line text:anchor-type="paragraph" draw:z-index="4343" draw:name="Shape1" draw:style-name="gr1" draw:text-style-name="P129" svg:x1="1.0925in" svg:y1="0.0618in" svg:x2="1.0925in" svg:y2="0.4563in"><text:p/></draw:line><draw:line text:anchor-type="paragraph" draw:z-index="4344" draw:name="Shape1" draw:style-name="gr1" draw:text-style-name="P129" svg:x1="1.4862in" svg:y1="0.0618in" svg:x2="1.4862in" svg:y2="0.4563in"><text:p/></draw:line><draw:line text:anchor-type="paragraph" draw:z-index="4345" draw:name="Shape1" draw:style-name="gr1" draw:text-style-name="P129" svg:x1="1.8799in" svg:y1="0.0618in" svg:x2="1.8807in" svg:y2="0.4563in"><text:p/></draw:line><draw:line text:anchor-type="paragraph" draw:z-index="4346" draw:name="Shape1" draw:style-name="gr1" draw:text-style-name="P129" svg:x1="2.2736in" svg:y1="0.0618in" svg:x2="2.2736in" svg:y2="0.4402in"><text:p/></draw:line><draw:line text:anchor-type="paragraph" draw:z-index="4347" draw:name="Shape1" draw:style-name="gr1" draw:text-style-name="P129" svg:x1="2.6673in" svg:y1="0.0618in" svg:x2="2.6673in" svg:y2="0.4402in"><text:p/></draw:line><draw:line text:anchor-type="paragraph" draw:z-index="4348" draw:name="Shape1" draw:style-name="gr1" draw:text-style-name="P129" svg:x1="3.061in" svg:y1="0.0618in" svg:x2="3.061in" svg:y2="0.4402in"><text:p/></draw:line><draw:custom-shape text:anchor-type="paragraph" draw:z-index="4349"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0"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1"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2"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53"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54"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5"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356" draw:name="Shape1" draw:style-name="gr1" draw:text-style-name="P129" svg:x1="3.4547in" svg:y1="0.0618in" svg:x2="3.4547in" svg:y2="0.4402in"><text:p/></draw:line><draw:custom-shape text:anchor-type="paragraph" draw:z-index="4357"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8"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59"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0"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1"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2"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3"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4"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5"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6"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67"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5" text:anchor-type="paragraph" svg:x="0.5228in" svg:y="0.0201in" svg:width="3.6937in" draw:z-index="4368"><draw:text-box fo:min-height="0.6028in"><text:p text:style-name="Frame_20_contents"><draw:line text:anchor-type="paragraph" draw:z-index="4369" draw:name="Shape2" draw:style-name="gr2" draw:text-style-name="P130" svg:x1="0.7035in" svg:y1="0.211in" svg:x2="3.4551in" svg:y2="0.1992in"><text:p/></draw:line><draw:line text:anchor-type="paragraph" draw:z-index="4370" draw:name="Shape2" draw:style-name="gr1" draw:text-style-name="P128" svg:x1="0.6957in" svg:y1="0.2953in" svg:x2="3.452in" svg:y2="0.2791in"><text:p/></draw:line><draw:line text:anchor-type="paragraph" draw:z-index="4371" draw:name="Shape2" draw:style-name="gr1" draw:text-style-name="P128" svg:x1="0.6984in" svg:y1="0.3787in" svg:x2="3.4547in" svg:y2="0.3626in"><text:p/></draw:line><draw:line text:anchor-type="paragraph" draw:z-index="4372" draw:name="Shape2" draw:style-name="gr1" draw:text-style-name="P128" svg:x1="0.6984in" svg:y1="0.4563in" svg:x2="3.4547in" svg:y2="0.4402in"><text:p/></draw:line><draw:line text:anchor-type="paragraph" draw:z-index="4373" draw:name="Shape2" draw:style-name="gr1" draw:text-style-name="P128" svg:x1="0.7004in" svg:y1="0.1417in" svg:x2="3.4567in" svg:y2="0.1256in"><text:p/></draw:line><draw:line text:anchor-type="paragraph" draw:z-index="4374" draw:name="Shape2" draw:style-name="gr2" draw:text-style-name="P130" svg:x1="0.7031in" svg:y1="0.0618in" svg:x2="3.4594in" svg:y2="0.0618in"><text:p/></draw:line><draw:line text:anchor-type="paragraph" draw:z-index="4375" draw:name="Shape1" draw:style-name="gr3" draw:text-style-name="P129" svg:x1="0.7035in" svg:y1="0.0618in" svg:x2="0.7035in" svg:y2="0.4563in"><text:p/></draw:line><draw:line text:anchor-type="paragraph" draw:z-index="4376" draw:name="Shape1" draw:style-name="gr1" draw:text-style-name="P129" svg:x1="1.0925in" svg:y1="0.0618in" svg:x2="1.0925in" svg:y2="0.4563in"><text:p/></draw:line><draw:line text:anchor-type="paragraph" draw:z-index="4377" draw:name="Shape1" draw:style-name="gr1" draw:text-style-name="P129" svg:x1="1.4862in" svg:y1="0.0618in" svg:x2="1.4862in" svg:y2="0.4563in"><text:p/></draw:line><draw:line text:anchor-type="paragraph" draw:z-index="4378" draw:name="Shape1" draw:style-name="gr1" draw:text-style-name="P129" svg:x1="1.8799in" svg:y1="0.0618in" svg:x2="1.8807in" svg:y2="0.4563in"><text:p/></draw:line><draw:line text:anchor-type="paragraph" draw:z-index="4379" draw:name="Shape1" draw:style-name="gr1" draw:text-style-name="P129" svg:x1="2.2736in" svg:y1="0.0618in" svg:x2="2.2736in" svg:y2="0.4402in"><text:p/></draw:line><draw:line text:anchor-type="paragraph" draw:z-index="4380" draw:name="Shape1" draw:style-name="gr1" draw:text-style-name="P129" svg:x1="2.6673in" svg:y1="0.0618in" svg:x2="2.6673in" svg:y2="0.4402in"><text:p/></draw:line><draw:line text:anchor-type="paragraph" draw:z-index="4381" draw:name="Shape1" draw:style-name="gr1" draw:text-style-name="P129" svg:x1="3.061in" svg:y1="0.0618in" svg:x2="3.061in" svg:y2="0.4402in"><text:p/></draw:line><draw:custom-shape text:anchor-type="paragraph" draw:z-index="438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8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8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389" draw:name="Shape1" draw:style-name="gr1" draw:text-style-name="P129" svg:x1="3.4547in" svg:y1="0.0618in" svg:x2="3.4547in" svg:y2="0.4402in"><text:p/></draw:line><draw:custom-shape text:anchor-type="paragraph" draw:z-index="439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9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0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6" text:anchor-type="paragraph" svg:x="0.5228in" svg:y="0.0201in" svg:width="3.6937in" draw:z-index="4401"><draw:text-box fo:min-height="0.6028in"><text:p text:style-name="Frame_20_contents"><draw:line text:anchor-type="paragraph" draw:z-index="4402" draw:name="Shape2" draw:style-name="gr2" draw:text-style-name="P130" svg:x1="0.7035in" svg:y1="0.211in" svg:x2="3.4551in" svg:y2="0.1992in"><text:p/></draw:line><draw:line text:anchor-type="paragraph" draw:z-index="4403" draw:name="Shape2" draw:style-name="gr1" draw:text-style-name="P128" svg:x1="0.6957in" svg:y1="0.2953in" svg:x2="3.452in" svg:y2="0.2791in"><text:p/></draw:line><draw:line text:anchor-type="paragraph" draw:z-index="4404" draw:name="Shape2" draw:style-name="gr1" draw:text-style-name="P128" svg:x1="0.6984in" svg:y1="0.3787in" svg:x2="3.4547in" svg:y2="0.3626in"><text:p/></draw:line><draw:line text:anchor-type="paragraph" draw:z-index="4405" draw:name="Shape2" draw:style-name="gr1" draw:text-style-name="P128" svg:x1="0.6984in" svg:y1="0.4563in" svg:x2="3.4547in" svg:y2="0.4402in"><text:p/></draw:line><draw:line text:anchor-type="paragraph" draw:z-index="4406" draw:name="Shape2" draw:style-name="gr1" draw:text-style-name="P128" svg:x1="0.7004in" svg:y1="0.1417in" svg:x2="3.4567in" svg:y2="0.1256in"><text:p/></draw:line><draw:line text:anchor-type="paragraph" draw:z-index="4407" draw:name="Shape2" draw:style-name="gr2" draw:text-style-name="P130" svg:x1="0.7031in" svg:y1="0.0618in" svg:x2="3.4594in" svg:y2="0.0618in"><text:p/></draw:line><draw:line text:anchor-type="paragraph" draw:z-index="4408" draw:name="Shape1" draw:style-name="gr3" draw:text-style-name="P129" svg:x1="0.7035in" svg:y1="0.0618in" svg:x2="0.7035in" svg:y2="0.4563in"><text:p/></draw:line><draw:line text:anchor-type="paragraph" draw:z-index="4409" draw:name="Shape1" draw:style-name="gr1" draw:text-style-name="P129" svg:x1="1.0925in" svg:y1="0.0618in" svg:x2="1.0925in" svg:y2="0.4563in"><text:p/></draw:line><draw:line text:anchor-type="paragraph" draw:z-index="4410" draw:name="Shape1" draw:style-name="gr1" draw:text-style-name="P129" svg:x1="1.4862in" svg:y1="0.0618in" svg:x2="1.4862in" svg:y2="0.4563in"><text:p/></draw:line><draw:line text:anchor-type="paragraph" draw:z-index="4411" draw:name="Shape1" draw:style-name="gr1" draw:text-style-name="P129" svg:x1="1.8799in" svg:y1="0.0618in" svg:x2="1.8807in" svg:y2="0.4563in"><text:p/></draw:line><draw:line text:anchor-type="paragraph" draw:z-index="4412" draw:name="Shape1" draw:style-name="gr1" draw:text-style-name="P129" svg:x1="2.2736in" svg:y1="0.0618in" svg:x2="2.2736in" svg:y2="0.4402in"><text:p/></draw:line><draw:line text:anchor-type="paragraph" draw:z-index="4413" draw:name="Shape1" draw:style-name="gr1" draw:text-style-name="P129" svg:x1="2.6673in" svg:y1="0.0618in" svg:x2="2.6673in" svg:y2="0.4402in"><text:p/></draw:line><draw:line text:anchor-type="paragraph" draw:z-index="4414" draw:name="Shape1" draw:style-name="gr1" draw:text-style-name="P129" svg:x1="3.061in" svg:y1="0.0618in" svg:x2="3.061in" svg:y2="0.4402in"><text:p/></draw:line><draw:custom-shape text:anchor-type="paragraph" draw:z-index="441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1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1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1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1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2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422" draw:name="Shape1" draw:style-name="gr1" draw:text-style-name="P129" svg:x1="3.4547in" svg:y1="0.0618in" svg:x2="3.4547in" svg:y2="0.4402in"><text:p/></draw:line><draw:custom-shape text:anchor-type="paragraph" draw:z-index="442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2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3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3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3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3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7" text:anchor-type="paragraph" svg:x="0.5228in" svg:y="0.0201in" svg:width="3.6937in" draw:z-index="4434"><draw:text-box fo:min-height="0.6028in"><text:p text:style-name="Frame_20_contents"><draw:line text:anchor-type="paragraph" draw:z-index="4435" draw:name="Shape2" draw:style-name="gr2" draw:text-style-name="P130" svg:x1="0.7035in" svg:y1="0.211in" svg:x2="3.4551in" svg:y2="0.1992in"><text:p/></draw:line><draw:line text:anchor-type="paragraph" draw:z-index="4436" draw:name="Shape2" draw:style-name="gr1" draw:text-style-name="P128" svg:x1="0.6957in" svg:y1="0.2953in" svg:x2="3.452in" svg:y2="0.2791in"><text:p/></draw:line><draw:line text:anchor-type="paragraph" draw:z-index="4437" draw:name="Shape2" draw:style-name="gr1" draw:text-style-name="P128" svg:x1="0.6984in" svg:y1="0.3787in" svg:x2="3.4547in" svg:y2="0.3626in"><text:p/></draw:line><draw:line text:anchor-type="paragraph" draw:z-index="4438" draw:name="Shape2" draw:style-name="gr1" draw:text-style-name="P128" svg:x1="0.6984in" svg:y1="0.4563in" svg:x2="3.4547in" svg:y2="0.4402in"><text:p/></draw:line><draw:line text:anchor-type="paragraph" draw:z-index="4439" draw:name="Shape2" draw:style-name="gr1" draw:text-style-name="P128" svg:x1="0.7004in" svg:y1="0.1417in" svg:x2="3.4567in" svg:y2="0.1256in"><text:p/></draw:line><draw:line text:anchor-type="paragraph" draw:z-index="4440" draw:name="Shape2" draw:style-name="gr2" draw:text-style-name="P130" svg:x1="0.7031in" svg:y1="0.0618in" svg:x2="3.4594in" svg:y2="0.0618in"><text:p/></draw:line><draw:line text:anchor-type="paragraph" draw:z-index="4441" draw:name="Shape1" draw:style-name="gr3" draw:text-style-name="P129" svg:x1="0.7035in" svg:y1="0.0618in" svg:x2="0.7035in" svg:y2="0.4563in"><text:p/></draw:line><draw:line text:anchor-type="paragraph" draw:z-index="4442" draw:name="Shape1" draw:style-name="gr1" draw:text-style-name="P129" svg:x1="1.0925in" svg:y1="0.0618in" svg:x2="1.0925in" svg:y2="0.4563in"><text:p/></draw:line><draw:line text:anchor-type="paragraph" draw:z-index="4443" draw:name="Shape1" draw:style-name="gr1" draw:text-style-name="P129" svg:x1="1.4862in" svg:y1="0.0618in" svg:x2="1.4862in" svg:y2="0.4563in"><text:p/></draw:line><draw:line text:anchor-type="paragraph" draw:z-index="4444" draw:name="Shape1" draw:style-name="gr1" draw:text-style-name="P129" svg:x1="1.8799in" svg:y1="0.0618in" svg:x2="1.8807in" svg:y2="0.4563in"><text:p/></draw:line><draw:line text:anchor-type="paragraph" draw:z-index="4445" draw:name="Shape1" draw:style-name="gr1" draw:text-style-name="P129" svg:x1="2.2736in" svg:y1="0.0618in" svg:x2="2.2736in" svg:y2="0.4402in"><text:p/></draw:line><draw:line text:anchor-type="paragraph" draw:z-index="4446" draw:name="Shape1" draw:style-name="gr1" draw:text-style-name="P129" svg:x1="2.6673in" svg:y1="0.0618in" svg:x2="2.6673in" svg:y2="0.4402in"><text:p/></draw:line><draw:line text:anchor-type="paragraph" draw:z-index="4447" draw:name="Shape1" draw:style-name="gr1" draw:text-style-name="P129" svg:x1="3.061in" svg:y1="0.0618in" svg:x2="3.061in" svg:y2="0.4402in"><text:p/></draw:line><draw:custom-shape text:anchor-type="paragraph" draw:z-index="444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4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5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5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455" draw:name="Shape1" draw:style-name="gr1" draw:text-style-name="P129" svg:x1="3.4547in" svg:y1="0.0618in" svg:x2="3.4547in" svg:y2="0.4402in"><text:p/></draw:line><draw:custom-shape text:anchor-type="paragraph" draw:z-index="445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5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58" text:anchor-type="paragraph" svg:x="0.5228in" svg:y="0.0201in" svg:width="3.6937in" draw:z-index="4467"><draw:text-box fo:min-height="0.6028in"><text:p text:style-name="Frame_20_contents"><draw:line text:anchor-type="paragraph" draw:z-index="4468" draw:name="Shape2" draw:style-name="gr2" draw:text-style-name="P130" svg:x1="0.7035in" svg:y1="0.211in" svg:x2="3.4551in" svg:y2="0.1992in"><text:p/></draw:line><draw:line text:anchor-type="paragraph" draw:z-index="4469" draw:name="Shape2" draw:style-name="gr1" draw:text-style-name="P128" svg:x1="0.6957in" svg:y1="0.2953in" svg:x2="3.452in" svg:y2="0.2791in"><text:p/></draw:line><draw:line text:anchor-type="paragraph" draw:z-index="4470" draw:name="Shape2" draw:style-name="gr1" draw:text-style-name="P128" svg:x1="0.6984in" svg:y1="0.3787in" svg:x2="3.4547in" svg:y2="0.3626in"><text:p/></draw:line><draw:line text:anchor-type="paragraph" draw:z-index="4471" draw:name="Shape2" draw:style-name="gr1" draw:text-style-name="P128" svg:x1="0.6984in" svg:y1="0.4563in" svg:x2="3.4547in" svg:y2="0.4402in"><text:p/></draw:line><draw:line text:anchor-type="paragraph" draw:z-index="4472" draw:name="Shape2" draw:style-name="gr1" draw:text-style-name="P128" svg:x1="0.7004in" svg:y1="0.1417in" svg:x2="3.4567in" svg:y2="0.1256in"><text:p/></draw:line><draw:line text:anchor-type="paragraph" draw:z-index="4473" draw:name="Shape2" draw:style-name="gr2" draw:text-style-name="P130" svg:x1="0.7031in" svg:y1="0.0618in" svg:x2="3.4594in" svg:y2="0.0618in"><text:p/></draw:line><draw:line text:anchor-type="paragraph" draw:z-index="4474" draw:name="Shape1" draw:style-name="gr3" draw:text-style-name="P129" svg:x1="0.7035in" svg:y1="0.0618in" svg:x2="0.7035in" svg:y2="0.4563in"><text:p/></draw:line><draw:line text:anchor-type="paragraph" draw:z-index="4475" draw:name="Shape1" draw:style-name="gr1" draw:text-style-name="P129" svg:x1="1.0925in" svg:y1="0.0618in" svg:x2="1.0925in" svg:y2="0.4563in"><text:p/></draw:line><draw:line text:anchor-type="paragraph" draw:z-index="4476" draw:name="Shape1" draw:style-name="gr1" draw:text-style-name="P129" svg:x1="1.4862in" svg:y1="0.0618in" svg:x2="1.4862in" svg:y2="0.4563in"><text:p/></draw:line><draw:line text:anchor-type="paragraph" draw:z-index="4477" draw:name="Shape1" draw:style-name="gr1" draw:text-style-name="P129" svg:x1="1.8799in" svg:y1="0.0618in" svg:x2="1.8807in" svg:y2="0.4563in"><text:p/></draw:line><draw:line text:anchor-type="paragraph" draw:z-index="4478" draw:name="Shape1" draw:style-name="gr1" draw:text-style-name="P129" svg:x1="2.2736in" svg:y1="0.0618in" svg:x2="2.2736in" svg:y2="0.4402in"><text:p/></draw:line><draw:line text:anchor-type="paragraph" draw:z-index="4479" draw:name="Shape1" draw:style-name="gr1" draw:text-style-name="P129" svg:x1="2.6673in" svg:y1="0.0618in" svg:x2="2.6673in" svg:y2="0.4402in"><text:p/></draw:line><draw:line text:anchor-type="paragraph" draw:z-index="4480" draw:name="Shape1" draw:style-name="gr1" draw:text-style-name="P129" svg:x1="3.061in" svg:y1="0.0618in" svg:x2="3.061in" svg:y2="0.4402in"><text:p/></draw:line><draw:custom-shape text:anchor-type="paragraph" draw:z-index="4481" draw:name="Shape3" draw:style-name="gr4" draw:text-style-name="P131" svg:width="0.0787in" svg:height="0.0787in" svg:x="1.6638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82" draw:name="Shape3" draw:style-name="gr6" draw:text-style-name="P133" svg:width="0.0795in" svg:height="0.0795in" svg:x="2.8299in" svg:y="0.1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83" draw:name="Shape3" draw:style-name="gr6" draw:text-style-name="P133" svg:width="0.0795in" svg:height="0.0795in" svg:x="1.6638in" svg:y="0.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84" draw:name="Shape3" draw:style-name="gr5" draw:text-style-name="P132" svg:width="0.0787in" svg:height="0.0787in" svg:x="2.044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85" draw:name="Shape3" draw:style-name="gr7" draw:text-style-name="P134" svg:width="0.0787in" svg:height="0.0787in" svg:x="0.8618in" svg:y="0.41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486" draw:name="Shape1" draw:style-name="gr1" draw:text-style-name="P129" svg:x1="3.4547in" svg:y1="0.0618in" svg:x2="3.4547in" svg:y2="0.4402in"><text:p/></draw:line><draw:custom-shape text:anchor-type="paragraph" draw:z-index="4487" draw:name="Shape3" draw:style-name="gr20" draw:text-style-name="P141" svg:width="0.0787in" svg:height="0.0787in" svg:x="2.4429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88" draw:name="Shape3" draw:style-name="gr20" draw:text-style-name="P141" svg:width="0.0787in" svg:height="0.0787in" svg:x="1.6646in" svg:y="0.3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89" draw:name="Shape3" draw:style-name="gr21" draw:text-style-name="P142" svg:width="0.0787in" svg:height="0.0787in" svg:x="1.2598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0" draw:name="Shape3" draw:style-name="gr21" draw:text-style-name="P142" svg:width="0.0787in" svg:height="0.0787in" svg:x="1.2516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1" draw:name="Shape3" draw:style-name="gr23" draw:text-style-name="P144" svg:width="0.0787in" svg:height="0.0787in" svg:x="0.861in" svg:y="0.2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2" draw:name="Shape3" draw:style-name="gr27" draw:text-style-name="P148"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3" draw:name="Shape3" draw:style-name="gr21" draw:text-style-name="P142" svg:width="0.0787in" svg:height="0.0787in" svg:x="2.0445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4" draw:name="Shape3" draw:style-name="gr27" draw:text-style-name="P148" svg:width="0.0787in" svg:height="0.0787in" svg:x="0.861in" svg:y="0.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5" draw:name="Shape3" draw:style-name="gr4" draw:text-style-name="P131" svg:width="0.0787in" svg:height="0.0787in" svg:x="0.8618in" svg:y="0.3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6" draw:name="Shape3" draw:style-name="gr5" draw:text-style-name="P132" svg:width="0.0787in" svg:height="0.0787in" svg:x="1.2516in" svg:y="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97" draw:name="Shape3" draw:style-name="gr23" draw:text-style-name="P144" svg:width="0.0787in" svg:height="0.0787in" svg:x="2.0437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7" draw:name="Shape3" draw:style-name="gr27" draw:text-style-name="P148" svg:width="0.0787in" svg:height="0.0787in" svg:x="2.0437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8" draw:name="Shape3" draw:style-name="gr4" draw:text-style-name="P131" svg:width="0.0787in" svg:height="0.0787in" svg:x="2.8307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0" draw:name="Shape3" draw:style-name="gr20" draw:text-style-name="P141" svg:width="0.0787in" svg:height="0.0787in" svg:x="1.7634in" svg:y="1.548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9"/>
      <text:p text:style-name="P19"/>
      <text:h text:style-name="P126" text:outline-level="2"><text:bookmark-start text:name="__RefHeading___Toc11448_1024750181"/>Aeolian shape<text:bookmark-end text:name="__RefHeading___Toc11448_1024750181"/></text:h>
      <text:p text:style-name="P49"><draw:frame draw:style-name="fr1" draw:name="Frame166" text:anchor-type="paragraph" svg:x="0.6283in" svg:y="0.098in" svg:width="3.6937in" draw:z-index="4727"><draw:text-box fo:min-height="0.6028in"><text:p text:style-name="Frame_20_contents"><draw:line text:anchor-type="paragraph" draw:z-index="4728" draw:name="Shape2" draw:style-name="gr2" draw:text-style-name="P130" svg:x1="0.7035in" svg:y1="0.211in" svg:x2="3.4551in" svg:y2="0.1992in"><text:p/></draw:line><draw:line text:anchor-type="paragraph" draw:z-index="4729" draw:name="Shape2" draw:style-name="gr1" draw:text-style-name="P128" svg:x1="0.6957in" svg:y1="0.2953in" svg:x2="3.452in" svg:y2="0.2791in"><text:p/></draw:line><draw:line text:anchor-type="paragraph" draw:z-index="4730" draw:name="Shape2" draw:style-name="gr1" draw:text-style-name="P128" svg:x1="0.6984in" svg:y1="0.3787in" svg:x2="3.4547in" svg:y2="0.3626in"><text:p/></draw:line><draw:line text:anchor-type="paragraph" draw:z-index="4731" draw:name="Shape2" draw:style-name="gr1" draw:text-style-name="P128" svg:x1="0.6984in" svg:y1="0.4563in" svg:x2="3.4547in" svg:y2="0.4402in"><text:p/></draw:line><draw:line text:anchor-type="paragraph" draw:z-index="4732" draw:name="Shape2" draw:style-name="gr1" draw:text-style-name="P128" svg:x1="0.7004in" svg:y1="0.1417in" svg:x2="3.4567in" svg:y2="0.1256in"><text:p/></draw:line><draw:line text:anchor-type="paragraph" draw:z-index="4733" draw:name="Shape2" draw:style-name="gr2" draw:text-style-name="P130" svg:x1="0.7031in" svg:y1="0.0618in" svg:x2="3.4594in" svg:y2="0.0618in"><text:p/></draw:line><draw:line text:anchor-type="paragraph" draw:z-index="4734" draw:name="Shape1" draw:style-name="gr3" draw:text-style-name="P129" svg:x1="0.7035in" svg:y1="0.0618in" svg:x2="0.7035in" svg:y2="0.4563in"><text:p/></draw:line><draw:line text:anchor-type="paragraph" draw:z-index="4735" draw:name="Shape1" draw:style-name="gr1" draw:text-style-name="P129" svg:x1="1.0925in" svg:y1="0.0618in" svg:x2="1.0925in" svg:y2="0.4563in"><text:p/></draw:line><draw:line text:anchor-type="paragraph" draw:z-index="4736" draw:name="Shape1" draw:style-name="gr1" draw:text-style-name="P129" svg:x1="1.4862in" svg:y1="0.0618in" svg:x2="1.4862in" svg:y2="0.4563in"><text:p/></draw:line><draw:line text:anchor-type="paragraph" draw:z-index="4737" draw:name="Shape1" draw:style-name="gr1" draw:text-style-name="P129" svg:x1="1.8799in" svg:y1="0.0618in" svg:x2="1.8807in" svg:y2="0.4563in"><text:p/></draw:line><draw:line text:anchor-type="paragraph" draw:z-index="4738" draw:name="Shape1" draw:style-name="gr1" draw:text-style-name="P129" svg:x1="2.2736in" svg:y1="0.0618in" svg:x2="2.2736in" svg:y2="0.4402in"><text:p/></draw:line><draw:line text:anchor-type="paragraph" draw:z-index="4739" draw:name="Shape1" draw:style-name="gr1" draw:text-style-name="P129" svg:x1="2.6673in" svg:y1="0.0618in" svg:x2="2.6673in" svg:y2="0.4402in"><text:p/></draw:line><draw:line text:anchor-type="paragraph" draw:z-index="4740" draw:name="Shape1" draw:style-name="gr1" draw:text-style-name="P129" svg:x1="3.061in" svg:y1="0.0618in" svg:x2="3.061in" svg:y2="0.4402in"><text:p/></draw:line><draw:custom-shape text:anchor-type="paragraph" draw:z-index="4741"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2" draw:name="Shape3" draw:style-name="gr30" draw:text-style-name="P13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3"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4" draw:name="Shape3" draw:style-name="gr31" draw:text-style-name="P133" svg:width="0.0795in" svg:height="0.0795in" svg:x="0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45" draw:name="Shape3" draw:style-name="gr30" draw:text-style-name="P13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6" draw:name="Shape3" draw:style-name="gr32" draw:text-style-name="P134" svg:width="0.0787in" svg:height="0.0787in" svg:x="0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747" draw:name="Shape1" draw:style-name="gr1" draw:text-style-name="P129" svg:x1="3.4547in" svg:y1="0.0618in" svg:x2="3.4547in" svg:y2="0.4402in"><text:p/></draw:line><draw:custom-shape text:anchor-type="paragraph" draw:z-index="4748"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9"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0"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1"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2" draw:name="Shape3" draw:style-name="gr35" draw:text-style-name="P144"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3" draw:name="Shape3" draw:style-name="gr35" draw:text-style-name="P144"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4"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5"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6" draw:name="Shape3" draw:style-name="gr34" draw:text-style-name="P142"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7" draw:name="Shape3" draw:style-name="gr36" draw:text-style-name="P148"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8" draw:name="Shape3" draw:style-name="gr29" draw:text-style-name="P13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9" draw:name="Shape3" draw:style-name="gr33" draw:text-style-name="P141" svg:width="0.0787in" svg:height="0.0787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89" draw:name="Shape3" draw:style-name="gr4" draw:text-style-name="P131" svg:width="0.0787in" svg:height="0.0787in" svg:x="0.8618in" svg:y="0.4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1" draw:name="Shape3" draw:style-name="gr5" draw:text-style-name="P132" svg:width="0.0787in" svg:height="0.0787in" svg:x="2.044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2" draw:name="Shape3" draw:style-name="gr23" draw:text-style-name="P144" svg:width="0.0787in" svg:height="0.0787in" svg:x="0.861in" svg:y="0.3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3" draw:name="Shape3" draw:style-name="gr6" draw:text-style-name="P133" svg:width="0.0795in" svg:height="0.0795in" svg:x="1.6571in" svg:y="0.3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94" draw:name="Shape3" draw:style-name="gr21" draw:text-style-name="P142" svg:width="0.0787in" svg:height="0.0787in" svg:x="2.0445in" svg:y="0.3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5" draw:name="Shape3" draw:style-name="gr27" draw:text-style-name="P148" svg:width="0.0787in" svg:height="0.0787in" svg:x="0.861in" svg:y="0.2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6" draw:name="Shape3" draw:style-name="gr4" draw:text-style-name="P131" svg:width="0.0787in" svg:height="0.0787in" svg:x="1.6571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7" draw:name="Shape3" draw:style-name="gr20" draw:text-style-name="P141" svg:width="0.0787in" svg:height="0.0787in" svg:x="2.4429in" svg:y="0.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8" draw:name="Shape3" draw:style-name="gr5" draw:text-style-name="P132" svg:width="0.0787in" svg:height="0.0787in" svg:x="0.861in" svg:y="0.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99" draw:name="Shape3" draw:style-name="gr23" draw:text-style-name="P144" svg:width="0.0787in" svg:height="0.0787in" svg:x="1.6571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0" draw:name="Shape3" draw:style-name="gr6" draw:text-style-name="P133" svg:width="0.0795in" svg:height="0.0795in" svg:x="2.4429in" svg:y="0.16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01" draw:name="Shape3" draw:style-name="gr21" draw:text-style-name="P142" svg:width="0.0787in" svg:height="0.0787in" svg:x="1.2437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2" draw:name="Shape3" draw:style-name="gr27" draw:text-style-name="P148" svg:width="0.0787in" svg:height="0.0787in" svg:x="2.022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3" draw:name="Shape3" draw:style-name="gr4" draw:text-style-name="P131" svg:width="0.0787in" svg:height="0.0787in" svg:x="2.8457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4" draw:name="Shape3" draw:style-name="gr20" draw:text-style-name="P141" svg:width="0.0787in" svg:height="0.0787in" svg:x="1.652in" svg:y="0.0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5" draw:name="Shape3" draw:style-name="gr5" draw:text-style-name="P132" svg:width="0.0787in" svg:height="0.0787in" svg:x="2.0228in" svg:y="0.0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6" draw:name="Shape3" draw:style-name="gr23" draw:text-style-name="P144" svg:width="0.0787in" svg:height="0.0787in" svg:x="2.8457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17"/>
      <text:p text:style-name="P17"/>
      <text:h text:style-name="P126" text:outline-level="2"><text:bookmark-start text:name="__RefHeading___Toc11450_1024750181"/>Dorian shape<text:bookmark-end text:name="__RefHeading___Toc11450_1024750181"/></text:h>
      <text:p text:style-name="P17"><draw:frame draw:style-name="fr1" draw:name="Frame159" text:anchor-type="paragraph" svg:x="0.5228in" svg:y="0.0201in" svg:width="3.6937in" draw:z-index="4498"><draw:text-box fo:min-height="0.6028in"><text:p text:style-name="Frame_20_contents"><draw:line text:anchor-type="paragraph" draw:z-index="4499" draw:name="Shape2" draw:style-name="gr2" draw:text-style-name="P130" svg:x1="0.7035in" svg:y1="0.211in" svg:x2="3.4551in" svg:y2="0.1992in"><text:p/></draw:line><draw:line text:anchor-type="paragraph" draw:z-index="4500" draw:name="Shape2" draw:style-name="gr1" draw:text-style-name="P128" svg:x1="0.6957in" svg:y1="0.2953in" svg:x2="3.452in" svg:y2="0.2791in"><text:p/></draw:line><draw:line text:anchor-type="paragraph" draw:z-index="4501" draw:name="Shape2" draw:style-name="gr1" draw:text-style-name="P128" svg:x1="0.6984in" svg:y1="0.3787in" svg:x2="3.4547in" svg:y2="0.3626in"><text:p/></draw:line><draw:line text:anchor-type="paragraph" draw:z-index="4502" draw:name="Shape2" draw:style-name="gr1" draw:text-style-name="P128" svg:x1="0.6984in" svg:y1="0.4563in" svg:x2="3.4547in" svg:y2="0.4402in"><text:p/></draw:line><draw:line text:anchor-type="paragraph" draw:z-index="4503" draw:name="Shape2" draw:style-name="gr1" draw:text-style-name="P128" svg:x1="0.7004in" svg:y1="0.1417in" svg:x2="3.4567in" svg:y2="0.1256in"><text:p/></draw:line><draw:line text:anchor-type="paragraph" draw:z-index="4504" draw:name="Shape2" draw:style-name="gr2" draw:text-style-name="P130" svg:x1="0.7031in" svg:y1="0.0618in" svg:x2="3.4594in" svg:y2="0.0618in"><text:p/></draw:line><draw:line text:anchor-type="paragraph" draw:z-index="4505" draw:name="Shape1" draw:style-name="gr3" draw:text-style-name="P129" svg:x1="0.7035in" svg:y1="0.0618in" svg:x2="0.7035in" svg:y2="0.4563in"><text:p/></draw:line><draw:line text:anchor-type="paragraph" draw:z-index="4506" draw:name="Shape1" draw:style-name="gr1" draw:text-style-name="P129" svg:x1="1.0925in" svg:y1="0.0618in" svg:x2="1.0925in" svg:y2="0.4563in"><text:p/></draw:line><draw:line text:anchor-type="paragraph" draw:z-index="4507" draw:name="Shape1" draw:style-name="gr1" draw:text-style-name="P129" svg:x1="1.4862in" svg:y1="0.0618in" svg:x2="1.4862in" svg:y2="0.4563in"><text:p/></draw:line><draw:line text:anchor-type="paragraph" draw:z-index="4508" draw:name="Shape1" draw:style-name="gr1" draw:text-style-name="P129" svg:x1="1.8799in" svg:y1="0.0618in" svg:x2="1.8807in" svg:y2="0.4563in"><text:p/></draw:line><draw:line text:anchor-type="paragraph" draw:z-index="4509" draw:name="Shape1" draw:style-name="gr1" draw:text-style-name="P129" svg:x1="2.2736in" svg:y1="0.0618in" svg:x2="2.2736in" svg:y2="0.4402in"><text:p/></draw:line><draw:line text:anchor-type="paragraph" draw:z-index="4510" draw:name="Shape1" draw:style-name="gr1" draw:text-style-name="P129" svg:x1="2.6673in" svg:y1="0.0618in" svg:x2="2.6673in" svg:y2="0.4402in"><text:p/></draw:line><draw:line text:anchor-type="paragraph" draw:z-index="4511" draw:name="Shape1" draw:style-name="gr1" draw:text-style-name="P129" svg:x1="3.061in" svg:y1="0.0618in" svg:x2="3.061in" svg:y2="0.4402in"><text:p/></draw:line><draw:custom-shape text:anchor-type="paragraph" draw:z-index="4512"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1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14"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15"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16"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17"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18"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519" draw:name="Shape1" draw:style-name="gr1" draw:text-style-name="P129" svg:x1="3.4547in" svg:y1="0.0618in" svg:x2="3.4547in" svg:y2="0.4402in"><text:p/></draw:line><draw:custom-shape text:anchor-type="paragraph" draw:z-index="4520"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1"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2"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3"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4"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5"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6"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7"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8"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29"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30"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0" text:anchor-type="paragraph" svg:x="0.5228in" svg:y="0.0201in" svg:width="3.6937in" draw:z-index="4531"><draw:text-box fo:min-height="0.6028in"><text:p text:style-name="Frame_20_contents"><draw:line text:anchor-type="paragraph" draw:z-index="4532" draw:name="Shape2" draw:style-name="gr2" draw:text-style-name="P130" svg:x1="0.7035in" svg:y1="0.211in" svg:x2="3.4551in" svg:y2="0.1992in"><text:p/></draw:line><draw:line text:anchor-type="paragraph" draw:z-index="4533" draw:name="Shape2" draw:style-name="gr1" draw:text-style-name="P128" svg:x1="0.6957in" svg:y1="0.2953in" svg:x2="3.452in" svg:y2="0.2791in"><text:p/></draw:line><draw:line text:anchor-type="paragraph" draw:z-index="4534" draw:name="Shape2" draw:style-name="gr1" draw:text-style-name="P128" svg:x1="0.6984in" svg:y1="0.3787in" svg:x2="3.4547in" svg:y2="0.3626in"><text:p/></draw:line><draw:line text:anchor-type="paragraph" draw:z-index="4535" draw:name="Shape2" draw:style-name="gr1" draw:text-style-name="P128" svg:x1="0.6984in" svg:y1="0.4563in" svg:x2="3.4547in" svg:y2="0.4402in"><text:p/></draw:line><draw:line text:anchor-type="paragraph" draw:z-index="4536" draw:name="Shape2" draw:style-name="gr1" draw:text-style-name="P128" svg:x1="0.7004in" svg:y1="0.1417in" svg:x2="3.4567in" svg:y2="0.1256in"><text:p/></draw:line><draw:line text:anchor-type="paragraph" draw:z-index="4537" draw:name="Shape2" draw:style-name="gr2" draw:text-style-name="P130" svg:x1="0.7031in" svg:y1="0.0618in" svg:x2="3.4594in" svg:y2="0.0618in"><text:p/></draw:line><draw:line text:anchor-type="paragraph" draw:z-index="4538" draw:name="Shape1" draw:style-name="gr3" draw:text-style-name="P129" svg:x1="0.7035in" svg:y1="0.0618in" svg:x2="0.7035in" svg:y2="0.4563in"><text:p/></draw:line><draw:line text:anchor-type="paragraph" draw:z-index="4539" draw:name="Shape1" draw:style-name="gr1" draw:text-style-name="P129" svg:x1="1.0925in" svg:y1="0.0618in" svg:x2="1.0925in" svg:y2="0.4563in"><text:p/></draw:line><draw:line text:anchor-type="paragraph" draw:z-index="4540" draw:name="Shape1" draw:style-name="gr1" draw:text-style-name="P129" svg:x1="1.4862in" svg:y1="0.0618in" svg:x2="1.4862in" svg:y2="0.4563in"><text:p/></draw:line><draw:line text:anchor-type="paragraph" draw:z-index="4541" draw:name="Shape1" draw:style-name="gr1" draw:text-style-name="P129" svg:x1="1.8799in" svg:y1="0.0618in" svg:x2="1.8807in" svg:y2="0.4563in"><text:p/></draw:line><draw:line text:anchor-type="paragraph" draw:z-index="4542" draw:name="Shape1" draw:style-name="gr1" draw:text-style-name="P129" svg:x1="2.2736in" svg:y1="0.0618in" svg:x2="2.2736in" svg:y2="0.4402in"><text:p/></draw:line><draw:line text:anchor-type="paragraph" draw:z-index="4543" draw:name="Shape1" draw:style-name="gr1" draw:text-style-name="P129" svg:x1="2.6673in" svg:y1="0.0618in" svg:x2="2.6673in" svg:y2="0.4402in"><text:p/></draw:line><draw:line text:anchor-type="paragraph" draw:z-index="4544" draw:name="Shape1" draw:style-name="gr1" draw:text-style-name="P129" svg:x1="3.061in" svg:y1="0.0618in" svg:x2="3.061in" svg:y2="0.4402in"><text:p/></draw:line><draw:custom-shape text:anchor-type="paragraph" draw:z-index="4545"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46"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47"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48"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49"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50"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1"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552" draw:name="Shape1" draw:style-name="gr1" draw:text-style-name="P129" svg:x1="3.4547in" svg:y1="0.0618in" svg:x2="3.4547in" svg:y2="0.4402in"><text:p/></draw:line><draw:custom-shape text:anchor-type="paragraph" draw:z-index="4553"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4"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5"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6"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7"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8"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59"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60"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61"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62"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63"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1" text:anchor-type="paragraph" svg:x="0.5228in" svg:y="0.0201in" svg:width="3.6937in" draw:z-index="4564"><draw:text-box fo:min-height="0.6028in"><text:p text:style-name="Frame_20_contents"><draw:line text:anchor-type="paragraph" draw:z-index="4565" draw:name="Shape2" draw:style-name="gr2" draw:text-style-name="P130" svg:x1="0.7035in" svg:y1="0.211in" svg:x2="3.4551in" svg:y2="0.1992in"><text:p/></draw:line><draw:line text:anchor-type="paragraph" draw:z-index="4566" draw:name="Shape2" draw:style-name="gr1" draw:text-style-name="P128" svg:x1="0.6957in" svg:y1="0.2953in" svg:x2="3.452in" svg:y2="0.2791in"><text:p/></draw:line><draw:line text:anchor-type="paragraph" draw:z-index="4567" draw:name="Shape2" draw:style-name="gr1" draw:text-style-name="P128" svg:x1="0.6984in" svg:y1="0.3787in" svg:x2="3.4547in" svg:y2="0.3626in"><text:p/></draw:line><draw:line text:anchor-type="paragraph" draw:z-index="4568" draw:name="Shape2" draw:style-name="gr1" draw:text-style-name="P128" svg:x1="0.6984in" svg:y1="0.4563in" svg:x2="3.4547in" svg:y2="0.4402in"><text:p/></draw:line><draw:line text:anchor-type="paragraph" draw:z-index="4569" draw:name="Shape2" draw:style-name="gr1" draw:text-style-name="P128" svg:x1="0.7004in" svg:y1="0.1417in" svg:x2="3.4567in" svg:y2="0.1256in"><text:p/></draw:line><draw:line text:anchor-type="paragraph" draw:z-index="4570" draw:name="Shape2" draw:style-name="gr2" draw:text-style-name="P130" svg:x1="0.7031in" svg:y1="0.0618in" svg:x2="3.4594in" svg:y2="0.0618in"><text:p/></draw:line><draw:line text:anchor-type="paragraph" draw:z-index="4571" draw:name="Shape1" draw:style-name="gr3" draw:text-style-name="P129" svg:x1="0.7035in" svg:y1="0.0618in" svg:x2="0.7035in" svg:y2="0.4563in"><text:p/></draw:line><draw:line text:anchor-type="paragraph" draw:z-index="4572" draw:name="Shape1" draw:style-name="gr1" draw:text-style-name="P129" svg:x1="1.0925in" svg:y1="0.0618in" svg:x2="1.0925in" svg:y2="0.4563in"><text:p/></draw:line><draw:line text:anchor-type="paragraph" draw:z-index="4573" draw:name="Shape1" draw:style-name="gr1" draw:text-style-name="P129" svg:x1="1.4862in" svg:y1="0.0618in" svg:x2="1.4862in" svg:y2="0.4563in"><text:p/></draw:line><draw:line text:anchor-type="paragraph" draw:z-index="4574" draw:name="Shape1" draw:style-name="gr1" draw:text-style-name="P129" svg:x1="1.8799in" svg:y1="0.0618in" svg:x2="1.8807in" svg:y2="0.4563in"><text:p/></draw:line><draw:line text:anchor-type="paragraph" draw:z-index="4575" draw:name="Shape1" draw:style-name="gr1" draw:text-style-name="P129" svg:x1="2.2736in" svg:y1="0.0618in" svg:x2="2.2736in" svg:y2="0.4402in"><text:p/></draw:line><draw:line text:anchor-type="paragraph" draw:z-index="4576" draw:name="Shape1" draw:style-name="gr1" draw:text-style-name="P129" svg:x1="2.6673in" svg:y1="0.0618in" svg:x2="2.6673in" svg:y2="0.4402in"><text:p/></draw:line><draw:line text:anchor-type="paragraph" draw:z-index="4577" draw:name="Shape1" draw:style-name="gr1" draw:text-style-name="P129" svg:x1="3.061in" svg:y1="0.0618in" svg:x2="3.061in" svg:y2="0.4402in"><text:p/></draw:line><draw:custom-shape text:anchor-type="paragraph" draw:z-index="4578"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79"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0"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1"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82"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83"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4"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585" draw:name="Shape1" draw:style-name="gr1" draw:text-style-name="P129" svg:x1="3.4547in" svg:y1="0.0618in" svg:x2="3.4547in" svg:y2="0.4402in"><text:p/></draw:line><draw:custom-shape text:anchor-type="paragraph" draw:z-index="4586"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7"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8"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89"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0"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1"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2"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3"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4"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5"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6"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2" text:anchor-type="paragraph" svg:x="0.5228in" svg:y="0.0201in" svg:width="3.6937in" draw:z-index="4597"><draw:text-box fo:min-height="0.6028in"><text:p text:style-name="Frame_20_contents"><draw:line text:anchor-type="paragraph" draw:z-index="4598" draw:name="Shape2" draw:style-name="gr2" draw:text-style-name="P130" svg:x1="0.7035in" svg:y1="0.211in" svg:x2="3.4551in" svg:y2="0.1992in"><text:p/></draw:line><draw:line text:anchor-type="paragraph" draw:z-index="4599" draw:name="Shape2" draw:style-name="gr1" draw:text-style-name="P128" svg:x1="0.6957in" svg:y1="0.2953in" svg:x2="3.452in" svg:y2="0.2791in"><text:p/></draw:line><draw:line text:anchor-type="paragraph" draw:z-index="4600" draw:name="Shape2" draw:style-name="gr1" draw:text-style-name="P128" svg:x1="0.6984in" svg:y1="0.3787in" svg:x2="3.4547in" svg:y2="0.3626in"><text:p/></draw:line><draw:line text:anchor-type="paragraph" draw:z-index="4601" draw:name="Shape2" draw:style-name="gr1" draw:text-style-name="P128" svg:x1="0.6984in" svg:y1="0.4563in" svg:x2="3.4547in" svg:y2="0.4402in"><text:p/></draw:line><draw:line text:anchor-type="paragraph" draw:z-index="4602" draw:name="Shape2" draw:style-name="gr1" draw:text-style-name="P128" svg:x1="0.7004in" svg:y1="0.1417in" svg:x2="3.4567in" svg:y2="0.1256in"><text:p/></draw:line><draw:line text:anchor-type="paragraph" draw:z-index="4603" draw:name="Shape2" draw:style-name="gr2" draw:text-style-name="P130" svg:x1="0.7031in" svg:y1="0.0618in" svg:x2="3.4594in" svg:y2="0.0618in"><text:p/></draw:line><draw:line text:anchor-type="paragraph" draw:z-index="4604" draw:name="Shape1" draw:style-name="gr3" draw:text-style-name="P129" svg:x1="0.7035in" svg:y1="0.0618in" svg:x2="0.7035in" svg:y2="0.4563in"><text:p/></draw:line><draw:line text:anchor-type="paragraph" draw:z-index="4605" draw:name="Shape1" draw:style-name="gr1" draw:text-style-name="P129" svg:x1="1.0925in" svg:y1="0.0618in" svg:x2="1.0925in" svg:y2="0.4563in"><text:p/></draw:line><draw:line text:anchor-type="paragraph" draw:z-index="4606" draw:name="Shape1" draw:style-name="gr1" draw:text-style-name="P129" svg:x1="1.4862in" svg:y1="0.0618in" svg:x2="1.4862in" svg:y2="0.4563in"><text:p/></draw:line><draw:line text:anchor-type="paragraph" draw:z-index="4607" draw:name="Shape1" draw:style-name="gr1" draw:text-style-name="P129" svg:x1="1.8799in" svg:y1="0.0618in" svg:x2="1.8807in" svg:y2="0.4563in"><text:p/></draw:line><draw:line text:anchor-type="paragraph" draw:z-index="4608" draw:name="Shape1" draw:style-name="gr1" draw:text-style-name="P129" svg:x1="2.2736in" svg:y1="0.0618in" svg:x2="2.2736in" svg:y2="0.4402in"><text:p/></draw:line><draw:line text:anchor-type="paragraph" draw:z-index="4609" draw:name="Shape1" draw:style-name="gr1" draw:text-style-name="P129" svg:x1="2.6673in" svg:y1="0.0618in" svg:x2="2.6673in" svg:y2="0.4402in"><text:p/></draw:line><draw:line text:anchor-type="paragraph" draw:z-index="4610" draw:name="Shape1" draw:style-name="gr1" draw:text-style-name="P129" svg:x1="3.061in" svg:y1="0.0618in" svg:x2="3.061in" svg:y2="0.4402in"><text:p/></draw:line><draw:custom-shape text:anchor-type="paragraph" draw:z-index="4611"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2"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3"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4"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15"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16"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7"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618" draw:name="Shape1" draw:style-name="gr1" draw:text-style-name="P129" svg:x1="3.4547in" svg:y1="0.0618in" svg:x2="3.4547in" svg:y2="0.4402in"><text:p/></draw:line><draw:custom-shape text:anchor-type="paragraph" draw:z-index="4619"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0"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1"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2"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3"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4"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5"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6"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7"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8"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9"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3" text:anchor-type="paragraph" svg:x="0.5228in" svg:y="0.0201in" svg:width="3.6937in" draw:z-index="4630"><draw:text-box fo:min-height="0.6028in"><text:p text:style-name="Frame_20_contents"><draw:line text:anchor-type="paragraph" draw:z-index="4631" draw:name="Shape2" draw:style-name="gr2" draw:text-style-name="P130" svg:x1="0.7035in" svg:y1="0.211in" svg:x2="3.4551in" svg:y2="0.1992in"><text:p/></draw:line><draw:line text:anchor-type="paragraph" draw:z-index="4632" draw:name="Shape2" draw:style-name="gr1" draw:text-style-name="P128" svg:x1="0.6957in" svg:y1="0.2953in" svg:x2="3.452in" svg:y2="0.2791in"><text:p/></draw:line><draw:line text:anchor-type="paragraph" draw:z-index="4633" draw:name="Shape2" draw:style-name="gr1" draw:text-style-name="P128" svg:x1="0.6984in" svg:y1="0.3787in" svg:x2="3.4547in" svg:y2="0.3626in"><text:p/></draw:line><draw:line text:anchor-type="paragraph" draw:z-index="4634" draw:name="Shape2" draw:style-name="gr1" draw:text-style-name="P128" svg:x1="0.6984in" svg:y1="0.4563in" svg:x2="3.4547in" svg:y2="0.4402in"><text:p/></draw:line><draw:line text:anchor-type="paragraph" draw:z-index="4635" draw:name="Shape2" draw:style-name="gr1" draw:text-style-name="P128" svg:x1="0.7004in" svg:y1="0.1417in" svg:x2="3.4567in" svg:y2="0.1256in"><text:p/></draw:line><draw:line text:anchor-type="paragraph" draw:z-index="4636" draw:name="Shape2" draw:style-name="gr2" draw:text-style-name="P130" svg:x1="0.7031in" svg:y1="0.0618in" svg:x2="3.4594in" svg:y2="0.0618in"><text:p/></draw:line><draw:line text:anchor-type="paragraph" draw:z-index="4637" draw:name="Shape1" draw:style-name="gr3" draw:text-style-name="P129" svg:x1="0.7035in" svg:y1="0.0618in" svg:x2="0.7035in" svg:y2="0.4563in"><text:p/></draw:line><draw:line text:anchor-type="paragraph" draw:z-index="4638" draw:name="Shape1" draw:style-name="gr1" draw:text-style-name="P129" svg:x1="1.0925in" svg:y1="0.0618in" svg:x2="1.0925in" svg:y2="0.4563in"><text:p/></draw:line><draw:line text:anchor-type="paragraph" draw:z-index="4639" draw:name="Shape1" draw:style-name="gr1" draw:text-style-name="P129" svg:x1="1.4862in" svg:y1="0.0618in" svg:x2="1.4862in" svg:y2="0.4563in"><text:p/></draw:line><draw:line text:anchor-type="paragraph" draw:z-index="4640" draw:name="Shape1" draw:style-name="gr1" draw:text-style-name="P129" svg:x1="1.8799in" svg:y1="0.0618in" svg:x2="1.8807in" svg:y2="0.4563in"><text:p/></draw:line><draw:line text:anchor-type="paragraph" draw:z-index="4641" draw:name="Shape1" draw:style-name="gr1" draw:text-style-name="P129" svg:x1="2.2736in" svg:y1="0.0618in" svg:x2="2.2736in" svg:y2="0.4402in"><text:p/></draw:line><draw:line text:anchor-type="paragraph" draw:z-index="4642" draw:name="Shape1" draw:style-name="gr1" draw:text-style-name="P129" svg:x1="2.6673in" svg:y1="0.0618in" svg:x2="2.6673in" svg:y2="0.4402in"><text:p/></draw:line><draw:line text:anchor-type="paragraph" draw:z-index="4643" draw:name="Shape1" draw:style-name="gr1" draw:text-style-name="P129" svg:x1="3.061in" svg:y1="0.0618in" svg:x2="3.061in" svg:y2="0.4402in"><text:p/></draw:line><draw:custom-shape text:anchor-type="paragraph" draw:z-index="4644"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45"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46"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47"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48"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49"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0"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651" draw:name="Shape1" draw:style-name="gr1" draw:text-style-name="P129" svg:x1="3.4547in" svg:y1="0.0618in" svg:x2="3.4547in" svg:y2="0.4402in"><text:p/></draw:line><draw:custom-shape text:anchor-type="paragraph" draw:z-index="4652"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3"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4"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5"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6"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7"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8"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9"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60"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61"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62"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4" text:anchor-type="paragraph" svg:x="0.5228in" svg:y="0.0201in" svg:width="3.6937in" draw:z-index="4663"><draw:text-box fo:min-height="0.6028in"><text:p text:style-name="Frame_20_contents"><draw:line text:anchor-type="paragraph" draw:z-index="4664" draw:name="Shape2" draw:style-name="gr2" draw:text-style-name="P130" svg:x1="0.7035in" svg:y1="0.211in" svg:x2="3.4551in" svg:y2="0.1992in"><text:p/></draw:line><draw:line text:anchor-type="paragraph" draw:z-index="4665" draw:name="Shape2" draw:style-name="gr1" draw:text-style-name="P128" svg:x1="0.6957in" svg:y1="0.2953in" svg:x2="3.452in" svg:y2="0.2791in"><text:p/></draw:line><draw:line text:anchor-type="paragraph" draw:z-index="4666" draw:name="Shape2" draw:style-name="gr1" draw:text-style-name="P128" svg:x1="0.6984in" svg:y1="0.3787in" svg:x2="3.4547in" svg:y2="0.3626in"><text:p/></draw:line><draw:line text:anchor-type="paragraph" draw:z-index="4667" draw:name="Shape2" draw:style-name="gr1" draw:text-style-name="P128" svg:x1="0.6984in" svg:y1="0.4563in" svg:x2="3.4547in" svg:y2="0.4402in"><text:p/></draw:line><draw:line text:anchor-type="paragraph" draw:z-index="4668" draw:name="Shape2" draw:style-name="gr1" draw:text-style-name="P128" svg:x1="0.7004in" svg:y1="0.1417in" svg:x2="3.4567in" svg:y2="0.1256in"><text:p/></draw:line><draw:line text:anchor-type="paragraph" draw:z-index="4669" draw:name="Shape2" draw:style-name="gr2" draw:text-style-name="P130" svg:x1="0.7031in" svg:y1="0.0618in" svg:x2="3.4594in" svg:y2="0.0618in"><text:p/></draw:line><draw:line text:anchor-type="paragraph" draw:z-index="4670" draw:name="Shape1" draw:style-name="gr3" draw:text-style-name="P129" svg:x1="0.7035in" svg:y1="0.0618in" svg:x2="0.7035in" svg:y2="0.4563in"><text:p/></draw:line><draw:line text:anchor-type="paragraph" draw:z-index="4671" draw:name="Shape1" draw:style-name="gr1" draw:text-style-name="P129" svg:x1="1.0925in" svg:y1="0.0618in" svg:x2="1.0925in" svg:y2="0.4563in"><text:p/></draw:line><draw:line text:anchor-type="paragraph" draw:z-index="4672" draw:name="Shape1" draw:style-name="gr1" draw:text-style-name="P129" svg:x1="1.4862in" svg:y1="0.0618in" svg:x2="1.4862in" svg:y2="0.4563in"><text:p/></draw:line><draw:line text:anchor-type="paragraph" draw:z-index="4673" draw:name="Shape1" draw:style-name="gr1" draw:text-style-name="P129" svg:x1="1.8799in" svg:y1="0.0618in" svg:x2="1.8807in" svg:y2="0.4563in"><text:p/></draw:line><draw:line text:anchor-type="paragraph" draw:z-index="4674" draw:name="Shape1" draw:style-name="gr1" draw:text-style-name="P129" svg:x1="2.2736in" svg:y1="0.0618in" svg:x2="2.2736in" svg:y2="0.4402in"><text:p/></draw:line><draw:line text:anchor-type="paragraph" draw:z-index="4675" draw:name="Shape1" draw:style-name="gr1" draw:text-style-name="P129" svg:x1="2.6673in" svg:y1="0.0618in" svg:x2="2.6673in" svg:y2="0.4402in"><text:p/></draw:line><draw:line text:anchor-type="paragraph" draw:z-index="4676" draw:name="Shape1" draw:style-name="gr1" draw:text-style-name="P129" svg:x1="3.061in" svg:y1="0.0618in" svg:x2="3.061in" svg:y2="0.4402in"><text:p/></draw:line><draw:custom-shape text:anchor-type="paragraph" draw:z-index="4677" draw:name="Shape3" draw:style-name="gr4" draw:text-style-name="P131" svg:width="0.0787in" svg:height="0.0787in" svg:x="2.0445in" svg:y="0.1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78"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79" draw:name="Shape3" draw:style-name="gr4" draw:text-style-name="P131" svg:width="0.0787in" svg:height="0.0787in" svg:x="1.2445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0" draw:name="Shape3" draw:style-name="gr6" draw:text-style-name="P133" svg:width="0.0795in" svg:height="0.0795in" svg:x="2.0465in" svg:y="0.2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81" draw:name="Shape3" draw:style-name="gr6" draw:text-style-name="P133" svg:width="0.0795in" svg:height="0.0795in" svg:x="1.2437in" svg:y="0.4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82" draw:name="Shape3" draw:style-name="gr5" draw:text-style-name="P132" svg:width="0.0787in" svg:height="0.0787in" svg:x="2.8311in" svg:y="0.3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3" draw:name="Shape3" draw:style-name="gr7" draw:text-style-name="P134" svg:width="0.0787in" svg:height="0.0787in" svg:x="3.2236in" svg:y="0.0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684" draw:name="Shape1" draw:style-name="gr1" draw:text-style-name="P129" svg:x1="3.4547in" svg:y1="0.0618in" svg:x2="3.4547in" svg:y2="0.4402in"><text:p/></draw:line><draw:custom-shape text:anchor-type="paragraph" draw:z-index="4685" draw:name="Shape3" draw:style-name="gr20" draw:text-style-name="P141" svg:width="0.0787in" svg:height="0.0787in" svg:x="2.0465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6" draw:name="Shape3" draw:style-name="gr20" draw:text-style-name="P141" svg:width="0.0787in" svg:height="0.0787in" svg:x="2.829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7" draw:name="Shape3" draw:style-name="gr21" draw:text-style-name="P142" svg:width="0.0787in" svg:height="0.0787in" svg:x="2.8299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8" draw:name="Shape3" draw:style-name="gr21" draw:text-style-name="P142" svg:width="0.0787in" svg:height="0.0787in" svg:x="2.0465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9" draw:name="Shape3" draw:style-name="gr23" draw:text-style-name="P144" svg:width="0.0787in" svg:height="0.0787in" svg:x="2.4429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0" draw:name="Shape3" draw:style-name="gr23" draw:text-style-name="P144" svg:width="0.0787in" svg:height="0.0787in" svg:x="1.2445in" svg:y="0.2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1" draw:name="Shape3" draw:style-name="gr27" draw:text-style-name="P148" svg:width="0.0787in" svg:height="0.0787in" svg:x="2.8311in" svg:y="0.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2" draw:name="Shape3" draw:style-name="gr27" draw:text-style-name="P148" svg:width="0.0787in" svg:height="0.0787in" svg:x="1.6453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3" draw:name="Shape3" draw:style-name="gr21" draw:text-style-name="P142" svg:width="0.0787in" svg:height="0.0787in" svg:x="2.0445in" svg:y="0.0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4" draw:name="Shape3" draw:style-name="gr27" draw:text-style-name="P148" svg:width="0.0787in" svg:height="0.0787in" svg:x="2.824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95" draw:name="Shape3" draw:style-name="gr4" draw:text-style-name="P131" svg:width="0.0787in" svg:height="0.0787in" svg:x="3.2236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1" draw:name="Frame165" text:anchor-type="paragraph" svg:x="0.5228in" svg:y="0.0201in" svg:width="3.6937in" draw:z-index="4696"><draw:text-box fo:min-height="0.6028in"><text:p text:style-name="Frame_20_contents"><draw:line text:anchor-type="paragraph" draw:z-index="4697" draw:name="Shape2" draw:style-name="gr2" draw:text-style-name="P130" svg:x1="0.7035in" svg:y1="0.211in" svg:x2="3.4551in" svg:y2="0.1992in"><text:p/></draw:line><draw:line text:anchor-type="paragraph" draw:z-index="4698" draw:name="Shape2" draw:style-name="gr1" draw:text-style-name="P128" svg:x1="0.6957in" svg:y1="0.2953in" svg:x2="3.452in" svg:y2="0.2791in"><text:p/></draw:line><draw:line text:anchor-type="paragraph" draw:z-index="4699" draw:name="Shape2" draw:style-name="gr1" draw:text-style-name="P128" svg:x1="0.6984in" svg:y1="0.3787in" svg:x2="3.4547in" svg:y2="0.3626in"><text:p/></draw:line><draw:line text:anchor-type="paragraph" draw:z-index="4700" draw:name="Shape2" draw:style-name="gr1" draw:text-style-name="P128" svg:x1="0.6984in" svg:y1="0.4563in" svg:x2="3.4547in" svg:y2="0.4402in"><text:p/></draw:line><draw:line text:anchor-type="paragraph" draw:z-index="4701" draw:name="Shape2" draw:style-name="gr1" draw:text-style-name="P128" svg:x1="0.7004in" svg:y1="0.1417in" svg:x2="3.4567in" svg:y2="0.1256in"><text:p/></draw:line><draw:line text:anchor-type="paragraph" draw:z-index="4702" draw:name="Shape2" draw:style-name="gr2" draw:text-style-name="P130" svg:x1="0.7031in" svg:y1="0.0618in" svg:x2="3.4594in" svg:y2="0.0618in"><text:p/></draw:line><draw:line text:anchor-type="paragraph" draw:z-index="4703" draw:name="Shape1" draw:style-name="gr3" draw:text-style-name="P129" svg:x1="0.7035in" svg:y1="0.0618in" svg:x2="0.7035in" svg:y2="0.4563in"><text:p/></draw:line><draw:line text:anchor-type="paragraph" draw:z-index="4704" draw:name="Shape1" draw:style-name="gr1" draw:text-style-name="P129" svg:x1="1.0925in" svg:y1="0.0618in" svg:x2="1.0925in" svg:y2="0.4563in"><text:p/></draw:line><draw:line text:anchor-type="paragraph" draw:z-index="4705" draw:name="Shape1" draw:style-name="gr1" draw:text-style-name="P129" svg:x1="1.4862in" svg:y1="0.0618in" svg:x2="1.4862in" svg:y2="0.4563in"><text:p/></draw:line><draw:line text:anchor-type="paragraph" draw:z-index="4706" draw:name="Shape1" draw:style-name="gr1" draw:text-style-name="P129" svg:x1="1.8799in" svg:y1="0.0618in" svg:x2="1.8807in" svg:y2="0.4563in"><text:p/></draw:line><draw:line text:anchor-type="paragraph" draw:z-index="4707" draw:name="Shape1" draw:style-name="gr1" draw:text-style-name="P129" svg:x1="2.2736in" svg:y1="0.0618in" svg:x2="2.2736in" svg:y2="0.4402in"><text:p/></draw:line><draw:line text:anchor-type="paragraph" draw:z-index="4708" draw:name="Shape1" draw:style-name="gr1" draw:text-style-name="P129" svg:x1="2.6673in" svg:y1="0.0618in" svg:x2="2.6673in" svg:y2="0.4402in"><text:p/></draw:line><draw:line text:anchor-type="paragraph" draw:z-index="4709" draw:name="Shape1" draw:style-name="gr1" draw:text-style-name="P129" svg:x1="3.061in" svg:y1="0.0618in" svg:x2="3.061in" svg:y2="0.4402in"><text:p/></draw:line><draw:custom-shape text:anchor-type="paragraph" draw:z-index="4710" draw:name="Shape3" draw:style-name="gr4" draw:text-style-name="P131" svg:width="0.0787in" svg:height="0.0787in" svg:x="1.6563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1" draw:name="Shape3" draw:style-name="gr6" draw:text-style-name="P133" svg:width="0.0795in" svg:height="0.0795in" svg:x="1.6555in" svg:y="0.4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12" draw:name="Shape3" draw:style-name="gr6" draw:text-style-name="P133" svg:width="0.0795in" svg:height="0.0795in" svg:x="2.4429in" svg:y="0.2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13" draw:name="Shape3" draw:style-name="gr5" draw:text-style-name="P132" svg:width="0.0787in" svg:height="0.0787in" svg:x="0.852in" svg:y="0.2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14" draw:name="Shape1" draw:style-name="gr1" draw:text-style-name="P129" svg:x1="3.4547in" svg:y1="0.0618in" svg:x2="3.4547in" svg:y2="0.4402in"><text:p/></draw:line><draw:custom-shape text:anchor-type="paragraph" draw:z-index="4715" draw:name="Shape3" draw:style-name="gr20" draw:text-style-name="P141" svg:width="0.0787in" svg:height="0.0787in" svg:x="2.4445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6" draw:name="Shape3" draw:style-name="gr21" draw:text-style-name="P142" svg:width="0.0787in" svg:height="0.0787in" svg:x="2.0598in" svg:y="0.4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7" draw:name="Shape3" draw:style-name="gr23" draw:text-style-name="P144" svg:width="0.0787in" svg:height="0.0787in" svg:x="0.8516in" svg:y="0.4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8" draw:name="Shape3" draw:style-name="gr23" draw:text-style-name="P144" svg:width="0.0787in" svg:height="0.0787in" svg:x="1.6571in" svg:y="0.2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9" draw:name="Shape3" draw:style-name="gr27" draw:text-style-name="P148" svg:width="0.0787in" svg:height="0.0787in" svg:x="0.8516in" svg:y="0.3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0" draw:name="Shape3" draw:style-name="gr21" draw:text-style-name="P142" svg:width="0.0787in" svg:height="0.0787in" svg:x="0.852in" svg:y="0.17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21" draw:name="Shape3" draw:style-name="gr27" draw:text-style-name="P148" svg:width="0.0787in" svg:height="0.0787in" svg:x="1.6571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2" draw:name="Shape3" draw:style-name="gr4" draw:text-style-name="P131" svg:width="0.0787in" svg:height="0.0787in" svg:x="2.4429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3" draw:name="Shape3" draw:style-name="gr5" draw:text-style-name="P132" svg:width="0.0787in" svg:height="0.0787in" svg:x="2.0445in" svg:y="0.0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4" draw:name="Shape3" draw:style-name="gr23" draw:text-style-name="P144" svg:width="0.0787in" svg:height="0.0787in" svg:x="2.8134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5" draw:name="Shape3" draw:style-name="gr6" draw:text-style-name="P133" svg:width="0.0795in" svg:height="0.0795in" svg:x="1.6571in" svg:y="0.01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26" draw:name="Shape3" draw:style-name="gr20" draw:text-style-name="P141" svg:width="0.0787in" svg:height="0.0787in" svg:x="1.6571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7" draw:name="Shape3" draw:style-name="gr21" draw:text-style-name="P142" svg:width="0.0787in" svg:height="0.0787in" svg:x="2.0445in" svg:y="0.0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08" draw:name="Shape3" draw:style-name="gr27" draw:text-style-name="P148" svg:width="0.0787in" svg:height="0.0787in" svg:x="2.8134in" svg:y="0.0244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p>
      <text:p text:style-name="P49"/>
      <text:p text:style-name="P49"/>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20:38:43.204342679</meta:creation-date>
    <dc:date>2018-01-31T19:36:22.031703949</dc:date>
    <meta:editing-duration>PT12H59M54S</meta:editing-duration>
    <meta:editing-cycles>135</meta:editing-cycles>
    <meta:generator>LibreOffice/5.2.7.2$Linux_X86_64 LibreOffice_project/20$Build-2</meta:generator>
    <meta:print-date>2018-01-24T20:46:52.688448945</meta:print-date>
    <meta:document-statistic meta:table-count="1" meta:image-count="0" meta:object-count="0" meta:page-count="24" meta:paragraph-count="270" meta:word-count="1377" meta:character-count="8292" meta:non-whitespace-character-count="7198"/>
  </office:meta>
</office:document-meta>
</file>